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8366in"/>
    </style:style>
    <style:style style:name="co3" style:family="table-column">
      <style:table-column-properties fo:break-before="auto" style:column-width="3.1957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1.3425in"/>
    </style:style>
    <style:style style:name="co6" style:family="table-column">
      <style:table-column-properties fo:break-before="auto" style:column-width="1.2228in"/>
    </style:style>
    <style:style style:name="co7" style:family="table-column">
      <style:table-column-properties fo:break-before="auto" style:column-width="2.2008in"/>
    </style:style>
    <style:style style:name="co8" style:family="table-column">
      <style:table-column-properties fo:break-before="auto" style:column-width="1.9957in"/>
    </style:style>
    <style:style style:name="co9" style:family="table-column">
      <style:table-column-properties fo:break-before="auto" style:column-width="3.1665in"/>
    </style:style>
    <style:style style:name="co10" style:family="table-column">
      <style:table-column-properties fo:break-before="auto" style:column-width="1.6736in"/>
    </style:style>
    <style:style style:name="co11" style:family="table-column">
      <style:table-column-properties fo:break-before="auto" style:column-width="2.3327in"/>
    </style:style>
    <style:style style:name="co12" style:family="table-column">
      <style:table-column-properties fo:break-before="auto" style:column-width="1.8299in"/>
    </style:style>
    <style:style style:name="co13" style:family="table-column">
      <style:table-column-properties fo:break-before="auto" style:column-width="2.5409in"/>
    </style:style>
    <style:style style:name="co14" style:family="table-column">
      <style:table-column-properties fo:break-before="auto" style:column-width="3.3043in"/>
    </style:style>
    <style:style style:name="co15" style:family="table-column">
      <style:table-column-properties fo:break-before="auto" style:column-width="2.6799in"/>
    </style:style>
    <style:style style:name="co16" style:family="table-column">
      <style:table-column-properties fo:break-before="auto" style:column-width="1.6398in"/>
    </style:style>
    <style:style style:name="co17" style:family="table-column">
      <style:table-column-properties fo:break-before="auto" style:column-width="0.894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ta1" style:family="table" style:master-page-name="PageStyle_5f_Project_20_Allocation">
      <style:table-properties table:display="true" style:writing-mode="lr-tb"/>
    </style:style>
    <style:style style:name="ce1" style:family="table-cell" style:parent-style-name="Excel_20_Built-in_20_Normal_20_1">
      <style:table-cell-properties fo:background-color="#0066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Verdana"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336600" style:font-name="Verdana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Verdana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ff3333" style:text-align-source="fix" style:repeat-content="false" fo:border="0.0008in solid #000000"/>
      <style:paragraph-properties fo:text-align="center" fo:margin-left="0in"/>
      <style:text-properties style:font-name="Verdana" fo:font-size="9pt" style:font-size-asian="9pt" style:font-size-complex="9pt"/>
    </style:style>
    <style:style style:name="ce6" style:family="table-cell" style:parent-style-name="Default">
      <style:table-cell-properties fo:background-color="#ff3333" style:text-align-source="fix" style:repeat-content="false" fo:border="0.0008in solid #000000"/>
      <style:paragraph-properties fo:text-align="center" fo:margin-left="0in"/>
      <style:text-properties fo:color="#336600" style:font-name="Verdana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font-name="Verdana" fo:font-size="9pt" style:font-size-asian="9pt" style:font-size-complex="9pt"/>
    </style:style>
    <style:style style:name="ce8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Verdana"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000000" style:font-name="Verdana" fo:font-size="9pt" fo:font-weight="bold" style:font-size-asian="9pt" style:font-weight-asian="bold" style:font-size-complex="9pt" style:font-weight-complex="bold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3366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Verdana" fo:font-size="9pt" style:font-size-asian="9pt" style:font-size-complex="9pt"/>
    </style:style>
    <style:style style:name="ce15" style:family="table-cell" style:parent-style-name="Default">
      <style:table-cell-properties style:glyph-orientation-vertical="0" fo:background-color="#00a933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81d41a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0.0008in solid #000000" style:rotation-align="none"/>
      <style:text-properties style:font-name="Verdana" fo:font-size="9pt" style:font-size-asian="9pt" style:font-size-complex="9pt"/>
    </style:style>
    <style:style style:name="ce20" style:family="table-cell" style:parent-style-name="Excel_20_Built-in_20_Normal">
      <style:table-cell-properties style:diagonal-bl-tr="none" style:diagonal-tl-br="none" fo:border="0.0008in solid #000000" style:rotation-align="non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fo:border="0.0008in solid #000000"/>
      <style:text-properties style:font-name="Verdana" fo:font-size="9pt" style:font-size-asian="9pt" style:font-size-complex="9pt"/>
    </style:style>
    <style:style style:name="ce22" style:family="table-cell" style:parent-style-name="Default">
      <style:table-cell-properties fo:border="0.0008in solid #000000"/>
      <style:text-properties style:font-name="Verdana"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border="0.0008in solid #000000" style:rotation-align="none"/>
      <style:paragraph-properties fo:text-align="center" fo:margin-left="0in"/>
      <style:text-properties style:font-name="Verdana"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style:font-name="Verdana" fo:font-size="9pt" style:font-size-asian="9pt" style:font-size-complex="9pt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style:font-name="Verdana" fo:font-size="9pt" style:font-size-asian="9pt" style:font-name-complex="Verdana" style:font-size-complex="9pt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border="0.0008in solid #000000" style:rotation-align="none"/>
      <style:paragraph-properties fo:text-align="start" fo:margin-left="0in"/>
      <style:text-properties style:font-name="Verdana" fo:font-size="9pt" fo:language="en" fo:country="IN" style:font-name-asian="Microsoft YaHei" style:font-size-asian="9pt" style:language-asian="zh" style:country-asian="CN" style:font-name-complex="Mangal" style:font-size-complex="9pt"/>
    </style:style>
    <style:style style:name="ce30" style:family="table-cell" style:parent-style-name="Default">
      <style:table-cell-properties style:diagonal-bl-tr="none" style:diagonal-tl-br="none" style:text-align-source="fix" style:repeat-content="false" fo:border="0.0008in solid #000000" style:rotation-align="none"/>
      <style:paragraph-properties fo:text-align="center" fo:margin-left="0in"/>
      <style:text-properties style:font-name="Verdana" fo:font-size="9pt" fo:language="en" fo:country="IN" style:font-name-asian="Microsoft YaHei" style:font-size-asian="9pt" style:language-asian="zh" style:country-asian="CN" style:font-name-complex="Mangal" style:font-size-complex="9pt"/>
    </style:style>
    <style:style style:name="ce31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32" style:family="table-cell" style:parent-style-name="Default">
      <style:table-cell-properties fo:background-color="#ffff00" style:text-align-source="fix" style:repeat-content="false" fo:border="0.0008in solid #000000"/>
      <style:paragraph-properties fo:text-align="center" fo:margin-left="0in"/>
    </style:style>
    <style:style style:name="ce33" style:family="table-cell" style:parent-style-name="Default">
      <style:table-cell-properties fo:background-color="#81d41a" style:text-align-source="fix" style:repeat-content="false" fo:border="0.0008in solid #000000"/>
      <style:paragraph-properties fo:text-align="center" fo:margin-left="0in"/>
    </style:style>
    <style:style style:name="ce34" style:family="table-cell" style:parent-style-name="Excel_20_Built-in_20_Normal_20_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8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transparent" fo:border="0.0008in solid #000000"/>
      <style:text-properties style:font-name="Verdana" fo:font-size="9pt" style:font-size-asian="9pt" style:font-name-complex="Verdana" style:font-size-complex="9pt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81d41a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ff8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Verdana" fo:font-size="9pt" fo:language="en" fo:country="IN" fo:font-style="normal" fo:text-shadow="none" style:text-underline-style="none" fo:font-weight="normal" style:font-size-asian="9pt" style:language-asian="zh" style:country-asian="CN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Excel_20_Built-in_20_Normal">
      <style:table-cell-properties style:diagonal-bl-tr="none" style:diagonal-tl-br="none" fo:border="0.0008in solid #000000" style:rotation-align="non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Excel_20_Built-in_20_Normal">
      <style:table-cell-properties style:diagonal-bl-tr="none" style:diagonal-tl-br="none" fo:border="0.0008in solid #000000" style:rotation-align="none"/>
      <style:text-properties style:font-name="Verdana" fo:font-size="9pt" style:font-size-asian="9pt" style:font-size-complex="9pt"/>
    </style:style>
    <style:style style:name="ce49" style:family="table-cell" style:parent-style-name="Excel_20_Built-in_20_Normal">
      <style:table-cell-properties style:diagonal-bl-tr="none" style:diagonal-tl-br="none" fo:border="0.0008in solid #000000" style:rotation-align="none"/>
    </style:style>
    <style:style style:name="ce50" style:family="table-cell" style:parent-style-name="Default">
      <style:table-cell-properties fo:background-color="transparent" fo:border="0.0008in solid #000000"/>
      <style:text-properties style:font-name="Verdana" fo:font-size="9pt" style:font-size-asian="9pt" style:font-size-complex="9pt"/>
    </style:style>
    <style:style style:name="ce51" style:family="table-cell" style:parent-style-name="Excel_20_Built-in_20_Normal">
      <style:table-cell-properties style:diagonal-bl-tr="none" style:diagonal-tl-br="none" fo:background-color="transparent" fo:border="0.0008in solid #000000" style:rotation-align="none"/>
    </style:style>
    <style:style style:name="ce52" style:family="table-cell" style:parent-style-name="Default">
      <style:table-cell-properties style:diagonal-bl-tr="none" style:diagonal-tl-br="none" fo:border="0.0008in solid #000000" style:rotation-align="none"/>
    </style:style>
    <style:style style:name="ce53" style:family="table-cell" style:parent-style-name="Default">
      <style:table-cell-properties fo:background-color="#81d41a" style:diagonal-bl-tr="none" style:diagonal-tl-br="none" fo:border="0.0008in solid #000000" style:rotation-align="none"/>
    </style:style>
    <style:style style:name="ce54" style:family="table-cell" style:parent-style-name="Excel_20_Built-in_20_Normal">
      <style:table-cell-properties fo:background-color="#ffffff" style:diagonal-bl-tr="none" style:diagonal-tl-br="none" fo:border="0.0008in solid #000000" style:rotation-align="none"/>
    </style:style>
    <style:style style:name="ce55" style:family="table-cell" style:parent-style-name="Default">
      <style:table-cell-properties fo:background-color="#ffff00" style:diagonal-bl-tr="none" style:diagonal-tl-br="none" fo:border="0.0008in solid #000000" style:rotation-align="none"/>
    </style:style>
    <style:style style:name="ce56" style:family="table-cell" style:parent-style-name="Excel_20_Built-in_20_Normal_20_1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7" style:family="table-cell" style:parent-style-name="Default">
      <style:table-cell-properties style:diagonal-bl-tr="none" style:diagonal-tl-br="none" fo:border="0.0008in solid #000000" style:rotation-align="non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ackground-color="transparent" fo:border="0.0008in solid #000000" style:rotation-align="none"/>
    </style:style>
    <style:style style:name="ce59" style:family="table-cell" style:parent-style-name="Default">
      <style:table-cell-properties fo:background-color="#00a933" style:diagonal-bl-tr="none" style:diagonal-tl-br="none" fo:border="0.0008in solid #000000" style:rotation-align="none"/>
    </style:style>
    <style:style style:name="ce60" style:family="table-cell" style:parent-style-name="Excel_20_Built-in_20_Normal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1" style:family="table-cell" style:parent-style-name="Default">
      <style:table-cell-properties fo:background-color="#ffff00" style:diagonal-bl-tr="none" style:diagonal-tl-br="none" fo:border="0.0008in solid #000000" style:rotation-align="none"/>
      <style:text-properties style:text-outline="false" style:text-line-through-style="none" style:font-name="Verdana" fo:font-size="9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zh" style:country-asian="CN" style:font-style-asian="normal" style:font-weight-asian="normal" style:font-name-complex="Verdan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00cc00" style:diagonal-bl-tr="none" style:diagonal-tl-br="none" fo:border="0.0008in solid #000000" style:rotation-align="none"/>
    </style:style>
    <style:style style:name="ce63" style:family="table-cell" style:parent-style-name="Default">
      <style:table-cell-properties fo:background-color="#ccff00" fo:border="0.0008in solid #000000"/>
    </style:style>
    <style:style style:name="ce64" style:family="table-cell" style:parent-style-name="Default">
      <style:table-cell-properties fo:background-color="#ffffff" style:diagonal-bl-tr="none" style:diagonal-tl-br="none" fo:border="0.0008in solid #000000" style:rotation-align="none"/>
    </style:style>
    <style:style style:name="ce65" style:family="table-cell" style:parent-style-name="Default">
      <style:table-cell-properties style:glyph-orientation-vertical="0" fo:background-color="#81d41a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ackground-color="#ccff00" style:diagonal-bl-tr="none" style:diagonal-tl-br="none" fo:border="0.0008in solid #000000" style:rotation-align="none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ff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81d41a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00cc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ccff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fo:color="#0000ff" style:text-outline="false" style:text-line-through-style="none" style:font-name="Verdana" fo:font-size="9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Project Allocation" table:style-name="ta1" table:print="false">
        <office:forms form:automatic-focus="false" form:apply-design-mode="false"/>
        <table:table-column table:style-name="co1" table:default-cell-style-name="Excel_20_Built-in_20_Normal_20_1"/>
        <table:table-column table:style-name="co2" table:default-cell-style-name="Excel_20_Built-in_20_Normal_20_1"/>
        <table:table-column table:style-name="co3" table:default-cell-style-name="Excel_20_Built-in_20_Normal_20_1"/>
        <table:table-column table:style-name="co4" table:default-cell-style-name="Excel_20_Built-in_20_Normal_20_1"/>
        <table:table-column table:style-name="co5" table:default-cell-style-name="Excel_20_Built-in_20_Normal_20_1"/>
        <table:table-column table:style-name="co6" table:default-cell-style-name="Excel_20_Built-in_20_Normal_20_1"/>
        <table:table-column table:style-name="co7" table:default-cell-style-name="ce34"/>
        <table:table-column table:style-name="co8" table:default-cell-style-name="ce34"/>
        <table:table-column table:style-name="co9" table:default-cell-style-name="ce34"/>
        <table:table-column table:style-name="co10" table:default-cell-style-name="ce34"/>
        <table:table-column table:style-name="co11" table:default-cell-style-name="ce34"/>
        <table:table-column table:style-name="co12" table:default-cell-style-name="ce34"/>
        <table:table-column table:style-name="co13" table:default-cell-style-name="ce34"/>
        <table:table-column table:style-name="co14" table:default-cell-style-name="ce34"/>
        <table:table-column table:style-name="co15" table:default-cell-style-name="ce34"/>
        <table:table-column table:style-name="co16" table:default-cell-style-name="Excel_20_Built-in_20_Normal"/>
        <table:table-column table:style-name="co1" table:number-columns-repeated="240" table:default-cell-style-name="Excel_20_Built-in_20_Normal_20_1"/>
        <table:table-column table:style-name="co17" table:number-columns-repeated="767" table:default-cell-style-name="Excel_20_Built-in_20_Normal"/>
        <table:table-column table:style-name="co17" table:default-cell-style-name="Default"/>
        <table:table-row table:style-name="ro1">
          <table:table-cell table:style-name="ce1" office:value-type="string">
            <text:p>empId </text:p>
          </table:table-cell>
          <table:table-cell table:style-name="ce1" office:value-type="string">
            <text:p>role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domainId</text:p>
          </table:table-cell>
          <table:table-cell table:style-name="ce1" office:value-type="string">
            <text:p>organization</text:p>
          </table:table-cell>
          <table:table-cell table:style-name="ce1" office:value-type="string">
            <text:p>division</text:p>
          </table:table-cell>
          <table:table-cell table:style-name="ce1" office:value-type="string">
            <text:p>project</text:p>
          </table:table-cell>
          <table:table-cell table:style-name="ce1" office:value-type="string">
            <text:p>pmo</text:p>
          </table:table-cell>
          <table:table-cell table:style-name="ce1" office:value-type="string">
            <text:p>Pmo Mail Id</text:p>
          </table:table-cell>
          <table:table-cell table:style-name="ce1" office:value-type="string">
            <text:p>jrPmo</text:p>
          </table:table-cell>
          <table:table-cell table:style-name="ce1" office:value-type="string">
            <text:p>jrPmo Mail Id</text:p>
          </table:table-cell>
          <table:table-cell table:style-name="ce1" office:value-type="string">
            <text:p>clusterLeader</text:p>
          </table:table-cell>
          <table:table-cell table:style-name="ce1" office:value-type="string">
            <text:p>clusterLeader Mail Id</text:p>
          </table:table-cell>
          <table:table-cell table:style-name="ce1" office:value-type="string">
            <text:p>labLeader</text:p>
          </table:table-cell>
          <table:table-cell table:style-name="ce1" office:value-type="string">
            <text:p>labLeader Mail Id</text:p>
          </table:table-cell>
          <table:table-cell table:number-columns-repeated="241"/>
          <table:table-cell table:style-name="Excel_20_Built-in_20_Normal_20_1"/>
          <table:table-cell table:number-columns-repeated="76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2" office:value-type="string">
            <text:p>PMO</text:p>
          </table:table-cell>
          <table:table-cell table:style-name="ce19" office:value-type="string">
            <text:p>sureshkumar.mohanraj@ivtlinfoview.com</text:p>
          </table:table-cell>
          <table:table-cell table:style-name="ce21" office:value-type="string">
            <text:p>sureshkumar</text:p>
          </table:table-cell>
          <table:table-cell table:style-name="ce2" office:value-type="string">
            <text:p>Infoview</text:p>
          </table:table-cell>
          <table:table-cell table:style-name="ce2" office:value-type="string">
            <text:p>Management</text:p>
          </table:table-cell>
          <table:table-cell table:style-name="ce2"/>
          <table:table-cell table:style-name="ce12" table:number-columns-repeated="2"/>
          <table:table-cell table:style-name="ce47"/>
          <table:table-cell table:style-name="ce12"/>
          <table:table-cell table:style-name="ce18" table:number-columns-repeated="4"/>
          <table:table-cell table:number-columns-repeated="100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12" office:value-type="string">
            <text:p>Admin Executive</text:p>
          </table:table-cell>
          <table:table-cell table:style-name="ce19" office:value-type="string">
            <text:p>s.saravanan@ivtlinfoview.co.jp</text:p>
          </table:table-cell>
          <table:table-cell table:style-name="ce21" office:value-type="string">
            <text:p>saravananvs</text:p>
          </table:table-cell>
          <table:table-cell table:style-name="ce2" office:value-type="string">
            <text:p>Infoview</text:p>
          </table:table-cell>
          <table:table-cell table:style-name="ce23" office:value-type="string">
            <text:p>Support</text:p>
          </table:table-cell>
          <table:table-cell table:style-name="ce23" office:value-type="string">
            <text:p>Administration</text:p>
          </table:table-cell>
          <table:table-cell table:style-name="ce12" office:value-type="string">
            <text:p>Prakash</text:p>
          </table:table-cell>
          <table:table-cell table:style-name="ce12" office:value-type="string">
            <text:p>prakash.s@ivtlinfoview.com</text:p>
          </table:table-cell>
          <table:table-cell table:style-name="ce47"/>
          <table:table-cell table:style-name="ce12"/>
          <table:table-cell table:style-name="ce18" table:number-columns-repeated="4"/>
          <table:table-cell table:number-columns-repeated="100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2" office:value-type="string">
            <text:p>Infrastructure Manager</text:p>
          </table:table-cell>
          <table:table-cell table:style-name="ce19" office:value-type="string">
            <text:p>sudhakar.n@ivtlinfoview.com</text:p>
          </table:table-cell>
          <table:table-cell table:style-name="ce21" office:value-type="string">
            <text:p>sudhakar</text:p>
          </table:table-cell>
          <table:table-cell table:style-name="ce2" office:value-type="string">
            <text:p>Infoview</text:p>
          </table:table-cell>
          <table:table-cell table:style-name="ce23" office:value-type="string">
            <text:p>Support</text:p>
          </table:table-cell>
          <table:table-cell table:style-name="ce23" office:value-type="string">
            <text:p>Infrastructure</text:p>
          </table:table-cell>
          <table:table-cell table:style-name="ce12" office:value-type="string">
            <text:p>Bubesh</text:p>
          </table:table-cell>
          <table:table-cell table:style-name="ce12" office:value-type="string">
            <text:p>bubesh.kalaimani@ivtlinfoview.com</text:p>
          </table:table-cell>
          <table:table-cell table:style-name="ce47"/>
          <table:table-cell table:style-name="ce12"/>
          <table:table-cell table:style-name="ce18" table:number-columns-repeated="4"/>
          <table:table-cell table:number-columns-repeated="100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2" office:value-type="string">
            <text:p>PMO</text:p>
          </table:table-cell>
          <table:table-cell table:style-name="ce19" office:value-type="string">
            <text:p>manickaraja.dakshinamoorthy@ivtlinfoview.com</text:p>
          </table:table-cell>
          <table:table-cell table:style-name="ce21" office:value-type="string">
            <text:p>manickaraja</text:p>
          </table:table-cell>
          <table:table-cell table:style-name="ce2" office:value-type="string">
            <text:p>Infoview</text:p>
          </table:table-cell>
          <table:table-cell table:style-name="ce23" office:value-type="string">
            <text:p>Management</text:p>
          </table:table-cell>
          <table:table-cell table:style-name="ce23"/>
          <table:table-cell table:style-name="ce12" table:number-columns-repeated="2"/>
          <table:table-cell table:style-name="ce48"/>
          <table:table-cell table:style-name="ce12"/>
          <table:table-cell table:style-name="ce18" table:number-columns-repeated="4"/>
          <table:table-cell table:number-columns-repeated="100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12" office:value-type="string">
            <text:p>Infrastructure Head</text:p>
          </table:table-cell>
          <table:table-cell table:style-name="ce19" office:value-type="string">
            <text:p>bubesh.kalaimani@ivtlinfoview.com</text:p>
          </table:table-cell>
          <table:table-cell table:style-name="ce21" office:value-type="string">
            <text:p>bubeshk</text:p>
          </table:table-cell>
          <table:table-cell table:style-name="ce2" office:value-type="string">
            <text:p>Infoview</text:p>
          </table:table-cell>
          <table:table-cell table:style-name="ce23" office:value-type="string">
            <text:p>Management</text:p>
          </table:table-cell>
          <table:table-cell table:style-name="ce23"/>
          <table:table-cell table:style-name="ce12" table:number-columns-repeated="2"/>
          <table:table-cell table:style-name="ce48"/>
          <table:table-cell table:style-name="ce12"/>
          <table:table-cell table:style-name="ce18" table:number-columns-repeated="4"/>
          <table:table-cell table:number-columns-repeated="100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12" office:value-type="string">
            <text:p>Admin Executive</text:p>
          </table:table-cell>
          <table:table-cell table:style-name="ce19" office:value-type="string">
            <text:p>johnkulandairaj.l@ivtlinfoview.co.jp</text:p>
          </table:table-cell>
          <table:table-cell table:style-name="ce21" office:value-type="string">
            <text:p>johnraj</text:p>
          </table:table-cell>
          <table:table-cell table:style-name="ce2" office:value-type="string">
            <text:p>Infoview</text:p>
          </table:table-cell>
          <table:table-cell table:style-name="ce23" office:value-type="string">
            <text:p>Support</text:p>
          </table:table-cell>
          <table:table-cell table:style-name="ce23" office:value-type="string">
            <text:p>Administration</text:p>
          </table:table-cell>
          <table:table-cell table:style-name="ce12" office:value-type="string">
            <text:p>Prakash</text:p>
          </table:table-cell>
          <table:table-cell table:style-name="ce12" office:value-type="string">
            <text:p>prakash.s@ivtlinfoview.com</text:p>
          </table:table-cell>
          <table:table-cell table:style-name="ce48"/>
          <table:table-cell table:style-name="ce12"/>
          <table:table-cell table:style-name="ce18" table:number-columns-repeated="4"/>
          <table:table-cell table:number-columns-repeated="100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12" office:value-type="string">
            <text:p>Jr PMO</text:p>
          </table:table-cell>
          <table:table-cell table:style-name="ce19" office:value-type="string">
            <text:p>santhoshkumar.d@ivtlinfoview.co.jp</text:p>
          </table:table-cell>
          <table:table-cell table:style-name="ce21" office:value-type="string">
            <text:p>santhoshkumardu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12" office:value-type="string">
            <text:p>Cluster Leader</text:p>
          </table:table-cell>
          <table:table-cell table:style-name="ce19" office:value-type="string">
            <text:p>kishorekumar.m@ivtlinfoview.co.jp</text:p>
          </table:table-cell>
          <table:table-cell table:style-name="ce21" office:value-type="string">
            <text:p>kishorekumarm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12" office:value-type="string">
            <text:p>PMO</text:p>
          </table:table-cell>
          <table:table-cell table:style-name="ce19" office:value-type="string">
            <text:p>balakrishnan.m@ivtlinfoview.com</text:p>
          </table:table-cell>
          <table:table-cell table:style-name="ce21" office:value-type="string">
            <text:p>balakrishnanmu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Hyouka</text:p>
          </table:table-cell>
          <table:table-cell table:style-name="ce36"/>
          <table:table-cell table:style-name="ce44"/>
          <table:table-cell table:style-name="ce49"/>
          <table:table-cell table:style-name="ce12"/>
          <table:table-cell table:style-name="ce52"/>
          <table:table-cell table:style-name="ce12"/>
          <table:table-cell table:style-name="ce52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13" office:value-type="string">
            <text:p>Cluster Leader</text:p>
          </table:table-cell>
          <table:table-cell table:style-name="ce19" office:value-type="string">
            <text:p>jeevabalaji.g@ivtlinfoview.co.jp</text:p>
          </table:table-cell>
          <table:table-cell table:style-name="ce21" office:value-type="string">
            <text:p>jeevabalajig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HR-Core_Hyouka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table:number-columns-repeated="4"/>
          <table:table-cell table:number-columns-repeated="1009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13" office:value-type="string">
            <text:p>PMO</text:p>
          </table:table-cell>
          <table:table-cell table:style-name="ce19" office:value-type="string">
            <text:p>gunasekaran.m@ivtlinfoview.co.jp</text:p>
          </table:table-cell>
          <table:table-cell table:style-name="ce21" office:value-type="string">
            <text:p>gunasekaranmun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Operation Improvement</text:p>
          </table:table-cell>
          <table:table-cell table:style-name="ce37" table:number-columns-repeated="2"/>
          <table:table-cell table:style-name="ce50" table:number-columns-repeated="2"/>
          <table:table-cell table:style-name="ce18" table:number-columns-repeated="4"/>
          <table:table-cell table:number-columns-repeated="1009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loganthan.v@ivtlinfoview.co.jp</text:p>
          </table:table-cell>
          <table:table-cell table:style-name="ce21" office:value-type="string">
            <text:p>loganathanv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balamurugan.k@ivtlinfoview.co.jp</text:p>
          </table:table-cell>
          <table:table-cell table:style-name="ce21" office:value-type="string">
            <text:p>balamurugankas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12" office:value-type="string">
            <text:p>Suresh Kumar Mohanraj</text:p>
          </table:table-cell>
          <table:table-cell table:style-name="ce12" office:value-type="string">
            <text:p><text:a xlink:href="mailto:sureshkumar.mohanraj@ivtlinfoview.com">sureshkumar.mohanraj@ivtlinfoview.com</text:a></text:p>
          </table:table-cell>
          <table:table-cell table:style-name="ce49"/>
          <table:table-cell table:style-name="ce12"/>
          <table:table-cell table:style-name="ce57"/>
          <table:table-cell table:style-name="ce12"/>
          <table:table-cell table:style-name="ce5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13" office:value-type="string">
            <text:p>Cluster Leader</text:p>
          </table:table-cell>
          <table:table-cell table:style-name="ce19" office:value-type="string">
            <text:p>chandrasekaran.m@ivtlinfoview.co.jp</text:p>
          </table:table-cell>
          <table:table-cell table:style-name="ce21" office:value-type="string">
            <text:p>chandrasekaranmur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Talent Management_Dev</text:p>
          </table:table-cell>
          <table:table-cell table:style-name="ce37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25" table:number-columns-repeated="2"/>
          <table:table-cell table:style-name="ce18" table:number-columns-repeated="4"/>
          <table:table-cell table:number-columns-repeated="1009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12" office:value-type="string">
            <text:p>Cluster Leader</text:p>
          </table:table-cell>
          <table:table-cell table:style-name="ce19" office:value-type="string">
            <text:p>pradeepkumar.i@ivtlinfoview.co.jp</text:p>
          </table:table-cell>
          <table:table-cell table:style-name="ce21" office:value-type="string">
            <text:p>pradeepkumarir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kopperuncholan.s@ivtlinfoview.co.jp</text:p>
          </table:table-cell>
          <table:table-cell table:style-name="ce21" office:value-type="string">
            <text:p>kopperuncholanse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dineshkumar.j@ivtlinfoview.co.jp</text:p>
          </table:table-cell>
          <table:table-cell table:style-name="ce21" office:value-type="string">
            <text:p>dineshkumarjey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45" office:value-type="string">
            <text:p><text:span text:style-name="T1"><text:a xlink:href="mailto:balakrishnan.m@ivtlinfoview.com">balakrishnan.m@ivtlinfoview.com</text:a></text:span>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Mahalakshmi Balamurugan</text:p>
          </table:table-cell>
          <table:table-cell table:style-name="ce67" office:value-type="string">
            <text:p>mahalakshmi.b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12" office:value-type="string">
            <text:p>Cluster Leader</text:p>
          </table:table-cell>
          <table:table-cell table:style-name="ce19" office:value-type="string">
            <text:p>gowthamsanthosh.m@ivtlinfoview.co.jp</text:p>
          </table:table-cell>
          <table:table-cell table:style-name="ce21" office:value-type="string">
            <text:p>gowthamsanthoshmoh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Manickaraja Dakshinamoorthy</text:p>
          </table:table-cell>
          <table:table-cell table:style-name="ce12" office:value-type="string">
            <text:p>manickaraja.dakshinamoorthy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52">
            <text:p>52</text:p>
          </table:table-cell>
          <table:table-cell table:style-name="ce13" office:value-type="string">
            <text:p>Cluster Leader</text:p>
          </table:table-cell>
          <table:table-cell table:style-name="ce19" office:value-type="string">
            <text:p>narendran.r@ivtlinfoview.co.jp</text:p>
          </table:table-cell>
          <table:table-cell table:style-name="ce21" office:value-type="string">
            <text:p>narendranram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HR-Core_Dev</text:p>
          </table:table-cell>
          <table:table-cell table:style-name="ce37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table:number-columns-repeated="4"/>
          <table:table-cell table:number-columns-repeated="1009"/>
        </table:table-row>
        <table:table-row table:style-name="ro1">
          <table:table-cell table:style-name="ce2" office:value-type="float" office:value="54">
            <text:p>54</text:p>
          </table:table-cell>
          <table:table-cell table:style-name="ce13" office:value-type="string">
            <text:p>Jr PMO</text:p>
          </table:table-cell>
          <table:table-cell table:style-name="ce19" office:value-type="string">
            <text:p>karthikeyan.m@ivtlinfoview.co.jp</text:p>
          </table:table-cell>
          <table:table-cell table:style-name="ce21" office:value-type="string">
            <text:p>karthikeyanmat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8" office:value-type="string">
            <text:p>WHI_Payroll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39" table:number-columns-repeated="2"/>
          <table:table-cell table:style-name="ce18" table:number-columns-repeated="4"/>
          <table:table-cell table:number-columns-repeated="1009"/>
        </table:table-row>
        <table:table-row table:style-name="ro1">
          <table:table-cell table:style-name="ce2" office:value-type="float" office:value="56">
            <text:p>56</text:p>
          </table:table-cell>
          <table:table-cell table:style-name="ce13" office:value-type="string">
            <text:p>Lab Leader</text:p>
          </table:table-cell>
          <table:table-cell table:style-name="ce19" office:value-type="string">
            <text:p>karunakaran.m@ivtlinfoview.co.jp</text:p>
          </table:table-cell>
          <table:table-cell table:style-name="ce21" office:value-type="string">
            <text:p>karunakaranmun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Payroll_Hyouka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table:number-columns-repeated="2"/>
          <table:table-cell table:number-columns-repeated="1009"/>
        </table:table-row>
        <table:table-row table:style-name="ro1">
          <table:table-cell table:style-name="ce2" office:value-type="float" office:value="62">
            <text:p>62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aravinth.p@ivtlinfoview.co.jp</text:p>
          </table:table-cell>
          <table:table-cell table:style-name="ce21" office:value-type="string">
            <text:p>aravinthpul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9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64">
            <text:p>64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sruthi.k@ivtlinfoview.co.jp</text:p>
          </table:table-cell>
          <table:table-cell table:style-name="ce21" office:value-type="string">
            <text:p>sruthik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66">
            <text:p>66</text:p>
          </table:table-cell>
          <table:table-cell table:style-name="ce12" office:value-type="string">
            <text:p>Cluster Leader</text:p>
          </table:table-cell>
          <table:table-cell table:style-name="ce19" office:value-type="string">
            <text:p>sivasankari.v@ivtlinfoview.co.jp</text:p>
          </table:table-cell>
          <table:table-cell table:style-name="ce21" office:value-type="string">
            <text:p>sivasankariv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float" office:value="67">
            <text:p>67</text:p>
          </table:table-cell>
          <table:table-cell table:style-name="ce12" office:value-type="string">
            <text:p>Cluster Leader</text:p>
          </table:table-cell>
          <table:table-cell table:style-name="ce19" office:value-type="string">
            <text:p>lakshmykutty.r@ivtlinfoview.co.jp</text:p>
          </table:table-cell>
          <table:table-cell table:style-name="ce21" office:value-type="string">
            <text:p>lakshmykuttyrav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68">
            <text:p>68</text:p>
          </table:table-cell>
          <table:table-cell table:style-name="ce12" office:value-type="string">
            <text:p>Cluster Leader</text:p>
          </table:table-cell>
          <table:table-cell table:style-name="ce19" office:value-type="string">
            <text:p>sathiyananthan.p@ivtlinfoview.co.jp</text:p>
          </table:table-cell>
          <table:table-cell table:style-name="ce21" office:value-type="string">
            <text:p>sathiyananthanp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5"/>
          <table:table-cell table:style-name="ce46"/>
          <table:table-cell table:style-name="ce55"/>
          <table:table-cell table:style-name="ce46"/>
          <table:table-cell table:number-columns-repeated="1009"/>
        </table:table-row>
        <table:table-row table:style-name="ro1">
          <table:table-cell table:style-name="ce2" office:value-type="float" office:value="70">
            <text:p>70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indira.r@ivtlinfoview.co.jp</text:p>
          </table:table-cell>
          <table:table-cell table:style-name="ce21" office:value-type="string">
            <text:p>indira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75">
            <text:p>75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nithya.s@ivtlinfoview.co.jp</text:p>
          </table:table-cell>
          <table:table-cell table:style-name="ce21" office:value-type="string">
            <text:p>nithyasa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77">
            <text:p>77</text:p>
          </table:table-cell>
          <table:table-cell table:style-name="ce12" office:value-type="string">
            <text:p>Cluster Leader</text:p>
          </table:table-cell>
          <table:table-cell table:style-name="ce19" office:value-type="string">
            <text:p>deepanraj.c@ivtlinfoview.co.jp</text:p>
          </table:table-cell>
          <table:table-cell table:style-name="ce21" office:value-type="string">
            <text:p>deepanrajch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78">
            <text:p>78</text:p>
          </table:table-cell>
          <table:table-cell table:style-name="ce12" office:value-type="string">
            <text:p>Infrastructure Executive</text:p>
          </table:table-cell>
          <table:table-cell table:style-name="ce19" office:value-type="string">
            <text:p>jayabalan.j@ivtlinfoview.co.jp</text:p>
          </table:table-cell>
          <table:table-cell table:style-name="ce21" office:value-type="string">
            <text:p>jayabalan</text:p>
          </table:table-cell>
          <table:table-cell table:style-name="ce2" office:value-type="string">
            <text:p>Infoview</text:p>
          </table:table-cell>
          <table:table-cell table:style-name="ce23" office:value-type="string">
            <text:p>Support</text:p>
          </table:table-cell>
          <table:table-cell table:style-name="ce23" office:value-type="string">
            <text:p>Infrastructure</text:p>
          </table:table-cell>
          <table:table-cell table:style-name="ce12" office:value-type="string">
            <text:p>Bubesh</text:p>
          </table:table-cell>
          <table:table-cell table:style-name="ce12" office:value-type="string">
            <text:p>bubesh.kalaimani@ivtlinfoview.com</text:p>
          </table:table-cell>
          <table:table-cell table:style-name="ce48"/>
          <table:table-cell table:style-name="ce12"/>
          <table:table-cell table:style-name="ce18" table:number-columns-repeated="4"/>
          <table:table-cell table:number-columns-repeated="1009"/>
        </table:table-row>
        <table:table-row table:style-name="ro1">
          <table:table-cell table:style-name="ce2" office:value-type="float" office:value="79">
            <text:p>79</text:p>
          </table:table-cell>
          <table:table-cell table:style-name="ce14" office:value-type="string">
            <text:p>PMO</text:p>
          </table:table-cell>
          <table:table-cell table:style-name="ce19" office:value-type="string">
            <text:p>satyanarayana.v@ivtlinfoview.com</text:p>
          </table:table-cell>
          <table:table-cell table:style-name="ce21" office:value-type="string">
            <text:p>satyanarayana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Operation Improvement</text:p>
          </table:table-cell>
          <table:table-cell table:style-name="ce39"/>
          <table:table-cell table:style-name="ce25"/>
          <table:table-cell table:style-name="ce50" table:number-columns-repeated="2"/>
          <table:table-cell table:style-name="ce18" table:number-columns-repeated="4"/>
          <table:table-cell table:number-columns-repeated="1009"/>
        </table:table-row>
        <table:table-row table:style-name="ro1">
          <table:table-cell table:style-name="ce2" office:value-type="float" office:value="81">
            <text:p>81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aruldass.m@ivtlinfoview.co.jp</text:p>
          </table:table-cell>
          <table:table-cell table:style-name="ce21" office:value-type="string">
            <text:p>aruldassm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9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87">
            <text:p>87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vinodhini.k@ivtlinfoview.co.jp</text:p>
          </table:table-cell>
          <table:table-cell table:style-name="ce21" office:value-type="string">
            <text:p>vinodhinik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91">
            <text:p>91</text:p>
          </table:table-cell>
          <table:table-cell table:style-name="ce13" office:value-type="string">
            <text:p>Cluster Leader</text:p>
          </table:table-cell>
          <table:table-cell table:style-name="ce19" office:value-type="string">
            <text:p>balamani.s@ivtlinfoview.co.jp</text:p>
          </table:table-cell>
          <table:table-cell table:style-name="ce21" office:value-type="string">
            <text:p>balamanisha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HR-Core_Dev</text:p>
          </table:table-cell>
          <table:table-cell table:style-name="ce37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table:number-columns-repeated="4"/>
          <table:table-cell table:number-columns-repeated="1009"/>
        </table:table-row>
        <table:table-row table:style-name="ro1">
          <table:table-cell table:style-name="ce2" office:value-type="float" office:value="93">
            <text:p>93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manimozhi.s@ivtlinfoview.co.jp</text:p>
          </table:table-cell>
          <table:table-cell table:style-name="ce21" office:value-type="string">
            <text:p>manimozhisub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float" office:value="94">
            <text:p>94</text:p>
          </table:table-cell>
          <table:table-cell table:style-name="ce12" office:value-type="string">
            <text:p>Cluster Leader</text:p>
          </table:table-cell>
          <table:table-cell table:style-name="ce19" office:value-type="string">
            <text:p>jeyakrishnan.m@ivtlinfoview.co.jp</text:p>
          </table:table-cell>
          <table:table-cell table:style-name="ce21" office:value-type="string">
            <text:p>jeyakrishnanmah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2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96">
            <text:p>96</text:p>
          </table:table-cell>
          <table:table-cell table:style-name="ce13" office:value-type="string">
            <text:p>Lab Leader</text:p>
          </table:table-cell>
          <table:table-cell table:style-name="ce19" office:value-type="string">
            <text:p>thangarasu.r@ivtlinfoview.co.jp</text:p>
          </table:table-cell>
          <table:table-cell table:style-name="ce21" office:value-type="string">
            <text:p>thangarasu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/>
          <table:table-cell table:style-name="ce13"/>
          <table:table-cell table:number-columns-repeated="1009"/>
        </table:table-row>
        <table:table-row table:style-name="ro1">
          <table:table-cell table:style-name="ce2" office:value-type="float" office:value="98">
            <text:p>98</text:p>
          </table:table-cell>
          <table:table-cell table:style-name="ce13" office:value-type="string">
            <text:p>Cluster Leader</text:p>
          </table:table-cell>
          <table:table-cell table:style-name="ce19" office:value-type="string">
            <text:p>vijayanak.l@ivtlinfoview.co.jp</text:p>
          </table:table-cell>
          <table:table-cell table:style-name="ce21" office:value-type="string">
            <text:p>vijayanaklak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Attendance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table:number-columns-repeated="4"/>
          <table:table-cell table:number-columns-repeated="1009"/>
        </table:table-row>
        <table:table-row table:style-name="ro1">
          <table:table-cell table:style-name="ce2" office:value-type="float" office:value="99">
            <text:p>99</text:p>
          </table:table-cell>
          <table:table-cell table:style-name="ce13" office:value-type="string">
            <text:p>Lab Leader</text:p>
          </table:table-cell>
          <table:table-cell table:style-name="ce19" office:value-type="string">
            <text:p>sarathguhan.r@ivtlinfoview.co.jp</text:p>
          </table:table-cell>
          <table:table-cell table:style-name="ce21" office:value-type="string">
            <text:p>sarathguhanrav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Talent Management_Dev</text:p>
          </table:table-cell>
          <table:table-cell table:style-name="ce37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25" table:number-columns-repeated="2"/>
          <table:table-cell table:style-name="ce18" office:value-type="string">
            <text:p>Chandrasekaran Murugesan</text:p>
          </table:table-cell>
          <table:table-cell table:style-name="ce18" office:value-type="string">
            <text:p>chandrasekaran.m@ivtlinfoview.co.jp</text:p>
          </table:table-cell>
          <table:table-cell table:style-name="ce18" table:number-columns-repeated="2"/>
          <table:table-cell table:number-columns-repeated="1009"/>
        </table:table-row>
        <table:table-row table:style-name="ro1">
          <table:table-cell table:style-name="ce2" office:value-type="float" office:value="103">
            <text:p>103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bridgitnancy.a@ivtlinfoview.co.jp</text:p>
          </table:table-cell>
          <table:table-cell table:style-name="ce21" office:value-type="string">
            <text:p>nancyam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45" office:value-type="string">
            <text:p><text:span text:style-name="T1"><text:a xlink:href="mailto:balakrishnan.m@ivtlinfoview.com">balakrishnan.m@ivtlinfoview.com</text:a></text:span>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3" office:value-type="string">
            <text:p>Sathishkumar Rajan</text:p>
          </table:table-cell>
          <table:table-cell table:style-name="ce16" office:value-type="string">
            <text:p>sathishkumar.r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06">
            <text:p>106</text:p>
          </table:table-cell>
          <table:table-cell table:style-name="ce13" office:value-type="string">
            <text:p>Lab Leader</text:p>
          </table:table-cell>
          <table:table-cell table:style-name="ce19" office:value-type="string">
            <text:p>nadarbalamurugan.p@ivtlinfoview.co.jp</text:p>
          </table:table-cell>
          <table:table-cell table:style-name="ce21" office:value-type="string">
            <text:p>nadarbalamuruganp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Technical Service</text:p>
          </table:table-cell>
          <table:table-cell table:style-name="ce37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25" table:number-columns-repeated="2"/>
          <table:table-cell table:style-name="ce18" table:number-columns-repeated="3"/>
          <table:table-cell table:style-name="ce68"/>
          <table:table-cell table:number-columns-repeated="1009"/>
        </table:table-row>
        <table:table-row table:style-name="ro1">
          <table:table-cell table:style-name="ce2" office:value-type="float" office:value="111">
            <text:p>111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balasubramanian.v@ivtlinfoview.co.jp</text:p>
          </table:table-cell>
          <table:table-cell table:style-name="ce21" office:value-type="string">
            <text:p>balasubramanianv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5" office:value-type="string">
            <text:p>Sathiyananthan Pandian</text:p>
          </table:table-cell>
          <table:table-cell table:style-name="ce46" office:value-type="string">
            <text:p>sathiyananthan.p@ivtlinfoview.co.jp</text:p>
          </table:table-cell>
          <table:table-cell table:style-name="ce59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114">
            <text:p>114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nithin.s@ivtlinfoview.co.jp</text:p>
          </table:table-cell>
          <table:table-cell table:style-name="ce21" office:value-type="string">
            <text:p>nithinsr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116">
            <text:p>116</text:p>
          </table:table-cell>
          <table:table-cell table:style-name="ce12" office:value-type="string">
            <text:p>PMO</text:p>
          </table:table-cell>
          <table:table-cell table:style-name="ce19" office:value-type="string">
            <text:p>karthick.j@ivtlinfoview.com</text:p>
          </table:table-cell>
          <table:table-cell table:style-name="ce21" office:value-type="string">
            <text:p>karthickrajj</text:p>
          </table:table-cell>
          <table:table-cell table:style-name="ce2" office:value-type="string">
            <text:p>Infoview</text:p>
          </table:table-cell>
          <table:table-cell table:style-name="ce23" office:value-type="string">
            <text:p>Management</text:p>
          </table:table-cell>
          <table:table-cell table:style-name="ce23"/>
          <table:table-cell table:style-name="ce12" table:number-columns-repeated="2"/>
          <table:table-cell table:style-name="ce48"/>
          <table:table-cell table:style-name="ce12"/>
          <table:table-cell table:style-name="ce18" table:number-columns-repeated="4"/>
          <table:table-cell table:number-columns-repeated="1009"/>
        </table:table-row>
        <table:table-row table:style-name="ro1">
          <table:table-cell table:style-name="ce2" office:value-type="float" office:value="117">
            <text:p>117</text:p>
          </table:table-cell>
          <table:table-cell table:style-name="ce14" office:value-type="string">
            <text:p>PMO</text:p>
          </table:table-cell>
          <table:table-cell table:style-name="ce19" office:value-type="string">
            <text:p>subashini.c@ivtlinfoview.co.jp</text:p>
          </table:table-cell>
          <table:table-cell table:style-name="ce21" office:value-type="string">
            <text:p>subashini</text:p>
          </table:table-cell>
          <table:table-cell table:style-name="ce2" office:value-type="string">
            <text:p>WHI</text:p>
          </table:table-cell>
          <table:table-cell table:style-name="ce23" office:value-type="string">
            <text:p>HR</text:p>
          </table:table-cell>
          <table:table-cell table:style-name="ce25" office:value-type="string">
            <text:p>WHI_HR-Core_Hyouka</text:p>
          </table:table-cell>
          <table:table-cell table:style-name="ce39"/>
          <table:table-cell table:style-name="ce25"/>
          <table:table-cell table:style-name="ce50" table:number-columns-repeated="2"/>
          <table:table-cell table:style-name="ce18" table:number-columns-repeated="4"/>
          <table:table-cell table:number-columns-repeated="1009"/>
        </table:table-row>
        <table:table-row table:style-name="ro1">
          <table:table-cell table:style-name="ce2" office:value-type="float" office:value="118">
            <text:p>118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swatheeswaran.g@ivtlinfoview.co.jp</text:p>
          </table:table-cell>
          <table:table-cell table:style-name="ce21" office:value-type="string">
            <text:p>swatheeswarang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120">
            <text:p>120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karthika.n@ivtlinfoview.co.jp</text:p>
          </table:table-cell>
          <table:table-cell table:style-name="ce21" office:value-type="string">
            <text:p>karthik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121">
            <text:p>121</text:p>
          </table:table-cell>
          <table:table-cell table:style-name="ce12" office:value-type="string">
            <text:p>Sr HR Executive</text:p>
          </table:table-cell>
          <table:table-cell table:style-name="ce19" office:value-type="string">
            <text:p>sarath.chandar@ivtlinfoview.com</text:p>
          </table:table-cell>
          <table:table-cell table:style-name="ce21" office:value-type="string">
            <text:p>sarathc</text:p>
          </table:table-cell>
          <table:table-cell table:style-name="ce2" office:value-type="string">
            <text:p>Infoview</text:p>
          </table:table-cell>
          <table:table-cell table:style-name="ce23" office:value-type="string">
            <text:p>Support</text:p>
          </table:table-cell>
          <table:table-cell table:style-name="ce2" office:value-type="string">
            <text:p>Human Resource</text:p>
          </table:table-cell>
          <table:table-cell table:style-name="ce12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8"/>
          <table:table-cell table:style-name="ce12"/>
          <table:table-cell table:style-name="ce18" table:number-columns-repeated="4"/>
          <table:table-cell table:number-columns-repeated="1009"/>
        </table:table-row>
        <table:table-row table:style-name="ro1">
          <table:table-cell table:style-name="ce2" office:value-type="float" office:value="125">
            <text:p>12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uganya.k@ivtlinfoview.co.jp</text:p>
          </table:table-cell>
          <table:table-cell table:style-name="ce21" office:value-type="string">
            <text:p>suganyakup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Karthika Nagarajan</text:p>
          </table:table-cell>
          <table:table-cell table:style-name="ce2" office:value-type="string">
            <text:p>karthika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26">
            <text:p>126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karthick.e@ivtlinfoview.co.jp</text:p>
          </table:table-cell>
          <table:table-cell table:style-name="ce21" office:value-type="string">
            <text:p>karthick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Varadharajan Sesharaman</text:p>
          </table:table-cell>
          <table:table-cell table:style-name="ce12" office:value-type="string">
            <text:p>varadharajan.s@ivtlinfoview.co.jp</text:p>
          </table:table-cell>
          <table:table-cell table:style-name="ce52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27">
            <text:p>127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dineshkumar.g@ivtlinfoview.co.jp</text:p>
          </table:table-cell>
          <table:table-cell table:style-name="ce21" office:value-type="string">
            <text:p>dineshkumarg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Manickaraja Dakshinamoorthy</text:p>
          </table:table-cell>
          <table:table-cell table:style-name="ce12" office:value-type="string">
            <text:p>manickaraja.dakshinamoorthy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9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129">
            <text:p>129</text:p>
          </table:table-cell>
          <table:table-cell table:style-name="ce13" office:value-type="string">
            <text:p>Lab Leader</text:p>
          </table:table-cell>
          <table:table-cell table:style-name="ce19" office:value-type="string">
            <text:p>sivamareeswari.t@ivtlinfoview.co.jp</text:p>
          </table:table-cell>
          <table:table-cell table:style-name="ce21" office:value-type="string">
            <text:p>sivamareeswarithi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8" office:value-type="string">
            <text:p>WHI_Payroll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39" office:value-type="string">
            <text:p>Karthikeyan M</text:p>
          </table:table-cell>
          <table:table-cell table:style-name="ce39" office:value-type="string">
            <text:p>karthikeyan.m@ivtlinfoview.co.jp </text:p>
          </table:table-cell>
          <table:table-cell table:style-name="ce18" table:number-columns-repeated="4"/>
          <table:table-cell table:number-columns-repeated="1009"/>
        </table:table-row>
        <table:table-row table:style-name="ro1">
          <table:table-cell table:style-name="ce2" office:value-type="float" office:value="131">
            <text:p>131</text:p>
          </table:table-cell>
          <table:table-cell table:style-name="ce13" office:value-type="string">
            <text:p>Lab Leader</text:p>
          </table:table-cell>
          <table:table-cell table:style-name="ce19" office:value-type="string">
            <text:p>sampathkumar.r@ivtlinfoview.co.jp</text:p>
          </table:table-cell>
          <table:table-cell table:style-name="ce21" office:value-type="string">
            <text:p>sampathkumarraj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8" office:value-type="string">
            <text:p>WHI_Payroll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39" office:value-type="string">
            <text:p>Karthikeyan M</text:p>
          </table:table-cell>
          <table:table-cell table:style-name="ce39" office:value-type="string">
            <text:p>karthikeyan.m@ivtlinfoview.co.jp </text:p>
          </table:table-cell>
          <table:table-cell table:style-name="ce18" table:number-columns-repeated="3"/>
          <table:table-cell table:style-name="ce68"/>
          <table:table-cell table:number-columns-repeated="1009"/>
        </table:table-row>
        <table:table-row table:style-name="ro1">
          <table:table-cell table:style-name="ce2" office:value-type="float" office:value="132">
            <text:p>132</text:p>
          </table:table-cell>
          <table:table-cell table:style-name="ce12" office:value-type="string">
            <text:p>Cluster Leader</text:p>
          </table:table-cell>
          <table:table-cell table:style-name="ce19" office:value-type="string">
            <text:p>shashank.k@ivtlinfoview.co.jp</text:p>
          </table:table-cell>
          <table:table-cell table:style-name="ce21" office:value-type="string">
            <text:p>shashankkr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float" office:value="133">
            <text:p>133</text:p>
          </table:table-cell>
          <table:table-cell table:style-name="ce13" office:value-type="string">
            <text:p>Lab Leader</text:p>
          </table:table-cell>
          <table:table-cell table:style-name="ce19" office:value-type="string">
            <text:p>udaysaikiran.s@ivtlinfoview.co.jp</text:p>
          </table:table-cell>
          <table:table-cell table:style-name="ce21" office:value-type="string">
            <text:p>udaysaikirans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8" office:value-type="string">
            <text:p>WHI_Payroll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39" office:value-type="string">
            <text:p>Karthikeyan M</text:p>
          </table:table-cell>
          <table:table-cell table:style-name="ce39" office:value-type="string">
            <text:p>karthikeyan.m@ivtlinfoview.co.jp </text:p>
          </table:table-cell>
          <table:table-cell table:style-name="ce18" table:number-columns-repeated="4"/>
          <table:table-cell table:number-columns-repeated="1009"/>
        </table:table-row>
        <table:table-row table:style-name="ro1">
          <table:table-cell table:style-name="ce2" office:value-type="float" office:value="134">
            <text:p>134</text:p>
          </table:table-cell>
          <table:table-cell table:style-name="ce12" office:value-type="string">
            <text:p>Cluster Leader</text:p>
          </table:table-cell>
          <table:table-cell table:style-name="ce19" office:value-type="string">
            <text:p>varadharajan.s@ivtlinfoview.co.jp</text:p>
          </table:table-cell>
          <table:table-cell table:style-name="ce21" office:value-type="string">
            <text:p>varadharajanses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37">
            <text:p>137</text:p>
          </table:table-cell>
          <table:table-cell table:style-name="ce12" office:value-type="string">
            <text:p>Finance Executive</text:p>
          </table:table-cell>
          <table:table-cell table:style-name="ce19" office:value-type="string">
            <text:p>shahin.askar@ivtlinfoview.co.jp</text:p>
          </table:table-cell>
          <table:table-cell table:style-name="ce21" office:value-type="string">
            <text:p>shahin</text:p>
          </table:table-cell>
          <table:table-cell table:style-name="ce2" office:value-type="string">
            <text:p>Infoview</text:p>
          </table:table-cell>
          <table:table-cell table:style-name="ce23" office:value-type="string">
            <text:p>Support</text:p>
          </table:table-cell>
          <table:table-cell table:style-name="ce23" office:value-type="string">
            <text:p>Finance</text:p>
          </table:table-cell>
          <table:table-cell table:style-name="ce12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8"/>
          <table:table-cell table:style-name="ce12"/>
          <table:table-cell table:style-name="ce18" table:number-columns-repeated="4"/>
          <table:table-cell table:number-columns-repeated="1009"/>
        </table:table-row>
        <table:table-row table:style-name="ro1">
          <table:table-cell table:style-name="ce2" office:value-type="float" office:value="138">
            <text:p>138</text:p>
          </table:table-cell>
          <table:table-cell table:style-name="ce12" office:value-type="string">
            <text:p>PMO</text:p>
          </table:table-cell>
          <table:table-cell table:style-name="ce19" office:value-type="string">
            <text:p>rajmohan.n@ivtlinfoview.com</text:p>
          </table:table-cell>
          <table:table-cell table:style-name="ce21" office:value-type="string">
            <text:p>rajmohan</text:p>
          </table:table-cell>
          <table:table-cell table:style-name="ce2" office:value-type="string">
            <text:p>Infoview</text:p>
          </table:table-cell>
          <table:table-cell table:style-name="ce23" office:value-type="string">
            <text:p>Management</text:p>
          </table:table-cell>
          <table:table-cell table:style-name="ce23"/>
          <table:table-cell table:style-name="ce12" table:number-columns-repeated="2"/>
          <table:table-cell table:style-name="ce48"/>
          <table:table-cell table:style-name="ce12"/>
          <table:table-cell table:style-name="ce18" table:number-columns-repeated="4"/>
          <table:table-cell table:number-columns-repeated="1009"/>
        </table:table-row>
        <table:table-row table:style-name="ro1">
          <table:table-cell table:style-name="ce2" office:value-type="float" office:value="139">
            <text:p>139</text:p>
          </table:table-cell>
          <table:table-cell table:style-name="ce12" office:value-type="string">
            <text:p>Cluster Leader</text:p>
          </table:table-cell>
          <table:table-cell table:style-name="ce19" office:value-type="string">
            <text:p>sathiyamoorthy.m@ivtlinfoview.co.jp</text:p>
          </table:table-cell>
          <table:table-cell table:style-name="ce21" office:value-type="string">
            <text:p>sathyamoorthym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float" office:value="145">
            <text:p>145</text:p>
          </table:table-cell>
          <table:table-cell table:style-name="ce12" office:value-type="string">
            <text:p>Cluster Leader</text:p>
          </table:table-cell>
          <table:table-cell table:style-name="ce19" office:value-type="string">
            <text:p>giri.b@ivtlinfoview.co.jp</text:p>
          </table:table-cell>
          <table:table-cell table:style-name="ce21" office:value-type="string">
            <text:p>giribal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Hyouka</text:p>
          </table:table-cell>
          <table:table-cell table:style-name="ce35" office:value-type="string">
            <text:p>Balakrishnan Murugan</text:p>
          </table:table-cell>
          <table:table-cell table:style-name="ce12" office:value-type="string">
            <text:p>balakrishnan.m@ivtlinfoview.com</text:p>
          </table:table-cell>
          <table:table-cell table:style-name="ce49"/>
          <table:table-cell table:style-name="ce12"/>
          <table:table-cell table:style-name="ce58"/>
          <table:table-cell table:style-name="ce13"/>
          <table:table-cell table:style-name="ce52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48">
            <text:p>148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anandh.s@ivtlinfoview.co.jp</text:p>
          </table:table-cell>
          <table:table-cell table:style-name="ce21" office:value-type="string">
            <text:p>anandhsh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153">
            <text:p>153</text:p>
          </table:table-cell>
          <table:table-cell table:style-name="ce13" office:value-type="string">
            <text:p>Lab Leader</text:p>
          </table:table-cell>
          <table:table-cell table:style-name="ce19" office:value-type="string">
            <text:p>sathishkumar.ra@ivtlinfoview.co.jp</text:p>
          </table:table-cell>
          <table:table-cell table:style-name="ce21" office:value-type="string">
            <text:p>sathishkumarraj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/>
          <table:table-cell table:style-name="ce13"/>
          <table:table-cell table:number-columns-repeated="1009"/>
        </table:table-row>
        <table:table-row table:style-name="ro1">
          <table:table-cell table:style-name="ce2" office:value-type="float" office:value="162">
            <text:p>162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pradeeverajan.r@ivtlinfoview.co.jp</text:p>
          </table:table-cell>
          <table:table-cell table:style-name="ce21" office:value-type="string">
            <text:p>pradeevirajanrag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45" office:value-type="string">
            <text:p><text:span text:style-name="T1"><text:a xlink:href="mailto:balakrishnan.m@ivtlinfoview.com">balakrishnan.m@ivtlinfoview.com</text:a></text:span>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Thangarasu Raja</text:p>
          </table:table-cell>
          <table:table-cell table:style-name="ce13" office:value-type="string">
            <text:p>thangarasu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3">
            <text:p>16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indhumathi.p@ivtlinfoview.co.jp</text:p>
          </table:table-cell>
          <table:table-cell table:style-name="ce21" office:value-type="string">
            <text:p>indhumathip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style-name="ce2" office:value-type="string">
            <text:p>Kopperuncholan Senguttuvan</text:p>
          </table:table-cell>
          <table:table-cell table:style-name="ce2" office:value-type="string">
            <text:p>kopperunchol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4">
            <text:p>164</text:p>
          </table:table-cell>
          <table:table-cell table:style-name="ce12" office:value-type="string">
            <text:p>Cluster Leader</text:p>
          </table:table-cell>
          <table:table-cell table:style-name="ce19" office:value-type="string">
            <text:p>manojkumar.b@ivtlinfoview.co.jp</text:p>
          </table:table-cell>
          <table:table-cell table:style-name="ce21" office:value-type="string">
            <text:p>manojkumarb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float" office:value="165">
            <text:p>165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kanchana.k@ivtlinfoview.co.jp</text:p>
          </table:table-cell>
          <table:table-cell table:style-name="ce21" office:value-type="string">
            <text:p>kanchanakan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Payroll_Hyouka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Karunakaran M</text:p>
          </table:table-cell>
          <table:table-cell table:style-name="ce18" office:value-type="string">
            <text:p>karunakaran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6">
            <text:p>166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gnanabaskaraguptha.p@ivtlinfoview.co.jp</text:p>
          </table:table-cell>
          <table:table-cell table:style-name="ce21" office:value-type="string">
            <text:p>gnanabaskaragupthap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Manickaraja Dakshinamoorthy</text:p>
          </table:table-cell>
          <table:table-cell table:style-name="ce12" office:value-type="string">
            <text:p>manickaraja.dakshinamoorthy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9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167">
            <text:p>167</text:p>
          </table:table-cell>
          <table:table-cell table:style-name="ce13" office:value-type="string">
            <text:p>Lab Leader</text:p>
          </table:table-cell>
          <table:table-cell table:style-name="ce19" office:value-type="string">
            <text:p>navyasree.s@ivtlinfoview.co.jp</text:p>
          </table:table-cell>
          <table:table-cell table:style-name="ce21" office:value-type="string">
            <text:p>navyasreeraminenisri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Attendance_Hyouka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table:number-columns-repeated="2"/>
          <table:table-cell table:number-columns-repeated="1009"/>
        </table:table-row>
        <table:table-row table:style-name="ro1">
          <table:table-cell table:style-name="ce2" office:value-type="float" office:value="168">
            <text:p>168</text:p>
          </table:table-cell>
          <table:table-cell table:style-name="ce13" office:value-type="string">
            <text:p>Lab Leader</text:p>
          </table:table-cell>
          <table:table-cell table:style-name="ce19" office:value-type="string">
            <text:p>akash.c@ivtlinfoview.co.jp</text:p>
          </table:table-cell>
          <table:table-cell table:style-name="ce21" office:value-type="string">
            <text:p>akashcha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9" office:value-type="string">
            <text:p>WHI_QE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table:number-columns-repeated="2"/>
          <table:table-cell table:number-columns-repeated="1009"/>
        </table:table-row>
        <table:table-row table:style-name="ro1">
          <table:table-cell table:style-name="ce2" office:value-type="float" office:value="169">
            <text:p>169</text:p>
          </table:table-cell>
          <table:table-cell table:style-name="ce13" office:value-type="string">
            <text:p>Lab Leader</text:p>
          </table:table-cell>
          <table:table-cell table:style-name="ce19" office:value-type="string">
            <text:p>priyanga.l@ivtlinfoview.co.jp</text:p>
          </table:table-cell>
          <table:table-cell table:style-name="ce21" office:value-type="string">
            <text:p>priyangalak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Recruiting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table:number-columns-repeated="2"/>
          <table:table-cell table:number-columns-repeated="1009"/>
        </table:table-row>
        <table:table-row table:style-name="ro1">
          <table:table-cell table:style-name="ce2" office:value-type="float" office:value="171">
            <text:p>171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priyadharshini.sh@ivtlinfoview.co.jp</text:p>
          </table:table-cell>
          <table:table-cell table:style-name="ce21" office:value-type="string">
            <text:p>priyadarshinish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172">
            <text:p>172</text:p>
          </table:table-cell>
          <table:table-cell table:style-name="ce13" office:value-type="string">
            <text:p>Lab Leader</text:p>
          </table:table-cell>
          <table:table-cell table:style-name="ce19" office:value-type="string">
            <text:p>manikandan.o@ivtlinfoview.co.jp</text:p>
          </table:table-cell>
          <table:table-cell table:style-name="ce21" office:value-type="string">
            <text:p>manikandanove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Talent Management_Hyouka</text:p>
          </table:table-cell>
          <table:table-cell table:style-name="ce40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table:number-columns-repeated="2"/>
          <table:table-cell table:number-columns-repeated="1009"/>
        </table:table-row>
        <table:table-row table:style-name="ro1">
          <table:table-cell table:style-name="ce2" office:value-type="float" office:value="175">
            <text:p>17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oundharya.r@ivtlinfoview.co.jp</text:p>
          </table:table-cell>
          <table:table-cell table:style-name="ce21" office:value-type="string">
            <text:p>soundharya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6">
            <text:p>176</text:p>
          </table:table-cell>
          <table:table-cell table:style-name="ce13" office:value-type="string">
            <text:p>Lab Leader</text:p>
          </table:table-cell>
          <table:table-cell table:style-name="ce19" office:value-type="string">
            <text:p>narmatha.c@ivtlinfoview.co.jp</text:p>
          </table:table-cell>
          <table:table-cell table:style-name="ce21" office:value-type="string">
            <text:p>narmathapillaycas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/>
          <table:table-cell table:style-name="ce13"/>
          <table:table-cell table:number-columns-repeated="1009"/>
        </table:table-row>
        <table:table-row table:style-name="ro1">
          <table:table-cell table:style-name="ce2" office:value-type="float" office:value="181">
            <text:p>18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gomathi.v@ivtlinfoview.co.jp</text:p>
          </table:table-cell>
          <table:table-cell table:style-name="ce21" office:value-type="string">
            <text:p>gomathiv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Hyouka</text:p>
          </table:table-cell>
          <table:table-cell table:style-name="ce35" office:value-type="string">
            <text:p>Balakrishnan Murugan</text:p>
          </table:table-cell>
          <table:table-cell table:style-name="ce12" office:value-type="string">
            <text:p>balakrishnan.m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82">
            <text:p>182</text:p>
          </table:table-cell>
          <table:table-cell table:style-name="ce12" office:value-type="string">
            <text:p>Sr HR Executive</text:p>
          </table:table-cell>
          <table:table-cell table:style-name="ce19" office:value-type="string">
            <text:p>sumithra.k@ivtlinfoview.co.jp</text:p>
          </table:table-cell>
          <table:table-cell table:style-name="ce21" office:value-type="string">
            <text:p>sumithrak</text:p>
          </table:table-cell>
          <table:table-cell table:style-name="ce2" office:value-type="string">
            <text:p>Infoview</text:p>
          </table:table-cell>
          <table:table-cell table:style-name="ce23" office:value-type="string">
            <text:p>Support</text:p>
          </table:table-cell>
          <table:table-cell table:style-name="ce23" office:value-type="string">
            <text:p>Human Resource</text:p>
          </table:table-cell>
          <table:table-cell table:style-name="ce12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8"/>
          <table:table-cell table:style-name="ce12"/>
          <table:table-cell table:style-name="ce18" table:number-columns-repeated="4"/>
          <table:table-cell table:number-columns-repeated="1009"/>
        </table:table-row>
        <table:table-row table:style-name="ro1">
          <table:table-cell table:style-name="ce2" office:value-type="float" office:value="183">
            <text:p>18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reethi.m@ivtlinfoview.co.jp</text:p>
          </table:table-cell>
          <table:table-cell table:style-name="ce21" office:value-type="string">
            <text:p>preethim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184">
            <text:p>184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shakiralam.m@ivtlinfoview.co.jp</text:p>
          </table:table-cell>
          <table:table-cell table:style-name="ce21" office:value-type="string">
            <text:p>shakiralammoh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186">
            <text:p>186</text:p>
          </table:table-cell>
          <table:table-cell table:style-name="ce12" office:value-type="string">
            <text:p>Finance Manager</text:p>
          </table:table-cell>
          <table:table-cell table:style-name="ce19" office:value-type="string">
            <text:p>tamilarasan.e@ivtlinfoview.co.jp</text:p>
          </table:table-cell>
          <table:table-cell table:style-name="ce21" office:value-type="string">
            <text:p>tamilare</text:p>
          </table:table-cell>
          <table:table-cell table:style-name="ce2" office:value-type="string">
            <text:p>Infoview</text:p>
          </table:table-cell>
          <table:table-cell table:style-name="ce23" office:value-type="string">
            <text:p>Support</text:p>
          </table:table-cell>
          <table:table-cell table:style-name="ce23" office:value-type="string">
            <text:p>Finance</text:p>
          </table:table-cell>
          <table:table-cell table:style-name="ce12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8"/>
          <table:table-cell table:style-name="ce12"/>
          <table:table-cell table:style-name="ce18" table:number-columns-repeated="4"/>
          <table:table-cell table:number-columns-repeated="1009"/>
        </table:table-row>
        <table:table-row table:style-name="ro1">
          <table:table-cell table:style-name="ce2" office:value-type="float" office:value="187">
            <text:p>187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udaya.n@ivtlinfoview.co.jp</text:p>
          </table:table-cell>
          <table:table-cell table:style-name="ce21" office:value-type="string">
            <text:p>udayan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188">
            <text:p>188</text:p>
          </table:table-cell>
          <table:table-cell table:style-name="ce12" office:value-type="string">
            <text:p>Infrastructure Executive</text:p>
          </table:table-cell>
          <table:table-cell table:style-name="ce19" office:value-type="string">
            <text:p>vinothkumar.g@ivtlinfoview.co.jp</text:p>
          </table:table-cell>
          <table:table-cell table:style-name="ce21" office:value-type="string">
            <text:p>vinogan</text:p>
          </table:table-cell>
          <table:table-cell table:style-name="ce2" office:value-type="string">
            <text:p>Infoview</text:p>
          </table:table-cell>
          <table:table-cell table:style-name="ce23" office:value-type="string">
            <text:p>Support</text:p>
          </table:table-cell>
          <table:table-cell table:style-name="ce23" office:value-type="string">
            <text:p>Infrastructure</text:p>
          </table:table-cell>
          <table:table-cell table:style-name="ce12" office:value-type="string">
            <text:p>Bubesh</text:p>
          </table:table-cell>
          <table:table-cell table:style-name="ce12" office:value-type="string">
            <text:p>bubesh.kalaimani@ivtlinfoview.com</text:p>
          </table:table-cell>
          <table:table-cell table:style-name="ce48"/>
          <table:table-cell table:style-name="ce12"/>
          <table:table-cell table:style-name="ce18" table:number-columns-repeated="4"/>
          <table:table-cell table:number-columns-repeated="1009"/>
        </table:table-row>
        <table:table-row table:style-name="ro1">
          <table:table-cell table:style-name="ce2" office:value-type="float" office:value="189">
            <text:p>189</text:p>
          </table:table-cell>
          <table:table-cell table:style-name="ce12" office:value-type="string">
            <text:p>SOP Executive</text:p>
          </table:table-cell>
          <table:table-cell table:style-name="ce19" office:value-type="string">
            <text:p>renuka.r@ivtlinfoview.co.jp</text:p>
          </table:table-cell>
          <table:table-cell table:style-name="ce21" office:value-type="string">
            <text:p>renukaramu</text:p>
          </table:table-cell>
          <table:table-cell table:style-name="ce2" office:value-type="string">
            <text:p>Infoview</text:p>
          </table:table-cell>
          <table:table-cell table:style-name="ce23" office:value-type="string">
            <text:p>Support</text:p>
          </table:table-cell>
          <table:table-cell table:style-name="ce23" office:value-type="string">
            <text:p>Metrix</text:p>
          </table:table-cell>
          <table:table-cell table:style-name="ce12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8"/>
          <table:table-cell table:style-name="ce12"/>
          <table:table-cell table:style-name="ce18" table:number-columns-repeated="4"/>
          <table:table-cell table:number-columns-repeated="1009"/>
        </table:table-row>
        <table:table-row table:style-name="ro1">
          <table:table-cell table:style-name="ce2" office:value-type="float" office:value="190">
            <text:p>190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aacshwin.r@ivtlinfoview.co.jp</text:p>
          </table:table-cell>
          <table:table-cell table:style-name="ce21" office:value-type="string">
            <text:p>aacshwinrav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52" office:value-type="string">
            <text:p>Santhosh Kumar Durairaj</text:p>
          </table:table-cell>
          <table:table-cell table:style-name="ce12" office:value-type="string">
            <text:p>santhoshkumar.d@ivtlinfoview.co.jp</text:p>
          </table:table-cell>
          <table:table-cell table:style-name="ce52"/>
          <table:table-cell table:style-name="ce12"/>
          <table:table-cell table:style-name="ce52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92">
            <text:p>192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annoncia.j@ivtlinfoview.co.jp</text:p>
          </table:table-cell>
          <table:table-cell table:style-name="ce21" office:value-type="string">
            <text:p>annonciajos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193">
            <text:p>193</text:p>
          </table:table-cell>
          <table:table-cell table:style-name="ce13" office:value-type="string">
            <text:p>Lab Leader</text:p>
          </table:table-cell>
          <table:table-cell table:style-name="ce19" office:value-type="string">
            <text:p>arun.j@ivtlinfoview.co.jp</text:p>
          </table:table-cell>
          <table:table-cell table:style-name="ce21" office:value-type="string">
            <text:p>arunjay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Attendance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office:value-type="string">
            <text:p>Vijayanak Lakshmanasamy</text:p>
          </table:table-cell>
          <table:table-cell table:style-name="ce18" office:value-type="string">
            <text:p>vijayanak.l@ivtlinfoview.co.jp</text:p>
          </table:table-cell>
          <table:table-cell table:style-name="ce18" table:number-columns-repeated="2"/>
          <table:table-cell table:number-columns-repeated="1009"/>
        </table:table-row>
        <table:table-row table:style-name="ro1">
          <table:table-cell table:style-name="ce2" office:value-type="float" office:value="194">
            <text:p>194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arun.s@ivtlinfoview.co.jp</text:p>
          </table:table-cell>
          <table:table-cell table:style-name="ce21" office:value-type="string">
            <text:p>arunsu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Deepanraj Chithiravel</text:p>
          </table:table-cell>
          <table:table-cell table:style-name="ce12" office:value-type="string">
            <text:p>deepanraj.c@ivtlinfoview.co.jp</text:p>
          </table:table-cell>
          <table:table-cell table:style-name="ce52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96">
            <text:p>196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ashwin.k@ivtlinfoview.co.jp</text:p>
          </table:table-cell>
          <table:table-cell table:style-name="ce21" office:value-type="string">
            <text:p>ashwink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float" office:value="199">
            <text:p>19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dwaraganath.a@ivtlinfoview.co.jp</text:p>
          </table:table-cell>
          <table:table-cell table:style-name="ce21" office:value-type="string">
            <text:p>dwaraganathash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<text:a xlink:href="mailto:sureshkumar.mohanraj@ivtlinfoview.com">sureshkumar.mohanraj@ivtlinfoview.com</text:a></text:p>
          </table:table-cell>
          <table:table-cell table:style-name="ce53" office:value-type="string">
            <text:p>Santhosh Kumar Durairaj</text:p>
          </table:table-cell>
          <table:table-cell table:style-name="ce16" office:value-type="string">
            <text:p>santhoshkumar.d@ivtlinfoview.co.jp</text:p>
          </table:table-cell>
          <table:table-cell table:style-name="ce12" table:number-columns-repeated="2"/>
          <table:table-cell table:style-name="ce53" office:value-type="string">
            <text:p>Senathipathi Panneerselvam</text:p>
          </table:table-cell>
          <table:table-cell table:style-name="ce16" office:value-type="string">
            <text:p>senathipathi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1">
            <text:p>201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keerthana.k@ivtlinfoview.co.jp</text:p>
          </table:table-cell>
          <table:table-cell table:style-name="ce21" office:value-type="string">
            <text:p>keerthanak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9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204">
            <text:p>204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ranjithkumar.g@ivtlinfoview.co.jp</text:p>
          </table:table-cell>
          <table:table-cell table:style-name="ce21" office:value-type="string">
            <text:p>ranjithkumarg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205">
            <text:p>205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santhosh.a@ivtlinfoview.co.jp</text:p>
          </table:table-cell>
          <table:table-cell table:style-name="ce21" office:value-type="string">
            <text:p>santhoshan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Santhosh Vijay T S</text:p>
          </table:table-cell>
          <table:table-cell table:style-name="ce13" office:value-type="string">
            <text:p>santhoshvijay.t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6">
            <text:p>206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senathipathi.p@ivtlinfoview.co.jp</text:p>
          </table:table-cell>
          <table:table-cell table:style-name="ce21" office:value-type="string">
            <text:p>senathipathip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52" office:value-type="string">
            <text:p>Santhosh Kumar Durairaj</text:p>
          </table:table-cell>
          <table:table-cell table:style-name="ce12" office:value-type="string">
            <text:p>santhoshkumar.d@ivtlinfoview.co.jp</text:p>
          </table:table-cell>
          <table:table-cell table:style-name="ce52"/>
          <table:table-cell table:style-name="ce12"/>
          <table:table-cell table:style-name="ce52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08">
            <text:p>208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vinotha.c@ivtlinfoview.co.jp</text:p>
          </table:table-cell>
          <table:table-cell table:style-name="ce21" office:value-type="string">
            <text:p>vinothach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210">
            <text:p>210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palanivel.d@ivtlinfoview.co.jp</text:p>
          </table:table-cell>
          <table:table-cell table:style-name="ce21" office:value-type="string">
            <text:p>palaniveldh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212">
            <text:p>212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suvitha.s@ivtlinfoview.co.jp</text:p>
          </table:table-cell>
          <table:table-cell table:style-name="ce21" office:value-type="string">
            <text:p>suvithasu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Mahalakshmi Balamurugan</text:p>
          </table:table-cell>
          <table:table-cell table:style-name="ce67" office:value-type="string">
            <text:p>mahalakshmi.b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4">
            <text:p>214</text:p>
          </table:table-cell>
          <table:table-cell table:style-name="ce15" office:value-type="string">
            <text:p>Lab Leader</text:p>
          </table:table-cell>
          <table:table-cell table:style-name="ce19" office:value-type="string">
            <text:p>deepaksoman.p@ivtlinfoview.co.jp</text:p>
          </table:table-cell>
          <table:table-cell table:style-name="ce21" office:value-type="string">
            <text:p>deepaksomanpr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Jeyakrishnan Mahalingam</text:p>
          </table:table-cell>
          <table:table-cell table:style-name="ce12" office:value-type="string">
            <text:p>jeyakrishnan.m@ivtlinfoview.co.jp</text:p>
          </table:table-cell>
          <table:table-cell table:style-name="ce59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215">
            <text:p>21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nishfathima.s@ivtlinfoview.co.jp</text:p>
          </table:table-cell>
          <table:table-cell table:style-name="ce21" office:value-type="string">
            <text:p>anishfathimasi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52" office:value-type="string">
            <text:p>Santhosh Kumar Durairaj</text:p>
          </table:table-cell>
          <table:table-cell table:style-name="ce12" office:value-type="string">
            <text:p>santhoshkumar.d@ivtlinfoview.co.jp</text:p>
          </table:table-cell>
          <table:table-cell table:style-name="ce52"/>
          <table:table-cell table:style-name="ce12"/>
          <table:table-cell table:style-name="ce53" office:value-type="string">
            <text:p>Hemalatha Ayyasamy</text:p>
          </table:table-cell>
          <table:table-cell table:style-name="ce16" office:value-type="string">
            <text:p><text:a xlink:href="mailto:hemalatha.a@ivtlinfoview.co.jp">hemalatha.a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216">
            <text:p>216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ramthai.t@ivtlinfoview.co.jp</text:p>
          </table:table-cell>
          <table:table-cell table:style-name="ce21" office:value-type="string">
            <text:p>ramthaitha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Clover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table:number-columns-repeated="4"/>
          <table:table-cell table:number-columns-repeated="1009"/>
        </table:table-row>
        <table:table-row table:style-name="ro1">
          <table:table-cell table:style-name="ce2" office:value-type="float" office:value="218">
            <text:p>218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praveen.m@ivtlinfoview.co.jp</text:p>
          </table:table-cell>
          <table:table-cell table:style-name="ce21" office:value-type="string">
            <text:p>pravmani1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Varadharajan Sesharaman</text:p>
          </table:table-cell>
          <table:table-cell table:style-name="ce12" office:value-type="string">
            <text:p>varadharajan.s@ivtlinfoview.co.jp</text:p>
          </table:table-cell>
          <table:table-cell table:style-name="ce52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19">
            <text:p>219</text:p>
          </table:table-cell>
          <table:table-cell table:style-name="ce13" office:value-type="string">
            <text:p>Lab Leader</text:p>
          </table:table-cell>
          <table:table-cell table:style-name="ce19" office:value-type="string">
            <text:p>ramesh.t@ivtlinfoview.co.jp</text:p>
          </table:table-cell>
          <table:table-cell table:style-name="ce21" office:value-type="string">
            <text:p>rameshtam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HR-Core_Dev</text:p>
          </table:table-cell>
          <table:table-cell table:style-name="ce37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office:value-type="string">
            <text:p>Balamani Shankar</text:p>
          </table:table-cell>
          <table:table-cell table:style-name="ce18" office:value-type="string">
            <text:p>balamani.s@ivtlinfoview.co.jp</text:p>
          </table:table-cell>
          <table:table-cell table:style-name="ce18" table:number-columns-repeated="2"/>
          <table:table-cell table:number-columns-repeated="1009"/>
        </table:table-row>
        <table:table-row table:style-name="ro1">
          <table:table-cell table:style-name="ce2" office:value-type="float" office:value="220">
            <text:p>220</text:p>
          </table:table-cell>
          <table:table-cell table:style-name="ce16" office:value-type="string">
            <text:p>Lab Leader</text:p>
          </table:table-cell>
          <table:table-cell table:style-name="ce19" office:value-type="string">
            <text:p>beulaevanjaleen.y@ivtlinfoview.co.jp</text:p>
          </table:table-cell>
          <table:table-cell table:style-name="ce21" office:value-type="string">
            <text:p>beulaevanjaleenyag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3"/>
          <table:table-cell table:style-name="ce16"/>
          <table:table-cell table:number-columns-repeated="1009"/>
        </table:table-row>
        <table:table-row table:style-name="ro1">
          <table:table-cell table:style-name="ce2" office:value-type="float" office:value="222">
            <text:p>222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saravanakumar.a@ivtlinfoview.co.jp</text:p>
          </table:table-cell>
          <table:table-cell table:style-name="ce21" office:value-type="string">
            <text:p>saravanakumarar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9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223">
            <text:p>223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gunasekaran.a@ivtlinfoview.co.jp</text:p>
          </table:table-cell>
          <table:table-cell table:style-name="ce21" office:value-type="string">
            <text:p>gunasekaranamm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float" office:value="224">
            <text:p>224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gowtham.c@ivtlinfoview.co.jp</text:p>
          </table:table-cell>
          <table:table-cell table:style-name="ce21" office:value-type="string">
            <text:p>gowthamch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225">
            <text:p>225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sivasankaran.r@ivtlinfoview.co.jp</text:p>
          </table:table-cell>
          <table:table-cell table:style-name="ce21" office:value-type="string">
            <text:p>sivasankaranrav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227">
            <text:p>227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shanmugapriya.l@ivtlinfoview.co.jp</text:p>
          </table:table-cell>
          <table:table-cell table:style-name="ce21" office:value-type="string">
            <text:p>shanmugapriyalog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230">
            <text:p>23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barinathan.r@ivtlinfoview.co.jp</text:p>
          </table:table-cell>
          <table:table-cell table:style-name="ce21" office:value-type="string">
            <text:p>sabarinathanraj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ruthi Kanakadas</text:p>
          </table:table-cell>
          <table:table-cell table:style-name="ce2" office:value-type="string">
            <text:p>sruthi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3">
            <text:p>23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ivapriya.j@ivtlinfoview.co.jp</text:p>
          </table:table-cell>
          <table:table-cell table:style-name="ce21" office:value-type="string">
            <text:p>sivapriyajay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4">
            <text:p>234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yamunabharathi.k@ivtlinfoview.co.jp</text:p>
          </table:table-cell>
          <table:table-cell table:style-name="ce21" office:value-type="string">
            <text:p>yamunabh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Baranitharan Manickaraj</text:p>
          </table:table-cell>
          <table:table-cell table:style-name="ce2" office:value-type="string">
            <text:p>bharanitharan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235">
            <text:p>235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ashokkumar.r@ivtlinfoview.co.jp</text:p>
          </table:table-cell>
          <table:table-cell table:style-name="ce21" office:value-type="string">
            <text:p>ashokkumarraj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237">
            <text:p>237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gomathi.r@ivtlinfoview.co.jp</text:p>
          </table:table-cell>
          <table:table-cell table:style-name="ce21" office:value-type="string">
            <text:p>gomathir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float" office:value="240">
            <text:p>240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baskaran.r@ivtlinfoview.co.jp</text:p>
          </table:table-cell>
          <table:table-cell table:style-name="ce21" office:value-type="string">
            <text:p>baskaranram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5" office:value-type="string">
            <text:p>Sathiyananthan Pandian</text:p>
          </table:table-cell>
          <table:table-cell table:style-name="ce46" office:value-type="string">
            <text:p>sathiyananthan.p@ivtlinfoview.co.jp</text:p>
          </table:table-cell>
          <table:table-cell table:style-name="ce55"/>
          <table:table-cell table:style-name="ce46"/>
          <table:table-cell table:number-columns-repeated="1009"/>
        </table:table-row>
        <table:table-row table:style-name="ro1">
          <table:table-cell table:style-name="ce2" office:value-type="float" office:value="241">
            <text:p>241</text:p>
          </table:table-cell>
          <table:table-cell table:style-name="ce16" office:value-type="string">
            <text:p>Lab Leader</text:p>
          </table:table-cell>
          <table:table-cell table:style-name="ce19" office:value-type="string">
            <text:p>nandhini.n@ivtlinfoview.co.jp</text:p>
          </table:table-cell>
          <table:table-cell table:style-name="ce21" office:value-type="string">
            <text:p>nandhininag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52" office:value-type="string">
            <text:p>Santhosh Kumar Durairaj</text:p>
          </table:table-cell>
          <table:table-cell table:style-name="ce12" office:value-type="string">
            <text:p>santhoshkumar.d@ivtlinfoview.co.jp</text:p>
          </table:table-cell>
          <table:table-cell table:style-name="ce52"/>
          <table:table-cell table:style-name="ce12"/>
          <table:table-cell table:style-name="ce53"/>
          <table:table-cell table:style-name="ce16"/>
          <table:table-cell table:number-columns-repeated="1009"/>
        </table:table-row>
        <table:table-row table:style-name="ro1">
          <table:table-cell table:style-name="ce2" office:value-type="float" office:value="242">
            <text:p>242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kaviyarasan.s@ivtlinfoview.co.jp</text:p>
          </table:table-cell>
          <table:table-cell table:style-name="ce21" office:value-type="string">
            <text:p>kaviyarasansub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Deepanraj Chithiravel</text:p>
          </table:table-cell>
          <table:table-cell table:style-name="ce12" office:value-type="string">
            <text:p>deepanraj.c@ivtlinfoview.co.jp</text:p>
          </table:table-cell>
          <table:table-cell table:style-name="ce52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44">
            <text:p>244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mohanapriya.s@ivtlinfoview.co.jp</text:p>
          </table:table-cell>
          <table:table-cell table:style-name="ce21" office:value-type="string">
            <text:p>mohanapriyasa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245">
            <text:p>245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sobiya.n@ivtlinfoview.co.jp</text:p>
          </table:table-cell>
          <table:table-cell table:style-name="ce21" office:value-type="string">
            <text:p>sobiyanag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iva Sankari Vanniarajan</text:p>
          </table:table-cell>
          <table:table-cell table:style-name="ce2" office:value-type="string">
            <text:p>sivasankari.v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254">
            <text:p>25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nusuya.a@ivtlinfoview.co.jp</text:p>
          </table:table-cell>
          <table:table-cell table:style-name="ce21" office:value-type="string">
            <text:p>anusuyaan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Karthika Nagarajan</text:p>
          </table:table-cell>
          <table:table-cell table:style-name="ce2" office:value-type="string">
            <text:p>karthika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57">
            <text:p>257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bhubaal.k@ivtlinfoview.co.jp</text:p>
          </table:table-cell>
          <table:table-cell table:style-name="ce21" office:value-type="string">
            <text:p>bhubaalkr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9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261">
            <text:p>261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danielmariadass.i@ivtlinfoview.co.jp</text:p>
          </table:table-cell>
          <table:table-cell table:style-name="ce21" office:value-type="string">
            <text:p>danielmariadassir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Varadharajan Sesharaman</text:p>
          </table:table-cell>
          <table:table-cell table:style-name="ce12" office:value-type="string">
            <text:p>varadharajan.s@ivtlinfoview.co.jp</text:p>
          </table:table-cell>
          <table:table-cell table:style-name="ce52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66">
            <text:p>26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dhivya.m@ivtlinfoview.co.jp</text:p>
          </table:table-cell>
          <table:table-cell table:style-name="ce21" office:value-type="string">
            <text:p>dhivyamat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Anandh Shanmugam</text:p>
          </table:table-cell>
          <table:table-cell table:style-name="ce2" office:value-type="string">
            <text:p>anandh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67">
            <text:p>267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dineshchristopher.r@ivtlinfoview.co.jp</text:p>
          </table:table-cell>
          <table:table-cell table:style-name="ce21" office:value-type="string">
            <text:p>dineshchristopherr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HR-Core_Dev</text:p>
          </table:table-cell>
          <table:table-cell table:style-name="ce37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office:value-type="string">
            <text:p>Narendran Raman</text:p>
          </table:table-cell>
          <table:table-cell table:style-name="ce18" office:value-type="string">
            <text:p>Narendran.r@ivtlinfoview.co.jp</text:p>
          </table:table-cell>
          <table:table-cell table:style-name="ce18" table:number-columns-repeated="2"/>
          <table:table-cell table:number-columns-repeated="1009"/>
        </table:table-row>
        <table:table-row table:style-name="ro1">
          <table:table-cell table:style-name="ce2" office:value-type="float" office:value="268">
            <text:p>26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gayathridevi.ra@ivtlinfoview.co.jp</text:p>
          </table:table-cell>
          <table:table-cell table:style-name="ce21" office:value-type="string">
            <text:p>gayathridevi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Ashwin Kanthiah</text:p>
          </table:table-cell>
          <table:table-cell table:style-name="ce2" office:value-type="string">
            <text:p>ashwin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69">
            <text:p>26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gayathri.v@ivtlinfoview.co.jp</text:p>
          </table:table-cell>
          <table:table-cell table:style-name="ce21" office:value-type="string">
            <text:p>gayathriv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41" office:value-type="string">
            <text:p>Manickaraja Dakshinamoorthy</text:p>
          </table:table-cell>
          <table:table-cell table:style-name="ce16" office:value-type="string">
            <text:p>manickaraja.dakshinamoorthy@ivtlinfoview.com</text:p>
          </table:table-cell>
          <table:table-cell table:style-name="ce49"/>
          <table:table-cell table:style-name="ce12" table:number-columns-repeated="3"/>
          <table:table-cell table:style-name="ce53" office:value-type="string">
            <text:p>Prashittha Mani Ravichandran</text:p>
          </table:table-cell>
          <table:table-cell table:style-name="ce16" office:value-type="string">
            <text:p>prashittha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71">
            <text:p>271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gokul.g@ivtlinfoview.co.jp</text:p>
          </table:table-cell>
          <table:table-cell table:style-name="ce21" office:value-type="string">
            <text:p>gokulgan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HR-Core_Hyouka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Arulmani A</text:p>
          </table:table-cell>
          <table:table-cell table:style-name="ce18" office:value-type="string">
            <text:p>arulmani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72">
            <text:p>272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hariharan.m@ivtlinfoview.co.jp</text:p>
          </table:table-cell>
          <table:table-cell table:style-name="ce21" office:value-type="string">
            <text:p>hariharanm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Attendance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office:value-type="string">
            <text:p>Vijayanak Lakshmanasamy</text:p>
          </table:table-cell>
          <table:table-cell table:style-name="ce18" office:value-type="string">
            <text:p>vijayanak.l@ivtlinfoview.co.jp</text:p>
          </table:table-cell>
          <table:table-cell table:style-name="ce18" office:value-type="string">
            <text:p>Sudhan Sivaraj</text:p>
          </table:table-cell>
          <table:table-cell table:style-name="ce18" office:value-type="string">
            <text:p>sudh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80">
            <text:p>280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keerthick.g@ivtlinfoview.co.jp</text:p>
          </table:table-cell>
          <table:table-cell table:style-name="ce21" office:value-type="string">
            <text:p>keerthickg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athiya Moorthy Manoharan</text:p>
          </table:table-cell>
          <table:table-cell table:style-name="ce2" office:value-type="string">
            <text:p>sathiyamoorthy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282">
            <text:p>282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lavanya.kr@ivtlinfoview.co.jp</text:p>
          </table:table-cell>
          <table:table-cell table:style-name="ce21" office:value-type="string">
            <text:p>lavanyak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283">
            <text:p>283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logesh.k@ivtlinfoview.co.jp</text:p>
          </table:table-cell>
          <table:table-cell table:style-name="ce21" office:value-type="string">
            <text:p>logeshk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Lakshmykutty</text:p>
          </table:table-cell>
          <table:table-cell table:style-name="ce12" office:value-type="string">
            <text:p>lakshmykutty.r@ivtlinfoview.co.jp</text:p>
          </table:table-cell>
          <table:table-cell table:style-name="ce52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84">
            <text:p>284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logesh.s@ivtlinfoview.co.jp</text:p>
          </table:table-cell>
          <table:table-cell table:style-name="ce21" office:value-type="string">
            <text:p>logeshs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float" office:value="287">
            <text:p>287</text:p>
          </table:table-cell>
          <table:table-cell table:style-name="ce13" office:value-type="string">
            <text:p>Lab Leader</text:p>
          </table:table-cell>
          <table:table-cell table:style-name="ce19" office:value-type="string">
            <text:p>manivannan.s@ivtlinfoview.co.jp</text:p>
          </table:table-cell>
          <table:table-cell table:style-name="ce21" office:value-type="string">
            <text:p>manivannans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8" office:value-type="string">
            <text:p>WHI_Payroll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39" office:value-type="string">
            <text:p>Karthikeyan M</text:p>
          </table:table-cell>
          <table:table-cell table:style-name="ce39" office:value-type="string">
            <text:p>karthikeyan.m@ivtlinfoview.co.jp </text:p>
          </table:table-cell>
          <table:table-cell table:style-name="ce18" table:number-columns-repeated="3"/>
          <table:table-cell table:style-name="ce68"/>
          <table:table-cell table:number-columns-repeated="1009"/>
        </table:table-row>
        <table:table-row table:style-name="ro1">
          <table:table-cell table:style-name="ce2" office:value-type="float" office:value="288">
            <text:p>288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meenu.p@ivtlinfoview.co.jp</text:p>
          </table:table-cell>
          <table:table-cell table:style-name="ce21" office:value-type="string">
            <text:p>meenup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9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293">
            <text:p>29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nachimuthu.s@ivtlinfoview.co.jp</text:p>
          </table:table-cell>
          <table:table-cell table:style-name="ce21" office:value-type="string">
            <text:p>nachimuthus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" office:value-type="string">
            <text:p>SCM_Dev</text:p>
          </table:table-cell>
          <table:table-cell table:style-name="ce41" office:value-type="string">
            <text:p>Manickaraja Dakshinamoorthy</text:p>
          </table:table-cell>
          <table:table-cell table:style-name="ce16" office:value-type="string">
            <text:p>manickaraja.dakshinamoorthy@ivtlinfoview.com</text:p>
          </table:table-cell>
          <table:table-cell table:style-name="ce49"/>
          <table:table-cell table:style-name="ce12"/>
          <table:table-cell table:style-name="ce16" office:value-type="string">
            <text:p>Gowtham Santhosh Mohan</text:p>
          </table:table-cell>
          <table:table-cell table:style-name="ce16" office:value-type="string">
            <text:p>gowthamsanthosh.m@ivtlinfoview.co.jp</text:p>
          </table:table-cell>
          <table:table-cell table:style-name="ce12" table:number-columns-repeated="2"/>
          <table:table-cell table:number-columns-repeated="1009"/>
        </table:table-row>
        <table:table-row table:style-name="ro1">
          <table:table-cell table:style-name="ce2" office:value-type="float" office:value="295">
            <text:p>295</text:p>
          </table:table-cell>
          <table:table-cell table:style-name="ce13" office:value-type="string">
            <text:p>Lab Leader</text:p>
          </table:table-cell>
          <table:table-cell table:style-name="ce19" office:value-type="string">
            <text:p>pravin.d@ivtlinfoview.co.jp</text:p>
          </table:table-cell>
          <table:table-cell table:style-name="ce21" office:value-type="string">
            <text:p>pravind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HR-Core_Dev</text:p>
          </table:table-cell>
          <table:table-cell table:style-name="ce37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office:value-type="string">
            <text:p>Narendran Raman</text:p>
          </table:table-cell>
          <table:table-cell table:style-name="ce18" office:value-type="string">
            <text:p>Narendran.r@ivtlinfoview.co.jp</text:p>
          </table:table-cell>
          <table:table-cell table:style-name="ce18" table:number-columns-repeated="2"/>
          <table:table-cell table:number-columns-repeated="1009"/>
        </table:table-row>
        <table:table-row table:style-name="ro1">
          <table:table-cell table:style-name="ce2" office:value-type="float" office:value="296">
            <text:p>296</text:p>
          </table:table-cell>
          <table:table-cell table:style-name="ce16" office:value-type="string">
            <text:p>Member</text:p>
          </table:table-cell>
          <table:table-cell table:style-name="ce19" office:value-type="string">
            <text:p>priyanka.k@ivtlinfoview.co.jp</text:p>
          </table:table-cell>
          <table:table-cell table:style-name="ce21" office:value-type="string">
            <text:p>priyankak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5" office:value-type="string">
            <text:p>Sathiyananthan Pandian</text:p>
          </table:table-cell>
          <table:table-cell table:style-name="ce46" office:value-type="string">
            <text:p>sathiyananthan.p@ivtlinfoview.co.jp</text:p>
          </table:table-cell>
          <table:table-cell table:style-name="ce59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297">
            <text:p>29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owmya.r@ivtlinfoview.co.jp</text:p>
          </table:table-cell>
          <table:table-cell table:style-name="ce21" office:value-type="string">
            <text:p>sowmya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Sivasankaran Ravichandran</text:p>
          </table:table-cell>
          <table:table-cell table:style-name="ce2" office:value-type="string">
            <text:p>sivasankaran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99">
            <text:p>299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rohini.s@ivtlinfoview.co.jp</text:p>
          </table:table-cell>
          <table:table-cell table:style-name="ce21" office:value-type="string">
            <text:p>rohinis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301">
            <text:p>301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samdavidpaul.d@ivtlinfoview.co.jp</text:p>
          </table:table-cell>
          <table:table-cell table:style-name="ce21" office:value-type="string">
            <text:p>samdavidpauld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Deepanraj Chithiravel</text:p>
          </table:table-cell>
          <table:table-cell table:style-name="ce12" office:value-type="string">
            <text:p>deepanraj.c@ivtlinfoview.co.jp</text:p>
          </table:table-cell>
          <table:table-cell table:style-name="ce52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02">
            <text:p>30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nkaranarayanan.d@ivtlinfoview.co.jp</text:p>
          </table:table-cell>
          <table:table-cell table:style-name="ce21" office:value-type="string">
            <text:p>sankaranarayanand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Vinodhini Kathiresan</text:p>
          </table:table-cell>
          <table:table-cell table:style-name="ce2" office:value-type="string">
            <text:p>vinodhini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304">
            <text:p>304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saravanakumaran.d@ivtlinfoview.co.jp</text:p>
          </table:table-cell>
          <table:table-cell table:style-name="ce21" office:value-type="string">
            <text:p>saravanakumarand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5" office:value-type="string">
            <text:p>Sathiyananthan Pandian</text:p>
          </table:table-cell>
          <table:table-cell table:style-name="ce46" office:value-type="string">
            <text:p>sathiyananthan.p@ivtlinfoview.co.jp</text:p>
          </table:table-cell>
          <table:table-cell table:style-name="ce59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307">
            <text:p>30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ugumar.d@ivtlinfoview.co.jp</text:p>
          </table:table-cell>
          <table:table-cell table:style-name="ce21" office:value-type="string">
            <text:p>sugumard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style-name="ce2" office:value-type="string">
            <text:p>Kopperuncholan Senguttuvan</text:p>
          </table:table-cell>
          <table:table-cell table:style-name="ce2" office:value-type="string">
            <text:p>kopperunchol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308">
            <text:p>30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upriya.r@ivtlinfoview.co.jp</text:p>
          </table:table-cell>
          <table:table-cell table:style-name="ce21" office:value-type="string">
            <text:p>supriya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Indira Rajasekar</text:p>
          </table:table-cell>
          <table:table-cell table:style-name="ce2" office:value-type="string">
            <text:p>indira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309">
            <text:p>309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vignesh.u@ivtlinfoview.co.jp</text:p>
          </table:table-cell>
          <table:table-cell table:style-name="ce21" office:value-type="string">
            <text:p>vignesh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9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312">
            <text:p>31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runpandian.r@ivtlinfoview.co.jp</text:p>
          </table:table-cell>
          <table:table-cell table:style-name="ce21" office:value-type="string">
            <text:p>arunpandianraj</text:p>
          </table:table-cell>
          <table:table-cell table:style-name="ce2" office:value-type="string">
            <text:p>Infoview</text:p>
          </table:table-cell>
          <table:table-cell table:style-name="ce2" office:value-type="string">
            <text:p>RUT</text:p>
          </table:table-cell>
          <table:table-cell table:style-name="ce2" office:value-type="string">
            <text:p>RUT_NR</text:p>
          </table:table-cell>
          <table:table-cell table:style-name="ce12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8"/>
          <table:table-cell table:style-name="ce12"/>
          <table:table-cell table:style-name="ce18" table:number-columns-repeated="4"/>
          <table:table-cell table:number-columns-repeated="1009"/>
        </table:table-row>
        <table:table-row table:style-name="ro1">
          <table:table-cell table:style-name="ce2" office:value-type="float" office:value="318">
            <text:p>318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dineshkumar.r@ivtlinfoview.co.jp</text:p>
          </table:table-cell>
          <table:table-cell table:style-name="ce21" office:value-type="string">
            <text:p>dineshkumarraj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float" office:value="320">
            <text:p>320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elanchezhiyan.p@ivtlinfoview.co.jp</text:p>
          </table:table-cell>
          <table:table-cell table:style-name="ce21" office:value-type="string">
            <text:p>elanchezhiyanp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323">
            <text:p>323</text:p>
          </table:table-cell>
          <table:table-cell table:style-name="ce16" office:value-type="string">
            <text:p>Lab Leader</text:p>
          </table:table-cell>
          <table:table-cell table:style-name="ce19" office:value-type="string">
            <text:p>hemalatha.a@ivtlinfoview.co.jp</text:p>
          </table:table-cell>
          <table:table-cell table:style-name="ce21" office:value-type="string">
            <text:p>hemalatha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52" office:value-type="string">
            <text:p>Santhosh Kumar Durairaj</text:p>
          </table:table-cell>
          <table:table-cell table:style-name="ce12" office:value-type="string">
            <text:p>santhoshkumar.d@ivtlinfoview.co.jp</text:p>
          </table:table-cell>
          <table:table-cell table:style-name="ce52"/>
          <table:table-cell table:style-name="ce12"/>
          <table:table-cell table:style-name="ce52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24">
            <text:p>324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indira.s@ivtlinfoview.co.jp</text:p>
          </table:table-cell>
          <table:table-cell table:style-name="ce21" office:value-type="string">
            <text:p>indirasud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9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325">
            <text:p>325</text:p>
          </table:table-cell>
          <table:table-cell table:style-name="ce13" office:value-type="string">
            <text:p>Lab Leader</text:p>
          </table:table-cell>
          <table:table-cell table:style-name="ce19" office:value-type="string">
            <text:p>jagadeesan.r@ivtlinfoview.co.jp</text:p>
          </table:table-cell>
          <table:table-cell table:style-name="ce21" office:value-type="string">
            <text:p>jagadeesanraj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8" office:value-type="string">
            <text:p>WHI_Payroll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39" office:value-type="string">
            <text:p>Karthikeyan M</text:p>
          </table:table-cell>
          <table:table-cell table:style-name="ce39" office:value-type="string">
            <text:p>karthikeyan.m@ivtlinfoview.co.jp </text:p>
          </table:table-cell>
          <table:table-cell table:style-name="ce18" table:number-columns-repeated="3"/>
          <table:table-cell table:style-name="ce68"/>
          <table:table-cell table:number-columns-repeated="1009"/>
        </table:table-row>
        <table:table-row table:style-name="ro1">
          <table:table-cell table:style-name="ce2" office:value-type="float" office:value="326">
            <text:p>326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jayachander.s@ivtlinfoview.co.jp</text:p>
          </table:table-cell>
          <table:table-cell table:style-name="ce21" office:value-type="string">
            <text:p>jayachandersel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5" office:value-type="string">
            <text:p>Sathiyananthan Pandian</text:p>
          </table:table-cell>
          <table:table-cell table:style-name="ce46" office:value-type="string">
            <text:p>sathiyananthan.p@ivtlinfoview.co.jp</text:p>
          </table:table-cell>
          <table:table-cell table:style-name="ce59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327">
            <text:p>327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kishorkumar.v@ivtlinfoview.co.jp</text:p>
          </table:table-cell>
          <table:table-cell table:style-name="ce21" office:value-type="string">
            <text:p>kishorkumarve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328">
            <text:p>32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krishnamoorthi.n@ivtlinfoview.co.jp</text:p>
          </table:table-cell>
          <table:table-cell table:style-name="ce21" office:value-type="string">
            <text:p>krishnamoorthin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Udaya Natarajan</text:p>
          </table:table-cell>
          <table:table-cell table:style-name="ce2" office:value-type="string">
            <text:p>udaya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330">
            <text:p>330</text:p>
          </table:table-cell>
          <table:table-cell table:style-name="ce13" office:value-type="string">
            <text:p>Lab Leader</text:p>
          </table:table-cell>
          <table:table-cell table:style-name="ce19" office:value-type="string">
            <text:p>natesanathan.k@ivtlinfoview.co.jp</text:p>
          </table:table-cell>
          <table:table-cell table:style-name="ce21" office:value-type="string">
            <text:p>natesanathankam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Attendance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office:value-type="string">
            <text:p>Vijayanak Lakshmanasamy</text:p>
          </table:table-cell>
          <table:table-cell table:style-name="ce18" office:value-type="string">
            <text:p>vijayanak.l@ivtlinfoview.co.jp</text:p>
          </table:table-cell>
          <table:table-cell table:style-name="ce18" table:number-columns-repeated="2"/>
          <table:table-cell table:number-columns-repeated="1009"/>
        </table:table-row>
        <table:table-row table:style-name="ro1">
          <table:table-cell table:style-name="ce2" office:value-type="float" office:value="331">
            <text:p>331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nivetha.j@ivtlinfoview.co.jp</text:p>
          </table:table-cell>
          <table:table-cell table:style-name="ce21" office:value-type="string">
            <text:p>nivethajam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333">
            <text:p>333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pradeepvikran.e@ivtlinfoview.co.jp</text:p>
          </table:table-cell>
          <table:table-cell table:style-name="ce21" office:value-type="string">
            <text:p>pradeepvikranezh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HR-Core_Dev</text:p>
          </table:table-cell>
          <table:table-cell table:style-name="ce37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office:value-type="string">
            <text:p>Balamani Shankar</text:p>
          </table:table-cell>
          <table:table-cell table:style-name="ce18" office:value-type="string">
            <text:p>balamani.s@ivtlinfoview.co.jp</text:p>
          </table:table-cell>
          <table:table-cell table:style-name="ce18" office:value-type="string">
            <text:p>Ramesh Tamilmani</text:p>
          </table:table-cell>
          <table:table-cell table:style-name="ce18" office:value-type="string">
            <text:p>ramesh.t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335">
            <text:p>33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rasanth.ma@ivtlinfoview.co.jp</text:p>
          </table:table-cell>
          <table:table-cell table:style-name="ce21" office:value-type="string">
            <text:p>prasanthmah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Indira Rajasekar</text:p>
          </table:table-cell>
          <table:table-cell table:style-name="ce2" office:value-type="string">
            <text:p>indira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337">
            <text:p>337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premanand.b@ivtlinfoview.co.jp</text:p>
          </table:table-cell>
          <table:table-cell table:style-name="ce21" office:value-type="string">
            <text:p>premanandbal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339">
            <text:p>33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ragavi.s@ivtlinfoview.co.jp</text:p>
          </table:table-cell>
          <table:table-cell table:style-name="ce21" office:value-type="string">
            <text:p>ragavises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Nivetha Jambunathan</text:p>
          </table:table-cell>
          <table:table-cell table:style-name="ce2" office:value-type="string">
            <text:p>nivetha.j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342">
            <text:p>342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sakthivel.sa@ivtlinfoview.co.jp</text:p>
          </table:table-cell>
          <table:table-cell table:style-name="ce21" office:value-type="string">
            <text:p>sakthivelsa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9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345">
            <text:p>345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selvajegan.s@ivtlinfoview.co.jp</text:p>
          </table:table-cell>
          <table:table-cell table:style-name="ce21" office:value-type="string">
            <text:p>selvajegansh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float" office:value="349">
            <text:p>349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silambarasan.s@ivtlinfoview.co.jp</text:p>
          </table:table-cell>
          <table:table-cell table:style-name="ce21" office:value-type="string">
            <text:p>silambarasansub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float" office:value="352">
            <text:p>352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sivaranjani.s@ivtlinfoview.co.jp</text:p>
          </table:table-cell>
          <table:table-cell table:style-name="ce21" office:value-type="string">
            <text:p>sivaranjanisiv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354">
            <text:p>354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sriram.r@ivtlinfoview.co.jp</text:p>
          </table:table-cell>
          <table:table-cell table:style-name="ce21" office:value-type="string">
            <text:p>sriramraj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356">
            <text:p>356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sukanya.r@ivtlinfoview.co.jp</text:p>
          </table:table-cell>
          <table:table-cell table:style-name="ce21" office:value-type="string">
            <text:p>sukanyarav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Lakshmykutty</text:p>
          </table:table-cell>
          <table:table-cell table:style-name="ce12" office:value-type="string">
            <text:p>lakshmykutty.r@ivtlinfoview.co.jp</text:p>
          </table:table-cell>
          <table:table-cell table:style-name="ce52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59">
            <text:p>35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tamilselvi.m@ivtlinfoview.co.jp</text:p>
          </table:table-cell>
          <table:table-cell table:style-name="ce21" office:value-type="string">
            <text:p>tamilselvim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Sriram Rajagopalan</text:p>
          </table:table-cell>
          <table:table-cell table:style-name="ce2" office:value-type="string">
            <text:p>sriram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362">
            <text:p>36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engatesan.s@ivtlinfoview.co.jp</text:p>
          </table:table-cell>
          <table:table-cell table:style-name="ce21" office:value-type="string">
            <text:p>vengatesansiv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364">
            <text:p>364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vignesh.a@ivtlinfoview.co.jp</text:p>
          </table:table-cell>
          <table:table-cell table:style-name="ce21" office:value-type="string">
            <text:p>vigneshal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9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369">
            <text:p>369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amala.m@ivtlinfoview.co.jp</text:p>
          </table:table-cell>
          <table:table-cell table:style-name="ce21" office:value-type="string">
            <text:p>amalam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52" office:value-type="string">
            <text:p>Santhosh Kumar Durairaj</text:p>
          </table:table-cell>
          <table:table-cell table:style-name="ce12" office:value-type="string">
            <text:p>santhoshkumar.d@ivtlinfoview.co.jp</text:p>
          </table:table-cell>
          <table:table-cell table:style-name="ce52"/>
          <table:table-cell table:style-name="ce12"/>
          <table:table-cell table:style-name="ce52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71">
            <text:p>37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nbarasan.t@ivtlinfoview.co.jp</text:p>
          </table:table-cell>
          <table:table-cell table:style-name="ce21" office:value-type="string">
            <text:p>anbarasant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iva Sankari Vanniarajan</text:p>
          </table:table-cell>
          <table:table-cell table:style-name="ce2" office:value-type="string">
            <text:p>sivasankari.v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372">
            <text:p>372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ancy.a@ivtlinfoview.co.jp</text:p>
          </table:table-cell>
          <table:table-cell table:style-name="ce21" office:value-type="string">
            <text:p>ancyw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374">
            <text:p>374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arunkumar.b@ivtlinfoview.co.jp</text:p>
          </table:table-cell>
          <table:table-cell table:style-name="ce21" office:value-type="string">
            <text:p>arunkumarb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float" office:value="376">
            <text:p>376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ashwinsamuela@ivtlinfoview.co.jp</text:p>
          </table:table-cell>
          <table:table-cell table:style-name="ce21" office:value-type="string">
            <text:p>ashwinsamuela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HR-Core_Dev</text:p>
          </table:table-cell>
          <table:table-cell table:style-name="ce37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office:value-type="string">
            <text:p>Balamani Shankar</text:p>
          </table:table-cell>
          <table:table-cell table:style-name="ce18" office:value-type="string">
            <text:p>balamani.s@ivtlinfoview.co.jp</text:p>
          </table:table-cell>
          <table:table-cell table:style-name="ce18" office:value-type="string">
            <text:p>Ramesh Tamilmani</text:p>
          </table:table-cell>
          <table:table-cell table:style-name="ce18" office:value-type="string">
            <text:p>ramesh.t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377">
            <text:p>377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dineshkumar.gu@ivtlinfoview.co.jp</text:p>
          </table:table-cell>
          <table:table-cell table:style-name="ce21" office:value-type="string">
            <text:p>dineshkumarg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9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378">
            <text:p>37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gautham.s@ivtlinfoview.co.jp</text:p>
          </table:table-cell>
          <table:table-cell table:style-name="ce21" office:value-type="string">
            <text:p>gauthams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 office:value-type="string">
            <text:p>Aravinth Pulavendramani</text:p>
          </table:table-cell>
          <table:table-cell table:style-name="ce12" office:value-type="string">
            <text:p>aravinth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379">
            <text:p>379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gokila.g@ivtlinfoview.co.jp</text:p>
          </table:table-cell>
          <table:table-cell table:style-name="ce21" office:value-type="string">
            <text:p>gokilag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Jeyakrishnan Mahalingam</text:p>
          </table:table-cell>
          <table:table-cell table:style-name="ce12" office:value-type="string">
            <text:p>jeyakrishnan.m@ivtlinfoview.co.jp</text:p>
          </table:table-cell>
          <table:table-cell table:style-name="ce59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380">
            <text:p>380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gowtham.k@ivtlinfoview.co.jp</text:p>
          </table:table-cell>
          <table:table-cell table:style-name="ce21" office:value-type="string">
            <text:p>gowthamk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Clover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table:number-columns-repeated="4"/>
          <table:table-cell table:number-columns-repeated="1009"/>
        </table:table-row>
        <table:table-row table:style-name="ro1">
          <table:table-cell table:style-name="ce2" office:value-type="float" office:value="381">
            <text:p>381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hemarajan.s@ivtlinfoview.co.jp</text:p>
          </table:table-cell>
          <table:table-cell table:style-name="ce21" office:value-type="string">
            <text:p>hemarajans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383">
            <text:p>383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jothi.s@ivtlinfoview.co.jp</text:p>
          </table:table-cell>
          <table:table-cell table:style-name="ce21" office:value-type="string">
            <text:p>jothis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384">
            <text:p>38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kevinchristopher.c@ivtlinfoview.co.jp</text:p>
          </table:table-cell>
          <table:table-cell table:style-name="ce21" office:value-type="string">
            <text:p>kevinchristopherc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390">
            <text:p>390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prashittha.m@ivtlinfoview.co.jp</text:p>
          </table:table-cell>
          <table:table-cell table:style-name="ce21" office:value-type="string">
            <text:p>prashittham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Manickaraja Dakshinamoorthy</text:p>
          </table:table-cell>
          <table:table-cell table:style-name="ce12" office:value-type="string">
            <text:p>manickaraja.dakshinamoorthy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9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392">
            <text:p>39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riyanka.p@ivtlinfoview.co.jp</text:p>
          </table:table-cell>
          <table:table-cell table:style-name="ce21" office:value-type="string">
            <text:p>priyankap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ruthi Kanakadas</text:p>
          </table:table-cell>
          <table:table-cell table:style-name="ce2" office:value-type="string">
            <text:p>sruthi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394">
            <text:p>394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rathnapriya.b@ivtlinfoview.co.jp</text:p>
          </table:table-cell>
          <table:table-cell table:style-name="ce21" office:value-type="string">
            <text:p>rathnapriyab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Deepanraj Chithiravel</text:p>
          </table:table-cell>
          <table:table-cell table:style-name="ce12" office:value-type="string">
            <text:p>deepanraj.c@ivtlinfoview.co.jp</text:p>
          </table:table-cell>
          <table:table-cell table:style-name="ce52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395">
            <text:p>39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rinchu.t@ivtlinfoview.co.jp</text:p>
          </table:table-cell>
          <table:table-cell table:style-name="ce21" office:value-type="string">
            <text:p>rinchut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5" office:value-type="string">
            <text:p>Sathiyananthan Pandian</text:p>
          </table:table-cell>
          <table:table-cell table:style-name="ce46" office:value-type="string">
            <text:p>sathiyananthan.p@ivtlinfoview.co.jp</text:p>
          </table:table-cell>
          <table:table-cell table:style-name="ce61" office:value-type="string">
            <text:p>Baskaran Ramakrishnan</text:p>
          </table:table-cell>
          <table:table-cell table:style-name="ce46" office:value-type="string">
            <text:p>baskaran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396">
            <text:p>396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riya.r@ivtlinfoview.co.jp</text:p>
          </table:table-cell>
          <table:table-cell table:style-name="ce21" office:value-type="string">
            <text:p>riyas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Baranitharan Manickaraj</text:p>
          </table:table-cell>
          <table:table-cell table:style-name="ce2" office:value-type="string">
            <text:p>bharanitharan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400">
            <text:p>400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satheeshkumar.s@ivtlinfoview.co.jp</text:p>
          </table:table-cell>
          <table:table-cell table:style-name="ce21" office:value-type="string">
            <text:p>satheeshkumars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401">
            <text:p>401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sathyapriya.v@ivtlinfoview.co.jp</text:p>
          </table:table-cell>
          <table:table-cell table:style-name="ce21" office:value-type="string">
            <text:p>sathyapriyav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402">
            <text:p>40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hyamala.j@ivtlinfoview.co.jp</text:p>
          </table:table-cell>
          <table:table-cell table:style-name="ce21" office:value-type="string">
            <text:p>shyamalaj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404">
            <text:p>404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soundarya.i@ivtlinfoview.co.jp</text:p>
          </table:table-cell>
          <table:table-cell table:style-name="ce21" office:value-type="string">
            <text:p>soundarya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406">
            <text:p>40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uchithra.m@ivtlinfoview.co.jp</text:p>
          </table:table-cell>
          <table:table-cell table:style-name="ce21" office:value-type="string">
            <text:p>suchithram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Silambarasan Subramani</text:p>
          </table:table-cell>
          <table:table-cell table:style-name="ce2" office:value-type="string">
            <text:p>silambaras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407">
            <text:p>40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uresh.ra@ivtlinfoview.co.jp</text:p>
          </table:table-cell>
          <table:table-cell table:style-name="ce21" office:value-type="string">
            <text:p>suresh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408">
            <text:p>40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urya.m@ivtlinfoview.co.jp</text:p>
          </table:table-cell>
          <table:table-cell table:style-name="ce21" office:value-type="string">
            <text:p>suryam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Arun Kumar Balasubramanian</text:p>
          </table:table-cell>
          <table:table-cell table:style-name="ce2" office:value-type="string">
            <text:p>arunkumar.b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409">
            <text:p>409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swathimala.p@ivtlinfoview.co.jp</text:p>
          </table:table-cell>
          <table:table-cell table:style-name="ce21" office:value-type="string">
            <text:p>swathimalap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5" office:value-type="string">
            <text:p>Sathiyananthan Pandian</text:p>
          </table:table-cell>
          <table:table-cell table:style-name="ce46" office:value-type="string">
            <text:p>sathiyananthan.p@ivtlinfoview.co.jp</text:p>
          </table:table-cell>
          <table:table-cell table:style-name="ce59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410">
            <text:p>410</text:p>
          </table:table-cell>
          <table:table-cell table:style-name="ce13" office:value-type="string">
            <text:p>Lab Leader</text:p>
          </table:table-cell>
          <table:table-cell table:style-name="ce19" office:value-type="string">
            <text:p>tamilselvan.r@ivtlinfoview.co.jp</text:p>
          </table:table-cell>
          <table:table-cell table:style-name="ce21" office:value-type="string">
            <text:p>tamilselvanr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HR-Core_Dev</text:p>
          </table:table-cell>
          <table:table-cell table:style-name="ce37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office:value-type="string">
            <text:p>Narendran Raman</text:p>
          </table:table-cell>
          <table:table-cell table:style-name="ce18" office:value-type="string">
            <text:p>narendran.r@ivtlinfoview.co.jp</text:p>
          </table:table-cell>
          <table:table-cell table:style-name="ce18" table:number-columns-repeated="2"/>
          <table:table-cell table:number-columns-repeated="1009"/>
        </table:table-row>
        <table:table-row table:style-name="ro1">
          <table:table-cell table:style-name="ce2" office:value-type="float" office:value="412">
            <text:p>412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vairavan.u@ivtlinfoview.co.jp</text:p>
          </table:table-cell>
          <table:table-cell table:style-name="ce21" office:value-type="string">
            <text:p>vairavan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float" office:value="414">
            <text:p>41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asuki.ne@ivtlinfoview.co.jp</text:p>
          </table:table-cell>
          <table:table-cell table:style-name="ce21" office:value-type="string">
            <text:p>vasukin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Anandh Shanmugam</text:p>
          </table:table-cell>
          <table:table-cell table:style-name="ce2" office:value-type="string">
            <text:p>anandh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417">
            <text:p>417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venkatesh.s@ivtlinfoview.co.jp</text:p>
          </table:table-cell>
          <table:table-cell table:style-name="ce21" office:value-type="string">
            <text:p>venkateshs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9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421">
            <text:p>421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vinothkumar.an@ivtlinfoview.co.jp</text:p>
          </table:table-cell>
          <table:table-cell table:style-name="ce21" office:value-type="string">
            <text:p>vinothkumar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Lakshmykutty</text:p>
          </table:table-cell>
          <table:table-cell table:style-name="ce12" office:value-type="string">
            <text:p>lakshmykutty.r@ivtlinfoview.co.jp</text:p>
          </table:table-cell>
          <table:table-cell table:style-name="ce52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22">
            <text:p>422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yogeswari.m@ivtlinfoview.co.jp</text:p>
          </table:table-cell>
          <table:table-cell table:style-name="ce21" office:value-type="string">
            <text:p>yogeswarim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426">
            <text:p>426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ananthkumar.j@ivtlinfoview.co.jp</text:p>
          </table:table-cell>
          <table:table-cell table:style-name="ce21" office:value-type="string">
            <text:p>ananthkumarjeg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Deepanraj Chithiravel</text:p>
          </table:table-cell>
          <table:table-cell table:style-name="ce12" office:value-type="string">
            <text:p>deepanraj.c@ivtlinfoview.co.jp</text:p>
          </table:table-cell>
          <table:table-cell table:style-name="ce52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427">
            <text:p>427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arokkiajeraldpraveen.d@ivtlinfoview.co.jp</text:p>
          </table:table-cell>
          <table:table-cell table:style-name="ce21" office:value-type="string">
            <text:p>arokkiajeraldpravee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428">
            <text:p>428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aruna.k@ivtlinfoview.co.jp</text:p>
          </table:table-cell>
          <table:table-cell table:style-name="ce21" office:value-type="string">
            <text:p>arunakum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429">
            <text:p>429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avinashvaidhya.k@ivtlinfoview.co.jp</text:p>
          </table:table-cell>
          <table:table-cell table:style-name="ce21" office:value-type="string">
            <text:p>avinashvaidhyakal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9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430">
            <text:p>430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balaji.r@ivtlinfoview.co.jp</text:p>
          </table:table-cell>
          <table:table-cell table:style-name="ce21" office:value-type="string">
            <text:p>balajiraj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9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433">
            <text:p>43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catherineprincia.v@ivtlinfoview.co.jp</text:p>
          </table:table-cell>
          <table:table-cell table:style-name="ce21" office:value-type="string">
            <text:p>catherineprinciavic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2" office:value-type="string">
            <text:p>Sakthivel Saravanan</text:p>
          </table:table-cell>
          <table:table-cell table:style-name="ce12" office:value-type="string">
            <text:p>sakthivel.s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434">
            <text:p>434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deepan.g@ivtlinfoview.co.jp</text:p>
          </table:table-cell>
          <table:table-cell table:style-name="ce21" office:value-type="string">
            <text:p>deepangu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435">
            <text:p>435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devi.l@ivtlinfoview.co.jp</text:p>
          </table:table-cell>
          <table:table-cell table:style-name="ce21" office:value-type="string">
            <text:p>devilen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HR-Core_Dev</text:p>
          </table:table-cell>
          <table:table-cell table:style-name="ce37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office:value-type="string">
            <text:p>Narendran Raman</text:p>
          </table:table-cell>
          <table:table-cell table:style-name="ce18" office:value-type="string">
            <text:p>narendran.r@ivtlinfoview.co.jp</text:p>
          </table:table-cell>
          <table:table-cell table:style-name="ce18" office:value-type="string">
            <text:p>Tamil Selvan Rajendran</text:p>
          </table:table-cell>
          <table:table-cell table:style-name="ce18" office:value-type="string">
            <text:p>tamilselvan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439">
            <text:p>439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hemalatha.r@ivtlinfoview.co.jp</text:p>
          </table:table-cell>
          <table:table-cell table:style-name="ce21" office:value-type="string">
            <text:p>hemalatharaj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iva Sankari Vanniarajan</text:p>
          </table:table-cell>
          <table:table-cell table:style-name="ce2" office:value-type="string">
            <text:p>sivasankari.v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445">
            <text:p>445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karthikeyan.sa@ivtlinfoview.co.jp</text:p>
          </table:table-cell>
          <table:table-cell table:style-name="ce21" office:value-type="string">
            <text:p>karthikeyansam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8" office:value-type="string">
            <text:p>WHI_Customer Support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39" office:value-type="string">
            <text:p>Karthikeyan M</text:p>
          </table:table-cell>
          <table:table-cell table:style-name="ce39" office:value-type="string">
            <text:p>karthikeyan.m@ivtlinfoview.co.jp </text:p>
          </table:table-cell>
          <table:table-cell table:style-name="ce18" table:number-columns-repeated="2"/>
          <table:table-cell table:style-name="ce18" office:value-type="string">
            <text:p>Sachidhanandhan Sellamuthu</text:p>
          </table:table-cell>
          <table:table-cell table:style-name="ce68" office:value-type="string">
            <text:p><text:a xlink:href="mailto:sachidhanandhan.s@ivtlinfoview.co.jp">sachidhanandhan.s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452">
            <text:p>452</text:p>
          </table:table-cell>
          <table:table-cell table:style-name="ce13" office:value-type="string">
            <text:p>Lab Leader</text:p>
          </table:table-cell>
          <table:table-cell table:style-name="ce19" office:value-type="string">
            <text:p>mohammedrefaideen.i@ivtlinfoview.co.jp</text:p>
          </table:table-cell>
          <table:table-cell table:style-name="ce21" office:value-type="string">
            <text:p>mohammedrefaideenism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8" office:value-type="string">
            <text:p>WHI_Payroll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39" office:value-type="string">
            <text:p>Karthikeyan M</text:p>
          </table:table-cell>
          <table:table-cell table:style-name="ce39" office:value-type="string">
            <text:p>karthikeyan.m@ivtlinfoview.co.jp </text:p>
          </table:table-cell>
          <table:table-cell table:style-name="ce18" table:number-columns-repeated="4"/>
          <table:table-cell table:number-columns-repeated="1009"/>
        </table:table-row>
        <table:table-row table:style-name="ro1">
          <table:table-cell table:style-name="ce2" office:value-type="float" office:value="457">
            <text:p>457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priya.r@ivtlinfoview.co.jp</text:p>
          </table:table-cell>
          <table:table-cell table:style-name="ce21" office:value-type="string">
            <text:p>priyaram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464">
            <text:p>46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ivasankari.r@ivtlinfoview.co.jp</text:p>
          </table:table-cell>
          <table:table-cell table:style-name="ce21" office:value-type="string">
            <text:p>sivasankariraj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style-name="ce2" office:value-type="string">
            <text:p>Kopperuncholan Senguttuvan</text:p>
          </table:table-cell>
          <table:table-cell table:style-name="ce2" office:value-type="string">
            <text:p>kopperunchol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467">
            <text:p>467</text:p>
          </table:table-cell>
          <table:table-cell table:style-name="ce13" office:value-type="string">
            <text:p>Lab Leader</text:p>
          </table:table-cell>
          <table:table-cell table:style-name="ce19" office:value-type="string">
            <text:p>sudhan.s@ivtlinfoview.co.jp</text:p>
          </table:table-cell>
          <table:table-cell table:style-name="ce21" office:value-type="string">
            <text:p>sudhansiv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Attendance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office:value-type="string">
            <text:p>Vijayanak Lakshmanasamy</text:p>
          </table:table-cell>
          <table:table-cell table:style-name="ce18" office:value-type="string">
            <text:p>vijayanak.l@ivtlinfoview.co.jp</text:p>
          </table:table-cell>
          <table:table-cell table:style-name="ce18" table:number-columns-repeated="2"/>
          <table:table-cell table:number-columns-repeated="1009"/>
        </table:table-row>
        <table:table-row table:style-name="ro1">
          <table:table-cell table:style-name="ce2" office:value-type="float" office:value="468">
            <text:p>46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uganya.a@ivtlinfoview.co.jp</text:p>
          </table:table-cell>
          <table:table-cell table:style-name="ce21" office:value-type="string">
            <text:p>suganyaar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 office:value-type="string">
            <text:p>Bhubaal Sundara Krishnan</text:p>
          </table:table-cell>
          <table:table-cell table:style-name="ce12" office:value-type="string">
            <text:p>bhubaal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469">
            <text:p>469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sureshkrishnan.m@ivtlinfoview.co.jp</text:p>
          </table:table-cell>
          <table:table-cell table:style-name="ce21" office:value-type="string">
            <text:p>sureshkrishnanmut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471">
            <text:p>47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thenmozhi.r@ivtlinfoview.co.jp</text:p>
          </table:table-cell>
          <table:table-cell table:style-name="ce21" office:value-type="string">
            <text:p>thenmozhiraj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472">
            <text:p>472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umavathy.p@ivtlinfoview.co.jp</text:p>
          </table:table-cell>
          <table:table-cell table:style-name="ce21" office:value-type="string">
            <text:p>umavathype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474">
            <text:p>474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varun.n@ivtlinfoview.co.jp</text:p>
          </table:table-cell>
          <table:table-cell table:style-name="ce21" office:value-type="string">
            <text:p>varunna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476">
            <text:p>476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vinoth.b@ivtlinfoview.co.jp</text:p>
          </table:table-cell>
          <table:table-cell table:style-name="ce21" office:value-type="string">
            <text:p>vinothbal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477">
            <text:p>477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rameshkumar.j@ivtlinfoview.co.jp</text:p>
          </table:table-cell>
          <table:table-cell table:style-name="ce21" office:value-type="string">
            <text:p>rameshkumarja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HR-Core_Hyouka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Arulmani A</text:p>
          </table:table-cell>
          <table:table-cell table:style-name="ce18" office:value-type="string">
            <text:p>arulmani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481">
            <text:p>481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archana.s@ivtlinfoview.co.jp</text:p>
          </table:table-cell>
          <table:table-cell table:style-name="ce21" office:value-type="string">
            <text:p>archanasu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athiya Moorthy Manoharan</text:p>
          </table:table-cell>
          <table:table-cell table:style-name="ce2" office:value-type="string">
            <text:p>sathiyamoorthy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486">
            <text:p>48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indumathi.m@ivtlinfoview.co.jp</text:p>
          </table:table-cell>
          <table:table-cell table:style-name="ce21" office:value-type="string">
            <text:p>indumathimoh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Swatheeswaran Gopalsamy</text:p>
          </table:table-cell>
          <table:table-cell table:style-name="ce2" office:value-type="string">
            <text:p>swatheeswaran.g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489">
            <text:p>48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jinujacob.j@ivtlinfoview.co.jp</text:p>
          </table:table-cell>
          <table:table-cell table:style-name="ce21" office:value-type="string">
            <text:p>jinujacobjac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Lakshmykutty</text:p>
          </table:table-cell>
          <table:table-cell table:style-name="ce12" office:value-type="string">
            <text:p>lakshmykutty.r@ivtlinfoview.co.jp</text:p>
          </table:table-cell>
          <table:table-cell table:style-name="ce52" office:value-type="string">
            <text:p>Logesh Kumaresan</text:p>
          </table:table-cell>
          <table:table-cell table:style-name="ce12" office:value-type="string">
            <text:p>logesh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493">
            <text:p>49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lavanya.ka@ivtlinfoview.co.jp</text:p>
          </table:table-cell>
          <table:table-cell table:style-name="ce21" office:value-type="string">
            <text:p>lavanyak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float" office:value="494">
            <text:p>494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manivasagam.n@ivtlinfoview.co.jp</text:p>
          </table:table-cell>
          <table:table-cell table:style-name="ce21" office:value-type="string">
            <text:p>manivasagamnam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float" office:value="495">
            <text:p>495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midhunamdileep.t@ivtlinfoview.co.jp</text:p>
          </table:table-cell>
          <table:table-cell table:style-name="ce21" office:value-type="string">
            <text:p>midhunadileepth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float" office:value="496">
            <text:p>496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namithajames.j@ivtlinfoview.co.jp</text:p>
          </table:table-cell>
          <table:table-cell table:style-name="ce21" office:value-type="string">
            <text:p>namithajamesjam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Attendance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office:value-type="string">
            <text:p>Vijayanak Lakshmanasamy</text:p>
          </table:table-cell>
          <table:table-cell table:style-name="ce18" office:value-type="string">
            <text:p>vijayanak.l@ivtlinfoview.co.jp</text:p>
          </table:table-cell>
          <table:table-cell table:style-name="ce18" office:value-type="string">
            <text:p>Natesanathan Kamaraj</text:p>
          </table:table-cell>
          <table:table-cell table:style-name="ce18" office:value-type="string">
            <text:p>natesanathan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499">
            <text:p>49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nirmaladevi.k@ivtlinfoview.co.jp</text:p>
          </table:table-cell>
          <table:table-cell table:style-name="ce21" office:value-type="string">
            <text:p>nirmaladevikup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Vinodhini Kathiresan</text:p>
          </table:table-cell>
          <table:table-cell table:style-name="ce2" office:value-type="string">
            <text:p>vinodhini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504">
            <text:p>504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ramkumar.s@ivtlinfoview.co.jp</text:p>
          </table:table-cell>
          <table:table-cell table:style-name="ce21" office:value-type="string">
            <text:p>ramkumarsiv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Lakshmykutty</text:p>
          </table:table-cell>
          <table:table-cell table:style-name="ce12" office:value-type="string">
            <text:p>lakshmykutty.r@ivtlinfoview.co.jp</text:p>
          </table:table-cell>
          <table:table-cell table:style-name="ce52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506">
            <text:p>506</text:p>
          </table:table-cell>
          <table:table-cell table:style-name="ce13" office:value-type="string">
            <text:p>Lab Leader</text:p>
          </table:table-cell>
          <table:table-cell table:style-name="ce19" office:value-type="string">
            <text:p>sachidhanandhan.s@ivtlinfoview.co.jp</text:p>
          </table:table-cell>
          <table:table-cell table:style-name="ce21" office:value-type="string">
            <text:p>sachidhanandhansel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8" office:value-type="string">
            <text:p>WHI_Customer Support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39" office:value-type="string">
            <text:p>Karthikeyan M</text:p>
          </table:table-cell>
          <table:table-cell table:style-name="ce39" office:value-type="string">
            <text:p>karthikeyan.m@ivtlinfoview.co.jp </text:p>
          </table:table-cell>
          <table:table-cell table:style-name="ce18" table:number-columns-repeated="3"/>
          <table:table-cell table:style-name="ce68"/>
          <table:table-cell table:number-columns-repeated="1009"/>
        </table:table-row>
        <table:table-row table:style-name="ro1">
          <table:table-cell table:style-name="ce2" office:value-type="float" office:value="512">
            <text:p>512</text:p>
          </table:table-cell>
          <table:table-cell table:style-name="ce13" office:value-type="string">
            <text:p>Lab Leader</text:p>
          </table:table-cell>
          <table:table-cell table:style-name="ce19" office:value-type="string">
            <text:p>susendraprabhu.s@ivtlinfoview.co.jp</text:p>
          </table:table-cell>
          <table:table-cell table:style-name="ce21" office:value-type="string">
            <text:p>susendraprabhusee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Talent Management_Dev</text:p>
          </table:table-cell>
          <table:table-cell table:style-name="ce37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25" table:number-columns-repeated="2"/>
          <table:table-cell table:style-name="ce18" office:value-type="string">
            <text:p>Chandrasekaran Murugesan</text:p>
          </table:table-cell>
          <table:table-cell table:style-name="ce18" office:value-type="string">
            <text:p>chandrasekaran.m@ivtlinfoview.co.jp</text:p>
          </table:table-cell>
          <table:table-cell table:style-name="ce18" table:number-columns-repeated="2"/>
          <table:table-cell table:number-columns-repeated="1009"/>
        </table:table-row>
        <table:table-row table:style-name="ro1">
          <table:table-cell table:style-name="ce2" office:value-type="float" office:value="515">
            <text:p>51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ishnu.k@ivtlinfoview.co.jp</text:p>
          </table:table-cell>
          <table:table-cell table:style-name="ce21" office:value-type="string">
            <text:p>vishnuku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Ashok Kumar Rajendran</text:p>
          </table:table-cell>
          <table:table-cell table:style-name="ce2" office:value-type="string">
            <text:p>ashokkumar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517">
            <text:p>517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dharanraj.g@ivtlinfoview.co.jp</text:p>
          </table:table-cell>
          <table:table-cell table:style-name="ce21" office:value-type="string">
            <text:p>dharanrajg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HR-Core_Dev</text:p>
          </table:table-cell>
          <table:table-cell table:style-name="ce37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office:value-type="string">
            <text:p>Balamani Shankar</text:p>
          </table:table-cell>
          <table:table-cell table:style-name="ce18" office:value-type="string">
            <text:p>balamani.s@ivtlinfoview.co.jp</text:p>
          </table:table-cell>
          <table:table-cell table:style-name="ce18" office:value-type="string">
            <text:p>Ramesh Tamilmani</text:p>
          </table:table-cell>
          <table:table-cell table:style-name="ce18" office:value-type="string">
            <text:p>ramesh.t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518">
            <text:p>518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dushyanth.m@ivtlinfoview.co.jp</text:p>
          </table:table-cell>
          <table:table-cell table:style-name="ce21" office:value-type="string">
            <text:p>dushyanthm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9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522">
            <text:p>522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naveen.l@ivtlinfoview.co.jp</text:p>
          </table:table-cell>
          <table:table-cell table:style-name="ce21" office:value-type="string">
            <text:p>naveenl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HR-Core_Dev</text:p>
          </table:table-cell>
          <table:table-cell table:style-name="ce37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office:value-type="string">
            <text:p>Balamani Shankar</text:p>
          </table:table-cell>
          <table:table-cell table:style-name="ce18" office:value-type="string">
            <text:p>balamani.s@ivtlinfoview.co.jp</text:p>
          </table:table-cell>
          <table:table-cell table:style-name="ce18" office:value-type="string">
            <text:p>Ramesh Tamilmani</text:p>
          </table:table-cell>
          <table:table-cell table:style-name="ce18" office:value-type="string">
            <text:p>ramesh.t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523">
            <text:p>523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naveenkumar.sr@ivtlinfoview.co.jp</text:p>
          </table:table-cell>
          <table:table-cell table:style-name="ce21" office:value-type="string">
            <text:p>naveenkumars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528">
            <text:p>528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sethuramalingam.n@ivtlinfoview.co.jp</text:p>
          </table:table-cell>
          <table:table-cell table:style-name="ce21" office:value-type="string">
            <text:p>sethuramalingam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529">
            <text:p>529</text:p>
          </table:table-cell>
          <table:table-cell table:style-name="ce13" office:value-type="string">
            <text:p>Lab Leader</text:p>
          </table:table-cell>
          <table:table-cell table:style-name="ce19" office:value-type="string">
            <text:p>vijayakumar.se@ivtlinfoview.co.jp</text:p>
          </table:table-cell>
          <table:table-cell table:style-name="ce21" office:value-type="string">
            <text:p>vijayakumars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8" office:value-type="string">
            <text:p>WHI_Payroll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39" office:value-type="string">
            <text:p>Karthikeyan M</text:p>
          </table:table-cell>
          <table:table-cell table:style-name="ce39" office:value-type="string">
            <text:p>karthikeyan.m@ivtlinfoview.co.jp </text:p>
          </table:table-cell>
          <table:table-cell table:style-name="ce18" table:number-columns-repeated="4"/>
          <table:table-cell table:number-columns-repeated="1009"/>
        </table:table-row>
        <table:table-row table:style-name="ro1">
          <table:table-cell table:style-name="ce2" office:value-type="float" office:value="532">
            <text:p>532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selvaganapathyram.r@ivtlinfoview.co.jp</text:p>
          </table:table-cell>
          <table:table-cell table:style-name="ce21" office:value-type="string">
            <text:p>selvaganapathyram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Santhosh Vijay T S</text:p>
          </table:table-cell>
          <table:table-cell table:style-name="ce13" office:value-type="string">
            <text:p>santhoshvijay.t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533">
            <text:p>533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imthiyasahamed.m@ivtlinfoview.co.jp</text:p>
          </table:table-cell>
          <table:table-cell table:style-name="ce21" office:value-type="string">
            <text:p>imthiyasahamedm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9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534">
            <text:p>534</text:p>
          </table:table-cell>
          <table:table-cell table:style-name="ce12" office:value-type="string">
            <text:p>Jr HR Executive</text:p>
          </table:table-cell>
          <table:table-cell table:style-name="ce19" office:value-type="string">
            <text:p>priyankasrihari.a@ivtlinfoview.co.jp</text:p>
          </table:table-cell>
          <table:table-cell table:style-name="ce21" office:value-type="string">
            <text:p>priyankas</text:p>
          </table:table-cell>
          <table:table-cell table:style-name="ce2" office:value-type="string">
            <text:p>Infoview</text:p>
          </table:table-cell>
          <table:table-cell table:style-name="ce23" office:value-type="string">
            <text:p>Support</text:p>
          </table:table-cell>
          <table:table-cell table:style-name="ce23" office:value-type="string">
            <text:p>Human Resource</text:p>
          </table:table-cell>
          <table:table-cell table:style-name="ce12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8"/>
          <table:table-cell table:style-name="ce12"/>
          <table:table-cell table:style-name="ce18" table:number-columns-repeated="4"/>
          <table:table-cell table:number-columns-repeated="1009"/>
        </table:table-row>
        <table:table-row table:style-name="ro1">
          <table:table-cell table:style-name="ce2" office:value-type="float" office:value="536">
            <text:p>53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ranya.sa@ivtlinfoview.co.jp</text:p>
          </table:table-cell>
          <table:table-cell table:style-name="ce21" office:value-type="string">
            <text:p>saranyas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Indira Rajasekar</text:p>
          </table:table-cell>
          <table:table-cell table:style-name="ce2" office:value-type="string">
            <text:p>indira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537">
            <text:p>537</text:p>
          </table:table-cell>
          <table:table-cell table:style-name="ce12" office:value-type="string">
            <text:p>Cluster Leader</text:p>
          </table:table-cell>
          <table:table-cell table:style-name="ce19" office:value-type="string">
            <text:p>manikandan.n@ivtlinfoview.co.jp</text:p>
          </table:table-cell>
          <table:table-cell table:style-name="ce21" office:value-type="string">
            <text:p>manikandannag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float" office:value="538">
            <text:p>53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uryaprabhakaran.s@ivtlinfoview.co.jp</text:p>
          </table:table-cell>
          <table:table-cell table:style-name="ce21" office:value-type="string">
            <text:p>suryaprabhakaransub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Hyouka</text:p>
          </table:table-cell>
          <table:table-cell table:style-name="ce35" office:value-type="string">
            <text:p>Balakrishnan Murugan</text:p>
          </table:table-cell>
          <table:table-cell table:style-name="ce12" office:value-type="string">
            <text:p>balakrishnan.m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542">
            <text:p>542</text:p>
          </table:table-cell>
          <table:table-cell table:style-name="ce13" office:value-type="string">
            <text:p>Lab Leader</text:p>
          </table:table-cell>
          <table:table-cell table:style-name="ce19" office:value-type="string">
            <text:p>mahalakshmi.b@ivtlinfoview.co.jp</text:p>
          </table:table-cell>
          <table:table-cell table:style-name="ce21" office:value-type="string">
            <text:p>mahalakshmibal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/>
          <table:table-cell table:style-name="ce13"/>
          <table:table-cell table:number-columns-repeated="1009"/>
        </table:table-row>
        <table:table-row table:style-name="ro1">
          <table:table-cell table:style-name="ce2" office:value-type="float" office:value="545">
            <text:p>545</text:p>
          </table:table-cell>
          <table:table-cell table:style-name="ce12" office:value-type="string">
            <text:p>Cluster Leader</text:p>
          </table:table-cell>
          <table:table-cell table:style-name="ce19" office:value-type="string">
            <text:p>bharanitharan.m@ivtlinfoview.co.jp</text:p>
          </table:table-cell>
          <table:table-cell table:style-name="ce21" office:value-type="string">
            <text:p>baranitharanm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float" office:value="546">
            <text:p>546</text:p>
          </table:table-cell>
          <table:table-cell table:style-name="ce12" office:value-type="string">
            <text:p>Admin Manager</text:p>
          </table:table-cell>
          <table:table-cell table:style-name="ce19" office:value-type="string">
            <text:p>prakash.s@ivtlinfoview.com</text:p>
          </table:table-cell>
          <table:table-cell table:style-name="ce21" office:value-type="string">
            <text:p>prakashsha</text:p>
          </table:table-cell>
          <table:table-cell table:style-name="ce2" office:value-type="string">
            <text:p>Infoview</text:p>
          </table:table-cell>
          <table:table-cell table:style-name="ce23" office:value-type="string">
            <text:p>Support</text:p>
          </table:table-cell>
          <table:table-cell table:style-name="ce23" office:value-type="string">
            <text:p>Administration</text:p>
          </table:table-cell>
          <table:table-cell table:style-name="ce12" table:number-columns-repeated="2"/>
          <table:table-cell table:style-name="ce48"/>
          <table:table-cell table:style-name="ce12"/>
          <table:table-cell table:style-name="ce18" table:number-columns-repeated="4"/>
          <table:table-cell table:number-columns-repeated="1009"/>
        </table:table-row>
        <table:table-row table:style-name="ro1">
          <table:table-cell table:style-name="ce2" office:value-type="float" office:value="547">
            <text:p>547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vijay.r@ivtlinfoview.co.jp</text:p>
          </table:table-cell>
          <table:table-cell table:style-name="ce21" office:value-type="string">
            <text:p>vijay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float" office:value="552">
            <text:p>552</text:p>
          </table:table-cell>
          <table:table-cell table:style-name="ce13" office:value-type="string">
            <text:p>Lab Leader</text:p>
          </table:table-cell>
          <table:table-cell table:style-name="ce19" office:value-type="string">
            <text:p>santhoshvijay.t@ivtlinfoview.co.jp</text:p>
          </table:table-cell>
          <table:table-cell table:style-name="ce21" office:value-type="string">
            <text:p>santhoshv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/>
          <table:table-cell table:style-name="ce13"/>
          <table:table-cell table:number-columns-repeated="1009"/>
        </table:table-row>
        <table:table-row table:style-name="ro1">
          <table:table-cell table:style-name="ce2" office:value-type="float" office:value="553">
            <text:p>553</text:p>
          </table:table-cell>
          <table:table-cell table:style-name="ce13" office:value-type="string">
            <text:p>Lab Leader</text:p>
          </table:table-cell>
          <table:table-cell table:style-name="ce19" office:value-type="string">
            <text:p>sudhagar.se@ivtlinfoview.co.jp</text:p>
          </table:table-cell>
          <table:table-cell table:style-name="ce21" office:value-type="string">
            <text:p>sudhagarsel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/>
          <table:table-cell table:style-name="ce13"/>
          <table:table-cell table:number-columns-repeated="1009"/>
        </table:table-row>
        <table:table-row table:style-name="ro1">
          <table:table-cell table:style-name="ce3" office:value-type="float" office:value="554">
            <text:p>554</text:p>
          </table:table-cell>
          <table:table-cell table:style-name="ce12" office:value-type="string">
            <text:p>Infrastructure Executive</text:p>
          </table:table-cell>
          <table:table-cell table:style-name="ce19" office:value-type="string">
            <text:p>murugesan.p@ivtlinfoview.co.jp</text:p>
          </table:table-cell>
          <table:table-cell table:style-name="ce21" office:value-type="string">
            <text:p>murugesan</text:p>
          </table:table-cell>
          <table:table-cell table:style-name="ce2" office:value-type="string">
            <text:p>Infoview</text:p>
          </table:table-cell>
          <table:table-cell table:style-name="ce23" office:value-type="string">
            <text:p>Support</text:p>
          </table:table-cell>
          <table:table-cell table:style-name="ce23" office:value-type="string">
            <text:p>Infrastructure</text:p>
          </table:table-cell>
          <table:table-cell table:style-name="ce12" office:value-type="string">
            <text:p>Bubesh</text:p>
          </table:table-cell>
          <table:table-cell table:style-name="ce12" office:value-type="string">
            <text:p>bubesh.kalaimani@ivtlinfoview.com</text:p>
          </table:table-cell>
          <table:table-cell table:style-name="ce48"/>
          <table:table-cell table:style-name="ce12"/>
          <table:table-cell table:style-name="ce18" table:number-columns-repeated="4"/>
          <table:table-cell table:number-columns-repeated="1009"/>
        </table:table-row>
        <table:table-row table:style-name="ro1">
          <table:table-cell table:style-name="ce2" office:value-type="float" office:value="557">
            <text:p>55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ynunjariah.r@ivtlinfoview.co.jp</text:p>
          </table:table-cell>
          <table:table-cell table:style-name="ce21" office:value-type="string">
            <text:p>aynunjariah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Sasiprabu Kannan</text:p>
          </table:table-cell>
          <table:table-cell table:style-name="ce2" office:value-type="string">
            <text:p>sasiprabu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558">
            <text:p>55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kokilavani.c@ivtlinfoview.co.jp</text:p>
          </table:table-cell>
          <table:table-cell table:style-name="ce21" office:value-type="string">
            <text:p>kokilavanic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Vinotha Chandrasekar</text:p>
          </table:table-cell>
          <table:table-cell table:style-name="ce2" office:value-type="string">
            <text:p>vinotha.c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559">
            <text:p>559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sasiprabu.m@ivtlinfoview.co.jp</text:p>
          </table:table-cell>
          <table:table-cell table:style-name="ce21" office:value-type="string">
            <text:p>sasiprabuk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Baranitharan Manickaraj</text:p>
          </table:table-cell>
          <table:table-cell table:style-name="ce2" office:value-type="string">
            <text:p>bharanitharan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561">
            <text:p>561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sabarinathan.s@ivtlinfoview.co.jp</text:p>
          </table:table-cell>
          <table:table-cell table:style-name="ce21" office:value-type="string">
            <text:p>sabarinathans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562">
            <text:p>562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gnananandaprabhu.s@ivtlinfoview.co.jp</text:p>
          </table:table-cell>
          <table:table-cell table:style-name="ce21" office:value-type="string">
            <text:p>gnananandaprabhus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float" office:value="564">
            <text:p>564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athithyavengatesh.a@ivtlinfoview.co.jp</text:p>
          </table:table-cell>
          <table:table-cell table:style-name="ce21" office:value-type="string">
            <text:p>athithyavengatesh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9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566">
            <text:p>56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gayathri.tha@ivtlinfoview.co.jp</text:p>
          </table:table-cell>
          <table:table-cell table:style-name="ce21" office:value-type="string">
            <text:p>gayathrith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567">
            <text:p>567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madhumitha.r@ivtlinfoview.co.jp</text:p>
          </table:table-cell>
          <table:table-cell table:style-name="ce21" office:value-type="string">
            <text:p>madhumitharav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Sudhagar Selvaraj</text:p>
          </table:table-cell>
          <table:table-cell table:style-name="ce13" office:value-type="string">
            <text:p>sudhagar.se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568">
            <text:p>56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kavipriya.m@ivtlinfoview.co.jp</text:p>
          </table:table-cell>
          <table:table-cell table:style-name="ce21" office:value-type="string">
            <text:p>kavipriyamoo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style-name="ce2" office:value-type="string">
            <text:p>Loganathan Vinayagam</text:p>
          </table:table-cell>
          <table:table-cell table:style-name="ce2" office:value-type="string">
            <text:p>loganthan.v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569">
            <text:p>569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suganya.jay@ivtlinfoview.co.jp</text:p>
          </table:table-cell>
          <table:table-cell table:style-name="ce21" office:value-type="string">
            <text:p>suganyajay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float" office:value="571">
            <text:p>571</text:p>
          </table:table-cell>
          <table:table-cell table:style-name="ce16" office:value-type="string">
            <text:p>Member</text:p>
          </table:table-cell>
          <table:table-cell table:style-name="ce19" office:value-type="string">
            <text:p>deviabirami.s@ivtlinfoview.co.jp</text:p>
          </table:table-cell>
          <table:table-cell table:style-name="ce21" office:value-type="string">
            <text:p>deviabiramisub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/>
          <table:table-cell table:style-name="ce13"/>
          <table:table-cell table:number-columns-repeated="1009"/>
        </table:table-row>
        <table:table-row table:style-name="ro1">
          <table:table-cell table:style-name="ce2" office:value-type="float" office:value="572">
            <text:p>572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swetha.sh@ivtlinfoview.co.jp</text:p>
          </table:table-cell>
          <table:table-cell table:style-name="ce21" office:value-type="string">
            <text:p>swethash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13" office:value-type="string">
            <text:p>balakrishnan Murugan</text:p>
          </table:table-cell>
          <table:table-cell table:style-name="ce45" office:value-type="string">
            <text:p><text:span text:style-name="T1"><text:a xlink:href="mailto:balakrishnan.m@ivtlinfoview.com">balakrishnan.m@ivtlinfoview.com</text:a></text:span>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Sathishkumar Rajan</text:p>
          </table:table-cell>
          <table:table-cell table:style-name="ce13" office:value-type="string">
            <text:p>sathishkumar.r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574">
            <text:p>574</text:p>
          </table:table-cell>
          <table:table-cell table:style-name="ce12" office:value-type="string">
            <text:p>Sr HR Executive</text:p>
          </table:table-cell>
          <table:table-cell table:style-name="ce19" office:value-type="string">
            <text:p>mehryasmin.i@ivtlinfoview.co.jp</text:p>
          </table:table-cell>
          <table:table-cell table:style-name="ce21" office:value-type="string">
            <text:p>mehrmoha</text:p>
          </table:table-cell>
          <table:table-cell table:style-name="ce2" office:value-type="string">
            <text:p>Infoview</text:p>
          </table:table-cell>
          <table:table-cell table:style-name="ce23" office:value-type="string">
            <text:p>Support</text:p>
          </table:table-cell>
          <table:table-cell table:style-name="ce23" office:value-type="string">
            <text:p>Human Resource</text:p>
          </table:table-cell>
          <table:table-cell table:style-name="ce12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8"/>
          <table:table-cell table:style-name="ce12"/>
          <table:table-cell table:style-name="ce18" table:number-columns-repeated="4"/>
          <table:table-cell table:number-columns-repeated="1009"/>
        </table:table-row>
        <table:table-row table:style-name="ro1">
          <table:table-cell table:style-name="ce2" office:value-type="float" office:value="579">
            <text:p>579</text:p>
          </table:table-cell>
          <table:table-cell table:style-name="ce12" office:value-type="string">
            <text:p>Infrastructure Manager</text:p>
          </table:table-cell>
          <table:table-cell table:style-name="ce19" office:value-type="string">
            <text:p>muthukumar.k@ivtlinfoview.co.jp</text:p>
          </table:table-cell>
          <table:table-cell table:style-name="ce21" office:value-type="string">
            <text:p>muthukumar</text:p>
          </table:table-cell>
          <table:table-cell table:style-name="ce2" office:value-type="string">
            <text:p>Infoview</text:p>
          </table:table-cell>
          <table:table-cell table:style-name="ce23" office:value-type="string">
            <text:p>Support</text:p>
          </table:table-cell>
          <table:table-cell table:style-name="ce23" office:value-type="string">
            <text:p>Infrastructure</text:p>
          </table:table-cell>
          <table:table-cell table:style-name="ce12" office:value-type="string">
            <text:p>Bubesh</text:p>
          </table:table-cell>
          <table:table-cell table:style-name="ce12" office:value-type="string">
            <text:p>bubesh.kalaimani@ivtlinfoview.com</text:p>
          </table:table-cell>
          <table:table-cell table:style-name="ce48"/>
          <table:table-cell table:style-name="ce12"/>
          <table:table-cell table:style-name="ce18" table:number-columns-repeated="4"/>
          <table:table-cell table:number-columns-repeated="1009"/>
        </table:table-row>
        <table:table-row table:style-name="ro1">
          <table:table-cell table:style-name="ce2" office:value-type="float" office:value="583">
            <text:p>583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ranjana.c@ivtlinfoview.co.jp</text:p>
          </table:table-cell>
          <table:table-cell table:style-name="ce21" office:value-type="string">
            <text:p>ranjanach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13" office:value-type="string">
            <text:p>balakrishnan Murugan</text:p>
          </table:table-cell>
          <table:table-cell table:style-name="ce45" office:value-type="string">
            <text:p><text:span text:style-name="T1"><text:a xlink:href="mailto:balakrishnan.m@ivtlinfoview.com">balakrishnan.m@ivtlinfoview.com</text:a></text:span>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Rajeshwari Rajendran</text:p>
          </table:table-cell>
          <table:table-cell table:style-name="ce13" office:value-type="string">
            <text:p>rajeshwari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584">
            <text:p>584</text:p>
          </table:table-cell>
          <table:table-cell table:style-name="ce13" office:value-type="string">
            <text:p>Lab Leader</text:p>
          </table:table-cell>
          <table:table-cell table:style-name="ce19" office:value-type="string">
            <text:p>rajeshwari.r@ivtlinfoview.co.jp</text:p>
          </table:table-cell>
          <table:table-cell table:style-name="ce21" office:value-type="string">
            <text:p>rajeshwariraj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/>
          <table:table-cell table:style-name="ce13"/>
          <table:table-cell table:number-columns-repeated="1009"/>
        </table:table-row>
        <table:table-row table:style-name="ro1">
          <table:table-cell table:style-name="ce2" office:value-type="float" office:value="586">
            <text:p>586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poornima.r@ivtlinfoview.co.jp</text:p>
          </table:table-cell>
          <table:table-cell table:style-name="ce21" office:value-type="string">
            <text:p>poornimare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Sudhagar Selvaraj</text:p>
          </table:table-cell>
          <table:table-cell table:style-name="ce13" office:value-type="string">
            <text:p>sudhagar.se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588">
            <text:p>58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uganya.as@ivtlinfoview.co.jp</text:p>
          </table:table-cell>
          <table:table-cell table:style-name="ce21" office:value-type="string">
            <text:p>suganyaaso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style-name="ce2" office:value-type="string">
            <text:p>Kopperuncholan Senguttuvan</text:p>
          </table:table-cell>
          <table:table-cell table:style-name="ce2" office:value-type="string">
            <text:p>kopperunchol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591">
            <text:p>591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dharaniraj.d@ivtlinfoview.co.jp</text:p>
          </table:table-cell>
          <table:table-cell table:style-name="ce21" office:value-type="string">
            <text:p>dharmuth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Attendance_Hyouka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Navyasree S</text:p>
          </table:table-cell>
          <table:table-cell table:style-name="ce18" office:value-type="string">
            <text:p>navyasree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595">
            <text:p>595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santhiya.v@ivtlinfoview.co.jp</text:p>
          </table:table-cell>
          <table:table-cell table:style-name="ce21" office:value-type="string">
            <text:p>santvenk3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Talent Management_Dev</text:p>
          </table:table-cell>
          <table:table-cell table:style-name="ce37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25" table:number-columns-repeated="2"/>
          <table:table-cell table:style-name="ce18" office:value-type="string">
            <text:p>Chandrasekaran Murugesan</text:p>
          </table:table-cell>
          <table:table-cell table:style-name="ce18" office:value-type="string">
            <text:p>chandrasekaran.m@ivtlinfoview.co.jp</text:p>
          </table:table-cell>
          <table:table-cell table:style-name="ce18" office:value-type="string">
            <text:p>Sarath Guhan Ravichandran</text:p>
          </table:table-cell>
          <table:table-cell table:style-name="ce18" office:value-type="string">
            <text:p>sarathguhan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596">
            <text:p>59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ornarajeswari.m@ivtlinfoview.co.jp</text:p>
          </table:table-cell>
          <table:table-cell table:style-name="ce21" office:value-type="string">
            <text:p>sornmar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Jothi Subramanian</text:p>
          </table:table-cell>
          <table:table-cell table:style-name="ce2" office:value-type="string">
            <text:p>jothi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601">
            <text:p>60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kannika.p@ivtlinfoview.co.jp</text:p>
          </table:table-cell>
          <table:table-cell table:style-name="ce21" office:value-type="string">
            <text:p>kannpal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5" office:value-type="string">
            <text:p>Sathiyananthan Pandian</text:p>
          </table:table-cell>
          <table:table-cell table:style-name="ce46" office:value-type="string">
            <text:p>sathiyananthan.p@ivtlinfoview.co.jp</text:p>
          </table:table-cell>
          <table:table-cell table:style-name="ce52" office:value-type="string">
            <text:p>Saravana Kumaran Dhandapani</text:p>
          </table:table-cell>
          <table:table-cell table:style-name="ce12" office:value-type="string">
            <text:p>saravanakumaran.d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603">
            <text:p>60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halya.k@ivtlinfoview.co.jp</text:p>
          </table:table-cell>
          <table:table-cell table:style-name="ce21" office:value-type="string">
            <text:p>ahalkris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iva Sankari Vanniarajan</text:p>
          </table:table-cell>
          <table:table-cell table:style-name="ce2" office:value-type="string">
            <text:p>sivasankari.v@ivtlinfoview.co.jp</text:p>
          </table:table-cell>
          <table:table-cell table:style-name="ce2" office:value-type="string">
            <text:p>Sobiya Nagarajan</text:p>
          </table:table-cell>
          <table:table-cell table:style-name="ce2" office:value-type="string">
            <text:p>sobiya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604">
            <text:p>604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anupriya.m@ivtlinfoview.co.jp</text:p>
          </table:table-cell>
          <table:table-cell table:style-name="ce21" office:value-type="string">
            <text:p>anupmah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Baranitharan Manickaraj</text:p>
          </table:table-cell>
          <table:table-cell table:style-name="ce2" office:value-type="string">
            <text:p>bharanitharan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606">
            <text:p>60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indhumathi.m@ivtlinfoview.co.jp</text:p>
          </table:table-cell>
          <table:table-cell table:style-name="ce21" office:value-type="string">
            <text:p>indhmur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Sathyapriya Vijayakumar</text:p>
          </table:table-cell>
          <table:table-cell table:style-name="ce2" office:value-type="string">
            <text:p>sathyapriya.v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607">
            <text:p>60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onisha.s@ivtlinfoview.co.jp</text:p>
          </table:table-cell>
          <table:table-cell table:style-name="ce21" office:value-type="string">
            <text:p>monisiv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style-name="ce2" office:value-type="string">
            <text:p>Loganathan Vinayagam</text:p>
          </table:table-cell>
          <table:table-cell table:style-name="ce2" office:value-type="string">
            <text:p>loganthan.v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608">
            <text:p>60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reethi.j@ivtlinfoview.co.jp</text:p>
          </table:table-cell>
          <table:table-cell table:style-name="ce21" office:value-type="string">
            <text:p>preejay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610">
            <text:p>61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kartikapriya.r@ivtlinfoview.co.jp</text:p>
          </table:table-cell>
          <table:table-cell table:style-name="ce21" office:value-type="string">
            <text:p>kartramm</text:p>
          </table:table-cell>
          <table:table-cell table:style-name="ce2" office:value-type="string">
            <text:p>WAP</text:p>
          </table:table-cell>
          <table:table-cell table:style-name="ce23" office:value-type="string">
            <text:p>AC-SCM IF/DM</text:p>
          </table:table-cell>
          <table:table-cell table:style-name="ce23" office:value-type="string">
            <text:p>AC-SCM IF/DM_PJ</text:p>
          </table:table-cell>
          <table:table-cell table:style-name="ce12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8"/>
          <table:table-cell table:style-name="ce12"/>
          <table:table-cell table:style-name="ce18" table:number-columns-repeated="4"/>
          <table:table-cell table:number-columns-repeated="1009"/>
        </table:table-row>
        <table:table-row table:style-name="ro1">
          <table:table-cell table:style-name="ce2" office:value-type="float" office:value="618">
            <text:p>61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ngavi.s1@ivtlinfoview.co.jp</text:p>
          </table:table-cell>
          <table:table-cell table:style-name="ce21" office:value-type="string">
            <text:p>sangsug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Deepanraj Chithiravel</text:p>
          </table:table-cell>
          <table:table-cell table:style-name="ce12" office:value-type="string">
            <text:p>deepanraj.c@ivtlinfoview.co.jp</text:p>
          </table:table-cell>
          <table:table-cell table:style-name="ce52" office:value-type="string">
            <text:p>Kaviyarasan Subbaiyan</text:p>
          </table:table-cell>
          <table:table-cell table:style-name="ce12" office:value-type="string">
            <text:p>kaviyaras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619">
            <text:p>619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soundarya.v@ivtlinfoview.co.jp</text:p>
          </table:table-cell>
          <table:table-cell table:style-name="ce21" office:value-type="string">
            <text:p>sounv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/>
          <table:table-cell table:style-name="ce13"/>
          <table:table-cell table:number-columns-repeated="1009"/>
        </table:table-row>
        <table:table-row table:style-name="ro1">
          <table:table-cell table:style-name="ce2" office:value-type="float" office:value="621">
            <text:p>62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ornalatha.m@ivtlinfoview.co.jp</text:p>
          </table:table-cell>
          <table:table-cell table:style-name="ce21" office:value-type="string">
            <text:p>sornmoh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Deepanraj Chithiravel</text:p>
          </table:table-cell>
          <table:table-cell table:style-name="ce12" office:value-type="string">
            <text:p>deepanraj.c@ivtlinfoview.co.jp</text:p>
          </table:table-cell>
          <table:table-cell table:style-name="ce52" office:value-type="string">
            <text:p>Arun.V Sundararaju</text:p>
          </table:table-cell>
          <table:table-cell table:style-name="ce12" office:value-type="string">
            <text:p>aru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622">
            <text:p>62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revathi.m@ivtlinfoview.co.jp</text:p>
          </table:table-cell>
          <table:table-cell table:style-name="ce21" office:value-type="string">
            <text:p>revamar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Elanchezhiyan Pannirselvam</text:p>
          </table:table-cell>
          <table:table-cell table:style-name="ce2" office:value-type="string">
            <text:p>elanchezhiyan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626">
            <text:p>626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karthika.s@ivtlinfoview.co.jp</text:p>
          </table:table-cell>
          <table:table-cell table:style-name="ce21" office:value-type="string">
            <text:p>kartselv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8" office:value-type="string">
            <text:p>WHI_Customer Support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39" office:value-type="string">
            <text:p>Karthikeyan M</text:p>
          </table:table-cell>
          <table:table-cell table:style-name="ce39" office:value-type="string">
            <text:p>karthikeyan.m@ivtlinfoview.co.jp </text:p>
          </table:table-cell>
          <table:table-cell table:style-name="ce18" table:number-columns-repeated="2"/>
          <table:table-cell table:style-name="ce18" office:value-type="string">
            <text:p>Sachidhanandhan Sellamuthu</text:p>
          </table:table-cell>
          <table:table-cell table:style-name="ce68" office:value-type="string">
            <text:p><text:a xlink:href="mailto:sachidhanandhan.s@ivtlinfoview.co.jp">sachidhanandhan.s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631">
            <text:p>63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hamsalatha.l@ivtlinfoview.co.jp</text:p>
          </table:table-cell>
          <table:table-cell table:style-name="ce21" office:value-type="string">
            <text:p>hamslog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Varadharajan Sesharaman</text:p>
          </table:table-cell>
          <table:table-cell table:style-name="ce12" office:value-type="string">
            <text:p>varadharajan.s@ivtlinfoview.co.jp</text:p>
          </table:table-cell>
          <table:table-cell table:style-name="ce59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632">
            <text:p>63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ranyashree.t@ivtlinfoview.co.jp</text:p>
          </table:table-cell>
          <table:table-cell table:style-name="ce21" office:value-type="string">
            <text:p>sarath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Selvajegan Shankaran</text:p>
          </table:table-cell>
          <table:table-cell table:style-name="ce2" office:value-type="string">
            <text:p>selvajeg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636">
            <text:p>63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anoranjitha.c@ivtlinfoview.co.jp</text:p>
          </table:table-cell>
          <table:table-cell table:style-name="ce21" office:value-type="string">
            <text:p>manochi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ivaranjani Sivaprakasam</text:p>
          </table:table-cell>
          <table:table-cell table:style-name="ce2" office:value-type="string">
            <text:p>sivaranjani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638">
            <text:p>638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nandhakumar.k@ivtlinfoview.co.jp</text:p>
          </table:table-cell>
          <table:table-cell table:style-name="ce21" office:value-type="string">
            <text:p>nandkris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Technical Service</text:p>
          </table:table-cell>
          <table:table-cell table:style-name="ce37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25" table:number-columns-repeated="2"/>
          <table:table-cell table:style-name="ce18" table:number-columns-repeated="2"/>
          <table:table-cell table:style-name="ce18" office:value-type="string">
            <text:p>Nadarbalamurugan</text:p>
          </table:table-cell>
          <table:table-cell table:style-name="ce68" office:value-type="string">
            <text:p><text:a xlink:href="mailto:nadarbalamurugan.p@ivtlinfoview.co.jp">nadarbalamurugan.p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639">
            <text:p>63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bharathi.n@ivtlinfoview.co.jp</text:p>
          </table:table-cell>
          <table:table-cell table:style-name="ce21" office:value-type="string">
            <text:p>bharnat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Deepanraj Chithiravel</text:p>
          </table:table-cell>
          <table:table-cell table:style-name="ce12" office:value-type="string">
            <text:p>deepanraj.c@ivtlinfoview.co.jp</text:p>
          </table:table-cell>
          <table:table-cell table:style-name="ce52" office:value-type="string">
            <text:p>Sam David Paul David Thamarai Selvan</text:p>
          </table:table-cell>
          <table:table-cell table:style-name="ce12" office:value-type="string">
            <text:p>samdavidpaul.d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641">
            <text:p>64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divyarazmi.s@ivtlinfoview.co.jp</text:p>
          </table:table-cell>
          <table:table-cell table:style-name="ce21" office:value-type="string">
            <text:p>divyseb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Varadharajan Sesharaman</text:p>
          </table:table-cell>
          <table:table-cell table:style-name="ce12" office:value-type="string">
            <text:p>varadharajan.s@ivtlinfoview.co.jp</text:p>
          </table:table-cell>
          <table:table-cell table:style-name="ce52" office:value-type="string">
            <text:p>Praveen Mani</text:p>
          </table:table-cell>
          <table:table-cell table:style-name="ce12" office:value-type="string">
            <text:p>praveen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644">
            <text:p>64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kavyadevi.b@ivtlinfoview.co.jp</text:p>
          </table:table-cell>
          <table:table-cell table:style-name="ce21" office:value-type="string">
            <text:p>kavybal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Udaya Natarajan</text:p>
          </table:table-cell>
          <table:table-cell table:style-name="ce2" office:value-type="string">
            <text:p>udaya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646">
            <text:p>646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prasannakumar.s@ivtlinfoview.co.jp</text:p>
          </table:table-cell>
          <table:table-cell table:style-name="ce21" office:value-type="string">
            <text:p>prassrin1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HR-Core_Dev</text:p>
          </table:table-cell>
          <table:table-cell table:style-name="ce37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office:value-type="string">
            <text:p>Balamani Shankar</text:p>
          </table:table-cell>
          <table:table-cell table:style-name="ce18" office:value-type="string">
            <text:p>balamani.s@ivtlinfoview.co.jp</text:p>
          </table:table-cell>
          <table:table-cell table:style-name="ce18" office:value-type="string">
            <text:p>Ramesh Tamilmani</text:p>
          </table:table-cell>
          <table:table-cell table:style-name="ce18" office:value-type="string">
            <text:p>ramesh.t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650">
            <text:p>650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lavanya.c@ivtlinfoview.co.jp</text:p>
          </table:table-cell>
          <table:table-cell table:style-name="ce21" office:value-type="string">
            <text:p>lavachan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8" office:value-type="string">
            <text:p>WHI_Payroll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39" office:value-type="string">
            <text:p>Karthikeyan M</text:p>
          </table:table-cell>
          <table:table-cell table:style-name="ce39" office:value-type="string">
            <text:p>karthikeyan.m@ivtlinfoview.co.jp </text:p>
          </table:table-cell>
          <table:table-cell table:style-name="ce18" table:number-columns-repeated="2"/>
          <table:table-cell table:style-name="ce18" office:value-type="string">
            <text:p>Sivamareeswari Thiagarajan</text:p>
          </table:table-cell>
          <table:table-cell table:style-name="ce18" office:value-type="string">
            <text:p>sivamareeswari.t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652">
            <text:p>65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ohammedabuthahir.i@ivtlinfoview.co.jp</text:p>
          </table:table-cell>
          <table:table-cell table:style-name="ce21" office:value-type="string">
            <text:p>ahimmoh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Manickaraja Dakshinamoorthy</text:p>
          </table:table-cell>
          <table:table-cell table:style-name="ce12" office:value-type="string">
            <text:p>manickaraja.dakshinamoorthy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3" office:value-type="string">
            <text:p>Prashittha Mani Ravichandran</text:p>
          </table:table-cell>
          <table:table-cell table:style-name="ce16" office:value-type="string">
            <text:p>prashittha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658">
            <text:p>658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deepanchakravarthy.k@ivtlinfoview.co.jp</text:p>
          </table:table-cell>
          <table:table-cell table:style-name="ce21" office:value-type="string">
            <text:p>deepkand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HR-Core_Dev</text:p>
          </table:table-cell>
          <table:table-cell table:style-name="ce37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office:value-type="string">
            <text:p>Narendran Raman</text:p>
          </table:table-cell>
          <table:table-cell table:style-name="ce18" office:value-type="string">
            <text:p>Narendran.r@ivtlinfoview.co.jp</text:p>
          </table:table-cell>
          <table:table-cell table:style-name="ce18" office:value-type="string">
            <text:p>Pravin Duraisamy</text:p>
          </table:table-cell>
          <table:table-cell table:style-name="ce18" office:value-type="string">
            <text:p>Pravin.d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660">
            <text:p>66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raveenkumar.s@ivtlinfoview.co.jp</text:p>
          </table:table-cell>
          <table:table-cell table:style-name="ce21" office:value-type="string">
            <text:p>pravsund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Manickaraja Dakshinamoorthy</text:p>
          </table:table-cell>
          <table:table-cell table:style-name="ce12" office:value-type="string">
            <text:p>manickaraja.dakshinamoorthy@ivtlinfoview.com</text:p>
          </table:table-cell>
          <table:table-cell table:style-name="ce49"/>
          <table:table-cell table:style-name="ce12"/>
          <table:table-cell table:style-name="ce52" office:value-type="string">
            <text:p>Gowtham Santhosh Mohan</text:p>
          </table:table-cell>
          <table:table-cell table:style-name="ce12" office:value-type="string">
            <text:p>gowthamsanthosh.m@ivtlinfoview.co.jp</text:p>
          </table:table-cell>
          <table:table-cell table:style-name="ce59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663">
            <text:p>66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kiruthika.c@ivtlinfoview.co.jp</text:p>
          </table:table-cell>
          <table:table-cell table:style-name="ce21" office:value-type="string">
            <text:p>kiruch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2" office:value-type="string">
            <text:p>Dushyanth Alagandula</text:p>
          </table:table-cell>
          <table:table-cell table:style-name="ce12" office:value-type="string">
            <text:p>dushyanth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664">
            <text:p>66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athiarasan.s@ivtlinfoview.co.jp</text:p>
          </table:table-cell>
          <table:table-cell table:style-name="ce21" office:value-type="string">
            <text:p>mathsank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ivaranjani Sivaprakasam</text:p>
          </table:table-cell>
          <table:table-cell table:style-name="ce2" office:value-type="string">
            <text:p>sivaranjani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665">
            <text:p>66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bishek.s@ivtlinfoview.co.jp</text:p>
          </table:table-cell>
          <table:table-cell table:style-name="ce21" office:value-type="string">
            <text:p>abisstep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Sathyapriya Vijayakumar</text:p>
          </table:table-cell>
          <table:table-cell table:style-name="ce2" office:value-type="string">
            <text:p>sathyapriya.v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667">
            <text:p>667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srikandan.r@ivtlinfoview.co.jp</text:p>
          </table:table-cell>
          <table:table-cell table:style-name="ce21" office:value-type="string">
            <text:p>srikraju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Clover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table:number-columns-repeated="4"/>
          <table:table-cell table:number-columns-repeated="1009"/>
        </table:table-row>
        <table:table-row table:style-name="ro1">
          <table:table-cell table:style-name="ce2" office:value-type="float" office:value="670">
            <text:p>67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ridevi.d@ivtlinfoview.co.jp</text:p>
          </table:table-cell>
          <table:table-cell table:style-name="ce21" office:value-type="string">
            <text:p>sriddwa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672">
            <text:p>672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ramya.r@ivtlinfoview.co.jp</text:p>
          </table:table-cell>
          <table:table-cell table:style-name="ce21" office:value-type="string">
            <text:p>ramyram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Sudhagar Selvaraj</text:p>
          </table:table-cell>
          <table:table-cell table:style-name="ce13" office:value-type="string">
            <text:p>sudhagar.se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673">
            <text:p>67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ranjitha.s@ivtlinfoview.co.jp</text:p>
          </table:table-cell>
          <table:table-cell table:style-name="ce21" office:value-type="string">
            <text:p>ranjsou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Midhuna M Dileep Thiruvilakkil <text:s/>Gangadharan Dileep</text:p>
          </table:table-cell>
          <table:table-cell table:style-name="ce2" office:value-type="string">
            <text:p>midhunamdileep.t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674">
            <text:p>67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rabha.t@ivtlinfoview.co.jp</text:p>
          </table:table-cell>
          <table:table-cell table:style-name="ce21" office:value-type="string">
            <text:p>prabth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Dineshkumar Rajakumar</text:p>
          </table:table-cell>
          <table:table-cell table:style-name="ce2" office:value-type="string">
            <text:p>dineshkumar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675">
            <text:p>67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ijayadharshini.r@ivtlinfoview.co.jp</text:p>
          </table:table-cell>
          <table:table-cell table:style-name="ce21" office:value-type="string">
            <text:p>vijarath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2" office:value-type="string">
            <text:p>Dineshkumar Gunasekaran</text:p>
          </table:table-cell>
          <table:table-cell table:style-name="ce12" office:value-type="string">
            <text:p>dineshkumar.gu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676">
            <text:p>67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ubhashree.v@ivtlinfoview.co.jp</text:p>
          </table:table-cell>
          <table:table-cell table:style-name="ce21" office:value-type="string">
            <text:p>subhvel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iva Sankari Vanniarajan</text:p>
          </table:table-cell>
          <table:table-cell table:style-name="ce2" office:value-type="string">
            <text:p>sivasankari.v@ivtlinfoview.co.jp</text:p>
          </table:table-cell>
          <table:table-cell table:style-name="ce2" office:value-type="string">
            <text:p>Hemalatha Rajendran</text:p>
          </table:table-cell>
          <table:table-cell table:style-name="ce2" office:value-type="string">
            <text:p>hemalatha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677">
            <text:p>677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givitha.s@ivtlinfoview.co.jp</text:p>
          </table:table-cell>
          <table:table-cell table:style-name="ce21" office:value-type="string">
            <text:p>givisar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Sathishkumar Rajan</text:p>
          </table:table-cell>
          <table:table-cell table:style-name="ce13" office:value-type="string">
            <text:p>sathishkumar.r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678">
            <text:p>67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nilofernisha.j@ivtlinfoview.co.jp</text:p>
          </table:table-cell>
          <table:table-cell table:style-name="ce21" office:value-type="string">
            <text:p>nilojah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Lakshmykutty</text:p>
          </table:table-cell>
          <table:table-cell table:style-name="ce12" office:value-type="string">
            <text:p>lakshmykutty.r@ivtlinfoview.co.jp</text:p>
          </table:table-cell>
          <table:table-cell table:style-name="ce52" office:value-type="string">
            <text:p>Santhosh Kumar Jayachandran</text:p>
          </table:table-cell>
          <table:table-cell table:style-name="ce12" office:value-type="string">
            <text:p>santhoshkumar.j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681">
            <text:p>68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arvathi.c@ivtlinfoview.co.jp</text:p>
          </table:table-cell>
          <table:table-cell table:style-name="ce21" office:value-type="string">
            <text:p>parvchok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5" office:value-type="string">
            <text:p>Sathiyananthan Pandian</text:p>
          </table:table-cell>
          <table:table-cell table:style-name="ce46" office:value-type="string">
            <text:p>sathiyananthan.p@ivtlinfoview.co.jp</text:p>
          </table:table-cell>
          <table:table-cell table:style-name="ce52" office:value-type="string">
            <text:p>Swathimala Pitchaikani</text:p>
          </table:table-cell>
          <table:table-cell table:style-name="ce12" office:value-type="string">
            <text:p>swathimala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684">
            <text:p>68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deepac.m@ivtlinfoview.co.jp</text:p>
          </table:table-cell>
          <table:table-cell table:style-name="ce21" office:value-type="string">
            <text:p>deepmadh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Deepanraj Chithiravel</text:p>
          </table:table-cell>
          <table:table-cell table:style-name="ce12" office:value-type="string">
            <text:p>deepanraj.c@ivtlinfoview.co.jp</text:p>
          </table:table-cell>
          <table:table-cell table:style-name="ce52" office:value-type="string">
            <text:p>Arun.V Sundararaju</text:p>
          </table:table-cell>
          <table:table-cell table:style-name="ce12" office:value-type="string">
            <text:p>aru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685">
            <text:p>68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ganesank.k@ivtlinfoview.co.jp</text:p>
          </table:table-cell>
          <table:table-cell table:style-name="ce21" office:value-type="string">
            <text:p>ganekeng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Lakshmykutty</text:p>
          </table:table-cell>
          <table:table-cell table:style-name="ce12" office:value-type="string">
            <text:p>lakshmykutty.r@ivtlinfoview.co.jp</text:p>
          </table:table-cell>
          <table:table-cell table:style-name="ce52" office:value-type="string">
            <text:p>Ramkumar Siva Kumar</text:p>
          </table:table-cell>
          <table:table-cell table:style-name="ce12" office:value-type="string">
            <text:p>ramkumar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686">
            <text:p>68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kshay.v@ivtlinfoview.co.jp</text:p>
          </table:table-cell>
          <table:table-cell table:style-name="ce21" office:value-type="string">
            <text:p>akshv.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Palanivel Dhanusu</text:p>
          </table:table-cell>
          <table:table-cell table:style-name="ce2" office:value-type="string">
            <text:p>palanivel.d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689">
            <text:p>68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uthumayandi.m@ivtlinfoview.co.jp</text:p>
          </table:table-cell>
          <table:table-cell table:style-name="ce21" office:value-type="string">
            <text:p>muthmuth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Vinotha Chandrasekar</text:p>
          </table:table-cell>
          <table:table-cell table:style-name="ce2" office:value-type="string">
            <text:p>vinotha.c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694">
            <text:p>69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ganeshbabu.t@ivtlinfoview.co.jp</text:p>
          </table:table-cell>
          <table:table-cell table:style-name="ce21" office:value-type="string">
            <text:p>ganethi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Manickaraja Dakshinamoorthy</text:p>
          </table:table-cell>
          <table:table-cell table:style-name="ce12" office:value-type="string">
            <text:p>manickaraja.dakshinamoorthy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 office:value-type="string">
            <text:p>Prashittha Mani Ravichandran</text:p>
          </table:table-cell>
          <table:table-cell table:style-name="ce12" office:value-type="string">
            <text:p>prashittha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695">
            <text:p>69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wharsha.k@ivtlinfoview.co.jp</text:p>
          </table:table-cell>
          <table:table-cell table:style-name="ce21" office:value-type="string">
            <text:p>wharka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Deepanraj Chithiravel</text:p>
          </table:table-cell>
          <table:table-cell table:style-name="ce12" office:value-type="string">
            <text:p>deepanraj.c@ivtlinfoview.co.jp</text:p>
          </table:table-cell>
          <table:table-cell table:style-name="ce52" office:value-type="string">
            <text:p>Ananth Kumar Jeganathan</text:p>
          </table:table-cell>
          <table:table-cell table:style-name="ce12" office:value-type="string">
            <text:p>ananthkumar.j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06">
            <text:p>70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hariprasath.s@ivtlinfoview.co.jp</text:p>
          </table:table-cell>
          <table:table-cell table:style-name="ce21" office:value-type="string">
            <text:p>harisiv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iva Sankari Vanniarajan</text:p>
          </table:table-cell>
          <table:table-cell table:style-name="ce2" office:value-type="string">
            <text:p>sivasankari.v@ivtlinfoview.co.jp</text:p>
          </table:table-cell>
          <table:table-cell table:style-name="ce2" office:value-type="string">
            <text:p>Hemalatha Rajendran</text:p>
          </table:table-cell>
          <table:table-cell table:style-name="ce2" office:value-type="string">
            <text:p>hemalatha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07">
            <text:p>70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govindkumar.t@ivtlinfoview.co.jp</text:p>
          </table:table-cell>
          <table:table-cell table:style-name="ce21" office:value-type="string">
            <text:p>govithi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Manimozhi Subramanian</text:p>
          </table:table-cell>
          <table:table-cell table:style-name="ce2" office:value-type="string">
            <text:p>manimozhi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08">
            <text:p>70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ravinkumar.m@ivtlinfoview.co.jp</text:p>
          </table:table-cell>
          <table:table-cell table:style-name="ce21" office:value-type="string">
            <text:p>pravmar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Deepanraj Chithiravel</text:p>
          </table:table-cell>
          <table:table-cell table:style-name="ce12" office:value-type="string">
            <text:p>deepanraj.c@ivtlinfoview.co.jp</text:p>
          </table:table-cell>
          <table:table-cell table:style-name="ce52" office:value-type="string">
            <text:p>Sam David Paul David Thamarai Selvan</text:p>
          </table:table-cell>
          <table:table-cell table:style-name="ce12" office:value-type="string">
            <text:p>samdavidpaul.d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10">
            <text:p>71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ooriya.p@ivtlinfoview.co.jp</text:p>
          </table:table-cell>
          <table:table-cell table:style-name="ce21" office:value-type="string">
            <text:p>soorprak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Vijay Ramadurai</text:p>
          </table:table-cell>
          <table:table-cell table:style-name="ce2" office:value-type="string">
            <text:p>vijay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12">
            <text:p>712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manikandan.v@ivtlinfoview.co.jp</text:p>
          </table:table-cell>
          <table:table-cell table:style-name="ce21" office:value-type="string">
            <text:p>manivanj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Talent Management_Dev</text:p>
          </table:table-cell>
          <table:table-cell table:style-name="ce37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25" table:number-columns-repeated="2"/>
          <table:table-cell table:style-name="ce18" office:value-type="string">
            <text:p>Chandrasekaran Murugesan</text:p>
          </table:table-cell>
          <table:table-cell table:style-name="ce18" office:value-type="string">
            <text:p>chandrasekaran.m@ivtlinfoview.co.jp</text:p>
          </table:table-cell>
          <table:table-cell table:style-name="ce18" office:value-type="string">
            <text:p>Sarath Guhan Ravichandran</text:p>
          </table:table-cell>
          <table:table-cell table:style-name="ce18" office:value-type="string">
            <text:p>sarathguhan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15">
            <text:p>71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ravanan.p@ivtlinfoview.co.jp</text:p>
          </table:table-cell>
          <table:table-cell table:style-name="ce21" office:value-type="string">
            <text:p>sarapar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30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Ashok Kumar Rajendran</text:p>
          </table:table-cell>
          <table:table-cell table:style-name="ce2" office:value-type="string">
            <text:p>ashokkumar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19">
            <text:p>71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jith.s@ivtlinfoview.co.jp</text:p>
          </table:table-cell>
          <table:table-cell table:style-name="ce21" office:value-type="string">
            <text:p>ajitsek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Jeyakrishnan Mahalingam</text:p>
          </table:table-cell>
          <table:table-cell table:style-name="ce12" office:value-type="string">
            <text:p>jeyakrishnan.m@ivtlinfoview.co.jp</text:p>
          </table:table-cell>
          <table:table-cell table:style-name="ce52" office:value-type="string">
            <text:p>Deepak Soman M.Pratheep</text:p>
          </table:table-cell>
          <table:table-cell table:style-name="ce12" office:value-type="string">
            <text:p>deepaksoman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20">
            <text:p>720</text:p>
          </table:table-cell>
          <table:table-cell table:style-name="ce13" office:value-type="string">
            <text:p>Lab Leader</text:p>
          </table:table-cell>
          <table:table-cell table:style-name="ce19" office:value-type="string">
            <text:p>arulmani.a@ivtlinfoview.co.jp</text:p>
          </table:table-cell>
          <table:table-cell table:style-name="ce21" office:value-type="string">
            <text:p>arulalli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HR-Core_Hyouka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table:number-columns-repeated="2"/>
          <table:table-cell table:number-columns-repeated="1009"/>
        </table:table-row>
        <table:table-row table:style-name="ro1">
          <table:table-cell table:style-name="ce2" office:value-type="float" office:value="722">
            <text:p>722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ramiya.s@ivtlinfoview.co.jp</text:p>
          </table:table-cell>
          <table:table-cell table:style-name="ce21" office:value-type="string">
            <text:p>ramisub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Narmathapillay Cassivisvanadanepillay</text:p>
          </table:table-cell>
          <table:table-cell table:style-name="ce13" office:value-type="string">
            <text:p>narmatha.c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24">
            <text:p>72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irujitha.p@ivtlinfoview.co.jp</text:p>
          </table:table-cell>
          <table:table-cell table:style-name="ce21" office:value-type="string">
            <text:p>pirupoov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Baranitharan Manickaraj</text:p>
          </table:table-cell>
          <table:table-cell table:style-name="ce2" office:value-type="string">
            <text:p>bharanitharan.m@ivtlinfoview.co.jp</text:p>
          </table:table-cell>
          <table:table-cell table:style-name="ce2" office:value-type="string">
            <text:p>Yamuna Bharathi Kumarasamy</text:p>
          </table:table-cell>
          <table:table-cell table:style-name="ce2" office:value-type="string">
            <text:p>yamunabharathi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25">
            <text:p>72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barveenfathima.s@ivtlinfoview.co.jp</text:p>
          </table:table-cell>
          <table:table-cell table:style-name="ce21" office:value-type="string">
            <text:p>barvshah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Silambarasan Subramani</text:p>
          </table:table-cell>
          <table:table-cell table:style-name="ce2" office:value-type="string">
            <text:p>silambaras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26">
            <text:p>72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ranya.k@ivtlinfoview.co.jp</text:p>
          </table:table-cell>
          <table:table-cell table:style-name="ce21" office:value-type="string">
            <text:p>sarakuma2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727">
            <text:p>72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reethika.b@ivtlinfoview.co.jp</text:p>
          </table:table-cell>
          <table:table-cell table:style-name="ce21" office:value-type="string">
            <text:p>preeb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Premanand Balasubramanian</text:p>
          </table:table-cell>
          <table:table-cell table:style-name="ce2" office:value-type="string">
            <text:p>premanand.b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32">
            <text:p>73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bitha.r@ivtlinfoview.co.jp</text:p>
          </table:table-cell>
          <table:table-cell table:style-name="ce21" office:value-type="string">
            <text:p>sabirav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iva Sankari Vanniarajan</text:p>
          </table:table-cell>
          <table:table-cell table:style-name="ce2" office:value-type="string">
            <text:p>sivasankari.v@ivtlinfoview.co.jp</text:p>
          </table:table-cell>
          <table:table-cell table:style-name="ce2" office:value-type="string">
            <text:p>Sobiya Nagarajan</text:p>
          </table:table-cell>
          <table:table-cell table:style-name="ce2" office:value-type="string">
            <text:p>sobiya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34">
            <text:p>73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anitha.s@ivtlinfoview.co.jp</text:p>
          </table:table-cell>
          <table:table-cell table:style-name="ce21" office:value-type="string">
            <text:p>vaniselv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ethuramalingam Nayagam</text:p>
          </table:table-cell>
          <table:table-cell table:style-name="ce2" office:value-type="string">
            <text:p>sethuramalingam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39">
            <text:p>73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mbathkumar.s@ivtlinfoview.co.jp</text:p>
          </table:table-cell>
          <table:table-cell table:style-name="ce21" office:value-type="string">
            <text:p>sambsub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Manickaraja Dakshinamoorthy</text:p>
          </table:table-cell>
          <table:table-cell table:style-name="ce12" office:value-type="string">
            <text:p>manickaraja.dakshinamoorthy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 office:value-type="string">
            <text:p>Gnana Baskara Guptha Parath Paran</text:p>
          </table:table-cell>
          <table:table-cell table:style-name="ce12" office:value-type="string">
            <text:p>gnanabaskaraguptha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40">
            <text:p>74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thyanarayanan.g@ivtlinfoview.co.jp</text:p>
          </table:table-cell>
          <table:table-cell table:style-name="ce21" office:value-type="string">
            <text:p>sathgop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Varadharajan Sesharaman</text:p>
          </table:table-cell>
          <table:table-cell table:style-name="ce12" office:value-type="string">
            <text:p>varadharajan.s@ivtlinfoview.co.jp</text:p>
          </table:table-cell>
          <table:table-cell table:style-name="ce52" office:value-type="string">
            <text:p>Praveen Mani</text:p>
          </table:table-cell>
          <table:table-cell table:style-name="ce12" office:value-type="string">
            <text:p>praveen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41">
            <text:p>74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raghav.m@ivtlinfoview.co.jp</text:p>
          </table:table-cell>
          <table:table-cell table:style-name="ce21" office:value-type="string">
            <text:p>raghman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Manickaraja Dakshinamoorthy</text:p>
          </table:table-cell>
          <table:table-cell table:style-name="ce12" office:value-type="string">
            <text:p>manickaraja.dakshinamoorthy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 office:value-type="string">
            <text:p>Dinesh Kumar Ganesan</text:p>
          </table:table-cell>
          <table:table-cell table:style-name="ce12" office:value-type="string">
            <text:p>dineshkumar.g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42">
            <text:p>74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rajasekar.n@ivtlinfoview.co.jp</text:p>
          </table:table-cell>
          <table:table-cell table:style-name="ce21" office:value-type="string">
            <text:p>rajanaga1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Gowtham Chandrasekaran</text:p>
          </table:table-cell>
          <table:table-cell table:style-name="ce2" office:value-type="string">
            <text:p>gowtham.c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44">
            <text:p>744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mohamedsiddique.j@ivtlinfoview.co.jp</text:p>
          </table:table-cell>
          <table:table-cell table:style-name="ce21" office:value-type="string">
            <text:p>sainmoh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745">
            <text:p>74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ishal.n@ivtlinfoview.co.jp</text:p>
          </table:table-cell>
          <table:table-cell table:style-name="ce21" office:value-type="string">
            <text:p>ananvish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Manickaraja Dakshinamoorthy</text:p>
          </table:table-cell>
          <table:table-cell table:style-name="ce12" office:value-type="string">
            <text:p>manickaraja.dakshinamoorthy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 office:value-type="string">
            <text:p>Gnana Baskara Guptha Parath Paran</text:p>
          </table:table-cell>
          <table:table-cell table:style-name="ce12" office:value-type="string">
            <text:p>gnanabaskaraguptha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46">
            <text:p>74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igneshraj.m@ivtlinfoview.co.jp</text:p>
          </table:table-cell>
          <table:table-cell table:style-name="ce21" office:value-type="string">
            <text:p>ohanvig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athiya Moorthy Manoharan</text:p>
          </table:table-cell>
          <table:table-cell table:style-name="ce2" office:value-type="string">
            <text:p>sathiyamoorthy.m@ivtlinfoview.co.jp</text:p>
          </table:table-cell>
          <table:table-cell table:style-name="ce2" office:value-type="string">
            <text:p>Archana Sunil Prakash</text:p>
          </table:table-cell>
          <table:table-cell table:style-name="ce2" office:value-type="string">
            <text:p>archana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47">
            <text:p>74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athankumar.s@ivtlinfoview.co.jp</text:p>
          </table:table-cell>
          <table:table-cell table:style-name="ce21" office:value-type="string">
            <text:p>mathsiv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Deepanraj Chithiravel</text:p>
          </table:table-cell>
          <table:table-cell table:style-name="ce12" office:value-type="string">
            <text:p>deepanraj.c@ivtlinfoview.co.jp</text:p>
          </table:table-cell>
          <table:table-cell table:style-name="ce52" office:value-type="string">
            <text:p>Sam David Paul David Thamarai Selvan</text:p>
          </table:table-cell>
          <table:table-cell table:style-name="ce12" office:value-type="string">
            <text:p>samdavidpaul.d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56">
            <text:p>75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ravanan.b@ivtlinfoview.co.jp</text:p>
          </table:table-cell>
          <table:table-cell table:style-name="ce21" office:value-type="string">
            <text:p>sarabala3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5" office:value-type="string">
            <text:p>Sathiyananthan Pandian</text:p>
          </table:table-cell>
          <table:table-cell table:style-name="ce46" office:value-type="string">
            <text:p>sathiyananthan.p@ivtlinfoview.co.jp</text:p>
          </table:table-cell>
          <table:table-cell table:style-name="ce61" office:value-type="string">
            <text:p>Baskaran Ramakrishnan</text:p>
          </table:table-cell>
          <table:table-cell table:style-name="ce46" office:value-type="string">
            <text:p>baskaran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57">
            <text:p>75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ohanasudhan.v@ivtlinfoview.co.jp</text:p>
          </table:table-cell>
          <table:table-cell table:style-name="ce21" office:value-type="string">
            <text:p>mohavell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Varun Narasimha Barathy</text:p>
          </table:table-cell>
          <table:table-cell table:style-name="ce2" office:value-type="string">
            <text:p>varun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59">
            <text:p>759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jeyanthkishore.r@ivtlinfoview.co.jp</text:p>
          </table:table-cell>
          <table:table-cell table:style-name="ce21" office:value-type="string">
            <text:p>jeyarama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Technical Service</text:p>
          </table:table-cell>
          <table:table-cell table:style-name="ce37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25" table:number-columns-repeated="2"/>
          <table:table-cell table:style-name="ce18" table:number-columns-repeated="2"/>
          <table:table-cell table:style-name="ce18" office:value-type="string">
            <text:p>Nadarbalamurugan</text:p>
          </table:table-cell>
          <table:table-cell table:style-name="ce68" office:value-type="string">
            <text:p><text:a xlink:href="mailto:nadarbalamurugan.p@ivtlinfoview.co.jp">nadarbalamurugan.p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760">
            <text:p>76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naveen.v@ivtlinfoview.co.jp</text:p>
          </table:table-cell>
          <table:table-cell table:style-name="ce21" office:value-type="string">
            <text:p>navevai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Ashwin Kanthiah</text:p>
          </table:table-cell>
          <table:table-cell table:style-name="ce2" office:value-type="string">
            <text:p>ashwin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61">
            <text:p>76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anojkrishna.t@ivtlinfoview.co.jp</text:p>
          </table:table-cell>
          <table:table-cell table:style-name="ce21" office:value-type="string">
            <text:p>manotam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 office:value-type="string">
            <text:p>Balaji Rajan</text:p>
          </table:table-cell>
          <table:table-cell table:style-name="ce12" office:value-type="string">
            <text:p>balaji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69">
            <text:p>76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chithika.s@ivtlinfoview.co.jp</text:p>
          </table:table-cell>
          <table:table-cell table:style-name="ce21" office:value-type="string">
            <text:p>chitsath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ethuramalingam Nayagam</text:p>
          </table:table-cell>
          <table:table-cell table:style-name="ce2" office:value-type="string">
            <text:p>sethuramalingam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79">
            <text:p>77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rinivasaguhan.k@ivtlinfoview.co.jp</text:p>
          </table:table-cell>
          <table:table-cell table:style-name="ce21" office:value-type="string">
            <text:p>srinks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Dineshkumar Rajakumar</text:p>
          </table:table-cell>
          <table:table-cell table:style-name="ce2" office:value-type="string">
            <text:p>dineshkumar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80">
            <text:p>78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nthosh.t@ivtlinfoview.co.jp</text:p>
          </table:table-cell>
          <table:table-cell table:style-name="ce21" office:value-type="string">
            <text:p>santthan1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Manickaraja Dakshinamoorthy</text:p>
          </table:table-cell>
          <table:table-cell table:style-name="ce12" office:value-type="string">
            <text:p>manickaraja.dakshinamoorthy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 office:value-type="string">
            <text:p>Dinesh Kumar Ganesan</text:p>
          </table:table-cell>
          <table:table-cell table:style-name="ce12" office:value-type="string">
            <text:p>dineshkumar.g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82">
            <text:p>78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jayashankar.l@ivtlinfoview.co.jp</text:p>
          </table:table-cell>
          <table:table-cell table:style-name="ce21" office:value-type="string">
            <text:p>jayasan</text:p>
          </table:table-cell>
          <table:table-cell table:style-name="ce2" office:value-type="string">
            <text:p>WAP</text:p>
          </table:table-cell>
          <table:table-cell table:style-name="ce23" office:value-type="string">
            <text:p>AC-SCM IF/DM</text:p>
          </table:table-cell>
          <table:table-cell table:style-name="ce23" office:value-type="string">
            <text:p>AC-SCM IF/DM_PJ</text:p>
          </table:table-cell>
          <table:table-cell table:style-name="ce12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8"/>
          <table:table-cell table:style-name="ce12"/>
          <table:table-cell table:style-name="ce18" table:number-columns-repeated="4"/>
          <table:table-cell table:number-columns-repeated="1009"/>
        </table:table-row>
        <table:table-row table:style-name="ro1">
          <table:table-cell table:style-name="ce2" office:value-type="float" office:value="784">
            <text:p>78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ignesh.s@ivtlinfoview.co.jp</text:p>
          </table:table-cell>
          <table:table-cell table:style-name="ce21" office:value-type="string">
            <text:p>vignsiv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Mohamed Siddique Jahir Hussain</text:p>
          </table:table-cell>
          <table:table-cell table:style-name="ce2" office:value-type="string">
            <text:p>mohamedsiddique.j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86">
            <text:p>78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loguparthiban.r@ivtlinfoview.co.jp</text:p>
          </table:table-cell>
          <table:table-cell table:style-name="ce21" office:value-type="string">
            <text:p>loguraj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 office:value-type="string">
            <text:p>Balaji Rajan</text:p>
          </table:table-cell>
          <table:table-cell table:style-name="ce12" office:value-type="string">
            <text:p>balaji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87">
            <text:p>78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uniraj.p@ivtlinfoview.co.jp</text:p>
          </table:table-cell>
          <table:table-cell table:style-name="ce21" office:value-type="string">
            <text:p>munipal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Sathyapriya Vijayakumar</text:p>
          </table:table-cell>
          <table:table-cell table:style-name="ce2" office:value-type="string">
            <text:p>sathyapriya.v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88">
            <text:p>78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remnath.t@ivtlinfoview.co.jp</text:p>
          </table:table-cell>
          <table:table-cell table:style-name="ce21" office:value-type="string">
            <text:p>premt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Nivetha Jambunathan</text:p>
          </table:table-cell>
          <table:table-cell table:style-name="ce2" office:value-type="string">
            <text:p>nivetha.j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91">
            <text:p>79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ilango.s@ivtlinfoview.co.jp</text:p>
          </table:table-cell>
          <table:table-cell table:style-name="ce21" office:value-type="string">
            <text:p>ilanseng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2" office:value-type="string">
            <text:p>Vignesh Uthamaraj</text:p>
          </table:table-cell>
          <table:table-cell table:style-name="ce12" office:value-type="string">
            <text:p>vignesh.u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92">
            <text:p>79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ikramraj.y@ivtlinfoview.co.jp</text:p>
          </table:table-cell>
          <table:table-cell table:style-name="ce21" office:value-type="string">
            <text:p>vikryog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Nithin U.s Sreenivasan</text:p>
          </table:table-cell>
          <table:table-cell table:style-name="ce2" office:value-type="string">
            <text:p>nithi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95">
            <text:p>79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oovarasu.s@ivtlinfoview.co.jp</text:p>
          </table:table-cell>
          <table:table-cell table:style-name="ce21" office:value-type="string">
            <text:p>poovsamp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2" office:value-type="string">
            <text:p>Venkatesh Sridhar</text:p>
          </table:table-cell>
          <table:table-cell table:style-name="ce12" office:value-type="string">
            <text:p>venkatesh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96">
            <text:p>79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chendur.a@ivtlinfoview.co.jp</text:p>
          </table:table-cell>
          <table:table-cell table:style-name="ce21" office:value-type="string">
            <text:p>chenazh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style-name="ce2" office:value-type="string">
            <text:p>Shakir Alam Mohd. Aman Akhtar</text:p>
          </table:table-cell>
          <table:table-cell table:style-name="ce2" office:value-type="string">
            <text:p>shakiralam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97">
            <text:p>79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bharathi.k@ivtlinfoview.co.jp</text:p>
          </table:table-cell>
          <table:table-cell table:style-name="ce21" office:value-type="string">
            <text:p>bharkris</text:p>
          </table:table-cell>
          <table:table-cell table:style-name="ce2" office:value-type="string">
            <text:p>WAP</text:p>
          </table:table-cell>
          <table:table-cell table:style-name="ce23" office:value-type="string">
            <text:p>AC-SCM IF/DM</text:p>
          </table:table-cell>
          <table:table-cell table:style-name="ce23" office:value-type="string">
            <text:p>AC-SCM IF/DM_PJ</text:p>
          </table:table-cell>
          <table:table-cell table:style-name="ce12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8"/>
          <table:table-cell table:style-name="ce12"/>
          <table:table-cell table:style-name="ce18" table:number-columns-repeated="4"/>
          <table:table-cell table:number-columns-repeated="1009"/>
        </table:table-row>
        <table:table-row table:style-name="ro1">
          <table:table-cell table:style-name="ce2" office:value-type="float" office:value="798">
            <text:p>79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gladyspersiachristina.s@ivtlinfoview.co.jp</text:p>
          </table:table-cell>
          <table:table-cell table:style-name="ce21" office:value-type="string">
            <text:p>gladsant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Aruna Kumarasamy</text:p>
          </table:table-cell>
          <table:table-cell table:style-name="ce2" office:value-type="string">
            <text:p>aruna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04">
            <text:p>80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thenmozhi.s@ivtlinfoview.co.jp</text:p>
          </table:table-cell>
          <table:table-cell table:style-name="ce21" office:value-type="string">
            <text:p>thensar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42" office:value-type="string">
            <text:p>Karthick Raj Jayaraman</text:p>
          </table:table-cell>
          <table:table-cell table:style-name="ce46" office:value-type="string">
            <text:p>karthick.j@ivtlinfoview.com</text:p>
          </table:table-cell>
          <table:table-cell table:style-name="ce49"/>
          <table:table-cell table:style-name="ce12" table:number-columns-repeated="3"/>
          <table:table-cell table:style-name="ce55" office:value-type="string">
            <text:p>Aravinth Pulavendramani</text:p>
          </table:table-cell>
          <table:table-cell table:style-name="ce46" office:value-type="string">
            <text:p>aravinth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11">
            <text:p>81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dhanujadevi.r@ivtlinfoview.co.jp</text:p>
          </table:table-cell>
          <table:table-cell table:style-name="ce21" office:value-type="string">
            <text:p>dhanram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Swatheeswaran Gopalsamy</text:p>
          </table:table-cell>
          <table:table-cell table:style-name="ce2" office:value-type="string">
            <text:p>swatheeswaran.g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14">
            <text:p>81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uganya.a1@ivtlinfoview.co.jp</text:p>
          </table:table-cell>
          <table:table-cell table:style-name="ce21" office:value-type="string">
            <text:p>sugaamm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Deepanraj Chithiravel</text:p>
          </table:table-cell>
          <table:table-cell table:style-name="ce12" office:value-type="string">
            <text:p>deepanraj.c@ivtlinfoview.co.jp</text:p>
          </table:table-cell>
          <table:table-cell table:style-name="ce52" office:value-type="string">
            <text:p>Arun.V Sundararaju</text:p>
          </table:table-cell>
          <table:table-cell table:style-name="ce12" office:value-type="string">
            <text:p>aru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15">
            <text:p>81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kaviya.m@ivtlinfoview.co.jp</text:p>
          </table:table-cell>
          <table:table-cell table:style-name="ce21" office:value-type="string">
            <text:p>kavimuth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Priyadharshini Shanmugavel</text:p>
          </table:table-cell>
          <table:table-cell table:style-name="ce2" office:value-type="string">
            <text:p>priyadharshini.sh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18">
            <text:p>81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gokila.p@ivtlinfoview.co.jp</text:p>
          </table:table-cell>
          <table:table-cell table:style-name="ce21" office:value-type="string">
            <text:p>gokipand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2" office:value-type="string">
            <text:p>Indira Sudalaikan</text:p>
          </table:table-cell>
          <table:table-cell table:style-name="ce12" office:value-type="string">
            <text:p>indira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24">
            <text:p>82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engatalakshmi.a@ivtlinfoview.co.jp</text:p>
          </table:table-cell>
          <table:table-cell table:style-name="ce21" office:value-type="string">
            <text:p>vengan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825">
            <text:p>82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etriselvi.m@ivtlinfoview.co.jp</text:p>
          </table:table-cell>
          <table:table-cell table:style-name="ce21" office:value-type="string">
            <text:p>vetrmun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 office:value-type="string">
            <text:p>Bhubaal Sundara Krishnan</text:p>
          </table:table-cell>
          <table:table-cell table:style-name="ce12" office:value-type="string">
            <text:p>bhubaal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26">
            <text:p>826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meenakshi.n@ivtlinfoview.co.jp</text:p>
          </table:table-cell>
          <table:table-cell table:style-name="ce21" office:value-type="string">
            <text:p>meennall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3"/>
          <table:table-cell table:style-name="ce69"/>
          <table:table-cell table:number-columns-repeated="1009"/>
        </table:table-row>
        <table:table-row table:style-name="ro1">
          <table:table-cell table:style-name="ce2" office:value-type="float" office:value="833">
            <text:p>83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gayathri.m1@ivtlinfoview.co.jp</text:p>
          </table:table-cell>
          <table:table-cell table:style-name="ce21" office:value-type="string">
            <text:p>gayamur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Baranitharan Manickaraj</text:p>
          </table:table-cell>
          <table:table-cell table:style-name="ce2" office:value-type="string">
            <text:p>bharanitharan.m@ivtlinfoview.co.jp</text:p>
          </table:table-cell>
          <table:table-cell table:style-name="ce2" office:value-type="string">
            <text:p>Riya Sundar Raj</text:p>
          </table:table-cell>
          <table:table-cell table:style-name="ce2" office:value-type="string">
            <text:p>riya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34">
            <text:p>83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nthi.p@ivtlinfoview.co.jp</text:p>
          </table:table-cell>
          <table:table-cell table:style-name="ce21" office:value-type="string">
            <text:p>santpal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5" office:value-type="string">
            <text:p>Sathiyananthan Pandian</text:p>
          </table:table-cell>
          <table:table-cell table:style-name="ce46" office:value-type="string">
            <text:p>sathiyananthan.p@ivtlinfoview.co.jp</text:p>
          </table:table-cell>
          <table:table-cell table:style-name="ce52" office:value-type="string">
            <text:p>Swathimala Pitchaikani</text:p>
          </table:table-cell>
          <table:table-cell table:style-name="ce12" office:value-type="string">
            <text:p>swathimala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35">
            <text:p>83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raba.s@ivtlinfoview.co.jp</text:p>
          </table:table-cell>
          <table:table-cell table:style-name="ce21" office:value-type="string">
            <text:p>prabs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Baranitharan Manickaraj</text:p>
          </table:table-cell>
          <table:table-cell table:style-name="ce2" office:value-type="string">
            <text:p>bharanitharan.m@ivtlinfoview.co.jp</text:p>
          </table:table-cell>
          <table:table-cell table:style-name="ce2" office:value-type="string">
            <text:p>Riya Sundar Raj</text:p>
          </table:table-cell>
          <table:table-cell table:style-name="ce2" office:value-type="string">
            <text:p>riya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36">
            <text:p>83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raja.m@ivtlinfoview.co.jp</text:p>
          </table:table-cell>
          <table:table-cell table:style-name="ce21" office:value-type="string">
            <text:p>rajamun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 office:value-type="string">
            <text:p>Bhubaal Sundara Krishnan</text:p>
          </table:table-cell>
          <table:table-cell table:style-name="ce12" office:value-type="string">
            <text:p>bhubaal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37">
            <text:p>837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srinivasan.s@ivtlinfoview.co.jp</text:p>
          </table:table-cell>
          <table:table-cell table:style-name="ce21" office:value-type="string">
            <text:p>srinseet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Talent Management_Dev</text:p>
          </table:table-cell>
          <table:table-cell table:style-name="ce37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25" table:number-columns-repeated="2"/>
          <table:table-cell table:style-name="ce18" office:value-type="string">
            <text:p>Chandrasekaran Murugesan</text:p>
          </table:table-cell>
          <table:table-cell table:style-name="ce18" office:value-type="string">
            <text:p>chandrasekaran.m@ivtlinfoview.co.jp</text:p>
          </table:table-cell>
          <table:table-cell table:style-name="ce18" office:value-type="string">
            <text:p>Susendraprabhu Seerangaraju</text:p>
          </table:table-cell>
          <table:table-cell table:style-name="ce18" office:value-type="string">
            <text:p>susendraprabhu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42">
            <text:p>84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riyanka.m@ivtlinfoview.co.jp</text:p>
          </table:table-cell>
          <table:table-cell table:style-name="ce21" office:value-type="string">
            <text:p>priymur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athiya Moorthy Manoharan</text:p>
          </table:table-cell>
          <table:table-cell table:style-name="ce2" office:value-type="string">
            <text:p>sathiyamoorthy.m@ivtlinfoview.co.jp</text:p>
          </table:table-cell>
          <table:table-cell table:style-name="ce2" office:value-type="string">
            <text:p>Archana Sunil Prakash</text:p>
          </table:table-cell>
          <table:table-cell table:style-name="ce2" office:value-type="string">
            <text:p>archana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50">
            <text:p>85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riyadharshini.v@ivtlinfoview.co.jp</text:p>
          </table:table-cell>
          <table:table-cell table:style-name="ce21" office:value-type="string">
            <text:p>priyvas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Manickaraja Dakshinamoorthy</text:p>
          </table:table-cell>
          <table:table-cell table:style-name="ce12" office:value-type="string">
            <text:p>manickaraja.dakshinamoorthy@ivtlinfoview.com</text:p>
          </table:table-cell>
          <table:table-cell table:style-name="ce49"/>
          <table:table-cell table:style-name="ce12"/>
          <table:table-cell table:style-name="ce52" office:value-type="string">
            <text:p>Gowtham Santhosh Mohan</text:p>
          </table:table-cell>
          <table:table-cell table:style-name="ce12" office:value-type="string">
            <text:p>gowthamsanthosh.m@ivtlinfoview.co.jp</text:p>
          </table:table-cell>
          <table:table-cell table:style-name="ce59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855">
            <text:p>85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udha.h@ivtlinfoview.co.jp</text:p>
          </table:table-cell>
          <table:table-cell table:style-name="ce21" office:value-type="string">
            <text:p>sudhhar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Geetha Sarangaraj</text:p>
          </table:table-cell>
          <table:table-cell table:style-name="ce2" office:value-type="string">
            <text:p>geetha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56">
            <text:p>85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raveena.s@ivtlinfoview.co.jp</text:p>
          </table:table-cell>
          <table:table-cell table:style-name="ce21" office:value-type="string">
            <text:p>pravsent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Lavanya Krishnamurthy</text:p>
          </table:table-cell>
          <table:table-cell table:style-name="ce2" office:value-type="string">
            <text:p>lavanya.k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57">
            <text:p>85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urugamani.k@ivtlinfoview.co.jp</text:p>
          </table:table-cell>
          <table:table-cell table:style-name="ce21" office:value-type="string">
            <text:p>murukar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859">
            <text:p>85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gowri.s@ivtlinfoview.co.jp</text:p>
          </table:table-cell>
          <table:table-cell table:style-name="ce21" office:value-type="string">
            <text:p>gowrson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Satheeshkumar Sivakumar</text:p>
          </table:table-cell>
          <table:table-cell table:style-name="ce2" office:value-type="string">
            <text:p>satheeshkumar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60">
            <text:p>86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olly.b@ivtlinfoview.co.jp</text:p>
          </table:table-cell>
          <table:table-cell table:style-name="ce21" office:value-type="string">
            <text:p>mollbha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Vinoth Balasubramanian</text:p>
          </table:table-cell>
          <table:table-cell table:style-name="ce2" office:value-type="string">
            <text:p>vinoth.b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62">
            <text:p>86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halinigayathri.t@ivtlinfoview.co.jp</text:p>
          </table:table-cell>
          <table:table-cell table:style-name="ce21" office:value-type="string">
            <text:p>shalthi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Deepanraj Chithiravel</text:p>
          </table:table-cell>
          <table:table-cell table:style-name="ce12" office:value-type="string">
            <text:p>deepanraj.c@ivtlinfoview.co.jp</text:p>
          </table:table-cell>
          <table:table-cell table:style-name="ce52" office:value-type="string">
            <text:p>Kaviyarasan Subbaiyan</text:p>
          </table:table-cell>
          <table:table-cell table:style-name="ce12" office:value-type="string">
            <text:p>kaviyaras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63">
            <text:p>863</text:p>
          </table:table-cell>
          <table:table-cell table:style-name="ce17" office:value-type="string">
            <text:p>Member</text:p>
          </table:table-cell>
          <table:table-cell table:style-name="ce19" office:value-type="string">
            <text:p>veni.t@ivtlinfoview.co.jp</text:p>
          </table:table-cell>
          <table:table-cell table:style-name="ce21" office:value-type="string">
            <text:p>venith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31" office:value-type="string">
            <text:p>SCM_Dev</text:p>
          </table:table-cell>
          <table:table-cell table:style-name="ce43" office:value-type="string">
            <text:p>Suresh Kumar Mohanraj</text:p>
          </table:table-cell>
          <table:table-cell table:style-name="ce17" office:value-type="string">
            <text:p>sureshkumar.mohanraj@ivtlinfoview.com</text:p>
          </table:table-cell>
          <table:table-cell table:style-name="ce54"/>
          <table:table-cell table:style-name="ce17"/>
          <table:table-cell table:style-name="ce55" office:value-type="string">
            <text:p>Sathiyananthan Pandian</text:p>
          </table:table-cell>
          <table:table-cell table:style-name="ce46" office:value-type="string">
            <text:p>sathiyananthan.p@ivtlinfoview.co.jp</text:p>
          </table:table-cell>
          <table:table-cell table:style-name="ce62" office:value-type="string">
            <text:p>Agneeswari Krishnakumar</text:p>
          </table:table-cell>
          <table:table-cell table:style-name="ce70" office:value-type="string">
            <text:p>agneeswari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66">
            <text:p>86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owndarya.j@ivtlinfoview.co.jp</text:p>
          </table:table-cell>
          <table:table-cell table:style-name="ce21" office:value-type="string">
            <text:p>sownjay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868">
            <text:p>86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onisha.s1@ivtlinfoview.co.jp</text:p>
          </table:table-cell>
          <table:table-cell table:style-name="ce21" office:value-type="string">
            <text:p>monisek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Arun Kumar Balasubramanian</text:p>
          </table:table-cell>
          <table:table-cell table:style-name="ce2" office:value-type="string">
            <text:p>arunkumar.b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69">
            <text:p>86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dhivya.d@ivtlinfoview.co.jp</text:p>
          </table:table-cell>
          <table:table-cell table:style-name="ce21" office:value-type="string">
            <text:p>dhivdaks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Priyadharshini Shanmugavel</text:p>
          </table:table-cell>
          <table:table-cell table:style-name="ce2" office:value-type="string">
            <text:p>priyadharshini.sh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70">
            <text:p>870</text:p>
          </table:table-cell>
          <table:table-cell table:style-name="ce17" office:value-type="string">
            <text:p>Member</text:p>
          </table:table-cell>
          <table:table-cell table:style-name="ce19" office:value-type="string">
            <text:p>hameedhaparveen.k@ivtlinfoview.co.jp</text:p>
          </table:table-cell>
          <table:table-cell table:style-name="ce21" office:value-type="string">
            <text:p>hamekhaj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31" office:value-type="string">
            <text:p>SCM_Dev</text:p>
          </table:table-cell>
          <table:table-cell table:style-name="ce43" office:value-type="string">
            <text:p>Suresh Kumar Mohanraj</text:p>
          </table:table-cell>
          <table:table-cell table:style-name="ce17" office:value-type="string">
            <text:p>sureshkumar.mohanraj@ivtlinfoview.com</text:p>
          </table:table-cell>
          <table:table-cell table:style-name="ce54"/>
          <table:table-cell table:style-name="ce17"/>
          <table:table-cell table:style-name="ce55" office:value-type="string">
            <text:p>Sathiyananthan Pandian</text:p>
          </table:table-cell>
          <table:table-cell table:style-name="ce46" office:value-type="string">
            <text:p>sathiyananthan.p@ivtlinfoview.co.jp</text:p>
          </table:table-cell>
          <table:table-cell table:style-name="ce62" office:value-type="string">
            <text:p>Agneeswari Krishnakumar</text:p>
          </table:table-cell>
          <table:table-cell table:style-name="ce70" office:value-type="string">
            <text:p>agneeswari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71">
            <text:p>87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kamatchi.a@ivtlinfoview.co.jp</text:p>
          </table:table-cell>
          <table:table-cell table:style-name="ce21" office:value-type="string">
            <text:p>kamaan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Arun Kumar Balasubramanian</text:p>
          </table:table-cell>
          <table:table-cell table:style-name="ce2" office:value-type="string">
            <text:p>arunkumar.b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73">
            <text:p>87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ubashalini.s@ivtlinfoview.co.jp</text:p>
          </table:table-cell>
          <table:table-cell table:style-name="ce21" office:value-type="string">
            <text:p>subasub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iva Sankari Vanniarajan</text:p>
          </table:table-cell>
          <table:table-cell table:style-name="ce2" office:value-type="string">
            <text:p>sivasankari.v@ivtlinfoview.co.jp</text:p>
          </table:table-cell>
          <table:table-cell table:style-name="ce2" office:value-type="string">
            <text:p>Sobiya Nagarajan</text:p>
          </table:table-cell>
          <table:table-cell table:style-name="ce2" office:value-type="string">
            <text:p>sobiya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74">
            <text:p>87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habarigirison.r@ivtlinfoview.co.jp</text:p>
          </table:table-cell>
          <table:table-cell table:style-name="ce21" office:value-type="string">
            <text:p>shabradh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Mohanapriya Saravanan</text:p>
          </table:table-cell>
          <table:table-cell table:style-name="ce2" office:value-type="string">
            <text:p>mohanapriya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75">
            <text:p>875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lakshman.c@ivtlinfoview.co.jp</text:p>
          </table:table-cell>
          <table:table-cell table:style-name="ce21" office:value-type="string">
            <text:p>lakscn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Attendance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office:value-type="string">
            <text:p>Vijayanak Lakshmanasamy</text:p>
          </table:table-cell>
          <table:table-cell table:style-name="ce18" office:value-type="string">
            <text:p>vijayanak.l@ivtlinfoview.co.jp</text:p>
          </table:table-cell>
          <table:table-cell table:style-name="ce18" office:value-type="string">
            <text:p>Sudhan Sivaraj</text:p>
          </table:table-cell>
          <table:table-cell table:style-name="ce18" office:value-type="string">
            <text:p>sudh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77">
            <text:p>87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karthick.v@ivtlinfoview.co.jp</text:p>
          </table:table-cell>
          <table:table-cell table:style-name="ce21" office:value-type="string">
            <text:p>kartvenk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Vijay Ramadurai</text:p>
          </table:table-cell>
          <table:table-cell table:style-name="ce2" office:value-type="string">
            <text:p>vijay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78">
            <text:p>878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maheshkumar.s@ivtlinfoview.co.jp</text:p>
          </table:table-cell>
          <table:table-cell table:style-name="ce21" office:value-type="string">
            <text:p>mahesent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Talent Management_Dev</text:p>
          </table:table-cell>
          <table:table-cell table:style-name="ce37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25" table:number-columns-repeated="2"/>
          <table:table-cell table:style-name="ce18" office:value-type="string">
            <text:p>Chandrasekaran Murugesan</text:p>
          </table:table-cell>
          <table:table-cell table:style-name="ce18" office:value-type="string">
            <text:p>chandrasekaran.m@ivtlinfoview.co.jp</text:p>
          </table:table-cell>
          <table:table-cell table:style-name="ce18" office:value-type="string">
            <text:p>Sarath Guhan Ravichandran</text:p>
          </table:table-cell>
          <table:table-cell table:style-name="ce18" office:value-type="string">
            <text:p>sarathguhan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80">
            <text:p>880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shivakumar.s@ivtlinfoview.co.jp</text:p>
          </table:table-cell>
          <table:table-cell table:style-name="ce21" office:value-type="string">
            <text:p>shivsami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Technical Service</text:p>
          </table:table-cell>
          <table:table-cell table:style-name="ce37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25" table:number-columns-repeated="2"/>
          <table:table-cell table:style-name="ce18" table:number-columns-repeated="2"/>
          <table:table-cell table:style-name="ce18" office:value-type="string">
            <text:p>Nadarbalamurugan</text:p>
          </table:table-cell>
          <table:table-cell table:style-name="ce68" office:value-type="string">
            <text:p><text:a xlink:href="mailto:nadarbalamurugan.p@ivtlinfoview.co.jp">nadarbalamurugan.p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881">
            <text:p>88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riraam.p@ivtlinfoview.co.jp</text:p>
          </table:table-cell>
          <table:table-cell table:style-name="ce21" office:value-type="string">
            <text:p>srirpan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 office:value-type="string">
            <text:p>Aravinth Pulavendramani</text:p>
          </table:table-cell>
          <table:table-cell table:style-name="ce12" office:value-type="string">
            <text:p>aravinth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82">
            <text:p>88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rabhu.p@ivtlinfoview.co.jp</text:p>
          </table:table-cell>
          <table:table-cell table:style-name="ce21" office:value-type="string">
            <text:p>prabpal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Varadharajan Sesharaman</text:p>
          </table:table-cell>
          <table:table-cell table:style-name="ce12" office:value-type="string">
            <text:p>varadharajan.s@ivtlinfoview.co.jp</text:p>
          </table:table-cell>
          <table:table-cell table:style-name="ce52" office:value-type="string">
            <text:p>Daniel Mariadass Iruthayasamy</text:p>
          </table:table-cell>
          <table:table-cell table:style-name="ce12" office:value-type="string">
            <text:p>danielmariadass.i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85">
            <text:p>88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iyyammalsaranya.a@ivtlinfoview.co.jp</text:p>
          </table:table-cell>
          <table:table-cell table:style-name="ce21" office:value-type="string">
            <text:p>iyyaarum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Manimozhi Subramanian</text:p>
          </table:table-cell>
          <table:table-cell table:style-name="ce2" office:value-type="string">
            <text:p>manimozhi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87">
            <text:p>887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malarvizhi.s@ivtlinfoview.co.jp</text:p>
          </table:table-cell>
          <table:table-cell table:style-name="ce21" office:value-type="string">
            <text:p>malas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Sudhagar Selvaraj</text:p>
          </table:table-cell>
          <table:table-cell table:style-name="ce13" office:value-type="string">
            <text:p>sudhagar.se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89">
            <text:p>889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kayalvizhi.n@ivtlinfoview.co.jp</text:p>
          </table:table-cell>
          <table:table-cell table:style-name="ce21" office:value-type="string">
            <text:p>kayanage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Attendance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office:value-type="string">
            <text:p>Vijayanak Lakshmanasamy</text:p>
          </table:table-cell>
          <table:table-cell table:style-name="ce18" office:value-type="string">
            <text:p>vijayanak.l@ivtlinfoview.co.jp</text:p>
          </table:table-cell>
          <table:table-cell table:style-name="ce18" office:value-type="string">
            <text:p>Arun Jayendiran</text:p>
          </table:table-cell>
          <table:table-cell table:style-name="ce18" office:value-type="string">
            <text:p>arun.j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94">
            <text:p>89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onni.n@ivtlinfoview.co.jp</text:p>
          </table:table-cell>
          <table:table-cell table:style-name="ce21" office:value-type="string">
            <text:p>ponnnach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Arokkia Jerald Praveen</text:p>
          </table:table-cell>
          <table:table-cell table:style-name="ce2" office:value-type="string">
            <text:p>arokkiajeraldpraveen.d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97">
            <text:p>89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owmya.s@ivtlinfoview.co.jp</text:p>
          </table:table-cell>
          <table:table-cell table:style-name="ce21" office:value-type="string">
            <text:p>sowmsh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Manickaraja Dakshinamoorthy</text:p>
          </table:table-cell>
          <table:table-cell table:style-name="ce12" office:value-type="string">
            <text:p>manickaraja.dakshinamoorthy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 office:value-type="string">
            <text:p>Prashittha Mani Ravichandran</text:p>
          </table:table-cell>
          <table:table-cell table:style-name="ce12" office:value-type="string">
            <text:p>prashittha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98">
            <text:p>898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annalakshmi.n@ivtlinfoview.co.jp</text:p>
          </table:table-cell>
          <table:table-cell table:style-name="ce21" office:value-type="string">
            <text:p>annanat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Narmathapillay Cassivisvanadanepillay</text:p>
          </table:table-cell>
          <table:table-cell table:style-name="ce13" office:value-type="string">
            <text:p>narmatha.c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900">
            <text:p>90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ishnuvarthan.r@ivtlinfoview.co.jp</text:p>
          </table:table-cell>
          <table:table-cell table:style-name="ce21" office:value-type="string">
            <text:p>vishraj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Deepan Gunasekaran</text:p>
          </table:table-cell>
          <table:table-cell table:style-name="ce2" office:value-type="string">
            <text:p>deepan.g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906">
            <text:p>90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runkumar.p@ivtlinfoview.co.jp</text:p>
          </table:table-cell>
          <table:table-cell table:style-name="ce21" office:value-type="string">
            <text:p>arunpal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Hemarajan Somasundaram</text:p>
          </table:table-cell>
          <table:table-cell table:style-name="ce2" office:value-type="string">
            <text:p>hemaraj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907">
            <text:p>90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rasanna.v@ivtlinfoview.co.jp</text:p>
          </table:table-cell>
          <table:table-cell table:style-name="ce21" office:value-type="string">
            <text:p>prasvad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2" office:value-type="string">
            <text:p>Venkatesh Sridhar</text:p>
          </table:table-cell>
          <table:table-cell table:style-name="ce12" office:value-type="string">
            <text:p>venkatesh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908">
            <text:p>908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anish.m@ivtlinfoview.co.jp</text:p>
          </table:table-cell>
          <table:table-cell table:style-name="ce21" office:value-type="string">
            <text:p>anismoha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Attendance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office:value-type="string">
            <text:p>Vijayanak Lakshmanasamy</text:p>
          </table:table-cell>
          <table:table-cell table:style-name="ce18" office:value-type="string">
            <text:p>vijayanak.l@ivtlinfoview.co.jp</text:p>
          </table:table-cell>
          <table:table-cell table:style-name="ce18" office:value-type="string">
            <text:p>Sudhan Sivaraj</text:p>
          </table:table-cell>
          <table:table-cell table:style-name="ce18" office:value-type="string">
            <text:p>sudh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913">
            <text:p>91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riyanka.s@ivtlinfoview.co.jp</text:p>
          </table:table-cell>
          <table:table-cell table:style-name="ce21" office:value-type="string">
            <text:p>priysund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5" office:value-type="string">
            <text:p>Sathiyananthan Pandian</text:p>
          </table:table-cell>
          <table:table-cell table:style-name="ce46" office:value-type="string">
            <text:p>sathiyananthan.p@ivtlinfoview.co.jp</text:p>
          </table:table-cell>
          <table:table-cell table:style-name="ce59" office:value-type="string">
            <text:p>Jayachander Selvakumar</text:p>
          </table:table-cell>
          <table:table-cell table:style-name="ce15" office:value-type="string">
            <text:p>jayachander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914">
            <text:p>91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nandhini.b@ivtlinfoview.co.jp</text:p>
          </table:table-cell>
          <table:table-cell table:style-name="ce21" office:value-type="string">
            <text:p>nandbal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iva Sankari Vanniarajan</text:p>
          </table:table-cell>
          <table:table-cell table:style-name="ce2" office:value-type="string">
            <text:p>sivasankari.v@ivtlinfoview.co.jp</text:p>
          </table:table-cell>
          <table:table-cell table:style-name="ce2" office:value-type="string">
            <text:p>Hemalatha Rajendran</text:p>
          </table:table-cell>
          <table:table-cell table:style-name="ce2" office:value-type="string">
            <text:p>hemalatha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919">
            <text:p>91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hariharan.n@ivtlinfoview.co.jp</text:p>
          </table:table-cell>
          <table:table-cell table:style-name="ce21" office:value-type="string">
            <text:p>ajanhar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Varadharajan Sesharaman</text:p>
          </table:table-cell>
          <table:table-cell table:style-name="ce12" office:value-type="string">
            <text:p>varadharajan.s@ivtlinfoview.co.jp</text:p>
          </table:table-cell>
          <table:table-cell table:style-name="ce59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920">
            <text:p>92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gopi.m@ivtlinfoview.co.jp</text:p>
          </table:table-cell>
          <table:table-cell table:style-name="ce21" office:value-type="string">
            <text:p>gopimun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Deepanraj Chithiravel</text:p>
          </table:table-cell>
          <table:table-cell table:style-name="ce12" office:value-type="string">
            <text:p>deepanraj.c@ivtlinfoview.co.jp</text:p>
          </table:table-cell>
          <table:table-cell table:style-name="ce52" office:value-type="string">
            <text:p>Kaviyarasan Subbaiyan</text:p>
          </table:table-cell>
          <table:table-cell table:style-name="ce12" office:value-type="string">
            <text:p>kaviyaras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921">
            <text:p>921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gokul.r@ivtlinfoview.co.jp</text:p>
          </table:table-cell>
          <table:table-cell table:style-name="ce21" office:value-type="string">
            <text:p>gokur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QE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Akash C</text:p>
          </table:table-cell>
          <table:table-cell table:style-name="ce18" office:value-type="string">
            <text:p>akash.c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922">
            <text:p>92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lenjeealex.a@ivtlinfoview.co.jp</text:p>
          </table:table-cell>
          <table:table-cell table:style-name="ce21" office:value-type="string">
            <text:p>alenalex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iva Sankari Vanniarajan</text:p>
          </table:table-cell>
          <table:table-cell table:style-name="ce2" office:value-type="string">
            <text:p>sivasankari.v@ivtlinfoview.co.jp</text:p>
          </table:table-cell>
          <table:table-cell table:style-name="ce2" office:value-type="string">
            <text:p>Sobiya Nagarajan</text:p>
          </table:table-cell>
          <table:table-cell table:style-name="ce2" office:value-type="string">
            <text:p>sobiya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923">
            <text:p>92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anoj.t1@ivtlinfoview.co.jp</text:p>
          </table:table-cell>
          <table:table-cell table:style-name="ce21" office:value-type="string">
            <text:p>arajmano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Midhuna M Dileep Thiruvilakkil <text:s/>Gangadharan Dileep</text:p>
          </table:table-cell>
          <table:table-cell table:style-name="ce2" office:value-type="string">
            <text:p>midhunamdileep.t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926">
            <text:p>92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oonkodi.k@ivtlinfoview.co.jp</text:p>
          </table:table-cell>
          <table:table-cell table:style-name="ce21" office:value-type="string">
            <text:p>poonkal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Baranitharan Manickaraj</text:p>
          </table:table-cell>
          <table:table-cell table:style-name="ce2" office:value-type="string">
            <text:p>bharanitharan.m@ivtlinfoview.co.jp</text:p>
          </table:table-cell>
          <table:table-cell table:style-name="ce2" office:value-type="string">
            <text:p>Riya Sundar Raj</text:p>
          </table:table-cell>
          <table:table-cell table:style-name="ce2" office:value-type="string">
            <text:p>riya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930">
            <text:p>93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oonkothai.m@ivtlinfoview.co.jp</text:p>
          </table:table-cell>
          <table:table-cell table:style-name="ce21" office:value-type="string">
            <text:p>poonmur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Yogeswari Mani</text:p>
          </table:table-cell>
          <table:table-cell table:style-name="ce2" office:value-type="string">
            <text:p>yogeswari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947">
            <text:p>94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nithya.v@ivtlinfoview.co.jp</text:p>
          </table:table-cell>
          <table:table-cell table:style-name="ce21" office:value-type="string">
            <text:p>nithvas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Baranitharan Manickaraj</text:p>
          </table:table-cell>
          <table:table-cell table:style-name="ce2" office:value-type="string">
            <text:p>bharanitharan.m@ivtlinfoview.co.jp</text:p>
          </table:table-cell>
          <table:table-cell table:style-name="ce2" office:value-type="string">
            <text:p>Yamuna Bharathi Kumarasamy</text:p>
          </table:table-cell>
          <table:table-cell table:style-name="ce2" office:value-type="string">
            <text:p>yamunabharathi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948">
            <text:p>94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anitha.p@ivtlinfoview.co.jp</text:p>
          </table:table-cell>
          <table:table-cell table:style-name="ce21" office:value-type="string">
            <text:p>vanipal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style-name="ce2" office:value-type="string">
            <text:p>Shakir Alam Mohd. Aman Akhtar</text:p>
          </table:table-cell>
          <table:table-cell table:style-name="ce2" office:value-type="string">
            <text:p>shakiralam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955">
            <text:p>95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lini.r@ivtlinfoview.co.jp</text:p>
          </table:table-cell>
          <table:table-cell table:style-name="ce21" office:value-type="string">
            <text:p>saliraj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Manickaraja Dakshinamoorthy</text:p>
          </table:table-cell>
          <table:table-cell table:style-name="ce12" office:value-type="string">
            <text:p>manickaraja.dakshinamoorthy@ivtlinfoview.com</text:p>
          </table:table-cell>
          <table:table-cell table:style-name="ce49"/>
          <table:table-cell table:style-name="ce12"/>
          <table:table-cell table:style-name="ce53"/>
          <table:table-cell table:style-name="ce16"/>
          <table:table-cell table:style-name="ce53" office:value-type="string">
            <text:p>Prashittha Mani Ravichandran</text:p>
          </table:table-cell>
          <table:table-cell table:style-name="ce16" office:value-type="string">
            <text:p>prashittha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956">
            <text:p>95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oorya.v@ivtlinfoview.co.jp</text:p>
          </table:table-cell>
          <table:table-cell table:style-name="ce21" office:value-type="string">
            <text:p>soorvisw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52" office:value-type="string">
            <text:p>Santhosh Kumar Durairaj</text:p>
          </table:table-cell>
          <table:table-cell table:style-name="ce12" office:value-type="string">
            <text:p>santhoshkumar.d@ivtlinfoview.co.jp</text:p>
          </table:table-cell>
          <table:table-cell table:style-name="ce52"/>
          <table:table-cell table:style-name="ce12"/>
          <table:table-cell table:style-name="ce52" office:value-type="string">
            <text:p>Amala Marianathan</text:p>
          </table:table-cell>
          <table:table-cell table:style-name="ce12" office:value-type="string">
            <text:p>amala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960">
            <text:p>96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thangeswari.p@ivtlinfoview.co.jp</text:p>
          </table:table-cell>
          <table:table-cell table:style-name="ce21" office:value-type="string">
            <text:p>thanpetc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Midhuna M Dileep Thiruvilakkil <text:s/>Gangadharan Dileep</text:p>
          </table:table-cell>
          <table:table-cell table:style-name="ce2" office:value-type="string">
            <text:p>midhunamdileep.t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963">
            <text:p>96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indhumathy.m@ivtlinfoview.co.jp</text:p>
          </table:table-cell>
          <table:table-cell table:style-name="ce21" office:value-type="string">
            <text:p>indhmoh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Varadharajan Sesharaman</text:p>
          </table:table-cell>
          <table:table-cell table:style-name="ce12" office:value-type="string">
            <text:p>varadharajan.s@ivtlinfoview.co.jp</text:p>
          </table:table-cell>
          <table:table-cell table:style-name="ce52" office:value-type="string">
            <text:p>Karthick Elamurugan</text:p>
          </table:table-cell>
          <table:table-cell table:style-name="ce12" office:value-type="string">
            <text:p>karthick.e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971">
            <text:p>97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uthumeenakshi.s@ivtlinfoview.co.jp</text:p>
          </table:table-cell>
          <table:table-cell table:style-name="ce21" office:value-type="string">
            <text:p>muthsiv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972">
            <text:p>97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ravikumar.k@ivtlinfoview.co.jp</text:p>
          </table:table-cell>
          <table:table-cell table:style-name="ce21" office:value-type="string">
            <text:p>ravikart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Sriram Rajagopalan</text:p>
          </table:table-cell>
          <table:table-cell table:style-name="ce2" office:value-type="string">
            <text:p>sriram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973">
            <text:p>97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iswajanani.r@ivtlinfoview.co.jp</text:p>
          </table:table-cell>
          <table:table-cell table:style-name="ce21" office:value-type="string">
            <text:p>viswragh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 office:value-type="string">
            <text:p>Saravanakumar Aruchamy</text:p>
          </table:table-cell>
          <table:table-cell table:style-name="ce12" office:value-type="string">
            <text:p>saravanakumar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976">
            <text:p>976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vijaya.s@ivtlinfoview.co.jp</text:p>
          </table:table-cell>
          <table:table-cell table:style-name="ce21" office:value-type="string">
            <text:p>vijasank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HR-Core_Hyouka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Arulmani A</text:p>
          </table:table-cell>
          <table:table-cell table:style-name="ce18" office:value-type="string">
            <text:p>arulmani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980">
            <text:p>98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bharathwaj.s@ivtlinfoview.co.jp</text:p>
          </table:table-cell>
          <table:table-cell table:style-name="ce21" office:value-type="string">
            <text:p>lvambha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Manickaraja Dakshinamoorthy</text:p>
          </table:table-cell>
          <table:table-cell table:style-name="ce12" office:value-type="string">
            <text:p>manickaraja.dakshinamoorthy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 office:value-type="string">
            <text:p>Prashittha Mani Ravichandran</text:p>
          </table:table-cell>
          <table:table-cell table:style-name="ce12" office:value-type="string">
            <text:p>prashittha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984">
            <text:p>98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ridhar.c@ivtlinfoview.co.jp</text:p>
          </table:table-cell>
          <table:table-cell table:style-name="ce21" office:value-type="string">
            <text:p>aransrid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abarinathan Sarangapani</text:p>
          </table:table-cell>
          <table:table-cell table:style-name="ce2" office:value-type="string">
            <text:p>sabarinath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987">
            <text:p>98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nupriya.j@ivtlinfoview.co.jp</text:p>
          </table:table-cell>
          <table:table-cell table:style-name="ce21" office:value-type="string">
            <text:p>anupjaik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Priya Ramamurthi</text:p>
          </table:table-cell>
          <table:table-cell table:style-name="ce2" office:value-type="string">
            <text:p>priya.r@ivtlinfoview.co.jp</text:p>
          </table:table-cell>
          <table:table-cell table:number-columns-repeated="1009"/>
        </table:table-row>
        <table:table-row table:style-name="ro1">
          <table:table-cell table:style-name="ce4" office:value-type="float" office:value="988">
            <text:p>98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lingeshshiva.b@ivtlinfoview.co.jp</text:p>
          </table:table-cell>
          <table:table-cell table:style-name="ce21" office:value-type="string">
            <text:p>lingbalm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2" office:value-type="string">
            <text:p>Sakthivel Saravanan</text:p>
          </table:table-cell>
          <table:table-cell table:style-name="ce12" office:value-type="string">
            <text:p>sakthivel.s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990">
            <text:p>99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karthick.m@ivtlinfoview.co.jp</text:p>
          </table:table-cell>
          <table:table-cell table:style-name="ce21" office:value-type="string">
            <text:p>kartmeg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Deepanraj Chithiravel</text:p>
          </table:table-cell>
          <table:table-cell table:style-name="ce12" office:value-type="string">
            <text:p>deepanraj.c@ivtlinfoview.co.jp</text:p>
          </table:table-cell>
          <table:table-cell table:style-name="ce52" office:value-type="string">
            <text:p>Arun.V Sundararaju</text:p>
          </table:table-cell>
          <table:table-cell table:style-name="ce12" office:value-type="string">
            <text:p>arun.s@ivtlinfoview.co.jp</text:p>
          </table:table-cell>
          <table:table-cell table:number-columns-repeated="1009"/>
        </table:table-row>
        <table:table-row table:style-name="ro1">
          <table:table-cell table:style-name="ce4" office:value-type="float" office:value="992">
            <text:p>99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raveenkumar.p@ivtlinfoview.co.jp</text:p>
          </table:table-cell>
          <table:table-cell table:style-name="ce21" office:value-type="string">
            <text:p>pravpug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12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52" office:value-type="string">
            <text:p>Santhosh Kumar Durairaj</text:p>
          </table:table-cell>
          <table:table-cell table:style-name="ce12" office:value-type="string">
            <text:p>santhoshkumar.d@ivtlinfoview.co.jp</text:p>
          </table:table-cell>
          <table:table-cell table:style-name="ce12" table:number-columns-repeated="2"/>
          <table:table-cell table:style-name="ce55" office:value-type="string">
            <text:p>Amala Marianathan</text:p>
          </table:table-cell>
          <table:table-cell table:style-name="ce46" office:value-type="string">
            <text:p>amala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993">
            <text:p>993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santhoshkumar.j@ivtlinfoview.co.jp</text:p>
          </table:table-cell>
          <table:table-cell table:style-name="ce21" office:value-type="string">
            <text:p>santjay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Lakshmykutty</text:p>
          </table:table-cell>
          <table:table-cell table:style-name="ce12" office:value-type="string">
            <text:p>lakshmykutty.r@ivtlinfoview.co.jp</text:p>
          </table:table-cell>
          <table:table-cell table:style-name="ce52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996">
            <text:p>99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eetharaman.r@ivtlinfoview.co.jp</text:p>
          </table:table-cell>
          <table:table-cell table:style-name="ce21" office:value-type="string">
            <text:p>seetraj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Deepanraj Chithiravel</text:p>
          </table:table-cell>
          <table:table-cell table:style-name="ce12" office:value-type="string">
            <text:p>deepanraj.c@ivtlinfoview.co.jp</text:p>
          </table:table-cell>
          <table:table-cell table:style-name="ce52" office:value-type="string">
            <text:p>Sam David Paul David Thamarai Selvan</text:p>
          </table:table-cell>
          <table:table-cell table:style-name="ce12" office:value-type="string">
            <text:p>samdavidpaul.d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997">
            <text:p>99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ishnuprasanth.v@ivtlinfoview.co.jp</text:p>
          </table:table-cell>
          <table:table-cell table:style-name="ce21" office:value-type="string">
            <text:p>vishven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Dineshkumar Rajakumar</text:p>
          </table:table-cell>
          <table:table-cell table:style-name="ce2" office:value-type="string">
            <text:p>dineshkumar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998">
            <text:p>99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dineshkumar.p@ivtlinfoview.co.jp</text:p>
          </table:table-cell>
          <table:table-cell table:style-name="ce21" office:value-type="string">
            <text:p>dineper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Lavanya Krishnamurthy</text:p>
          </table:table-cell>
          <table:table-cell table:style-name="ce2" office:value-type="string">
            <text:p>lavanya.k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000">
            <text:p>1000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dinesh.g@ivtlinfoview.co.jp</text:p>
          </table:table-cell>
          <table:table-cell table:style-name="ce21" office:value-type="string">
            <text:p>dinegopa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8" office:value-type="string">
            <text:p>WHI_Payroll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39" office:value-type="string">
            <text:p>Karthikeyan M</text:p>
          </table:table-cell>
          <table:table-cell table:style-name="ce39" office:value-type="string">
            <text:p>karthikeyan.m@ivtlinfoview.co.jp </text:p>
          </table:table-cell>
          <table:table-cell table:style-name="ce18" table:number-columns-repeated="2"/>
          <table:table-cell table:style-name="ce18" office:value-type="string">
            <text:p>Manivannan Somasundaram</text:p>
          </table:table-cell>
          <table:table-cell table:style-name="ce68" office:value-type="string">
            <text:p><text:a xlink:href="mailto:manivannan.s@ivtlinfoview.co.jp">manivannan.s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1002">
            <text:p>100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yedfazila.r@ivtlinfoview.co.jp</text:p>
          </table:table-cell>
          <table:table-cell table:style-name="ce21" office:value-type="string">
            <text:p>syedraz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Dineshkumar Rajakumar</text:p>
          </table:table-cell>
          <table:table-cell table:style-name="ce2" office:value-type="string">
            <text:p>dineshkumar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010">
            <text:p>101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anjula.n@ivtlinfoview.co.jp</text:p>
          </table:table-cell>
          <table:table-cell table:style-name="ce21" office:value-type="string">
            <text:p>manjnar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Manickaraja Dakshinamoorthy</text:p>
          </table:table-cell>
          <table:table-cell table:style-name="ce12" office:value-type="string">
            <text:p>manickaraja.dakshinamoorthy@ivtlinfoview.com</text:p>
          </table:table-cell>
          <table:table-cell table:style-name="ce49"/>
          <table:table-cell table:style-name="ce12"/>
          <table:table-cell table:style-name="ce52" office:value-type="string">
            <text:p>Gowtham Santhosh Mohan</text:p>
          </table:table-cell>
          <table:table-cell table:style-name="ce12" office:value-type="string">
            <text:p>gowthamsanthosh.m@ivtlinfoview.co.jp</text:p>
          </table:table-cell>
          <table:table-cell table:style-name="ce59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1011">
            <text:p>1011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renuka.s@ivtlinfoview.co.jp</text:p>
          </table:table-cell>
          <table:table-cell table:style-name="ce21" office:value-type="string">
            <text:p>renuselv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8" office:value-type="string">
            <text:p>WHI_Customer Support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39" office:value-type="string">
            <text:p>Karthikeyan M</text:p>
          </table:table-cell>
          <table:table-cell table:style-name="ce39" office:value-type="string">
            <text:p>karthikeyan.m@ivtlinfoview.co.jp </text:p>
          </table:table-cell>
          <table:table-cell table:style-name="ce18" table:number-columns-repeated="2"/>
          <table:table-cell table:style-name="ce18" office:value-type="string">
            <text:p>Sachidhanandhan Sellamuthu</text:p>
          </table:table-cell>
          <table:table-cell table:style-name="ce68" office:value-type="string">
            <text:p><text:a xlink:href="mailto:sachidhanandhan.s@ivtlinfoview.co.jp">sachidhanandhan.s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1012">
            <text:p>101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nusuya.e@ivtlinfoview.co.jp</text:p>
          </table:table-cell>
          <table:table-cell table:style-name="ce21" office:value-type="string">
            <text:p>anuselum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5" office:value-type="string">
            <text:p>Sathiyananthan Pandian</text:p>
          </table:table-cell>
          <table:table-cell table:style-name="ce46" office:value-type="string">
            <text:p>sathiyananthan.p@ivtlinfoview.co.jp</text:p>
          </table:table-cell>
          <table:table-cell table:style-name="ce52" office:value-type="string">
            <text:p>Saravana Kumaran Dhandapani</text:p>
          </table:table-cell>
          <table:table-cell table:style-name="ce12" office:value-type="string">
            <text:p>saravanakumaran.d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018">
            <text:p>101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krithiga.m@ivtlinfoview.co.jp</text:p>
          </table:table-cell>
          <table:table-cell table:style-name="ce21" office:value-type="string">
            <text:p>kritmoh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Aruna Kumarasamy</text:p>
          </table:table-cell>
          <table:table-cell table:style-name="ce2" office:value-type="string">
            <text:p>aruna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022">
            <text:p>1022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saravanan.m@ivtlinfoview.co.jp</text:p>
          </table:table-cell>
          <table:table-cell table:style-name="ce21" office:value-type="string">
            <text:p>saramuth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Attendance_Hyouka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Navyasree S</text:p>
          </table:table-cell>
          <table:table-cell table:style-name="ce18" office:value-type="string">
            <text:p>navyasree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023">
            <text:p>1023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tharunprasathkumar.r@ivtlinfoview.co.jp</text:p>
          </table:table-cell>
          <table:table-cell table:style-name="ce21" office:value-type="string">
            <text:p>tharrama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Talent Management_Dev</text:p>
          </table:table-cell>
          <table:table-cell table:style-name="ce37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25" table:number-columns-repeated="2"/>
          <table:table-cell table:style-name="ce18" office:value-type="string">
            <text:p>Chandrasekaran Murugesan</text:p>
          </table:table-cell>
          <table:table-cell table:style-name="ce18" office:value-type="string">
            <text:p>chandrasekaran.m@ivtlinfoview.co.jp</text:p>
          </table:table-cell>
          <table:table-cell table:style-name="ce18" office:value-type="string">
            <text:p>Sarath Guhan Ravichandran</text:p>
          </table:table-cell>
          <table:table-cell table:style-name="ce18" office:value-type="string">
            <text:p>sarathguhan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024">
            <text:p>1024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nagaraju.a@ivtlinfoview.co.jp</text:p>
          </table:table-cell>
          <table:table-cell table:style-name="ce21" office:value-type="string">
            <text:p>nagaarum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Talent Management_Dev</text:p>
          </table:table-cell>
          <table:table-cell table:style-name="ce37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25" table:number-columns-repeated="2"/>
          <table:table-cell table:style-name="ce18" office:value-type="string">
            <text:p>Chandrasekaran Murugesan</text:p>
          </table:table-cell>
          <table:table-cell table:style-name="ce18" office:value-type="string">
            <text:p>chandrasekaran.m@ivtlinfoview.co.jp</text:p>
          </table:table-cell>
          <table:table-cell table:style-name="ce18" office:value-type="string">
            <text:p>Sarath Guhan Ravichandran</text:p>
          </table:table-cell>
          <table:table-cell table:style-name="ce18" office:value-type="string">
            <text:p>sarathguhan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025">
            <text:p>102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inothkumar.k@ivtlinfoview.co.jp</text:p>
          </table:table-cell>
          <table:table-cell table:style-name="ce21" office:value-type="string">
            <text:p>vinokand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<text:a xlink:href="mailto:sureshkumar.mohanraj@ivtlinfoview.com">sureshkumar.mohanraj@ivtlinfoview.com</text:a></text:p>
          </table:table-cell>
          <table:table-cell table:style-name="ce49"/>
          <table:table-cell table:style-name="ce12"/>
          <table:table-cell table:style-name="ce53" office:value-type="string">
            <text:p>Lakshmykutty</text:p>
          </table:table-cell>
          <table:table-cell table:style-name="ce16" office:value-type="string">
            <text:p>lakshmykutty.r@ivtlinfoview.co.jp</text:p>
          </table:table-cell>
          <table:table-cell table:style-name="ce53" office:value-type="string">
            <text:p>Ramkumar Siva Kumar</text:p>
          </table:table-cell>
          <table:table-cell table:style-name="ce16" office:value-type="string">
            <text:p>ramkumar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029">
            <text:p>102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nishanth.m@ivtlinfoview.co.jp</text:p>
          </table:table-cell>
          <table:table-cell table:style-name="ce21" office:value-type="string">
            <text:p>nishmur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Sasiprabu Kannan</text:p>
          </table:table-cell>
          <table:table-cell table:style-name="ce2" office:value-type="string">
            <text:p>sasiprabu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032">
            <text:p>103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john.m@ivtlinfoview.co.jp</text:p>
          </table:table-cell>
          <table:table-cell table:style-name="ce21" office:value-type="string">
            <text:p>johnmath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Satheeshkumar Sivakumar</text:p>
          </table:table-cell>
          <table:table-cell table:style-name="ce2" office:value-type="string">
            <text:p>satheeshkumar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034">
            <text:p>103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bharathi.m1@ivtlinfoview.co.jp</text:p>
          </table:table-cell>
          <table:table-cell table:style-name="ce21" office:value-type="string">
            <text:p>bharmuru1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CI</text:p>
          </table:table-cell>
          <table:table-cell table:style-name="ce12" office:value-type="string">
            <text:p>Suresh Kumar Mohanraj</text:p>
          </table:table-cell>
          <table:table-cell table:style-name="ce12" office:value-type="string">
            <text:p><text:a xlink:href="mailto:sureshkumar.mohanraj@ivtlinfoview.com">sureshkumar.mohanraj@ivtlinfoview.com</text:a></text:p>
          </table:table-cell>
          <table:table-cell table:style-name="ce49"/>
          <table:table-cell table:style-name="ce12"/>
          <table:table-cell table:style-name="ce59" office:value-type="string">
            <text:p>Deepanraj Chithiravel</text:p>
          </table:table-cell>
          <table:table-cell table:style-name="ce15" office:value-type="string">
            <text:p>deepanraj.c@ivtlinfoview.co.jp</text:p>
          </table:table-cell>
          <table:table-cell table:style-name="ce57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035">
            <text:p>1035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shyamaladevi.k@ivtlinfoview.co.jp</text:p>
          </table:table-cell>
          <table:table-cell table:style-name="ce21" office:value-type="string">
            <text:p>shyakris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float" office:value="1036">
            <text:p>103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initha.c@ivtlinfoview.co.jp</text:p>
          </table:table-cell>
          <table:table-cell table:style-name="ce21" office:value-type="string">
            <text:p>vinichi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Manickaraja Dakshinamoorthy</text:p>
          </table:table-cell>
          <table:table-cell table:style-name="ce12" office:value-type="string">
            <text:p>manickaraja.dakshinamoorthy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3" office:value-type="string">
            <text:p>Prashittha Mani Ravichandran</text:p>
          </table:table-cell>
          <table:table-cell table:style-name="ce16" office:value-type="string">
            <text:p>prashittha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048">
            <text:p>104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anikandan.v1@ivtlinfoview.co.jp</text:p>
          </table:table-cell>
          <table:table-cell table:style-name="ce21" office:value-type="string">
            <text:p>ettyman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" office:value-type="string">
            <text:p>SCM_Dev</text:p>
          </table:table-cell>
          <table:table-cell table:style-name="ce41" office:value-type="string">
            <text:p>Manickaraja Dakshinamoorthy</text:p>
          </table:table-cell>
          <table:table-cell table:style-name="ce16" office:value-type="string">
            <text:p>manickaraja.dakshinamoorthy@ivtlinfoview.com</text:p>
          </table:table-cell>
          <table:table-cell table:style-name="ce49"/>
          <table:table-cell table:style-name="ce12" table:number-columns-repeated="3"/>
          <table:table-cell table:style-name="ce53" office:value-type="string">
            <text:p>Prashittha Mani Ravichandran</text:p>
          </table:table-cell>
          <table:table-cell table:style-name="ce16" office:value-type="string">
            <text:p>prashittha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051">
            <text:p>1051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kalaiarasan.s@ivtlinfoview.co.jp</text:p>
          </table:table-cell>
          <table:table-cell table:style-name="ce21" office:value-type="string">
            <text:p>kalaselv2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Talent Management_Dev</text:p>
          </table:table-cell>
          <table:table-cell table:style-name="ce37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25" table:number-columns-repeated="2"/>
          <table:table-cell table:style-name="ce18" office:value-type="string">
            <text:p>Chandrasekaran Murugesan</text:p>
          </table:table-cell>
          <table:table-cell table:style-name="ce18" office:value-type="string">
            <text:p>chandrasekaran.m@ivtlinfoview.co.jp</text:p>
          </table:table-cell>
          <table:table-cell table:style-name="ce18" office:value-type="string">
            <text:p>Sarath Guhan Ravichandran</text:p>
          </table:table-cell>
          <table:table-cell table:style-name="ce18" office:value-type="string">
            <text:p>sarathguhan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054">
            <text:p>105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theesh.d@ivtlinfoview.co.jp</text:p>
          </table:table-cell>
          <table:table-cell table:style-name="ce21" office:value-type="string">
            <text:p>sathd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 office:value-type="string">
            <text:p>Meenu Perumal</text:p>
          </table:table-cell>
          <table:table-cell table:style-name="ce12" office:value-type="string">
            <text:p>meenu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057">
            <text:p>105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ohammedzaid.m@ivtlinfoview.co.jp</text:p>
          </table:table-cell>
          <table:table-cell table:style-name="ce21" office:value-type="string">
            <text:p>mohamoha2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Gunasekaran Ammasai</text:p>
          </table:table-cell>
          <table:table-cell table:style-name="ce2" office:value-type="string">
            <text:p>gunasekaran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059">
            <text:p>105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rajarajan.s@ivtlinfoview.co.jp</text:p>
          </table:table-cell>
          <table:table-cell table:style-name="ce21" office:value-type="string">
            <text:p>rajasiv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Dineshkumar Rajakumar</text:p>
          </table:table-cell>
          <table:table-cell table:style-name="ce2" office:value-type="string">
            <text:p>dineshkumar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062">
            <text:p>106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k.iswarya.k@ivtlinfoview.co.jp</text:p>
          </table:table-cell>
          <table:table-cell table:style-name="ce21" office:value-type="string">
            <text:p>k.iskand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Dineshkumar Rajakumar</text:p>
          </table:table-cell>
          <table:table-cell table:style-name="ce2" office:value-type="string">
            <text:p>dineshkumar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063">
            <text:p>106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dhivya.k@ivtlinfoview.co.jp</text:p>
          </table:table-cell>
          <table:table-cell table:style-name="ce21" office:value-type="string">
            <text:p>dhivkris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Mohanapriya Saravanan</text:p>
          </table:table-cell>
          <table:table-cell table:style-name="ce2" office:value-type="string">
            <text:p>mohanapriya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064">
            <text:p>106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gayathri.t@ivtlinfoview.co.jp</text:p>
          </table:table-cell>
          <table:table-cell table:style-name="ce21" office:value-type="string">
            <text:p>gayath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 office:value-type="string">
            <text:p>Aravinth Pulavendramani</text:p>
          </table:table-cell>
          <table:table-cell table:style-name="ce12" office:value-type="string">
            <text:p>aravinth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066">
            <text:p>106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nithya.k@ivtlinfoview.co.jp</text:p>
          </table:table-cell>
          <table:table-cell table:style-name="ce21" office:value-type="string">
            <text:p>nithkan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abarinathan Sarangapani</text:p>
          </table:table-cell>
          <table:table-cell table:style-name="ce2" office:value-type="string">
            <text:p>sabarinath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075">
            <text:p>107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ranjith.k@ivtlinfoview.co.jp</text:p>
          </table:table-cell>
          <table:table-cell table:style-name="ce21" office:value-type="string">
            <text:p>ranjkum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Vairavan Udayappan</text:p>
          </table:table-cell>
          <table:table-cell table:style-name="ce2" office:value-type="string">
            <text:p>vairavan.u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082">
            <text:p>108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uniappan.b@ivtlinfoview.co.jp</text:p>
          </table:table-cell>
          <table:table-cell table:style-name="ce21" office:value-type="string">
            <text:p>munibask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Vijay Ramadurai</text:p>
          </table:table-cell>
          <table:table-cell table:style-name="ce2" office:value-type="string">
            <text:p>vijay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084">
            <text:p>1084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suresh.d@ivtlinfoview.co.jp</text:p>
          </table:table-cell>
          <table:table-cell table:style-name="ce21" office:value-type="string">
            <text:p>suredeva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Talent Management_Dev</text:p>
          </table:table-cell>
          <table:table-cell table:style-name="ce37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25" table:number-columns-repeated="2"/>
          <table:table-cell table:style-name="ce18" office:value-type="string">
            <text:p>Chandrasekaran Murugesan</text:p>
          </table:table-cell>
          <table:table-cell table:style-name="ce18" office:value-type="string">
            <text:p>chandrasekaran.m@ivtlinfoview.co.jp</text:p>
          </table:table-cell>
          <table:table-cell table:style-name="ce18" office:value-type="string">
            <text:p>Susendraprabhu Seerangaraju</text:p>
          </table:table-cell>
          <table:table-cell table:style-name="ce18" office:value-type="string">
            <text:p>susendraprabhu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093">
            <text:p>109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avithra.p@ivtlinfoview.co.jp</text:p>
          </table:table-cell>
          <table:table-cell table:style-name="ce21" office:value-type="string">
            <text:p>pavipal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Selvajegan Shankaran</text:p>
          </table:table-cell>
          <table:table-cell table:style-name="ce2" office:value-type="string">
            <text:p>selvajeg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095">
            <text:p>109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uganya.b@ivtlinfoview.co.jp</text:p>
          </table:table-cell>
          <table:table-cell table:style-name="ce21" office:value-type="string">
            <text:p>sugab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ivaranjani Sivaprakasam</text:p>
          </table:table-cell>
          <table:table-cell table:style-name="ce2" office:value-type="string">
            <text:p>sivaranjani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06">
            <text:p>110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rakashkumar.p@ivtlinfoview.co.jp</text:p>
          </table:table-cell>
          <table:table-cell table:style-name="ce21" office:value-type="string">
            <text:p>prakper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Sureshkrishnan Muthusamy</text:p>
          </table:table-cell>
          <table:table-cell table:style-name="ce2" office:value-type="string">
            <text:p>sureshkrishnan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07">
            <text:p>110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jinith.p@ivtlinfoview.co.jp</text:p>
          </table:table-cell>
          <table:table-cell table:style-name="ce21" office:value-type="string">
            <text:p>jinipand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Geetha Sarangaraj</text:p>
          </table:table-cell>
          <table:table-cell table:style-name="ce2" office:value-type="string">
            <text:p>geetha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09">
            <text:p>110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ruthi.g@ivtlinfoview.co.jp</text:p>
          </table:table-cell>
          <table:table-cell table:style-name="ce21" office:value-type="string">
            <text:p>srutgop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iva Sankari Vanniarajan</text:p>
          </table:table-cell>
          <table:table-cell table:style-name="ce2" office:value-type="string">
            <text:p>sivasankari.v@ivtlinfoview.co.jp</text:p>
          </table:table-cell>
          <table:table-cell table:style-name="ce2" office:value-type="string">
            <text:p>Sobiya Nagarajan</text:p>
          </table:table-cell>
          <table:table-cell table:style-name="ce2" office:value-type="string">
            <text:p>sobiya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15">
            <text:p>111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ythili.k@ivtlinfoview.co.jp</text:p>
          </table:table-cell>
          <table:table-cell table:style-name="ce21" office:value-type="string">
            <text:p>mythkris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Varun Narasimha Barathy</text:p>
          </table:table-cell>
          <table:table-cell table:style-name="ce2" office:value-type="string">
            <text:p>varun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16">
            <text:p>111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haripriya.s@ivtlinfoview.co.jp</text:p>
          </table:table-cell>
          <table:table-cell table:style-name="ce21" office:value-type="string">
            <text:p>hariselv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Baranitharan Manickaraj</text:p>
          </table:table-cell>
          <table:table-cell table:style-name="ce2" office:value-type="string">
            <text:p>bharanitharan.m@ivtlinfoview.co.jp</text:p>
          </table:table-cell>
          <table:table-cell table:style-name="ce2" office:value-type="string">
            <text:p>Yamuna Bharathi Kumarasamy</text:p>
          </table:table-cell>
          <table:table-cell table:style-name="ce2" office:value-type="string">
            <text:p>yamunabharathi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17">
            <text:p>111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geetha.v@ivtlinfoview.co.jp</text:p>
          </table:table-cell>
          <table:table-cell table:style-name="ce21" office:value-type="string">
            <text:p>geetvenk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Baranitharan Manickaraj</text:p>
          </table:table-cell>
          <table:table-cell table:style-name="ce2" office:value-type="string">
            <text:p>bharanitharan.m@ivtlinfoview.co.jp</text:p>
          </table:table-cell>
          <table:table-cell table:style-name="ce2" office:value-type="string">
            <text:p>Yamuna Bharathi Kumarasamy</text:p>
          </table:table-cell>
          <table:table-cell table:style-name="ce2" office:value-type="string">
            <text:p>yamunabharathi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18">
            <text:p>111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ngeetha.r@ivtlinfoview.co.jp</text:p>
          </table:table-cell>
          <table:table-cell table:style-name="ce21" office:value-type="string">
            <text:p>sangrang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Baranitharan Manickaraj</text:p>
          </table:table-cell>
          <table:table-cell table:style-name="ce2" office:value-type="string">
            <text:p>bharanitharan.m@ivtlinfoview.co.jp</text:p>
          </table:table-cell>
          <table:table-cell table:style-name="ce2" office:value-type="string">
            <text:p>Yamuna Bharathi Kumarasamy</text:p>
          </table:table-cell>
          <table:table-cell table:style-name="ce2" office:value-type="string">
            <text:p>yamunabharathi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19">
            <text:p>111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delhibai.g@ivtlinfoview.co.jp</text:p>
          </table:table-cell>
          <table:table-cell table:style-name="ce21" office:value-type="string">
            <text:p>delhgov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Naveen kumar Srinivasan</text:p>
          </table:table-cell>
          <table:table-cell table:style-name="ce2" office:value-type="string">
            <text:p>naveenkumar.s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23">
            <text:p>1123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selvakaleeswaran.s@ivtlinfoview.co.jp</text:p>
          </table:table-cell>
          <table:table-cell table:style-name="ce21" office:value-type="string">
            <text:p>selvselv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Talent Management_Dev</text:p>
          </table:table-cell>
          <table:table-cell table:style-name="ce37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25" table:number-columns-repeated="2"/>
          <table:table-cell table:style-name="ce18" office:value-type="string">
            <text:p>Chandrasekaran Murugesan</text:p>
          </table:table-cell>
          <table:table-cell table:style-name="ce18" office:value-type="string">
            <text:p>chandrasekaran.m@ivtlinfoview.co.jp</text:p>
          </table:table-cell>
          <table:table-cell table:style-name="ce18" office:value-type="string">
            <text:p>Susendraprabhu Seerangaraju</text:p>
          </table:table-cell>
          <table:table-cell table:style-name="ce18" office:value-type="string">
            <text:p>susendraprabhu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26">
            <text:p>1126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arvindkumar.m@ivtlinfoview.co.jp</text:p>
          </table:table-cell>
          <table:table-cell table:style-name="ce21" office:value-type="string">
            <text:p>arvimuth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HR-Core_Dev</text:p>
          </table:table-cell>
          <table:table-cell table:style-name="ce37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office:value-type="string">
            <text:p>Balamani Shankar</text:p>
          </table:table-cell>
          <table:table-cell table:style-name="ce18" office:value-type="string">
            <text:p>balamani.s@ivtlinfoview.co.jp</text:p>
          </table:table-cell>
          <table:table-cell table:style-name="ce18" office:value-type="string">
            <text:p>Ramesh Tamilmani</text:p>
          </table:table-cell>
          <table:table-cell table:style-name="ce18" office:value-type="string">
            <text:p>ramesh.t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27">
            <text:p>112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ravanan.m1@ivtlinfoview.co.jp</text:p>
          </table:table-cell>
          <table:table-cell table:style-name="ce21" office:value-type="string">
            <text:p>saramur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Mohanapriya Saravanan</text:p>
          </table:table-cell>
          <table:table-cell table:style-name="ce2" office:value-type="string">
            <text:p>mohanapriya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29">
            <text:p>112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nusownthariyarajakumari.m@ivtlinfoview.co.jp</text:p>
          </table:table-cell>
          <table:table-cell table:style-name="ce21" office:value-type="string">
            <text:p>anumano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Udaya Natarajan</text:p>
          </table:table-cell>
          <table:table-cell table:style-name="ce2" office:value-type="string">
            <text:p>udaya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37">
            <text:p>113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riya.n@ivtlinfoview.co.jp</text:p>
          </table:table-cell>
          <table:table-cell table:style-name="ce21" office:value-type="string">
            <text:p>priynat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Sathyapriya Vijayakumar</text:p>
          </table:table-cell>
          <table:table-cell table:style-name="ce2" office:value-type="string">
            <text:p>sathyapriya.v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39">
            <text:p>113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enaga.m@ivtlinfoview.co.jp</text:p>
          </table:table-cell>
          <table:table-cell table:style-name="ce21" office:value-type="string">
            <text:p>menamur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Gunasekaran Ammasai</text:p>
          </table:table-cell>
          <table:table-cell table:style-name="ce2" office:value-type="string">
            <text:p>gunasekaran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41">
            <text:p>114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jithkumar.s@ivtlinfoview.co.jp</text:p>
          </table:table-cell>
          <table:table-cell table:style-name="ce21" office:value-type="string">
            <text:p>ajitsant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athiya Moorthy Manoharan</text:p>
          </table:table-cell>
          <table:table-cell table:style-name="ce2" office:value-type="string">
            <text:p>sathiyamoorthy.m@ivtlinfoview.co.jp</text:p>
          </table:table-cell>
          <table:table-cell table:style-name="ce2" office:value-type="string">
            <text:p>Archana Sunil Prakash</text:p>
          </table:table-cell>
          <table:table-cell table:style-name="ce2" office:value-type="string">
            <text:p>archana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45">
            <text:p>114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logeshwari.m@ivtlinfoview.co.jp</text:p>
          </table:table-cell>
          <table:table-cell table:style-name="ce21" office:value-type="string">
            <text:p>logemuth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Rohini Subramanian</text:p>
          </table:table-cell>
          <table:table-cell table:style-name="ce2" office:value-type="string">
            <text:p>rohini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48">
            <text:p>1148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mohamedsuhail.s@ivtlinfoview.co.jp</text:p>
          </table:table-cell>
          <table:table-cell table:style-name="ce21" office:value-type="string">
            <text:p>mohasyed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8" office:value-type="string">
            <text:p>WHI_Payroll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39" office:value-type="string">
            <text:p>Karthikeyan M</text:p>
          </table:table-cell>
          <table:table-cell table:style-name="ce39" office:value-type="string">
            <text:p>karthikeyan.m@ivtlinfoview.co.jp </text:p>
          </table:table-cell>
          <table:table-cell table:style-name="ce18" table:number-columns-repeated="2"/>
          <table:table-cell table:style-name="ce18" office:value-type="string">
            <text:p>Sampath Kumar Raja</text:p>
          </table:table-cell>
          <table:table-cell table:style-name="ce68" office:value-type="string">
            <text:p><text:a xlink:href="mailto:sampathkumar.r@ivtlinfoview.co.jp">sampathkumar.r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1149">
            <text:p>114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mmaxwell.m@ivtlinfoview.co.jp</text:p>
          </table:table-cell>
          <table:table-cell table:style-name="ce21" office:value-type="string">
            <text:p>sammos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Lakshmykutty</text:p>
          </table:table-cell>
          <table:table-cell table:style-name="ce12" office:value-type="string">
            <text:p>lakshmykutty.r@ivtlinfoview.co.jp</text:p>
          </table:table-cell>
          <table:table-cell table:style-name="ce52" office:value-type="string">
            <text:p>Vinoth Kumar Anguraj</text:p>
          </table:table-cell>
          <table:table-cell table:style-name="ce12" office:value-type="string">
            <text:p>vinothkumar.a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50">
            <text:p>115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rasanth.p@ivtlinfoview.co.jp</text:p>
          </table:table-cell>
          <table:table-cell table:style-name="ce21" office:value-type="string">
            <text:p>praspon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 office:value-type="string">
            <text:p>Meenu Perumal</text:p>
          </table:table-cell>
          <table:table-cell table:style-name="ce12" office:value-type="string">
            <text:p>meenu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53">
            <text:p>115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inothkumar.g1@ivtlinfoview.co.jp</text:p>
          </table:table-cell>
          <table:table-cell table:style-name="ce21" office:value-type="string">
            <text:p>vinogop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Sasiprabu Kannan</text:p>
          </table:table-cell>
          <table:table-cell table:style-name="ce2" office:value-type="string">
            <text:p>sasiprabu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55">
            <text:p>115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shwin.c@ivtlinfoview.co.jp</text:p>
          </table:table-cell>
          <table:table-cell table:style-name="ce21" office:value-type="string">
            <text:p>ashwch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Dineshkumar Rajakumar</text:p>
          </table:table-cell>
          <table:table-cell table:style-name="ce2" office:value-type="string">
            <text:p>dineshkumar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56">
            <text:p>115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ohanapriyan.s@ivtlinfoview.co.jp</text:p>
          </table:table-cell>
          <table:table-cell table:style-name="ce21" office:value-type="string">
            <text:p>mohaswam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Gomathi Ranganathan</text:p>
          </table:table-cell>
          <table:table-cell table:style-name="ce2" office:value-type="string">
            <text:p>gomathi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57">
            <text:p>115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runkumar.t@ivtlinfoview.co.jp</text:p>
          </table:table-cell>
          <table:table-cell table:style-name="ce21" office:value-type="string">
            <text:p>arunth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<text:a xlink:href="mailto:sureshkumar.mohanraj@ivtlinfoview.com">sureshkumar.mohanraj@ivtlinfoview.com</text:a></text:p>
          </table:table-cell>
          <table:table-cell table:style-name="ce49"/>
          <table:table-cell table:style-name="ce12"/>
          <table:table-cell table:style-name="ce53" office:value-type="string">
            <text:p>Lakshmykutty</text:p>
          </table:table-cell>
          <table:table-cell table:style-name="ce16" office:value-type="string">
            <text:p>lakshmykutty.r@ivtlinfoview.co.jp</text:p>
          </table:table-cell>
          <table:table-cell table:style-name="ce53" office:value-type="string">
            <text:p>Ramkumar Siva Kumar</text:p>
          </table:table-cell>
          <table:table-cell table:style-name="ce16" office:value-type="string">
            <text:p>ramkumar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58">
            <text:p>115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kalaimathi.p@ivtlinfoview.co.jp</text:p>
          </table:table-cell>
          <table:table-cell table:style-name="ce21" office:value-type="string">
            <text:p>kalapan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Gnanananda Prabhu Sivaguru</text:p>
          </table:table-cell>
          <table:table-cell table:style-name="ce2" office:value-type="string">
            <text:p>gnananandaprabhu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62">
            <text:p>116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ooranisri.j@ivtlinfoview.co.jp</text:p>
          </table:table-cell>
          <table:table-cell table:style-name="ce21" office:value-type="string">
            <text:p>poorjey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Kishor Kumar Venkatachalam</text:p>
          </table:table-cell>
          <table:table-cell table:style-name="ce2" office:value-type="string">
            <text:p>kishorkumar.v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64">
            <text:p>116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dharani.m@ivtlinfoview.co.jp</text:p>
          </table:table-cell>
          <table:table-cell table:style-name="ce21" office:value-type="string">
            <text:p>dharmar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 office:value-type="string">
            <text:p>Aravinth Pulavendramani</text:p>
          </table:table-cell>
          <table:table-cell table:style-name="ce12" office:value-type="string">
            <text:p>aravinth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68">
            <text:p>1168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kathiravan.p@ivtlinfoview.co.jp</text:p>
          </table:table-cell>
          <table:table-cell table:style-name="ce21" office:value-type="string">
            <text:p>kathpand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float" office:value="1169">
            <text:p>116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balaji.d@ivtlinfoview.co.jp</text:p>
          </table:table-cell>
          <table:table-cell table:style-name="ce21" office:value-type="string">
            <text:p>baladh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Deepanraj Chithiravel</text:p>
          </table:table-cell>
          <table:table-cell table:style-name="ce12" office:value-type="string">
            <text:p>deepanraj.c@ivtlinfoview.co.jp</text:p>
          </table:table-cell>
          <table:table-cell table:style-name="ce52" office:value-type="string">
            <text:p>Sam David Paul David Thamarai Selvan</text:p>
          </table:table-cell>
          <table:table-cell table:style-name="ce12" office:value-type="string">
            <text:p>samdavidpaul.d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70">
            <text:p>117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ethupathi.t@ivtlinfoview.co.jp</text:p>
          </table:table-cell>
          <table:table-cell table:style-name="ce21" office:value-type="string">
            <text:p>sethth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Sriram Rajagopalan</text:p>
          </table:table-cell>
          <table:table-cell table:style-name="ce2" office:value-type="string">
            <text:p>sriram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71">
            <text:p>1171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sheikmohammedfahim.a@ivtlinfoview.co.jp</text:p>
          </table:table-cell>
          <table:table-cell table:style-name="ce21" office:value-type="string">
            <text:p>sheiabdu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Attendance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office:value-type="string">
            <text:p>Vijayanak Lakshmanasamy</text:p>
          </table:table-cell>
          <table:table-cell table:style-name="ce18" office:value-type="string">
            <text:p>vijayanak.l@ivtlinfoview.co.jp</text:p>
          </table:table-cell>
          <table:table-cell table:style-name="ce18" office:value-type="string">
            <text:p>Natesanathan Kamaraj</text:p>
          </table:table-cell>
          <table:table-cell table:style-name="ce18" office:value-type="string">
            <text:p>natesanathan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72">
            <text:p>117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uruthe.m@ivtlinfoview.co.jp</text:p>
          </table:table-cell>
          <table:table-cell table:style-name="ce21" office:value-type="string">
            <text:p>aurumuth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Arokkia Jerald Praveen</text:p>
          </table:table-cell>
          <table:table-cell table:style-name="ce2" office:value-type="string">
            <text:p>arokkiajeraldpraveen.d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76">
            <text:p>1176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santhoshsharma.m@ivtlinfoview.co.jp</text:p>
          </table:table-cell>
          <table:table-cell table:style-name="ce21" office:value-type="string">
            <text:p>santmoth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QE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Akash C</text:p>
          </table:table-cell>
          <table:table-cell table:style-name="ce18" office:value-type="string">
            <text:p>akash.c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80">
            <text:p>1180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dharaneeshwar.s@ivtlinfoview.co.jp</text:p>
          </table:table-cell>
          <table:table-cell table:style-name="ce21" office:value-type="string">
            <text:p>dharsara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8" office:value-type="string">
            <text:p>WHI_Payroll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39" office:value-type="string">
            <text:p>Karthikeyan M</text:p>
          </table:table-cell>
          <table:table-cell table:style-name="ce39" office:value-type="string">
            <text:p>karthikeyan.m@ivtlinfoview.co.jp </text:p>
          </table:table-cell>
          <table:table-cell table:style-name="ce18" table:number-columns-repeated="2"/>
          <table:table-cell table:style-name="ce18" office:value-type="string">
            <text:p>Sivamareeswari Thiagarajan</text:p>
          </table:table-cell>
          <table:table-cell table:style-name="ce18" office:value-type="string">
            <text:p>sivamareeswari.t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81">
            <text:p>118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njeevkumar.r@ivtlinfoview.co.jp</text:p>
          </table:table-cell>
          <table:table-cell table:style-name="ce21" office:value-type="string">
            <text:p>rajsanj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iva Sankari Vanniarajan</text:p>
          </table:table-cell>
          <table:table-cell table:style-name="ce2" office:value-type="string">
            <text:p>sivasankari.v@ivtlinfoview.co.jp</text:p>
          </table:table-cell>
          <table:table-cell table:style-name="ce2" office:value-type="string">
            <text:p>Hemalatha Rajendran</text:p>
          </table:table-cell>
          <table:table-cell table:style-name="ce2" office:value-type="string">
            <text:p>hemalatha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82">
            <text:p>1182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sathyeshram.n@ivtlinfoview.co.jp</text:p>
          </table:table-cell>
          <table:table-cell table:style-name="ce21" office:value-type="string">
            <text:p>sathnata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QE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Akash C</text:p>
          </table:table-cell>
          <table:table-cell table:style-name="ce18" office:value-type="string">
            <text:p>akash.c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85">
            <text:p>118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rabooji.e@ivtlinfoview.co.jp</text:p>
          </table:table-cell>
          <table:table-cell table:style-name="ce21" office:value-type="string">
            <text:p>irajsar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Jeyakrishnan Mahalingam</text:p>
          </table:table-cell>
          <table:table-cell table:style-name="ce12" office:value-type="string">
            <text:p>jeyakrishnan.m@ivtlinfoview.co.jp</text:p>
          </table:table-cell>
          <table:table-cell table:style-name="ce52" office:value-type="string">
            <text:p>Deepak Soman M.Pratheep</text:p>
          </table:table-cell>
          <table:table-cell table:style-name="ce12" office:value-type="string">
            <text:p>deepaksoman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93">
            <text:p>119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dhithya.r@ivtlinfoview.co.jp</text:p>
          </table:table-cell>
          <table:table-cell table:style-name="ce21" office:value-type="string">
            <text:p>adhirav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Manickaraja Dakshinamoorthy</text:p>
          </table:table-cell>
          <table:table-cell table:style-name="ce12" office:value-type="string">
            <text:p>manickaraja.dakshinamoorthy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 office:value-type="string">
            <text:p>Prashittha Mani Ravichandran</text:p>
          </table:table-cell>
          <table:table-cell table:style-name="ce12" office:value-type="string">
            <text:p>prashittha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94">
            <text:p>119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elkuppannasamy.a@ivtlinfoview.co.jp</text:p>
          </table:table-cell>
          <table:table-cell table:style-name="ce21" office:value-type="string">
            <text:p>dhanvelk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athiya Moorthy Manoharan</text:p>
          </table:table-cell>
          <table:table-cell table:style-name="ce2" office:value-type="string">
            <text:p>sathiyamoorthy.m@ivtlinfoview.co.jp</text:p>
          </table:table-cell>
          <table:table-cell table:style-name="ce2" office:value-type="string">
            <text:p>Keerthick Ganesan</text:p>
          </table:table-cell>
          <table:table-cell table:style-name="ce2" office:value-type="string">
            <text:p>keerthick.g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96">
            <text:p>119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nandhini.s@ivtlinfoview.co.jp</text:p>
          </table:table-cell>
          <table:table-cell table:style-name="ce21" office:value-type="string">
            <text:p>nandsay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Baranitharan Manickaraj</text:p>
          </table:table-cell>
          <table:table-cell table:style-name="ce2" office:value-type="string">
            <text:p>bharanitharan.m@ivtlinfoview.co.jp</text:p>
          </table:table-cell>
          <table:table-cell table:style-name="ce2" office:value-type="string">
            <text:p>Anupriya Mahendran</text:p>
          </table:table-cell>
          <table:table-cell table:style-name="ce2" office:value-type="string">
            <text:p>anupriya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98">
            <text:p>119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nandini.r@ivtlinfoview.co.jp</text:p>
          </table:table-cell>
          <table:table-cell table:style-name="ce21" office:value-type="string">
            <text:p>nandravi2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Karthika Nagarajan</text:p>
          </table:table-cell>
          <table:table-cell table:style-name="ce2" office:value-type="string">
            <text:p>karthika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206">
            <text:p>120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ramkumar.d@ivtlinfoview.co.jp</text:p>
          </table:table-cell>
          <table:table-cell table:style-name="ce21" office:value-type="string">
            <text:p>ramkdev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Nithya Saravanan</text:p>
          </table:table-cell>
          <table:table-cell table:style-name="ce2" office:value-type="string">
            <text:p>nithya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210">
            <text:p>121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uthusivabalan.r@ivtlinfoview.co.jp</text:p>
          </table:table-cell>
          <table:table-cell table:style-name="ce21" office:value-type="string">
            <text:p>muthurav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Priyadharshini Shanmugavel</text:p>
          </table:table-cell>
          <table:table-cell table:style-name="ce2" office:value-type="string">
            <text:p>priyadharshini.sh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212">
            <text:p>121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binaya.p@ivtlinfoview.co.jp</text:p>
          </table:table-cell>
          <table:table-cell table:style-name="ce21" office:value-type="string">
            <text:p>abinpar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Manickaraja Dakshinamoorthy</text:p>
          </table:table-cell>
          <table:table-cell table:style-name="ce12" office:value-type="string">
            <text:p>manickaraja.dakshinamoorthy@ivtlinfoview.com</text:p>
          </table:table-cell>
          <table:table-cell table:style-name="ce49"/>
          <table:table-cell table:style-name="ce12"/>
          <table:table-cell table:style-name="ce52" office:value-type="string">
            <text:p>Gowtham Santhosh Mohan</text:p>
          </table:table-cell>
          <table:table-cell table:style-name="ce12" office:value-type="string">
            <text:p>gowthamsanthosh.m@ivtlinfoview.co.jp</text:p>
          </table:table-cell>
          <table:table-cell table:style-name="ce59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1214">
            <text:p>1214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abishek.a@ivtlinfoview.co.jp</text:p>
          </table:table-cell>
          <table:table-cell table:style-name="ce21" office:value-type="string">
            <text:p>abisasok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8" office:value-type="string">
            <text:p>WHI_Payroll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39" office:value-type="string">
            <text:p>Karthikeyan M</text:p>
          </table:table-cell>
          <table:table-cell table:style-name="ce39" office:value-type="string">
            <text:p>karthikeyan.m@ivtlinfoview.co.jp </text:p>
          </table:table-cell>
          <table:table-cell table:style-name="ce18" table:number-columns-repeated="2"/>
          <table:table-cell table:style-name="ce18" office:value-type="string">
            <text:p>Sampath Kumar Raja</text:p>
          </table:table-cell>
          <table:table-cell table:style-name="ce68" office:value-type="string">
            <text:p><text:a xlink:href="mailto:sampathkumar.r@ivtlinfoview.co.jp">sampathkumar.r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1217">
            <text:p>121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nanthi.j@ivtlinfoview.co.jp</text:p>
          </table:table-cell>
          <table:table-cell table:style-name="ce21" office:value-type="string">
            <text:p>ananjay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Elanchezhiyan Pannirselvam</text:p>
          </table:table-cell>
          <table:table-cell table:style-name="ce2" office:value-type="string">
            <text:p>elanchezhiyan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218">
            <text:p>121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nusubha.s@ivtlinfoview.co.jp</text:p>
          </table:table-cell>
          <table:table-cell table:style-name="ce21" office:value-type="string">
            <text:p>anusselv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Arun Kumar Balasubramanian</text:p>
          </table:table-cell>
          <table:table-cell table:style-name="ce2" office:value-type="string">
            <text:p>arunkumar.b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219">
            <text:p>121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bavishree.p@ivtlinfoview.co.jp</text:p>
          </table:table-cell>
          <table:table-cell table:style-name="ce21" office:value-type="string">
            <text:p>bavipar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5" office:value-type="string">
            <text:p>Sathiyananthan Pandian</text:p>
          </table:table-cell>
          <table:table-cell table:style-name="ce46" office:value-type="string">
            <text:p>sathiyananthan.p@ivtlinfoview.co.jp</text:p>
          </table:table-cell>
          <table:table-cell table:style-name="ce59" office:value-type="string">
            <text:p>Jayachander Selvakumar</text:p>
          </table:table-cell>
          <table:table-cell table:style-name="ce15" office:value-type="string">
            <text:p>jayachander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224">
            <text:p>122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franka.n@ivtlinfoview.co.jp</text:p>
          </table:table-cell>
          <table:table-cell table:style-name="ce21" office:value-type="string">
            <text:p>frannad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Varun Narasimha Barathy</text:p>
          </table:table-cell>
          <table:table-cell table:style-name="ce2" office:value-type="string">
            <text:p>varun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229">
            <text:p>122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keerthana.d@ivtlinfoview.co.jp</text:p>
          </table:table-cell>
          <table:table-cell table:style-name="ce21" office:value-type="string">
            <text:p>keerdur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Deepanraj Chithiravel</text:p>
          </table:table-cell>
          <table:table-cell table:style-name="ce12" office:value-type="string">
            <text:p>deepanraj.c@ivtlinfoview.co.jp</text:p>
          </table:table-cell>
          <table:table-cell table:style-name="ce52" office:value-type="string">
            <text:p>Rathna Priya Balasubramanian</text:p>
          </table:table-cell>
          <table:table-cell table:style-name="ce12" office:value-type="string">
            <text:p>rathnapriya.b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231">
            <text:p>1231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midhunraja.g@ivtlinfoview.co.jp</text:p>
          </table:table-cell>
          <table:table-cell table:style-name="ce21" office:value-type="string">
            <text:p>midhgovi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HR-Core_Dev</text:p>
          </table:table-cell>
          <table:table-cell table:style-name="ce37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office:value-type="string">
            <text:p>Narendran Raman</text:p>
          </table:table-cell>
          <table:table-cell table:style-name="ce18" office:value-type="string">
            <text:p>Narendran.r@ivtlinfoview.co.jp</text:p>
          </table:table-cell>
          <table:table-cell table:style-name="ce18" office:value-type="string">
            <text:p>Pravin Duraisamy</text:p>
          </table:table-cell>
          <table:table-cell table:style-name="ce18" office:value-type="string">
            <text:p>Pravin.d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236">
            <text:p>1236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neelima.n@ivtlinfoview.co.jp</text:p>
          </table:table-cell>
          <table:table-cell table:style-name="ce21" office:value-type="string">
            <text:p>neelnage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Talent Management_Dev</text:p>
          </table:table-cell>
          <table:table-cell table:style-name="ce37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25" table:number-columns-repeated="2"/>
          <table:table-cell table:style-name="ce18" office:value-type="string">
            <text:p>Chandrasekaran Murugesan</text:p>
          </table:table-cell>
          <table:table-cell table:style-name="ce18" office:value-type="string">
            <text:p>chandrasekaran.m@ivtlinfoview.co.jp</text:p>
          </table:table-cell>
          <table:table-cell table:style-name="ce18" office:value-type="string">
            <text:p>Susendraprabhu Seerangaraju</text:p>
          </table:table-cell>
          <table:table-cell table:style-name="ce18" office:value-type="string">
            <text:p>susendraprabhu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237">
            <text:p>1237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nivedha.s1@ivtlinfoview.co.jp</text:p>
          </table:table-cell>
          <table:table-cell table:style-name="ce21" office:value-type="string">
            <text:p>nivesakt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Talent Management_Dev</text:p>
          </table:table-cell>
          <table:table-cell table:style-name="ce37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25" table:number-columns-repeated="2"/>
          <table:table-cell table:style-name="ce18" office:value-type="string">
            <text:p>Chandrasekaran Murugesan</text:p>
          </table:table-cell>
          <table:table-cell table:style-name="ce18" office:value-type="string">
            <text:p>chandrasekaran.m@ivtlinfoview.co.jp</text:p>
          </table:table-cell>
          <table:table-cell table:style-name="ce18" office:value-type="string">
            <text:p>Sarath Guhan Ravichandran</text:p>
          </table:table-cell>
          <table:table-cell table:style-name="ce18" office:value-type="string">
            <text:p>sarathguhan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246">
            <text:p>124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bariessan.v@ivtlinfoview.co.jp</text:p>
          </table:table-cell>
          <table:table-cell table:style-name="ce21" office:value-type="string">
            <text:p>sabavair</text:p>
          </table:table-cell>
          <table:table-cell table:style-name="ce2" office:value-type="string">
            <text:p>WAP</text:p>
          </table:table-cell>
          <table:table-cell table:style-name="ce23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ivaranjani Sivaprakasam</text:p>
          </table:table-cell>
          <table:table-cell table:style-name="ce2" office:value-type="string">
            <text:p>sivaranjani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249">
            <text:p>124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radha.m@ivtlinfoview.co.jp</text:p>
          </table:table-cell>
          <table:table-cell table:style-name="ce21" office:value-type="string">
            <text:p>saramur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Manivasagam Nambirajan</text:p>
          </table:table-cell>
          <table:table-cell table:style-name="ce2" office:value-type="string">
            <text:p>manivasagam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252">
            <text:p>125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hrisharathram.k@ivtlinfoview.co.jp</text:p>
          </table:table-cell>
          <table:table-cell table:style-name="ce21" office:value-type="string">
            <text:p>shrikris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Soundarya Ilangovan</text:p>
          </table:table-cell>
          <table:table-cell table:style-name="ce2" office:value-type="string">
            <text:p>soundarya.i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254">
            <text:p>125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igneshavarathan.n@ivtlinfoview.co.jp</text:p>
          </table:table-cell>
          <table:table-cell table:style-name="ce21" office:value-type="string">
            <text:p>vignnad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1256">
            <text:p>125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ishnupriya.d@ivtlinfoview.co.jp</text:p>
          </table:table-cell>
          <table:table-cell table:style-name="ce21" office:value-type="string">
            <text:p>vishdal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260">
            <text:p>126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tenyadams.j@ivtlinfoview.co.jp</text:p>
          </table:table-cell>
          <table:table-cell table:style-name="ce21" office:value-type="string">
            <text:p>stenjoh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Manickaraja Dakshinamoorthy</text:p>
          </table:table-cell>
          <table:table-cell table:style-name="ce12" office:value-type="string">
            <text:p>manickaraja.dakshinamoorthy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3" office:value-type="string">
            <text:p>Prashittha Mani Ravichandran</text:p>
          </table:table-cell>
          <table:table-cell table:style-name="ce16" office:value-type="string">
            <text:p>prashittha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266">
            <text:p>126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chandrasekar.v@ivtlinfoview.co.jp</text:p>
          </table:table-cell>
          <table:table-cell table:style-name="ce21" office:value-type="string">
            <text:p>chanvenk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32" office:value-type="string">
            <text:p>SCM_CI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Deepanraj Chithiravel</text:p>
          </table:table-cell>
          <table:table-cell table:style-name="ce12" office:value-type="string">
            <text:p>deepanraj.c@ivtlinfoview.co.jp</text:p>
          </table:table-cell>
          <table:table-cell table:style-name="ce52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268">
            <text:p>126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gurucharan.s@ivtlinfoview.co.jp</text:p>
          </table:table-cell>
          <table:table-cell table:style-name="ce21" office:value-type="string">
            <text:p>gurusubb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Sriram Rajagopalan</text:p>
          </table:table-cell>
          <table:table-cell table:style-name="ce2" office:value-type="string">
            <text:p>sriram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270">
            <text:p>1270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madankumar.s@ivtlinfoview.co.jp</text:p>
          </table:table-cell>
          <table:table-cell table:style-name="ce21" office:value-type="string">
            <text:p>madashan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Talent Management_Dev</text:p>
          </table:table-cell>
          <table:table-cell table:style-name="ce37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25" table:number-columns-repeated="2"/>
          <table:table-cell table:style-name="ce18" office:value-type="string">
            <text:p>Chandrasekaran Murugesan</text:p>
          </table:table-cell>
          <table:table-cell table:style-name="ce18" office:value-type="string">
            <text:p>chandrasekaran.m@ivtlinfoview.co.jp</text:p>
          </table:table-cell>
          <table:table-cell table:style-name="ce18" office:value-type="string">
            <text:p>Susendraprabhu Seerangaraju</text:p>
          </table:table-cell>
          <table:table-cell table:style-name="ce18" office:value-type="string">
            <text:p>susendraprabhu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271">
            <text:p>127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nthanakrishnan.r@ivtlinfoview.co.jp</text:p>
          </table:table-cell>
          <table:table-cell table:style-name="ce21" office:value-type="string">
            <text:p>santraj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Manickaraja Dakshinamoorthy</text:p>
          </table:table-cell>
          <table:table-cell table:style-name="ce12" office:value-type="string">
            <text:p>manickaraja.dakshinamoorthy@ivtlinfoview.com</text:p>
          </table:table-cell>
          <table:table-cell table:style-name="ce49"/>
          <table:table-cell table:style-name="ce12"/>
          <table:table-cell table:style-name="ce52" office:value-type="string">
            <text:p>Gowtham Santhosh Mohan</text:p>
          </table:table-cell>
          <table:table-cell table:style-name="ce12" office:value-type="string">
            <text:p>gowthamsanthosh.m@ivtlinfoview.co.jp</text:p>
          </table:table-cell>
          <table:table-cell table:style-name="ce59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1277">
            <text:p>1277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kanagaraju.m@ivtlinfoview.co.jp</text:p>
          </table:table-cell>
          <table:table-cell table:style-name="ce21" office:value-type="string">
            <text:p>kanamahe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HR-Core_Dev</text:p>
          </table:table-cell>
          <table:table-cell table:style-name="ce37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office:value-type="string">
            <text:p>Narendran Raman</text:p>
          </table:table-cell>
          <table:table-cell table:style-name="ce18" office:value-type="string">
            <text:p>Narendran.r@ivtlinfoview.co.jp</text:p>
          </table:table-cell>
          <table:table-cell table:style-name="ce18" office:value-type="string">
            <text:p>Pravin Duraisamy</text:p>
          </table:table-cell>
          <table:table-cell table:style-name="ce18" office:value-type="string">
            <text:p>Pravin.d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279">
            <text:p>127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andeeswari.p@ivtlinfoview.co.jp</text:p>
          </table:table-cell>
          <table:table-cell table:style-name="ce21" office:value-type="string">
            <text:p>pandpaul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2" office:value-type="string">
            <text:p>Aruldass Murugaiyan</text:p>
          </table:table-cell>
          <table:table-cell table:style-name="ce12" office:value-type="string">
            <text:p>aruldass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282">
            <text:p>128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jithra.c@ivtlinfoview.co.jp</text:p>
          </table:table-cell>
          <table:table-cell table:style-name="ce21" office:value-type="string">
            <text:p>sajichi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Rohini Subramanian</text:p>
          </table:table-cell>
          <table:table-cell table:style-name="ce2" office:value-type="string">
            <text:p>rohini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290">
            <text:p>129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kannathal.a@ivtlinfoview.co.jp</text:p>
          </table:table-cell>
          <table:table-cell table:style-name="ce21" office:value-type="string">
            <text:p>kannalag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1298">
            <text:p>129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ranya.r1@ivtlinfoview.co.jp</text:p>
          </table:table-cell>
          <table:table-cell table:style-name="ce21" office:value-type="string">
            <text:p>sararama1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Vinoth Balasubramanian</text:p>
          </table:table-cell>
          <table:table-cell table:style-name="ce2" office:value-type="string">
            <text:p>vinoth.b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310">
            <text:p>1310</text:p>
          </table:table-cell>
          <table:table-cell table:style-name="ce15" office:value-type="string">
            <text:p>Lab Leader</text:p>
          </table:table-cell>
          <table:table-cell table:style-name="ce19" office:value-type="string">
            <text:p>agneeswari.k@ivtlinfoview.co.jp</text:p>
          </table:table-cell>
          <table:table-cell table:style-name="ce21" office:value-type="string">
            <text:p>kumaragne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5" office:value-type="string">
            <text:p>Sathiyananthan Pandian</text:p>
          </table:table-cell>
          <table:table-cell table:style-name="ce46" office:value-type="string">
            <text:p>sathiyananthan.p@ivtlinfoview.co.jp</text:p>
          </table:table-cell>
          <table:table-cell table:style-name="ce59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1313">
            <text:p>1313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reshma.e@ivtlinfoview.co.jp</text:p>
          </table:table-cell>
          <table:table-cell table:style-name="ce21" office:value-type="string">
            <text:p>abethreshm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Talent Management_Hyouka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Manikandan O</text:p>
          </table:table-cell>
          <table:table-cell table:style-name="ce18" office:value-type="string">
            <text:p>manikandan.o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315">
            <text:p>131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ugirtha.r@ivtlinfoview.co.jp</text:p>
          </table:table-cell>
          <table:table-cell table:style-name="ce21" office:value-type="string">
            <text:p>sugirav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Baranitharan Manickaraj</text:p>
          </table:table-cell>
          <table:table-cell table:style-name="ce2" office:value-type="string">
            <text:p>bharanitharan.m@ivtlinfoview.co.jp</text:p>
          </table:table-cell>
          <table:table-cell table:style-name="ce2" office:value-type="string">
            <text:p>Anupriya Mahendran</text:p>
          </table:table-cell>
          <table:table-cell table:style-name="ce2" office:value-type="string">
            <text:p>anupriya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317">
            <text:p>131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riyanka.ja@ivtlinfoview.co.jp</text:p>
          </table:table-cell>
          <table:table-cell table:style-name="ce21" office:value-type="string">
            <text:p>priyjaya3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2" office:value-type="string">
            <text:p>Imthiyas Ahamed Sm</text:p>
          </table:table-cell>
          <table:table-cell table:style-name="ce12" office:value-type="string">
            <text:p>imthiyasahamed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319">
            <text:p>131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heebajasmin.v@ivtlinfoview.co.jp</text:p>
          </table:table-cell>
          <table:table-cell table:style-name="ce21" office:value-type="string">
            <text:p>sheevict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63" office:value-type="string">
            <text:p>Beula Evanjaleen</text:p>
          </table:table-cell>
          <table:table-cell table:style-name="ce63" office:value-type="string">
            <text:p>beulaevanjaleen.y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320">
            <text:p>132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nupriyanka.r@ivtlinfoview.co.jp</text:p>
          </table:table-cell>
          <table:table-cell table:style-name="ce21" office:value-type="string">
            <text:p>ndrananup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Lakshmykutty</text:p>
          </table:table-cell>
          <table:table-cell table:style-name="ce12" office:value-type="string">
            <text:p>lakshmykutty.r@ivtlinfoview.co.jp</text:p>
          </table:table-cell>
          <table:table-cell table:style-name="ce52" office:value-type="string">
            <text:p>Logesh Kumaresan</text:p>
          </table:table-cell>
          <table:table-cell table:style-name="ce12" office:value-type="string">
            <text:p>logesh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323">
            <text:p>132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kowsika.k@ivtlinfoview.co.jp</text:p>
          </table:table-cell>
          <table:table-cell table:style-name="ce21" office:value-type="string">
            <text:p>shnankows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Gnanananda Prabhu Sivaguru</text:p>
          </table:table-cell>
          <table:table-cell table:style-name="ce2" office:value-type="string">
            <text:p>gnananandaprabhu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333">
            <text:p>1333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muthukumar.s@ivtlinfoview.co.jp</text:p>
          </table:table-cell>
          <table:table-cell table:style-name="ce21" office:value-type="string">
            <text:p>muthsh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Sudhagar Selvaraj</text:p>
          </table:table-cell>
          <table:table-cell table:style-name="ce13" office:value-type="string">
            <text:p>sudhagar.se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334">
            <text:p>133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anikandan.p@ivtlinfoview.co.jp</text:p>
          </table:table-cell>
          <table:table-cell table:style-name="ce21" office:value-type="string">
            <text:p>maniper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32" office:value-type="string">
            <text:p>SCM_CI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Deepanraj Chithiravel</text:p>
          </table:table-cell>
          <table:table-cell table:style-name="ce12" office:value-type="string">
            <text:p>deepanraj.c@ivtlinfoview.co.jp</text:p>
          </table:table-cell>
          <table:table-cell table:style-name="ce52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338">
            <text:p>133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ktthevel.k@ivtlinfoview.co.jp</text:p>
          </table:table-cell>
          <table:table-cell table:style-name="ce21" office:value-type="string">
            <text:p>saktthkv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float" office:value="1339">
            <text:p>133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rajthalapathy.s@ivtlinfoview.co.jp</text:p>
          </table:table-cell>
          <table:table-cell table:style-name="ce21" office:value-type="string">
            <text:p>rajtsrid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2" office:value-type="string">
            <text:p>Aruldass Murugaiyan</text:p>
          </table:table-cell>
          <table:table-cell table:style-name="ce12" office:value-type="string">
            <text:p>aruldass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341">
            <text:p>134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ohammedshafir.b@ivtlinfoview.co.jp</text:p>
          </table:table-cell>
          <table:table-cell table:style-name="ce21" office:value-type="string">
            <text:p>mohabab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5" office:value-type="string">
            <text:p>Sathiyananthan Pandian</text:p>
          </table:table-cell>
          <table:table-cell table:style-name="ce46" office:value-type="string">
            <text:p>sathiyananthan.p@ivtlinfoview.co.jp</text:p>
          </table:table-cell>
          <table:table-cell table:style-name="ce59" office:value-type="string">
            <text:p>Jayachander Selvakumar</text:p>
          </table:table-cell>
          <table:table-cell table:style-name="ce15" office:value-type="string">
            <text:p>jayachander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346">
            <text:p>134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ravanaprasanth.n@ivtlinfoview.co.jp</text:p>
          </table:table-cell>
          <table:table-cell table:style-name="ce21" office:value-type="string">
            <text:p>saranat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1347">
            <text:p>134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rasanth.r@ivtlinfoview.co.jp</text:p>
          </table:table-cell>
          <table:table-cell table:style-name="ce21" office:value-type="string">
            <text:p>prasrav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Baranitharan Manickaraj</text:p>
          </table:table-cell>
          <table:table-cell table:style-name="ce2" office:value-type="string">
            <text:p>bharanitharan.m@ivtlinfoview.co.jp</text:p>
          </table:table-cell>
          <table:table-cell table:style-name="ce2" office:value-type="string">
            <text:p>Riya Sundar Raj</text:p>
          </table:table-cell>
          <table:table-cell table:style-name="ce2" office:value-type="string">
            <text:p>riya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350">
            <text:p>1350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maheshchandran.r@ivtlinfoview.co.jp</text:p>
          </table:table-cell>
          <table:table-cell table:style-name="ce21" office:value-type="string">
            <text:p>maher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Talent Management_Dev</text:p>
          </table:table-cell>
          <table:table-cell table:style-name="ce37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25" table:number-columns-repeated="2"/>
          <table:table-cell table:style-name="ce18" office:value-type="string">
            <text:p>Chandrasekaran Murugesan</text:p>
          </table:table-cell>
          <table:table-cell table:style-name="ce18" office:value-type="string">
            <text:p>chandrasekaran.m@ivtlinfoview.co.jp</text:p>
          </table:table-cell>
          <table:table-cell table:style-name="ce18" office:value-type="string">
            <text:p>Sarath Guhan Ravichandran</text:p>
          </table:table-cell>
          <table:table-cell table:style-name="ce18" office:value-type="string">
            <text:p>sarathguhan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353">
            <text:p>1353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abishiek.j@ivtlinfoview.co.jp</text:p>
          </table:table-cell>
          <table:table-cell table:style-name="ce21" office:value-type="string">
            <text:p>abisjaya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QE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Akash C</text:p>
          </table:table-cell>
          <table:table-cell table:style-name="ce18" office:value-type="string">
            <text:p>akash.c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354">
            <text:p>1354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madhumitha.p@ivtlinfoview.co.jp</text:p>
          </table:table-cell>
          <table:table-cell table:style-name="ce21" office:value-type="string">
            <text:p>isamymadh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Santhosh Vijay T S</text:p>
          </table:table-cell>
          <table:table-cell table:style-name="ce13" office:value-type="string">
            <text:p>santhoshvijay.t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355">
            <text:p>135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lavanyadevi.s@ivtlinfoview.co.jp</text:p>
          </table:table-cell>
          <table:table-cell table:style-name="ce21" office:value-type="string">
            <text:p>anianlav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Ashwin Kanthiah</text:p>
          </table:table-cell>
          <table:table-cell table:style-name="ce2" office:value-type="string">
            <text:p>ashwin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359">
            <text:p>135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alathi.r@ivtlinfoview.co.jp</text:p>
          </table:table-cell>
          <table:table-cell table:style-name="ce21" office:value-type="string">
            <text:p>malaram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5" office:value-type="string">
            <text:p>Sathiyananthan Pandian</text:p>
          </table:table-cell>
          <table:table-cell table:style-name="ce46" office:value-type="string">
            <text:p>sathiyananthan.p@ivtlinfoview.co.jp</text:p>
          </table:table-cell>
          <table:table-cell table:style-name="ce59" office:value-type="string">
            <text:p>Jayachander Selvakumar</text:p>
          </table:table-cell>
          <table:table-cell table:style-name="ce15" office:value-type="string">
            <text:p>jayachander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362">
            <text:p>1362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revathy.v@ivtlinfoview.co.jp</text:p>
          </table:table-cell>
          <table:table-cell table:style-name="ce21" office:value-type="string">
            <text:p>revavenk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CI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office:value-type="string">
            <text:p>Vijayanak Lakshmanasamy</text:p>
          </table:table-cell>
          <table:table-cell table:style-name="ce18" office:value-type="string">
            <text:p>vijayanak.l@ivtlinfoview.co.jp</text:p>
          </table:table-cell>
          <table:table-cell table:style-name="ce18" table:number-columns-repeated="2"/>
          <table:table-cell table:number-columns-repeated="1009"/>
        </table:table-row>
        <table:table-row table:style-name="ro1">
          <table:table-cell table:style-name="ce2" office:value-type="float" office:value="1363">
            <text:p>136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heila.j@ivtlinfoview.co.jp</text:p>
          </table:table-cell>
          <table:table-cell table:style-name="ce21" office:value-type="string">
            <text:p>sheijey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Lakshmykutty</text:p>
          </table:table-cell>
          <table:table-cell table:style-name="ce12" office:value-type="string">
            <text:p>lakshmykutty.r@ivtlinfoview.co.jp</text:p>
          </table:table-cell>
          <table:table-cell table:style-name="ce52" office:value-type="string">
            <text:p>Vinoth Kumar Anguraj</text:p>
          </table:table-cell>
          <table:table-cell table:style-name="ce12" office:value-type="string">
            <text:p>vinothkumar.a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364">
            <text:p>1364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manisha.k@ivtlinfoview.co.jp</text:p>
          </table:table-cell>
          <table:table-cell table:style-name="ce21" office:value-type="string">
            <text:p>kumarmanis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13" office:value-type="string">
            <text:p>balakrishnan Murugan</text:p>
          </table:table-cell>
          <table:table-cell table:style-name="ce45" office:value-type="string">
            <text:p><text:span text:style-name="T1"><text:a xlink:href="mailto:balakrishnan.m@ivtlinfoview.com">balakrishnan.m@ivtlinfoview.com</text:a></text:span>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Sudhagar Selvaraj</text:p>
          </table:table-cell>
          <table:table-cell table:style-name="ce13" office:value-type="string">
            <text:p>sudhagar.se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365">
            <text:p>136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ishnupriya.m@ivtlinfoview.co.jp</text:p>
          </table:table-cell>
          <table:table-cell table:style-name="ce21" office:value-type="string">
            <text:p>kumarvish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Indira Rajasekar</text:p>
          </table:table-cell>
          <table:table-cell table:style-name="ce2" office:value-type="string">
            <text:p>indira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367">
            <text:p>136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kavitha.p2@ivtlinfoview.co.jp</text:p>
          </table:table-cell>
          <table:table-cell table:style-name="ce21" office:value-type="string">
            <text:p>kavipatt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Rohini Subramanian</text:p>
          </table:table-cell>
          <table:table-cell table:style-name="ce2" office:value-type="string">
            <text:p>rohini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368">
            <text:p>136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reeja.g@ivtlinfoview.co.jp</text:p>
          </table:table-cell>
          <table:table-cell table:style-name="ce21" office:value-type="string">
            <text:p>sreegop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42" office:value-type="string">
            <text:p>Karthick Raj Jayaraman</text:p>
          </table:table-cell>
          <table:table-cell table:style-name="ce46" office:value-type="string">
            <text:p>karthick.j@ivtlinfoview.com</text:p>
          </table:table-cell>
          <table:table-cell table:style-name="ce49"/>
          <table:table-cell table:style-name="ce12" table:number-columns-repeated="3"/>
          <table:table-cell table:style-name="ce55" office:value-type="string">
            <text:p>Keerthana Kannan</text:p>
          </table:table-cell>
          <table:table-cell table:style-name="ce46" office:value-type="string">
            <text:p>keerthana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369">
            <text:p>136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thasleembanu.m@ivtlinfoview.co.jp</text:p>
          </table:table-cell>
          <table:table-cell table:style-name="ce21" office:value-type="string">
            <text:p>thasmoh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Gomathi Ranganathan</text:p>
          </table:table-cell>
          <table:table-cell table:style-name="ce2" office:value-type="string">
            <text:p>gomathi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371">
            <text:p>137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enthilnathan.s@ivtlinfoview.co.jp</text:p>
          </table:table-cell>
          <table:table-cell table:style-name="ce21" office:value-type="string">
            <text:p>sentsh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2" office:value-type="string">
            <text:p>Indira Sudalaikan</text:p>
          </table:table-cell>
          <table:table-cell table:style-name="ce12" office:value-type="string">
            <text:p>indira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375">
            <text:p>137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oundharprasanth.r@ivtlinfoview.co.jp</text:p>
          </table:table-cell>
          <table:table-cell table:style-name="ce21" office:value-type="string">
            <text:p>sounraj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 office:value-type="string">
            <text:p>Vignesh Alagu Raj</text:p>
          </table:table-cell>
          <table:table-cell table:style-name="ce12" office:value-type="string">
            <text:p>vignesh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377">
            <text:p>137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raagesh.i@ivtlinfoview.co.jp</text:p>
          </table:table-cell>
          <table:table-cell table:style-name="ce21" office:value-type="string">
            <text:p>raaginb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386">
            <text:p>138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hobika.k@ivtlinfoview.co.jp</text:p>
          </table:table-cell>
          <table:table-cell table:style-name="ce21" office:value-type="string">
            <text:p>shobkris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iva Sankari Vanniarajan</text:p>
          </table:table-cell>
          <table:table-cell table:style-name="ce2" office:value-type="string">
            <text:p>sivasankari.v@ivtlinfoview.co.jp</text:p>
          </table:table-cell>
          <table:table-cell table:style-name="ce2" office:value-type="string">
            <text:p>Sobiya Nagarajan</text:p>
          </table:table-cell>
          <table:table-cell table:style-name="ce2" office:value-type="string">
            <text:p>sobiya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390">
            <text:p>139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ounika.m@ivtlinfoview.co.jp</text:p>
          </table:table-cell>
          <table:table-cell table:style-name="ce21" office:value-type="string">
            <text:p>ravelmoun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Deepanraj Chithiravel</text:p>
          </table:table-cell>
          <table:table-cell table:style-name="ce12" office:value-type="string">
            <text:p>deepanraj.c@ivtlinfoview.co.jp</text:p>
          </table:table-cell>
          <table:table-cell table:style-name="ce52" office:value-type="string">
            <text:p>Kaviyarasan Subbaiyan</text:p>
          </table:table-cell>
          <table:table-cell table:style-name="ce12" office:value-type="string">
            <text:p>kaviyaras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393">
            <text:p>139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kathija.n@ivtlinfoview.co.jp</text:p>
          </table:table-cell>
          <table:table-cell table:style-name="ce21" office:value-type="string">
            <text:p>shathkath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style-name="ce2" office:value-type="string">
            <text:p>Shakir Alam Mohd. Aman Akhtar</text:p>
          </table:table-cell>
          <table:table-cell table:style-name="ce2" office:value-type="string">
            <text:p>shakiralam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395">
            <text:p>139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hakthisneha.a@ivtlinfoview.co.jp</text:p>
          </table:table-cell>
          <table:table-cell table:style-name="ce21" office:value-type="string">
            <text:p>athanshakt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Varadharajan Sesharaman</text:p>
          </table:table-cell>
          <table:table-cell table:style-name="ce12" office:value-type="string">
            <text:p>varadharajan.s@ivtlinfoview.co.jp</text:p>
          </table:table-cell>
          <table:table-cell table:style-name="ce52" office:value-type="string">
            <text:p>Daniel Mariadass Iruthayasamy</text:p>
          </table:table-cell>
          <table:table-cell table:style-name="ce12" office:value-type="string">
            <text:p>danielmariadass.i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397">
            <text:p>139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ramya.ra@ivtlinfoview.co.jp</text:p>
          </table:table-cell>
          <table:table-cell table:style-name="ce21" office:value-type="string">
            <text:p>rajanramy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2" office:value-type="string">
            <text:p>Dineshkumar Gunasekaran</text:p>
          </table:table-cell>
          <table:table-cell table:style-name="ce12" office:value-type="string">
            <text:p>dineshkumar.gu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03">
            <text:p>140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eena.ga@ivtlinfoview.co.jp</text:p>
          </table:table-cell>
          <table:table-cell table:style-name="ce21" office:value-type="string">
            <text:p>nesanmeen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Vinoth Balasubramanian</text:p>
          </table:table-cell>
          <table:table-cell table:style-name="ce2" office:value-type="string">
            <text:p>vinoth.b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07">
            <text:p>140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ugaasree.s@ivtlinfoview.co.jp</text:p>
          </table:table-cell>
          <table:table-cell table:style-name="ce21" office:value-type="string">
            <text:p>sugasidd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2" office:value-type="string">
            <text:p>Bhavyasri Koora</text:p>
          </table:table-cell>
          <table:table-cell table:style-name="ce12" office:value-type="string">
            <text:p>bhavyasri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09">
            <text:p>1409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lokeshkannan.c@ivtlinfoview.co.jp</text:p>
          </table:table-cell>
          <table:table-cell table:style-name="ce21" office:value-type="string">
            <text:p>lokechan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Attendance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office:value-type="string">
            <text:p>Vijayanak Lakshmanasamy</text:p>
          </table:table-cell>
          <table:table-cell table:style-name="ce18" office:value-type="string">
            <text:p>vijayanak.l@ivtlinfoview.co.jp</text:p>
          </table:table-cell>
          <table:table-cell table:style-name="ce18" office:value-type="string">
            <text:p>Natesanathan Kamaraj</text:p>
          </table:table-cell>
          <table:table-cell table:style-name="ce18" office:value-type="string">
            <text:p>natesanathan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18">
            <text:p>141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ridhar.r@ivtlinfoview.co.jp</text:p>
          </table:table-cell>
          <table:table-cell table:style-name="ce21" office:value-type="string">
            <text:p>sridram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Manickaraja Dakshinamoorthy</text:p>
          </table:table-cell>
          <table:table-cell table:style-name="ce12" office:value-type="string">
            <text:p>manickaraja.dakshinamoorthy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3" office:value-type="string">
            <text:p>Prashittha Mani Ravichandran</text:p>
          </table:table-cell>
          <table:table-cell table:style-name="ce16" office:value-type="string">
            <text:p>prashittha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19">
            <text:p>1419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kalaikovan.m@ivtlinfoview.co.jp</text:p>
          </table:table-cell>
          <table:table-cell table:style-name="ce21" office:value-type="string">
            <text:p>kalamayi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Talent Management_Hyouka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Manikandan O</text:p>
          </table:table-cell>
          <table:table-cell table:style-name="ce18" office:value-type="string">
            <text:p>manikandan.o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20">
            <text:p>142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ohammedsadhique.s@ivtlinfoview.co.jp</text:p>
          </table:table-cell>
          <table:table-cell table:style-name="ce21" office:value-type="string">
            <text:p>mohasams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athiya Moorthy Manoharan</text:p>
          </table:table-cell>
          <table:table-cell table:style-name="ce2" office:value-type="string">
            <text:p>sathiyamoorthy.m@ivtlinfoview.co.jp</text:p>
          </table:table-cell>
          <table:table-cell table:style-name="ce2" office:value-type="string">
            <text:p>Keerthick Ganesan</text:p>
          </table:table-cell>
          <table:table-cell table:style-name="ce2" office:value-type="string">
            <text:p>keerthick.g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22">
            <text:p>142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ganesh.e@ivtlinfoview.co.jp</text:p>
          </table:table-cell>
          <table:table-cell table:style-name="ce21" office:value-type="string">
            <text:p>ganeesw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 office:value-type="string">
            <text:p>Meenu Perumal</text:p>
          </table:table-cell>
          <table:table-cell table:style-name="ce12" office:value-type="string">
            <text:p>meenu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24">
            <text:p>142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ignesh.ga@ivtlinfoview.co.jp</text:p>
          </table:table-cell>
          <table:table-cell table:style-name="ce21" office:value-type="string">
            <text:p>vigngan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52" office:value-type="string">
            <text:p>Santhosh Kumar Durairaj</text:p>
          </table:table-cell>
          <table:table-cell table:style-name="ce12" office:value-type="string">
            <text:p>santhoshkumar.d@ivtlinfoview.co.jp</text:p>
          </table:table-cell>
          <table:table-cell table:style-name="ce52"/>
          <table:table-cell table:style-name="ce12"/>
          <table:table-cell table:style-name="ce52" office:value-type="string">
            <text:p>Senathipathi Panneerselvam</text:p>
          </table:table-cell>
          <table:table-cell table:style-name="ce12" office:value-type="string">
            <text:p>senathipathi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25">
            <text:p>142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ijaysankar.p@ivtlinfoview.co.jp</text:p>
          </table:table-cell>
          <table:table-cell table:style-name="ce21" office:value-type="string">
            <text:p>vijapar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Manickaraja Dakshinamoorthy</text:p>
          </table:table-cell>
          <table:table-cell table:style-name="ce12" office:value-type="string">
            <text:p>manickaraja.dakshinamoorthy@ivtlinfoview.com</text:p>
          </table:table-cell>
          <table:table-cell table:style-name="ce49"/>
          <table:table-cell table:style-name="ce12"/>
          <table:table-cell table:style-name="ce53" office:value-type="string">
            <text:p>Gowtham Santhosh Mohan</text:p>
          </table:table-cell>
          <table:table-cell table:style-name="ce16" office:value-type="string">
            <text:p>gowthamsanthosh.m@ivtlinfoview.co.jp</text:p>
          </table:table-cell>
          <table:table-cell table:style-name="ce64"/>
          <table:table-cell table:style-name="ce17"/>
          <table:table-cell table:number-columns-repeated="1009"/>
        </table:table-row>
        <table:table-row table:style-name="ro1">
          <table:table-cell table:style-name="ce2" office:value-type="float" office:value="1427">
            <text:p>142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rashathkumar.m@ivtlinfoview.co.jp</text:p>
          </table:table-cell>
          <table:table-cell table:style-name="ce21" office:value-type="string">
            <text:p>prasman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athiya Moorthy Manoharan</text:p>
          </table:table-cell>
          <table:table-cell table:style-name="ce2" office:value-type="string">
            <text:p>sathiyamoorthy.m@ivtlinfoview.co.jp</text:p>
          </table:table-cell>
          <table:table-cell table:style-name="ce2" office:value-type="string">
            <text:p>Keerthick Ganesan</text:p>
          </table:table-cell>
          <table:table-cell table:style-name="ce2" office:value-type="string">
            <text:p>keerthick.g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29">
            <text:p>142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barinathan.r1@ivtlinfoview.co.jp</text:p>
          </table:table-cell>
          <table:table-cell table:style-name="ce21" office:value-type="string">
            <text:p>sabaram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Ashwin Kanthiah</text:p>
          </table:table-cell>
          <table:table-cell table:style-name="ce2" office:value-type="string">
            <text:p>ashwin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30">
            <text:p>143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nkar.n@ivtlinfoview.co.jp</text:p>
          </table:table-cell>
          <table:table-cell table:style-name="ce21" office:value-type="string">
            <text:p>sanknar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 office:value-type="string">
            <text:p>Vignesh Alagu Raj</text:p>
          </table:table-cell>
          <table:table-cell table:style-name="ce12" office:value-type="string">
            <text:p>vignesh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31">
            <text:p>1431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arulram.t@ivtlinfoview.co.jp</text:p>
          </table:table-cell>
          <table:table-cell table:style-name="ce21" office:value-type="string">
            <text:p>arulthiy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8" office:value-type="string">
            <text:p>WHI_Payroll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39" office:value-type="string">
            <text:p>Karthikeyan M</text:p>
          </table:table-cell>
          <table:table-cell table:style-name="ce39" office:value-type="string">
            <text:p>karthikeyan.m@ivtlinfoview.co.jp </text:p>
          </table:table-cell>
          <table:table-cell table:style-name="ce18" table:number-columns-repeated="2"/>
          <table:table-cell table:style-name="ce18" office:value-type="string">
            <text:p>Mohammed Refaideen Ismail</text:p>
          </table:table-cell>
          <table:table-cell table:style-name="ce18" office:value-type="string">
            <text:p>mohammedrefaideen.i@ivtlinfoview.co.jp </text:p>
          </table:table-cell>
          <table:table-cell table:number-columns-repeated="1009"/>
        </table:table-row>
        <table:table-row table:style-name="ro1">
          <table:table-cell table:style-name="ce2" office:value-type="float" office:value="1433">
            <text:p>1433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sowndarya.p@ivtlinfoview.co.jp</text:p>
          </table:table-cell>
          <table:table-cell table:style-name="ce21" office:value-type="string">
            <text:p>rumalsownd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Thangarasu Raja</text:p>
          </table:table-cell>
          <table:table-cell table:style-name="ce13" office:value-type="string">
            <text:p>thangarasu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34">
            <text:p>143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narendran.s@ivtlinfoview.co.jp</text:p>
          </table:table-cell>
          <table:table-cell table:style-name="ce21" office:value-type="string">
            <text:p>naresub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Logesh Selvam</text:p>
          </table:table-cell>
          <table:table-cell table:style-name="ce2" office:value-type="string">
            <text:p>logesh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36">
            <text:p>143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ndeep.ku@ivtlinfoview.co.jp</text:p>
          </table:table-cell>
          <table:table-cell table:style-name="ce21" office:value-type="string">
            <text:p>sandkum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5" office:value-type="string">
            <text:p>Sathiyananthan Pandian</text:p>
          </table:table-cell>
          <table:table-cell table:style-name="ce46" office:value-type="string">
            <text:p>sathiyananthan.p@ivtlinfoview.co.jp</text:p>
          </table:table-cell>
          <table:table-cell table:style-name="ce61" office:value-type="string">
            <text:p>Baskaran Ramakrishnan</text:p>
          </table:table-cell>
          <table:table-cell table:style-name="ce46" office:value-type="string">
            <text:p>baskaran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37">
            <text:p>143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harmila.p@ivtlinfoview.co.jp</text:p>
          </table:table-cell>
          <table:table-cell table:style-name="ce21" office:value-type="string">
            <text:p>nivelsharm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5" office:value-type="string">
            <text:p>Sathiyananthan Pandian</text:p>
          </table:table-cell>
          <table:table-cell table:style-name="ce46" office:value-type="string">
            <text:p>sathiyananthan.p@ivtlinfoview.co.jp</text:p>
          </table:table-cell>
          <table:table-cell table:style-name="ce52" office:value-type="string">
            <text:p>Saravana Kumaran Dhandapani</text:p>
          </table:table-cell>
          <table:table-cell table:style-name="ce12" office:value-type="string">
            <text:p>saravanakumaran.d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43">
            <text:p>1443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kanchana.v@ivtlinfoview.co.jp</text:p>
          </table:table-cell>
          <table:table-cell table:style-name="ce21" office:value-type="string">
            <text:p>kancvenk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Narmathapillay Cassivisvanadanepillay</text:p>
          </table:table-cell>
          <table:table-cell table:style-name="ce13" office:value-type="string">
            <text:p>narmatha.c@ivtlinfoview.co.jp</text:p>
          </table:table-cell>
          <table:table-cell table:number-columns-repeated="1009"/>
        </table:table-row>
        <table:table-row table:style-name="ro1">
          <table:table-cell table:style-name="ce5" office:value-type="float" office:value="1446">
            <text:p>144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ramya.r1@ivtlinfoview.co.jp</text:p>
          </table:table-cell>
          <table:table-cell table:style-name="ce21" office:value-type="string">
            <text:p>ndranramy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Sivasankaran Ravichandran</text:p>
          </table:table-cell>
          <table:table-cell table:style-name="ce2" office:value-type="string">
            <text:p>sivasankaran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50">
            <text:p>145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nitha.j@ivtlinfoview.co.jp</text:p>
          </table:table-cell>
          <table:table-cell table:style-name="ce21" office:value-type="string">
            <text:p>kasamanith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1459">
            <text:p>145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baridha.e@ivtlinfoview.co.jp</text:p>
          </table:table-cell>
          <table:table-cell table:style-name="ce21" office:value-type="string">
            <text:p>govansaba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Gomathi Ranganathan</text:p>
          </table:table-cell>
          <table:table-cell table:style-name="ce2" office:value-type="string">
            <text:p>gomathi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60">
            <text:p>146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kavitha.kr@ivtlinfoview.co.jp</text:p>
          </table:table-cell>
          <table:table-cell table:style-name="ce21" office:value-type="string">
            <text:p>kavikris1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Udaya Natarajan</text:p>
          </table:table-cell>
          <table:table-cell table:style-name="ce2" office:value-type="string">
            <text:p>udaya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64">
            <text:p>1464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selvakumar.c@ivtlinfoview.co.jp</text:p>
          </table:table-cell>
          <table:table-cell table:style-name="ce21" office:value-type="string">
            <text:p>selvchel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HR-Core_Dev</text:p>
          </table:table-cell>
          <table:table-cell table:style-name="ce37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office:value-type="string">
            <text:p>Narendran Raman</text:p>
          </table:table-cell>
          <table:table-cell table:style-name="ce18" office:value-type="string">
            <text:p>Narendran.r@ivtlinfoview.co.jp</text:p>
          </table:table-cell>
          <table:table-cell table:style-name="ce18" office:value-type="string">
            <text:p>Pravin Duraisamy</text:p>
          </table:table-cell>
          <table:table-cell table:style-name="ce18" office:value-type="string">
            <text:p>Pravin.d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65">
            <text:p>1465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elangovan.k@ivtlinfoview.co.jp</text:p>
          </table:table-cell>
          <table:table-cell table:style-name="ce21" office:value-type="string">
            <text:p>elankand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Attendance_Hyouka</text:p>
          </table:table-cell>
          <table:table-cell table:style-name="ce40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Navyasree S</text:p>
          </table:table-cell>
          <table:table-cell table:style-name="ce18" office:value-type="string">
            <text:p>navyasree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66">
            <text:p>1466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dinesh.j@ivtlinfoview.co.jp</text:p>
          </table:table-cell>
          <table:table-cell table:style-name="ce21" office:value-type="string">
            <text:p>dinejeya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CI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office:value-type="string">
            <text:p>Vijayanak Lakshmanasamy</text:p>
          </table:table-cell>
          <table:table-cell table:style-name="ce18" office:value-type="string">
            <text:p>vijayanak.l@ivtlinfoview.co.jp</text:p>
          </table:table-cell>
          <table:table-cell table:style-name="ce18" table:number-columns-repeated="2"/>
          <table:table-cell table:number-columns-repeated="1009"/>
        </table:table-row>
        <table:table-row table:style-name="ro1">
          <table:table-cell table:style-name="ce2" office:value-type="float" office:value="1467">
            <text:p>146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hayairudayaraj.a@ivtlinfoview.co.jp</text:p>
          </table:table-cell>
          <table:table-cell table:style-name="ce21" office:value-type="string">
            <text:p>sahaanto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Deepanraj Chithiravel</text:p>
          </table:table-cell>
          <table:table-cell table:style-name="ce12" office:value-type="string">
            <text:p>deepanraj.c@ivtlinfoview.co.jp</text:p>
          </table:table-cell>
          <table:table-cell table:style-name="ce52" office:value-type="string">
            <text:p>Kaviyarasan Subbaiyan</text:p>
          </table:table-cell>
          <table:table-cell table:style-name="ce12" office:value-type="string">
            <text:p>kaviyaras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68">
            <text:p>146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gobikrishnan.r@ivtlinfoview.co.jp</text:p>
          </table:table-cell>
          <table:table-cell table:style-name="ce21" office:value-type="string">
            <text:p>gobiraj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Gomathi Ranganathan</text:p>
          </table:table-cell>
          <table:table-cell table:style-name="ce2" office:value-type="string">
            <text:p>gomathi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72">
            <text:p>147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elavarasan.s@ivtlinfoview.co.jp</text:p>
          </table:table-cell>
          <table:table-cell table:style-name="ce21" office:value-type="string">
            <text:p>elavsou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Logesh Selvam</text:p>
          </table:table-cell>
          <table:table-cell table:style-name="ce2" office:value-type="string">
            <text:p>logesh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75">
            <text:p>147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akash.v@ivtlinfoview.co.jp</text:p>
          </table:table-cell>
          <table:table-cell table:style-name="ce21" office:value-type="string">
            <text:p>aakavij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Gnanananda Prabhu Sivaguru</text:p>
          </table:table-cell>
          <table:table-cell table:style-name="ce2" office:value-type="string">
            <text:p>gnananandaprabhu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78">
            <text:p>147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ravinkumar.ra@ivtlinfoview.co.jp</text:p>
          </table:table-cell>
          <table:table-cell table:style-name="ce21" office:value-type="string">
            <text:p>pravram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 office:value-type="string">
            <text:p>Bhubaal Sundara Krishnan</text:p>
          </table:table-cell>
          <table:table-cell table:style-name="ce12" office:value-type="string">
            <text:p>bhubaal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80">
            <text:p>1480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dineshkumar.r1@ivtlinfoview.co.jp</text:p>
          </table:table-cell>
          <table:table-cell table:style-name="ce21" office:value-type="string">
            <text:p>dineraj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Mahalakshmi Balamurugan</text:p>
          </table:table-cell>
          <table:table-cell table:style-name="ce67" office:value-type="string">
            <text:p>mahalakshmi.b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81">
            <text:p>148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karthick.r@ivtlinfoview.co.jp</text:p>
          </table:table-cell>
          <table:table-cell table:style-name="ce21" office:value-type="string">
            <text:p>kartram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Selvajegan Shankaran</text:p>
          </table:table-cell>
          <table:table-cell table:style-name="ce2" office:value-type="string">
            <text:p>selvajeg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82">
            <text:p>148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elayabharathi.v@ivtlinfoview.co.jp</text:p>
          </table:table-cell>
          <table:table-cell table:style-name="ce21" office:value-type="string">
            <text:p>elayvelm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Lakshmykutty</text:p>
          </table:table-cell>
          <table:table-cell table:style-name="ce12" office:value-type="string">
            <text:p>lakshmykutty.r@ivtlinfoview.co.jp</text:p>
          </table:table-cell>
          <table:table-cell table:style-name="ce52" office:value-type="string">
            <text:p>Sukanya Ravichandran</text:p>
          </table:table-cell>
          <table:table-cell table:style-name="ce12" office:value-type="string">
            <text:p>sukanya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83">
            <text:p>148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ubbiah.s@ivtlinfoview.co.jp</text:p>
          </table:table-cell>
          <table:table-cell table:style-name="ce21" office:value-type="string">
            <text:p>subbsiv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Manickaraja Dakshinamoorthy</text:p>
          </table:table-cell>
          <table:table-cell table:style-name="ce12" office:value-type="string">
            <text:p>manickaraja.dakshinamoorthy@ivtlinfoview.com</text:p>
          </table:table-cell>
          <table:table-cell table:style-name="ce49"/>
          <table:table-cell table:style-name="ce12"/>
          <table:table-cell table:style-name="ce52" office:value-type="string">
            <text:p>Gowtham Santhosh Mohan</text:p>
          </table:table-cell>
          <table:table-cell table:style-name="ce12" office:value-type="string">
            <text:p>gowthamsanthosh.m@ivtlinfoview.co.jp</text:p>
          </table:table-cell>
          <table:table-cell table:style-name="ce59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1485">
            <text:p>148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gilan.r@ivtlinfoview.co.jp</text:p>
          </table:table-cell>
          <table:table-cell table:style-name="ce21" office:value-type="string">
            <text:p>agilraj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Naveen kumar Srinivasan</text:p>
          </table:table-cell>
          <table:table-cell table:style-name="ce2" office:value-type="string">
            <text:p>naveenkumar.s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88">
            <text:p>148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ignesh.c@ivtlinfoview.co.jp</text:p>
          </table:table-cell>
          <table:table-cell table:style-name="ce21" office:value-type="string">
            <text:p>vignch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style-name="ce2" office:value-type="string">
            <text:p>Kopperuncholan Senguttuvan</text:p>
          </table:table-cell>
          <table:table-cell table:style-name="ce2" office:value-type="string">
            <text:p>kopperunchol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90">
            <text:p>149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theeshkumar.s2@ivtlinfoview.co.jp</text:p>
          </table:table-cell>
          <table:table-cell table:style-name="ce21" office:value-type="string">
            <text:p>sathsar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abarinathan Sarangapani</text:p>
          </table:table-cell>
          <table:table-cell table:style-name="ce2" office:value-type="string">
            <text:p>sabarinath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92">
            <text:p>1492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vignesh.g1@ivtlinfoview.co.jp</text:p>
          </table:table-cell>
          <table:table-cell table:style-name="ce21" office:value-type="string">
            <text:p>vigngovi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HR-Core_Dev</text:p>
          </table:table-cell>
          <table:table-cell table:style-name="ce37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office:value-type="string">
            <text:p>Balamani Shankar</text:p>
          </table:table-cell>
          <table:table-cell table:style-name="ce18" office:value-type="string">
            <text:p>balamani.s@ivtlinfoview.co.jp</text:p>
          </table:table-cell>
          <table:table-cell table:style-name="ce18" office:value-type="string">
            <text:p>Ramesh Tamilmani</text:p>
          </table:table-cell>
          <table:table-cell table:style-name="ce18" office:value-type="string">
            <text:p>ramesh.t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93">
            <text:p>149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ingaravel.m@ivtlinfoview.co.jp</text:p>
          </table:table-cell>
          <table:table-cell table:style-name="ce21" office:value-type="string">
            <text:p>singmuru</text:p>
          </table:table-cell>
          <table:table-cell table:style-name="ce2" office:value-type="string">
            <text:p>WAP</text:p>
          </table:table-cell>
          <table:table-cell table:style-name="ce23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Sureshkrishnan Muthusamy</text:p>
          </table:table-cell>
          <table:table-cell table:style-name="ce2" office:value-type="string">
            <text:p>sureshkrishnan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95">
            <text:p>149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dineshanand.s@ivtlinfoview.co.jp</text:p>
          </table:table-cell>
          <table:table-cell table:style-name="ce21" office:value-type="string">
            <text:p>dineshek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52" office:value-type="string">
            <text:p>Santhosh Kumar Durairaj</text:p>
          </table:table-cell>
          <table:table-cell table:style-name="ce12" office:value-type="string">
            <text:p>santhoshkumar.d@ivtlinfoview.co.jp</text:p>
          </table:table-cell>
          <table:table-cell table:style-name="ce52"/>
          <table:table-cell table:style-name="ce12"/>
          <table:table-cell table:style-name="ce52" office:value-type="string">
            <text:p>Aacshwin Ravi Chandran</text:p>
          </table:table-cell>
          <table:table-cell table:style-name="ce12" office:value-type="string">
            <text:p>aacshwin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98">
            <text:p>149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rinath.g@ivtlinfoview.co.jp</text:p>
          </table:table-cell>
          <table:table-cell table:style-name="ce21" office:value-type="string">
            <text:p>sringan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hanmuga Priya Loganathan</text:p>
          </table:table-cell>
          <table:table-cell table:style-name="ce2" office:value-type="string">
            <text:p>shanmugapriya.l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501">
            <text:p>150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sikumar.p@ivtlinfoview.co.jp</text:p>
          </table:table-cell>
          <table:table-cell table:style-name="ce21" office:value-type="string">
            <text:p>sasiper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Sathyapriya Vijayakumar</text:p>
          </table:table-cell>
          <table:table-cell table:style-name="ce2" office:value-type="string">
            <text:p>sathyapriya.v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506">
            <text:p>150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neha.a@ivtlinfoview.co.jp</text:p>
          </table:table-cell>
          <table:table-cell table:style-name="ce21" office:value-type="string">
            <text:p>sneharum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style-name="ce2" office:value-type="string">
            <text:p>Kopperuncholan Senguttuvan</text:p>
          </table:table-cell>
          <table:table-cell table:style-name="ce2" office:value-type="string">
            <text:p>kopperunchol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511">
            <text:p>151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athubala.s@ivtlinfoview.co.jp</text:p>
          </table:table-cell>
          <table:table-cell table:style-name="ce21" office:value-type="string">
            <text:p>varajmath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2" office:value-type="string">
            <text:p>Sakthivel Saravanan</text:p>
          </table:table-cell>
          <table:table-cell table:style-name="ce12" office:value-type="string">
            <text:p>sakthivel.s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514">
            <text:p>1514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ramya.b@ivtlinfoview.co.jp</text:p>
          </table:table-cell>
          <table:table-cell table:style-name="ce21" office:value-type="string">
            <text:p>arajuramya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8" office:value-type="string">
            <text:p>WHI_Customer Support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39" office:value-type="string">
            <text:p>Karthikeyan M</text:p>
          </table:table-cell>
          <table:table-cell table:style-name="ce39" office:value-type="string">
            <text:p>karthikeyan.m@ivtlinfoview.co.jp </text:p>
          </table:table-cell>
          <table:table-cell table:style-name="ce18" table:number-columns-repeated="2"/>
          <table:table-cell table:style-name="ce18" office:value-type="string">
            <text:p>Sachidhanandhan Sellamuthu</text:p>
          </table:table-cell>
          <table:table-cell table:style-name="ce68" office:value-type="string">
            <text:p><text:a xlink:href="mailto:sachidhanandhan.s@ivtlinfoview.co.jp">sachidhanandhan.s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1519">
            <text:p>1519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mohamedrizwan.m@ivtlinfoview.co.jp</text:p>
          </table:table-cell>
          <table:table-cell table:style-name="ce21" office:value-type="string">
            <text:p>mohamoha1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Attendance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office:value-type="string">
            <text:p>Vijayanak Lakshmanasamy</text:p>
          </table:table-cell>
          <table:table-cell table:style-name="ce18" office:value-type="string">
            <text:p>vijayanak.l@ivtlinfoview.co.jp</text:p>
          </table:table-cell>
          <table:table-cell table:style-name="ce18" office:value-type="string">
            <text:p>Sudhan Sivaraj</text:p>
          </table:table-cell>
          <table:table-cell table:style-name="ce18" office:value-type="string">
            <text:p>sudh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522">
            <text:p>1522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hariharan.s@ivtlinfoview.co.jp</text:p>
          </table:table-cell>
          <table:table-cell table:style-name="ce21" office:value-type="string">
            <text:p>hariswam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HR-Core_Dev</text:p>
          </table:table-cell>
          <table:table-cell table:style-name="ce37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office:value-type="string">
            <text:p>Balamani Shankar</text:p>
          </table:table-cell>
          <table:table-cell table:style-name="ce18" office:value-type="string">
            <text:p>balamani.s@ivtlinfoview.co.jp</text:p>
          </table:table-cell>
          <table:table-cell table:style-name="ce18" office:value-type="string">
            <text:p>Ramesh Tamilmani</text:p>
          </table:table-cell>
          <table:table-cell table:style-name="ce18" office:value-type="string">
            <text:p>ramesh.t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528">
            <text:p>152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dhivya.s@ivtlinfoview.co.jp</text:p>
          </table:table-cell>
          <table:table-cell table:style-name="ce21" office:value-type="string">
            <text:p>daramdhivy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Vijay Ramadurai</text:p>
          </table:table-cell>
          <table:table-cell table:style-name="ce2" office:value-type="string">
            <text:p>vijay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531">
            <text:p>153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ubhasuryaa.k@ivtlinfoview.co.jp</text:p>
          </table:table-cell>
          <table:table-cell table:style-name="ce21" office:value-type="string">
            <text:p>annansubh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Dineshkumar Rajakumar</text:p>
          </table:table-cell>
          <table:table-cell table:style-name="ce2" office:value-type="string">
            <text:p>dineshkumar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534">
            <text:p>153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kalpanadevi.p@ivtlinfoview.co.jp</text:p>
          </table:table-cell>
          <table:table-cell table:style-name="ce21" office:value-type="string">
            <text:p>usamykalp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Geetha Sarangaraj</text:p>
          </table:table-cell>
          <table:table-cell table:style-name="ce2" office:value-type="string">
            <text:p>geetha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537">
            <text:p>153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ranjitha.k@ivtlinfoview.co.jp</text:p>
          </table:table-cell>
          <table:table-cell table:style-name="ce21" office:value-type="string">
            <text:p>appanranj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Deepanraj Chithiravel</text:p>
          </table:table-cell>
          <table:table-cell table:style-name="ce12" office:value-type="string">
            <text:p>deepanraj.c@ivtlinfoview.co.jp</text:p>
          </table:table-cell>
          <table:table-cell table:style-name="ce52" office:value-type="string">
            <text:p>Kaviyarasan Subbaiyan</text:p>
          </table:table-cell>
          <table:table-cell table:style-name="ce12" office:value-type="string">
            <text:p>kaviyaras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543">
            <text:p>154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roshini.s@ivtlinfoview.co.jp</text:p>
          </table:table-cell>
          <table:table-cell table:style-name="ce21" office:value-type="string">
            <text:p>gavelrosh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32" office:value-type="string">
            <text:p>SCM_Dev</text:p>
          </table:table-cell>
          <table:table-cell table:style-name="ce42" office:value-type="string">
            <text:p>Karthick Raj Jayaraman</text:p>
          </table:table-cell>
          <table:table-cell table:style-name="ce46" office:value-type="string">
            <text:p>karthick.j@ivtlinfoview.com</text:p>
          </table:table-cell>
          <table:table-cell table:style-name="ce49"/>
          <table:table-cell table:style-name="ce12"/>
          <table:table-cell table:style-name="ce55"/>
          <table:table-cell table:style-name="ce46"/>
          <table:table-cell table:style-name="ce55" office:value-type="string">
            <text:p>Aravinth Pulavendramani</text:p>
          </table:table-cell>
          <table:table-cell table:style-name="ce46" office:value-type="string">
            <text:p>aravinth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546">
            <text:p>1546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prasad.s@ivtlinfoview.co.jp</text:p>
          </table:table-cell>
          <table:table-cell table:style-name="ce21" office:value-type="string">
            <text:p>prasswam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Payroll_Hyouka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Karunakaran M</text:p>
          </table:table-cell>
          <table:table-cell table:style-name="ce18" office:value-type="string">
            <text:p>karunakaran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547">
            <text:p>154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harivenkatesh.c@ivtlinfoview.co.jp</text:p>
          </table:table-cell>
          <table:table-cell table:style-name="ce21" office:value-type="string">
            <text:p>harich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Dineshkumar Rajakumar</text:p>
          </table:table-cell>
          <table:table-cell table:style-name="ce2" office:value-type="string">
            <text:p>dineshkumar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548">
            <text:p>154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gowtham.mu@ivtlinfoview.co.jp</text:p>
          </table:table-cell>
          <table:table-cell table:style-name="ce21" office:value-type="string">
            <text:p>gowtmuru1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Swatheeswaran Gopalsamy</text:p>
          </table:table-cell>
          <table:table-cell table:style-name="ce2" office:value-type="string">
            <text:p>swatheeswaran.g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549">
            <text:p>1549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tamilamuthan.k@ivtlinfoview.co.jp</text:p>
          </table:table-cell>
          <table:table-cell table:style-name="ce21" office:value-type="string">
            <text:p>tamikris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8" office:value-type="string">
            <text:p>WHI_Payroll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39" office:value-type="string">
            <text:p>Karthikeyan M</text:p>
          </table:table-cell>
          <table:table-cell table:style-name="ce39" office:value-type="string">
            <text:p>karthikeyan.m@ivtlinfoview.co.jp </text:p>
          </table:table-cell>
          <table:table-cell table:style-name="ce18" table:number-columns-repeated="2"/>
          <table:table-cell table:style-name="ce18" office:value-type="string">
            <text:p>Jagadeesan Rajamani</text:p>
          </table:table-cell>
          <table:table-cell table:style-name="ce68" office:value-type="string">
            <text:p><text:a xlink:href="mailto:jagadeesan.r@ivtlinfoview.co.jp">jagadeesan.r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1550">
            <text:p>155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ragul.k@ivtlinfoview.co.jp</text:p>
          </table:table-cell>
          <table:table-cell table:style-name="ce21" office:value-type="string">
            <text:p>raguk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iva Sankari Vanniarajan</text:p>
          </table:table-cell>
          <table:table-cell table:style-name="ce2" office:value-type="string">
            <text:p>sivasankari.v@ivtlinfoview.co.jp</text:p>
          </table:table-cell>
          <table:table-cell table:style-name="ce2" office:value-type="string">
            <text:p>Hemalatha Rajendran</text:p>
          </table:table-cell>
          <table:table-cell table:style-name="ce2" office:value-type="string">
            <text:p>hemalatha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552">
            <text:p>155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gowrisankar.g@ivtlinfoview.co.jp</text:p>
          </table:table-cell>
          <table:table-cell table:style-name="ce21" office:value-type="string">
            <text:p>gowrgan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iva Sankari Vanniarajan</text:p>
          </table:table-cell>
          <table:table-cell table:style-name="ce2" office:value-type="string">
            <text:p>sivasankari.v@ivtlinfoview.co.jp</text:p>
          </table:table-cell>
          <table:table-cell table:style-name="ce2" office:value-type="string">
            <text:p>Hemalatha Rajendran</text:p>
          </table:table-cell>
          <table:table-cell table:style-name="ce2" office:value-type="string">
            <text:p>hemalatha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554">
            <text:p>1554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kanmani.t@ivtlinfoview.co.jp</text:p>
          </table:table-cell>
          <table:table-cell table:style-name="ce21" office:value-type="string">
            <text:p>kanmthan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Talent Management_Dev</text:p>
          </table:table-cell>
          <table:table-cell table:style-name="ce37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25" table:number-columns-repeated="2"/>
          <table:table-cell table:style-name="ce18" office:value-type="string">
            <text:p>Chandrasekaran Murugesan</text:p>
          </table:table-cell>
          <table:table-cell table:style-name="ce18" office:value-type="string">
            <text:p>chandrasekaran.m@ivtlinfoview.co.jp</text:p>
          </table:table-cell>
          <table:table-cell table:style-name="ce18" office:value-type="string">
            <text:p>Sarath Guhan Ravichandran</text:p>
          </table:table-cell>
          <table:table-cell table:style-name="ce18" office:value-type="string">
            <text:p>sarathguhan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560">
            <text:p>1560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valliyappan.a@ivtlinfoview.co.jp</text:p>
          </table:table-cell>
          <table:table-cell table:style-name="ce21" office:value-type="string">
            <text:p>vallanna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8" office:value-type="string">
            <text:p>WHI_Payroll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39" office:value-type="string">
            <text:p>Karthikeyan M</text:p>
          </table:table-cell>
          <table:table-cell table:style-name="ce39" office:value-type="string">
            <text:p>karthikeyan.m@ivtlinfoview.co.jp </text:p>
          </table:table-cell>
          <table:table-cell table:style-name="ce18" table:number-columns-repeated="2"/>
          <table:table-cell table:style-name="ce18" office:value-type="string">
            <text:p>Mohammed Refaideen Ismail</text:p>
          </table:table-cell>
          <table:table-cell table:style-name="ce68" office:value-type="string">
            <text:p><text:a xlink:href="mailto:mohammedrefaideen.i@ivtlinfoview.co.jp">mohammedrefaideen.i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1562">
            <text:p>156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deepika.s1@ivtlinfoview.co.jp</text:p>
          </table:table-cell>
          <table:table-cell table:style-name="ce21" office:value-type="string">
            <text:p>deepsiv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Ashwin Kanthiah</text:p>
          </table:table-cell>
          <table:table-cell table:style-name="ce2" office:value-type="string">
            <text:p>ashwin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563">
            <text:p>156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barnarevathi.k@ivtlinfoview.co.jp</text:p>
          </table:table-cell>
          <table:table-cell table:style-name="ce21" office:value-type="string">
            <text:p>abarkand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Nithya Saravanan</text:p>
          </table:table-cell>
          <table:table-cell table:style-name="ce2" office:value-type="string">
            <text:p>nithya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569">
            <text:p>1569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balamurali.b@ivtlinfoview.co.jp</text:p>
          </table:table-cell>
          <table:table-cell table:style-name="ce21" office:value-type="string">
            <text:p>balabala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8" office:value-type="string">
            <text:p>WHI_Customer Support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39" office:value-type="string">
            <text:p>Karthikeyan M</text:p>
          </table:table-cell>
          <table:table-cell table:style-name="ce39" office:value-type="string">
            <text:p>karthikeyan.m@ivtlinfoview.co.jp </text:p>
          </table:table-cell>
          <table:table-cell table:style-name="ce18" table:number-columns-repeated="2"/>
          <table:table-cell table:style-name="ce18" office:value-type="string">
            <text:p>Sachidhanandhan Sellamuthu</text:p>
          </table:table-cell>
          <table:table-cell table:style-name="ce68" office:value-type="string">
            <text:p><text:a xlink:href="mailto:sachidhanandhan.s@ivtlinfoview.co.jp">sachidhanandhan.s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1571">
            <text:p>157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balachandran.s@ivtlinfoview.co.jp</text:p>
          </table:table-cell>
          <table:table-cell table:style-name="ce21" office:value-type="string">
            <text:p>balasund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Vinodhini Kathiresan</text:p>
          </table:table-cell>
          <table:table-cell table:style-name="ce2" office:value-type="string">
            <text:p>vinodhini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572">
            <text:p>1572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arunkumar.pa@ivtlinfoview.co.jp</text:p>
          </table:table-cell>
          <table:table-cell table:style-name="ce21" office:value-type="string">
            <text:p>arunpala1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8" office:value-type="string">
            <text:p>WHI_Payroll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39" office:value-type="string">
            <text:p>Karthikeyan M</text:p>
          </table:table-cell>
          <table:table-cell table:style-name="ce39" office:value-type="string">
            <text:p>karthikeyan.m@ivtlinfoview.co.jp </text:p>
          </table:table-cell>
          <table:table-cell table:style-name="ce18" table:number-columns-repeated="2"/>
          <table:table-cell table:style-name="ce18" office:value-type="string">
            <text:p>Sivamareeswari Thiagarajan</text:p>
          </table:table-cell>
          <table:table-cell table:style-name="ce18" office:value-type="string">
            <text:p>sivamareeswari.t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583">
            <text:p>1583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manikandan.m@ivtlinfoview.co.jp</text:p>
          </table:table-cell>
          <table:table-cell table:style-name="ce21" office:value-type="string">
            <text:p>manimoha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8" office:value-type="string">
            <text:p>WHI_Payroll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39" office:value-type="string">
            <text:p>Karthikeyan M</text:p>
          </table:table-cell>
          <table:table-cell table:style-name="ce39" office:value-type="string">
            <text:p>karthikeyan.m@ivtlinfoview.co.jp </text:p>
          </table:table-cell>
          <table:table-cell table:style-name="ce18" table:number-columns-repeated="2"/>
          <table:table-cell table:style-name="ce18" office:value-type="string">
            <text:p>Sivamareeswari Thiagarajan</text:p>
          </table:table-cell>
          <table:table-cell table:style-name="ce18" office:value-type="string">
            <text:p>sivamareeswari.t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586">
            <text:p>1586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santhoshkumar.k1@ivtlinfoview.co.jp</text:p>
          </table:table-cell>
          <table:table-cell table:style-name="ce21" office:value-type="string">
            <text:p>santkath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Payroll_Hyouka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Karunakaran M</text:p>
          </table:table-cell>
          <table:table-cell table:style-name="ce18" office:value-type="string">
            <text:p>karunakaran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587">
            <text:p>158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jeganathan.r@ivtlinfoview.co.jp</text:p>
          </table:table-cell>
          <table:table-cell table:style-name="ce21" office:value-type="string">
            <text:p>jegaram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2" office:value-type="string">
            <text:p>Gokulraj Manickavasagam</text:p>
          </table:table-cell>
          <table:table-cell table:style-name="ce12" office:value-type="string">
            <text:p>gokulraj.m1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588">
            <text:p>158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karthick.s@ivtlinfoview.co.jp</text:p>
          </table:table-cell>
          <table:table-cell table:style-name="ce21" office:value-type="string">
            <text:p>karts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Manickaraja Dakshinamoorthy</text:p>
          </table:table-cell>
          <table:table-cell table:style-name="ce12" office:value-type="string">
            <text:p>manickaraja.dakshinamoorthy@ivtlinfoview.com</text:p>
          </table:table-cell>
          <table:table-cell table:style-name="ce49"/>
          <table:table-cell table:style-name="ce12"/>
          <table:table-cell table:style-name="ce52" office:value-type="string">
            <text:p>Gowtham Santhosh Mohan</text:p>
          </table:table-cell>
          <table:table-cell table:style-name="ce12" office:value-type="string">
            <text:p>gowthamsanthosh.m@ivtlinfoview.co.jp</text:p>
          </table:table-cell>
          <table:table-cell table:style-name="ce59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1589">
            <text:p>158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iramkumar.v@ivtlinfoview.co.jp</text:p>
          </table:table-cell>
          <table:table-cell table:style-name="ce21" office:value-type="string">
            <text:p>sairvag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Arun Kumar Balasubramanian</text:p>
          </table:table-cell>
          <table:table-cell table:style-name="ce2" office:value-type="string">
            <text:p>arunkumar.b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595">
            <text:p>159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yaswanth.r@ivtlinfoview.co.jp</text:p>
          </table:table-cell>
          <table:table-cell table:style-name="ce21" office:value-type="string">
            <text:p>yaswram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Nivetha Jambunathan</text:p>
          </table:table-cell>
          <table:table-cell table:style-name="ce2" office:value-type="string">
            <text:p>nivetha.j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598">
            <text:p>1598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ramaneeswari.s@ivtlinfoview.co.jp</text:p>
          </table:table-cell>
          <table:table-cell table:style-name="ce21" office:value-type="string">
            <text:p>duvelram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Mahalakshmi Balamurugan</text:p>
          </table:table-cell>
          <table:table-cell table:style-name="ce67" office:value-type="string">
            <text:p>mahalakshmi.b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00">
            <text:p>1600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jayapriya.c@ivtlinfoview.co.jp</text:p>
          </table:table-cell>
          <table:table-cell table:style-name="ce21" office:value-type="string">
            <text:p>asamyjayap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Payroll_Hyouka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Karunakaran M</text:p>
          </table:table-cell>
          <table:table-cell table:style-name="ce18" office:value-type="string">
            <text:p>karunakaran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01">
            <text:p>1601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suruthi.r@ivtlinfoview.co.jp</text:p>
          </table:table-cell>
          <table:table-cell table:style-name="ce21" office:value-type="string">
            <text:p>angamsurut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Thangarasu Raja</text:p>
          </table:table-cell>
          <table:table-cell table:style-name="ce13" office:value-type="string">
            <text:p>thangarasu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03">
            <text:p>1603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ahila.n@ivtlinfoview.co.jp</text:p>
          </table:table-cell>
          <table:table-cell table:style-name="ce21" office:value-type="string">
            <text:p>rajanahil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Mahalakshmi Balamurugan</text:p>
          </table:table-cell>
          <table:table-cell table:style-name="ce13" office:value-type="string">
            <text:p>mahalakshmi.b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05">
            <text:p>160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nivitha.k@ivtlinfoview.co.jp</text:p>
          </table:table-cell>
          <table:table-cell table:style-name="ce21" office:value-type="string">
            <text:p>asamynivit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Gnanananda Prabhu Sivaguru</text:p>
          </table:table-cell>
          <table:table-cell table:style-name="ce2" office:value-type="string">
            <text:p>gnananandaprabhu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09">
            <text:p>160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owmyarudraraju.s@ivtlinfoview.co.jp</text:p>
          </table:table-cell>
          <table:table-cell table:style-name="ce21" office:value-type="string">
            <text:p>sowmsury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2" office:value-type="string">
            <text:p>Venkatesh Sridhar</text:p>
          </table:table-cell>
          <table:table-cell table:style-name="ce12" office:value-type="string">
            <text:p>venkatesh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14">
            <text:p>161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ubramani.k@ivtlinfoview.co.jp</text:p>
          </table:table-cell>
          <table:table-cell table:style-name="ce21" office:value-type="string">
            <text:p>subrk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Nithin U.s Sreenivasan</text:p>
          </table:table-cell>
          <table:table-cell table:style-name="ce2" office:value-type="string">
            <text:p>nithi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26">
            <text:p>1626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thandranishitha.t@ivtlinfoview.co.jp</text:p>
          </table:table-cell>
          <table:table-cell table:style-name="ce21" office:value-type="string">
            <text:p>raddythand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Mahalakshmi Balamurugan</text:p>
          </table:table-cell>
          <table:table-cell table:style-name="ce13" office:value-type="string">
            <text:p>mahalakshmi.b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27">
            <text:p>162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nandhakumar.s@ivtlinfoview.co.jp</text:p>
          </table:table-cell>
          <table:table-cell table:style-name="ce21" office:value-type="string">
            <text:p>nandselv</text:p>
          </table:table-cell>
          <table:table-cell table:style-name="ce2" office:value-type="string">
            <text:p>WAP</text:p>
          </table:table-cell>
          <table:table-cell table:style-name="ce23" office:value-type="string">
            <text:p>AC-SCM IF/DM</text:p>
          </table:table-cell>
          <table:table-cell table:style-name="ce23" office:value-type="string">
            <text:p>AC-SCM IF/DM_PJ</text:p>
          </table:table-cell>
          <table:table-cell table:style-name="ce12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8"/>
          <table:table-cell table:style-name="ce12"/>
          <table:table-cell table:style-name="ce18" table:number-columns-repeated="4"/>
          <table:table-cell table:number-columns-repeated="1009"/>
        </table:table-row>
        <table:table-row table:style-name="ro1">
          <table:table-cell table:style-name="ce2" office:value-type="float" office:value="1628">
            <text:p>162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yogaprakash.s@ivtlinfoview.co.jp</text:p>
          </table:table-cell>
          <table:table-cell table:style-name="ce21" office:value-type="string">
            <text:p>yogaselv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Manickaraja Dakshinamoorthy</text:p>
          </table:table-cell>
          <table:table-cell table:style-name="ce12" office:value-type="string">
            <text:p>manickaraja.dakshinamoorthy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9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1632">
            <text:p>163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ramesh.p@ivtlinfoview.co.jp</text:p>
          </table:table-cell>
          <table:table-cell table:style-name="ce21" office:value-type="string">
            <text:p>ramepal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Ashwin Kanthiah</text:p>
          </table:table-cell>
          <table:table-cell table:style-name="ce2" office:value-type="string">
            <text:p>ashwin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33">
            <text:p>163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njayan.c@ivtlinfoview.co.jp</text:p>
          </table:table-cell>
          <table:table-cell table:style-name="ce21" office:value-type="string">
            <text:p>sanjch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Vinoth Balasubramanian</text:p>
          </table:table-cell>
          <table:table-cell table:style-name="ce2" office:value-type="string">
            <text:p>vinoth.b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34">
            <text:p>163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balasubramanian.k@ivtlinfoview.co.jp</text:p>
          </table:table-cell>
          <table:table-cell table:style-name="ce21" office:value-type="string">
            <text:p>balakupp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Deepan Gunasekaran</text:p>
          </table:table-cell>
          <table:table-cell table:style-name="ce2" office:value-type="string">
            <text:p>deepan.g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35">
            <text:p>163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naveen.k@ivtlinfoview.co.jp</text:p>
          </table:table-cell>
          <table:table-cell table:style-name="ce21" office:value-type="string">
            <text:p>navekum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Priyadharshini Shanmugavel</text:p>
          </table:table-cell>
          <table:table-cell table:style-name="ce2" office:value-type="string">
            <text:p>priyadharshini.sh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39">
            <text:p>163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ignesh.s1@ivtlinfoview.co.jp</text:p>
          </table:table-cell>
          <table:table-cell table:style-name="ce21" office:value-type="string">
            <text:p>vignselv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Gunasekaran Ammasai</text:p>
          </table:table-cell>
          <table:table-cell table:style-name="ce2" office:value-type="string">
            <text:p>gunasekaran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44">
            <text:p>1644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sureshkannan.s@ivtlinfoview.co.jp</text:p>
          </table:table-cell>
          <table:table-cell table:style-name="ce21" office:value-type="string">
            <text:p>suresrin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Payroll_Hyouka</text:p>
          </table:table-cell>
          <table:table-cell table:style-name="ce40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Karunakaran M</text:p>
          </table:table-cell>
          <table:table-cell table:style-name="ce18" office:value-type="string">
            <text:p>karunakaran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51">
            <text:p>165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naveen.a@ivtlinfoview.co.jp</text:p>
          </table:table-cell>
          <table:table-cell table:style-name="ce21" office:value-type="string">
            <text:p>naveath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Silambarasan Subramani</text:p>
          </table:table-cell>
          <table:table-cell table:style-name="ce2" office:value-type="string">
            <text:p>silambaras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52">
            <text:p>165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rangaprasad.g@ivtlinfoview.co.jp</text:p>
          </table:table-cell>
          <table:table-cell table:style-name="ce21" office:value-type="string">
            <text:p>ranggop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Annoncia Joseph Raj</text:p>
          </table:table-cell>
          <table:table-cell table:style-name="ce2" office:value-type="string">
            <text:p>annoncia.j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55">
            <text:p>1655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raghavan.k@ivtlinfoview.co.jp</text:p>
          </table:table-cell>
          <table:table-cell table:style-name="ce21" office:value-type="string">
            <text:p>raghkris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Talent Management_Dev</text:p>
          </table:table-cell>
          <table:table-cell table:style-name="ce37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25" table:number-columns-repeated="2"/>
          <table:table-cell table:style-name="ce18" office:value-type="string">
            <text:p>Chandrasekaran Murugesan</text:p>
          </table:table-cell>
          <table:table-cell table:style-name="ce18" office:value-type="string">
            <text:p>chandrasekaran.m@ivtlinfoview.co.jp</text:p>
          </table:table-cell>
          <table:table-cell table:style-name="ce18" office:value-type="string">
            <text:p>Susendraprabhu Seerangaraju</text:p>
          </table:table-cell>
          <table:table-cell table:style-name="ce18" office:value-type="string">
            <text:p>susendraprabhu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57">
            <text:p>1657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muralikrishna.m@ivtlinfoview.co.jp</text:p>
          </table:table-cell>
          <table:table-cell table:style-name="ce21" office:value-type="string">
            <text:p>murameda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Attendance_Hyouka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Navyasree S</text:p>
          </table:table-cell>
          <table:table-cell table:style-name="ce18" office:value-type="string">
            <text:p>navyasree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60">
            <text:p>1660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chsaikrishna.c@ivtlinfoview.co.jp</text:p>
          </table:table-cell>
          <table:table-cell table:style-name="ce21" office:value-type="string">
            <text:p>chschs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Attendance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office:value-type="string">
            <text:p>Vijayanak Lakshmanasamy</text:p>
          </table:table-cell>
          <table:table-cell table:style-name="ce18" office:value-type="string">
            <text:p>vijayanak.l@ivtlinfoview.co.jp</text:p>
          </table:table-cell>
          <table:table-cell table:style-name="ce18" office:value-type="string">
            <text:p>Sudhan Sivaraj</text:p>
          </table:table-cell>
          <table:table-cell table:style-name="ce18" office:value-type="string">
            <text:p>sudh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61">
            <text:p>166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raghavenderreddy.m@ivtlinfoview.co.jp</text:p>
          </table:table-cell>
          <table:table-cell table:style-name="ce21" office:value-type="string">
            <text:p>raghmal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Dineshkumar Rajakumar</text:p>
          </table:table-cell>
          <table:table-cell table:style-name="ce2" office:value-type="string">
            <text:p>dineshkumar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62">
            <text:p>166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isandeep.r@ivtlinfoview.co.jp</text:p>
          </table:table-cell>
          <table:table-cell table:style-name="ce21" office:value-type="string">
            <text:p>sairam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Sasiprabu Kannan</text:p>
          </table:table-cell>
          <table:table-cell table:style-name="ce2" office:value-type="string">
            <text:p>sasiprabu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66">
            <text:p>1666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bhavyasri.k@ivtlinfoview.co.jp</text:p>
          </table:table-cell>
          <table:table-cell table:style-name="ce21" office:value-type="string">
            <text:p>bhavkoo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9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1670">
            <text:p>167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uppalakarthikbusi.s@ivtlinfoview.co.jp</text:p>
          </table:table-cell>
          <table:table-cell table:style-name="ce21" office:value-type="string">
            <text:p>uppasath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Ancy William Jaisingh</text:p>
          </table:table-cell>
          <table:table-cell table:style-name="ce2" office:value-type="string">
            <text:p>ancy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80">
            <text:p>168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imounika.g@ivtlinfoview.co.jp</text:p>
          </table:table-cell>
          <table:table-cell table:style-name="ce21" office:value-type="string">
            <text:p>urthysaimo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 office:value-type="string">
            <text:p>Meenu Perumal</text:p>
          </table:table-cell>
          <table:table-cell table:style-name="ce12" office:value-type="string">
            <text:p>meenu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85">
            <text:p>168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ramya.v@ivtlinfoview.co.jp</text:p>
          </table:table-cell>
          <table:table-cell table:style-name="ce21" office:value-type="string">
            <text:p>saraoramy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Arun Kumar Balasubramanian</text:p>
          </table:table-cell>
          <table:table-cell table:style-name="ce2" office:value-type="string">
            <text:p>arunkumar.b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86">
            <text:p>168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durgabhavani.s@ivtlinfoview.co.jp</text:p>
          </table:table-cell>
          <table:table-cell table:style-name="ce21" office:value-type="string">
            <text:p>raiahdu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1696">
            <text:p>169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haritejasrikireeti.s@ivtlinfoview.co.jp</text:p>
          </table:table-cell>
          <table:table-cell table:style-name="ce21" office:value-type="string">
            <text:p>harisury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Manickaraja Dakshinamoorthy</text:p>
          </table:table-cell>
          <table:table-cell table:style-name="ce12" office:value-type="string">
            <text:p>manickaraja.dakshinamoorthy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 office:value-type="string">
            <text:p>Prashittha Mani Ravichandran</text:p>
          </table:table-cell>
          <table:table-cell table:style-name="ce12" office:value-type="string">
            <text:p>prashittha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98">
            <text:p>169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tulasisravya.d@ivtlinfoview.co.jp</text:p>
          </table:table-cell>
          <table:table-cell table:style-name="ce21" office:value-type="string">
            <text:p>dandutulas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 office:value-type="string">
            <text:p>Bhubaal Sundara Krishnan</text:p>
          </table:table-cell>
          <table:table-cell table:style-name="ce12" office:value-type="string">
            <text:p>bhubaal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00">
            <text:p>170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iakshaykumar.k@ivtlinfoview.co.jp</text:p>
          </table:table-cell>
          <table:table-cell table:style-name="ce21" office:value-type="string">
            <text:p>saikol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Umavathy Perumal</text:p>
          </table:table-cell>
          <table:table-cell table:style-name="ce2" office:value-type="string">
            <text:p>umavathy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01">
            <text:p>170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iram.v@ivtlinfoview.co.jp</text:p>
          </table:table-cell>
          <table:table-cell table:style-name="ce21" office:value-type="string">
            <text:p>sairvee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Annoncia Joseph Raj</text:p>
          </table:table-cell>
          <table:table-cell table:style-name="ce2" office:value-type="string">
            <text:p>annoncia.j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02">
            <text:p>170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enkatasridatta.v@ivtlinfoview.co.jp</text:p>
          </table:table-cell>
          <table:table-cell table:style-name="ce21" office:value-type="string">
            <text:p>somavish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Umavathy Perumal</text:p>
          </table:table-cell>
          <table:table-cell table:style-name="ce2" office:value-type="string">
            <text:p>umavathy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05">
            <text:p>170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gireeshkumar.s@ivtlinfoview.co.jp</text:p>
          </table:table-cell>
          <table:table-cell table:style-name="ce21" office:value-type="string">
            <text:p>giresom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2" office:value-type="string">
            <text:p>Athithya Vengatesh Auvadaiappan</text:p>
          </table:table-cell>
          <table:table-cell table:style-name="ce12" office:value-type="string">
            <text:p>athithyavengatesh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06">
            <text:p>170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jayapalnaresh.p@ivtlinfoview.co.jp</text:p>
          </table:table-cell>
          <table:table-cell table:style-name="ce21" office:value-type="string">
            <text:p>jayapad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Selvajegan Shankaran</text:p>
          </table:table-cell>
          <table:table-cell table:style-name="ce2" office:value-type="string">
            <text:p>selvajeg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08">
            <text:p>170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harika.mu@ivtlinfoview.co.jp</text:p>
          </table:table-cell>
          <table:table-cell table:style-name="ce21" office:value-type="string">
            <text:p>vvalaharik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Lavanya Krishnamurthy</text:p>
          </table:table-cell>
          <table:table-cell table:style-name="ce2" office:value-type="string">
            <text:p>lavanya.k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10">
            <text:p>1710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bhargav.g@ivtlinfoview.co.jp</text:p>
          </table:table-cell>
          <table:table-cell table:style-name="ce21" office:value-type="string">
            <text:p>bhargade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HR-Core_Dev</text:p>
          </table:table-cell>
          <table:table-cell table:style-name="ce37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office:value-type="string">
            <text:p>Narendran Raman</text:p>
          </table:table-cell>
          <table:table-cell table:style-name="ce18" office:value-type="string">
            <text:p>Narendran.r@ivtlinfoview.co.jp</text:p>
          </table:table-cell>
          <table:table-cell table:style-name="ce18" table:number-columns-repeated="2"/>
          <table:table-cell table:number-columns-repeated="1009"/>
        </table:table-row>
        <table:table-row table:style-name="ro1">
          <table:table-cell table:style-name="ce2" office:value-type="float" office:value="1714">
            <text:p>171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balashowreelu.b@ivtlinfoview.co.jp</text:p>
          </table:table-cell>
          <table:table-cell table:style-name="ce21" office:value-type="string">
            <text:p>balaber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Baranitharan Manickaraj</text:p>
          </table:table-cell>
          <table:table-cell table:style-name="ce2" office:value-type="string">
            <text:p>bharanitharan.m@ivtlinfoview.co.jp</text:p>
          </table:table-cell>
          <table:table-cell table:style-name="ce2" office:value-type="string">
            <text:p>Anupriya Mahendran</text:p>
          </table:table-cell>
          <table:table-cell table:style-name="ce2" office:value-type="string">
            <text:p>anupriya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18">
            <text:p>171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nandvamsi.d@ivtlinfoview.co.jp</text:p>
          </table:table-cell>
          <table:table-cell table:style-name="ce21" office:value-type="string">
            <text:p>anandas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2" office:value-type="string">
            <text:p>Sakthivel Saravanan</text:p>
          </table:table-cell>
          <table:table-cell table:style-name="ce12" office:value-type="string">
            <text:p>sakthivel.s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20">
            <text:p>172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dhanaveer.r@ivtlinfoview.co.jp</text:p>
          </table:table-cell>
          <table:table-cell table:style-name="ce21" office:value-type="string">
            <text:p>dhanraj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Varun Narasimha Barathy</text:p>
          </table:table-cell>
          <table:table-cell table:style-name="ce2" office:value-type="string">
            <text:p>varun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22">
            <text:p>1722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govardhan.k@ivtlinfoview.co.jp</text:p>
          </table:table-cell>
          <table:table-cell table:style-name="ce21" office:value-type="string">
            <text:p>govakoya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8" office:value-type="string">
            <text:p>WHI_Payroll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39" office:value-type="string">
            <text:p>Karthikeyan M</text:p>
          </table:table-cell>
          <table:table-cell table:style-name="ce39" office:value-type="string">
            <text:p>karthikeyan.m@ivtlinfoview.co.jp </text:p>
          </table:table-cell>
          <table:table-cell table:style-name="ce18" table:number-columns-repeated="2"/>
          <table:table-cell table:style-name="ce18" office:value-type="string">
            <text:p>Mohammed Refaideen Ismail</text:p>
          </table:table-cell>
          <table:table-cell table:style-name="ce68" office:value-type="string">
            <text:p><text:a xlink:href="mailto:mohammedrefaideen.i@ivtlinfoview.co.jp">mohammedrefaideen.i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1723">
            <text:p>172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ohamedibrahim.m@ivtlinfoview.co.jp</text:p>
          </table:table-cell>
          <table:table-cell table:style-name="ce21" office:value-type="string">
            <text:p>mohamoh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27">
            <text:p>1727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bhargav.p@ivtlinfoview.co.jp</text:p>
          </table:table-cell>
          <table:table-cell table:style-name="ce21" office:value-type="string">
            <text:p>bharpitt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CI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office:value-type="string">
            <text:p>Vijayanak Lakshmanasamy</text:p>
          </table:table-cell>
          <table:table-cell table:style-name="ce18" office:value-type="string">
            <text:p>vijayanak.l@ivtlinfoview.co.jp</text:p>
          </table:table-cell>
          <table:table-cell table:style-name="ce18" table:number-columns-repeated="2"/>
          <table:table-cell table:number-columns-repeated="1009"/>
        </table:table-row>
        <table:table-row table:style-name="ro1">
          <table:table-cell table:style-name="ce2" office:value-type="float" office:value="1729">
            <text:p>1729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naveenkumar.v@ivtlinfoview.co.jp</text:p>
          </table:table-cell>
          <table:table-cell table:style-name="ce21" office:value-type="string">
            <text:p>navevenk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Talent Management_Dev</text:p>
          </table:table-cell>
          <table:table-cell table:style-name="ce37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25" table:number-columns-repeated="2"/>
          <table:table-cell table:style-name="ce18" office:value-type="string">
            <text:p>Chandrasekaran Murugesan</text:p>
          </table:table-cell>
          <table:table-cell table:style-name="ce18" office:value-type="string">
            <text:p>chandrasekaran.m@ivtlinfoview.co.jp</text:p>
          </table:table-cell>
          <table:table-cell table:style-name="ce18" office:value-type="string">
            <text:p>Susendraprabhu Seerangaraju</text:p>
          </table:table-cell>
          <table:table-cell table:style-name="ce18" office:value-type="string">
            <text:p>susendraprabhu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33">
            <text:p>173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balamuralikrishna.m@ivtlinfoview.co.jp</text:p>
          </table:table-cell>
          <table:table-cell table:style-name="ce21" office:value-type="string">
            <text:p>balamall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Vairavan Udayappan</text:p>
          </table:table-cell>
          <table:table-cell table:style-name="ce2" office:value-type="string">
            <text:p>vairavan.u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38">
            <text:p>1738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sravani.va@ivtlinfoview.co.jp</text:p>
          </table:table-cell>
          <table:table-cell table:style-name="ce21" office:value-type="string">
            <text:p>zralasrav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Sathishkumar Rajan</text:p>
          </table:table-cell>
          <table:table-cell table:style-name="ce13" office:value-type="string">
            <text:p>sathishkumar.r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42">
            <text:p>174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ahalakshmi.s1@ivtlinfoview.co.jp</text:p>
          </table:table-cell>
          <table:table-cell table:style-name="ce21" office:value-type="string">
            <text:p>mahasri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abarinathan Sarangapani</text:p>
          </table:table-cell>
          <table:table-cell table:style-name="ce2" office:value-type="string">
            <text:p>sabarinath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52">
            <text:p>175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nagurshareef.b@ivtlinfoview.co.jp</text:p>
          </table:table-cell>
          <table:table-cell table:style-name="ce21" office:value-type="string">
            <text:p>nagubash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 office:value-type="string">
            <text:p>Keerthana Kannan</text:p>
          </table:table-cell>
          <table:table-cell table:style-name="ce12" office:value-type="string">
            <text:p>keerthana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53">
            <text:p>1753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venkatasaikumar.s@ivtlinfoview.co.jp</text:p>
          </table:table-cell>
          <table:table-cell table:style-name="ce21" office:value-type="string">
            <text:p>venksree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HR-Core_Hyouka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Arulmani A</text:p>
          </table:table-cell>
          <table:table-cell table:style-name="ce18" office:value-type="string">
            <text:p>arulmani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54">
            <text:p>175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narayanaswamy.r@ivtlinfoview.co.jp</text:p>
          </table:table-cell>
          <table:table-cell table:style-name="ce21" office:value-type="string">
            <text:p>nararam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Dineshkumar Rajakumar</text:p>
          </table:table-cell>
          <table:table-cell table:style-name="ce2" office:value-type="string">
            <text:p>dineshkumar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56">
            <text:p>175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hemanagasaiprakash.s@ivtlinfoview.co.jp</text:p>
          </table:table-cell>
          <table:table-cell table:style-name="ce21" office:value-type="string">
            <text:p>hemasri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Hemarajan Somasundaram</text:p>
          </table:table-cell>
          <table:table-cell table:style-name="ce2" office:value-type="string">
            <text:p>hemaraj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58">
            <text:p>175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igneshwar.r@ivtlinfoview.co.jp</text:p>
          </table:table-cell>
          <table:table-cell table:style-name="ce21" office:value-type="string">
            <text:p>vignraj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Ancy William Jaisingh</text:p>
          </table:table-cell>
          <table:table-cell table:style-name="ce2" office:value-type="string">
            <text:p>ancy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60">
            <text:p>1760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vasantharam.s@ivtlinfoview.co.jp</text:p>
          </table:table-cell>
          <table:table-cell table:style-name="ce21" office:value-type="string">
            <text:p>vasash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Narmathapillay Cassivisvanadanepillay</text:p>
          </table:table-cell>
          <table:table-cell table:style-name="ce13" office:value-type="string">
            <text:p>narmatha.c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61">
            <text:p>176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ureshkumar.s@ivtlinfoview.co.jp</text:p>
          </table:table-cell>
          <table:table-cell table:style-name="ce21" office:value-type="string">
            <text:p>sureselv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Ranjith Kumar Ganesan</text:p>
          </table:table-cell>
          <table:table-cell table:style-name="ce2" office:value-type="string">
            <text:p>ranjithkumar.g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62">
            <text:p>1762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karthick.a@ivtlinfoview.co.jp</text:p>
          </table:table-cell>
          <table:table-cell table:style-name="ce21" office:value-type="string">
            <text:p>kartasok1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8" office:value-type="string">
            <text:p>WHI_Payroll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39" office:value-type="string">
            <text:p>Karthikeyan M</text:p>
          </table:table-cell>
          <table:table-cell table:style-name="ce39" office:value-type="string">
            <text:p>karthikeyan.m@ivtlinfoview.co.jp </text:p>
          </table:table-cell>
          <table:table-cell table:style-name="ce18" table:number-columns-repeated="2"/>
          <table:table-cell table:style-name="ce18" office:value-type="string">
            <text:p>UdaySaiKiran Sikakolli</text:p>
          </table:table-cell>
          <table:table-cell table:style-name="ce18" office:value-type="string">
            <text:p>udaysaikir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63">
            <text:p>176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arieswaran.a@ivtlinfoview.co.jp</text:p>
          </table:table-cell>
          <table:table-cell table:style-name="ce21" office:value-type="string">
            <text:p>marialag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Indira Rajasekar</text:p>
          </table:table-cell>
          <table:table-cell table:style-name="ce2" office:value-type="string">
            <text:p>indira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66">
            <text:p>176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imrankhan.m@ivtlinfoview.co.jp</text:p>
          </table:table-cell>
          <table:table-cell table:style-name="ce21" office:value-type="string">
            <text:p>imramoh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Midhuna M Dileep Thiruvilakkil <text:s/>Gangadharan Dileep</text:p>
          </table:table-cell>
          <table:table-cell table:style-name="ce2" office:value-type="string">
            <text:p>midhunamdileep.t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67">
            <text:p>176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dhivakar.m@ivtlinfoview.co.jp</text:p>
          </table:table-cell>
          <table:table-cell table:style-name="ce21" office:value-type="string">
            <text:p>dhivmoh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2" office:value-type="string">
            <text:p>Dushyanth Alagandula</text:p>
          </table:table-cell>
          <table:table-cell table:style-name="ce12" office:value-type="string">
            <text:p>dushyanth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68">
            <text:p>176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ivakumar.s@ivtlinfoview.co.jp</text:p>
          </table:table-cell>
          <table:table-cell table:style-name="ce21" office:value-type="string">
            <text:p>sivasubr1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Annoncia Joseph Raj</text:p>
          </table:table-cell>
          <table:table-cell table:style-name="ce2" office:value-type="string">
            <text:p>annoncia.j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75">
            <text:p>1775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ganesh.v@ivtlinfoview.co.jp</text:p>
          </table:table-cell>
          <table:table-cell table:style-name="ce21" office:value-type="string">
            <text:p>ganevell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Talent Management_Dev</text:p>
          </table:table-cell>
          <table:table-cell table:style-name="ce37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25" table:number-columns-repeated="2"/>
          <table:table-cell table:style-name="ce18" office:value-type="string">
            <text:p>Chandrasekaran Murugesan</text:p>
          </table:table-cell>
          <table:table-cell table:style-name="ce18" office:value-type="string">
            <text:p>chandrasekaran.m@ivtlinfoview.co.jp</text:p>
          </table:table-cell>
          <table:table-cell table:style-name="ce18" office:value-type="string">
            <text:p>Sarath Guhan Ravichandran</text:p>
          </table:table-cell>
          <table:table-cell table:style-name="ce18" office:value-type="string">
            <text:p>sarathguhan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77">
            <text:p>177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ethuraman.n@ivtlinfoview.co.jp</text:p>
          </table:table-cell>
          <table:table-cell table:style-name="ce21" office:value-type="string">
            <text:p>sethnar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Shyamala Devi Krishnamoorthy</text:p>
          </table:table-cell>
          <table:table-cell table:style-name="ce2" office:value-type="string">
            <text:p>shyamaladevi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79">
            <text:p>177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riram.p@ivtlinfoview.co.jp</text:p>
          </table:table-cell>
          <table:table-cell table:style-name="ce21" office:value-type="string">
            <text:p>srirpal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Nithin U.s Sreenivasan</text:p>
          </table:table-cell>
          <table:table-cell table:style-name="ce2" office:value-type="string">
            <text:p>nithi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81">
            <text:p>178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baranimuthukumar.b@ivtlinfoview.co.jp</text:p>
          </table:table-cell>
          <table:table-cell table:style-name="ce21" office:value-type="string">
            <text:p>barabal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Deepan Gunasekaran</text:p>
          </table:table-cell>
          <table:table-cell table:style-name="ce2" office:value-type="string">
            <text:p>deepan.g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85">
            <text:p>178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ravinkumar.r@ivtlinfoview.co.jp</text:p>
          </table:table-cell>
          <table:table-cell table:style-name="ce21" office:value-type="string">
            <text:p>pravraj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Sathyapriya Vijayakumar</text:p>
          </table:table-cell>
          <table:table-cell table:style-name="ce2" office:value-type="string">
            <text:p>sathyapriya.v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86">
            <text:p>1786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arunkumar.p1@ivtlinfoview.co.jp</text:p>
          </table:table-cell>
          <table:table-cell table:style-name="ce21" office:value-type="string">
            <text:p>arunpara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Attendance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office:value-type="string">
            <text:p>Vijayanak Lakshmanasamy</text:p>
          </table:table-cell>
          <table:table-cell table:style-name="ce18" office:value-type="string">
            <text:p>vijayanak.l@ivtlinfoview.co.jp</text:p>
          </table:table-cell>
          <table:table-cell table:style-name="ce18" office:value-type="string">
            <text:p>Natesanathan Kamaraj</text:p>
          </table:table-cell>
          <table:table-cell table:style-name="ce18" office:value-type="string">
            <text:p>natesanathan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87">
            <text:p>178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kowshic.m@ivtlinfoview.co.jp</text:p>
          </table:table-cell>
          <table:table-cell table:style-name="ce21" office:value-type="string">
            <text:p>kowsmano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Baranitharan Manickaraj</text:p>
          </table:table-cell>
          <table:table-cell table:style-name="ce2" office:value-type="string">
            <text:p>bharanitharan.m@ivtlinfoview.co.jp</text:p>
          </table:table-cell>
          <table:table-cell table:style-name="ce2" office:value-type="string">
            <text:p>Anupriya Mahendran</text:p>
          </table:table-cell>
          <table:table-cell table:style-name="ce2" office:value-type="string">
            <text:p>anupriya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92">
            <text:p>179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thanuja.s@ivtlinfoview.co.jp</text:p>
          </table:table-cell>
          <table:table-cell table:style-name="ce21" office:value-type="string">
            <text:p>thansath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Swatheeswaran Gopalsamy</text:p>
          </table:table-cell>
          <table:table-cell table:style-name="ce2" office:value-type="string">
            <text:p>swatheeswaran.g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95">
            <text:p>179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reshma.v@ivtlinfoview.co.jp</text:p>
          </table:table-cell>
          <table:table-cell table:style-name="ce21" office:value-type="string">
            <text:p>reshvenk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 office:value-type="string">
            <text:p>Bhubaal Sundara Krishnan</text:p>
          </table:table-cell>
          <table:table-cell table:style-name="ce12" office:value-type="string">
            <text:p>bhubaal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97">
            <text:p>1797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gowri.r@ivtlinfoview.co.jp</text:p>
          </table:table-cell>
          <table:table-cell table:style-name="ce21" office:value-type="string">
            <text:p>gowrrav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/>
          <table:table-cell table:style-name="ce13"/>
          <table:table-cell table:number-columns-repeated="1009"/>
        </table:table-row>
        <table:table-row table:style-name="ro1">
          <table:table-cell table:style-name="ce2" office:value-type="float" office:value="1807">
            <text:p>180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onikaselus.m@ivtlinfoview.co.jp</text:p>
          </table:table-cell>
          <table:table-cell table:style-name="ce21" office:value-type="string">
            <text:p>gananmonik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hanmuga Priya Loganathan</text:p>
          </table:table-cell>
          <table:table-cell table:style-name="ce2" office:value-type="string">
            <text:p>shanmugapriya.l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814">
            <text:p>181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ranya.a@ivtlinfoview.co.jp</text:p>
          </table:table-cell>
          <table:table-cell table:style-name="ce21" office:value-type="string">
            <text:p>saraami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Vinodhini Kathiresan</text:p>
          </table:table-cell>
          <table:table-cell table:style-name="ce2" office:value-type="string">
            <text:p>vinodhini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818">
            <text:p>1818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bagavathi.m@ivtlinfoview.co.jp</text:p>
          </table:table-cell>
          <table:table-cell table:style-name="ce21" office:value-type="string">
            <text:p>bagamoha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8" office:value-type="string">
            <text:p>WHI_Payroll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39" office:value-type="string">
            <text:p>Karthikeyan M</text:p>
          </table:table-cell>
          <table:table-cell table:style-name="ce39" office:value-type="string">
            <text:p>karthikeyan.m@ivtlinfoview.co.jp </text:p>
          </table:table-cell>
          <table:table-cell table:style-name="ce18" table:number-columns-repeated="2"/>
          <table:table-cell table:style-name="ce18" office:value-type="string">
            <text:p>Sampath Kumar Raja</text:p>
          </table:table-cell>
          <table:table-cell table:style-name="ce68" office:value-type="string">
            <text:p><text:a xlink:href="mailto:sampathkumar.r@ivtlinfoview.co.jp">sampathkumar.r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1819">
            <text:p>181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ijayprasanth.v@ivtlinfoview.co.jp</text:p>
          </table:table-cell>
          <table:table-cell table:style-name="ce21" office:value-type="string">
            <text:p>vijavij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Shyamala Devi Krishnamoorthy</text:p>
          </table:table-cell>
          <table:table-cell table:style-name="ce2" office:value-type="string">
            <text:p>shyamaladevi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822">
            <text:p>182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nuratchana.v@ivtlinfoview.co.jp</text:p>
          </table:table-cell>
          <table:table-cell table:style-name="ce21" office:value-type="string">
            <text:p>anurvij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Gowtham Chandrasekaran</text:p>
          </table:table-cell>
          <table:table-cell table:style-name="ce2" office:value-type="string">
            <text:p>gowtham.c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827">
            <text:p>1827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balakumar.k@ivtlinfoview.co.jp</text:p>
          </table:table-cell>
          <table:table-cell table:style-name="ce21" office:value-type="string">
            <text:p>balakart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HR-Core_Dev</text:p>
          </table:table-cell>
          <table:table-cell table:style-name="ce37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office:value-type="string">
            <text:p>Narendran Raman</text:p>
          </table:table-cell>
          <table:table-cell table:style-name="ce18" office:value-type="string">
            <text:p>narendran.r@ivtlinfoview.co.jp</text:p>
          </table:table-cell>
          <table:table-cell table:style-name="ce18" office:value-type="string">
            <text:p>Tamil Selvan Rajendran</text:p>
          </table:table-cell>
          <table:table-cell table:style-name="ce18" office:value-type="string">
            <text:p>tamilselvan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832">
            <text:p>183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ithunpandi.k@ivtlinfoview.co.jp</text:p>
          </table:table-cell>
          <table:table-cell table:style-name="ce21" office:value-type="string">
            <text:p>mithkar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Lakshmykutty</text:p>
          </table:table-cell>
          <table:table-cell table:style-name="ce12" office:value-type="string">
            <text:p>lakshmykutty.r@ivtlinfoview.co.jp</text:p>
          </table:table-cell>
          <table:table-cell table:style-name="ce52" office:value-type="string">
            <text:p>Sukanya Ravichandran</text:p>
          </table:table-cell>
          <table:table-cell table:style-name="ce12" office:value-type="string">
            <text:p>sukanya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835">
            <text:p>183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runkumar.a1@ivtlinfoview.co.jp</text:p>
          </table:table-cell>
          <table:table-cell table:style-name="ce21" office:value-type="string">
            <text:p>arunaru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Gunasekaran Ammasai</text:p>
          </table:table-cell>
          <table:table-cell table:style-name="ce2" office:value-type="string">
            <text:p>gunasekaran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842">
            <text:p>184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revanth.r@ivtlinfoview.co.jp</text:p>
          </table:table-cell>
          <table:table-cell table:style-name="ce21" office:value-type="string">
            <text:p>revaram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Premanand Balasubramanian</text:p>
          </table:table-cell>
          <table:table-cell table:style-name="ce2" office:value-type="string">
            <text:p>premanand.b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843">
            <text:p>184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enkatesan.r@ivtlinfoview.co.jp</text:p>
          </table:table-cell>
          <table:table-cell table:style-name="ce21" office:value-type="string">
            <text:p>athanvenk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Anandh Shanmugam</text:p>
          </table:table-cell>
          <table:table-cell table:style-name="ce2" office:value-type="string">
            <text:p>anandh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844">
            <text:p>1844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indhumathi.p2@ivtlinfoview.co.jp</text:p>
          </table:table-cell>
          <table:table-cell table:style-name="ce21" office:value-type="string">
            <text:p>indhper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Sathishkumar Rajan</text:p>
          </table:table-cell>
          <table:table-cell table:style-name="ce13" office:value-type="string">
            <text:p>sathishkumar.r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857">
            <text:p>1857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harini.t@ivtlinfoview.co.jp</text:p>
          </table:table-cell>
          <table:table-cell table:style-name="ce21" office:value-type="string">
            <text:p>harithi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Mahalakshmi Balamurugan</text:p>
          </table:table-cell>
          <table:table-cell table:style-name="ce67" office:value-type="string">
            <text:p>mahalakshmi.b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859">
            <text:p>185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janani.a@ivtlinfoview.co.jp</text:p>
          </table:table-cell>
          <table:table-cell table:style-name="ce21" office:value-type="string">
            <text:p>janaanb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Varun Narasimha Barathy</text:p>
          </table:table-cell>
          <table:table-cell table:style-name="ce2" office:value-type="string">
            <text:p>varun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864">
            <text:p>186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kathiresan.r@ivtlinfoview.co.jp</text:p>
          </table:table-cell>
          <table:table-cell table:style-name="ce21" office:value-type="string">
            <text:p>ndrankath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Karthika Nagarajan</text:p>
          </table:table-cell>
          <table:table-cell table:style-name="ce2" office:value-type="string">
            <text:p>karthika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868">
            <text:p>186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wetha.r@ivtlinfoview.co.jp</text:p>
          </table:table-cell>
          <table:table-cell table:style-name="ce21" office:value-type="string">
            <text:p>swetraj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Umavathy Perumal</text:p>
          </table:table-cell>
          <table:table-cell table:style-name="ce2" office:value-type="string">
            <text:p>umavathy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869">
            <text:p>186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raveenkumar.s3@ivtlinfoview.co.jp</text:p>
          </table:table-cell>
          <table:table-cell table:style-name="ce21" office:value-type="string">
            <text:p>pravsiv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Naveen kumar Srinivasan</text:p>
          </table:table-cell>
          <table:table-cell table:style-name="ce2" office:value-type="string">
            <text:p>naveenkumar.s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871">
            <text:p>187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ramachandrakumar.r@ivtlinfoview.co.jp</text:p>
          </table:table-cell>
          <table:table-cell table:style-name="ce21" office:value-type="string">
            <text:p>ramaram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12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5" office:value-type="string">
            <text:p>Sathiyananthan Pandian</text:p>
          </table:table-cell>
          <table:table-cell table:style-name="ce46" office:value-type="string">
            <text:p>sathiyananthan.p@ivtlinfoview.co.jp</text:p>
          </table:table-cell>
          <table:table-cell table:style-name="ce55" office:value-type="string">
            <text:p>Saravana Kumaran Dhandapani</text:p>
          </table:table-cell>
          <table:table-cell table:style-name="ce46" office:value-type="string">
            <text:p>saravanakumaran.d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872">
            <text:p>187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shikiran.s1@ivtlinfoview.co.jp</text:p>
          </table:table-cell>
          <table:table-cell table:style-name="ce21" office:value-type="string">
            <text:p>sashselv</text:p>
          </table:table-cell>
          <table:table-cell table:style-name="ce2" office:value-type="string">
            <text:p>Infoview</text:p>
          </table:table-cell>
          <table:table-cell table:style-name="ce23" office:value-type="string">
            <text:p>RUT</text:p>
          </table:table-cell>
          <table:table-cell table:style-name="ce2" office:value-type="string">
            <text:p>RUT_Avl</text:p>
          </table:table-cell>
          <table:table-cell table:style-name="ce26" office:value-type="string">
            <text:p>Rajmohan Natesan</text:p>
          </table:table-cell>
          <table:table-cell table:style-name="ce12" office:value-type="string">
            <text:p>rajmohan.n@ivtlinfoview.com</text:p>
          </table:table-cell>
          <table:table-cell table:style-name="ce48"/>
          <table:table-cell table:style-name="ce12"/>
          <table:table-cell table:style-name="ce18" table:number-columns-repeated="4"/>
          <table:table-cell table:number-columns-repeated="1009"/>
        </table:table-row>
        <table:table-row table:style-name="ro1">
          <table:table-cell table:style-name="ce2" office:value-type="float" office:value="1873">
            <text:p>1873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monika.k@ivtlinfoview.co.jp</text:p>
          </table:table-cell>
          <table:table-cell table:style-name="ce21" office:value-type="string">
            <text:p>monikana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8" office:value-type="string">
            <text:p>WHI_Payroll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39" office:value-type="string">
            <text:p>Karthikeyan M</text:p>
          </table:table-cell>
          <table:table-cell table:style-name="ce39" office:value-type="string">
            <text:p>karthikeyan.m@ivtlinfoview.co.jp </text:p>
          </table:table-cell>
          <table:table-cell table:style-name="ce18" table:number-columns-repeated="2"/>
          <table:table-cell table:style-name="ce18" office:value-type="string">
            <text:p>Manivannan Somasundaram</text:p>
          </table:table-cell>
          <table:table-cell table:style-name="ce68" office:value-type="string">
            <text:p><text:a xlink:href="mailto:manivannan.s@ivtlinfoview.co.jp">manivannan.s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1874">
            <text:p>187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ravind.b@ivtlinfoview.co.jp</text:p>
          </table:table-cell>
          <table:table-cell table:style-name="ce21" office:value-type="string">
            <text:p>karanarav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Varun Narasimha Barathy</text:p>
          </table:table-cell>
          <table:table-cell table:style-name="ce2" office:value-type="string">
            <text:p>varun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877">
            <text:p>187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ekar.s@ivtlinfoview.co.jp</text:p>
          </table:table-cell>
          <table:table-cell table:style-name="ce21" office:value-type="string">
            <text:p>sekasara</text:p>
          </table:table-cell>
          <table:table-cell table:style-name="ce2" office:value-type="string">
            <text:p>WAP</text:p>
          </table:table-cell>
          <table:table-cell table:style-name="ce23" office:value-type="string">
            <text:p>AC</text:p>
          </table:table-cell>
          <table:table-cell table:style-name="ce26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Sathyapriya Vijayakumar</text:p>
          </table:table-cell>
          <table:table-cell table:style-name="ce2" office:value-type="string">
            <text:p>sathyapriya.v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880">
            <text:p>188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ishal.t@ivtlinfoview.co.jp</text:p>
          </table:table-cell>
          <table:table-cell table:style-name="ce21" office:value-type="string">
            <text:p>visht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Lakshmykutty</text:p>
          </table:table-cell>
          <table:table-cell table:style-name="ce12" office:value-type="string">
            <text:p>lakshmykutty.r@ivtlinfoview.co.jp</text:p>
          </table:table-cell>
          <table:table-cell table:style-name="ce52" office:value-type="string">
            <text:p>Ramkumar Siva Kumar</text:p>
          </table:table-cell>
          <table:table-cell table:style-name="ce12" office:value-type="string">
            <text:p>ramkumar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881">
            <text:p>188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ignesh.a1@ivtlinfoview.co.jp</text:p>
          </table:table-cell>
          <table:table-cell table:style-name="ce21" office:value-type="string">
            <text:p>vignayy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Mohamed Siddique Jahir Hussain</text:p>
          </table:table-cell>
          <table:table-cell table:style-name="ce2" office:value-type="string">
            <text:p>mohamedsiddique.j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883">
            <text:p>188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thish.s1@ivtlinfoview.co.jp</text:p>
          </table:table-cell>
          <table:table-cell table:style-name="ce21" office:value-type="string">
            <text:p>sathsur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1885">
            <text:p>1885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saravanakumar.t@ivtlinfoview.co.jp</text:p>
          </table:table-cell>
          <table:table-cell table:style-name="ce21" office:value-type="string">
            <text:p>umarvelu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Recruiting</text:p>
          </table:table-cell>
          <table:table-cell table:style-name="ce40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Priyanga L</text:p>
          </table:table-cell>
          <table:table-cell table:style-name="ce18" office:value-type="string">
            <text:p>priyanga.l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888">
            <text:p>188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irzazackariak.z@ivtlinfoview.co.jp</text:p>
          </table:table-cell>
          <table:table-cell table:style-name="ce21" office:value-type="string">
            <text:p>mirzzack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Deepanraj Chithiravel</text:p>
          </table:table-cell>
          <table:table-cell table:style-name="ce12" office:value-type="string">
            <text:p>deepanraj.c@ivtlinfoview.co.jp</text:p>
          </table:table-cell>
          <table:table-cell table:style-name="ce52" office:value-type="string">
            <text:p>Kaviyarasan Subbaiyan</text:p>
          </table:table-cell>
          <table:table-cell table:style-name="ce12" office:value-type="string">
            <text:p>kaviyaras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893">
            <text:p>1893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siva.p@ivtlinfoview.co.jp</text:p>
          </table:table-cell>
          <table:table-cell table:style-name="ce21" office:value-type="string">
            <text:p>sivapala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Attendance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office:value-type="string">
            <text:p>Vijayanak Lakshmanasamy</text:p>
          </table:table-cell>
          <table:table-cell table:style-name="ce18" office:value-type="string">
            <text:p>vijayanak.l@ivtlinfoview.co.jp</text:p>
          </table:table-cell>
          <table:table-cell table:style-name="ce18" office:value-type="string">
            <text:p>Arun Jayendiran</text:p>
          </table:table-cell>
          <table:table-cell table:style-name="ce18" office:value-type="string">
            <text:p>arun.j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896">
            <text:p>1896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arjun.k@ivtlinfoview.co.jp</text:p>
          </table:table-cell>
          <table:table-cell table:style-name="ce21" office:value-type="string">
            <text:p>arjukal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Rajeshwari Rajendran</text:p>
          </table:table-cell>
          <table:table-cell table:style-name="ce13" office:value-type="string">
            <text:p>rajeshwari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900">
            <text:p>190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thiyamoorthy.r@ivtlinfoview.co.jp</text:p>
          </table:table-cell>
          <table:table-cell table:style-name="ce21" office:value-type="string">
            <text:p>sath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Sureshkrishnan Muthusamy</text:p>
          </table:table-cell>
          <table:table-cell table:style-name="ce2" office:value-type="string">
            <text:p>sureshkrishnan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902">
            <text:p>190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anojkumar.v@ivtlinfoview.co.jp</text:p>
          </table:table-cell>
          <table:table-cell table:style-name="ce21" office:value-type="string">
            <text:p>manovas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63" office:value-type="string">
            <text:p>Beula Evanjaleen</text:p>
          </table:table-cell>
          <table:table-cell table:style-name="ce63" office:value-type="string">
            <text:p>beulaevanjaleen.y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903">
            <text:p>190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ravind.m@ivtlinfoview.co.jp</text:p>
          </table:table-cell>
          <table:table-cell table:style-name="ce21" office:value-type="string">
            <text:p>vindes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2" office:value-type="string">
            <text:p>Athithya Vengatesh Auvadaiappan</text:p>
          </table:table-cell>
          <table:table-cell table:style-name="ce12" office:value-type="string">
            <text:p>athithyavengatesh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905">
            <text:p>190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thishkumar.s@ivtlinfoview.co.jp</text:p>
          </table:table-cell>
          <table:table-cell table:style-name="ce21" office:value-type="string">
            <text:p>sathseet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Vinotha Chandrasekar</text:p>
          </table:table-cell>
          <table:table-cell table:style-name="ce2" office:value-type="string">
            <text:p>vinotha.c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907">
            <text:p>190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eganathan.j@ivtlinfoview.co.jp</text:p>
          </table:table-cell>
          <table:table-cell table:style-name="ce21" office:value-type="string">
            <text:p>megajan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Baranitharan Manickaraj</text:p>
          </table:table-cell>
          <table:table-cell table:style-name="ce2" office:value-type="string">
            <text:p>bharanitharan.m@ivtlinfoview.co.jp</text:p>
          </table:table-cell>
          <table:table-cell table:style-name="ce2" office:value-type="string">
            <text:p>Yamuna Bharathi Kumarasamy</text:p>
          </table:table-cell>
          <table:table-cell table:style-name="ce2" office:value-type="string">
            <text:p>yamunabharathi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912">
            <text:p>1912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harivignesh.b@ivtlinfoview.co.jp</text:p>
          </table:table-cell>
          <table:table-cell table:style-name="ce21" office:value-type="string">
            <text:p>neshhnan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HR-Core_Dev</text:p>
          </table:table-cell>
          <table:table-cell table:style-name="ce37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office:value-type="string">
            <text:p>Narendran Raman</text:p>
          </table:table-cell>
          <table:table-cell table:style-name="ce18" office:value-type="string">
            <text:p>narendran.r@ivtlinfoview.co.jp</text:p>
          </table:table-cell>
          <table:table-cell table:style-name="ce18" office:value-type="string">
            <text:p>Tamil Selvan Rajendran</text:p>
          </table:table-cell>
          <table:table-cell table:style-name="ce18" office:value-type="string">
            <text:p>tamilselvan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915">
            <text:p>191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nkaranarayanan.s@ivtlinfoview.co.jp</text:p>
          </table:table-cell>
          <table:table-cell table:style-name="ce21" office:value-type="string">
            <text:p>sanks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athiya Moorthy Manoharan</text:p>
          </table:table-cell>
          <table:table-cell table:style-name="ce2" office:value-type="string">
            <text:p>sathiyamoorthy.m@ivtlinfoview.co.jp</text:p>
          </table:table-cell>
          <table:table-cell table:style-name="ce2" office:value-type="string">
            <text:p>Keerthick Ganesan</text:p>
          </table:table-cell>
          <table:table-cell table:style-name="ce2" office:value-type="string">
            <text:p>keerthick.g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916">
            <text:p>191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shokkumar.s1@ivtlinfoview.co.jp</text:p>
          </table:table-cell>
          <table:table-cell table:style-name="ce21" office:value-type="string">
            <text:p>ashosamy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2" office:value-type="string">
            <text:p>Athithya Vengatesh Auvadaiappan</text:p>
          </table:table-cell>
          <table:table-cell table:style-name="ce12" office:value-type="string">
            <text:p>athithyavengatesh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917">
            <text:p>191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aratharaj.k@ivtlinfoview.co.jp</text:p>
          </table:table-cell>
          <table:table-cell table:style-name="ce21" office:value-type="string">
            <text:p>varakris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32" office:value-type="string">
            <text:p>SCM_CI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Deepanraj Chithiravel</text:p>
          </table:table-cell>
          <table:table-cell table:style-name="ce12" office:value-type="string">
            <text:p>deepanraj.c@ivtlinfoview.co.jp</text:p>
          </table:table-cell>
          <table:table-cell table:style-name="ce52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1920">
            <text:p>192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ragapriya.a@ivtlinfoview.co.jp</text:p>
          </table:table-cell>
          <table:table-cell table:style-name="ce21" office:value-type="string">
            <text:p>riyaoth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52" office:value-type="string">
            <text:p>Santhosh Kumar Durairaj</text:p>
          </table:table-cell>
          <table:table-cell table:style-name="ce12" office:value-type="string">
            <text:p>santhoshkumar.d@ivtlinfoview.co.jp</text:p>
          </table:table-cell>
          <table:table-cell table:style-name="ce52"/>
          <table:table-cell table:style-name="ce12"/>
          <table:table-cell table:style-name="ce52" office:value-type="string">
            <text:p>Aacshwin Ravi Chandran</text:p>
          </table:table-cell>
          <table:table-cell table:style-name="ce12" office:value-type="string">
            <text:p>aacshwin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921">
            <text:p>192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gowri.p@ivtlinfoview.co.jp</text:p>
          </table:table-cell>
          <table:table-cell table:style-name="ce21" office:value-type="string">
            <text:p>gowrpow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Lakshmykutty</text:p>
          </table:table-cell>
          <table:table-cell table:style-name="ce12" office:value-type="string">
            <text:p>lakshmykutty.r@ivtlinfoview.co.jp</text:p>
          </table:table-cell>
          <table:table-cell table:style-name="ce52" office:value-type="string">
            <text:p>Vinoth Kumar Anguraj</text:p>
          </table:table-cell>
          <table:table-cell table:style-name="ce12" office:value-type="string">
            <text:p>vinothkumar.a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931">
            <text:p>193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uthuraj.g@ivtlinfoview.co.jp</text:p>
          </table:table-cell>
          <table:table-cell table:style-name="ce21" office:value-type="string">
            <text:p>muthgn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Selvajegan Shankaran</text:p>
          </table:table-cell>
          <table:table-cell table:style-name="ce2" office:value-type="string">
            <text:p>selvajeg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933">
            <text:p>193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balakrishnan.b@ivtlinfoview.co.jp</text:p>
          </table:table-cell>
          <table:table-cell table:style-name="ce21" office:value-type="string">
            <text:p>balaboom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Premanand Balasubramanian</text:p>
          </table:table-cell>
          <table:table-cell table:style-name="ce2" office:value-type="string">
            <text:p>premanand.b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936">
            <text:p>193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uryakumar.s@ivtlinfoview.co.jp</text:p>
          </table:table-cell>
          <table:table-cell table:style-name="ce21" office:value-type="string">
            <text:p>surys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Varun Narasimha Barathy</text:p>
          </table:table-cell>
          <table:table-cell table:style-name="ce2" office:value-type="string">
            <text:p>varun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940">
            <text:p>194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thish.k@ivtlinfoview.co.jp</text:p>
          </table:table-cell>
          <table:table-cell table:style-name="ce21" office:value-type="string">
            <text:p>sathkuma</text:p>
          </table:table-cell>
          <table:table-cell table:style-name="ce2" office:value-type="string">
            <text:p>Infoview</text:p>
          </table:table-cell>
          <table:table-cell table:style-name="ce2" office:value-type="string">
            <text:p>RUT</text:p>
          </table:table-cell>
          <table:table-cell table:style-name="ce2" office:value-type="string">
            <text:p>RUT_NR</text:p>
          </table:table-cell>
          <table:table-cell table:style-name="ce12" office:value-type="string">
            <text:p>Karthick Raj Jayaraman</text:p>
          </table:table-cell>
          <table:table-cell table:style-name="ce12" office:value-type="string">
            <text:p><text:a xlink:href="mailto:karthick.j@ivtlinfoview.com">karthick.j@ivtlinfoview.com</text:a></text:p>
          </table:table-cell>
          <table:table-cell table:style-name="ce48"/>
          <table:table-cell table:style-name="ce12"/>
          <table:table-cell table:style-name="ce60"/>
          <table:table-cell table:style-name="ce18"/>
          <table:table-cell table:style-name="ce60"/>
          <table:table-cell table:style-name="ce18"/>
          <table:table-cell table:number-columns-repeated="1009"/>
        </table:table-row>
        <table:table-row table:style-name="ro1">
          <table:table-cell table:style-name="ce2" office:value-type="float" office:value="1947">
            <text:p>194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ignesh.s2@ivtlinfoview.co.jp</text:p>
          </table:table-cell>
          <table:table-cell table:style-name="ce21" office:value-type="string">
            <text:p>vignsath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Sureshkrishnan Muthusamy</text:p>
          </table:table-cell>
          <table:table-cell table:style-name="ce2" office:value-type="string">
            <text:p>sureshkrishnan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948">
            <text:p>194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bharani.p@ivtlinfoview.co.jp</text:p>
          </table:table-cell>
          <table:table-cell table:style-name="ce21" office:value-type="string">
            <text:p>bharpal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52" office:value-type="string">
            <text:p>Santhosh Kumar Durairaj</text:p>
          </table:table-cell>
          <table:table-cell table:style-name="ce12" office:value-type="string">
            <text:p>santhoshkumar.d@ivtlinfoview.co.jp</text:p>
          </table:table-cell>
          <table:table-cell table:style-name="ce52"/>
          <table:table-cell table:style-name="ce12"/>
          <table:table-cell table:style-name="ce52" office:value-type="string">
            <text:p>Amala Marianathan</text:p>
          </table:table-cell>
          <table:table-cell table:style-name="ce12" office:value-type="string">
            <text:p>amala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950">
            <text:p>195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babuji.j@ivtlinfoview.co.jp</text:p>
          </table:table-cell>
          <table:table-cell table:style-name="ce21" office:value-type="string">
            <text:p>babujal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Deepanraj Chithiravel</text:p>
          </table:table-cell>
          <table:table-cell table:style-name="ce12" office:value-type="string">
            <text:p>deepanraj.c@ivtlinfoview.co.jp</text:p>
          </table:table-cell>
          <table:table-cell table:style-name="ce52" office:value-type="string">
            <text:p>Sam David Paul David Thamarai Selvan</text:p>
          </table:table-cell>
          <table:table-cell table:style-name="ce12" office:value-type="string">
            <text:p>samdavidpaul.d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952">
            <text:p>195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ugaludaiyar.j@ivtlinfoview.co.jp</text:p>
          </table:table-cell>
          <table:table-cell table:style-name="ce21" office:value-type="string">
            <text:p>iyarala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Yogeswari Mani</text:p>
          </table:table-cell>
          <table:table-cell table:style-name="ce2" office:value-type="string">
            <text:p>yogeswari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954">
            <text:p>195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rangasamy.g@ivtlinfoview.co.jp</text:p>
          </table:table-cell>
          <table:table-cell table:style-name="ce21" office:value-type="string">
            <text:p>ranggov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Lakshmykutty</text:p>
          </table:table-cell>
          <table:table-cell table:style-name="ce12" office:value-type="string">
            <text:p>lakshmykutty.r@ivtlinfoview.co.jp</text:p>
          </table:table-cell>
          <table:table-cell table:style-name="ce52" office:value-type="string">
            <text:p>Logesh Kumaresan</text:p>
          </table:table-cell>
          <table:table-cell table:style-name="ce12" office:value-type="string">
            <text:p>logesh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955">
            <text:p>1955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abdulkhaliq.m@ivtlinfoview.co.jp</text:p>
          </table:table-cell>
          <table:table-cell table:style-name="ce21" office:value-type="string">
            <text:p>aliqdee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Sudhagar Selvaraj</text:p>
          </table:table-cell>
          <table:table-cell table:style-name="ce13" office:value-type="string">
            <text:p>sudhagar.se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957">
            <text:p>195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rakash.k@ivtlinfoview.co.jp</text:p>
          </table:table-cell>
          <table:table-cell table:style-name="ce21" office:value-type="string">
            <text:p>prakkum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style-name="ce2" office:value-type="string">
            <text:p>Shakir Alam Mohd. Aman Akhtar</text:p>
          </table:table-cell>
          <table:table-cell table:style-name="ce2" office:value-type="string">
            <text:p>shakiralam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958">
            <text:p>195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oovarasan.s@ivtlinfoview.co.jp</text:p>
          </table:table-cell>
          <table:table-cell table:style-name="ce21" office:value-type="string">
            <text:p>poovsek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33" office:value-type="string">
            <text:p>SCM_Dev</text:p>
          </table:table-cell>
          <table:table-cell table:style-name="ce41" office:value-type="string">
            <text:p>Suresh Kumar Mohanraj</text:p>
          </table:table-cell>
          <table:table-cell table:style-name="ce16" office:value-type="string">
            <text:p><text:a xlink:href="mailto:sureshkumar.mohanraj@ivtlinfoview.com">sureshkumar.mohanraj@ivtlinfoview.com</text:a></text:p>
          </table:table-cell>
          <table:table-cell table:style-name="ce49"/>
          <table:table-cell table:style-name="ce12"/>
          <table:table-cell table:style-name="ce53" office:value-type="string">
            <text:p>Varadharajan Sesharaman</text:p>
          </table:table-cell>
          <table:table-cell table:style-name="ce16" office:value-type="string">
            <text:p>varadharajan.s@ivtlinfoview.co.jp</text:p>
          </table:table-cell>
          <table:table-cell table:style-name="ce53" office:value-type="string">
            <text:p>Praveen Mani</text:p>
          </table:table-cell>
          <table:table-cell table:style-name="ce16" office:value-type="string">
            <text:p>praveen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959">
            <text:p>195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rath.k@ivtlinfoview.co.jp</text:p>
          </table:table-cell>
          <table:table-cell table:style-name="ce21" office:value-type="string">
            <text:p>rathuma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Mohamed Siddique Jahir Hussain</text:p>
          </table:table-cell>
          <table:table-cell table:style-name="ce2" office:value-type="string">
            <text:p>mohamedsiddique.j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962">
            <text:p>196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joestephanraj.u@ivtlinfoview.co.jp</text:p>
          </table:table-cell>
          <table:table-cell table:style-name="ce21" office:value-type="string">
            <text:p>joesuth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Anandh Shanmugam</text:p>
          </table:table-cell>
          <table:table-cell table:style-name="ce2" office:value-type="string">
            <text:p>anandh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964">
            <text:p>1964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maheshkumar.m@ivtlinfoview.co.jp</text:p>
          </table:table-cell>
          <table:table-cell table:style-name="ce21" office:value-type="string">
            <text:p>mahemuth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8" office:value-type="string">
            <text:p>WHI_Payroll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39" office:value-type="string">
            <text:p>Karthikeyan M</text:p>
          </table:table-cell>
          <table:table-cell table:style-name="ce39" office:value-type="string">
            <text:p>karthikeyan.m@ivtlinfoview.co.jp </text:p>
          </table:table-cell>
          <table:table-cell table:style-name="ce18" table:number-columns-repeated="2"/>
          <table:table-cell table:style-name="ce18" office:value-type="string">
            <text:p>Sampath Kumar Raja</text:p>
          </table:table-cell>
          <table:table-cell table:style-name="ce68" office:value-type="string">
            <text:p><text:a xlink:href="mailto:sampathkumar.r@ivtlinfoview.co.jp">sampathkumar.r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1965">
            <text:p>196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achiyannan.m@ivtlinfoview.co.jp</text:p>
          </table:table-cell>
          <table:table-cell table:style-name="ce21" office:value-type="string">
            <text:p>pachmur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iva Sankari Vanniarajan</text:p>
          </table:table-cell>
          <table:table-cell table:style-name="ce2" office:value-type="string">
            <text:p>sivasankari.v@ivtlinfoview.co.jp</text:p>
          </table:table-cell>
          <table:table-cell table:style-name="ce2" office:value-type="string">
            <text:p>Sobiya Nagarajan</text:p>
          </table:table-cell>
          <table:table-cell table:style-name="ce2" office:value-type="string">
            <text:p>sobiya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968">
            <text:p>196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khilhkumar.h@ivtlinfoview.co.jp</text:p>
          </table:table-cell>
          <table:table-cell table:style-name="ce21" office:value-type="string">
            <text:p>umararak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Lakshmykutty</text:p>
          </table:table-cell>
          <table:table-cell table:style-name="ce12" office:value-type="string">
            <text:p>lakshmykutty.r@ivtlinfoview.co.jp</text:p>
          </table:table-cell>
          <table:table-cell table:style-name="ce52" office:value-type="string">
            <text:p>Sukanya Ravichandran</text:p>
          </table:table-cell>
          <table:table-cell table:style-name="ce12" office:value-type="string">
            <text:p>sukanya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970">
            <text:p>197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rahul.r1@ivtlinfoview.co.jp</text:p>
          </table:table-cell>
          <table:table-cell table:style-name="ce21" office:value-type="string">
            <text:p>rahuradh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Deepanraj Chithiravel</text:p>
          </table:table-cell>
          <table:table-cell table:style-name="ce12" office:value-type="string">
            <text:p>deepanraj.c@ivtlinfoview.co.jp</text:p>
          </table:table-cell>
          <table:table-cell table:style-name="ce52" office:value-type="string">
            <text:p>Ananth Kumar Jeganathan</text:p>
          </table:table-cell>
          <table:table-cell table:style-name="ce12" office:value-type="string">
            <text:p>ananthkumar.j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974">
            <text:p>1974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saranya.r3@ivtlinfoview.co.jp</text:p>
          </table:table-cell>
          <table:table-cell table:style-name="ce21" office:value-type="string">
            <text:p>sarareng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8" office:value-type="string">
            <text:p>WHI_Customer Support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39" office:value-type="string">
            <text:p>Karthikeyan M</text:p>
          </table:table-cell>
          <table:table-cell table:style-name="ce39" office:value-type="string">
            <text:p>karthikeyan.m@ivtlinfoview.co.jp </text:p>
          </table:table-cell>
          <table:table-cell table:style-name="ce18" table:number-columns-repeated="2"/>
          <table:table-cell table:style-name="ce18" office:value-type="string">
            <text:p>Sachidhanandhan Sellamuthu</text:p>
          </table:table-cell>
          <table:table-cell table:style-name="ce68" office:value-type="string">
            <text:p><text:a xlink:href="mailto:sachidhanandhan.s@ivtlinfoview.co.jp">sachidhanandhan.s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1979">
            <text:p>197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thya.s@ivtlinfoview.co.jp</text:p>
          </table:table-cell>
          <table:table-cell table:style-name="ce21" office:value-type="string">
            <text:p>saths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iva Sankari Vanniarajan</text:p>
          </table:table-cell>
          <table:table-cell table:style-name="ce2" office:value-type="string">
            <text:p>sivasankari.v@ivtlinfoview.co.jp</text:p>
          </table:table-cell>
          <table:table-cell table:style-name="ce2" office:value-type="string">
            <text:p>Hemalatha Rajendran</text:p>
          </table:table-cell>
          <table:table-cell table:style-name="ce2" office:value-type="string">
            <text:p>hemalatha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981">
            <text:p>198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kila.j@ivtlinfoview.co.jp</text:p>
          </table:table-cell>
          <table:table-cell table:style-name="ce21" office:value-type="string">
            <text:p>akiljay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Gnanananda Prabhu Sivaguru</text:p>
          </table:table-cell>
          <table:table-cell table:style-name="ce2" office:value-type="string">
            <text:p>gnananandaprabhu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987">
            <text:p>198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kajal.c@ivtlinfoview.co.jp</text:p>
          </table:table-cell>
          <table:table-cell table:style-name="ce21" office:value-type="string">
            <text:p>kajachel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Nithin U.s Sreenivasan</text:p>
          </table:table-cell>
          <table:table-cell table:style-name="ce2" office:value-type="string">
            <text:p>nithi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995">
            <text:p>199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ikas.s@ivtlinfoview.co.jp</text:p>
          </table:table-cell>
          <table:table-cell table:style-name="ce21" office:value-type="string">
            <text:p>vikasri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Deepanraj Chithiravel</text:p>
          </table:table-cell>
          <table:table-cell table:style-name="ce12" office:value-type="string">
            <text:p>deepanraj.c@ivtlinfoview.co.jp</text:p>
          </table:table-cell>
          <table:table-cell table:style-name="ce52" office:value-type="string">
            <text:p>Arun.V Sundararaju</text:p>
          </table:table-cell>
          <table:table-cell table:style-name="ce12" office:value-type="string">
            <text:p>aru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997">
            <text:p>199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jeffersonsongdavid.k@ivtlinfoview.co.jp</text:p>
          </table:table-cell>
          <table:table-cell table:style-name="ce21" office:value-type="string">
            <text:p>avidsto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Lavanya Krishnamurthy</text:p>
          </table:table-cell>
          <table:table-cell table:style-name="ce2" office:value-type="string">
            <text:p>lavanya.k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999">
            <text:p>199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balasubramanyam.s@ivtlinfoview.co.jp</text:p>
          </table:table-cell>
          <table:table-cell table:style-name="ce21" office:value-type="string">
            <text:p>balasajj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Vijay Ramadurai</text:p>
          </table:table-cell>
          <table:table-cell table:style-name="ce2" office:value-type="string">
            <text:p>vijay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02">
            <text:p>2002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raghasumanth.p@ivtlinfoview.co.jp</text:p>
          </table:table-cell>
          <table:table-cell table:style-name="ce21" office:value-type="string">
            <text:p>raghparu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9" office:value-type="string">
            <text:p>WHI_HR-Core_Hyouka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Arulmani A</text:p>
          </table:table-cell>
          <table:table-cell table:style-name="ce18" office:value-type="string">
            <text:p>arulmani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03">
            <text:p>200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ouryachandrachittabathina.m@ivtlinfoview.co.jp</text:p>
          </table:table-cell>
          <table:table-cell table:style-name="ce21" office:value-type="string">
            <text:p>mourmal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Indira Rajasekar</text:p>
          </table:table-cell>
          <table:table-cell table:style-name="ce2" office:value-type="string">
            <text:p>indira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04">
            <text:p>200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nirmal.k@ivtlinfoview.co.jp</text:p>
          </table:table-cell>
          <table:table-cell table:style-name="ce21" office:value-type="string">
            <text:p>nirmkum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Geetha Sarangaraj</text:p>
          </table:table-cell>
          <table:table-cell table:style-name="ce2" office:value-type="string">
            <text:p>geetha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06">
            <text:p>200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nusha.w@ivtlinfoview.co.jp</text:p>
          </table:table-cell>
          <table:table-cell table:style-name="ce21" office:value-type="string">
            <text:p>anuswils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Dineshkumar Rajakumar</text:p>
          </table:table-cell>
          <table:table-cell table:style-name="ce2" office:value-type="string">
            <text:p>dineshkumar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08">
            <text:p>200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radeep.p@ivtlinfoview.co.jp</text:p>
          </table:table-cell>
          <table:table-cell table:style-name="ce21" office:value-type="string">
            <text:p>pradprab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5" office:value-type="string">
            <text:p>Sathiyananthan Pandian</text:p>
          </table:table-cell>
          <table:table-cell table:style-name="ce46" office:value-type="string">
            <text:p>sathiyananthan.p@ivtlinfoview.co.jp</text:p>
          </table:table-cell>
          <table:table-cell table:style-name="ce52" office:value-type="string">
            <text:p>Swathimala Pitchaikani</text:p>
          </table:table-cell>
          <table:table-cell table:style-name="ce12" office:value-type="string">
            <text:p>swathimala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12">
            <text:p>201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ngeetha.p@ivtlinfoview.co.jp</text:p>
          </table:table-cell>
          <table:table-cell table:style-name="ce21" office:value-type="string">
            <text:p>ethaal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Midhuna M Dileep Thiruvilakkil <text:s/>Gangadharan Dileep</text:p>
          </table:table-cell>
          <table:table-cell table:style-name="ce2" office:value-type="string">
            <text:p>midhunamdileep.t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17">
            <text:p>2017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vishwas.u@ivtlinfoview.co.jp</text:p>
          </table:table-cell>
          <table:table-cell table:style-name="ce21" office:value-type="string">
            <text:p>hwasmesh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8" office:value-type="string">
            <text:p>WHI_Payroll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39" office:value-type="string">
            <text:p>Karthikeyan M</text:p>
          </table:table-cell>
          <table:table-cell table:style-name="ce39" office:value-type="string">
            <text:p>karthikeyan.m@ivtlinfoview.co.jp </text:p>
          </table:table-cell>
          <table:table-cell table:style-name="ce18" table:number-columns-repeated="2"/>
          <table:table-cell table:style-name="ce18" office:value-type="string">
            <text:p>Vijayakumar Selvam</text:p>
          </table:table-cell>
          <table:table-cell table:style-name="ce18" office:value-type="string">
            <text:p>vijayakumar.se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23">
            <text:p>2023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gowtham.s@ivtlinfoview.co.jp</text:p>
          </table:table-cell>
          <table:table-cell table:style-name="ce21" office:value-type="string">
            <text:p>gowtsrin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8" office:value-type="string">
            <text:p>WHI_Payroll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39" office:value-type="string">
            <text:p>Karthikeyan M</text:p>
          </table:table-cell>
          <table:table-cell table:style-name="ce39" office:value-type="string">
            <text:p>karthikeyan.m@ivtlinfoview.co.jp </text:p>
          </table:table-cell>
          <table:table-cell table:style-name="ce18" table:number-columns-repeated="2"/>
          <table:table-cell table:style-name="ce18" office:value-type="string">
            <text:p>Vijayakumar Selvam</text:p>
          </table:table-cell>
          <table:table-cell table:style-name="ce18" office:value-type="string">
            <text:p>vijayakumar.se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26">
            <text:p>2026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abisheak.s@ivtlinfoview.co.jp</text:p>
          </table:table-cell>
          <table:table-cell table:style-name="ce21" office:value-type="string">
            <text:p>abisshan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9" office:value-type="string">
            <text:p>WHI_QE</text:p>
          </table:table-cell>
          <table:table-cell table:style-name="ce40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Akash C</text:p>
          </table:table-cell>
          <table:table-cell table:style-name="ce18" office:value-type="string">
            <text:p>akash.c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28">
            <text:p>2028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gokul.s@ivtlinfoview.co.jp</text:p>
          </table:table-cell>
          <table:table-cell table:style-name="ce21" office:value-type="string">
            <text:p>gokusell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HR-Core_Hyouka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Arulmani A</text:p>
          </table:table-cell>
          <table:table-cell table:style-name="ce18" office:value-type="string">
            <text:p>arulmani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29">
            <text:p>2029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manjunath.a@ivtlinfoview.co.jp</text:p>
          </table:table-cell>
          <table:table-cell table:style-name="ce21" office:value-type="string">
            <text:p>manjanna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Payroll_Hyouka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Karunakaran M</text:p>
          </table:table-cell>
          <table:table-cell table:style-name="ce18" office:value-type="string">
            <text:p>karunakaran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31">
            <text:p>203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rahma.u@ivtlinfoview.co.jp</text:p>
          </table:table-cell>
          <table:table-cell table:style-name="ce21" office:value-type="string">
            <text:p>rahmumm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Ashwin Kanthiah</text:p>
          </table:table-cell>
          <table:table-cell table:style-name="ce2" office:value-type="string">
            <text:p>ashwin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34">
            <text:p>203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admanaban.t@ivtlinfoview.co.jp</text:p>
          </table:table-cell>
          <table:table-cell table:style-name="ce21" office:value-type="string">
            <text:p>padmthiy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Lakshmykutty</text:p>
          </table:table-cell>
          <table:table-cell table:style-name="ce12" office:value-type="string">
            <text:p>lakshmykutty.r@ivtlinfoview.co.jp</text:p>
          </table:table-cell>
          <table:table-cell table:style-name="ce52" office:value-type="string">
            <text:p>Sukanya Ravichandran</text:p>
          </table:table-cell>
          <table:table-cell table:style-name="ce12" office:value-type="string">
            <text:p>sukanya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35">
            <text:p>203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ijayaraj.n@ivtlinfoview.co.jp</text:p>
          </table:table-cell>
          <table:table-cell table:style-name="ce21" office:value-type="string">
            <text:p>vijanag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Deepanraj Chithiravel</text:p>
          </table:table-cell>
          <table:table-cell table:style-name="ce12" office:value-type="string">
            <text:p>deepanraj.c@ivtlinfoview.co.jp</text:p>
          </table:table-cell>
          <table:table-cell table:style-name="ce52" office:value-type="string">
            <text:p>Sam David Paul David Thamarai Selvan</text:p>
          </table:table-cell>
          <table:table-cell table:style-name="ce12" office:value-type="string">
            <text:p>samdavidpaul.d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38">
            <text:p>203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dharunkumar.s@ivtlinfoview.co.jp</text:p>
          </table:table-cell>
          <table:table-cell table:style-name="ce21" office:value-type="string">
            <text:p>dharsh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2" office:value-type="string">
            <text:p>Aruldass Murugaiyan</text:p>
          </table:table-cell>
          <table:table-cell table:style-name="ce12" office:value-type="string">
            <text:p>aruldass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39">
            <text:p>2039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naveenkumar.s1@ivtlinfoview.co.jp</text:p>
          </table:table-cell>
          <table:table-cell table:style-name="ce21" office:value-type="string">
            <text:p>umararaj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8" office:value-type="string">
            <text:p>WHI_Payroll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39" office:value-type="string">
            <text:p>Karthikeyan M</text:p>
          </table:table-cell>
          <table:table-cell table:style-name="ce39" office:value-type="string">
            <text:p>karthikeyan.m@ivtlinfoview.co.jp </text:p>
          </table:table-cell>
          <table:table-cell table:style-name="ce18" table:number-columns-repeated="2"/>
          <table:table-cell table:style-name="ce18" office:value-type="string">
            <text:p>Manivannan Somasundaram</text:p>
          </table:table-cell>
          <table:table-cell table:style-name="ce68" office:value-type="string">
            <text:p><text:a xlink:href="mailto:manivannan.s@ivtlinfoview.co.jp">manivannan.s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2040">
            <text:p>204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uriyakumar.s@ivtlinfoview.co.jp</text:p>
          </table:table-cell>
          <table:table-cell table:style-name="ce21" office:value-type="string">
            <text:p>surisri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52" office:value-type="string">
            <text:p>Santhosh Kumar Durairaj</text:p>
          </table:table-cell>
          <table:table-cell table:style-name="ce12" office:value-type="string">
            <text:p>santhoshkumar.d@ivtlinfoview.co.jp</text:p>
          </table:table-cell>
          <table:table-cell table:style-name="ce52"/>
          <table:table-cell table:style-name="ce12"/>
          <table:table-cell table:style-name="ce53" office:value-type="string">
            <text:p>Hemalatha Ayyasamy</text:p>
          </table:table-cell>
          <table:table-cell table:style-name="ce16" office:value-type="string">
            <text:p><text:a xlink:href="mailto:hemalatha.a@ivtlinfoview.co.jp">hemalatha.a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2045">
            <text:p>2045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gowtham.k1@ivtlinfoview.co.jp</text:p>
          </table:table-cell>
          <table:table-cell table:style-name="ce21" office:value-type="string">
            <text:p>gowtkris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8" office:value-type="string">
            <text:p>WHI_Payroll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39" office:value-type="string">
            <text:p>Karthikeyan M</text:p>
          </table:table-cell>
          <table:table-cell table:style-name="ce39" office:value-type="string">
            <text:p>karthikeyan.m@ivtlinfoview.co.jp </text:p>
          </table:table-cell>
          <table:table-cell table:style-name="ce18" table:number-columns-repeated="2"/>
          <table:table-cell table:style-name="ce18" office:value-type="string">
            <text:p>Sampath Kumar Raja</text:p>
          </table:table-cell>
          <table:table-cell table:style-name="ce68" office:value-type="string">
            <text:p><text:a xlink:href="mailto:sampathkumar.r@ivtlinfoview.co.jp">sampathkumar.r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2046">
            <text:p>204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naveen.p@ivtlinfoview.co.jp</text:p>
          </table:table-cell>
          <table:table-cell table:style-name="ce21" office:value-type="string">
            <text:p>navepart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Sasiprabu Kannan</text:p>
          </table:table-cell>
          <table:table-cell table:style-name="ce2" office:value-type="string">
            <text:p>sasiprabu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47">
            <text:p>204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hemapriya.b@ivtlinfoview.co.jp</text:p>
          </table:table-cell>
          <table:table-cell table:style-name="ce21" office:value-type="string">
            <text:p>riyabab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Indira Rajasekar</text:p>
          </table:table-cell>
          <table:table-cell table:style-name="ce2" office:value-type="string">
            <text:p>indira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49">
            <text:p>2049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karthikeyan.s1@ivtlinfoview.co.jp</text:p>
          </table:table-cell>
          <table:table-cell table:style-name="ce21" office:value-type="string">
            <text:p>eyanni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9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2052">
            <text:p>2052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natarajan.s1@ivtlinfoview.co.jp</text:p>
          </table:table-cell>
          <table:table-cell table:style-name="ce21" office:value-type="string">
            <text:p>natasank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Narmathapillay Cassivisvanadanepillay</text:p>
          </table:table-cell>
          <table:table-cell table:style-name="ce13" office:value-type="string">
            <text:p>narmatha.c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53">
            <text:p>205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rabu.s@ivtlinfoview.co.jp</text:p>
          </table:table-cell>
          <table:table-cell table:style-name="ce21" office:value-type="string">
            <text:p>rabuaraj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Selvajegan Shankaran</text:p>
          </table:table-cell>
          <table:table-cell table:style-name="ce2" office:value-type="string">
            <text:p>selvajeg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54">
            <text:p>2054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gokulraj.m1@ivtlinfoview.co.jp</text:p>
          </table:table-cell>
          <table:table-cell table:style-name="ce21" office:value-type="string">
            <text:p>gokuman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9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2055">
            <text:p>205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revanth.m@ivtlinfoview.co.jp</text:p>
          </table:table-cell>
          <table:table-cell table:style-name="ce21" office:value-type="string">
            <text:p>revamadh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2" office:value-type="string">
            <text:p>Sakthivel Saravanan</text:p>
          </table:table-cell>
          <table:table-cell table:style-name="ce12" office:value-type="string">
            <text:p>sakthivel.s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56">
            <text:p>205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rabhakaran.m@ivtlinfoview.co.jp</text:p>
          </table:table-cell>
          <table:table-cell table:style-name="ce21" office:value-type="string">
            <text:p>prabmar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2" office:value-type="string">
            <text:p>Karthikeyan Subramanian</text:p>
          </table:table-cell>
          <table:table-cell table:style-name="ce12" office:value-type="string">
            <text:p>karthikey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57">
            <text:p>205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gomathyshankar.r@ivtlinfoview.co.jp</text:p>
          </table:table-cell>
          <table:table-cell table:style-name="ce21" office:value-type="string">
            <text:p>gomaraj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33" office:value-type="string">
            <text:p>SCM_Dev</text:p>
          </table:table-cell>
          <table:table-cell table:style-name="ce41" office:value-type="string">
            <text:p>Suresh Kumar Mohanraj</text:p>
          </table:table-cell>
          <table:table-cell table:style-name="ce16" office:value-type="string">
            <text:p><text:a xlink:href="mailto:sureshkumar.mohanraj@ivtlinfoview.com">sureshkumar.mohanraj@ivtlinfoview.com</text:a></text:p>
          </table:table-cell>
          <table:table-cell table:style-name="ce53" office:value-type="string">
            <text:p>Santhosh Kumar Durairaj</text:p>
          </table:table-cell>
          <table:table-cell table:style-name="ce16" office:value-type="string">
            <text:p>santhoshkumar.d@ivtlinfoview.co.jp</text:p>
          </table:table-cell>
          <table:table-cell table:style-name="ce53"/>
          <table:table-cell table:style-name="ce16"/>
          <table:table-cell table:style-name="ce65" office:value-type="string">
            <text:p>Amala Marianathan</text:p>
          </table:table-cell>
          <table:table-cell table:style-name="ce16" office:value-type="string">
            <text:p>amala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58">
            <text:p>2058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angurajan.k@ivtlinfoview.co.jp</text:p>
          </table:table-cell>
          <table:table-cell table:style-name="ce21" office:value-type="string">
            <text:p>ajanaran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8" office:value-type="string">
            <text:p>WHI_Payroll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39" office:value-type="string">
            <text:p>Karthikeyan M</text:p>
          </table:table-cell>
          <table:table-cell table:style-name="ce39" office:value-type="string">
            <text:p>karthikeyan.m@ivtlinfoview.co.jp </text:p>
          </table:table-cell>
          <table:table-cell table:style-name="ce18" table:number-columns-repeated="2"/>
          <table:table-cell table:style-name="ce18" office:value-type="string">
            <text:p>Manivannan Somasundaram</text:p>
          </table:table-cell>
          <table:table-cell table:style-name="ce68" office:value-type="string">
            <text:p><text:a xlink:href="mailto:manivannan.s@ivtlinfoview.co.jp">manivannan.s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2059">
            <text:p>205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eeramanikandan.j@ivtlinfoview.co.jp</text:p>
          </table:table-cell>
          <table:table-cell table:style-name="ce21" office:value-type="string">
            <text:p>veerjeev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Jeyakrishnan Mahalingam</text:p>
          </table:table-cell>
          <table:table-cell table:style-name="ce12" office:value-type="string">
            <text:p>jeyakrishnan.m@ivtlinfoview.co.jp</text:p>
          </table:table-cell>
          <table:table-cell table:style-name="ce52" office:value-type="string">
            <text:p>Gokila Govindraj</text:p>
          </table:table-cell>
          <table:table-cell table:style-name="ce12" office:value-type="string">
            <text:p>gokila.g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60">
            <text:p>206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ijay.s@ivtlinfoview.co.jp</text:p>
          </table:table-cell>
          <table:table-cell table:style-name="ce21" office:value-type="string">
            <text:p>vijas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Manickaraja Dakshinamoorthy</text:p>
          </table:table-cell>
          <table:table-cell table:style-name="ce12" office:value-type="string">
            <text:p>manickaraja.dakshinamoorthy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 office:value-type="string">
            <text:p>Gnana Baskara Guptha Parath Paran</text:p>
          </table:table-cell>
          <table:table-cell table:style-name="ce12" office:value-type="string">
            <text:p>gnanabaskaraguptha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61">
            <text:p>206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jawahar.s@ivtlinfoview.co.jp</text:p>
          </table:table-cell>
          <table:table-cell table:style-name="ce21" office:value-type="string">
            <text:p>aharar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2" office:value-type="string">
            <text:p>Imthiyas Ahamed Sm</text:p>
          </table:table-cell>
          <table:table-cell table:style-name="ce12" office:value-type="string">
            <text:p>imthiyasahamed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66">
            <text:p>206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yuvaraj.b@ivtlinfoview.co.jp</text:p>
          </table:table-cell>
          <table:table-cell table:style-name="ce21" office:value-type="string">
            <text:p>yuvab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 office:value-type="string">
            <text:p>Balaji Rajan</text:p>
          </table:table-cell>
          <table:table-cell table:style-name="ce12" office:value-type="string">
            <text:p>balaji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68">
            <text:p>206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enkatesh.c@ivtlinfoview.co.jp</text:p>
          </table:table-cell>
          <table:table-cell table:style-name="ce21" office:value-type="string">
            <text:p>venkch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 office:value-type="string">
            <text:p>Bhubaal Sundara Krishnan</text:p>
          </table:table-cell>
          <table:table-cell table:style-name="ce12" office:value-type="string">
            <text:p>bhubaal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70">
            <text:p>2070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naveen.s2@ivtlinfoview.co.jp</text:p>
          </table:table-cell>
          <table:table-cell table:style-name="ce21" office:value-type="string">
            <text:p>navesund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Talent Management_Hyouka</text:p>
          </table:table-cell>
          <table:table-cell table:style-name="ce40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Manikandan O</text:p>
          </table:table-cell>
          <table:table-cell table:style-name="ce18" office:value-type="string">
            <text:p>manikandan.o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71">
            <text:p>207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ranesh.r@ivtlinfoview.co.jp</text:p>
          </table:table-cell>
          <table:table-cell table:style-name="ce21" office:value-type="string">
            <text:p>pranrav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2" office:value-type="string">
            <text:p>Karthikeyan Subramanian</text:p>
          </table:table-cell>
          <table:table-cell table:style-name="ce12" office:value-type="string">
            <text:p>karthikey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72">
            <text:p>207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radeep.k@ivtlinfoview.co.jp</text:p>
          </table:table-cell>
          <table:table-cell table:style-name="ce21" office:value-type="string">
            <text:p>pradkand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Deepanraj Chithiravel</text:p>
          </table:table-cell>
          <table:table-cell table:style-name="ce12" office:value-type="string">
            <text:p>deepanraj.c@ivtlinfoview.co.jp</text:p>
          </table:table-cell>
          <table:table-cell table:style-name="ce52" office:value-type="string">
            <text:p>Arun.V Sundararaju</text:p>
          </table:table-cell>
          <table:table-cell table:style-name="ce12" office:value-type="string">
            <text:p>aru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73">
            <text:p>207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ivarajan.c@ivtlinfoview.co.jp</text:p>
          </table:table-cell>
          <table:table-cell table:style-name="ce21" office:value-type="string">
            <text:p>sivachid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12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55" office:value-type="string">
            <text:p>Santhosh Kumar Durairaj</text:p>
          </table:table-cell>
          <table:table-cell table:style-name="ce46" office:value-type="string">
            <text:p>santhoshkumar.d@ivtlinfoview.co.jp</text:p>
          </table:table-cell>
          <table:table-cell table:style-name="ce12" table:number-columns-repeated="2"/>
          <table:table-cell table:style-name="ce55" office:value-type="string">
            <text:p>Amala Marianathan</text:p>
          </table:table-cell>
          <table:table-cell table:style-name="ce46" office:value-type="string">
            <text:p>amala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74">
            <text:p>207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karthikeyan.u@ivtlinfoview.co.jp</text:p>
          </table:table-cell>
          <table:table-cell table:style-name="ce21" office:value-type="string">
            <text:p>kartuth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Ancy William Jaisingh</text:p>
          </table:table-cell>
          <table:table-cell table:style-name="ce2" office:value-type="string">
            <text:p>ancy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77">
            <text:p>207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gayathri.s1@ivtlinfoview.co.jp</text:p>
          </table:table-cell>
          <table:table-cell table:style-name="ce21" office:value-type="string">
            <text:p>gayas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iva Sankari Vanniarajan</text:p>
          </table:table-cell>
          <table:table-cell table:style-name="ce2" office:value-type="string">
            <text:p>sivasankari.v@ivtlinfoview.co.jp</text:p>
          </table:table-cell>
          <table:table-cell table:style-name="ce2" office:value-type="string">
            <text:p>Sobiya Nagarajan</text:p>
          </table:table-cell>
          <table:table-cell table:style-name="ce2" office:value-type="string">
            <text:p>sobiya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78">
            <text:p>207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run.s1@ivtlinfoview.co.jp</text:p>
          </table:table-cell>
          <table:table-cell table:style-name="ce21" office:value-type="string">
            <text:p>arunsank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2" office:value-type="string">
            <text:p>Athithya Vengatesh Auvadaiappan</text:p>
          </table:table-cell>
          <table:table-cell table:style-name="ce12" office:value-type="string">
            <text:p>athithyavengatesh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79">
            <text:p>207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uresharavind.b@ivtlinfoview.co.jp</text:p>
          </table:table-cell>
          <table:table-cell table:style-name="ce21" office:value-type="string">
            <text:p>surebal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12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/>
          <table:table-cell table:style-name="ce12"/>
          <table:table-cell table:number-columns-repeated="1009"/>
        </table:table-row>
        <table:table-row table:style-name="ro1">
          <table:table-cell table:style-name="ce2" office:value-type="float" office:value="2090">
            <text:p>2090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kannan.s@ivtlinfoview.co.jp</text:p>
          </table:table-cell>
          <table:table-cell table:style-name="ce21" office:value-type="string">
            <text:p>kannshan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8" office:value-type="string">
            <text:p>WHI_Payroll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39" office:value-type="string">
            <text:p>Karthikeyan M</text:p>
          </table:table-cell>
          <table:table-cell table:style-name="ce39" office:value-type="string">
            <text:p>karthikeyan.m@ivtlinfoview.co.jp </text:p>
          </table:table-cell>
          <table:table-cell table:style-name="ce18" table:number-columns-repeated="2"/>
          <table:table-cell table:style-name="ce18" office:value-type="string">
            <text:p>Jagadeesan Rajamani</text:p>
          </table:table-cell>
          <table:table-cell table:style-name="ce68" office:value-type="string">
            <text:p><text:a xlink:href="mailto:jagadeesan.r@ivtlinfoview.co.jp">jagadeesan.r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2092">
            <text:p>2092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dineshkumar.r2@ivtlinfoview.co.jp</text:p>
          </table:table-cell>
          <table:table-cell table:style-name="ce21" office:value-type="string">
            <text:p>diner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Technical Service</text:p>
          </table:table-cell>
          <table:table-cell table:style-name="ce37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25" table:number-columns-repeated="2"/>
          <table:table-cell table:style-name="ce18" table:number-columns-repeated="2"/>
          <table:table-cell table:style-name="ce18" office:value-type="string">
            <text:p>Nadarbalamurugan</text:p>
          </table:table-cell>
          <table:table-cell table:style-name="ce68" office:value-type="string">
            <text:p><text:a xlink:href="mailto:nadarbalamurugan.p@ivtlinfoview.co.jp">nadarbalamurugan.p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2093">
            <text:p>2093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seenivasan.s@ivtlinfoview.co.jp</text:p>
          </table:table-cell>
          <table:table-cell table:style-name="ce21" office:value-type="string">
            <text:p>seensela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8" office:value-type="string">
            <text:p>WHI_Payroll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39" office:value-type="string">
            <text:p>Karthikeyan M</text:p>
          </table:table-cell>
          <table:table-cell table:style-name="ce39" office:value-type="string">
            <text:p>karthikeyan.m@ivtlinfoview.co.jp </text:p>
          </table:table-cell>
          <table:table-cell table:style-name="ce18" table:number-columns-repeated="2"/>
          <table:table-cell table:style-name="ce18" office:value-type="string">
            <text:p>Jagadeesan Rajamani</text:p>
          </table:table-cell>
          <table:table-cell table:style-name="ce68" office:value-type="string">
            <text:p><text:a xlink:href="mailto:jagadeesan.r@ivtlinfoview.co.jp">jagadeesan.r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2095">
            <text:p>209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ravanan.k1@ivtlinfoview.co.jp</text:p>
          </table:table-cell>
          <table:table-cell table:style-name="ce21" office:value-type="string">
            <text:p>sarakris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Yogeswari Mani</text:p>
          </table:table-cell>
          <table:table-cell table:style-name="ce2" office:value-type="string">
            <text:p>yogeswari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99">
            <text:p>209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sidharan.j@ivtlinfoview.co.jp</text:p>
          </table:table-cell>
          <table:table-cell table:style-name="ce21" office:value-type="string">
            <text:p>sasijay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Arokkia Jerald Praveen</text:p>
          </table:table-cell>
          <table:table-cell table:style-name="ce2" office:value-type="string">
            <text:p>arokkiajeraldpraveen.d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01">
            <text:p>2101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shanmuga.p@ivtlinfoview.co.jp</text:p>
          </table:table-cell>
          <table:table-cell table:style-name="ce21" office:value-type="string">
            <text:p>shanpala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9" office:value-type="string">
            <text:p>WHI_HR-Core_Hyouka</text:p>
          </table:table-cell>
          <table:table-cell table:style-name="ce40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Arulmani A</text:p>
          </table:table-cell>
          <table:table-cell table:style-name="ce18" office:value-type="string">
            <text:p>arulmani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03">
            <text:p>210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anjunathan.m@ivtlinfoview.co.jp</text:p>
          </table:table-cell>
          <table:table-cell table:style-name="ce21" office:value-type="string">
            <text:p>manjm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2" office:value-type="string">
            <text:p>Aruldass Murugaiyan</text:p>
          </table:table-cell>
          <table:table-cell table:style-name="ce12" office:value-type="string">
            <text:p>aruldass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04">
            <text:p>210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jith.r@ivtlinfoview.co.jp</text:p>
          </table:table-cell>
          <table:table-cell table:style-name="ce21" office:value-type="string">
            <text:p>ajitraj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Deepanraj Chithiravel</text:p>
          </table:table-cell>
          <table:table-cell table:style-name="ce12" office:value-type="string">
            <text:p>deepanraj.c@ivtlinfoview.co.jp</text:p>
          </table:table-cell>
          <table:table-cell table:style-name="ce52" office:value-type="string">
            <text:p>Sam David Paul David Thamarai Selvan</text:p>
          </table:table-cell>
          <table:table-cell table:style-name="ce12" office:value-type="string">
            <text:p>samdavidpaul.d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05">
            <text:p>210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yeshwanth.k@ivtlinfoview.co.jp</text:p>
          </table:table-cell>
          <table:table-cell table:style-name="ce21" office:value-type="string">
            <text:p>yeshkand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5" office:value-type="string">
            <text:p>Sathiyananthan Pandian</text:p>
          </table:table-cell>
          <table:table-cell table:style-name="ce46" office:value-type="string">
            <text:p>sathiyananthan.p@ivtlinfoview.co.jp</text:p>
          </table:table-cell>
          <table:table-cell table:style-name="ce52" office:value-type="string">
            <text:p>Swathimala Pitchaikani</text:p>
          </table:table-cell>
          <table:table-cell table:style-name="ce12" office:value-type="string">
            <text:p>swathimala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06">
            <text:p>210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elvaprakash.s@ivtlinfoview.co.jp</text:p>
          </table:table-cell>
          <table:table-cell table:style-name="ce21" office:value-type="string">
            <text:p>kashlvam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Mohamed Siddique Jahir Hussain</text:p>
          </table:table-cell>
          <table:table-cell table:style-name="ce2" office:value-type="string">
            <text:p>mohamedsiddique.j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07">
            <text:p>210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balakrishna.d@ivtlinfoview.co.jp</text:p>
          </table:table-cell>
          <table:table-cell table:style-name="ce21" office:value-type="string">
            <text:p>baladamo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ivaranjani Sivaprakasam</text:p>
          </table:table-cell>
          <table:table-cell table:style-name="ce2" office:value-type="string">
            <text:p>sivaranjani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09">
            <text:p>210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rumugaselvam.r@ivtlinfoview.co.jp</text:p>
          </table:table-cell>
          <table:table-cell table:style-name="ce21" office:value-type="string">
            <text:p>arumraj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Sathyapriya Vijayakumar</text:p>
          </table:table-cell>
          <table:table-cell table:style-name="ce2" office:value-type="string">
            <text:p>sathyapriya.v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10">
            <text:p>2110</text:p>
          </table:table-cell>
          <table:table-cell table:style-name="ce12" office:value-type="string">
            <text:p>SOP Executive</text:p>
          </table:table-cell>
          <table:table-cell table:style-name="ce19" office:value-type="string">
            <text:p>soundarya.k@ivtlinfoview.co.jp</text:p>
          </table:table-cell>
          <table:table-cell table:style-name="ce21" office:value-type="string">
            <text:p>sounkann</text:p>
          </table:table-cell>
          <table:table-cell table:style-name="ce2" office:value-type="string">
            <text:p>Infoview</text:p>
          </table:table-cell>
          <table:table-cell table:style-name="ce23" office:value-type="string">
            <text:p>Support</text:p>
          </table:table-cell>
          <table:table-cell table:style-name="ce23" office:value-type="string">
            <text:p>Metrix</text:p>
          </table:table-cell>
          <table:table-cell table:style-name="ce12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8"/>
          <table:table-cell table:style-name="ce12"/>
          <table:table-cell table:style-name="ce18" table:number-columns-repeated="4"/>
          <table:table-cell table:number-columns-repeated="1009"/>
        </table:table-row>
        <table:table-row table:style-name="ro1">
          <table:table-cell table:style-name="ce3" office:value-type="float" office:value="2111">
            <text:p>2111</text:p>
          </table:table-cell>
          <table:table-cell table:style-name="ce12" office:value-type="string">
            <text:p>Admin Executive</text:p>
          </table:table-cell>
          <table:table-cell table:style-name="ce19" office:value-type="string">
            <text:p>nithya.c@ivtlinfoview.com</text:p>
          </table:table-cell>
          <table:table-cell table:style-name="ce21" office:value-type="string">
            <text:p>nithya</text:p>
          </table:table-cell>
          <table:table-cell table:style-name="ce2" office:value-type="string">
            <text:p>Infoview</text:p>
          </table:table-cell>
          <table:table-cell table:style-name="ce23" office:value-type="string">
            <text:p>Support</text:p>
          </table:table-cell>
          <table:table-cell table:style-name="ce23" office:value-type="string">
            <text:p>Administration</text:p>
          </table:table-cell>
          <table:table-cell table:style-name="ce12" office:value-type="string">
            <text:p>Prakash</text:p>
          </table:table-cell>
          <table:table-cell table:style-name="ce12" office:value-type="string">
            <text:p>prakash.s@ivtlinfoview.com</text:p>
          </table:table-cell>
          <table:table-cell table:style-name="ce48"/>
          <table:table-cell table:style-name="ce12"/>
          <table:table-cell table:style-name="ce18" table:number-columns-repeated="4"/>
          <table:table-cell table:number-columns-repeated="1009"/>
        </table:table-row>
        <table:table-row table:style-name="ro1">
          <table:table-cell table:style-name="ce3" office:value-type="float" office:value="2112">
            <text:p>2112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suganya.an@ivtlinfoview.co.jp</text:p>
          </table:table-cell>
          <table:table-cell table:style-name="ce21" office:value-type="string">
            <text:p>suganya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Sudhagar Selvaraj</text:p>
          </table:table-cell>
          <table:table-cell table:style-name="ce13" office:value-type="string">
            <text:p>sudhagar.se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19">
            <text:p>211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ramprasad.s@ivtlinfoview.co.jp</text:p>
          </table:table-cell>
          <table:table-cell table:style-name="ce21" office:value-type="string">
            <text:p>rampras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Sasiprabu Kannan</text:p>
          </table:table-cell>
          <table:table-cell table:style-name="ce2" office:value-type="string">
            <text:p>sasiprabu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20">
            <text:p>2120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arunachalam.r@ivtlinfoview.co.jp</text:p>
          </table:table-cell>
          <table:table-cell table:style-name="ce21" office:value-type="string">
            <text:p>arunacr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Rajeshwari Rajendran</text:p>
          </table:table-cell>
          <table:table-cell table:style-name="ce13" office:value-type="string">
            <text:p>rajeshwari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23">
            <text:p>2123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nishanth.s@ivtlinfoview.co.jp</text:p>
          </table:table-cell>
          <table:table-cell table:style-name="ce21" office:value-type="string">
            <text:p>nishanse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Payroll_Hyouka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Karunakaran M</text:p>
          </table:table-cell>
          <table:table-cell table:style-name="ce18" office:value-type="string">
            <text:p>karunakaran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24">
            <text:p>2124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ajithkumar.v@ivtlinfoview.co.jp</text:p>
          </table:table-cell>
          <table:table-cell table:style-name="ce21" office:value-type="string">
            <text:p>ajithkve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Talent Management_Hyouka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Manikandan O</text:p>
          </table:table-cell>
          <table:table-cell table:style-name="ce18" office:value-type="string">
            <text:p>manikandan.o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25">
            <text:p>2125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ganesan.m1@ivtlinfoview.co.jp</text:p>
          </table:table-cell>
          <table:table-cell table:style-name="ce21" office:value-type="string">
            <text:p>ganesam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Sudhagar Selvaraj</text:p>
          </table:table-cell>
          <table:table-cell table:style-name="ce13" office:value-type="string">
            <text:p>sudhagar.se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26">
            <text:p>212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karthick.g1@ivtlinfoview.co.jp</text:p>
          </table:table-cell>
          <table:table-cell table:style-name="ce21" office:value-type="string">
            <text:p>karthiga</text:p>
          </table:table-cell>
          <table:table-cell table:style-name="ce2" office:value-type="string">
            <text:p>WAP</text:p>
          </table:table-cell>
          <table:table-cell table:style-name="ce5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52" office:value-type="string">
            <text:p>Santhosh Kumar Durairaj</text:p>
          </table:table-cell>
          <table:table-cell table:style-name="ce12" office:value-type="string">
            <text:p>santhoshkumar.d@ivtlinfoview.co.jp</text:p>
          </table:table-cell>
          <table:table-cell table:style-name="ce52"/>
          <table:table-cell table:style-name="ce12"/>
          <table:table-cell table:style-name="ce52" office:value-type="string">
            <text:p>Amala Marianathan</text:p>
          </table:table-cell>
          <table:table-cell table:style-name="ce12" office:value-type="string">
            <text:p>amala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29">
            <text:p>212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chockalingaprasanna.a@ivtlinfoview.co.jp</text:p>
          </table:table-cell>
          <table:table-cell table:style-name="ce21" office:value-type="string">
            <text:p>chockaa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2" office:value-type="string">
            <text:p>Bhavyasri Koora</text:p>
          </table:table-cell>
          <table:table-cell table:style-name="ce12" office:value-type="string">
            <text:p>bhavyasri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31">
            <text:p>213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raveenkumar.j@ivtlinfoview.co.jp</text:p>
          </table:table-cell>
          <table:table-cell table:style-name="ce21" office:value-type="string">
            <text:p>praveej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Elanchezhiyan Pannirselvam</text:p>
          </table:table-cell>
          <table:table-cell table:style-name="ce2" office:value-type="string">
            <text:p>elanchezhiyan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34">
            <text:p>213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runkumar.r2@ivtlinfoview.co.jp</text:p>
          </table:table-cell>
          <table:table-cell table:style-name="ce21" office:value-type="string">
            <text:p>arunkur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2" office:value-type="string">
            <text:p>Karthikeyan Subramanian</text:p>
          </table:table-cell>
          <table:table-cell table:style-name="ce12" office:value-type="string">
            <text:p>karthikey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36">
            <text:p>213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ganeshkumar.s@ivtlinfoview.co.jp</text:p>
          </table:table-cell>
          <table:table-cell table:style-name="ce21" office:value-type="string">
            <text:p>ganeshs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abarinathan Sarangapani</text:p>
          </table:table-cell>
          <table:table-cell table:style-name="ce2" office:value-type="string">
            <text:p>sabarinath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38">
            <text:p>213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rambhuvanesh.s@ivtlinfoview.co.jp</text:p>
          </table:table-cell>
          <table:table-cell table:style-name="ce21" office:value-type="string">
            <text:p>rambhus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Lakshmykutty</text:p>
          </table:table-cell>
          <table:table-cell table:style-name="ce12" office:value-type="string">
            <text:p>lakshmykutty.r@ivtlinfoview.co.jp</text:p>
          </table:table-cell>
          <table:table-cell table:style-name="ce52" office:value-type="string">
            <text:p>Sukanya Ravichandran</text:p>
          </table:table-cell>
          <table:table-cell table:style-name="ce12" office:value-type="string">
            <text:p>sukanya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39">
            <text:p>2139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vivek.g@ivtlinfoview.co.jp</text:p>
          </table:table-cell>
          <table:table-cell table:style-name="ce21" office:value-type="string">
            <text:p>vivekgu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8" office:value-type="string">
            <text:p>WHI_Customer Support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39" office:value-type="string">
            <text:p>Karthikeyan M</text:p>
          </table:table-cell>
          <table:table-cell table:style-name="ce39" office:value-type="string">
            <text:p>karthikeyan.m@ivtlinfoview.co.jp </text:p>
          </table:table-cell>
          <table:table-cell table:style-name="ce18" table:number-columns-repeated="2"/>
          <table:table-cell table:style-name="ce18" office:value-type="string">
            <text:p>Sachidhanandhan Sellamuthu</text:p>
          </table:table-cell>
          <table:table-cell table:style-name="ce68" office:value-type="string">
            <text:p><text:a xlink:href="mailto:sachidhanandhan.s@ivtlinfoview.co.jp">sachidhanandhan.s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2144">
            <text:p>214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undarapandiyan.m@ivtlinfoview.co.jp</text:p>
          </table:table-cell>
          <table:table-cell table:style-name="ce21" office:value-type="string">
            <text:p>sundarmo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iva Sankari Vanniarajan</text:p>
          </table:table-cell>
          <table:table-cell table:style-name="ce2" office:value-type="string">
            <text:p>sivasankari.v@ivtlinfoview.co.jp</text:p>
          </table:table-cell>
          <table:table-cell table:style-name="ce2" office:value-type="string">
            <text:p>Hemalatha Rajendran</text:p>
          </table:table-cell>
          <table:table-cell table:style-name="ce2" office:value-type="string">
            <text:p>hemalatha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46">
            <text:p>2146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balaji.k1@ivtlinfoview.co.jp</text:p>
          </table:table-cell>
          <table:table-cell table:style-name="ce21" office:value-type="string">
            <text:p>balajik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Sudhagar Selvaraj</text:p>
          </table:table-cell>
          <table:table-cell table:style-name="ce13" office:value-type="string">
            <text:p>sudhagar.se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48">
            <text:p>214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ujithanand.a@ivtlinfoview.co.jp</text:p>
          </table:table-cell>
          <table:table-cell table:style-name="ce21" office:value-type="string">
            <text:p>sujitha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2150">
            <text:p>215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jothijob.s@ivtlinfoview.co.jp</text:p>
          </table:table-cell>
          <table:table-cell table:style-name="ce21" office:value-type="string">
            <text:p>jothijsh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Sasiprabu Kannan</text:p>
          </table:table-cell>
          <table:table-cell table:style-name="ce2" office:value-type="string">
            <text:p>sasiprabu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55">
            <text:p>2155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gowtham.v@ivtlinfoview.co.jp</text:p>
          </table:table-cell>
          <table:table-cell table:style-name="ce21" office:value-type="string">
            <text:p>gowthav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Sathishkumar Rajan</text:p>
          </table:table-cell>
          <table:table-cell table:style-name="ce13" office:value-type="string">
            <text:p>sathishkumar.r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58">
            <text:p>215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naveenkumar.s2@ivtlinfoview.co.jp</text:p>
          </table:table-cell>
          <table:table-cell table:style-name="ce21" office:value-type="string">
            <text:p>naveens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59">
            <text:p>215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dinesh.j1@ivtlinfoview.co.jp</text:p>
          </table:table-cell>
          <table:table-cell table:style-name="ce21" office:value-type="string">
            <text:p>dineshj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Premanand Balasubramanian</text:p>
          </table:table-cell>
          <table:table-cell table:style-name="ce2" office:value-type="string">
            <text:p>premanand.b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61">
            <text:p>216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nataraj.m@ivtlinfoview.co.jp</text:p>
          </table:table-cell>
          <table:table-cell table:style-name="ce21" office:value-type="string">
            <text:p>natarm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Kishor Kumar Venkatachalam</text:p>
          </table:table-cell>
          <table:table-cell table:style-name="ce2" office:value-type="string">
            <text:p>kishorkumar.v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62">
            <text:p>216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logesh.g@ivtlinfoview.co.jp</text:p>
          </table:table-cell>
          <table:table-cell table:style-name="ce21" office:value-type="string">
            <text:p>logeshg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Gnanananda Prabhu Sivaguru</text:p>
          </table:table-cell>
          <table:table-cell table:style-name="ce2" office:value-type="string">
            <text:p>gnananandaprabhu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65">
            <text:p>2165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christobarputharaj.j@ivtlinfoview.co.jp</text:p>
          </table:table-cell>
          <table:table-cell table:style-name="ce21" office:value-type="string">
            <text:p>christj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Mahalakshmi Balamurugan</text:p>
          </table:table-cell>
          <table:table-cell table:style-name="ce67" office:value-type="string">
            <text:p>mahalakshmi.b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67">
            <text:p>216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ignesh.n@ivtlinfoview.co.jp</text:p>
          </table:table-cell>
          <table:table-cell table:style-name="ce21" office:value-type="string">
            <text:p>vignesn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Jothi Subramanian</text:p>
          </table:table-cell>
          <table:table-cell table:style-name="ce2" office:value-type="string">
            <text:p>jothi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68">
            <text:p>216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ishnusiddharth.r@ivtlinfoview.co.jp</text:p>
          </table:table-cell>
          <table:table-cell table:style-name="ce21" office:value-type="string">
            <text:p>vishnur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Varadharajan Sesharaman</text:p>
          </table:table-cell>
          <table:table-cell table:style-name="ce12" office:value-type="string">
            <text:p>varadharajan.s@ivtlinfoview.co.jp</text:p>
          </table:table-cell>
          <table:table-cell table:style-name="ce52" office:value-type="string">
            <text:p>Daniel Mariadass Iruthayasamy</text:p>
          </table:table-cell>
          <table:table-cell table:style-name="ce12" office:value-type="string">
            <text:p>danielmariadass.i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71">
            <text:p>2171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udhayasankar.j@ivtlinfoview.co.jp</text:p>
          </table:table-cell>
          <table:table-cell table:style-name="ce21" office:value-type="string">
            <text:p>udhayaja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Recruiting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Priyanga L</text:p>
          </table:table-cell>
          <table:table-cell table:style-name="ce18" office:value-type="string">
            <text:p>priyanga.l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74">
            <text:p>217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aheshwaran.g@ivtlinfoview.co.jp</text:p>
          </table:table-cell>
          <table:table-cell table:style-name="ce21" office:value-type="string">
            <text:p>maheshgo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Jeyakrishnan Mahalingam</text:p>
          </table:table-cell>
          <table:table-cell table:style-name="ce12" office:value-type="string">
            <text:p>jeyakrishnan.m@ivtlinfoview.co.jp</text:p>
          </table:table-cell>
          <table:table-cell table:style-name="ce52" office:value-type="string">
            <text:p>Gokila Govindraj</text:p>
          </table:table-cell>
          <table:table-cell table:style-name="ce12" office:value-type="string">
            <text:p>gokila.g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75">
            <text:p>2175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elamparithi.e@ivtlinfoview.co.jp</text:p>
          </table:table-cell>
          <table:table-cell table:style-name="ce21" office:value-type="string">
            <text:p>elampael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Talent Management_Hyouka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Manikandan O</text:p>
          </table:table-cell>
          <table:table-cell table:style-name="ce18" office:value-type="string">
            <text:p>manikandan.o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77">
            <text:p>217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enkatesh.m1@ivtlinfoview.co.jp</text:p>
          </table:table-cell>
          <table:table-cell table:style-name="ce21" office:value-type="string">
            <text:p>venkatm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Ranjith Kumar Ganesan</text:p>
          </table:table-cell>
          <table:table-cell table:style-name="ce2" office:value-type="string">
            <text:p>ranjithkumar.g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79">
            <text:p>2179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arun.m@ivtlinfoview.co.jp</text:p>
          </table:table-cell>
          <table:table-cell table:style-name="ce21" office:value-type="string">
            <text:p>arunmu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Attendance_Hyouka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Navyasree S</text:p>
          </table:table-cell>
          <table:table-cell table:style-name="ce18" office:value-type="string">
            <text:p>navyasree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80">
            <text:p>2180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aravind.b1@ivtlinfoview.co.jp</text:p>
          </table:table-cell>
          <table:table-cell table:style-name="ce21" office:value-type="string">
            <text:p>aravinba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9" office:value-type="string">
            <text:p>WHI_HR-Core_Hyouka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Arulmani A</text:p>
          </table:table-cell>
          <table:table-cell table:style-name="ce18" office:value-type="string">
            <text:p>arulmani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81">
            <text:p>2181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kumar.k@ivtlinfoview.co.jp</text:p>
          </table:table-cell>
          <table:table-cell table:style-name="ce21" office:value-type="string">
            <text:p>kumarka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Payroll_Hyouka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Karunakaran M</text:p>
          </table:table-cell>
          <table:table-cell table:style-name="ce18" office:value-type="string">
            <text:p>karunakaran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82">
            <text:p>218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hanmugapriiyan.t@ivtlinfoview.co.jp</text:p>
          </table:table-cell>
          <table:table-cell table:style-name="ce21" office:value-type="string">
            <text:p>shanmuth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Ancy William Jaisingh</text:p>
          </table:table-cell>
          <table:table-cell table:style-name="ce2" office:value-type="string">
            <text:p>ancy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90">
            <text:p>219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anikandan.s1@ivtlinfoview.co.jp</text:p>
          </table:table-cell>
          <table:table-cell table:style-name="ce21" office:value-type="string">
            <text:p>manikas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33" office:value-type="string">
            <text:p>SCM_Dev</text:p>
          </table:table-cell>
          <table:table-cell table:style-name="ce16" office:value-type="string">
            <text:p>Suresh Kumar Mohanraj</text:p>
          </table:table-cell>
          <table:table-cell table:style-name="ce16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3"/>
          <table:table-cell table:style-name="ce16"/>
          <table:table-cell table:number-columns-repeated="1009"/>
        </table:table-row>
        <table:table-row table:style-name="ro1">
          <table:table-cell table:style-name="ce2" office:value-type="float" office:value="2191">
            <text:p>219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gokulsankar.y@ivtlinfoview.co.jp</text:p>
          </table:table-cell>
          <table:table-cell table:style-name="ce21" office:value-type="string">
            <text:p>gokulsy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Sasiprabu Kannan</text:p>
          </table:table-cell>
          <table:table-cell table:style-name="ce2" office:value-type="string">
            <text:p>sasiprabu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94">
            <text:p>2194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kavin.p@ivtlinfoview.co.jp</text:p>
          </table:table-cell>
          <table:table-cell table:style-name="ce21" office:value-type="string">
            <text:p>kavinp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Sudhagar Selvaraj</text:p>
          </table:table-cell>
          <table:table-cell table:style-name="ce13" office:value-type="string">
            <text:p>sudhagar.se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97">
            <text:p>2197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siva.p1@ivtlinfoview.co.jp</text:p>
          </table:table-cell>
          <table:table-cell table:style-name="ce21" office:value-type="string">
            <text:p>sivape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Attendance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office:value-type="string">
            <text:p>Vijayanak Lakshmanasamy</text:p>
          </table:table-cell>
          <table:table-cell table:style-name="ce18" office:value-type="string">
            <text:p>vijayanak.l@ivtlinfoview.co.jp</text:p>
          </table:table-cell>
          <table:table-cell table:style-name="ce18" office:value-type="string">
            <text:p>Arun Jayendiran</text:p>
          </table:table-cell>
          <table:table-cell table:style-name="ce18" office:value-type="string">
            <text:p>arun.j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98">
            <text:p>219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rathish.g@ivtlinfoview.co.jp</text:p>
          </table:table-cell>
          <table:table-cell table:style-name="ce21" office:value-type="string">
            <text:p>rathisg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Priya Ramamurthi</text:p>
          </table:table-cell>
          <table:table-cell table:style-name="ce2" office:value-type="string">
            <text:p>priya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99">
            <text:p>219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ubash.s1@ivtlinfoview.co.jp</text:p>
          </table:table-cell>
          <table:table-cell table:style-name="ce21" office:value-type="string">
            <text:p>subashs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Lakshmykutty</text:p>
          </table:table-cell>
          <table:table-cell table:style-name="ce12" office:value-type="string">
            <text:p>lakshmykutty.r@ivtlinfoview.co.jp</text:p>
          </table:table-cell>
          <table:table-cell table:style-name="ce52" office:value-type="string">
            <text:p>Logesh Kumaresan</text:p>
          </table:table-cell>
          <table:table-cell table:style-name="ce12" office:value-type="string">
            <text:p>logesh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04">
            <text:p>220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hrigurunath.s@ivtlinfoview.co.jp</text:p>
          </table:table-cell>
          <table:table-cell table:style-name="ce21" office:value-type="string">
            <text:p>shrigus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Premanand Balasubramanian</text:p>
          </table:table-cell>
          <table:table-cell table:style-name="ce2" office:value-type="string">
            <text:p>premanand.b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05">
            <text:p>2205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dharshaanaa.s@ivtlinfoview.co.jp</text:p>
          </table:table-cell>
          <table:table-cell table:style-name="ce21" office:value-type="string">
            <text:p>dharshs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Narmathapillay Cassivisvanadanepillay</text:p>
          </table:table-cell>
          <table:table-cell table:style-name="ce13" office:value-type="string">
            <text:p>narmatha.c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06">
            <text:p>2206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tharunikasri.t@ivtlinfoview.co.jp</text:p>
          </table:table-cell>
          <table:table-cell table:style-name="ce21" office:value-type="string">
            <text:p>tharunth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Sudhagar Selvaraj</text:p>
          </table:table-cell>
          <table:table-cell table:style-name="ce13" office:value-type="string">
            <text:p>sudhagar.se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10">
            <text:p>2210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sreeharini.g@ivtlinfoview.co.jp</text:p>
          </table:table-cell>
          <table:table-cell table:style-name="ce21" office:value-type="string">
            <text:p>sreehag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Sudhagar Selvaraj</text:p>
          </table:table-cell>
          <table:table-cell table:style-name="ce13" office:value-type="string">
            <text:p>sudhagar.se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16">
            <text:p>221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auncia.j@ivtlinfoview.co.jp</text:p>
          </table:table-cell>
          <table:table-cell table:style-name="ce21" office:value-type="string">
            <text:p>pauncij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Vinodhini Kathiresan</text:p>
          </table:table-cell>
          <table:table-cell table:style-name="ce2" office:value-type="string">
            <text:p>vinodhini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18">
            <text:p>221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ijayalakshmi.p@ivtlinfoview.co.jp</text:p>
          </table:table-cell>
          <table:table-cell table:style-name="ce21" office:value-type="string">
            <text:p>vijayap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Dineshkumar Rajakumar</text:p>
          </table:table-cell>
          <table:table-cell table:style-name="ce2" office:value-type="string">
            <text:p>dineshkumar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19">
            <text:p>221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ramalakshmi.a@ivtlinfoview.co.jp</text:p>
          </table:table-cell>
          <table:table-cell table:style-name="ce21" office:value-type="string">
            <text:p>ramalaat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float" office:value="2222">
            <text:p>222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ennila.a1@ivtlinfoview.co.jp</text:p>
          </table:table-cell>
          <table:table-cell table:style-name="ce21" office:value-type="string">
            <text:p>vennilal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Priyadharshini Shanmugavel</text:p>
          </table:table-cell>
          <table:table-cell table:style-name="ce2" office:value-type="string">
            <text:p>priyadharshini.sh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23">
            <text:p>222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chaithanya.a@ivtlinfoview.co.jp</text:p>
          </table:table-cell>
          <table:table-cell table:style-name="ce21" office:value-type="string">
            <text:p>chaithas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Jeyakrishnan Mahalingam</text:p>
          </table:table-cell>
          <table:table-cell table:style-name="ce12" office:value-type="string">
            <text:p>jeyakrishnan.m@ivtlinfoview.co.jp</text:p>
          </table:table-cell>
          <table:table-cell table:style-name="ce52" office:value-type="string">
            <text:p>Gokila Govindraj</text:p>
          </table:table-cell>
          <table:table-cell table:style-name="ce12" office:value-type="string">
            <text:p>gokila.g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27">
            <text:p>222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gomathi.r1@ivtlinfoview.co.jp</text:p>
          </table:table-cell>
          <table:table-cell table:style-name="ce21" office:value-type="string">
            <text:p>gomathr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29">
            <text:p>222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wetha.k@ivtlinfoview.co.jp</text:p>
          </table:table-cell>
          <table:table-cell table:style-name="ce21" office:value-type="string">
            <text:p>swethak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41" office:value-type="string">
            <text:p>Manickaraja Dakshinamoorthy</text:p>
          </table:table-cell>
          <table:table-cell table:style-name="ce16" office:value-type="string">
            <text:p>manickaraja.dakshinamoorthy@ivtlinfoview.com</text:p>
          </table:table-cell>
          <table:table-cell table:style-name="ce49"/>
          <table:table-cell table:style-name="ce12" table:number-columns-repeated="3"/>
          <table:table-cell table:style-name="ce59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2230">
            <text:p>2230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priyadharshini.d@ivtlinfoview.co.jp</text:p>
          </table:table-cell>
          <table:table-cell table:style-name="ce21" office:value-type="string">
            <text:p>priyadd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Narmathapillay Cassivisvanadanepillay</text:p>
          </table:table-cell>
          <table:table-cell table:style-name="ce13" office:value-type="string">
            <text:p>narmatha.c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32">
            <text:p>223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rashmirao.r@ivtlinfoview.co.jp</text:p>
          </table:table-cell>
          <table:table-cell table:style-name="ce21" office:value-type="string">
            <text:p>rashmir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Naveen kumar Srinivasan</text:p>
          </table:table-cell>
          <table:table-cell table:style-name="ce2" office:value-type="string">
            <text:p>naveenkumar.s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34">
            <text:p>2234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prabhuganesh.r@ivtlinfoview.co.jp</text:p>
          </table:table-cell>
          <table:table-cell table:style-name="ce21" office:value-type="string">
            <text:p>prabhur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Mahalakshmi Balamurugan</text:p>
          </table:table-cell>
          <table:table-cell table:style-name="ce67" office:value-type="string">
            <text:p>mahalakshmi.b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35">
            <text:p>2235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jotheeswaran.m@ivtlinfoview.co.jp</text:p>
          </table:table-cell>
          <table:table-cell table:style-name="ce21" office:value-type="string">
            <text:p>jotheem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Mahalakshmi Balamurugan</text:p>
          </table:table-cell>
          <table:table-cell table:style-name="ce67" office:value-type="string">
            <text:p>mahalakshmi.b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36">
            <text:p>2236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janapriya.s@ivtlinfoview.co.jp</text:p>
          </table:table-cell>
          <table:table-cell table:style-name="ce21" office:value-type="string">
            <text:p>janaprsa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Recruiting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Priyanga L</text:p>
          </table:table-cell>
          <table:table-cell table:style-name="ce18" office:value-type="string">
            <text:p>priyanga.l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37">
            <text:p>2237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hari.m@ivtlinfoview.co.jp</text:p>
          </table:table-cell>
          <table:table-cell table:style-name="ce21" office:value-type="string">
            <text:p>harim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Mahalakshmi Balamurugan</text:p>
          </table:table-cell>
          <table:table-cell table:style-name="ce67" office:value-type="string">
            <text:p>mahalakshmi.b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38">
            <text:p>223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eby.j@ivtlinfoview.co.jp</text:p>
          </table:table-cell>
          <table:table-cell table:style-name="ce21" office:value-type="string">
            <text:p>ebyjp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ivaranjani Sivaprakasam</text:p>
          </table:table-cell>
          <table:table-cell table:style-name="ce2" office:value-type="string">
            <text:p>sivaranjani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43">
            <text:p>224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harmila.r@ivtlinfoview.co.jp</text:p>
          </table:table-cell>
          <table:table-cell table:style-name="ce21" office:value-type="string">
            <text:p>sharmir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Gunasekaran Ammasai</text:p>
          </table:table-cell>
          <table:table-cell table:style-name="ce2" office:value-type="string">
            <text:p>gunasekaran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48">
            <text:p>224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divya.r1@ivtlinfoview.co.jp</text:p>
          </table:table-cell>
          <table:table-cell table:style-name="ce21" office:value-type="string">
            <text:p>divyar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2" office:value-type="string">
            <text:p>Sakthivel Saravanan</text:p>
          </table:table-cell>
          <table:table-cell table:style-name="ce12" office:value-type="string">
            <text:p>sakthivel.s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52">
            <text:p>225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harini.m@ivtlinfoview.co.jp</text:p>
          </table:table-cell>
          <table:table-cell table:style-name="ce21" office:value-type="string">
            <text:p>harinim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Palanivel Dhanusu</text:p>
          </table:table-cell>
          <table:table-cell table:style-name="ce2" office:value-type="string">
            <text:p>palanivel.d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54">
            <text:p>2254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ramaswamy.r@ivtlinfoview.co.jp</text:p>
          </table:table-cell>
          <table:table-cell table:style-name="ce21" office:value-type="string">
            <text:p>ramaswra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HR-Core_Hyouka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Arulmani A</text:p>
          </table:table-cell>
          <table:table-cell table:style-name="ce18" office:value-type="string">
            <text:p>arulmani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55">
            <text:p>225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rasanth.r1@ivtlinfoview.co.jp</text:p>
          </table:table-cell>
          <table:table-cell table:style-name="ce21" office:value-type="string">
            <text:p>prasanr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Vinotha Chandrasekar</text:p>
          </table:table-cell>
          <table:table-cell table:style-name="ce2" office:value-type="string">
            <text:p>vinotha.c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56">
            <text:p>2256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keerthana.b@ivtlinfoview.co.jp</text:p>
          </table:table-cell>
          <table:table-cell table:style-name="ce21" office:value-type="string">
            <text:p>keerthb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Mahalakshmi Balamurugan</text:p>
          </table:table-cell>
          <table:table-cell table:style-name="ce67" office:value-type="string">
            <text:p>mahalakshmi.b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59">
            <text:p>2259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srilekha.p@ivtlinfoview.co.jp</text:p>
          </table:table-cell>
          <table:table-cell table:style-name="ce21" office:value-type="string">
            <text:p>srilekpo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Technical Service</text:p>
          </table:table-cell>
          <table:table-cell table:style-name="ce37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25" table:number-columns-repeated="2"/>
          <table:table-cell table:style-name="ce18" table:number-columns-repeated="2"/>
          <table:table-cell table:style-name="ce18" office:value-type="string">
            <text:p>Nadarbalamurugan</text:p>
          </table:table-cell>
          <table:table-cell table:style-name="ce68" office:value-type="string">
            <text:p><text:a xlink:href="mailto:nadarbalamurugan.p@ivtlinfoview.co.jp">nadarbalamurugan.p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2260">
            <text:p>226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rajalakshmi.s2@ivtlinfoview.co.jp</text:p>
          </table:table-cell>
          <table:table-cell table:style-name="ce21" office:value-type="string">
            <text:p>rajalas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Sasiprabu Kannan</text:p>
          </table:table-cell>
          <table:table-cell table:style-name="ce2" office:value-type="string">
            <text:p>sasiprabu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65">
            <text:p>226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ujitha.m@ivtlinfoview.co.jp</text:p>
          </table:table-cell>
          <table:table-cell table:style-name="ce21" office:value-type="string">
            <text:p>sujithm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Sathyapriya Vijayakumar</text:p>
          </table:table-cell>
          <table:table-cell table:style-name="ce2" office:value-type="string">
            <text:p>sathyapriya.v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67">
            <text:p>2267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thangakumari.g@ivtlinfoview.co.jp</text:p>
          </table:table-cell>
          <table:table-cell table:style-name="ce21" office:value-type="string">
            <text:p>thangago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Sudhagar Selvaraj</text:p>
          </table:table-cell>
          <table:table-cell table:style-name="ce13" office:value-type="string">
            <text:p>sudhagar.se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71">
            <text:p>227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balakirethiga.r@ivtlinfoview.co.jp</text:p>
          </table:table-cell>
          <table:table-cell table:style-name="ce21" office:value-type="string">
            <text:p>balakir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athiya Moorthy Manoharan</text:p>
          </table:table-cell>
          <table:table-cell table:style-name="ce2" office:value-type="string">
            <text:p>sathiyamoorthy.m@ivtlinfoview.co.jp</text:p>
          </table:table-cell>
          <table:table-cell table:style-name="ce2" office:value-type="string">
            <text:p>Archana Sunil Prakash</text:p>
          </table:table-cell>
          <table:table-cell table:style-name="ce2" office:value-type="string">
            <text:p>archana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72">
            <text:p>227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elakkiya.r@ivtlinfoview.co.jp</text:p>
          </table:table-cell>
          <table:table-cell table:style-name="ce21" office:value-type="string">
            <text:p>elakkir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Ranjith Kumar Ganesan</text:p>
          </table:table-cell>
          <table:table-cell table:style-name="ce2" office:value-type="string">
            <text:p>ranjithkumar.g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76">
            <text:p>227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geetha.g@ivtlinfoview.co.jp</text:p>
          </table:table-cell>
          <table:table-cell table:style-name="ce21" office:value-type="string">
            <text:p>geethag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Gunasekaran Ammasai</text:p>
          </table:table-cell>
          <table:table-cell table:style-name="ce2" office:value-type="string">
            <text:p>gunasekaran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79">
            <text:p>2279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akshaya.s@ivtlinfoview.co.jp</text:p>
          </table:table-cell>
          <table:table-cell table:style-name="ce21" office:value-type="string">
            <text:p>akshays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/>
          <table:table-cell table:style-name="ce13"/>
          <table:table-cell table:number-columns-repeated="1009"/>
        </table:table-row>
        <table:table-row table:style-name="ro1">
          <table:table-cell table:style-name="ce2" office:value-type="float" office:value="2281">
            <text:p>228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jerardirudayraj.d@ivtlinfoview.co.jp</text:p>
          </table:table-cell>
          <table:table-cell table:style-name="ce21" office:value-type="string">
            <text:p>jerardd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Indira Rajasekar</text:p>
          </table:table-cell>
          <table:table-cell table:style-name="ce2" office:value-type="string">
            <text:p>indira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82">
            <text:p>228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dhanalekshmi.r@ivtlinfoview.co.jp</text:p>
          </table:table-cell>
          <table:table-cell table:style-name="ce21" office:value-type="string">
            <text:p>dhanalr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Jeyakrishnan Mahalingam</text:p>
          </table:table-cell>
          <table:table-cell table:style-name="ce12" office:value-type="string">
            <text:p>jeyakrishnan.m@ivtlinfoview.co.jp</text:p>
          </table:table-cell>
          <table:table-cell table:style-name="ce52" office:value-type="string">
            <text:p>Deepak Soman M.Pratheep</text:p>
          </table:table-cell>
          <table:table-cell table:style-name="ce12" office:value-type="string">
            <text:p>deepaksoman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84">
            <text:p>228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nagha.m@ivtlinfoview.co.jp</text:p>
          </table:table-cell>
          <table:table-cell table:style-name="ce21" office:value-type="string">
            <text:p>anagham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Manivasagam Nambirajan</text:p>
          </table:table-cell>
          <table:table-cell table:style-name="ce2" office:value-type="string">
            <text:p>manivasagam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86">
            <text:p>2286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akalya.m@ivtlinfoview.co.jp</text:p>
          </table:table-cell>
          <table:table-cell table:style-name="ce21" office:value-type="string">
            <text:p>akalyam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/>
          <table:table-cell table:style-name="ce13"/>
          <table:table-cell table:number-columns-repeated="1009"/>
        </table:table-row>
        <table:table-row table:style-name="ro1">
          <table:table-cell table:style-name="ce2" office:value-type="float" office:value="2288">
            <text:p>228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ngavi.r@ivtlinfoview.co.jp</text:p>
          </table:table-cell>
          <table:table-cell table:style-name="ce21" office:value-type="string">
            <text:p>sangavr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style-name="ce2" office:value-type="string">
            <text:p>Loganathan Vinayagam</text:p>
          </table:table-cell>
          <table:table-cell table:style-name="ce2" office:value-type="string">
            <text:p>loganthan.v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89">
            <text:p>228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ishwarya.s2@ivtlinfoview.co.jp</text:p>
          </table:table-cell>
          <table:table-cell table:style-name="ce21" office:value-type="string">
            <text:p>aishwas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abarinathan Sarangapani</text:p>
          </table:table-cell>
          <table:table-cell table:style-name="ce2" office:value-type="string">
            <text:p>sabarinath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90">
            <text:p>2290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pavithra.g1@ivtlinfoview.co.jp</text:p>
          </table:table-cell>
          <table:table-cell table:style-name="ce21" office:value-type="string">
            <text:p>pavithgo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Rajeshwari Rajendran</text:p>
          </table:table-cell>
          <table:table-cell table:style-name="ce13" office:value-type="string">
            <text:p>rajeshwari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92">
            <text:p>229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indhuja.g@ivtlinfoview.co.jp</text:p>
          </table:table-cell>
          <table:table-cell table:style-name="ce21" office:value-type="string">
            <text:p>sindhugo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style-name="ce2" office:value-type="string">
            <text:p>Loganathan Vinayagam</text:p>
          </table:table-cell>
          <table:table-cell table:style-name="ce2" office:value-type="string">
            <text:p>loganthan.v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94">
            <text:p>229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keerthana.s1@ivtlinfoview.co.jp</text:p>
          </table:table-cell>
          <table:table-cell table:style-name="ce21" office:value-type="string">
            <text:p>keerths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athiya Moorthy Manoharan</text:p>
          </table:table-cell>
          <table:table-cell table:style-name="ce2" office:value-type="string">
            <text:p>sathiyamoorthy.m@ivtlinfoview.co.jp</text:p>
          </table:table-cell>
          <table:table-cell table:style-name="ce2" office:value-type="string">
            <text:p>Archana Sunil Prakash</text:p>
          </table:table-cell>
          <table:table-cell table:style-name="ce2" office:value-type="string">
            <text:p>archana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95">
            <text:p>229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harini.t1@ivtlinfoview.co.jp</text:p>
          </table:table-cell>
          <table:table-cell table:style-name="ce21" office:value-type="string">
            <text:p>harinith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Sasiprabu Kannan</text:p>
          </table:table-cell>
          <table:table-cell table:style-name="ce2" office:value-type="string">
            <text:p>sasiprabu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00">
            <text:p>2300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vanmathi.p@ivtlinfoview.co.jp</text:p>
          </table:table-cell>
          <table:table-cell table:style-name="ce21" office:value-type="string">
            <text:p>vanmatpa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Payroll_Hyouka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Karunakaran M</text:p>
          </table:table-cell>
          <table:table-cell table:style-name="ce18" office:value-type="string">
            <text:p>karunakaran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01">
            <text:p>2301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aiswarya.s1@ivtlinfoview.co.jp</text:p>
          </table:table-cell>
          <table:table-cell table:style-name="ce21" office:value-type="string">
            <text:p>aiswars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Mahalakshmi Balamurugan</text:p>
          </table:table-cell>
          <table:table-cell table:style-name="ce67" office:value-type="string">
            <text:p>mahalakshmi.b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02">
            <text:p>2302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induja.a@ivtlinfoview.co.jp</text:p>
          </table:table-cell>
          <table:table-cell table:style-name="ce21" office:value-type="string">
            <text:p>indujaay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Sudhagar Selvaraj</text:p>
          </table:table-cell>
          <table:table-cell table:style-name="ce13" office:value-type="string">
            <text:p>sudhagar.se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04">
            <text:p>2304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surya.r@ivtlinfoview.co.jp</text:p>
          </table:table-cell>
          <table:table-cell table:style-name="ce21" office:value-type="string">
            <text:p>suryar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Rajeshwari Rajendran</text:p>
          </table:table-cell>
          <table:table-cell table:style-name="ce13" office:value-type="string">
            <text:p>rajeshwari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05">
            <text:p>230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binaya.s@ivtlinfoview.co.jp</text:p>
          </table:table-cell>
          <table:table-cell table:style-name="ce21" office:value-type="string">
            <text:p>abinays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Vinodhini Kathiresan</text:p>
          </table:table-cell>
          <table:table-cell table:style-name="ce2" office:value-type="string">
            <text:p>vinodhini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06">
            <text:p>230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reshma.m@ivtlinfoview.co.jp</text:p>
          </table:table-cell>
          <table:table-cell table:style-name="ce21" office:value-type="string">
            <text:p>reshmamo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style-name="ce2" office:value-type="string">
            <text:p>Shakir Alam Mohd. Aman Akhtar</text:p>
          </table:table-cell>
          <table:table-cell table:style-name="ce2" office:value-type="string">
            <text:p>shakiralam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11">
            <text:p>2311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jasimabanu.a@ivtlinfoview.co.jp</text:p>
          </table:table-cell>
          <table:table-cell table:style-name="ce21" office:value-type="string">
            <text:p>jasimaal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Rajeshwari Rajendran</text:p>
          </table:table-cell>
          <table:table-cell table:style-name="ce13" office:value-type="string">
            <text:p>rajeshwari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12">
            <text:p>231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jeevitha.s@ivtlinfoview.co.jp</text:p>
          </table:table-cell>
          <table:table-cell table:style-name="ce21" office:value-type="string">
            <text:p>jeevitsh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Rohini Subramanian</text:p>
          </table:table-cell>
          <table:table-cell table:style-name="ce2" office:value-type="string">
            <text:p>rohini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14">
            <text:p>231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haretha.j@ivtlinfoview.co.jp</text:p>
          </table:table-cell>
          <table:table-cell table:style-name="ce21" office:value-type="string">
            <text:p>harethj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Sasiprabu Kannan</text:p>
          </table:table-cell>
          <table:table-cell table:style-name="ce2" office:value-type="string">
            <text:p>sasiprabu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15">
            <text:p>2315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dhivyalakshmi.p@ivtlinfoview.co.jp</text:p>
          </table:table-cell>
          <table:table-cell table:style-name="ce21" office:value-type="string">
            <text:p>dhivyap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Sudhagar Selvaraj</text:p>
          </table:table-cell>
          <table:table-cell table:style-name="ce13" office:value-type="string">
            <text:p>sudhagar.se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17">
            <text:p>2317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pavithra.r@ivtlinfoview.co.jp</text:p>
          </table:table-cell>
          <table:table-cell table:style-name="ce21" office:value-type="string">
            <text:p>pavithra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HR-Core_Hyouka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Arulmani A</text:p>
          </table:table-cell>
          <table:table-cell table:style-name="ce18" office:value-type="string">
            <text:p>arulmani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18">
            <text:p>231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nandhi.r@ivtlinfoview.co.jp</text:p>
          </table:table-cell>
          <table:table-cell table:style-name="ce21" office:value-type="string">
            <text:p>anandhr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Gnanananda Prabhu Sivaguru</text:p>
          </table:table-cell>
          <table:table-cell table:style-name="ce2" office:value-type="string">
            <text:p>gnananandaprabhu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19">
            <text:p>2319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shrikokila.r@ivtlinfoview.co.jp</text:p>
          </table:table-cell>
          <table:table-cell table:style-name="ce21" office:value-type="string">
            <text:p>shrikora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QE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Akash C</text:p>
          </table:table-cell>
          <table:table-cell table:style-name="ce18" office:value-type="string">
            <text:p>akash.c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20">
            <text:p>2320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sneha.s@ivtlinfoview.co.jp</text:p>
          </table:table-cell>
          <table:table-cell table:style-name="ce21" office:value-type="string">
            <text:p>snehas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Thangarasu Raja</text:p>
          </table:table-cell>
          <table:table-cell table:style-name="ce13" office:value-type="string">
            <text:p>thangarasu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21">
            <text:p>2321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vanamalavaasanthika.l@ivtlinfoview.co.jp</text:p>
          </table:table-cell>
          <table:table-cell table:style-name="ce21" office:value-type="string">
            <text:p>vanamal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/>
          <table:table-cell table:style-name="ce13"/>
          <table:table-cell table:number-columns-repeated="1009"/>
        </table:table-row>
        <table:table-row table:style-name="ro1">
          <table:table-cell table:style-name="ce2" office:value-type="float" office:value="2323">
            <text:p>232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radhika.m@ivtlinfoview.co.jp</text:p>
          </table:table-cell>
          <table:table-cell table:style-name="ce21" office:value-type="string">
            <text:p>radhikm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iva Sankari Vanniarajan</text:p>
          </table:table-cell>
          <table:table-cell table:style-name="ce2" office:value-type="string">
            <text:p>sivasankari.v@ivtlinfoview.co.jp</text:p>
          </table:table-cell>
          <table:table-cell table:style-name="ce2" office:value-type="string">
            <text:p>Sobiya Nagarajan</text:p>
          </table:table-cell>
          <table:table-cell table:style-name="ce2" office:value-type="string">
            <text:p>sobiya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24">
            <text:p>232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kohila.c@ivtlinfoview.co.jp</text:p>
          </table:table-cell>
          <table:table-cell table:style-name="ce21" office:value-type="string">
            <text:p>kohilach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style-name="ce2" office:value-type="string">
            <text:p>Loganathan Vinayagam</text:p>
          </table:table-cell>
          <table:table-cell table:style-name="ce2" office:value-type="string">
            <text:p>loganthan.v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26">
            <text:p>232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eenambigai.p@ivtlinfoview.co.jp</text:p>
          </table:table-cell>
          <table:table-cell table:style-name="ce21" office:value-type="string">
            <text:p>meenamp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Nivetha Jambunathan</text:p>
          </table:table-cell>
          <table:table-cell table:style-name="ce2" office:value-type="string">
            <text:p>nivetha.j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30">
            <text:p>2330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haritha.k@ivtlinfoview.co.jp</text:p>
          </table:table-cell>
          <table:table-cell table:style-name="ce21" office:value-type="string">
            <text:p>harithk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Thangarasu Raja</text:p>
          </table:table-cell>
          <table:table-cell table:style-name="ce13" office:value-type="string">
            <text:p>thangarasu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31">
            <text:p>233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nanthi.n@ivtlinfoview.co.jp</text:p>
          </table:table-cell>
          <table:table-cell table:style-name="ce21" office:value-type="string">
            <text:p>ananthn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Gnanananda Prabhu Sivaguru</text:p>
          </table:table-cell>
          <table:table-cell table:style-name="ce2" office:value-type="string">
            <text:p>gnananandaprabhu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32">
            <text:p>233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ravenbalaji.v@ivtlinfoview.co.jp</text:p>
          </table:table-cell>
          <table:table-cell table:style-name="ce21" office:value-type="string">
            <text:p>pravenv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Aruna Kumarasamy</text:p>
          </table:table-cell>
          <table:table-cell table:style-name="ce2" office:value-type="string">
            <text:p>aruna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33">
            <text:p>233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nushya.s@ivtlinfoview.co.jp</text:p>
          </table:table-cell>
          <table:table-cell table:style-name="ce21" office:value-type="string">
            <text:p>anushys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Vinodhini Kathiresan</text:p>
          </table:table-cell>
          <table:table-cell table:style-name="ce2" office:value-type="string">
            <text:p>vinodhini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34">
            <text:p>233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bdulkatheribrahim.i@ivtlinfoview.co.jp</text:p>
          </table:table-cell>
          <table:table-cell table:style-name="ce21" office:value-type="string">
            <text:p>abdulkib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Deepanraj Chithiravel</text:p>
          </table:table-cell>
          <table:table-cell table:style-name="ce12" office:value-type="string">
            <text:p>deepanraj.c@ivtlinfoview.co.jp</text:p>
          </table:table-cell>
          <table:table-cell table:style-name="ce52" office:value-type="string">
            <text:p>Sam David Paul David Thamarai Selvan</text:p>
          </table:table-cell>
          <table:table-cell table:style-name="ce12" office:value-type="string">
            <text:p>samdavidpaul.d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37">
            <text:p>233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nnmary.r@ivtlinfoview.co.jp</text:p>
          </table:table-cell>
          <table:table-cell table:style-name="ce21" office:value-type="string">
            <text:p>annmarr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Ancy William Jaisingh</text:p>
          </table:table-cell>
          <table:table-cell table:style-name="ce2" office:value-type="string">
            <text:p>ancy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41">
            <text:p>234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vinash.r@ivtlinfoview.co.jp</text:p>
          </table:table-cell>
          <table:table-cell table:style-name="ce21" office:value-type="string">
            <text:p>avinasr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2" office:value-type="string">
            <text:p>Avinash Vaidhya Kalainesan</text:p>
          </table:table-cell>
          <table:table-cell table:style-name="ce12" office:value-type="string">
            <text:p>avinashvaidhya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42">
            <text:p>234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balavignesh.s@ivtlinfoview.co.jp</text:p>
          </table:table-cell>
          <table:table-cell table:style-name="ce21" office:value-type="string">
            <text:p>balavis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Nivetha Jambunathan</text:p>
          </table:table-cell>
          <table:table-cell table:style-name="ce2" office:value-type="string">
            <text:p>nivetha.j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43">
            <text:p>234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balamurugan.k1@ivtlinfoview.co.jp</text:p>
          </table:table-cell>
          <table:table-cell table:style-name="ce21" office:value-type="string">
            <text:p>balamuk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2" office:value-type="string">
            <text:p>Avinash Vaidhya Kalainesan</text:p>
          </table:table-cell>
          <table:table-cell table:style-name="ce12" office:value-type="string">
            <text:p>avinashvaidhya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44">
            <text:p>234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chandrasekhar.k@ivtlinfoview.co.jp</text:p>
          </table:table-cell>
          <table:table-cell table:style-name="ce21" office:value-type="string">
            <text:p>chandrk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Varun Narasimha Barathy</text:p>
          </table:table-cell>
          <table:table-cell table:style-name="ce2" office:value-type="string">
            <text:p>varun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45">
            <text:p>234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deepak.m@ivtlinfoview.co.jp</text:p>
          </table:table-cell>
          <table:table-cell table:style-name="ce21" office:value-type="string">
            <text:p>deepakm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iva Sankari Vanniarajan</text:p>
          </table:table-cell>
          <table:table-cell table:style-name="ce2" office:value-type="string">
            <text:p>sivasankari.v@ivtlinfoview.co.jp</text:p>
          </table:table-cell>
          <table:table-cell table:style-name="ce2" office:value-type="string">
            <text:p>Sobiya Nagarajan</text:p>
          </table:table-cell>
          <table:table-cell table:style-name="ce2" office:value-type="string">
            <text:p>sobiya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46">
            <text:p>234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dharchana.k@ivtlinfoview.co.jp</text:p>
          </table:table-cell>
          <table:table-cell table:style-name="ce21" office:value-type="string">
            <text:p>dharchk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Nithin U.s Sreenivasan</text:p>
          </table:table-cell>
          <table:table-cell table:style-name="ce2" office:value-type="string">
            <text:p>nithi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48">
            <text:p>234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gayatri.t@ivtlinfoview.co.jp</text:p>
          </table:table-cell>
          <table:table-cell table:style-name="ce21" office:value-type="string">
            <text:p>gayatrth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Baranitharan Manickaraj</text:p>
          </table:table-cell>
          <table:table-cell table:style-name="ce2" office:value-type="string">
            <text:p>bharanitharan.m@ivtlinfoview.co.jp</text:p>
          </table:table-cell>
          <table:table-cell table:style-name="ce2" office:value-type="string">
            <text:p>Anupriya Mahendran</text:p>
          </table:table-cell>
          <table:table-cell table:style-name="ce2" office:value-type="string">
            <text:p>anupriya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51">
            <text:p>235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gunaprashaat.b@ivtlinfoview.co.jp</text:p>
          </table:table-cell>
          <table:table-cell table:style-name="ce21" office:value-type="string">
            <text:p>gunap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Mohanapriya Saravanan</text:p>
          </table:table-cell>
          <table:table-cell table:style-name="ce2" office:value-type="string">
            <text:p>mohanapriya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57">
            <text:p>235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kasthuri.v@ivtlinfoview.co.jp</text:p>
          </table:table-cell>
          <table:table-cell table:style-name="ce21" office:value-type="string">
            <text:p>kasthuv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iva Sankari Vanniarajan</text:p>
          </table:table-cell>
          <table:table-cell table:style-name="ce2" office:value-type="string">
            <text:p>sivasankari.v@ivtlinfoview.co.jp</text:p>
          </table:table-cell>
          <table:table-cell table:style-name="ce2" office:value-type="string">
            <text:p>Sobiya Nagarajan</text:p>
          </table:table-cell>
          <table:table-cell table:style-name="ce2" office:value-type="string">
            <text:p>sobiya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58">
            <text:p>235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kowshikbharathi.m@ivtlinfoview.co.jp</text:p>
          </table:table-cell>
          <table:table-cell table:style-name="ce21" office:value-type="string">
            <text:p>kowshim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Satheeshkumar Sivakumar</text:p>
          </table:table-cell>
          <table:table-cell table:style-name="ce2" office:value-type="string">
            <text:p>satheeshkumar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63">
            <text:p>236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ohankumar.r@ivtlinfoview.co.jp</text:p>
          </table:table-cell>
          <table:table-cell table:style-name="ce21" office:value-type="string">
            <text:p>mohankr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Deepanraj Chithiravel</text:p>
          </table:table-cell>
          <table:table-cell table:style-name="ce12" office:value-type="string">
            <text:p>deepanraj.c@ivtlinfoview.co.jp</text:p>
          </table:table-cell>
          <table:table-cell table:style-name="ce52" office:value-type="string">
            <text:p>Arun.V Sundararaju</text:p>
          </table:table-cell>
          <table:table-cell table:style-name="ce12" office:value-type="string">
            <text:p>aru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65">
            <text:p>236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ouleeswaran.k@ivtlinfoview.co.jp</text:p>
          </table:table-cell>
          <table:table-cell table:style-name="ce21" office:value-type="string">
            <text:p>mouleek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Nivetha Jambunathan</text:p>
          </table:table-cell>
          <table:table-cell table:style-name="ce2" office:value-type="string">
            <text:p>nivetha.j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69">
            <text:p>236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navaneethakrishnan.b@ivtlinfoview.co.jp</text:p>
          </table:table-cell>
          <table:table-cell table:style-name="ce21" office:value-type="string">
            <text:p>navaneb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Baranitharan Manickaraj</text:p>
          </table:table-cell>
          <table:table-cell table:style-name="ce2" office:value-type="string">
            <text:p>bharanitharan.m@ivtlinfoview.co.jp</text:p>
          </table:table-cell>
          <table:table-cell table:style-name="ce2" office:value-type="string">
            <text:p>Anupriya Mahendran</text:p>
          </table:table-cell>
          <table:table-cell table:style-name="ce2" office:value-type="string">
            <text:p>anupriya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71">
            <text:p>237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nazurudeen.a@ivtlinfoview.co.jp</text:p>
          </table:table-cell>
          <table:table-cell table:style-name="ce21" office:value-type="string">
            <text:p>nazuruab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Ranjith Kumar Ganesan</text:p>
          </table:table-cell>
          <table:table-cell table:style-name="ce2" office:value-type="string">
            <text:p>ranjithkumar.g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73">
            <text:p>237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onkumaresan.g@ivtlinfoview.co.jp</text:p>
          </table:table-cell>
          <table:table-cell table:style-name="ce21" office:value-type="string">
            <text:p>ponkumg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Gnanananda Prabhu Sivaguru</text:p>
          </table:table-cell>
          <table:table-cell table:style-name="ce2" office:value-type="string">
            <text:p>gnananandaprabhu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80">
            <text:p>2380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robin.v@ivtlinfoview.co.jp</text:p>
          </table:table-cell>
          <table:table-cell table:style-name="ce21" office:value-type="string">
            <text:p>robinva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Attendance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office:value-type="string">
            <text:p>Vijayanak Lakshmanasamy</text:p>
          </table:table-cell>
          <table:table-cell table:style-name="ce18" office:value-type="string">
            <text:p>vijayanak.l@ivtlinfoview.co.jp</text:p>
          </table:table-cell>
          <table:table-cell table:style-name="ce18" office:value-type="string">
            <text:p>Natesanathan Kamaraj</text:p>
          </table:table-cell>
          <table:table-cell table:style-name="ce18" office:value-type="string">
            <text:p>natesanathan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81">
            <text:p>238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bihasultana.a@ivtlinfoview.co.jp</text:p>
          </table:table-cell>
          <table:table-cell table:style-name="ce21" office:value-type="string">
            <text:p>sabiha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Baranitharan Manickaraj</text:p>
          </table:table-cell>
          <table:table-cell table:style-name="ce2" office:value-type="string">
            <text:p>bharanitharan.m@ivtlinfoview.co.jp</text:p>
          </table:table-cell>
          <table:table-cell table:style-name="ce2" office:value-type="string">
            <text:p>Riya Sundar Raj</text:p>
          </table:table-cell>
          <table:table-cell table:style-name="ce2" office:value-type="string">
            <text:p>riya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84">
            <text:p>238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njay.s@ivtlinfoview.co.jp</text:p>
          </table:table-cell>
          <table:table-cell table:style-name="ce21" office:value-type="string">
            <text:p>sanjays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 office:value-type="string">
            <text:p>Vignesh Alagu Raj</text:p>
          </table:table-cell>
          <table:table-cell table:style-name="ce12" office:value-type="string">
            <text:p>vignesh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86">
            <text:p>238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ravanan.b1@ivtlinfoview.co.jp</text:p>
          </table:table-cell>
          <table:table-cell table:style-name="ce21" office:value-type="string">
            <text:p>saravab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Lakshmykutty</text:p>
          </table:table-cell>
          <table:table-cell table:style-name="ce12" office:value-type="string">
            <text:p>lakshmykutty.r@ivtlinfoview.co.jp</text:p>
          </table:table-cell>
          <table:table-cell table:style-name="ce52" office:value-type="string">
            <text:p>Vinoth Kumar Anguraj</text:p>
          </table:table-cell>
          <table:table-cell table:style-name="ce12" office:value-type="string">
            <text:p>vinothkumar.a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90">
            <text:p>239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reelakshmy.s@ivtlinfoview.co.jp</text:p>
          </table:table-cell>
          <table:table-cell table:style-name="ce21" office:value-type="string">
            <text:p>sreelas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Midhuna M Dileep Thiruvilakkil <text:s/>Gangadharan Dileep</text:p>
          </table:table-cell>
          <table:table-cell table:style-name="ce2" office:value-type="string">
            <text:p>midhunamdileep.t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92">
            <text:p>239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rinivasan.s2@ivtlinfoview.co.jp</text:p>
          </table:table-cell>
          <table:table-cell table:style-name="ce21" office:value-type="string">
            <text:p>srinivs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Sivasankaran Ravichandran</text:p>
          </table:table-cell>
          <table:table-cell table:style-name="ce2" office:value-type="string">
            <text:p>sivasankaran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93">
            <text:p>239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rirambharani.s@ivtlinfoview.co.jp</text:p>
          </table:table-cell>
          <table:table-cell table:style-name="ce21" office:value-type="string">
            <text:p>sriramso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Logesh Selvam</text:p>
          </table:table-cell>
          <table:table-cell table:style-name="ce2" office:value-type="string">
            <text:p>logesh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94">
            <text:p>239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rivatsan.s@ivtlinfoview.co.jp</text:p>
          </table:table-cell>
          <table:table-cell table:style-name="ce21" office:value-type="string">
            <text:p>srivats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Mohamed Siddique Jahir Hussain</text:p>
          </table:table-cell>
          <table:table-cell table:style-name="ce2" office:value-type="string">
            <text:p>mohamedsiddique.j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97">
            <text:p>239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waminathan.m@ivtlinfoview.co.jp</text:p>
          </table:table-cell>
          <table:table-cell table:style-name="ce21" office:value-type="string">
            <text:p>swaminm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2" office:value-type="string">
            <text:p>Athithya Vengatesh Auvadaiappan</text:p>
          </table:table-cell>
          <table:table-cell table:style-name="ce12" office:value-type="string">
            <text:p>athithyavengatesh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12">
            <text:p>2412</text:p>
          </table:table-cell>
          <table:table-cell table:style-name="ce12" office:value-type="string">
            <text:p>Finance Executive</text:p>
          </table:table-cell>
          <table:table-cell table:style-name="ce19" office:value-type="string">
            <text:p>nandhini.a@ivtlinfoview.co.jp</text:p>
          </table:table-cell>
          <table:table-cell table:style-name="ce21" office:value-type="string">
            <text:p>nandhinia</text:p>
          </table:table-cell>
          <table:table-cell table:style-name="ce2" office:value-type="string">
            <text:p>Infoview</text:p>
          </table:table-cell>
          <table:table-cell table:style-name="ce23" office:value-type="string">
            <text:p>Support</text:p>
          </table:table-cell>
          <table:table-cell table:style-name="ce23" office:value-type="string">
            <text:p>Finance</text:p>
          </table:table-cell>
          <table:table-cell table:style-name="ce12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8"/>
          <table:table-cell table:style-name="ce12"/>
          <table:table-cell table:style-name="ce18" table:number-columns-repeated="4"/>
          <table:table-cell table:number-columns-repeated="1009"/>
        </table:table-row>
        <table:table-row table:style-name="ro1">
          <table:table-cell table:style-name="ce3" office:value-type="float" office:value="2413">
            <text:p>2413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manikandan.a@ivtlinfoview.co.jp</text:p>
          </table:table-cell>
          <table:table-cell table:style-name="ce21" office:value-type="string">
            <text:p>adaimanik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Santhosh Vijay T S</text:p>
          </table:table-cell>
          <table:table-cell table:style-name="ce13" office:value-type="string">
            <text:p>santhoshvijay.t@ivtlinfoview.co.jp</text:p>
          </table:table-cell>
          <table:table-cell table:number-columns-repeated="1009"/>
        </table:table-row>
        <table:table-row table:style-name="ro1">
          <table:table-cell table:style-name="ce3" office:value-type="float" office:value="2415">
            <text:p>241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jaykumar.b@ivtlinfoview.co.jp</text:p>
          </table:table-cell>
          <table:table-cell table:style-name="ce21" office:value-type="string">
            <text:p>balaajay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Manivasagam Nambirajan</text:p>
          </table:table-cell>
          <table:table-cell table:style-name="ce2" office:value-type="string">
            <text:p>manivasagam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16">
            <text:p>2416</text:p>
          </table:table-cell>
          <table:table-cell table:style-name="ce12" office:value-type="string">
            <text:p>Infrastructure Executive</text:p>
          </table:table-cell>
          <table:table-cell table:style-name="ce19" office:value-type="string">
            <text:p>muhaisudeen.m@ivtlinfoview.co.jp</text:p>
          </table:table-cell>
          <table:table-cell table:style-name="ce21" office:value-type="string">
            <text:p>muhaisudeen</text:p>
          </table:table-cell>
          <table:table-cell table:style-name="ce2" office:value-type="string">
            <text:p>Infoview</text:p>
          </table:table-cell>
          <table:table-cell table:style-name="ce23" office:value-type="string">
            <text:p>Support</text:p>
          </table:table-cell>
          <table:table-cell table:style-name="ce23" office:value-type="string">
            <text:p>Infrastructure</text:p>
          </table:table-cell>
          <table:table-cell table:style-name="ce12" office:value-type="string">
            <text:p>Bubesh</text:p>
          </table:table-cell>
          <table:table-cell table:style-name="ce12" office:value-type="string">
            <text:p>bubesh.kalaimani@ivtlinfoview.com</text:p>
          </table:table-cell>
          <table:table-cell table:style-name="ce48"/>
          <table:table-cell table:style-name="ce12"/>
          <table:table-cell table:style-name="ce18" table:number-columns-repeated="4"/>
          <table:table-cell table:number-columns-repeated="1009"/>
        </table:table-row>
        <table:table-row table:style-name="ro1">
          <table:table-cell table:style-name="ce2" office:value-type="float" office:value="2418">
            <text:p>241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arthi.s@ivtlinfoview.co.jp</text:p>
          </table:table-cell>
          <table:table-cell table:style-name="ce21" office:value-type="string">
            <text:p>aarthis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Annoncia Joseph Raj</text:p>
          </table:table-cell>
          <table:table-cell table:style-name="ce2" office:value-type="string">
            <text:p>annoncia.j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20">
            <text:p>242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gashya.m@ivtlinfoview.co.jp</text:p>
          </table:table-cell>
          <table:table-cell table:style-name="ce21" office:value-type="string">
            <text:p>agashym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Selvajegan Shankaran</text:p>
          </table:table-cell>
          <table:table-cell table:style-name="ce2" office:value-type="string">
            <text:p>selvajeg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23">
            <text:p>242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nnapoorani.c@ivtlinfoview.co.jp</text:p>
          </table:table-cell>
          <table:table-cell table:style-name="ce21" office:value-type="string">
            <text:p>annapoch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52" office:value-type="string">
            <text:p>Santhosh Kumar Durairaj</text:p>
          </table:table-cell>
          <table:table-cell table:style-name="ce12" office:value-type="string">
            <text:p>santhoshkumar.d@ivtlinfoview.co.jp</text:p>
          </table:table-cell>
          <table:table-cell table:style-name="ce52"/>
          <table:table-cell table:style-name="ce12"/>
          <table:table-cell table:style-name="ce52" office:value-type="string">
            <text:p>Senathipathi Panneerselvam</text:p>
          </table:table-cell>
          <table:table-cell table:style-name="ce12" office:value-type="string">
            <text:p>senathipathi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25">
            <text:p>242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ravind.s1@ivtlinfoview.co.jp</text:p>
          </table:table-cell>
          <table:table-cell table:style-name="ce21" office:value-type="string">
            <text:p>aravins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2427">
            <text:p>242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rivarasan.r@ivtlinfoview.co.jp</text:p>
          </table:table-cell>
          <table:table-cell table:style-name="ce21" office:value-type="string">
            <text:p>arivarr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Midhuna M Dileep Thiruvilakkil <text:s/>Gangadharan Dileep</text:p>
          </table:table-cell>
          <table:table-cell table:style-name="ce2" office:value-type="string">
            <text:p>midhunamdileep.t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28">
            <text:p>242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rvindraam.s@ivtlinfoview.co.jp</text:p>
          </table:table-cell>
          <table:table-cell table:style-name="ce21" office:value-type="string">
            <text:p>arvinds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Baranitharan Manickaraj</text:p>
          </table:table-cell>
          <table:table-cell table:style-name="ce2" office:value-type="string">
            <text:p>bharanitharan.m@ivtlinfoview.co.jp</text:p>
          </table:table-cell>
          <table:table-cell table:style-name="ce2" office:value-type="string">
            <text:p>Riya Sundar Raj</text:p>
          </table:table-cell>
          <table:table-cell table:style-name="ce2" office:value-type="string">
            <text:p>riya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29">
            <text:p>242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shlyrose.m@ivtlinfoview.co.jp</text:p>
          </table:table-cell>
          <table:table-cell table:style-name="ce21" office:value-type="string">
            <text:p>ashlyrm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Gowtham Chandrasekaran</text:p>
          </table:table-cell>
          <table:table-cell table:style-name="ce2" office:value-type="string">
            <text:p>gowtham.c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30">
            <text:p>2430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ashokkumar.s2@ivtlinfoview.co.jp</text:p>
          </table:table-cell>
          <table:table-cell table:style-name="ce21" office:value-type="string">
            <text:p>ashokksu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8" office:value-type="string">
            <text:p>WHI_Payroll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39" office:value-type="string">
            <text:p>Karthikeyan M</text:p>
          </table:table-cell>
          <table:table-cell table:style-name="ce39" office:value-type="string">
            <text:p>karthikeyan.m@ivtlinfoview.co.jp </text:p>
          </table:table-cell>
          <table:table-cell table:style-name="ce18" table:number-columns-repeated="2"/>
          <table:table-cell table:style-name="ce18" office:value-type="string">
            <text:p>Vijayakumar Selvam</text:p>
          </table:table-cell>
          <table:table-cell table:style-name="ce18" office:value-type="string">
            <text:p>vijayakumar.se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31">
            <text:p>243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swin.j@ivtlinfoview.co.jp</text:p>
          </table:table-cell>
          <table:table-cell table:style-name="ce21" office:value-type="string">
            <text:p>aswinjo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Varadharajan Sesharaman</text:p>
          </table:table-cell>
          <table:table-cell table:style-name="ce12" office:value-type="string">
            <text:p>varadharajan.s@ivtlinfoview.co.jp</text:p>
          </table:table-cell>
          <table:table-cell table:style-name="ce52" office:value-type="string">
            <text:p>Karthick Elamurugan</text:p>
          </table:table-cell>
          <table:table-cell table:style-name="ce12" office:value-type="string">
            <text:p>karthick.e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32">
            <text:p>243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balachandar.p@ivtlinfoview.co.jp</text:p>
          </table:table-cell>
          <table:table-cell table:style-name="ce21" office:value-type="string">
            <text:p>balachp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Lakshmykutty</text:p>
          </table:table-cell>
          <table:table-cell table:style-name="ce12" office:value-type="string">
            <text:p>lakshmykutty.r@ivtlinfoview.co.jp</text:p>
          </table:table-cell>
          <table:table-cell table:style-name="ce52" office:value-type="string">
            <text:p>Santhosh Kumar Jayachandran</text:p>
          </table:table-cell>
          <table:table-cell table:style-name="ce12" office:value-type="string">
            <text:p>santhoshkumar.j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35">
            <text:p>243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bharanidhar.s@ivtlinfoview.co.jp</text:p>
          </table:table-cell>
          <table:table-cell table:style-name="ce21" office:value-type="string">
            <text:p>bharans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Manickaraja Dakshinamoorthy</text:p>
          </table:table-cell>
          <table:table-cell table:style-name="ce12" office:value-type="string">
            <text:p>manickaraja.dakshinamoorthy@ivtlinfoview.com</text:p>
          </table:table-cell>
          <table:table-cell table:style-name="ce49"/>
          <table:table-cell table:style-name="ce12"/>
          <table:table-cell table:style-name="ce52" office:value-type="string">
            <text:p>Gowtham Santhosh Mohan</text:p>
          </table:table-cell>
          <table:table-cell table:style-name="ce12" office:value-type="string">
            <text:p>gowthamsanthosh.m@ivtlinfoview.co.jp</text:p>
          </table:table-cell>
          <table:table-cell table:style-name="ce59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2436">
            <text:p>243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bharathi.s@ivtlinfoview.co.jp</text:p>
          </table:table-cell>
          <table:table-cell table:style-name="ce21" office:value-type="string">
            <text:p>bharats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5" office:value-type="string">
            <text:p>Sathiyananthan Pandian</text:p>
          </table:table-cell>
          <table:table-cell table:style-name="ce46" office:value-type="string">
            <text:p>sathiyananthan.p@ivtlinfoview.co.jp</text:p>
          </table:table-cell>
          <table:table-cell table:style-name="ce52" office:value-type="string">
            <text:p>Swathimala Pitchaikani</text:p>
          </table:table-cell>
          <table:table-cell table:style-name="ce12" office:value-type="string">
            <text:p>swathimala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37">
            <text:p>243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boojith.k@ivtlinfoview.co.jp</text:p>
          </table:table-cell>
          <table:table-cell table:style-name="ce21" office:value-type="string">
            <text:p>boojitk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Midhuna M Dileep Thiruvilakkil <text:s/>Gangadharan Dileep</text:p>
          </table:table-cell>
          <table:table-cell table:style-name="ce2" office:value-type="string">
            <text:p>midhunamdileep.t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42">
            <text:p>244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deepika.sp@ivtlinfoview.co.jp</text:p>
          </table:table-cell>
          <table:table-cell table:style-name="ce21" office:value-type="string">
            <text:p>deepiks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Kishor Kumar Venkatachalam</text:p>
          </table:table-cell>
          <table:table-cell table:style-name="ce2" office:value-type="string">
            <text:p>kishorkumar.v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46">
            <text:p>244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durgadevi.v@ivtlinfoview.co.jp</text:p>
          </table:table-cell>
          <table:table-cell table:style-name="ce21" office:value-type="string">
            <text:p>durgadv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12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5" office:value-type="string">
            <text:p>Varadharajan Sesharaman</text:p>
          </table:table-cell>
          <table:table-cell table:style-name="ce46" office:value-type="string">
            <text:p>varadharajan.s@ivtlinfoview.co.jp</text:p>
          </table:table-cell>
          <table:table-cell table:style-name="ce59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2449">
            <text:p>244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gokulkumar.p@ivtlinfoview.co.jp</text:p>
          </table:table-cell>
          <table:table-cell table:style-name="ce21" office:value-type="string">
            <text:p>gokulkpo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Arokkia Jerald Praveen</text:p>
          </table:table-cell>
          <table:table-cell table:style-name="ce2" office:value-type="string">
            <text:p>arokkiajeraldpraveen.d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52">
            <text:p>245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haricharan.v@ivtlinfoview.co.jp</text:p>
          </table:table-cell>
          <table:table-cell table:style-name="ce21" office:value-type="string">
            <text:p>harichv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52" office:value-type="string">
            <text:p>Santhosh Kumar Durairaj</text:p>
          </table:table-cell>
          <table:table-cell table:style-name="ce12" office:value-type="string">
            <text:p>santhoshkumar.d@ivtlinfoview.co.jp</text:p>
          </table:table-cell>
          <table:table-cell table:style-name="ce52"/>
          <table:table-cell table:style-name="ce12"/>
          <table:table-cell table:style-name="ce55" office:value-type="string">
            <text:p>Amala Marianathan</text:p>
          </table:table-cell>
          <table:table-cell table:style-name="ce46" office:value-type="string">
            <text:p>amala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53">
            <text:p>245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hariharan.r1@ivtlinfoview.co.jp</text:p>
          </table:table-cell>
          <table:table-cell table:style-name="ce21" office:value-type="string">
            <text:p>hariharan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Varadharajan Sesharaman</text:p>
          </table:table-cell>
          <table:table-cell table:style-name="ce12" office:value-type="string">
            <text:p>varadharajan.s@ivtlinfoview.co.jp</text:p>
          </table:table-cell>
          <table:table-cell table:style-name="ce52" office:value-type="string">
            <text:p>karthick Elamurugan</text:p>
          </table:table-cell>
          <table:table-cell table:style-name="ce12" office:value-type="string">
            <text:p>karthick.e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56">
            <text:p>245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hemala.d@ivtlinfoview.co.jp</text:p>
          </table:table-cell>
          <table:table-cell table:style-name="ce21" office:value-type="string">
            <text:p>hemalad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 office:value-type="string">
            <text:p>Vignesh Alagu Raj</text:p>
          </table:table-cell>
          <table:table-cell table:style-name="ce12" office:value-type="string">
            <text:p>vignesh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58">
            <text:p>245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indhu.m@ivtlinfoview.co.jp</text:p>
          </table:table-cell>
          <table:table-cell table:style-name="ce21" office:value-type="string">
            <text:p>indhum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52" office:value-type="string">
            <text:p>Santhosh Kumar Durairaj</text:p>
          </table:table-cell>
          <table:table-cell table:style-name="ce12" office:value-type="string">
            <text:p>santhoshkumar.d@ivtlinfoview.co.jp</text:p>
          </table:table-cell>
          <table:table-cell table:style-name="ce52"/>
          <table:table-cell table:style-name="ce12"/>
          <table:table-cell table:style-name="ce53" office:value-type="string">
            <text:p>Nandhini Nagarajan</text:p>
          </table:table-cell>
          <table:table-cell table:style-name="ce16" office:value-type="string">
            <text:p><text:a xlink:href="mailto:nandhini.n@ivtlinfoview.co.jp">nandhini.n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2459">
            <text:p>245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indirazith.m@ivtlinfoview.co.jp</text:p>
          </table:table-cell>
          <table:table-cell table:style-name="ce21" office:value-type="string">
            <text:p>indiram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Nithya Saravanan</text:p>
          </table:table-cell>
          <table:table-cell table:style-name="ce2" office:value-type="string">
            <text:p>nithya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60">
            <text:p>246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induja.k@ivtlinfoview.co.jp</text:p>
          </table:table-cell>
          <table:table-cell table:style-name="ce21" office:value-type="string">
            <text:p>indujak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style-name="ce2" office:value-type="string">
            <text:p>Loganathan Vinayagam</text:p>
          </table:table-cell>
          <table:table-cell table:style-name="ce2" office:value-type="string">
            <text:p>loganthan.v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63">
            <text:p>246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jeffryjacob.d@ivtlinfoview.co.jp</text:p>
          </table:table-cell>
          <table:table-cell table:style-name="ce21" office:value-type="string">
            <text:p>jeffryd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Manickaraja Dakshinamoorthy</text:p>
          </table:table-cell>
          <table:table-cell table:style-name="ce12" office:value-type="string">
            <text:p>manickaraja.dakshinamoorthy@ivtlinfoview.com</text:p>
          </table:table-cell>
          <table:table-cell table:style-name="ce49"/>
          <table:table-cell table:style-name="ce12"/>
          <table:table-cell table:style-name="ce52" office:value-type="string">
            <text:p>Gowtham Santhosh Mohan</text:p>
          </table:table-cell>
          <table:table-cell table:style-name="ce12" office:value-type="string">
            <text:p>gowthamsanthosh.m@ivtlinfoview.co.jp</text:p>
          </table:table-cell>
          <table:table-cell table:style-name="ce59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2464">
            <text:p>246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joelsherwin.b@ivtlinfoview.co.jp</text:p>
          </table:table-cell>
          <table:table-cell table:style-name="ce21" office:value-type="string">
            <text:p>joelshb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Gomathi Ranganathan</text:p>
          </table:table-cell>
          <table:table-cell table:style-name="ce2" office:value-type="string">
            <text:p>gomathi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66">
            <text:p>246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kaarunya.n@ivtlinfoview.co.jp</text:p>
          </table:table-cell>
          <table:table-cell table:style-name="ce21" office:value-type="string">
            <text:p>kaarunn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Gowtham Chandrasekaran</text:p>
          </table:table-cell>
          <table:table-cell table:style-name="ce2" office:value-type="string">
            <text:p>gowtham.c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67">
            <text:p>246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kaleeswari.d@ivtlinfoview.co.jp</text:p>
          </table:table-cell>
          <table:table-cell table:style-name="ce21" office:value-type="string">
            <text:p>kaleesd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Manickaraja Dakshinamoorthy</text:p>
          </table:table-cell>
          <table:table-cell table:style-name="ce12" office:value-type="string">
            <text:p>manickaraja.dakshinamoorthy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 office:value-type="string">
            <text:p>Prashittha Mani Ravichandran</text:p>
          </table:table-cell>
          <table:table-cell table:style-name="ce12" office:value-type="string">
            <text:p>prashittha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68">
            <text:p>246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karthika.d@ivtlinfoview.co.jp</text:p>
          </table:table-cell>
          <table:table-cell table:style-name="ce21" office:value-type="string">
            <text:p>karthidh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Jeyakrishnan Mahalingam</text:p>
          </table:table-cell>
          <table:table-cell table:style-name="ce12" office:value-type="string">
            <text:p>jeyakrishnan.m@ivtlinfoview.co.jp</text:p>
          </table:table-cell>
          <table:table-cell table:style-name="ce52" office:value-type="string">
            <text:p>Gokila Govindraj</text:p>
          </table:table-cell>
          <table:table-cell table:style-name="ce12" office:value-type="string">
            <text:p>gokila.g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71">
            <text:p>247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kirthivasan.m@ivtlinfoview.co.jp</text:p>
          </table:table-cell>
          <table:table-cell table:style-name="ce21" office:value-type="string">
            <text:p>kirthim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52" office:value-type="string">
            <text:p>Santhosh Kumar Durairaj</text:p>
          </table:table-cell>
          <table:table-cell table:style-name="ce12" office:value-type="string">
            <text:p>santhoshkumar.d@ivtlinfoview.co.jp</text:p>
          </table:table-cell>
          <table:table-cell table:style-name="ce52"/>
          <table:table-cell table:style-name="ce12"/>
          <table:table-cell table:style-name="ce55" office:value-type="string">
            <text:p>Amala Marianathan</text:p>
          </table:table-cell>
          <table:table-cell table:style-name="ce46" office:value-type="string">
            <text:p>amala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74">
            <text:p>247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krishnan.a@ivtlinfoview.co.jp</text:p>
          </table:table-cell>
          <table:table-cell table:style-name="ce21" office:value-type="string">
            <text:p>krishnan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Varadharajan Sesharaman</text:p>
          </table:table-cell>
          <table:table-cell table:style-name="ce12" office:value-type="string">
            <text:p>varadharajan.s@ivtlinfoview.co.jp</text:p>
          </table:table-cell>
          <table:table-cell table:style-name="ce52" office:value-type="string">
            <text:p>Praveen Mani</text:p>
          </table:table-cell>
          <table:table-cell table:style-name="ce12" office:value-type="string">
            <text:p>praveen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75">
            <text:p>247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lavanya.s@ivtlinfoview.co.jp</text:p>
          </table:table-cell>
          <table:table-cell table:style-name="ce21" office:value-type="string">
            <text:p>lavanys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Varun Narasimha Barathy</text:p>
          </table:table-cell>
          <table:table-cell table:style-name="ce2" office:value-type="string">
            <text:p>varun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76">
            <text:p>2476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logeshwaran.r@ivtlinfoview.co.jp</text:p>
          </table:table-cell>
          <table:table-cell table:style-name="ce21" office:value-type="string">
            <text:p>logeshra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Attendance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office:value-type="string">
            <text:p>Vijayanak Lakshmanasamy</text:p>
          </table:table-cell>
          <table:table-cell table:style-name="ce18" office:value-type="string">
            <text:p>vijayanak.l@ivtlinfoview.co.jp</text:p>
          </table:table-cell>
          <table:table-cell table:style-name="ce18" office:value-type="string">
            <text:p>Arun Jayendiran</text:p>
          </table:table-cell>
          <table:table-cell table:style-name="ce18" office:value-type="string">
            <text:p>arun.j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80">
            <text:p>2480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mohan.c@ivtlinfoview.co.jp</text:p>
          </table:table-cell>
          <table:table-cell table:style-name="ce21" office:value-type="string">
            <text:p>mohanch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8" office:value-type="string">
            <text:p>WHI_Payroll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39" office:value-type="string">
            <text:p>Karthikeyan M</text:p>
          </table:table-cell>
          <table:table-cell table:style-name="ce39" office:value-type="string">
            <text:p>karthikeyan.m@ivtlinfoview.co.jp </text:p>
          </table:table-cell>
          <table:table-cell table:style-name="ce18" table:number-columns-repeated="2"/>
          <table:table-cell table:style-name="ce18" office:value-type="string">
            <text:p>Vijayakumar Selvam</text:p>
          </table:table-cell>
          <table:table-cell table:style-name="ce18" office:value-type="string">
            <text:p>vijayakumar.se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81">
            <text:p>248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ohankumar.s@ivtlinfoview.co.jp</text:p>
          </table:table-cell>
          <table:table-cell table:style-name="ce21" office:value-type="string">
            <text:p>mohanks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Aruna Kumarasamy</text:p>
          </table:table-cell>
          <table:table-cell table:style-name="ce2" office:value-type="string">
            <text:p>aruna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82">
            <text:p>248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unibhavesh.r@ivtlinfoview.co.jp</text:p>
          </table:table-cell>
          <table:table-cell table:style-name="ce21" office:value-type="string">
            <text:p>munibhk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Manickaraja Dakshinamoorthy</text:p>
          </table:table-cell>
          <table:table-cell table:style-name="ce12" office:value-type="string">
            <text:p>manickaraja.dakshinamoorthy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 office:value-type="string">
            <text:p>Dinesh Kumar Ganesan</text:p>
          </table:table-cell>
          <table:table-cell table:style-name="ce12" office:value-type="string">
            <text:p>dineshkumar.g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83">
            <text:p>248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naancysheba.j@ivtlinfoview.co.jp</text:p>
          </table:table-cell>
          <table:table-cell table:style-name="ce21" office:value-type="string">
            <text:p>naancyn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Manickaraja Dakshinamoorthy</text:p>
          </table:table-cell>
          <table:table-cell table:style-name="ce12" office:value-type="string">
            <text:p>manickaraja.dakshinamoorthy@ivtlinfoview.com</text:p>
          </table:table-cell>
          <table:table-cell table:style-name="ce49"/>
          <table:table-cell table:style-name="ce12"/>
          <table:table-cell table:style-name="ce52" office:value-type="string">
            <text:p>Gowtham Santhosh Mohan</text:p>
          </table:table-cell>
          <table:table-cell table:style-name="ce12" office:value-type="string">
            <text:p>gowthamsanthosh.m@ivtlinfoview.co.jp</text:p>
          </table:table-cell>
          <table:table-cell table:style-name="ce59"/>
          <table:table-cell table:style-name="ce15"/>
          <table:table-cell table:number-columns-repeated="1009"/>
        </table:table-row>
        <table:table-row table:style-name="ro1">
          <table:table-cell table:style-name="ce2" office:value-type="float" office:value="2484">
            <text:p>248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nallasivam.n@ivtlinfoview.co.jp</text:p>
          </table:table-cell>
          <table:table-cell table:style-name="ce21" office:value-type="string">
            <text:p>nallasn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Manickaraja Dakshinamoorthy</text:p>
          </table:table-cell>
          <table:table-cell table:style-name="ce12" office:value-type="string">
            <text:p>manickaraja.dakshinamoorthy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 office:value-type="string">
            <text:p>Prashittha Mani Ravichandran</text:p>
          </table:table-cell>
          <table:table-cell table:style-name="ce12" office:value-type="string">
            <text:p>prashittha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85">
            <text:p>2485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nandhini.g@ivtlinfoview.co.jp</text:p>
          </table:table-cell>
          <table:table-cell table:style-name="ce21" office:value-type="string">
            <text:p>nandhiga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8" office:value-type="string">
            <text:p>WHI_Payroll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39" office:value-type="string">
            <text:p>Karthikeyan M</text:p>
          </table:table-cell>
          <table:table-cell table:style-name="ce39" office:value-type="string">
            <text:p>karthikeyan.m@ivtlinfoview.co.jp </text:p>
          </table:table-cell>
          <table:table-cell table:style-name="ce18" table:number-columns-repeated="2"/>
          <table:table-cell table:style-name="ce18" office:value-type="string">
            <text:p>Mohammed Refaideen Ismail</text:p>
          </table:table-cell>
          <table:table-cell table:style-name="ce68" office:value-type="string">
            <text:p><text:a xlink:href="mailto:mohammedrefaideen.i@ivtlinfoview.co.jp">mohammedrefaideen.i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2486">
            <text:p>248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naveenkumar.a@ivtlinfoview.co.jp</text:p>
          </table:table-cell>
          <table:table-cell table:style-name="ce21" office:value-type="string">
            <text:p>naveen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Dineshkumar Rajakumar</text:p>
          </table:table-cell>
          <table:table-cell table:style-name="ce2" office:value-type="string">
            <text:p>dineshkumar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89">
            <text:p>248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oviya.j@ivtlinfoview.co.jp</text:p>
          </table:table-cell>
          <table:table-cell table:style-name="ce21" office:value-type="string">
            <text:p>oviyaj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ivaranjani Sivaprakasam</text:p>
          </table:table-cell>
          <table:table-cell table:style-name="ce2" office:value-type="string">
            <text:p>sivaranjani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91">
            <text:p>249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arthybaraja.v@ivtlinfoview.co.jp</text:p>
          </table:table-cell>
          <table:table-cell table:style-name="ce21" office:value-type="string">
            <text:p>parthyv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Deepanraj Chithiravel</text:p>
          </table:table-cell>
          <table:table-cell table:style-name="ce12" office:value-type="string">
            <text:p>deepanraj.c@ivtlinfoview.co.jp</text:p>
          </table:table-cell>
          <table:table-cell table:style-name="ce52" office:value-type="string">
            <text:p>Arun.V Sundararaju</text:p>
          </table:table-cell>
          <table:table-cell table:style-name="ce12" office:value-type="string">
            <text:p>aru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92">
            <text:p>2492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periyasamy.k@ivtlinfoview.co.jp</text:p>
          </table:table-cell>
          <table:table-cell table:style-name="ce21" office:value-type="string">
            <text:p>periyaka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8" office:value-type="string">
            <text:p>WHI_Payroll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39" office:value-type="string">
            <text:p>Karthikeyan M</text:p>
          </table:table-cell>
          <table:table-cell table:style-name="ce39" office:value-type="string">
            <text:p>karthikeyan.m@ivtlinfoview.co.jp </text:p>
          </table:table-cell>
          <table:table-cell table:style-name="ce18" table:number-columns-repeated="2"/>
          <table:table-cell table:style-name="ce18" office:value-type="string">
            <text:p>Jagadeesan Rajamani</text:p>
          </table:table-cell>
          <table:table-cell table:style-name="ce68" office:value-type="string">
            <text:p><text:a xlink:href="mailto:jagadeesan.r@ivtlinfoview.co.jp">jagadeesan.r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2493">
            <text:p>249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iriyadharisini.g@ivtlinfoview.co.jp</text:p>
          </table:table-cell>
          <table:table-cell table:style-name="ce21" office:value-type="string">
            <text:p>piriyag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63" office:value-type="string">
            <text:p>Beula Evanjaleen</text:p>
          </table:table-cell>
          <table:table-cell table:style-name="ce63" office:value-type="string">
            <text:p>beulaevanjaleen.y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95">
            <text:p>2495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pradeep.m@ivtlinfoview.co.jp</text:p>
          </table:table-cell>
          <table:table-cell table:style-name="ce21" office:value-type="string">
            <text:p>pradeemu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HR-Core_Dev</text:p>
          </table:table-cell>
          <table:table-cell table:style-name="ce37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office:value-type="string">
            <text:p>Balamani Shankar</text:p>
          </table:table-cell>
          <table:table-cell table:style-name="ce18" office:value-type="string">
            <text:p>balamani.s@ivtlinfoview.co.jp</text:p>
          </table:table-cell>
          <table:table-cell table:style-name="ce18" office:value-type="string">
            <text:p>Ramesh Tamilmani</text:p>
          </table:table-cell>
          <table:table-cell table:style-name="ce18" office:value-type="string">
            <text:p>ramesh.t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97">
            <text:p>249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ragadeeshwaran.s@ivtlinfoview.co.jp</text:p>
          </table:table-cell>
          <table:table-cell table:style-name="ce21" office:value-type="string">
            <text:p>pragads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Naveen kumar Srinivasan</text:p>
          </table:table-cell>
          <table:table-cell table:style-name="ce2" office:value-type="string">
            <text:p>naveenkumar.s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98">
            <text:p>249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raveenkumar.m@ivtlinfoview.co.jp</text:p>
          </table:table-cell>
          <table:table-cell table:style-name="ce21" office:value-type="string">
            <text:p>praveem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iva Sankari Vanniarajan</text:p>
          </table:table-cell>
          <table:table-cell table:style-name="ce2" office:value-type="string">
            <text:p>sivasankari.v@ivtlinfoview.co.jp</text:p>
          </table:table-cell>
          <table:table-cell table:style-name="ce2" office:value-type="string">
            <text:p>Hemalatha Rajendran</text:p>
          </table:table-cell>
          <table:table-cell table:style-name="ce2" office:value-type="string">
            <text:p>hemalatha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99">
            <text:p>249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ravheen.r@ivtlinfoview.co.jp</text:p>
          </table:table-cell>
          <table:table-cell table:style-name="ce21" office:value-type="string">
            <text:p>pravher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5" office:value-type="string">
            <text:p>Sathiyananthan Pandian</text:p>
          </table:table-cell>
          <table:table-cell table:style-name="ce46" office:value-type="string">
            <text:p>sathiyananthan.p@ivtlinfoview.co.jp</text:p>
          </table:table-cell>
          <table:table-cell table:style-name="ce61" office:value-type="string">
            <text:p>Baskaran Ramakrishnan</text:p>
          </table:table-cell>
          <table:table-cell table:style-name="ce46" office:value-type="string">
            <text:p>baskaran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500">
            <text:p>250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ravin.s@ivtlinfoview.co.jp</text:p>
          </table:table-cell>
          <table:table-cell table:style-name="ce21" office:value-type="string">
            <text:p>pravins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Lakshmykutty</text:p>
          </table:table-cell>
          <table:table-cell table:style-name="ce12" office:value-type="string">
            <text:p>lakshmykutty.r@ivtlinfoview.co.jp</text:p>
          </table:table-cell>
          <table:table-cell table:style-name="ce52" office:value-type="string">
            <text:p>Santhosh Kumar Jayachandran</text:p>
          </table:table-cell>
          <table:table-cell table:style-name="ce12" office:value-type="string">
            <text:p>santhoshkumar.j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503">
            <text:p>250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riyadharshini.j@ivtlinfoview.co.jp</text:p>
          </table:table-cell>
          <table:table-cell table:style-name="ce21" office:value-type="string">
            <text:p>priyadj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Deepanraj Chithiravel</text:p>
          </table:table-cell>
          <table:table-cell table:style-name="ce12" office:value-type="string">
            <text:p>deepanraj.c@ivtlinfoview.co.jp</text:p>
          </table:table-cell>
          <table:table-cell table:style-name="ce52" office:value-type="string">
            <text:p>Ananth Kumar Jeganathan</text:p>
          </table:table-cell>
          <table:table-cell table:style-name="ce12" office:value-type="string">
            <text:p>ananthkumar.j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504">
            <text:p>250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ragavi.s1@ivtlinfoview.co.jp</text:p>
          </table:table-cell>
          <table:table-cell table:style-name="ce21" office:value-type="string">
            <text:p>ragavis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Lakshmykutty</text:p>
          </table:table-cell>
          <table:table-cell table:style-name="ce12" office:value-type="string">
            <text:p>lakshmykutty.r@ivtlinfoview.co.jp</text:p>
          </table:table-cell>
          <table:table-cell table:style-name="ce52" office:value-type="string">
            <text:p>Vinoth Kumar Anguraj</text:p>
          </table:table-cell>
          <table:table-cell table:style-name="ce12" office:value-type="string">
            <text:p>vinothkumar.a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507">
            <text:p>250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rajesh.s@ivtlinfoview.co.jp</text:p>
          </table:table-cell>
          <table:table-cell table:style-name="ce21" office:value-type="string">
            <text:p>rajeshs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52" office:value-type="string">
            <text:p>Santhosh Kumar Durairaj</text:p>
          </table:table-cell>
          <table:table-cell table:style-name="ce12" office:value-type="string">
            <text:p>santhoshkumar.d@ivtlinfoview.co.jp</text:p>
          </table:table-cell>
          <table:table-cell table:style-name="ce52"/>
          <table:table-cell table:style-name="ce12"/>
          <table:table-cell table:style-name="ce53" office:value-type="string">
            <text:p>Hemalatha Ayyasamy</text:p>
          </table:table-cell>
          <table:table-cell table:style-name="ce16" office:value-type="string">
            <text:p><text:a xlink:href="mailto:hemalatha.a@ivtlinfoview.co.jp">hemalatha.a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2509">
            <text:p>2509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ramshankar.s@ivtlinfoview.co.jp</text:p>
          </table:table-cell>
          <table:table-cell table:style-name="ce21" office:value-type="string">
            <text:p>ramshase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8" office:value-type="string">
            <text:p>WHI_Payroll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39" office:value-type="string">
            <text:p>Karthikeyan M</text:p>
          </table:table-cell>
          <table:table-cell table:style-name="ce39" office:value-type="string">
            <text:p>karthikeyan.m@ivtlinfoview.co.jp </text:p>
          </table:table-cell>
          <table:table-cell table:style-name="ce18" table:number-columns-repeated="2"/>
          <table:table-cell table:style-name="ce18" office:value-type="string">
            <text:p>UdaySaiKiran Sikakolli</text:p>
          </table:table-cell>
          <table:table-cell table:style-name="ce18" office:value-type="string">
            <text:p>udaysaikir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519">
            <text:p>251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nthoshmurali.s@ivtlinfoview.co.jp</text:p>
          </table:table-cell>
          <table:table-cell table:style-name="ce21" office:value-type="string">
            <text:p>santhoss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Soundarya Ilangovan</text:p>
          </table:table-cell>
          <table:table-cell table:style-name="ce2" office:value-type="string">
            <text:p>soundarya.i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521">
            <text:p>2521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saravanakumar.s@ivtlinfoview.co.jp</text:p>
          </table:table-cell>
          <table:table-cell table:style-name="ce21" office:value-type="string">
            <text:p>saravase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Attendance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office:value-type="string">
            <text:p>Vijayanak Lakshmanasamy</text:p>
          </table:table-cell>
          <table:table-cell table:style-name="ce18" office:value-type="string">
            <text:p>vijayanak.l@ivtlinfoview.co.jp</text:p>
          </table:table-cell>
          <table:table-cell table:style-name="ce18" office:value-type="string">
            <text:p>Natesanathan Kamaraj</text:p>
          </table:table-cell>
          <table:table-cell table:style-name="ce18" office:value-type="string">
            <text:p>natesanathan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523">
            <text:p>252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theeshkannan.k@ivtlinfoview.co.jp</text:p>
          </table:table-cell>
          <table:table-cell table:style-name="ce21" office:value-type="string">
            <text:p>satheek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Vijay Ramadurai</text:p>
          </table:table-cell>
          <table:table-cell table:style-name="ce2" office:value-type="string">
            <text:p>vijay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525">
            <text:p>252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eenivasan.c@ivtlinfoview.co.jp</text:p>
          </table:table-cell>
          <table:table-cell table:style-name="ce21" office:value-type="string">
            <text:p>seenivch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ivaranjani Sivaprakasam</text:p>
          </table:table-cell>
          <table:table-cell table:style-name="ce2" office:value-type="string">
            <text:p>sivaranjani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526">
            <text:p>252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eenivasan.p@ivtlinfoview.co.jp</text:p>
          </table:table-cell>
          <table:table-cell table:style-name="ce21" office:value-type="string">
            <text:p>seenivp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Silambarasan Subramani</text:p>
          </table:table-cell>
          <table:table-cell table:style-name="ce2" office:value-type="string">
            <text:p>silambaras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527">
            <text:p>252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elvakumar.v@ivtlinfoview.co.jp</text:p>
          </table:table-cell>
          <table:table-cell table:style-name="ce21" office:value-type="string">
            <text:p>selvakv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athiya Moorthy Manoharan</text:p>
          </table:table-cell>
          <table:table-cell table:style-name="ce2" office:value-type="string">
            <text:p>sathiyamoorthy.m@ivtlinfoview.co.jp</text:p>
          </table:table-cell>
          <table:table-cell table:style-name="ce2" office:value-type="string">
            <text:p>Archana Sunil Prakash</text:p>
          </table:table-cell>
          <table:table-cell table:style-name="ce2" office:value-type="string">
            <text:p>archana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529">
            <text:p>252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hakthipriya.s@ivtlinfoview.co.jp</text:p>
          </table:table-cell>
          <table:table-cell table:style-name="ce21" office:value-type="string">
            <text:p>shakthth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Deepanraj Chithiravel</text:p>
          </table:table-cell>
          <table:table-cell table:style-name="ce12" office:value-type="string">
            <text:p>deepanraj.c@ivtlinfoview.co.jp</text:p>
          </table:table-cell>
          <table:table-cell table:style-name="ce52" office:value-type="string">
            <text:p>Kaviyarasan Subbaiyan</text:p>
          </table:table-cell>
          <table:table-cell table:style-name="ce12" office:value-type="string">
            <text:p>kaviyaras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530">
            <text:p>253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hankarganesh.a@ivtlinfoview.co.jp</text:p>
          </table:table-cell>
          <table:table-cell table:style-name="ce21" office:value-type="string">
            <text:p>shankaal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 office:value-type="string">
            <text:p>Saravanakumar Aruchamy</text:p>
          </table:table-cell>
          <table:table-cell table:style-name="ce12" office:value-type="string">
            <text:p>saravanakumar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531">
            <text:p>253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hanmugasabareesh.e@ivtlinfoview.co.jp</text:p>
          </table:table-cell>
          <table:table-cell table:style-name="ce21" office:value-type="string">
            <text:p>shanmues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Umavathy Perumal</text:p>
          </table:table-cell>
          <table:table-cell table:style-name="ce2" office:value-type="string">
            <text:p>umavathy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537">
            <text:p>253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omasundaram.m@ivtlinfoview.co.jp</text:p>
          </table:table-cell>
          <table:table-cell table:style-name="ce21" office:value-type="string">
            <text:p>somasum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 office:value-type="string">
            <text:p>Saravanakumar Aruchamy</text:p>
          </table:table-cell>
          <table:table-cell table:style-name="ce12" office:value-type="string">
            <text:p>saravanakumar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541">
            <text:p>254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uganraj.g@ivtlinfoview.co.jp</text:p>
          </table:table-cell>
          <table:table-cell table:style-name="ce21" office:value-type="string">
            <text:p>suganrg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Elanchezhiyan Pannirselvam</text:p>
          </table:table-cell>
          <table:table-cell table:style-name="ce2" office:value-type="string">
            <text:p>elanchezhiyan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543">
            <text:p>254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uresh.s@ivtlinfoview.co.jp</text:p>
          </table:table-cell>
          <table:table-cell table:style-name="ce21" office:value-type="string">
            <text:p>sureshso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2" office:value-type="string">
            <text:p>Gokulraj Manickavasagam</text:p>
          </table:table-cell>
          <table:table-cell table:style-name="ce12" office:value-type="string">
            <text:p>gokulraj.m1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545">
            <text:p>254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uryamaharasi.c@ivtlinfoview.co.jp</text:p>
          </table:table-cell>
          <table:table-cell table:style-name="ce21" office:value-type="string">
            <text:p>suryamch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Deepanraj Chithiravel</text:p>
          </table:table-cell>
          <table:table-cell table:style-name="ce12" office:value-type="string">
            <text:p>deepanraj.c@ivtlinfoview.co.jp</text:p>
          </table:table-cell>
          <table:table-cell table:style-name="ce52" office:value-type="string">
            <text:p>Arun.V Sundararaju</text:p>
          </table:table-cell>
          <table:table-cell table:style-name="ce12" office:value-type="string">
            <text:p>aru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546">
            <text:p>254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wathi.r1@ivtlinfoview.co.jp</text:p>
          </table:table-cell>
          <table:table-cell table:style-name="ce21" office:value-type="string">
            <text:p>swathir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Yogeswari Mani</text:p>
          </table:table-cell>
          <table:table-cell table:style-name="ce2" office:value-type="string">
            <text:p>yogeswari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547">
            <text:p>254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wathichitra.s@ivtlinfoview.co.jp</text:p>
          </table:table-cell>
          <table:table-cell table:style-name="ce21" office:value-type="string">
            <text:p>swathis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12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5" office:value-type="string">
            <text:p>Vignesh Uthamaraj</text:p>
          </table:table-cell>
          <table:table-cell table:style-name="ce46" office:value-type="string">
            <text:p>vignesh.u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548">
            <text:p>254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wetha.a@ivtlinfoview.co.jp</text:p>
          </table:table-cell>
          <table:table-cell table:style-name="ce21" office:value-type="string">
            <text:p>swetha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Midhuna M Dileep Thiruvilakkil <text:s/>Gangadharan Dileep</text:p>
          </table:table-cell>
          <table:table-cell table:style-name="ce2" office:value-type="string">
            <text:p>midhunamdileep.t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549">
            <text:p>254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tendulkar.p@ivtlinfoview.co.jp</text:p>
          </table:table-cell>
          <table:table-cell table:style-name="ce21" office:value-type="string">
            <text:p>tendulp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2" office:value-type="string">
            <text:p>Imthiyas Ahamed Sm</text:p>
          </table:table-cell>
          <table:table-cell table:style-name="ce12" office:value-type="string">
            <text:p>imthiyasahamed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553">
            <text:p>255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aagai.p@ivtlinfoview.co.jp</text:p>
          </table:table-cell>
          <table:table-cell table:style-name="ce21" office:value-type="string">
            <text:p>vaagaip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Soundarya Ilangovan</text:p>
          </table:table-cell>
          <table:table-cell table:style-name="ce2" office:value-type="string">
            <text:p>soundarya.i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554">
            <text:p>255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akulkumar.s@ivtlinfoview.co.jp</text:p>
          </table:table-cell>
          <table:table-cell table:style-name="ce21" office:value-type="string">
            <text:p>vakulks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Vijay Ramadurai</text:p>
          </table:table-cell>
          <table:table-cell table:style-name="ce2" office:value-type="string">
            <text:p>vijay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557">
            <text:p>255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enkatesan.r1@ivtlinfoview.co.jp</text:p>
          </table:table-cell>
          <table:table-cell table:style-name="ce21" office:value-type="string">
            <text:p>venkatr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5" office:value-type="string">
            <text:p>Sathiyananthan Pandian</text:p>
          </table:table-cell>
          <table:table-cell table:style-name="ce46" office:value-type="string">
            <text:p>sathiyananthan.p@ivtlinfoview.co.jp</text:p>
          </table:table-cell>
          <table:table-cell table:style-name="ce52" office:value-type="string">
            <text:p>Agneeswari Krishnakumar</text:p>
          </table:table-cell>
          <table:table-cell table:style-name="ce12" office:value-type="string">
            <text:p>agneeswari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560">
            <text:p>256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igneshkumar.d@ivtlinfoview.co.jp</text:p>
          </table:table-cell>
          <table:table-cell table:style-name="ce21" office:value-type="string">
            <text:p>vignesdh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Vijay Ramadurai</text:p>
          </table:table-cell>
          <table:table-cell table:style-name="ce2" office:value-type="string">
            <text:p>vijay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561">
            <text:p>256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ijaykrishna.n@ivtlinfoview.co.jp</text:p>
          </table:table-cell>
          <table:table-cell table:style-name="ce21" office:value-type="string">
            <text:p>vijaykn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Ancy William Jaisingh</text:p>
          </table:table-cell>
          <table:table-cell table:style-name="ce2" office:value-type="string">
            <text:p>ancy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565">
            <text:p>256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ujila.s@ivtlinfoview.co.jp</text:p>
          </table:table-cell>
          <table:table-cell table:style-name="ce21" office:value-type="string">
            <text:p>sujilas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Selvajegan Shankaran</text:p>
          </table:table-cell>
          <table:table-cell table:style-name="ce2" office:value-type="string">
            <text:p>selvajegan.s@ivtlinfoview.co.jp</text:p>
          </table:table-cell>
          <table:table-cell table:number-columns-repeated="1009"/>
        </table:table-row>
        <table:table-row table:style-name="ro1">
          <table:table-cell table:style-name="ce3" office:value-type="float" office:value="2568">
            <text:p>2568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arjun.p@ivtlinfoview.co.jp</text:p>
          </table:table-cell>
          <table:table-cell table:style-name="ce21" office:value-type="string">
            <text:p>arjuprab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QE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Akash C</text:p>
          </table:table-cell>
          <table:table-cell table:style-name="ce18" office:value-type="string">
            <text:p>akash.c@ivtlinfoview.co.jp</text:p>
          </table:table-cell>
          <table:table-cell table:number-columns-repeated="1009"/>
        </table:table-row>
        <table:table-row table:style-name="ro1">
          <table:table-cell table:style-name="ce3" office:value-type="float" office:value="2569">
            <text:p>2569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balakrishnan.g@ivtlinfoview.co.jp</text:p>
          </table:table-cell>
          <table:table-cell table:style-name="ce21" office:value-type="string">
            <text:p>balaguru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QE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Akash C</text:p>
          </table:table-cell>
          <table:table-cell table:style-name="ce18" office:value-type="string">
            <text:p>akash.c@ivtlinfoview.co.jp</text:p>
          </table:table-cell>
          <table:table-cell table:number-columns-repeated="1009"/>
        </table:table-row>
        <table:table-row table:style-name="ro1">
          <table:table-cell table:style-name="ce3" office:value-type="float" office:value="2570">
            <text:p>257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balamurugan.g@ivtlinfoview.co.jp</text:p>
          </table:table-cell>
          <table:table-cell table:style-name="ce21" office:value-type="string">
            <text:p>balagun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Deepan Gunasekaran</text:p>
          </table:table-cell>
          <table:table-cell table:style-name="ce2" office:value-type="string">
            <text:p>deepan.g@ivtlinfoview.co.jp</text:p>
          </table:table-cell>
          <table:table-cell table:number-columns-repeated="1009"/>
        </table:table-row>
        <table:table-row table:style-name="ro1">
          <table:table-cell table:style-name="ce6" office:value-type="float" office:value="2573">
            <text:p>2573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dharani.k1@ivtlinfoview.co.jp</text:p>
          </table:table-cell>
          <table:table-cell table:style-name="ce21" office:value-type="string">
            <text:p>dharkann1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Santhosh Vijay T S</text:p>
          </table:table-cell>
          <table:table-cell table:style-name="ce13" office:value-type="string">
            <text:p>santhoshvijay.t@ivtlinfoview.co.jp</text:p>
          </table:table-cell>
          <table:table-cell table:number-columns-repeated="1009"/>
        </table:table-row>
        <table:table-row table:style-name="ro1">
          <table:table-cell table:style-name="ce3" office:value-type="float" office:value="2574">
            <text:p>257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harish.r@ivtlinfoview.co.jp</text:p>
          </table:table-cell>
          <table:table-cell table:style-name="ce21" office:value-type="string">
            <text:p>hariradh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Naveen kumar Srinivasan</text:p>
          </table:table-cell>
          <table:table-cell table:style-name="ce2" office:value-type="string">
            <text:p>naveenkumar.sr@ivtlinfoview.co.jp</text:p>
          </table:table-cell>
          <table:table-cell table:number-columns-repeated="1009"/>
        </table:table-row>
        <table:table-row table:style-name="ro1">
          <table:table-cell table:style-name="ce3" office:value-type="float" office:value="2575">
            <text:p>257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kannandevan.m@ivtlinfoview.co.jp</text:p>
          </table:table-cell>
          <table:table-cell table:style-name="ce21" office:value-type="string">
            <text:p>kannmur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Arun Kumar Balasubramanian</text:p>
          </table:table-cell>
          <table:table-cell table:style-name="ce2" office:value-type="string">
            <text:p>arunkumar.b@ivtlinfoview.co.jp</text:p>
          </table:table-cell>
          <table:table-cell table:number-columns-repeated="1009"/>
        </table:table-row>
        <table:table-row table:style-name="ro1">
          <table:table-cell table:style-name="ce3" office:value-type="float" office:value="2579">
            <text:p>257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onraj.s@ivtlinfoview.co.jp</text:p>
          </table:table-cell>
          <table:table-cell table:style-name="ce21" office:value-type="string">
            <text:p>ponrsub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ethuramalingam Nayagam</text:p>
          </table:table-cell>
          <table:table-cell table:style-name="ce2" office:value-type="string">
            <text:p>sethuramalingam.n@ivtlinfoview.co.jp</text:p>
          </table:table-cell>
          <table:table-cell table:number-columns-repeated="1009"/>
        </table:table-row>
        <table:table-row table:style-name="ro1">
          <table:table-cell table:style-name="ce3" office:value-type="float" office:value="2581">
            <text:p>258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rajalakshmi.r@ivtlinfoview.co.jp</text:p>
          </table:table-cell>
          <table:table-cell table:style-name="ce21" office:value-type="string">
            <text:p>rajaram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Selvajegan Shankaran</text:p>
          </table:table-cell>
          <table:table-cell table:style-name="ce2" office:value-type="string">
            <text:p>selvajegan.s@ivtlinfoview.co.jp</text:p>
          </table:table-cell>
          <table:table-cell table:number-columns-repeated="1009"/>
        </table:table-row>
        <table:table-row table:style-name="ro1">
          <table:table-cell table:style-name="ce3" office:value-type="float" office:value="2582">
            <text:p>2582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santhoshkumar.s@ivtlinfoview.co.jp</text:p>
          </table:table-cell>
          <table:table-cell table:style-name="ce21" office:value-type="string">
            <text:p>santsh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Santhosh Vijay T S</text:p>
          </table:table-cell>
          <table:table-cell table:style-name="ce13" office:value-type="string">
            <text:p>santhoshvijay.t@ivtlinfoview.co.jp</text:p>
          </table:table-cell>
          <table:table-cell table:number-columns-repeated="1009"/>
        </table:table-row>
        <table:table-row table:style-name="ro1">
          <table:table-cell table:style-name="ce3" office:value-type="float" office:value="2583">
            <text:p>258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thishkumar.g1@ivtlinfoview.co.jp</text:p>
          </table:table-cell>
          <table:table-cell table:style-name="ce21" office:value-type="string">
            <text:p>sathgane1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hanmuga Priya Loganathan</text:p>
          </table:table-cell>
          <table:table-cell table:style-name="ce2" office:value-type="string">
            <text:p>shanmugapriya.l@ivtlinfoview.co.jp</text:p>
          </table:table-cell>
          <table:table-cell table:number-columns-repeated="1009"/>
        </table:table-row>
        <table:table-row table:style-name="ro1">
          <table:table-cell table:style-name="ce3" office:value-type="float" office:value="2584">
            <text:p>2584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sathishkumar.m@ivtlinfoview.co.jp</text:p>
          </table:table-cell>
          <table:table-cell table:style-name="ce21" office:value-type="string">
            <text:p>sathmur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Santhosh Vijay T S</text:p>
          </table:table-cell>
          <table:table-cell table:style-name="ce13" office:value-type="string">
            <text:p>santhoshvijay.t@ivtlinfoview.co.jp</text:p>
          </table:table-cell>
          <table:table-cell table:number-columns-repeated="1009"/>
        </table:table-row>
        <table:table-row table:style-name="ro1">
          <table:table-cell table:style-name="ce3" office:value-type="float" office:value="2585">
            <text:p>2585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sathyaprakash.b@ivtlinfoview.co.jp</text:p>
          </table:table-cell>
          <table:table-cell table:style-name="ce21" office:value-type="string">
            <text:p>sathbala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QE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Akash C</text:p>
          </table:table-cell>
          <table:table-cell table:style-name="ce18" office:value-type="string">
            <text:p>akash.c@ivtlinfoview.co.jp</text:p>
          </table:table-cell>
          <table:table-cell table:number-columns-repeated="1009"/>
        </table:table-row>
        <table:table-row table:style-name="ro1">
          <table:table-cell table:style-name="ce3" office:value-type="float" office:value="2586">
            <text:p>258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ivaprakash.s@ivtlinfoview.co.jp</text:p>
          </table:table-cell>
          <table:table-cell table:style-name="ce21" office:value-type="string">
            <text:p>sivasank</text:p>
          </table:table-cell>
          <table:table-cell table:style-name="ce2" office:value-type="string">
            <text:p>Infoview</text:p>
          </table:table-cell>
          <table:table-cell table:style-name="ce2" office:value-type="string">
            <text:p>RUT</text:p>
          </table:table-cell>
          <table:table-cell table:style-name="ce12" office:value-type="string">
            <text:p>RUT_Avl</text:p>
          </table:table-cell>
          <table:table-cell table:style-name="ce26" office:value-type="string">
            <text:p>Rajmohan Natesan</text:p>
          </table:table-cell>
          <table:table-cell table:style-name="ce12" office:value-type="string">
            <text:p>rajmohan.n@ivtlinfoview.com</text:p>
          </table:table-cell>
          <table:table-cell table:style-name="ce48"/>
          <table:table-cell table:style-name="ce12"/>
          <table:table-cell table:style-name="ce60"/>
          <table:table-cell table:style-name="ce18"/>
          <table:table-cell table:style-name="ce60"/>
          <table:table-cell table:style-name="ce18"/>
          <table:table-cell table:number-columns-repeated="1009"/>
        </table:table-row>
        <table:table-row table:style-name="ro1">
          <table:table-cell table:style-name="ce3" office:value-type="float" office:value="2587">
            <text:p>258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udharsan.v@ivtlinfoview.co.jp</text:p>
          </table:table-cell>
          <table:table-cell table:style-name="ce21" office:value-type="string">
            <text:p>sudhvenk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Suganya Jayakumar</text:p>
          </table:table-cell>
          <table:table-cell table:style-name="ce2" office:value-type="string">
            <text:p>suganya.jay@ivtlinfoview.co.jp</text:p>
          </table:table-cell>
          <table:table-cell table:number-columns-repeated="1009"/>
        </table:table-row>
        <table:table-row table:style-name="ro1">
          <table:table-cell table:style-name="ce3" office:value-type="float" office:value="2588">
            <text:p>2588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sureshchander.r@ivtlinfoview.co.jp</text:p>
          </table:table-cell>
          <table:table-cell table:style-name="ce21" office:value-type="string">
            <text:p>surereng2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HR-Core_Hyouka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Arulmani A</text:p>
          </table:table-cell>
          <table:table-cell table:style-name="ce18" office:value-type="string">
            <text:p>arulmani.a@ivtlinfoview.co.jp</text:p>
          </table:table-cell>
          <table:table-cell table:number-columns-repeated="1009"/>
        </table:table-row>
        <table:table-row table:style-name="ro1">
          <table:table-cell table:style-name="ce3" office:value-type="float" office:value="2590">
            <text:p>259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wathi.r2@ivtlinfoview.co.jp</text:p>
          </table:table-cell>
          <table:table-cell table:style-name="ce21" office:value-type="string">
            <text:p>swatravi1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Suganya Jayakumar</text:p>
          </table:table-cell>
          <table:table-cell table:style-name="ce2" office:value-type="string">
            <text:p>suganya.jay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593">
            <text:p>2593</text:p>
          </table:table-cell>
          <table:table-cell table:style-name="ce12" office:value-type="string">
            <text:p>Lab Leader</text:p>
          </table:table-cell>
          <table:table-cell table:style-name="ce19" office:value-type="string">
            <text:p>geetha.s@ivtlinfoview.co.jp</text:p>
          </table:table-cell>
          <table:table-cell table:style-name="ce21" office:value-type="string">
            <text:p>geethas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3" office:value-type="float" office:value="2594">
            <text:p>259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apitha.p@ivtlinfoview.co.jp</text:p>
          </table:table-cell>
          <table:table-cell table:style-name="ce21" office:value-type="string">
            <text:p>papipal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Silambarasan Subramani</text:p>
          </table:table-cell>
          <table:table-cell table:style-name="ce2" office:value-type="string">
            <text:p>silambaras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596">
            <text:p>2596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amaljoschacko.b@ivtlinfoview.co.jp</text:p>
          </table:table-cell>
          <table:table-cell table:style-name="ce21" office:value-type="string">
            <text:p>amaljose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HR-Core_Dev</text:p>
          </table:table-cell>
          <table:table-cell table:style-name="ce37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office:value-type="string">
            <text:p>Narendran Raman</text:p>
          </table:table-cell>
          <table:table-cell table:style-name="ce18" office:value-type="string">
            <text:p>Narendran.r@ivtlinfoview.co.jp</text:p>
          </table:table-cell>
          <table:table-cell table:style-name="ce18" office:value-type="string">
            <text:p>Pravin Duraisamy</text:p>
          </table:table-cell>
          <table:table-cell table:style-name="ce18" office:value-type="string">
            <text:p>Pravin.d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599">
            <text:p>2599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aravindan.p@ivtlinfoview.co.jp</text:p>
          </table:table-cell>
          <table:table-cell table:style-name="ce21" office:value-type="string">
            <text:p>aravprab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HR-Core_Dev</text:p>
          </table:table-cell>
          <table:table-cell table:style-name="ce37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office:value-type="string">
            <text:p>Balamani Shankar</text:p>
          </table:table-cell>
          <table:table-cell table:style-name="ce18" office:value-type="string">
            <text:p>balamani.s@ivtlinfoview.co.jp</text:p>
          </table:table-cell>
          <table:table-cell table:style-name="ce18" office:value-type="string">
            <text:p>Ramesh Tamilmani</text:p>
          </table:table-cell>
          <table:table-cell table:style-name="ce18" office:value-type="string">
            <text:p>ramesh.t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600">
            <text:p>260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chikku.g@ivtlinfoview.co.jp</text:p>
          </table:table-cell>
          <table:table-cell table:style-name="ce21" office:value-type="string">
            <text:p>chikgeo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Swatheeswaran Gopalsamy</text:p>
          </table:table-cell>
          <table:table-cell table:style-name="ce2" office:value-type="string">
            <text:p>swatheeswaran.g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601">
            <text:p>260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davis.r@ivtlinfoview.co.jp</text:p>
          </table:table-cell>
          <table:table-cell table:style-name="ce21" office:value-type="string">
            <text:p>daviraim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ethuramalingam Nayagam</text:p>
          </table:table-cell>
          <table:table-cell table:style-name="ce2" office:value-type="string">
            <text:p>sethuramalingam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602">
            <text:p>260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dayalan.v@ivtlinfoview.co.jp</text:p>
          </table:table-cell>
          <table:table-cell table:style-name="ce21" office:value-type="string">
            <text:p>dayavij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Satheeshkumar Sivakumar</text:p>
          </table:table-cell>
          <table:table-cell table:style-name="ce2" office:value-type="string">
            <text:p>satheeshkumar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603">
            <text:p>260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gnanajothie.s@ivtlinfoview.co.jp</text:p>
          </table:table-cell>
          <table:table-cell table:style-name="ce21" office:value-type="string">
            <text:p>gnansamp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athiya Moorthy Manoharan</text:p>
          </table:table-cell>
          <table:table-cell table:style-name="ce2" office:value-type="string">
            <text:p>sathiyamoorthy.m@ivtlinfoview.co.jp</text:p>
          </table:table-cell>
          <table:table-cell table:style-name="ce2" office:value-type="string">
            <text:p>Keerthick Ganesan</text:p>
          </table:table-cell>
          <table:table-cell table:style-name="ce2" office:value-type="string">
            <text:p>keerthick.g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604">
            <text:p>260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greeshmasusan.t@ivtlinfoview.co.jp</text:p>
          </table:table-cell>
          <table:table-cell table:style-name="ce21" office:value-type="string">
            <text:p>greethom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 office:value-type="string">
            <text:p>Keerthana Kannan</text:p>
          </table:table-cell>
          <table:table-cell table:style-name="ce12" office:value-type="string">
            <text:p>keerthana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605">
            <text:p>260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hariharsudan.s@ivtlinfoview.co.jp</text:p>
          </table:table-cell>
          <table:table-cell table:style-name="ce21" office:value-type="string">
            <text:p>harihas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Manivasagam Nambirajan</text:p>
          </table:table-cell>
          <table:table-cell table:style-name="ce2" office:value-type="string">
            <text:p>manivasagam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606">
            <text:p>260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jessjoseph.b@ivtlinfoview.co.jp</text:p>
          </table:table-cell>
          <table:table-cell table:style-name="ce21" office:value-type="string">
            <text:p>jessben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Hemarajan Somasundaram</text:p>
          </table:table-cell>
          <table:table-cell table:style-name="ce2" office:value-type="string">
            <text:p>hemaraj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607">
            <text:p>2607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mathews.s@ivtlinfoview.co.jp</text:p>
          </table:table-cell>
          <table:table-cell table:style-name="ce21" office:value-type="string">
            <text:p>mathsunn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Attendance_Hyouka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Navyasree S</text:p>
          </table:table-cell>
          <table:table-cell table:style-name="ce18" office:value-type="string">
            <text:p>navyasree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611">
            <text:p>261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radhika.r1@ivtlinfoview.co.jp</text:p>
          </table:table-cell>
          <table:table-cell table:style-name="ce21" office:value-type="string">
            <text:p>radhrav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Jeyakrishnan Mahalingam</text:p>
          </table:table-cell>
          <table:table-cell table:style-name="ce12" office:value-type="string">
            <text:p>jeyakrishnan.m@ivtlinfoview.co.jp</text:p>
          </table:table-cell>
          <table:table-cell table:style-name="ce52" office:value-type="string">
            <text:p>Gokila Govindraj</text:p>
          </table:table-cell>
          <table:table-cell table:style-name="ce12" office:value-type="string">
            <text:p>gokila.g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613">
            <text:p>261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nthiya.b@ivtlinfoview.co.jp</text:p>
          </table:table-cell>
          <table:table-cell table:style-name="ce21" office:value-type="string">
            <text:p>santbal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athiya Moorthy Manoharan</text:p>
          </table:table-cell>
          <table:table-cell table:style-name="ce2" office:value-type="string">
            <text:p>sathiyamoorthy.m@ivtlinfoview.co.jp</text:p>
          </table:table-cell>
          <table:table-cell table:style-name="ce2" office:value-type="string">
            <text:p>Keerthick Ganesan</text:p>
          </table:table-cell>
          <table:table-cell table:style-name="ce2" office:value-type="string">
            <text:p>keerthick.g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614">
            <text:p>261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hantanu.t@ivtlinfoview.co.jp</text:p>
          </table:table-cell>
          <table:table-cell table:style-name="ce21" office:value-type="string">
            <text:p>shanvij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Sasiprabu Kannan</text:p>
          </table:table-cell>
          <table:table-cell table:style-name="ce2" office:value-type="string">
            <text:p>sasiprabu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615">
            <text:p>261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hawn.s@ivtlinfoview.co.jp</text:p>
          </table:table-cell>
          <table:table-cell table:style-name="ce21" office:value-type="string">
            <text:p>shawsab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Anandh Shanmugam</text:p>
          </table:table-cell>
          <table:table-cell table:style-name="ce2" office:value-type="string">
            <text:p>anandh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617">
            <text:p>261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igneswari.r@ivtlinfoview.co.jp</text:p>
          </table:table-cell>
          <table:table-cell table:style-name="ce21" office:value-type="string">
            <text:p>vignram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Varun Narasimha Barathy</text:p>
          </table:table-cell>
          <table:table-cell table:style-name="ce2" office:value-type="string">
            <text:p>varun.n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19">
            <text:p>261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akash.a@ivtlinfoview.co.jp</text:p>
          </table:table-cell>
          <table:table-cell table:style-name="ce21" office:value-type="string">
            <text:p>aakashal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Deepanraj Chithiravel</text:p>
          </table:table-cell>
          <table:table-cell table:style-name="ce12" office:value-type="string">
            <text:p>deepanraj.c@ivtlinfoview.co.jp</text:p>
          </table:table-cell>
          <table:table-cell table:style-name="ce52" office:value-type="string">
            <text:p>Rathna Priya Balasubramanian</text:p>
          </table:table-cell>
          <table:table-cell table:style-name="ce12" office:value-type="string">
            <text:p>rathnapriya.b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20">
            <text:p>262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iswarya.a@ivtlinfoview.co.jp</text:p>
          </table:table-cell>
          <table:table-cell table:style-name="ce21" office:value-type="string">
            <text:p>aiswara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5" office:value-type="string">
            <text:p>Sathiyananthan Pandian</text:p>
          </table:table-cell>
          <table:table-cell table:style-name="ce46" office:value-type="string">
            <text:p>sathiyananthan.p@ivtlinfoview.co.jp</text:p>
          </table:table-cell>
          <table:table-cell table:style-name="ce52" office:value-type="string">
            <text:p>Agneeswari Krishnakumar</text:p>
          </table:table-cell>
          <table:table-cell table:style-name="ce12" office:value-type="string">
            <text:p>agneeswari.k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21">
            <text:p>262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lagendran.r@ivtlinfoview.co.jp</text:p>
          </table:table-cell>
          <table:table-cell table:style-name="ce21" office:value-type="string">
            <text:p>alagenr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5" office:value-type="string">
            <text:p>Sathiyananthan Pandian</text:p>
          </table:table-cell>
          <table:table-cell table:style-name="ce46" office:value-type="string">
            <text:p>sathiyananthan.p@ivtlinfoview.co.jp</text:p>
          </table:table-cell>
          <table:table-cell table:style-name="ce52" office:value-type="string">
            <text:p>Saravana Kumaran Dhandapani</text:p>
          </table:table-cell>
          <table:table-cell table:style-name="ce12" office:value-type="string">
            <text:p>saravanakumaran.d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22">
            <text:p>262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ravinthan.k1@ivtlinfoview.co.jp</text:p>
          </table:table-cell>
          <table:table-cell table:style-name="ce21" office:value-type="string">
            <text:p>aravinkum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5" office:value-type="string">
            <text:p>Sathiyananthan Pandian</text:p>
          </table:table-cell>
          <table:table-cell table:style-name="ce46" office:value-type="string">
            <text:p>sathiyananthan.p@ivtlinfoview.co.jp</text:p>
          </table:table-cell>
          <table:table-cell table:style-name="ce52" office:value-type="string">
            <text:p>Agneeswari Krishnakumar</text:p>
          </table:table-cell>
          <table:table-cell table:style-name="ce12" office:value-type="string">
            <text:p>agneeswari.k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23">
            <text:p>262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rul.a@ivtlinfoview.co.jp</text:p>
          </table:table-cell>
          <table:table-cell table:style-name="ce21" office:value-type="string">
            <text:p>arulas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Kishor Kumar Venkatachalam</text:p>
          </table:table-cell>
          <table:table-cell table:style-name="ce2" office:value-type="string">
            <text:p>kishorkumar.v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24">
            <text:p>262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runkumar.r3@ivtlinfoview.co.jp</text:p>
          </table:table-cell>
          <table:table-cell table:style-name="ce21" office:value-type="string">
            <text:p>arunkr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 office:value-type="string">
            <text:p>Meenu Perumal</text:p>
          </table:table-cell>
          <table:table-cell table:style-name="ce12" office:value-type="string">
            <text:p>meenu.p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25">
            <text:p>262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rvind.g@ivtlinfoview.co.jp</text:p>
          </table:table-cell>
          <table:table-cell table:style-name="ce21" office:value-type="string">
            <text:p>arvindgo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5" office:value-type="string">
            <text:p>Sathiyananthan Pandian</text:p>
          </table:table-cell>
          <table:table-cell table:style-name="ce46" office:value-type="string">
            <text:p>sathiyananthan.p@ivtlinfoview.co.jp</text:p>
          </table:table-cell>
          <table:table-cell table:style-name="ce59" office:value-type="string">
            <text:p>Jayachander Selvakumar</text:p>
          </table:table-cell>
          <table:table-cell table:style-name="ce15" office:value-type="string">
            <text:p>jayachander.s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26">
            <text:p>262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shok.s@ivtlinfoview.co.jp</text:p>
          </table:table-cell>
          <table:table-cell table:style-name="ce21" office:value-type="string">
            <text:p>ashoks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Varun Narasimha Barathy</text:p>
          </table:table-cell>
          <table:table-cell table:style-name="ce2" office:value-type="string">
            <text:p>varun.n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27">
            <text:p>2627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dharunkarthi.r@ivtlinfoview.co.jp</text:p>
          </table:table-cell>
          <table:table-cell table:style-name="ce21" office:value-type="string">
            <text:p>dharunra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8" office:value-type="string">
            <text:p>WHI_Payroll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39" office:value-type="string">
            <text:p>Karthikeyan M</text:p>
          </table:table-cell>
          <table:table-cell table:style-name="ce39" office:value-type="string">
            <text:p>karthikeyan.m@ivtlinfoview.co.jp </text:p>
          </table:table-cell>
          <table:table-cell table:style-name="ce18" table:number-columns-repeated="2"/>
          <table:table-cell table:style-name="ce18" office:value-type="string">
            <text:p>Jagadeesan Rajamani</text:p>
          </table:table-cell>
          <table:table-cell table:style-name="ce68" office:value-type="string">
            <text:p><text:a xlink:href="mailto:jagadeesan.r@ivtlinfoview.co.jp">jagadeesan.r@ivtlinfoview.co.jp</text:a></text:p>
          </table:table-cell>
          <table:table-cell table:number-columns-repeated="1009"/>
        </table:table-row>
        <table:table-row table:style-name="ro1">
          <table:table-cell table:style-name="ce7" office:value-type="float" office:value="2628">
            <text:p>262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dinesh.b@ivtlinfoview.co.jp</text:p>
          </table:table-cell>
          <table:table-cell table:style-name="ce21" office:value-type="string">
            <text:p>dineshb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Silambarasan Subramani</text:p>
          </table:table-cell>
          <table:table-cell table:style-name="ce2" office:value-type="string">
            <text:p>silambarasan.s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29">
            <text:p>262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gokilasurya.m@ivtlinfoview.co.jp</text:p>
          </table:table-cell>
          <table:table-cell table:style-name="ce21" office:value-type="string">
            <text:p>gokilam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Gunasekaran Ammasai</text:p>
          </table:table-cell>
          <table:table-cell table:style-name="ce2" office:value-type="string">
            <text:p>gunasekaran.a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30">
            <text:p>263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gowtham.v1@ivtlinfoview.co.jp</text:p>
          </table:table-cell>
          <table:table-cell table:style-name="ce21" office:value-type="string">
            <text:p>gowthav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Sureshkrishnan Muthusamy</text:p>
          </table:table-cell>
          <table:table-cell table:style-name="ce2" office:value-type="string">
            <text:p>sureshkrishnan.m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31">
            <text:p>2631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karthikraja.r@ivtlinfoview.co.jp</text:p>
          </table:table-cell>
          <table:table-cell table:style-name="ce21" office:value-type="string">
            <text:p>karthiram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Attendance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office:value-type="string">
            <text:p>Vijayanak Lakshmanasamy</text:p>
          </table:table-cell>
          <table:table-cell table:style-name="ce18" office:value-type="string">
            <text:p>vijayanak.l@ivtlinfoview.co.jp</text:p>
          </table:table-cell>
          <table:table-cell table:style-name="ce18" office:value-type="string">
            <text:p>Sudhan Sivaraj</text:p>
          </table:table-cell>
          <table:table-cell table:style-name="ce18" office:value-type="string">
            <text:p>sudhan.s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32">
            <text:p>2632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dhineshraja.a@ivtlinfoview.co.jp</text:p>
          </table:table-cell>
          <table:table-cell table:style-name="ce21" office:value-type="string">
            <text:p>dhinesar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Attendance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50" table:number-columns-repeated="2"/>
          <table:table-cell table:style-name="ce18" office:value-type="string">
            <text:p>Vijayanak Lakshmanasamy</text:p>
          </table:table-cell>
          <table:table-cell table:style-name="ce18" office:value-type="string">
            <text:p>vijayanak.l@ivtlinfoview.co.jp</text:p>
          </table:table-cell>
          <table:table-cell table:style-name="ce18" office:value-type="string">
            <text:p>Arun Jayendiran</text:p>
          </table:table-cell>
          <table:table-cell table:style-name="ce18" office:value-type="string">
            <text:p>arun.j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33">
            <text:p>263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krishnamoorthy.s@ivtlinfoview.co.jp</text:p>
          </table:table-cell>
          <table:table-cell table:style-name="ce21" office:value-type="string">
            <text:p>krishns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Baranitharan Manickaraj</text:p>
          </table:table-cell>
          <table:table-cell table:style-name="ce2" office:value-type="string">
            <text:p>bharanitharan.m@ivtlinfoview.co.jp</text:p>
          </table:table-cell>
          <table:table-cell table:style-name="ce2" office:value-type="string">
            <text:p>Anupriya Mahendran</text:p>
          </table:table-cell>
          <table:table-cell table:style-name="ce2" office:value-type="string">
            <text:p>anupriya.m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34">
            <text:p>263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kumaragurubaran.k@ivtlinfoview.co.jp</text:p>
          </table:table-cell>
          <table:table-cell table:style-name="ce21" office:value-type="string">
            <text:p>kumarak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Gunasekaran Ammasai</text:p>
          </table:table-cell>
          <table:table-cell table:style-name="ce2" office:value-type="string">
            <text:p>gunasekaran.a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35">
            <text:p>263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leoantony.m@ivtlinfoview.co.jp</text:p>
          </table:table-cell>
          <table:table-cell table:style-name="ce21" office:value-type="string">
            <text:p>leoanm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32" office:value-type="string">
            <text:p>SCM_Dev</text:p>
          </table:table-cell>
          <table:table-cell table:style-name="ce42" office:value-type="string">
            <text:p>Karthick Raj Jayaraman</text:p>
          </table:table-cell>
          <table:table-cell table:style-name="ce46" office:value-type="string">
            <text:p>karthick.j@ivtlinfoview.com</text:p>
          </table:table-cell>
          <table:table-cell table:style-name="ce49"/>
          <table:table-cell table:style-name="ce12"/>
          <table:table-cell table:style-name="ce55"/>
          <table:table-cell table:style-name="ce46"/>
          <table:table-cell table:style-name="ce55" office:value-type="string">
            <text:p>Aravinth Pulavendramani</text:p>
          </table:table-cell>
          <table:table-cell table:style-name="ce46" office:value-type="string">
            <text:p>aravinth.p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36">
            <text:p>263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logeshwaran.n@ivtlinfoview.co.jp</text:p>
          </table:table-cell>
          <table:table-cell table:style-name="ce21" office:value-type="string">
            <text:p>logeshn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32" office:value-type="string">
            <text:p>SCM_CI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Deepanraj Chithiravel</text:p>
          </table:table-cell>
          <table:table-cell table:style-name="ce12" office:value-type="string">
            <text:p>deepanraj.c@ivtlinfoview.co.jp</text:p>
          </table:table-cell>
          <table:table-cell table:style-name="ce52"/>
          <table:table-cell table:style-name="ce12"/>
          <table:table-cell table:number-columns-repeated="1009"/>
        </table:table-row>
        <table:table-row table:style-name="ro1">
          <table:table-cell table:style-name="ce7" office:value-type="float" office:value="2637">
            <text:p>263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anikandan.s@ivtlinfoview.co.jp</text:p>
          </table:table-cell>
          <table:table-cell table:style-name="ce21" office:value-type="string">
            <text:p>manikas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iva Sankari Vanniarajan</text:p>
          </table:table-cell>
          <table:table-cell table:style-name="ce2" office:value-type="string">
            <text:p>sivasankari.v@ivtlinfoview.co.jp</text:p>
          </table:table-cell>
          <table:table-cell table:style-name="ce2" office:value-type="string">
            <text:p>Hemalatha Rajendran</text:p>
          </table:table-cell>
          <table:table-cell table:style-name="ce2" office:value-type="string">
            <text:p>hemalatha.r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38">
            <text:p>263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irunalini.s@ivtlinfoview.co.jp</text:p>
          </table:table-cell>
          <table:table-cell table:style-name="ce21" office:value-type="string">
            <text:p>mirunas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Deepanraj Chithiravel</text:p>
          </table:table-cell>
          <table:table-cell table:style-name="ce12" office:value-type="string">
            <text:p>deepanraj.c@ivtlinfoview.co.jp</text:p>
          </table:table-cell>
          <table:table-cell table:style-name="ce52" office:value-type="string">
            <text:p>Sam David Paul David Thamarai Selvan</text:p>
          </table:table-cell>
          <table:table-cell table:style-name="ce12" office:value-type="string">
            <text:p>samdavidpaul.d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39">
            <text:p>2639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narashima.m@ivtlinfoview.co.jp</text:p>
          </table:table-cell>
          <table:table-cell table:style-name="ce21" office:value-type="string">
            <text:p>narashmu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8" office:value-type="string">
            <text:p>WHI_Payroll_Dev</text:p>
          </table:table-cell>
          <table:table-cell table:style-name="ce39" office:value-type="string">
            <text:p>Satyanarayana</text:p>
          </table:table-cell>
          <table:table-cell table:style-name="ce25" office:value-type="string">
            <text:p>satyanarayana.v@ivtlinfoview.com</text:p>
          </table:table-cell>
          <table:table-cell table:style-name="ce39" office:value-type="string">
            <text:p>Karthikeyan M</text:p>
          </table:table-cell>
          <table:table-cell table:style-name="ce39" office:value-type="string">
            <text:p>karthikeyan.m@ivtlinfoview.co.jp </text:p>
          </table:table-cell>
          <table:table-cell table:style-name="ce18" table:number-columns-repeated="2"/>
          <table:table-cell table:style-name="ce18" office:value-type="string">
            <text:p>Sampath Kumar Raja</text:p>
          </table:table-cell>
          <table:table-cell table:style-name="ce68" office:value-type="string">
            <text:p><text:a xlink:href="mailto:sampathkumar.r@ivtlinfoview.co.jp">sampathkumar.r@ivtlinfoview.co.jp</text:a></text:p>
          </table:table-cell>
          <table:table-cell table:number-columns-repeated="1009"/>
        </table:table-row>
        <table:table-row table:style-name="ro1">
          <table:table-cell table:style-name="ce7" office:value-type="float" office:value="2640">
            <text:p>264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naveenkumar.r@ivtlinfoview.co.jp</text:p>
          </table:table-cell>
          <table:table-cell table:style-name="ce21" office:value-type="string">
            <text:p>naveenr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Sasiprabu Kannan</text:p>
          </table:table-cell>
          <table:table-cell table:style-name="ce2" office:value-type="string">
            <text:p>sasiprabu.m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41">
            <text:p>264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naveen.s3@ivtlinfoview.co.jp</text:p>
          </table:table-cell>
          <table:table-cell table:style-name="ce21" office:value-type="string">
            <text:p>naveens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Dineshkumar Rajakumar</text:p>
          </table:table-cell>
          <table:table-cell table:style-name="ce2" office:value-type="string">
            <text:p>dineshkumar.r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42">
            <text:p>264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rasath.k@ivtlinfoview.co.jp</text:p>
          </table:table-cell>
          <table:table-cell table:style-name="ce21" office:value-type="string">
            <text:p>prasatk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Deepanraj Chithiravel</text:p>
          </table:table-cell>
          <table:table-cell table:style-name="ce12" office:value-type="string">
            <text:p>deepanraj.c@ivtlinfoview.co.jp</text:p>
          </table:table-cell>
          <table:table-cell table:style-name="ce52" office:value-type="string">
            <text:p>Arun.V Sundararaju</text:p>
          </table:table-cell>
          <table:table-cell table:style-name="ce12" office:value-type="string">
            <text:p>arun.s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43">
            <text:p>264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raveenkumar.m1@ivtlinfoview.co.jp</text:p>
          </table:table-cell>
          <table:table-cell table:style-name="ce21" office:value-type="string">
            <text:p>praveem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Nithya Saravanan</text:p>
          </table:table-cell>
          <table:table-cell table:style-name="ce2" office:value-type="string">
            <text:p>nithya.s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44">
            <text:p>264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ravin.p@ivtlinfoview.co.jp</text:p>
          </table:table-cell>
          <table:table-cell table:style-name="ce21" office:value-type="string">
            <text:p>pravinp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Gunasekaran Ammasai</text:p>
          </table:table-cell>
          <table:table-cell table:style-name="ce2" office:value-type="string">
            <text:p>gunasekaran.a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45">
            <text:p>264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ravanan.s@ivtlinfoview.co.jp</text:p>
          </table:table-cell>
          <table:table-cell table:style-name="ce21" office:value-type="string">
            <text:p>saravasel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Arun Kumar Balasubramanian</text:p>
          </table:table-cell>
          <table:table-cell table:style-name="ce2" office:value-type="string">
            <text:p>arunkumar.b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46">
            <text:p>264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riharish.n@ivtlinfoview.co.jp</text:p>
          </table:table-cell>
          <table:table-cell table:style-name="ce21" office:value-type="string">
            <text:p>sriharn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Vinoth Balasubramanian</text:p>
          </table:table-cell>
          <table:table-cell table:style-name="ce2" office:value-type="string">
            <text:p>vinoth.b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47">
            <text:p>264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urya.k@ivtlinfoview.co.jp</text:p>
          </table:table-cell>
          <table:table-cell table:style-name="ce21" office:value-type="string">
            <text:p>suryak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Priya Ramamurthi</text:p>
          </table:table-cell>
          <table:table-cell table:style-name="ce2" office:value-type="string">
            <text:p>priya.r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48">
            <text:p>264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ijaykarthik.k@ivtlinfoview.co.jp</text:p>
          </table:table-cell>
          <table:table-cell table:style-name="ce21" office:value-type="string">
            <text:p>vijaykk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Priya Ramamurthi</text:p>
          </table:table-cell>
          <table:table-cell table:style-name="ce2" office:value-type="string">
            <text:p>priya.r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49">
            <text:p>2649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aafreenakthar.s@ivtlinfoview.co.jp</text:p>
          </table:table-cell>
          <table:table-cell table:style-name="ce21" office:value-type="string">
            <text:p>aafraj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Santhosh Vijay T S</text:p>
          </table:table-cell>
          <table:table-cell table:style-name="ce13" office:value-type="string">
            <text:p>santhoshvijay.t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50">
            <text:p>265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laguchithambaram.m@ivtlinfoview.co.jp</text:p>
          </table:table-cell>
          <table:table-cell table:style-name="ce21" office:value-type="string">
            <text:p>alagmar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Suganya Jayakumar</text:p>
          </table:table-cell>
          <table:table-cell table:style-name="ce2" office:value-type="string">
            <text:p>suganya.jay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51">
            <text:p>2651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alexander.m@ivtlinfoview.co.jp</text:p>
          </table:table-cell>
          <table:table-cell table:style-name="ce21" office:value-type="string">
            <text:p>alexmuru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Payroll_Hyouka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Karunakaran M</text:p>
          </table:table-cell>
          <table:table-cell table:style-name="ce18" office:value-type="string">
            <text:p>karunakaran.m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52">
            <text:p>2652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subasri.b@ivtlinfoview.co.jp</text:p>
          </table:table-cell>
          <table:table-cell table:style-name="ce21" office:value-type="string">
            <text:p>subabal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Sudhagar Selvaraj</text:p>
          </table:table-cell>
          <table:table-cell table:style-name="ce13" office:value-type="string">
            <text:p>sudhagar.se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53">
            <text:p>2653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balaaravind.g@ivtlinfoview.co.jp</text:p>
          </table:table-cell>
          <table:table-cell table:style-name="ce21" office:value-type="string">
            <text:p>balagane1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Sudhagar Selvaraj</text:p>
          </table:table-cell>
          <table:table-cell table:style-name="ce13" office:value-type="string">
            <text:p>sudhagar.se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54">
            <text:p>2654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chanthru.b@ivtlinfoview.co.jp</text:p>
          </table:table-cell>
          <table:table-cell table:style-name="ce21" office:value-type="string">
            <text:p>chanbal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Thangarasu Raja</text:p>
          </table:table-cell>
          <table:table-cell table:style-name="ce13" office:value-type="string">
            <text:p>thangarasu.r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55">
            <text:p>265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jaya.d@ivtlinfoview.co.jp</text:p>
          </table:table-cell>
          <table:table-cell table:style-name="ce21" office:value-type="string">
            <text:p>jayadur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Palanivel Dhanusu</text:p>
          </table:table-cell>
          <table:table-cell table:style-name="ce2" office:value-type="string">
            <text:p>palanivel.d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56">
            <text:p>265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darshana.s@ivtlinfoview.co.jp</text:p>
          </table:table-cell>
          <table:table-cell table:style-name="ce21" office:value-type="string">
            <text:p>darssur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33" office:value-type="string">
            <text:p>SCM_Dev</text:p>
          </table:table-cell>
          <table:table-cell table:style-name="ce41" office:value-type="string">
            <text:p>Suresh Kumar Mohanraj</text:p>
          </table:table-cell>
          <table:table-cell table:style-name="ce16" office:value-type="string">
            <text:p><text:a xlink:href="mailto:sureshkumar.mohanraj@ivtlinfoview.com">sureshkumar.mohanraj@ivtlinfoview.com</text:a></text:p>
          </table:table-cell>
          <table:table-cell table:style-name="ce53" office:value-type="string">
            <text:p>Santhosh Kumar Durairaj</text:p>
          </table:table-cell>
          <table:table-cell table:style-name="ce16" office:value-type="string">
            <text:p>santhoshkumar.d@ivtlinfoview.co.jp</text:p>
          </table:table-cell>
          <table:table-cell table:style-name="ce53"/>
          <table:table-cell table:style-name="ce16"/>
          <table:table-cell table:style-name="ce53" office:value-type="string">
            <text:p>Nandhini Nagarajan</text:p>
          </table:table-cell>
          <table:table-cell table:style-name="ce16" office:value-type="string">
            <text:p><text:a xlink:href="mailto:nandhini.n@ivtlinfoview.co.jp">nandhini.n@ivtlinfoview.co.jp</text:a></text:p>
          </table:table-cell>
          <table:table-cell table:number-columns-repeated="1009"/>
        </table:table-row>
        <table:table-row table:style-name="ro1">
          <table:table-cell table:style-name="ce7" office:value-type="float" office:value="2657">
            <text:p>265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deepakmanikandan.k@ivtlinfoview.co.jp</text:p>
          </table:table-cell>
          <table:table-cell table:style-name="ce21" office:value-type="string">
            <text:p>deepkand1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33" office:value-type="string">
            <text:p>SCM_Dev</text:p>
          </table:table-cell>
          <table:table-cell table:style-name="ce41" office:value-type="string">
            <text:p>Suresh Kumar Mohanraj</text:p>
          </table:table-cell>
          <table:table-cell table:style-name="ce16" office:value-type="string">
            <text:p><text:a xlink:href="mailto:sureshkumar.mohanraj@ivtlinfoview.com">sureshkumar.mohanraj@ivtlinfoview.com</text:a></text:p>
          </table:table-cell>
          <table:table-cell table:style-name="ce49"/>
          <table:table-cell table:style-name="ce12"/>
          <table:table-cell table:style-name="ce53" office:value-type="string">
            <text:p>Varadharajan Sesharaman</text:p>
          </table:table-cell>
          <table:table-cell table:style-name="ce16" office:value-type="string">
            <text:p>varadharajan.s@ivtlinfoview.co.jp</text:p>
          </table:table-cell>
          <table:table-cell table:style-name="ce53" office:value-type="string">
            <text:p>Karthick Elamurugan</text:p>
          </table:table-cell>
          <table:table-cell table:style-name="ce16" office:value-type="string">
            <text:p>karthick.e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58">
            <text:p>265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deepika.r1@ivtlinfoview.co.jp</text:p>
          </table:table-cell>
          <table:table-cell table:style-name="ce21" office:value-type="string">
            <text:p>deepraj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Sasiprabu Kannan</text:p>
          </table:table-cell>
          <table:table-cell table:style-name="ce2" office:value-type="string">
            <text:p>sasiprabu.m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59">
            <text:p>265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dhinesh.g@ivtlinfoview.co.jp</text:p>
          </table:table-cell>
          <table:table-cell table:style-name="ce21" office:value-type="string">
            <text:p>dhingop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Geetha Sarangaraj</text:p>
          </table:table-cell>
          <table:table-cell table:style-name="ce2" office:value-type="string">
            <text:p>geetha.s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60">
            <text:p>2660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gokulakannan.r@ivtlinfoview.co.jp</text:p>
          </table:table-cell>
          <table:table-cell table:style-name="ce21" office:value-type="string">
            <text:p>gokuraja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Attendance_Hyouka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Navyasree S</text:p>
          </table:table-cell>
          <table:table-cell table:style-name="ce18" office:value-type="string">
            <text:p>navyasree.s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61">
            <text:p>2661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hariprasaanth.s@ivtlinfoview.co.jp</text:p>
          </table:table-cell>
          <table:table-cell table:style-name="ce21" office:value-type="string">
            <text:p>harisere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Attendance_Hyouka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Navyasree S</text:p>
          </table:table-cell>
          <table:table-cell table:style-name="ce18" office:value-type="string">
            <text:p>navyasree.s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62">
            <text:p>266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jerlin.s@ivtlinfoview.co.jp</text:p>
          </table:table-cell>
          <table:table-cell table:style-name="ce21" office:value-type="string">
            <text:p>jerlstep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Midhuna M Dileep Thiruvilakkil <text:s/>Gangadharan Dileep</text:p>
          </table:table-cell>
          <table:table-cell table:style-name="ce2" office:value-type="string">
            <text:p>midhunamdileep.t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63">
            <text:p>2663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logesh.a@ivtlinfoview.co.jp</text:p>
          </table:table-cell>
          <table:table-cell table:style-name="ce21" office:value-type="string">
            <text:p>logeanda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Talent Management_Hyouka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Manikandan O</text:p>
          </table:table-cell>
          <table:table-cell table:style-name="ce18" office:value-type="string">
            <text:p>manikandan.o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64">
            <text:p>2664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manojkumar.m@ivtlinfoview.co.jp</text:p>
          </table:table-cell>
          <table:table-cell table:style-name="ce21" office:value-type="string">
            <text:p>manomoha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QE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Akash C</text:p>
          </table:table-cell>
          <table:table-cell table:style-name="ce18" office:value-type="string">
            <text:p>akash.c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65">
            <text:p>2665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manikandan.r1@ivtlinfoview.co.jp</text:p>
          </table:table-cell>
          <table:table-cell table:style-name="ce21" office:value-type="string">
            <text:p>maniravi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Recruiting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Priyanga L</text:p>
          </table:table-cell>
          <table:table-cell table:style-name="ce18" office:value-type="string">
            <text:p>priyanga.l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67">
            <text:p>2667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mohamedibrahim.b@ivtlinfoview.co.jp</text:p>
          </table:table-cell>
          <table:table-cell table:style-name="ce21" office:value-type="string">
            <text:p>mohabak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Santhosh Vijay T S</text:p>
          </table:table-cell>
          <table:table-cell table:style-name="ce13" office:value-type="string">
            <text:p>santhoshvijay.t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68">
            <text:p>2668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naresh.g@ivtlinfoview.co.jp</text:p>
          </table:table-cell>
          <table:table-cell table:style-name="ce21" office:value-type="string">
            <text:p>naregovi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QE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Akash C</text:p>
          </table:table-cell>
          <table:table-cell table:style-name="ce18" office:value-type="string">
            <text:p>akash.c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69">
            <text:p>2669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naveen.p1@ivtlinfoview.co.jp</text:p>
          </table:table-cell>
          <table:table-cell table:style-name="ce21" office:value-type="string">
            <text:p>naveprab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Santhosh Vijay T S</text:p>
          </table:table-cell>
          <table:table-cell table:style-name="ce13" office:value-type="string">
            <text:p>santhoshvijay.t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70">
            <text:p>267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nithyasree.m@ivtlinfoview.co.jp</text:p>
          </table:table-cell>
          <table:table-cell table:style-name="ce21" office:value-type="string">
            <text:p>nithmur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Sasiprabu Kannan</text:p>
          </table:table-cell>
          <table:table-cell table:style-name="ce2" office:value-type="string">
            <text:p>sasiprabu.m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71">
            <text:p>2671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raghul.k@ivtlinfoview.co.jp</text:p>
          </table:table-cell>
          <table:table-cell table:style-name="ce22" office:value-type="string">
            <text:p>raghkart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Santhosh Vijay T S</text:p>
          </table:table-cell>
          <table:table-cell table:style-name="ce13" office:value-type="string">
            <text:p>santhoshvijay.t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72">
            <text:p>2672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rahulram.k@ivtlinfoview.co.jp</text:p>
          </table:table-cell>
          <table:table-cell table:style-name="ce21" office:value-type="string">
            <text:p>rahukum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Santhosh Vijay T S</text:p>
          </table:table-cell>
          <table:table-cell table:style-name="ce13" office:value-type="string">
            <text:p>santhoshvijay.t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73">
            <text:p>2673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rajapriya.a@ivtlinfoview.co.jp</text:p>
          </table:table-cell>
          <table:table-cell table:style-name="ce21" office:value-type="string">
            <text:p>rajaarul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Santhosh Vijay T S</text:p>
          </table:table-cell>
          <table:table-cell table:style-name="ce13" office:value-type="string">
            <text:p>santhoshvijay.t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74">
            <text:p>267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ramkumar.p@ivtlinfoview.co.jp</text:p>
          </table:table-cell>
          <table:table-cell table:style-name="ce21" office:value-type="string">
            <text:p>ramkpal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style-name="ce2" office:value-type="string">
            <text:p>Shakir Alam Mohd. Aman Akhtar</text:p>
          </table:table-cell>
          <table:table-cell table:style-name="ce2" office:value-type="string">
            <text:p>shakiralam.m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75">
            <text:p>267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rithika.m@ivtlinfoview.co.jp</text:p>
          </table:table-cell>
          <table:table-cell table:style-name="ce21" office:value-type="string">
            <text:p>rithmur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Suganya Jayakumar</text:p>
          </table:table-cell>
          <table:table-cell table:style-name="ce2" office:value-type="string">
            <text:p>suganya.jay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76">
            <text:p>2676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sabariji.v@ivtlinfoview.co.jp</text:p>
          </table:table-cell>
          <table:table-cell table:style-name="ce21" office:value-type="string">
            <text:p>sabavij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Santhosh Vijay T S</text:p>
          </table:table-cell>
          <table:table-cell table:style-name="ce13" office:value-type="string">
            <text:p>santhoshvijay.t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77">
            <text:p>2677</text:p>
          </table:table-cell>
          <table:table-cell table:style-name="ce13" office:value-type="string">
            <text:p>Member</text:p>
          </table:table-cell>
          <table:table-cell table:style-name="ce19" office:value-type="string">
            <text:p>harikumar.s@ivtlinfoview.co.jp</text:p>
          </table:table-cell>
          <table:table-cell table:style-name="ce21" office:value-type="string">
            <text:p>hariselv1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7" office:value-type="string">
            <text:p>SCM_Hyouka</text:p>
          </table:table-cell>
          <table:table-cell table:style-name="ce38" office:value-type="string">
            <text:p>Balakrishnan Murugan</text:p>
          </table:table-cell>
          <table:table-cell table:style-name="ce13" office:value-type="string">
            <text:p>balakrishnan.m@ivtlinfoview.com</text:p>
          </table:table-cell>
          <table:table-cell table:style-name="ce51"/>
          <table:table-cell table:style-name="ce13"/>
          <table:table-cell table:style-name="ce58" office:value-type="string">
            <text:p>Giri Balachandran</text:p>
          </table:table-cell>
          <table:table-cell table:style-name="ce13" office:value-type="string">
            <text:p>giri.b@ivtlinfoview.co.jp</text:p>
          </table:table-cell>
          <table:table-cell table:style-name="ce58" office:value-type="string">
            <text:p>Santhosh Vijay T S</text:p>
          </table:table-cell>
          <table:table-cell table:style-name="ce13" office:value-type="string">
            <text:p>santhoshvijay.t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78">
            <text:p>2678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sabarish.r@ivtlinfoview.co.jp</text:p>
          </table:table-cell>
          <table:table-cell table:style-name="ce21" office:value-type="string">
            <text:p>sabramas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QE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Akash C</text:p>
          </table:table-cell>
          <table:table-cell table:style-name="ce18" office:value-type="string">
            <text:p>akash.c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79">
            <text:p>2679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sarathkanna.s@ivtlinfoview.co.jp</text:p>
          </table:table-cell>
          <table:table-cell table:style-name="ce21" office:value-type="string">
            <text:p>saraselv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QE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Akash C</text:p>
          </table:table-cell>
          <table:table-cell table:style-name="ce18" office:value-type="string">
            <text:p>akash.c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80">
            <text:p>268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ravanalingam.s@ivtlinfoview.co.jp</text:p>
          </table:table-cell>
          <table:table-cell table:style-name="ce21" office:value-type="string">
            <text:p>sarasiva1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Aruna Kumarasamy</text:p>
          </table:table-cell>
          <table:table-cell table:style-name="ce2" office:value-type="string">
            <text:p>aruna.k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82">
            <text:p>2682</text:p>
          </table:table-cell>
          <table:table-cell table:style-name="ce14" office:value-type="string">
            <text:p>Member</text:p>
          </table:table-cell>
          <table:table-cell table:style-name="ce19" office:value-type="string">
            <text:p>shanmathi.v@ivtlinfoview.co.jp</text:p>
          </table:table-cell>
          <table:table-cell table:style-name="ce21" office:value-type="string">
            <text:p>saththan</text:p>
          </table:table-cell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5" office:value-type="string">
            <text:p>WHI_QE</text:p>
          </table:table-cell>
          <table:table-cell table:style-name="ce37" office:value-type="string">
            <text:p>Gunasekaran</text:p>
          </table:table-cell>
          <table:table-cell table:style-name="ce37" office:value-type="string">
            <text:p>gunasekaran.m@ivtlinfoview.co.jp</text:p>
          </table:table-cell>
          <table:table-cell table:style-name="ce50" table:number-columns-repeated="2"/>
          <table:table-cell table:style-name="ce18" office:value-type="string">
            <text:p>Jeevabalaji G</text:p>
          </table:table-cell>
          <table:table-cell table:style-name="ce18" office:value-type="string">
            <text:p>jeevabalaji.g@ivtlinfoview.co.jp</text:p>
          </table:table-cell>
          <table:table-cell table:style-name="ce18" office:value-type="string">
            <text:p>Akash C</text:p>
          </table:table-cell>
          <table:table-cell table:style-name="ce18" office:value-type="string">
            <text:p>akash.c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83">
            <text:p>268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obanadevi.p@ivtlinfoview.co.jp</text:p>
          </table:table-cell>
          <table:table-cell table:style-name="ce21" office:value-type="string">
            <text:p>sobapon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Palanivel Dhanusu</text:p>
          </table:table-cell>
          <table:table-cell table:style-name="ce2" office:value-type="string">
            <text:p>palanivel.d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84">
            <text:p>268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riram.j@ivtlinfoview.co.jp</text:p>
          </table:table-cell>
          <table:table-cell table:style-name="ce21" office:value-type="string">
            <text:p>srirjag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33" office:value-type="string">
            <text:p>SCM_Dev</text:p>
          </table:table-cell>
          <table:table-cell table:style-name="ce41" office:value-type="string">
            <text:p>Karthick Raj Jayaraman</text:p>
          </table:table-cell>
          <table:table-cell table:style-name="ce16" office:value-type="string">
            <text:p><text:a xlink:href="mailto:karthick.j@ivtlinfoview.com">karthick.j@ivtlinfoview.com</text:a></text:p>
          </table:table-cell>
          <table:table-cell table:style-name="ce49"/>
          <table:table-cell table:style-name="ce12"/>
          <table:table-cell table:style-name="ce53"/>
          <table:table-cell table:style-name="ce16"/>
          <table:table-cell table:style-name="ce66" office:value-type="string">
            <text:p>Avinash Vaidhya Kalainesan</text:p>
          </table:table-cell>
          <table:table-cell table:style-name="ce71" office:value-type="string">
            <text:p>avinashvaidhya.k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85">
            <text:p>268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udharsan.s@ivtlinfoview.co.jp</text:p>
          </table:table-cell>
          <table:table-cell table:style-name="ce21" office:value-type="string">
            <text:p>sudhsri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33" office:value-type="string">
            <text:p>SCM_Dev</text:p>
          </table:table-cell>
          <table:table-cell table:style-name="ce41" office:value-type="string">
            <text:p>Manickaraja Dakshinamoorthy</text:p>
          </table:table-cell>
          <table:table-cell table:style-name="ce16" office:value-type="string">
            <text:p><text:a xlink:href="mailto:manickaraja.dakshinamoorthy@ivtlinfoview.com">manickaraja.dakshinamoorthy@ivtlinfoview.com</text:a></text:p>
          </table:table-cell>
          <table:table-cell table:style-name="ce49"/>
          <table:table-cell table:style-name="ce12"/>
          <table:table-cell table:style-name="ce53"/>
          <table:table-cell table:style-name="ce16"/>
          <table:table-cell table:style-name="ce53" office:value-type="string">
            <text:p>Dinesh Kumar Ganesan</text:p>
          </table:table-cell>
          <table:table-cell table:style-name="ce16" office:value-type="string">
            <text:p>dineshkumar.g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87">
            <text:p>268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ubakaraantony.f@ivtlinfoview.co.jp</text:p>
          </table:table-cell>
          <table:table-cell table:style-name="ce22" office:value-type="string">
            <text:p>ubakfr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33" office:value-type="string">
            <text:p>SCM_Dev</text:p>
          </table:table-cell>
          <table:table-cell table:style-name="ce41" office:value-type="string">
            <text:p>Karthick Raj Jayaraman</text:p>
          </table:table-cell>
          <table:table-cell table:style-name="ce16" office:value-type="string">
            <text:p><text:a xlink:href="mailto:karthick.j@ivtlinfoview.com">karthick.j@ivtlinfoview.com</text:a></text:p>
          </table:table-cell>
          <table:table-cell table:style-name="ce49"/>
          <table:table-cell table:style-name="ce12"/>
          <table:table-cell table:style-name="ce53"/>
          <table:table-cell table:style-name="ce16"/>
          <table:table-cell table:style-name="ce53" office:value-type="string">
            <text:p>Athithya Vengatesh Auvadaiappan</text:p>
          </table:table-cell>
          <table:table-cell table:style-name="ce16" office:value-type="string">
            <text:p>athithyavengatesh.a@ivtlinfoview.co.jp</text:p>
          </table:table-cell>
          <table:table-cell table:number-columns-repeated="1009"/>
        </table:table-row>
        <table:table-row table:style-name="ro1">
          <table:table-cell table:style-name="ce8" office:value-type="float" office:value="2688">
            <text:p>268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bhilash.a@ivtlinfoview.co.jp</text:p>
          </table:table-cell>
          <table:table-cell table:style-name="ce21" office:value-type="string">
            <text:p>abhila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Palanivel Dhanusu</text:p>
          </table:table-cell>
          <table:table-cell table:style-name="ce2" office:value-type="string">
            <text:p>palanivel.d@ivtlinfoview.co.jp</text:p>
          </table:table-cell>
          <table:table-cell table:number-columns-repeated="1009"/>
        </table:table-row>
        <table:table-row table:style-name="ro1">
          <table:table-cell table:style-name="ce8" office:value-type="float" office:value="2689">
            <text:p>268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bin.t@ivtlinfoview.co.jp</text:p>
          </table:table-cell>
          <table:table-cell table:style-name="ce21" office:value-type="string">
            <text:p>abinthch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9"/>
          <table:table-cell table:style-name="ce15"/>
          <table:table-cell table:style-name="ce52" office:value-type="string">
            <text:p>Venkatesh Sridhar</text:p>
          </table:table-cell>
          <table:table-cell table:style-name="ce12" office:value-type="string">
            <text:p>venkatesh.s@ivtlinfoview.co.jp</text:p>
          </table:table-cell>
          <table:table-cell table:number-columns-repeated="1009"/>
        </table:table-row>
        <table:table-row table:style-name="ro1">
          <table:table-cell table:style-name="ce8" office:value-type="float" office:value="2690">
            <text:p>269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jay.k@ivtlinfoview.co.jp</text:p>
          </table:table-cell>
          <table:table-cell table:style-name="ce21" office:value-type="string">
            <text:p>ajaykand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Nithya Saravanan</text:p>
          </table:table-cell>
          <table:table-cell table:style-name="ce2" office:value-type="string">
            <text:p>nithya.s@ivtlinfoview.co.jp</text:p>
          </table:table-cell>
          <table:table-cell table:number-columns-repeated="1009"/>
        </table:table-row>
        <table:table-row table:style-name="ro1">
          <table:table-cell table:style-name="ce8" office:value-type="float" office:value="2691">
            <text:p>269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darshana.j@ivtlinfoview.co.jp</text:p>
          </table:table-cell>
          <table:table-cell table:style-name="ce21" office:value-type="string">
            <text:p>darshaj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52" office:value-type="string">
            <text:p>Santhosh Kumar Durairaj</text:p>
          </table:table-cell>
          <table:table-cell table:style-name="ce12" office:value-type="string">
            <text:p>santhoshkumar.d@ivtlinfoview.co.jp</text:p>
          </table:table-cell>
          <table:table-cell table:style-name="ce52"/>
          <table:table-cell table:style-name="ce12"/>
          <table:table-cell table:style-name="ce55" office:value-type="string">
            <text:p>Amala Marianathan</text:p>
          </table:table-cell>
          <table:table-cell table:style-name="ce46" office:value-type="string">
            <text:p>amala.m@ivtlinfoview.co.jp</text:p>
          </table:table-cell>
          <table:table-cell table:number-columns-repeated="1009"/>
        </table:table-row>
        <table:table-row table:style-name="ro1">
          <table:table-cell table:style-name="ce8" office:value-type="float" office:value="2692">
            <text:p>269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davidsonponprem.p@ivtlinfoview.co.jp</text:p>
          </table:table-cell>
          <table:table-cell table:style-name="ce21" office:value-type="string">
            <text:p>davidspo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52" office:value-type="string">
            <text:p>Santhosh Kumar Durairaj</text:p>
          </table:table-cell>
          <table:table-cell table:style-name="ce12" office:value-type="string">
            <text:p>santhoshkumar.d@ivtlinfoview.co.jp</text:p>
          </table:table-cell>
          <table:table-cell table:style-name="ce52"/>
          <table:table-cell table:style-name="ce12"/>
          <table:table-cell table:style-name="ce52" office:value-type="string">
            <text:p>Aacshwin Ravi Chandran</text:p>
          </table:table-cell>
          <table:table-cell table:style-name="ce12" office:value-type="string">
            <text:p>aacshwin.r@ivtlinfoview.co.jp</text:p>
          </table:table-cell>
          <table:table-cell table:number-columns-repeated="1009"/>
        </table:table-row>
        <table:table-row table:style-name="ro1">
          <table:table-cell table:style-name="ce8" office:value-type="float" office:value="2693">
            <text:p>269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dineshkumar.m@ivtlinfoview.co.jp</text:p>
          </table:table-cell>
          <table:table-cell table:style-name="ce21" office:value-type="string">
            <text:p>dineshmo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Elanchezhiyan Pannirselvam</text:p>
          </table:table-cell>
          <table:table-cell table:style-name="ce2" office:value-type="string">
            <text:p>elanchezhiyan.p@ivtlinfoview.co.jp</text:p>
          </table:table-cell>
          <table:table-cell table:number-columns-repeated="1009"/>
        </table:table-row>
        <table:table-row table:style-name="ro1">
          <table:table-cell table:style-name="ce8" office:value-type="float" office:value="2694">
            <text:p>269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gupta.s@ivtlinfoview.co.jp</text:p>
          </table:table-cell>
          <table:table-cell table:style-name="ce21" office:value-type="string">
            <text:p>guptasr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Nithya Saravanan</text:p>
          </table:table-cell>
          <table:table-cell table:style-name="ce2" office:value-type="string">
            <text:p>nithya.s@ivtlinfoview.co.jp</text:p>
          </table:table-cell>
          <table:table-cell table:number-columns-repeated="1009"/>
        </table:table-row>
        <table:table-row table:style-name="ro1">
          <table:table-cell table:style-name="ce8" office:value-type="float" office:value="2695">
            <text:p>269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jwala.s@ivtlinfoview.co.jp</text:p>
          </table:table-cell>
          <table:table-cell table:style-name="ce21" office:value-type="string">
            <text:p>jwalasu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5" office:value-type="string">
            <text:p>Sathiyananthan Pandian</text:p>
          </table:table-cell>
          <table:table-cell table:style-name="ce46" office:value-type="string">
            <text:p>sathiyananthan.p@ivtlinfoview.co.jp</text:p>
          </table:table-cell>
          <table:table-cell table:style-name="ce59" office:value-type="string">
            <text:p>Jayachander Selvakumar</text:p>
          </table:table-cell>
          <table:table-cell table:style-name="ce15" office:value-type="string">
            <text:p>jayachander.s@ivtlinfoview.co.jp</text:p>
          </table:table-cell>
          <table:table-cell table:number-columns-repeated="1009"/>
        </table:table-row>
        <table:table-row table:style-name="ro1">
          <table:table-cell table:style-name="ce8" office:value-type="float" office:value="2696">
            <text:p>269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aheswaran.m@ivtlinfoview.co.jp</text:p>
          </table:table-cell>
          <table:table-cell table:style-name="ce21" office:value-type="string">
            <text:p>maheswm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Manivasagam Nambirajan</text:p>
          </table:table-cell>
          <table:table-cell table:style-name="ce2" office:value-type="string">
            <text:p>manivasagam.n@ivtlinfoview.co.jp</text:p>
          </table:table-cell>
          <table:table-cell table:number-columns-repeated="1009"/>
        </table:table-row>
        <table:table-row table:style-name="ro1">
          <table:table-cell table:style-name="ce8" office:value-type="float" office:value="2697">
            <text:p>269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ohan.r@ivtlinfoview.co.jp</text:p>
          </table:table-cell>
          <table:table-cell table:style-name="ce21" office:value-type="string">
            <text:p>mohanraj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Karthick Raj Jayaraman</text:p>
          </table:table-cell>
          <table:table-cell table:style-name="ce12" office:value-type="string">
            <text:p>karthick.j@ivtlinfoview.com</text:p>
          </table:table-cell>
          <table:table-cell table:style-name="ce49"/>
          <table:table-cell table:style-name="ce12"/>
          <table:table-cell table:style-name="ce52"/>
          <table:table-cell table:style-name="ce12"/>
          <table:table-cell table:style-name="ce52" office:value-type="string">
            <text:p>Balaji Rajan</text:p>
          </table:table-cell>
          <table:table-cell table:style-name="ce12" office:value-type="string">
            <text:p>balaji.r@ivtlinfoview.co.jp</text:p>
          </table:table-cell>
          <table:table-cell table:number-columns-repeated="1009"/>
        </table:table-row>
        <table:table-row table:style-name="ro1">
          <table:table-cell table:style-name="ce8" office:value-type="float" office:value="2698">
            <text:p>269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narasimmamoorthy.c@ivtlinfoview.co.jp</text:p>
          </table:table-cell>
          <table:table-cell table:style-name="ce21" office:value-type="string">
            <text:p>narasich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Sasiprabu Kannan</text:p>
          </table:table-cell>
          <table:table-cell table:style-name="ce2" office:value-type="string">
            <text:p>sasiprabu.m@ivtlinfoview.co.jp</text:p>
          </table:table-cell>
          <table:table-cell table:number-columns-repeated="1009"/>
        </table:table-row>
        <table:table-row table:style-name="ro1">
          <table:table-cell table:style-name="ce8" office:value-type="float" office:value="2699">
            <text:p>269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rabagaran.s@ivtlinfoview.co.jp</text:p>
          </table:table-cell>
          <table:table-cell table:style-name="ce21" office:value-type="string">
            <text:p>prabags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Deepanraj Chithiravel</text:p>
          </table:table-cell>
          <table:table-cell table:style-name="ce12" office:value-type="string">
            <text:p>deepanraj.c@ivtlinfoview.co.jp</text:p>
          </table:table-cell>
          <table:table-cell table:style-name="ce52" office:value-type="string">
            <text:p>Arun.V Sundararaju</text:p>
          </table:table-cell>
          <table:table-cell table:style-name="ce12" office:value-type="string">
            <text:p>arun.s@ivtlinfoview.co.jp</text:p>
          </table:table-cell>
          <table:table-cell table:number-columns-repeated="1009"/>
        </table:table-row>
        <table:table-row table:style-name="ro1">
          <table:table-cell table:style-name="ce8" office:value-type="float" office:value="2700">
            <text:p>270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raveen.n1@ivtlinfoview.co.jp</text:p>
          </table:table-cell>
          <table:table-cell table:style-name="ce21" office:value-type="string">
            <text:p>pravnaac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hanmuga Priya Loganathan</text:p>
          </table:table-cell>
          <table:table-cell table:style-name="ce2" office:value-type="string">
            <text:p>shanmugapriya.l@ivtlinfoview.co.jp</text:p>
          </table:table-cell>
          <table:table-cell table:number-columns-repeated="1009"/>
        </table:table-row>
        <table:table-row table:style-name="ro1">
          <table:table-cell table:style-name="ce8" office:value-type="float" office:value="2701">
            <text:p>270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praveen.s@ivtlinfoview.co.jp</text:p>
          </table:table-cell>
          <table:table-cell table:style-name="ce21" office:value-type="string">
            <text:p>pravesh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52" office:value-type="string">
            <text:p>Santhosh Kumar Durairaj</text:p>
          </table:table-cell>
          <table:table-cell table:style-name="ce12" office:value-type="string">
            <text:p>santhoshkumar.d@ivtlinfoview.co.jp</text:p>
          </table:table-cell>
          <table:table-cell table:style-name="ce52"/>
          <table:table-cell table:style-name="ce12"/>
          <table:table-cell table:style-name="ce53" office:value-type="string">
            <text:p>Nandhini Nagarajan</text:p>
          </table:table-cell>
          <table:table-cell table:style-name="ce16" office:value-type="string">
            <text:p><text:a xlink:href="mailto:nandhini.n@ivtlinfoview.co.jp">nandhini.n@ivtlinfoview.co.jp</text:a></text:p>
          </table:table-cell>
          <table:table-cell table:number-columns-repeated="1009"/>
        </table:table-row>
        <table:table-row table:style-name="ro1">
          <table:table-cell table:style-name="ce8" office:value-type="float" office:value="2702">
            <text:p>270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rahulraj.n@ivtlinfoview.co.jp</text:p>
          </table:table-cell>
          <table:table-cell table:style-name="ce21" office:value-type="string">
            <text:p>rahulrn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Deepanraj Chithiravel</text:p>
          </table:table-cell>
          <table:table-cell table:style-name="ce12" office:value-type="string">
            <text:p>deepanraj.c@ivtlinfoview.co.jp</text:p>
          </table:table-cell>
          <table:table-cell table:style-name="ce52" office:value-type="string">
            <text:p>Arun.V Sundararaju</text:p>
          </table:table-cell>
          <table:table-cell table:style-name="ce12" office:value-type="string">
            <text:p>arun.s@ivtlinfoview.co.jp</text:p>
          </table:table-cell>
          <table:table-cell table:number-columns-repeated="1009"/>
        </table:table-row>
        <table:table-row table:style-name="ro1">
          <table:table-cell table:style-name="ce8" office:value-type="float" office:value="2703">
            <text:p>270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ranjithkumar.g1@ivtlinfoview.co.jp</text:p>
          </table:table-cell>
          <table:table-cell table:style-name="ce21" office:value-type="string">
            <text:p>ranjianes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Priya Ramamurthi</text:p>
          </table:table-cell>
          <table:table-cell table:style-name="ce2" office:value-type="string">
            <text:p>priya.r@ivtlinfoview.co.jp</text:p>
          </table:table-cell>
          <table:table-cell table:number-columns-repeated="1009"/>
        </table:table-row>
        <table:table-row table:style-name="ro1">
          <table:table-cell table:style-name="ce8" office:value-type="float" office:value="2704">
            <text:p>270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hriram.v@ivtlinfoview.co.jp</text:p>
          </table:table-cell>
          <table:table-cell table:style-name="ce21" office:value-type="string">
            <text:p>shrirav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35" office:value-type="string">
            <text:p>Suresh Kumar Mohanraj</text:p>
          </table:table-cell>
          <table:table-cell table:style-name="ce12" office:value-type="string">
            <text:p>sureshkumar.mohanraj@ivtlinfoview.com</text:p>
          </table:table-cell>
          <table:table-cell table:style-name="ce49"/>
          <table:table-cell table:style-name="ce12"/>
          <table:table-cell table:style-name="ce52" office:value-type="string">
            <text:p>Deepanraj Chithiravel</text:p>
          </table:table-cell>
          <table:table-cell table:style-name="ce12" office:value-type="string">
            <text:p>deepanraj.c@ivtlinfoview.co.jp</text:p>
          </table:table-cell>
          <table:table-cell table:style-name="ce52" office:value-type="string">
            <text:p>Rathna Priya Balasubramanian</text:p>
          </table:table-cell>
          <table:table-cell table:style-name="ce12" office:value-type="string">
            <text:p>rathnapriya.b@ivtlinfoview.co.jp</text:p>
          </table:table-cell>
          <table:table-cell table:number-columns-repeated="1009"/>
        </table:table-row>
        <table:table-row table:style-name="ro1">
          <table:table-cell table:style-name="ce8" office:value-type="float" office:value="2705">
            <text:p>270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uganth.s@ivtlinfoview.co.jp</text:p>
          </table:table-cell>
          <table:table-cell table:style-name="ce21" office:value-type="string">
            <text:p>sugants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Kishor Kumar Venkatachalam</text:p>
          </table:table-cell>
          <table:table-cell table:style-name="ce2" office:value-type="string">
            <text:p>kishorkumar.v@ivtlinfoview.co.jp</text:p>
          </table:table-cell>
          <table:table-cell table:number-columns-repeated="1009"/>
        </table:table-row>
        <table:table-row table:style-name="ro1">
          <table:table-cell table:style-name="ce8" office:value-type="float" office:value="2706">
            <text:p>270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unnikrishnan.t@ivtlinfoview.co.jp</text:p>
          </table:table-cell>
          <table:table-cell table:style-name="ce21" office:value-type="string">
            <text:p>unnikrth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Jothi Subramanian</text:p>
          </table:table-cell>
          <table:table-cell table:style-name="ce2" office:value-type="string">
            <text:p>jothi.s@ivtlinfoview.co.jp</text:p>
          </table:table-cell>
          <table:table-cell table:number-columns-repeated="1009"/>
        </table:table-row>
        <table:table-row table:style-name="ro1">
          <table:table-cell table:style-name="ce8" office:value-type="float" office:value="2707">
            <text:p>270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ignesh.b1@ivtlinfoview.co.jp</text:p>
          </table:table-cell>
          <table:table-cell table:style-name="ce21" office:value-type="string">
            <text:p>vignbab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4" office:value-type="string">
            <text:p>SCM_Dev</text:p>
          </table:table-cell>
          <table:table-cell table:style-name="ce41" office:value-type="string">
            <text:p>Manickaraja Dakshinamoorthy</text:p>
          </table:table-cell>
          <table:table-cell table:style-name="ce16" office:value-type="string">
            <text:p><text:a xlink:href="mailto:manickaraja.dakshinamoorthy@ivtlinfoview.com">manickaraja.dakshinamoorthy@ivtlinfoview.com</text:a></text:p>
          </table:table-cell>
          <table:table-cell table:style-name="ce49"/>
          <table:table-cell table:style-name="ce12"/>
          <table:table-cell table:style-name="ce53" office:value-type="string">
            <text:p>Gowtham Santhosh Mohan</text:p>
          </table:table-cell>
          <table:table-cell table:style-name="ce16" office:value-type="string">
            <text:p>gowthamsanthosh.m@ivtlinfoview.co.jp</text:p>
          </table:table-cell>
          <table:table-cell table:style-name="ce52"/>
          <table:table-cell table:style-name="ce12"/>
          <table:table-cell table:number-columns-repeated="1009"/>
        </table:table-row>
        <table:table-row table:style-name="ro1">
          <table:table-cell table:style-name="ce8" office:value-type="float" office:value="2708">
            <text:p>270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ijayakumar.c@ivtlinfoview.co.jp</text:p>
          </table:table-cell>
          <table:table-cell table:style-name="ce21" office:value-type="string">
            <text:p>vijachok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ruthi Kanakadas</text:p>
          </table:table-cell>
          <table:table-cell table:style-name="ce2" office:value-type="string">
            <text:p>sruthi.k@ivtlinfoview.co.jp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P-284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chuthanbabu.g@ivtlinfoview.co.jp</text:p>
          </table:table-cell>
          <table:table-cell table:style-name="ce21" office:value-type="string">
            <text:p>achugan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ruthi Kanakadas</text:p>
          </table:table-cell>
          <table:table-cell table:style-name="ce2" office:value-type="string">
            <text:p>sruthi.k@ivtlinfoview.co.jp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P-284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ravind.r@ivtlinfoview.co.jp</text:p>
          </table:table-cell>
          <table:table-cell table:style-name="ce21" office:value-type="string">
            <text:p>aravram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Soundarya Ilangovan</text:p>
          </table:table-cell>
          <table:table-cell table:style-name="ce2" office:value-type="string">
            <text:p>soundarya.i@ivtlinfoview.co.jp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P-284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balaganesh.s@ivtlinfoview.co.jp</text:p>
          </table:table-cell>
          <table:table-cell table:style-name="ce21" office:value-type="string">
            <text:p>balasiv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hanmuga Priya Loganathan</text:p>
          </table:table-cell>
          <table:table-cell table:style-name="ce2" office:value-type="string">
            <text:p>shanmugapriya.l@ivtlinfoview.co.jp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P-284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davidprakash.p@ivtlinfoview.co.jp</text:p>
          </table:table-cell>
          <table:table-cell table:style-name="ce21" office:value-type="string">
            <text:p>davipet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Ashok Kumar Rajendran</text:p>
          </table:table-cell>
          <table:table-cell table:style-name="ce2" office:value-type="string">
            <text:p>ashokkumar.r@ivtlinfoview.co.jp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P-285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deepakkumar.s@ivtlinfoview.co.jp</text:p>
          </table:table-cell>
          <table:table-cell table:style-name="ce21" office:value-type="string">
            <text:p>deepsiva1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Geetha Sarangaraj</text:p>
          </table:table-cell>
          <table:table-cell table:style-name="ce2" office:value-type="string">
            <text:p>geetha.s@ivtlinfoview.co.jp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P-285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gopinath.v@ivtlinfoview.co.jp</text:p>
          </table:table-cell>
          <table:table-cell table:style-name="ce21" office:value-type="string">
            <text:p>gopivenu1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ethuramalingam Nayagam</text:p>
          </table:table-cell>
          <table:table-cell table:style-name="ce2" office:value-type="string">
            <text:p>sethuramalingam.n@ivtlinfoview.co.jp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P-285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karthikeyan.v@ivtlinfoview.co.jp</text:p>
          </table:table-cell>
          <table:table-cell table:style-name="ce21" office:value-type="string">
            <text:p>kartvel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ethuramalingam Nayagam</text:p>
          </table:table-cell>
          <table:table-cell table:style-name="ce2" office:value-type="string">
            <text:p>sethuramalingam.n@ivtlinfoview.co.jp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P-285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kaviya.m1@ivtlinfoview.co.jp</text:p>
          </table:table-cell>
          <table:table-cell table:style-name="ce21" office:value-type="string">
            <text:p>kavimuru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Hemarajan Somasundaram</text:p>
          </table:table-cell>
          <table:table-cell table:style-name="ce2" office:value-type="string">
            <text:p>hemarajan.s@ivtlinfoview.co.jp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P-285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mouleeswaran.c@ivtlinfoview.co.jp</text:p>
          </table:table-cell>
          <table:table-cell table:style-name="ce21" office:value-type="string">
            <text:p>moulchan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Midhuna M Dileep Thiruvilakkil <text:s/>Gangadharan Dileep</text:p>
          </table:table-cell>
          <table:table-cell table:style-name="ce2" office:value-type="string">
            <text:p>midhunamdileep.t@ivtlinfoview.co.jp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P-285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nagarjun.j@ivtlinfoview.co.jp</text:p>
          </table:table-cell>
          <table:table-cell table:style-name="ce21" office:value-type="string">
            <text:p>nagajey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Sasiprabu Kannan</text:p>
          </table:table-cell>
          <table:table-cell table:style-name="ce2" office:value-type="string">
            <text:p>sasiprabu.m@ivtlinfoview.co.jp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P-285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rajkumar.r2@ivtlinfoview.co.jp</text:p>
          </table:table-cell>
          <table:table-cell table:style-name="ce21" office:value-type="string">
            <text:p>rajkraj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Selvajegan Shankaran</text:p>
          </table:table-cell>
          <table:table-cell table:style-name="ce2" office:value-type="string">
            <text:p>selvajegan.s@ivtlinfoview.co.jp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P-285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ramaravind.s@ivtlinfoview.co.jp</text:p>
          </table:table-cell>
          <table:table-cell table:style-name="ce21" office:value-type="string">
            <text:p>ramasiv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Selvajegan Shankaran</text:p>
          </table:table-cell>
          <table:table-cell table:style-name="ce2" office:value-type="string">
            <text:p>selvajegan.s@ivtlinfoview.co.jp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P-2858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ramar.p@ivtlinfoview.co.jp</text:p>
          </table:table-cell>
          <table:table-cell table:style-name="ce21" office:value-type="string">
            <text:p>ramapaul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Sasiprabu Kannan</text:p>
          </table:table-cell>
          <table:table-cell table:style-name="ce2" office:value-type="string">
            <text:p>sasiprabu.m@ivtlinfoview.co.jp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P-2859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rameshbabup.b@ivtlinfoview.co.jp</text:p>
          </table:table-cell>
          <table:table-cell table:style-name="ce21" office:value-type="string">
            <text:p>ramebask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Sasiprabu Kannan</text:p>
          </table:table-cell>
          <table:table-cell table:style-name="ce2" office:value-type="string">
            <text:p>sasiprabu.m@ivtlinfoview.co.jp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P-2860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sikumar.t@ivtlinfoview.co.jp</text:p>
          </table:table-cell>
          <table:table-cell table:style-name="ce21" office:value-type="string">
            <text:p>sasithir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Ashok Kumar Rajendran</text:p>
          </table:table-cell>
          <table:table-cell table:style-name="ce2" office:value-type="string">
            <text:p>ashokkumar.r@ivtlinfoview.co.jp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P-2861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thya.s1@ivtlinfoview.co.jp</text:p>
          </table:table-cell>
          <table:table-cell table:style-name="ce21" office:value-type="string">
            <text:p>sathsom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table:number-columns-repeated="2"/>
          <table:table-cell table:style-name="ce2" office:value-type="string">
            <text:p>Sasiprabu Kannan</text:p>
          </table:table-cell>
          <table:table-cell table:style-name="ce2" office:value-type="string">
            <text:p>sasiprabu.m@ivtlinfoview.co.jp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P-2862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athyan.r@ivtlinfoview.co.jp</text:p>
          </table:table-cell>
          <table:table-cell table:style-name="ce21" office:value-type="string">
            <text:p>sathrang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Udaya Natarajan</text:p>
          </table:table-cell>
          <table:table-cell table:style-name="ce2" office:value-type="string">
            <text:p>udaya.n@ivtlinfoview.co.jp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P-2863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hrividhya.s@ivtlinfoview.co.jp</text:p>
          </table:table-cell>
          <table:table-cell table:style-name="ce21" office:value-type="string">
            <text:p>shrisent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6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48"/>
          <table:table-cell table:style-name="ce12"/>
          <table:table-cell table:style-name="ce2" office:value-type="string">
            <text:p>Baranitharan Manickaraj</text:p>
          </table:table-cell>
          <table:table-cell table:style-name="ce2" office:value-type="string">
            <text:p>bharanitharan.m@ivtlinfoview.co.jp</text:p>
          </table:table-cell>
          <table:table-cell table:style-name="ce2" office:value-type="string">
            <text:p>Yamuna Bharathi Kumarasamy</text:p>
          </table:table-cell>
          <table:table-cell table:style-name="ce2" office:value-type="string">
            <text:p>yamunabharathi.k@ivtlinfoview.co.jp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P-2864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srinivasprabhu.r@ivtlinfoview.co.jp</text:p>
          </table:table-cell>
          <table:table-cell table:style-name="ce21" office:value-type="string">
            <text:p>srinrame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Ashok Kumar Rajendran</text:p>
          </table:table-cell>
          <table:table-cell table:style-name="ce2" office:value-type="string">
            <text:p>ashokkumar.r@ivtlinfoview.co.jp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P-2865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venkataramanan.p@ivtlinfoview.co.jp</text:p>
          </table:table-cell>
          <table:table-cell table:style-name="ce21" office:value-type="string">
            <text:p>venkpara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Vinotha Chandrasekar</text:p>
          </table:table-cell>
          <table:table-cell table:style-name="ce2" office:value-type="string">
            <text:p>vinotha.c@ivtlinfoview.co.jp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P-2866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yuvaraj.t@ivtlinfoview.co.jp</text:p>
          </table:table-cell>
          <table:table-cell table:style-name="ce21" office:value-type="string">
            <text:p>yuvathil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Vinotha Chandrasekar</text:p>
          </table:table-cell>
          <table:table-cell table:style-name="ce2" office:value-type="string">
            <text:p>vinotha.c@ivtlinfoview.co.jp</text:p>
          </table:table-cell>
          <table:table-cell table:number-columns-repeated="1009"/>
        </table:table-row>
        <table:table-row table:style-name="ro1">
          <table:table-cell table:style-name="ce9" office:value-type="string">
            <text:p>P-2867</text:p>
          </table:table-cell>
          <table:table-cell table:style-name="ce12" office:value-type="string">
            <text:p>Member</text:p>
          </table:table-cell>
          <table:table-cell table:style-name="ce19" office:value-type="string">
            <text:p>amirdavarsini.r@ivtlinfoview.co.jp</text:p>
          </table:table-cell>
          <table:table-cell table:style-name="ce21" office:value-type="string">
            <text:p>amirdravi</text:p>
          </table:table-cell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48"/>
          <table:table-cell table:style-name="ce1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ivaranjani Sivaprakasam</text:p>
          </table:table-cell>
          <table:table-cell table:style-name="ce2" office:value-type="string">
            <text:p>sivaranjani.s@ivtlinfoview.co.jp</text:p>
          </table:table-cell>
          <table:table-cell table:number-columns-repeated="1009"/>
        </table:table-row>
        <table:table-row table:style-name="ro1" table:number-rows-repeated="5">
          <table:table-cell table:style-name="ce10"/>
          <table:table-cell table:style-name="ce18"/>
          <table:table-cell table:style-name="ce20" table:number-columns-repeated="2"/>
          <table:table-cell table:style-name="ce18" table:number-columns-repeated="5"/>
          <table:table-cell table:style-name="ce56"/>
          <table:table-cell table:style-name="ce18" table:number-columns-repeated="5"/>
          <table:table-cell table:number-columns-repeated="1009"/>
        </table:table-row>
        <table:table-row table:style-name="ro1">
          <table:table-cell table:style-name="ce11"/>
          <table:table-cell table:style-name="ce18"/>
          <table:table-cell table:style-name="ce20" table:number-columns-repeated="2"/>
          <table:table-cell table:style-name="ce18" table:number-columns-repeated="5"/>
          <table:table-cell table:style-name="ce56"/>
          <table:table-cell table:style-name="ce18" table:number-columns-repeated="5"/>
          <table:table-cell table:number-columns-repeated="1009"/>
        </table:table-row>
        <table:table-row table:style-name="ro1" table:number-rows-repeated="15">
          <table:table-cell table:style-name="Excel_20_Built-in_20_Normal" table:number-columns-repeated="2"/>
          <table:table-cell table:number-columns-repeated="1022"/>
        </table:table-row>
        <table:table-row table:style-name="ro1" table:number-rows-repeated="113">
          <table:table-cell table:style-name="Excel_20_Built-in_20_Normal"/>
          <table:table-cell table:number-columns-repeated="1023"/>
        </table:table-row>
        <table:table-row table:style-name="ro1" table:number-rows-repeated="104727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Project Allocation'.$A$1" table:cell-range-address="$'Project Allocation'.$A$1:.$O$1174"/>
          <table:named-range table:name="_xlnm__FilterDatabase" table:base-cell-address="$'Project Allocation'.$A$1" table:cell-range-address="$'Project Allocation'.$A$1:.$O$1174"/>
        </table:named-expressions>
      </table:table>
      <table:named-expressions>
        <table:named-range table:name="_xlnm__FilterDatabase_1" table:base-cell-address="$'Project Allocation'.$A$1" table:cell-range-address="$'Project Allocation'.$A$1:.$O$1174"/>
      </table:named-expressions>
      <table:database-ranges>
        <table:database-range table:name="_xlnm._FilterDatabase" table:target-range-address="'Project Allocation'.A1:'Project Allocation'.O117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20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20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20P0"/>
    </number:currency-style>
    <number:number-style style:name="N121">
      <number:number number:decimal-places="2" number:min-integer-digits="1" number:grouping="true"/>
      <number:text> </number:text>
    </number:number-style>
    <number:number-style style:name="N122">
      <number:text> -</number:text>
      <number:number number:decimal-places="2" number:min-integer-digits="1" number:grouping="true"/>
      <number:text> </number:text>
    </number:number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-</number:text>
      <number:number number:decimal-places="2" number:min-integer-digits="1" number:grouping="true"/>
      <number:text> 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0" number:min-integer-digits="1"/>
      <number:text> </number:text>
    </number:number-style>
    <number:number-style style:name="N126P0" style:volatile="true">
      <number:number number:decimal-places="0" number:min-integer-digits="1"/>
      <number:text> </number:text>
    </number:number-style>
    <number:number-style style:name="N126">
      <number:text>(</number:text>
      <number:number number:decimal-places="0" number:min-integer-digits="1"/>
      <number:text>)</number:text>
      <style:map style:condition="value()&gt;=0" style:apply-style-name="N126P0"/>
    </number:number-style>
    <number:number-style style:name="N127">
      <number:number number:decimal-places="1" number:min-integer-digits="1"/>
      <number:text> </number:text>
    </number:number-style>
    <number:date-style style:name="N128">
      <number:month/>
      <number:text>月</number:text>
      <number:day/>
      <number:text>日</number:text>
    </number:date-style>
    <number:number-style style:name="N129">
      <number:number number: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134">
      <number:day/>
      <number:text>-</number:text>
      <number:month number:textual="true"/>
      <number:text>-</number:text>
      <number:year/>
    </number:date-style>
    <number:date-style style:name="N135P0" style:volatile="true">
      <number:day/>
      <number:text>-</number:text>
      <number:month number:textual="true"/>
      <number:text>-</number:text>
      <number:year/>
    </number:date-style>
    <number:text-style style:name="N135">
      <number:text-content/>
      <style:map style:condition="value()&gt;=0" style:apply-style-name="N135P0"/>
    </number:text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">
      <number:number number:decimal-places="0" number:min-integer-digits="1" number:grouping="true"/>
      <number:text> </number:text>
    </number:number-style>
    <number:number-style style:name="N143">
      <number:text> - </number:text>
    </number:number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P1" style:volatile="true">
      <number:text> (</number:text>
      <number:number number:decimal-places="0" number:min-integer-digits="1" number:grouping="true"/>
      <number:text>)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0" number:min-integer-digits="1" number:grouping="true"/>
      <number:text> </number:text>
    </number:number-style>
    <number:number-style style:name="N149P1" style:volatile="true">
      <number:text> $(</number:text>
      <number:number number:decimal-places="0" number:min-integer-digits="1" number:grouping="true"/>
      <number:text>)</number:text>
    </number:number-style>
    <number:number-style style:name="N149P2" style:volatile="true">
      <number:text> $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$</number:text>
      <number:number number:decimal-places="2" number:min-integer-digits="1" number:grouping="true"/>
      <number:text> </number:text>
    </number:number-style>
    <number:number-style style:name="N155P1" style:volatile="true">
      <number:text> $(</number:text>
      <number:number number:decimal-places="2" number:min-integer-digits="1" number:grouping="true"/>
      <number:text>)</number:text>
    </number:number-style>
    <number:number-style style:name="N155P2" style:volatile="true">
      <number:text> $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year number:style="long"/>
      <number:text>/</number:text>
      <number:month number:style="long"/>
      <number:text>/</number:text>
      <number:day number:style="long"/>
    </number:date-style>
    <number:number-style style:name="N158P0" style:volatile="true">
      <number:number number:decimal-places="0" number:min-integer-digits="1" number:grouping="true"/>
      <number:text> </number:text>
    </number:number-style>
    <number:number-style style:name="N158P1" style:volatile="true">
      <number:text> -</number:text>
      <number:number number:decimal-places="0" number:min-integer-digits="1" number:grouping="true"/>
      <number:text> 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date-style style:name="N159">
      <number:day number:style="long"/>
      <number:text>-</number:text>
      <number:month number:style="long"/>
      <number:text>-</number:text>
      <number:year/>
    </number:date-style>
    <number:number-style style:name="N160P0" style:volatile="true">
      <number:number number:decimal-places="0" number:min-integer-digits="1" number:grouping="true"/>
    </number:number-style>
    <number:number-style style:name="N160">
      <number:text>-</number:text>
      <number:number number:decimal-places="0" number:min-integer-digits="1" number:grouping="true"/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</number:number-style>
    <number:number-style style:name="N161">
      <style:text-properties fo:color="#ff0000"/>
      <number:text>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</number:number-style>
    <number:number-style style:name="N162">
      <number:text>-</number:text>
      <number:number number:decimal-places="2" number:min-integer-digits="1" number:grouping="true"/>
      <style:map style:condition="value()&gt;=0" style:apply-style-name="N162P0"/>
    </number:number-style>
    <number:number-style style:name="N163P0" style:volatile="true">
      <number:number number:decimal-places="2" number:min-integer-digits="1" number:grouping="true"/>
    </number:number-style>
    <number:number-style style:name="N163">
      <style:text-properties fo:color="#ff0000"/>
      <number:text>-</number:text>
      <number:number number:decimal-places="2" number:min-integer-digits="1" number:grouping="true"/>
      <style:map style:condition="value()&gt;=0" style:apply-style-name="N163P0"/>
    </number:number-style>
    <number:number-style style:name="N164">
      <number:scientific-number number:decimal-places="1" number:min-integer-digits="1" number:min-exponent-digits="1"/>
    </number:number-style>
    <number:number-style style:name="N165">
      <number:text>(</number:text>
      <number:number number:decimal-places="0" number:min-integer-digits="1" number:grouping="true"/>
      <number:text>)</number:text>
    </number:number-style>
    <number:number-style style:name="N167P0" style:volatile="true">
      <number:number number:decimal-places="0" number:min-integer-digits="1" number:grouping="true"/>
      <number:text> </number:text>
    </number:number-style>
    <number:number-style style:name="N167P1" style:volatile="true">
      <number:text>(</number:text>
      <number:number number:decimal-places="0" number:min-integer-digits="1" number:grouping="true"/>
      <number:text>)</number:text>
    </number:number-style>
    <number:number-style style:name="N167P2" style:volatile="true">
      <number:text>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(</number:text>
      <number:number number:decimal-places="2" number:min-integer-digits="1" number:grouping="true"/>
      <number:text>)</number:text>
    </number:number-style>
    <number:number-style style:name="N170P2" style:volatile="true">
      <number:text>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">
      <number:text>-</number:text>
      <number:number number:decimal-places="2" number:min-integer-digits="1" number:grouping="true"/>
      <number:text> </number:text>
    </number:number-style>
    <number:number-style style:name="N172P0" style:volatile="true">
      <number:number number:decimal-places="2" number:min-integer-digits="1" number:grouping="true"/>
      <number:text> </number:text>
    </number:number-style>
    <number:number-style style:name="N172P1" style:volatile="true">
      <number:text>-</number:text>
      <number:number number:decimal-places="2" number:min-integer-digits="1" number:grouping="true"/>
      <number:text> </number:text>
    </number:number-style>
    <number:number-style style:name="N172P2" style:volatile="true">
      <number:text>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P0" style:volatile="true">
      <number:day/>
      <number:text>-</number:text>
      <number:month number:textual="true"/>
      <number:text>-</number:text>
      <number:year/>
    </number:date-style>
    <number:text-style style:name="N173">
      <number:text-content/>
      <style:map style:condition="value()&lt;=0" style:apply-style-name="N173P0"/>
    </number:text-style>
    <number:number-style style:name="N174P0" style:volatile="true">
      <number:number number:decimal-places="2" number:min-integer-digits="1" number:grouping="true"/>
      <number:text> </number:text>
    </number:number-style>
    <number:number-style style:name="N174P1" style:volatile="true">
      <number:text> (</number:text>
      <number:number number:decimal-places="2" number:min-integer-digits="1" number:grouping="true"/>
      <number:text>)</number:text>
    </number:number-style>
    <number:number-style style:name="N174P2" style:volatile="true">
      <number:text>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-</number:text>
      <number:number number:decimal-places="0" number:min-integer-digits="1" number:grouping="true"/>
      <number:text> </number:text>
    </number:number-style>
    <number:number-style style:name="N176P2" style:volatile="true">
      <number:text>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date-style style:name="N177">
      <number:day number:style="long"/>
      <number:text>-</number:text>
      <number:month number:style="long"/>
      <number:text>-</number:text>
      <number:year number:style="long"/>
    </number:date-style>
    <number:currency-style style:name="N179P0" style:volatile="true">
      <number:number number:decimal-places="2" number:min-integer-digits="1" number:grouping="true"/>
      <number:text> </number:text>
      <number:currency-symbol>INR</number:currency-symbol>
    </number:currency-style>
    <number:currency-style style:name="N179">
      <style:text-properties fo:color="#ff0000"/>
      <number:text>-</number:text>
      <number:number number:decimal-places="2" number:min-integer-digits="1" number:grouping="true"/>
      <number:text> </number:text>
      <number:currency-symbol>INR</number:currency-symbol>
      <style:map style:condition="value()&gt;=0" style:apply-style-name="N179P0"/>
    </number:currency-style>
    <number:date-style style:name="N180">
      <number:day number:style="long"/>
      <number:text>-</number:text>
      <number:month number:textual="true"/>
      <number:text>-</number:text>
      <number:year number:style="long"/>
    </number:date-style>
    <number:time-style style:name="N181">
      <number:hours/>
      <number:text>:</number:text>
      <number:minutes number:style="long"/>
    </number:time-style>
    <number:number-style style:name="N182">
      <number:number number:decimal-places="4" number:min-integer-digits="1"/>
    </number:number-style>
    <number:date-style style:name="N183">
      <number:year number:style="long"/>
    </number:date-style>
    <number:currency-style style:name="N18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5P0"/>
    </number:currency-style>
    <number:date-style style:name="N186">
      <number:year number:style="long"/>
      <number:text>/</number:text>
      <number:day number:style="long"/>
      <number:text>/</number:text>
      <number:month number:style="long"/>
    </number:date-style>
    <number:number-style style:name="N187">
      <number:number number:decimal-places="2" number:min-integer-digits="0" number:decimal-replacement=""/>
    </number:number-style>
    <number:number-style style:name="N188">
      <number:number number:decimal-places="3" number:min-integer-digits="1" number:grouping="true"/>
    </number:number-style>
    <number:number-style style:name="N189P0" style:volatile="true">
      <number:number number:decimal-places="3" number:min-integer-digits="1" number:grouping="true"/>
    </number:number-style>
    <number:number-style style:name="N189">
      <style:text-properties fo:color="#ff0000"/>
      <number:text>-</number:text>
      <number:number number:decimal-places="3" number:min-integer-digits="1" number:grouping="true"/>
      <style:map style:condition="value()&gt;=0" style:apply-style-name="N189P0"/>
    </number:number-style>
    <number:number-style style:name="N190">
      <number:text>-</number:text>
      <number:number number:decimal-places="0" number:min-integer-digits="1" number:grouping="true"/>
    </number:number-style>
    <number:number-style style:name="N191P0" style:volatile="true">
      <number:number number:decimal-places="0" number:min-integer-digits="1" number:grouping="true"/>
    </number:number-style>
    <number:number-style style:name="N191P1" style:volatile="true">
      <number:text>-</number:text>
      <number:number number:decimal-places="0" number:min-integer-digits="1" number:grouping="true"/>
    </number:number-style>
    <number:number-style style:name="N191">
      <number:text>-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number:min-integer-digits="1" number:grouping="true"/>
      <number:text> </number:text>
    </number:number-style>
    <number:number-style style:name="N192P1" style:volatile="true">
      <number:text>-</number:text>
      <number:number number:decimal-places="2" number:min-integer-digits="1" number:grouping="true"/>
      <number:text> </number:text>
    </number:number-style>
    <number:number-style style:name="N192P2" style:volatile="true">
      <number:text>-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number:number number:decimal-places="0" number:min-integer-digits="1" number:grouping="true"/>
      <number:text> </number:text>
    </number:number-style>
    <number:number-style style:name="N193P1" style:volatile="true">
      <number:text>-</number:text>
      <number:number number:decimal-places="0" number:min-integer-digits="1" number:grouping="true"/>
      <number:text> </number:text>
    </number:number-style>
    <number:number-style style:name="N193P2" style:volatile="true">
      <number:text>-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5P0" style:volatile="true">
      <number:text>\</number:text>
      <number:number number:decimal-places="2" number:min-integer-digits="1" number:grouping="true"/>
    </number:number-style>
    <number:number-style style:name="N195">
      <style:text-properties fo:color="#ff0000"/>
      <number:text>\-</number:text>
      <number:number number:decimal-places="2" number:min-integer-digits="1" number:grouping="true"/>
      <style:map style:condition="value()&gt;=0" style:apply-style-name="N195P0"/>
    </number:number-style>
    <number:number-style style:name="N196">
      <number:text>\</number:text>
      <number:number number:decimal-places="0" number:min-integer-digits="1" number:grouping="true"/>
    </number:number-style>
    <number:number-style style:name="N197P0" style:volatile="true">
      <number:text>\</number:text>
      <number:number number:decimal-places="0" number:min-integer-digits="1" number:grouping="true"/>
    </number:number-style>
    <number:number-style style:name="N197">
      <style:text-properties fo:color="#ff0000"/>
      <number:text>\-</number:text>
      <number:number number:decimal-places="0" number:min-integer-digits="1" number:grouping="true"/>
      <style:map style:condition="value()&gt;=0" style:apply-style-name="N197P0"/>
    </number:number-style>
    <number:number-style style:name="N198">
      <number:text> \- </number:text>
    </number:number-style>
    <number:number-style style:name="N201P0" style:volatile="true">
      <number:text> \</number:text>
      <number:number number:decimal-places="0" number:min-integer-digits="1" number:grouping="true"/>
      <number:text> </number:text>
    </number:number-style>
    <number:number-style style:name="N201P1" style:volatile="true">
      <number:text> \-</number:text>
      <number:number number:decimal-places="0" number:min-integer-digits="1" number:grouping="true"/>
      <number:text> </number:text>
    </number:number-style>
    <number:number-style style:name="N201P2" style:volatile="true">
      <number:text> \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 \</number:text>
      <number:number number:decimal-places="2" number:min-integer-digits="1" number:grouping="true"/>
      <number:text> </number:text>
    </number:number-style>
    <number:number-style style:name="N203">
      <number:text> \-</number:text>
      <number:number number:decimal-places="2" number:min-integer-digits="1" number:grouping="true"/>
      <number:text> </number:text>
    </number:number-style>
    <number:number-style style:name="N205P0" style:volatile="true">
      <number:text> \</number:text>
      <number:number number:decimal-places="2" number:min-integer-digits="1" number:grouping="true"/>
      <number:text> </number:text>
    </number:number-style>
    <number:number-style style:name="N205P1" style:volatile="true">
      <number:text> \-</number:text>
      <number:number number:decimal-places="2" number:min-integer-digits="1" number:grouping="true"/>
      <number:text> </number:text>
    </number:number-style>
    <number:number-style style:name="N205P2" style:volatile="true">
      <number:text> \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percentage-style style:name="N206">
      <number:number number:decimal-places="1" number:min-integer-digits="1"/>
      <number:text>%</number:text>
    </number:percentage-style>
    <number:number-style style:name="N207">
      <number:number number:decimal-places="0" number:min-integer-digits="2"/>
    </number:number-style>
    <number:number-style style:name="N208">
      <number:number number:decimal-places="0" number:min-integer-digits="3"/>
    </number:number-style>
    <number:date-style style:name="N209">
      <number:year number:style="long"/>
      <number:text>年</number:text>
      <number:month/>
      <number:text>月</number:text>
    </number:date-style>
    <number:number-style style:name="N210P0" style:volatile="true">
      <number:number number:decimal-places="0" number:min-integer-digits="1" number:grouping="true"/>
      <number:text> </number:text>
    </number:number-style>
    <number:number-style style:name="N210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210P0"/>
    </number:number-style>
    <number:number-style style:name="N211">
      <number:number number:decimal-places="1" number:min-integer-digits="1" number:grouping="true"/>
      <number:text> </number:text>
    </number:number-style>
    <number:number-style style:name="N212P0" style:volatile="true">
      <number:number number:decimal-places="1" number:min-integer-digits="1" number:grouping="true"/>
      <number:text> </number:text>
    </number:number-style>
    <number:number-style style:name="N212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212P0"/>
    </number:number-style>
    <number:date-style style:name="N213">
      <number:year number:style="long"/>
      <number:text>年</number:text>
      <number:month/>
      <number:text>月</number:text>
      <number:day/>
      <number:text>日</number:text>
    </number:date-style>
    <number:number-style style:name="N214P0" style:volatile="true">
      <number:number number:decimal-places="0" number:min-integer-digits="1"/>
      <number:text> </number:text>
    </number:number-style>
    <number:number-style style:name="N214">
      <style:text-properties fo:color="#ff0000"/>
      <number:text>(</number:text>
      <number:number number:decimal-places="0" number:min-integer-digits="1"/>
      <number:text>)</number:text>
      <style:map style:condition="value()&gt;=0" style:apply-style-name="N214P0"/>
    </number:number-style>
    <number:number-style style:name="N216P0" style:volatile="true">
      <number:text>¥</number:text>
      <number:number number:decimal-places="0" number:min-integer-digits="1" number:grouping="true"/>
    </number:number-style>
    <number:number-style style:name="N216">
      <number:text>¥-</number:text>
      <number:number number:decimal-places="0" number:min-integer-digits="1" number:grouping="true"/>
      <style:map style:condition="value()&gt;=0" style:apply-style-name="N216P0"/>
    </number:number-style>
    <number:number-style style:name="N217P0" style:volatile="true">
      <number:text>¥</number:text>
      <number:number number:decimal-places="0" number:min-integer-digits="1" number:grouping="true"/>
    </number:number-style>
    <number:number-style style:name="N217">
      <style:text-properties fo:color="#ff0000"/>
      <number:text>¥-</number:text>
      <number:number number:decimal-places="0" number:min-integer-digits="1" number:grouping="true"/>
      <style:map style:condition="value()&gt;=0" style:apply-style-name="N217P0"/>
    </number:number-style>
    <number:number-style style:name="N219P0" style:volatile="true">
      <number:text>¥</number:text>
      <number:number number:decimal-places="2" number:min-integer-digits="1" number:grouping="true"/>
    </number:number-style>
    <number:number-style style:name="N219">
      <number:text>¥-</number:text>
      <number:number number:decimal-places="2" number:min-integer-digits="1" number:grouping="true"/>
      <style:map style:condition="value()&gt;=0" style:apply-style-name="N219P0"/>
    </number:number-style>
    <number:number-style style:name="N220P0" style:volatile="true">
      <number:text>¥</number:text>
      <number:number number:decimal-places="2" number:min-integer-digits="1" number:grouping="true"/>
    </number:number-style>
    <number:number-style style:name="N220">
      <style:text-properties fo:color="#ff0000"/>
      <number:text>¥-</number:text>
      <number:number number:decimal-places="2" number:min-integer-digits="1" number:grouping="true"/>
      <style:map style:condition="value()&gt;=0" style:apply-style-name="N220P0"/>
    </number:number-style>
    <number:number-style style:name="N221P0" style:volatile="true">
      <number:number number:decimal-places="0" number:min-integer-digits="1" number:grouping="true"/>
      <number:text> </number:text>
    </number:number-style>
    <number:number-style style:name="N221P1" style:volatile="true">
      <number:text>-</number:text>
      <number:number number:decimal-places="0" number:min-integer-digits="1" number:grouping="true"/>
      <number:text> </number:text>
    </number:number-style>
    <number:number-style style:name="N221P2" style:volatile="true">
      <number:text> -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text> ¥- </number:text>
    </number:number-style>
    <number:number-style style:name="N225P0" style:volatile="true">
      <number:text> ¥</number:text>
      <number:number number:decimal-places="0" number:min-integer-digits="1" number:grouping="true"/>
      <number:text> </number:text>
    </number:number-style>
    <number:number-style style:name="N225P1" style:volatile="true">
      <number:text> ¥-</number:text>
      <number:number number:decimal-places="0" number:min-integer-digits="1" number:grouping="true"/>
      <number:text> </number:text>
    </number:number-style>
    <number:number-style style:name="N225P2" style:volatile="true">
      <number:text> ¥-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6">
      <number:text> ¥</number:text>
      <number:number number:decimal-places="2" number:min-integer-digits="1" number:grouping="true"/>
      <number:text> </number:text>
    </number:number-style>
    <number:number-style style:name="N227">
      <number:text> ¥-</number:text>
      <number:number number:decimal-places="2" number:min-integer-digits="1" number:grouping="true"/>
      <number:text> </number:text>
    </number:number-style>
    <number:number-style style:name="N229P0" style:volatile="true">
      <number:text> ¥</number:text>
      <number:number number:decimal-places="2" number:min-integer-digits="1" number:grouping="true"/>
      <number:text> </number:text>
    </number:number-style>
    <number:number-style style:name="N229P1" style:volatile="true">
      <number:text> ¥-</number:text>
      <number:number number:decimal-places="2" number:min-integer-digits="1" number:grouping="true"/>
      <number:text> </number:text>
    </number:number-style>
    <number:number-style style:name="N229P2" style:volatile="true">
      <number:text> ¥-</number:text>
      <number:number number: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0">
      <number:number number:decimal-places="9" number:min-integer-digits="1"/>
    </number:number-style>
    <number:number-style style:name="N231">
      <number:number number:decimal-places="10" number:min-integer-digits="1"/>
    </number:number-style>
    <number:number-style style:name="N232">
      <number:number number:decimal-places="11" number:min-integer-digits="1"/>
    </number:number-style>
    <number:number-style style:name="N233">
      <number:number number:decimal-places="12" number:min-integer-digits="1"/>
    </number:number-style>
    <number:number-style style:name="N234">
      <number:number number:decimal-places="8" number:min-integer-digits="1"/>
    </number:number-style>
    <number:number-style style:name="N235">
      <number:number number:decimal-places="7" number:min-integer-digits="1"/>
    </number:number-style>
    <number:number-style style:name="N236">
      <number:number number:decimal-places="6" number:min-integer-digits="1"/>
    </number:number-style>
    <number:number-style style:name="N237">
      <number:number number:decimal-places="5" number:min-integer-digits="1"/>
    </number:number-style>
    <number:number-style style:name="N238">
      <number:number number:decimal-places="3" number:min-integer-digits="1"/>
    </number:number-style>
    <number:date-style style:name="N239P0" style:volatile="true">
      <number:month/>
      <number:text>月</number:text>
      <number:day/>
      <number:text>日</number:text>
    </number:date-style>
    <number:text-style style:name="N239">
      <number:text-content/>
      <style:map style:condition="value()&lt;=0" style:apply-style-name="N239P0"/>
    </number:text-style>
    <number:date-style style:name="N240">
      <number:month number:style="long"/>
      <number:text>月</number:text>
      <number:day number:style="long"/>
      <number:text>日</number:text>
    </number:date-style>
    <number:date-style style:name="N241">
      <number:month/>
      <number:text>/</number:text>
      <number:day/>
      <number:text>/</number:text>
      <number:year number:style="long"/>
    </number:date-style>
    <number:number-style style:name="N242P0" style:volatile="true">
      <number:text>\</number:text>
      <number:number number:decimal-places="0" number:min-integer-digits="1" number:grouping="true"/>
    </number:number-style>
    <number:number-style style:name="N242">
      <number:text>\-</number:text>
      <number:number number:decimal-places="0" number:min-integer-digits="1" number:grouping="true"/>
      <style:map style:condition="value()&gt;=0" style:apply-style-name="N242P0"/>
    </number:number-style>
    <number:number-style style:name="N243P0" style:volatile="true">
      <number:text>\</number:text>
      <number:number number:decimal-places="2" number:min-integer-digits="1" number:grouping="true"/>
    </number:number-style>
    <number:number-style style:name="N243">
      <number:text>\-</number:text>
      <number:number number:decimal-places="2" number:min-integer-digits="1" number:grouping="true"/>
      <style:map style:condition="value()&gt;=0" style:apply-style-name="N243P0"/>
    </number:number-style>
    <number:number-style style:name="N244">
      <number:number number:decimal-places="1" number:min-integer-digits="1"/>
      <number:text>人月</number:text>
    </number:number-style>
    <number:number-style style:name="N245">
      <number:number number:decimal-places="1" number:min-integer-digits="1"/>
      <number:text>+ 人月</number:text>
    </number:number-style>
    <number:number-style style:name="N246P0" style:volatile="true">
      <number:number number:decimal-places="2" number:min-integer-digits="1" number:grouping="true"/>
      <number:text> </number:text>
    </number:number-style>
    <number:number-style style:name="N246P1" style:volatile="true">
      <number:text>-</number:text>
      <number:number number:decimal-places="2" number:min-integer-digits="1" number:grouping="true"/>
      <number:text> </number:text>
    </number:number-style>
    <number:number-style style:name="N246P2" style:volatile="true">
      <number:text> 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date-style style:name="N247">
      <number:year number:style="long"/>
      <number:text>/</number:text>
      <number:month/>
      <number:text>/</number:text>
      <number:day/>
    </number:date-style>
    <number:date-style style:name="N248">
      <number:day/>
      <number:text>-</number:text>
      <number:month number:textual="true"/>
    </number:date-style>
    <number:currency-style style:name="N252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252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252P2" style:volatile="true">
      <number:currency-symbol>$</number:currency-symbol>
      <number:text>- </number:text>
    </number:currency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number number:decimal-places="0" number:min-integer-digits="1" number:grouping="true"/>
      <number:text> </number:text>
    </number:number-style>
    <number:number-style style:name="N254P1" style:volatile="true">
      <number:text>  (</number:text>
      <number:number number:decimal-places="0" number:min-integer-digits="1" number:grouping="true"/>
      <number:text>)</number:text>
    </number:number-style>
    <number:number-style style:name="N254P2" style:volatile="true">
      <number:text>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currency-style style:name="N257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257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257P2" style:volatile="true">
      <number:currency-symbol>$</number:currency-symbol>
      <number:text>- </number:text>
    </number:currency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59P0" style:volatile="true">
      <number:number number:decimal-places="2" number:min-integer-digits="1" number:grouping="true"/>
      <number:text> </number:text>
    </number:number-style>
    <number:number-style style:name="N259P1" style:volatile="true">
      <number:text>  (</number:text>
      <number:number number:decimal-places="2" number:min-integer-digits="1" number:grouping="true"/>
      <number:text>)</number:text>
    </number:number-style>
    <number:number-style style:name="N259P2" style:volatile="true">
      <number:text> - </number:text>
    </number:number-style>
    <number:text-style style:name="N259"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number-style style:name="N260P0" style:volatile="true">
      <number:text>¥</number:text>
      <number:number number:decimal-places="0" number:min-integer-digits="1" number:grouping="true"/>
    </number:number-style>
    <number:number-style style:name="N260">
      <number:text>-¥</number:text>
      <number:number number:decimal-places="0" number:min-integer-digits="1" number:grouping="true"/>
      <style:map style:condition="value()&gt;=0" style:apply-style-name="N260P0"/>
    </number:number-style>
    <number:number-style style:name="N261P0" style:volatile="true">
      <number:text>¥</number:text>
      <number:number number:decimal-places="0" number:min-integer-digits="1" number:grouping="true"/>
    </number:number-style>
    <number:number-style style:name="N261">
      <style:text-properties fo:color="#ff0000"/>
      <number:text>-¥</number:text>
      <number:number number:decimal-places="0" number:min-integer-digits="1" number:grouping="true"/>
      <style:map style:condition="value()&gt;=0" style:apply-style-name="N261P0"/>
    </number:number-style>
    <number:number-style style:name="N262P0" style:volatile="true">
      <number:text>¥</number:text>
      <number:number number:decimal-places="2" number:min-integer-digits="1" number:grouping="true"/>
    </number:number-style>
    <number:number-style style:name="N262">
      <number:text>-¥</number:text>
      <number:number number:decimal-places="2" number:min-integer-digits="1" number:grouping="true"/>
      <style:map style:condition="value()&gt;=0" style:apply-style-name="N262P0"/>
    </number:number-style>
    <number:number-style style:name="N263P0" style:volatile="true">
      <number:text>¥</number:text>
      <number:number number:decimal-places="2" number:min-integer-digits="1" number:grouping="true"/>
    </number:number-style>
    <number:number-style style:name="N263">
      <style:text-properties fo:color="#ff0000"/>
      <number:text>-¥</number:text>
      <number:number number:decimal-places="2" number:min-integer-digits="1" number:grouping="true"/>
      <style:map style:condition="value()&gt;=0" style:apply-style-name="N263P0"/>
    </number:number-style>
    <number:number-style style:name="N265P0" style:volatile="true">
      <number:text> ¥</number:text>
      <number:number number:decimal-places="0" number:min-integer-digits="1" number:grouping="true"/>
      <number:text> </number:text>
    </number:number-style>
    <number:number-style style:name="N265P1" style:volatile="true">
      <number:text>-¥</number:text>
      <number:number number:decimal-places="0" number:min-integer-digits="1" number:grouping="true"/>
      <number:text> </number:text>
    </number:number-style>
    <number:number-style style:name="N265P2" style:volatile="true">
      <number:text> ¥-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7P0" style:volatile="true">
      <number:text> ¥</number:text>
      <number:number number:decimal-places="2" number:min-integer-digits="1" number:grouping="true"/>
      <number:text> </number:text>
    </number:number-style>
    <number:number-style style:name="N267P1" style:volatile="true">
      <number:text>-¥</number:text>
      <number:number number:decimal-places="2" number:min-integer-digits="1" number:grouping="true"/>
      <number:text> </number:text>
    </number:number-style>
    <number:number-style style:name="N267P2" style:volatile="true">
      <number:text> ¥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68">
      <number:number number:decimal-places="0" number:min-integer-digits="0"/>
    </number:number-style>
    <number:number-style style:name="N269">
      <number:number number:decimal-places="2" number:min-integer-digits="0"/>
    </number:number-style>
    <number:number-style style:name="N271P0" style:volatile="true">
      <number:text>Rs. </number:text>
      <number:number number:decimal-places="0" number:min-integer-digits="1" number:grouping="true"/>
    </number:number-style>
    <number:number-style style:name="N271">
      <number:text>Rs. -</number:text>
      <number:number number:decimal-places="0" number:min-integer-digits="1" number:grouping="true"/>
      <style:map style:condition="value()&gt;=0" style:apply-style-name="N271P0"/>
    </number:number-style>
    <number:number-style style:name="N272P0" style:volatile="true">
      <number:text>Rs. </number:text>
      <number:number number:decimal-places="0" number:min-integer-digits="1" number:grouping="true"/>
    </number:number-style>
    <number:number-style style:name="N272">
      <style:text-properties fo:color="#ff0000"/>
      <number:text>Rs. -</number:text>
      <number:number number:decimal-places="0" number:min-integer-digits="1" number:grouping="true"/>
      <style:map style:condition="value()&gt;=0" style:apply-style-name="N272P0"/>
    </number:number-style>
    <number:number-style style:name="N274P0" style:volatile="true">
      <number:text>Rs. </number:text>
      <number:number number:decimal-places="2" number:min-integer-digits="1" number:grouping="true"/>
    </number:number-style>
    <number:number-style style:name="N274">
      <number:text>Rs. -</number:text>
      <number:number number:decimal-places="2" number:min-integer-digits="1" number:grouping="true"/>
      <style:map style:condition="value()&gt;=0" style:apply-style-name="N274P0"/>
    </number:number-style>
    <number:number-style style:name="N275P0" style:volatile="true">
      <number:text>Rs. </number:text>
      <number:number number:decimal-places="2" number:min-integer-digits="1" number:grouping="true"/>
    </number:number-style>
    <number:number-style style:name="N275">
      <style:text-properties fo:color="#ff0000"/>
      <number:text>Rs. -</number:text>
      <number:number number:decimal-places="2" number:min-integer-digits="1" number:grouping="true"/>
      <style:map style:condition="value()&gt;=0" style:apply-style-name="N275P0"/>
    </number:number-style>
    <number:number-style style:name="N279P0" style:volatile="true">
      <number:text> Rs. </number:text>
      <number:number number:decimal-places="0" number:min-integer-digits="1" number:grouping="true"/>
      <number:text> </number:text>
    </number:number-style>
    <number:number-style style:name="N279P1" style:volatile="true">
      <number:text> Rs. -</number:text>
      <number:number number:decimal-places="0" number:min-integer-digits="1" number:grouping="true"/>
      <number:text> </number:text>
    </number:number-style>
    <number:number-style style:name="N279P2" style:volatile="true">
      <number:text> Rs. - </number:text>
    </number:number-style>
    <number:text-style style:name="N279"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3P0" style:volatile="true">
      <number:text> Rs. </number:text>
      <number:number number:decimal-places="2" number:min-integer-digits="1" number:grouping="true"/>
      <number:text> </number:text>
    </number:number-style>
    <number:number-style style:name="N283P1" style:volatile="true">
      <number:text> Rs. -</number:text>
      <number:number number:decimal-places="2" number:min-integer-digits="1" number:grouping="true"/>
      <number:text> </number:text>
    </number:number-style>
    <number:number-style style:name="N283P2" style:volatile="true">
      <number:text> Rs. -</number:text>
      <number:number number:decimal-places="0" number:min-integer-digits="0"/>
      <number:text> </number:text>
    </number:number-style>
    <number:text-style style:name="N283"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date-style style:name="N284">
      <number:year number:style="long"/>
      <number:text>-</number:text>
      <number:month number:style="long"/>
      <number:text>-</number:text>
      <number:day number:style="long"/>
      <number:text>\</number:text>
    </number:date-style>
    <number:number-style style:name="N285">
      <number:number number:decimal-places="2" number:min-integer-digits="1"/>
      <number:text> </number:text>
    </number:number-style>
    <number:number-style style:name="N287P0" style:volatile="true">
      <number:text>Yes</number:text>
    </number:number-style>
    <number:number-style style:name="N287P1" style:volatile="true">
      <number:text>Yes</number:text>
    </number:number-style>
    <number:number-style style:name="N287">
      <number:text>No</number:text>
      <style:map style:condition="value()&gt;0" style:apply-style-name="N287P0"/>
      <style:map style:condition="value()&lt;0" style:apply-style-name="N287P1"/>
    </number:number-style>
    <number:number-style style:name="N289P0" style:volatile="true">
      <number:text>True</number:text>
    </number:number-style>
    <number:number-style style:name="N289P1" style:volatile="true">
      <number:text>True</number:text>
    </number:number-style>
    <number:number-style style:name="N289">
      <number:text>False</number:text>
      <style:map style:condition="value()&gt;0" style:apply-style-name="N289P0"/>
      <style:map style:condition="value()&lt;0" style:apply-style-name="N289P1"/>
    </number:number-style>
    <number:number-style style:name="N291P0" style:volatile="true">
      <number:text>On</number:text>
    </number:number-style>
    <number:number-style style:name="N291P1" style:volatile="true">
      <number:text>On</number:text>
    </number:number-style>
    <number:number-style style:name="N291">
      <number:text>Off</number:text>
      <style:map style:condition="value()&gt;0" style:apply-style-name="N291P0"/>
      <style:map style:condition="value()&lt;0" style:apply-style-name="N291P1"/>
    </number:number-style>
    <number:currency-style style:name="N2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93P0"/>
    </number:currency-style>
    <number:date-style style:name="N294P0" style:volatile="true">
      <number:month/>
      <number:text>/</number:text>
      <number:day/>
      <number:text>/</number:text>
      <number:year number:style="long"/>
    </number:date-style>
    <number:text-style style:name="N294">
      <number:text-content/>
      <style:map style:condition="value()&lt;=0" style:apply-style-name="N294P0"/>
    </number:text-style>
    <number:date-style style:name="N29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96">
      <number:text-content/>
      <style:map style:condition="value()&lt;=0" style:apply-style-name="N296P0"/>
    </number:text-style>
    <number:currency-style style:name="N298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298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298P0"/>
    </number:currency-style>
    <number:number-style style:name="N299">
      <number:text>TRUE</number:text>
    </number:number-style>
    <number:time-style style:name="N300">
      <number:hours/>
      <number:text>:</number:text>
      <number:minutes number:style="long"/>
      <number:text>:</number:text>
      <number:seconds number:style="long"/>
    </number:time-style>
    <number:number-style style:name="N301">
      <number:number number:decimal-places="0" number:min-integer-digits="7"/>
    </number:number-style>
    <number:number-style style:name="N302">
      <number:number number:decimal-places="0" number:min-integer-digits="6"/>
    </number:number-style>
    <number:number-style style:name="N303">
      <number:number number:decimal-places="0" number:min-integer-digits="5"/>
    </number:number-style>
    <number:number-style style:name="N304">
      <number:number number:decimal-places="0" number:min-integer-digits="4"/>
    </number:number-style>
    <number:number-style style:name="N305">
      <number:number number:decimal-places="0" number:min-integer-digits="11"/>
    </number:number-style>
    <number:number-style style:name="N306">
      <number:number number:decimal-places="0" number:min-integer-digits="12"/>
    </number:number-style>
    <number:number-style style:name="N307">
      <number:number number:decimal-places="0" number:min-integer-digits="13"/>
    </number:number-style>
    <number:number-style style:name="N308">
      <number:number number:decimal-places="0" number:min-integer-digits="14"/>
    </number:number-style>
    <number:number-style style:name="N309">
      <number:number number:decimal-places="0" number:min-integer-digits="15"/>
    </number:number-style>
    <number:number-style style:name="N310">
      <number:number number:decimal-places="0" number:min-integer-digits="16"/>
    </number:number-style>
    <number:number-style style:name="N311">
      <number:number number:decimal-places="0" number:min-integer-digits="10"/>
    </number:number-style>
    <number:number-style style:name="N312">
      <number:number number:decimal-places="0" number:min-integer-digits="9"/>
    </number:number-style>
    <number:number-style style:name="N313">
      <number:number number:decimal-places="0" number:min-integer-digits="8"/>
    </number:number-style>
    <number:number-style style:name="N315P0" style:volatile="true">
      <number:text>₹ </number:text>
      <number:number number:decimal-places="0" number:min-integer-digits="1" number:grouping="true"/>
    </number:number-style>
    <number:number-style style:name="N315">
      <number:text>₹ -</number:text>
      <number:number number:decimal-places="0" number:min-integer-digits="1" number:grouping="true"/>
      <style:map style:condition="value()&gt;=0" style:apply-style-name="N315P0"/>
    </number:number-style>
    <number:number-style style:name="N316P0" style:volatile="true">
      <number:text>₹ </number:text>
      <number:number number:decimal-places="0" number:min-integer-digits="1" number:grouping="true"/>
    </number:number-style>
    <number:number-style style:name="N316">
      <style:text-properties fo:color="#ff0000"/>
      <number:text>₹ -</number:text>
      <number:number number:decimal-places="0" number:min-integer-digits="1" number:grouping="true"/>
      <style:map style:condition="value()&gt;=0" style:apply-style-name="N316P0"/>
    </number:number-style>
    <number:number-style style:name="N318P0" style:volatile="true">
      <number:text>₹ </number:text>
      <number:number number:decimal-places="2" number:min-integer-digits="1" number:grouping="true"/>
    </number:number-style>
    <number:number-style style:name="N318">
      <number:text>₹ -</number:text>
      <number:number number:decimal-places="2" number:min-integer-digits="1" number:grouping="true"/>
      <style:map style:condition="value()&gt;=0" style:apply-style-name="N318P0"/>
    </number:number-style>
    <number:number-style style:name="N319P0" style:volatile="true">
      <number:text>₹ </number:text>
      <number:number number:decimal-places="2" number:min-integer-digits="1" number:grouping="true"/>
    </number:number-style>
    <number:number-style style:name="N319">
      <style:text-properties fo:color="#ff0000"/>
      <number:text>₹ -</number:text>
      <number:number number:decimal-places="2" number:min-integer-digits="1" number:grouping="true"/>
      <style:map style:condition="value()&gt;=0" style:apply-style-name="N319P0"/>
    </number:number-style>
    <number:number-style style:name="N323P0" style:volatile="true">
      <number:text> ₹ </number:text>
      <number:number number:decimal-places="0" number:min-integer-digits="1" number:grouping="true"/>
      <number:text> </number:text>
    </number:number-style>
    <number:number-style style:name="N323P1" style:volatile="true">
      <number:text> ₹ -</number:text>
      <number:number number:decimal-places="0" number:min-integer-digits="1" number:grouping="true"/>
      <number:text> </number:text>
    </number:number-style>
    <number:number-style style:name="N323P2" style:volatile="true">
      <number:text> ₹ -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7P0" style:volatile="true">
      <number:text> ₹ </number:text>
      <number:number number:decimal-places="2" number:min-integer-digits="1" number:grouping="true"/>
      <number:text> </number:text>
    </number:number-style>
    <number:number-style style:name="N327P1" style:volatile="true">
      <number:text> ₹ -</number:text>
      <number:number number:decimal-places="2" number:min-integer-digits="1" number:grouping="true"/>
      <number:text> </number:text>
    </number:number-style>
    <number:number-style style:name="N327P2" style:volatile="true">
      <number:text> ₹ -</number:text>
      <number:number number:decimal-places="0" number:min-integer-digits="0"/>
      <number:text>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28">
      <number:number number:decimal-places="10" number:min-integer-digits="0"/>
    </number:number-style>
    <number:number-style style:name="N329">
      <number:number number:decimal-places="8" number:min-integer-digits="0"/>
    </number:number-style>
    <number:date-style style:name="N330">
      <number:month/>
      <number:text>/</number:text>
      <number:day/>
    </number:date-style>
    <number:date-style style:name="N331">
      <number:month number:style="long"/>
      <number:text>/</number:text>
      <number:day number:style="long"/>
    </number:date-style>
    <number:date-style style:name="N332P0" style:volatile="true">
      <number:month/>
      <number:text>/</number:text>
      <number:day/>
    </number:date-style>
    <number:text-style style:name="N332">
      <number:text-content/>
      <style:map style:condition="value()&lt;=0" style:apply-style-name="N332P0"/>
    </number:text-style>
    <number:number-style style:name="N333">
      <number:number number:decimal-places="0" number:min-integer-digits="2">
        <number:embedded-text number:position="1">1</number:embedded-text>
      </number:number>
      <number:text>1</number:text>
    </number:number-style>
    <number:date-style style:name="N334">
      <number:day/>
      <number:text>/</number:text>
      <number:month number:style="long"/>
      <number:text>/</number:text>
      <number:year number:style="long"/>
    </number:date-style>
    <number:date-style style:name="N335">
      <number:day/>
      <number:text>/</number:text>
      <number:month/>
      <number:text>/</number:text>
      <number:year number:style="long"/>
    </number:date-style>
    <number:number-style style:name="N336">
      <number:number number:decimal-places="0" number:min-integer-digits="1"/>
      <number:text>.</number:text>
    </number:number-style>
    <number:date-style style:name="N337">
      <number:month number:textual="true"/>
      <number:text>-</number:text>
      <number:year/>
    </number:date-style>
    <number:number-style style:name="N338">
      <number:number number:decimal-places="1" number:min-integer-digits="1" number:grouping="true"/>
    </number:number-style>
    <number:number-style style:name="N339P0" style:volatile="true">
      <number:number number:decimal-places="1" number:min-integer-digits="1" number:grouping="true"/>
    </number:number-style>
    <number:number-style style:name="N339">
      <style:text-properties fo:color="#ff0000"/>
      <number:text>-</number:text>
      <number:number number:decimal-places="1" number:min-integer-digits="1" number:grouping="true"/>
      <style:map style:condition="value()&gt;=0" style:apply-style-name="N339P0"/>
    </number:number-style>
    <number:number-style style:name="N340">
      <number:text>9,999,999,999</number:text>
    </number:number-style>
    <number:number-style style:name="N341">
      <number:text>1.</number:text>
    </number:number-style>
    <number:number-style style:name="N342">
      <number:text>9.</number:text>
    </number:number-style>
    <number:number-style style:name="N343P0" style:volatile="true">
      <number:number number:decimal-places="2" number:min-integer-digits="1"/>
      <number:text> </number:text>
    </number:number-style>
    <number:number-style style:name="N343">
      <style:text-properties fo:color="#ff0000"/>
      <number:text>-</number:text>
      <number:number number:decimal-places="2" number:min-integer-digits="1"/>
      <number:text> </number:text>
      <style:map style:condition="value()&gt;=0" style:apply-style-name="N343P0"/>
    </number:number-style>
    <number:number-style style:name="N344P0" style:volatile="true">
      <number:number number:decimal-places="2" number:min-integer-digits="1"/>
      <number:text> </number:text>
    </number:number-style>
    <number:number-style style:name="N344">
      <style:text-properties fo:color="#ff0000"/>
      <number:text>(</number:text>
      <number:number number:decimal-places="2" number:min-integer-digits="1"/>
      <number:text>)</number:text>
      <style:map style:condition="value()&gt;=0" style:apply-style-name="N344P0"/>
    </number:number-style>
    <number:number-style style:name="N345">
      <number:text>(</number:text>
      <number:number number:decimal-places="0" number:min-integer-digits="1"/>
      <number:text>) </number:text>
    </number:number-style>
    <number:number-style style:name="N346P0" style:volatile="true">
      <number:number number:decimal-places="0" number:min-integer-digits="3"/>
    </number:number-style>
    <number:number-style style:name="N346">
      <number:number number:decimal-places="0" number:min-integer-digits="5">
        <number:embedded-text number:position="2">-</number:embedded-text>
      </number:number>
      <style:map style:condition="value()&lt;=999" style:apply-style-name="N346P0"/>
    </number:number-style>
    <number:number-style style:name="N347">
      <number:number number:decimal-places="2" number:min-integer-digits="3"/>
    </number:number-style>
    <number:number-style style:name="N348">
      <number:number number:decimal-places="4" number:min-integer-digits="1"/>
      <number:text> </number:text>
    </number:number-style>
    <number:number-style style:name="N349">
      <number:number number:decimal-places="6" number:min-integer-digits="1"/>
      <number:text> </number:text>
    </number:number-style>
    <number:number-style style:name="N350">
      <number:number number:decimal-places="3" number:min-integer-digits="1"/>
      <number:text> </number:text>
    </number:number-style>
    <number:text-style style:name="N351">
      <number:text>      </number:text>
      <number:text-content/>
    </number:text-style>
    <number:text-style style:name="N352">
      <number:text>        </number:text>
      <number:text-content/>
    </number:text-style>
    <number:text-style style:name="N353">
      <number:text>       (</number:text>
      <number:text-content/>
      <number:text>)</number:text>
    </number:text-style>
    <number:text-style style:name="N354">
      <number:text>        (</number:text>
      <number:text-content/>
      <number:text>)</number:text>
    </number:text-style>
    <number:text-style style:name="N355">
      <number:text>         (</number:text>
      <number:text-content/>
      <number:text>)</number:text>
    </number:text-style>
    <number:date-style style:name="N356">
      <number:year number:style="long"/>
      <number:text>/,/</number:text>
      <number:day number:style="long"/>
    </number:date-style>
    <number:date-style style:name="N357">
      <number:year number:style="long"/>
      <number:text>/</number:text>
      <number:month number:style="long"/>
    </number:date-style>
    <number:date-style style:name="N358">
      <number:month number:style="long"/>
      <number:text>/</number:text>
      <number:day number:style="long"/>
      <number:text>(w)</number:text>
    </number:date-style>
    <number:number-style style:name="N359P0" style:volatile="true">
      <number:number number:decimal-places="1" number:min-integer-digits="1"/>
      <number:text> </number:text>
    </number:number-style>
    <number:number-style style:name="N359">
      <style:text-properties fo:color="#ff0000"/>
      <number:text>(</number:text>
      <number:number number:decimal-places="1" number:min-integer-digits="1"/>
      <number:text>)</number:text>
      <style:map style:condition="value()&gt;=0" style:apply-style-name="N359P0"/>
    </number:number-style>
    <number:number-style style:name="N360">
      <number:number number:decimal-places="18" number:min-integer-digits="1"/>
      <number:text> </number:text>
    </number:number-style>
    <number:number-style style:name="N361P0" style:volatile="true">
      <number:number number:decimal-places="0" number:min-integer-digits="1"/>
    </number:number-style>
    <number:number-style style:name="N361">
      <number:text>▲ </number:text>
      <number:number number:decimal-places="0" number:min-integer-digits="1"/>
      <style:map style:condition="value()&gt;=0" style:apply-style-name="N361P0"/>
    </number:number-style>
    <number:number-style style:name="N362P0" style:volatile="true">
      <number:number number:decimal-places="0" number:min-integer-digits="1" number:grouping="true"/>
    </number:number-style>
    <number:number-style style:name="N362">
      <number:text>▲ </number:text>
      <number:number number:decimal-places="0" number:min-integer-digits="1" number:grouping="true"/>
      <style:map style:condition="value()&gt;=0" style:apply-style-name="N362P0"/>
    </number:number-style>
    <number:date-style style:name="N363">
      <number:day number:style="long"/>
      <number:text>-</number:text>
      <number:month number:textual="true"/>
      <number:text>-</number:text>
      <number:year/>
    </number:date-style>
    <number:date-style style:name="N364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number-style style:name="N366P0" style:volatile="true">
      <number:number number:decimal-places="0" number:min-integer-digits="3"/>
    </number:number-style>
    <number:number-style style:name="N366P1" style:volatile="true">
      <number:number number:decimal-places="0" number:min-integer-digits="5">
        <number:embedded-text number:position="2">-</number:embedded-text>
      </number:number>
    </number:number-style>
    <number:number-style style:name="N366">
      <number:number number:decimal-places="0" number:min-integer-digits="7">
        <number:embedded-text number:position="4">-</number:embedded-text>
      </number:number>
      <style:map style:condition="value()&lt;=999" style:apply-style-name="N366P0"/>
      <style:map style:condition="value()&lt;=99999" style:apply-style-name="N366P1"/>
    </number:number-style>
    <number:number-style style:name="N367P0" style:volatile="true">
      <number:number number:decimal-places="0" number:min-integer-digits="1"/>
      <number:text> </number:text>
    </number:number-style>
    <number:number-style style:name="N367">
      <style:text-properties fo:color="#ff0000"/>
      <number:text>-</number:text>
      <number:number number:decimal-places="0" number:min-integer-digits="1"/>
      <number:text> </number:text>
      <style:map style:condition="value()&gt;=0" style:apply-style-name="N367P0"/>
    </number:number-style>
    <number:number-style style:name="N368P0" style:volatile="true">
      <number:number number:decimal-places="2" number:min-integer-digits="1"/>
    </number:number-style>
    <number:number-style style:name="N368">
      <number:text>▲ </number:text>
      <number:number number:decimal-places="2" number:min-integer-digits="1"/>
      <style:map style:condition="value()&gt;=0" style:apply-style-name="N368P0"/>
    </number:number-style>
    <number:number-style style:name="N369P0" style:volatile="true">
      <number:number number:decimal-places="2" number:min-integer-digits="1"/>
      <number:text> </number:text>
    </number:number-style>
    <number:number-style style:name="N369">
      <number:text>(</number:text>
      <number:number number:decimal-places="2" number:min-integer-digits="1"/>
      <number:text>)</number:text>
      <style:map style:condition="value()&gt;=0" style:apply-style-name="N369P0"/>
    </number:number-style>
    <number:number-style style:name="N370">
      <number:text>(</number:text>
      <number:number number:decimal-places="2" number:min-integer-digits="1"/>
      <number:text>)</number:text>
    </number:number-style>
    <number:number-style style:name="N371">
      <number:text>   </number:text>
    </number:number-style>
    <number:text-style style:name="N372">
      <number:text-content/>
      <number:text> </number:text>
    </number:text-style>
    <number:number-style style:name="N373">
      <number:text>      </number:text>
    </number:number-style>
    <number:text-style style:name="N374">
      <number:text> )</number:text>
      <number:text-content/>
    </number:text-style>
    <number:text-style style:name="N375">
      <number:text>  ()</number:text>
      <number:text-content/>
    </number:text-style>
    <number:text-style style:name="N376">
      <number:text>  A()</number:text>
      <number:text-content/>
    </number:text-style>
    <number:number-style style:name="N377P0" style:volatile="true">
      <number:number number:decimal-places="0" number:min-integer-digits="1"/>
    </number:number-style>
    <number:number-style style:name="N377">
      <number:number number:min-integer-digits="1"/>
      <number:text/>
      <style:map style:condition="value()&lt;=3" style:apply-style-name="N377P0"/>
    </number:number-style>
    <number:number-style style:name="N379P0" style:volatile="true">
      <number:text>err</number:text>
      <number:number number:decimal-places="0" number:min-integer-digits="1"/>
    </number:number-style>
    <number:number-style style:name="N379">
      <number:number number:decimal-places="0" number:min-integer-digits="1"/>
      <style:map style:condition="value()&gt;3" style:apply-style-name="N379P0"/>
    </number:number-style>
    <number:number-style style:name="N381P0" style:volatile="true">
      <number:text>Error</number:text>
    </number:number-style>
    <number:number-style style:name="N381">
      <number:number number:decimal-places="0" number:min-integer-digits="1"/>
      <style:map style:condition="value()&gt;3" style:apply-style-name="N381P0"/>
    </number:number-style>
    <number:number-style style:name="N382P0" style:volatile="true">
      <number:number number:decimal-places="0" number:min-integer-digits="1" number:grouping="true"/>
    </number:number-style>
    <number:number-style style:name="N382">
      <number:text>▲</number:text>
      <number:number number:decimal-places="0" number:min-integer-digits="1" number:grouping="true"/>
      <style:map style:condition="value()&gt;=0" style:apply-style-name="N382P0"/>
    </number:number-style>
    <number:number-style style:name="N383">
      <number:number number:decimal-places="0" number:min-integer-digits="1" number:grouping="true"/>
      <number:text>件</number:text>
    </number:number-style>
    <number:number-style style:name="N384P0" style:volatile="true">
      <number:number number:decimal-places="0" number:min-integer-digits="1" number:grouping="true"/>
      <number:text>件</number:text>
    </number:number-style>
    <number:number-style style:name="N384">
      <number:text>▲</number:text>
      <number:number number:decimal-places="0" number:min-integer-digits="1" number:grouping="true"/>
      <number:text>件</number:text>
      <style:map style:condition="value()&gt;=0" style:apply-style-name="N384P0"/>
    </number:number-style>
    <number:date-style style:name="N385">
      <number:month number:textual="true"/>
      <number:text>-</number:text>
      <number:year number:style="long"/>
    </number:date-style>
    <number:date-style style:name="N386">
      <number:day/>
    </number:date-style>
    <number:date-style style:name="N387">
      <number:day-of-week number:calendar="gengou"/>
    </number:date-style>
    <number:number-style style:name="N388P0" style:volatile="true">
      <number:number number:decimal-places="0" number:min-integer-digits="1" number:grouping="true"/>
      <number:text> </number:text>
    </number:number-style>
    <number:number-style style:name="N38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388P0"/>
    </number:number-style>
    <number:percentage-style style:name="N389">
      <number:text>(</number:text>
      <number:number number:decimal-places="0" number:min-integer-digits="1"/>
      <number:text>%)</number:text>
    </number:percentage-style>
    <number:number-style style:name="N390P0" style:volatile="true">
      <number:number number:decimal-places="0" number:min-integer-digits="1" number:grouping="true"/>
      <number:text> </number:text>
    </number:number-style>
    <number:number-style style:name="N390">
      <number:text>(</number:text>
      <number:number number:decimal-places="0" number:min-integer-digits="1" number:grouping="true"/>
      <number:text>)</number:text>
      <style:map style:condition="value()&gt;=0" style:apply-style-name="N390P0"/>
    </number:number-style>
    <number:date-style style:name="N391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392P0" style:volatile="true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392">
      <number:text-content/>
      <style:map style:condition="value()&lt;=0" style:apply-style-name="N392P0"/>
    </number:text-style>
    <number:number-style style:name="N393P0" style:volatile="true">
      <number:number number:decimal-places="0" number:min-integer-digits="1" number:grouping="true"/>
    </number:number-style>
    <number:number-style style:name="N393">
      <number:text>△ </number:text>
      <number:number number:decimal-places="0" number:min-integer-digits="1" number:grouping="true"/>
      <style:map style:condition="value()&gt;=0" style:apply-style-name="N393P0"/>
    </number:number-style>
    <number:percentage-style style:name="N394">
      <number:number number:decimal-places="0" number:min-integer-digits="1"/>
      <number:text>%支給</number:text>
    </number:percentage-style>
    <number:number-style style:name="N395P0" style:volatile="true">
      <number:number number:decimal-places="2" number:min-integer-digits="1" number:grouping="true"/>
      <number:text> </number:text>
    </number:number-style>
    <number:number-style style:name="N395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395P0"/>
    </number:number-style>
    <number:number-style style:name="N397P0" style:volatile="true">
      <number:number number:decimal-places="0" number:min-integer-digits="1" number:grouping="true"/>
      <number:text>円 </number:text>
    </number:number-style>
    <number:number-style style:name="N397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397P0"/>
    </number:number-style>
    <number:date-style style:name="N398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399P0" style:volatile="true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399">
      <number:text-content/>
      <style:map style:condition="value()&lt;=0" style:apply-style-name="N399P0"/>
    </number:text-style>
    <number:number-style style:name="N400">
      <number:number number:decimal-places="4" number:min-integer-digits="1" number:grouping="true"/>
      <number:text> </number:text>
    </number:number-style>
    <number:date-style style:name="N401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401">
      <number:text-content/>
      <style:map style:condition="value()&lt;=0" style:apply-style-name="N401P0"/>
    </number:text-style>
    <number:date-style style:name="N402">
      <number:year/>
      <number:text>年</number:text>
      <number:month/>
      <number:text>月</number:text>
      <number:day/>
      <number:text>日</number:text>
    </number:date-style>
    <number:number-style style:name="N403">
      <number:text>QA-</number:text>
      <number:number number:decimal-places="0" number:min-integer-digits="3"/>
    </number:number-style>
    <number:number-style style:name="N404">
      <number:text>ToDo-</number:text>
      <number:number number:decimal-places="0" number:min-integer-digits="3"/>
    </number:number-style>
    <number:number-style style:name="N405">
      <number:text>TP-</number:text>
      <number:number number:decimal-places="0" number:min-integer-digits="3"/>
    </number:number-style>
    <number:number-style style:name="N406">
      <number:text>BS-</number:text>
      <number:number number:decimal-places="0" number:min-integer-digits="3"/>
    </number:number-style>
    <number:time-style style:name="N407">
      <number:hours number:style="long"/>
      <number:text>.</number:text>
      <number:minutes number:style="long"/>
    </number:time-style>
    <number:date-style style:name="N408">
      <number:month/>
    </number:date-style>
    <number:number-style style:name="N409">
      <number:number number:decimal-places="3" number:min-integer-digits="1" number:grouping="true"/>
      <number:text> </number:text>
    </number:number-style>
    <number:number-style style:name="N410P0" style:volatile="true">
      <number:number number:decimal-places="3" number:min-integer-digits="1" number:grouping="true"/>
      <number:text> </number:text>
    </number:number-style>
    <number:number-style style:name="N410">
      <style:text-properties fo:color="#ff0000"/>
      <number:text>-</number:text>
      <number:number number:decimal-places="3" number:min-integer-digits="1" number:grouping="true"/>
      <number:text> </number:text>
      <style:map style:condition="value()&gt;=0" style:apply-style-name="N410P0"/>
    </number:number-style>
    <number:date-style style:name="N411P0" style:volatile="true">
      <number:year number:style="long"/>
      <number:text>/</number:text>
      <number:month/>
      <number:text>/</number:text>
      <number:day/>
    </number:date-style>
    <number:text-style style:name="N411">
      <number:text-content/>
      <style:map style:condition="value()&lt;=0" style:apply-style-name="N411P0"/>
    </number:text-style>
    <number:time-style style:name="N412" number:truncate-on-overflow="false">
      <number:hours/>
      <number:text>:</number:text>
      <number:minutes number:style="long"/>
    </number:time-style>
    <number:date-style style:name="N413P0" style:volatile="true">
      <number:year/>
      <number:text>年</number:text>
      <number:month/>
      <number:text>月</number:text>
      <number:day/>
      <number:text>日</number:text>
    </number:date-style>
    <number:text-style style:name="N413">
      <number:text-content/>
      <style:map style:condition="value()&lt;=0" style:apply-style-name="N413P0"/>
    </number:text-style>
    <number:time-style style:name="N414" number:truncate-on-overflow="false">
      <number:hours/>
      <number:text>時間:</number:text>
      <number:minutes number:style="long"/>
      <number:text>分</number:text>
    </number:time-style>
    <number:time-style style:name="N415" number:truncate-on-overflow="false">
      <number:hours/>
      <number:text>時間</number:text>
      <number:minutes number:style="long"/>
      <number:text>分</number:text>
    </number:time-style>
    <number:time-style style:name="N416P0" style:volatile="true">
      <number:hours/>
      <number:text>:</number:text>
      <number:minutes number:style="long"/>
    </number:time-style>
    <number:text-style style:name="N416">
      <number:text-content/>
      <style:map style:condition="value()&lt;=0" style:apply-style-name="N416P0"/>
    </number:text-style>
    <number:time-style style:name="N417P0" style:volatile="true">
      <number:hours/>
      <number:text>:</number:text>
      <number:minutes number:style="long"/>
      <number:text>:</number:text>
      <number:seconds number:style="long"/>
    </number:time-style>
    <number:text-style style:name="N417">
      <number:text-content/>
      <style:map style:condition="value()&lt;=0" style:apply-style-name="N417P0"/>
    </number:text-style>
    <number:time-style style:name="N418P0" style:volatile="true">
      <number:hours/>
      <number:text>:</number:text>
      <number:minutes number:style="long"/>
    </number:time-style>
    <number:time-style style:name="N418">
      <number:seconds number:style="long"/>
      <style:map style:condition="value()&gt;=0" style:apply-style-name="N418P0"/>
    </number:time-style>
    <number:date-style style:name="N419">
      <number:year/>
      <number:text>年</number:text>
      <number:month/>
      <number:text>月</number:text>
    </number:date-style>
    <number:date-style style:name="N420">
      <number:year number:style="long"/>
      <number:text>年</number:text>
      <number:month/>
      <number:text>月</number:text>
      <number:day/>
      <number:text>日（</number:text>
      <number:day-of-week number:calendar="gengou"/>
      <number:text>）」</number:text>
    </number:date-style>
    <number:date-style style:name="N421">
      <number:year number:style="long"/>
      <number:text>年</number:text>
      <number:month/>
      <number:text>月</number:text>
      <number:day/>
      <number:text>日（</number:text>
      <number:day-of-week number:calendar="gengou"/>
      <number:text>）</number:text>
    </number:date-style>
    <number:number-style style:name="N422P0" style:volatile="true">
      <number:text>\</number:text>
      <number:number number:decimal-places="0" number:min-integer-digits="1" number:grouping="true"/>
    </number:number-style>
    <number:number-style style:name="N422">
      <number:text>\-</number:text>
      <number:number number:decimal-places="0" number:min-integer-digits="1" number:grouping="true"/>
      <number:text>円</number:text>
      <style:map style:condition="value()&gt;=0" style:apply-style-name="N422P0"/>
    </number:number-style>
    <number:number-style style:name="N423P0" style:volatile="true">
      <number:number number:decimal-places="0" number:min-integer-digits="1" number:grouping="true"/>
    </number:number-style>
    <number:number-style style:name="N423">
      <number:text>\-</number:text>
      <number:number number:decimal-places="0" number:min-integer-digits="1" number:grouping="true"/>
      <number:text>円</number:text>
      <style:map style:condition="value()&gt;=0" style:apply-style-name="N423P0"/>
    </number:number-style>
    <number:number-style style:name="N424">
      <number:number number:decimal-places="0" number:min-integer-digits="1" number:grouping="true"/>
      <number:text>円</number:text>
    </number:number-style>
    <number:number-style style:name="N425P0" style:volatile="true">
      <number:text>\</number:text>
      <number:number number:decimal-places="0" number:min-integer-digits="1" number:grouping="true"/>
    </number:number-style>
    <number:number-style style:name="N425">
      <style:text-properties fo:color="#ff0000"/>
      <number:text>\</number:text>
      <number:number number:decimal-places="0" number:min-integer-digits="1" number:grouping="true"/>
      <style:map style:condition="value()&gt;=0" style:apply-style-name="N425P0"/>
    </number:number-style>
    <number:number-style style:name="N426P0" style:volatile="true">
      <number:number number:decimal-places="1" number:min-integer-digits="1"/>
      <number:text> </number:text>
    </number:number-style>
    <number:number-style style:name="N426">
      <style:text-properties fo:color="#ff0000"/>
      <number:text>-</number:text>
      <number:number number:decimal-places="1" number:min-integer-digits="1"/>
      <number:text> </number:text>
      <style:map style:condition="value()&gt;=0" style:apply-style-name="N426P0"/>
    </number:number-style>
    <number:number-style style:name="N427">
      <number:number number:decimal-places="10" number:min-integer-digits="1"/>
      <number:text> </number:text>
    </number:number-style>
    <number:number-style style:name="N428">
      <number:number number:decimal-places="0" number:min-integer-digits="1"/>
      <number:text>日間</number:text>
    </number:number-style>
    <number:date-style style:name="N429">
      <number:month/>
      <number:text>月</number:text>
      <number:day/>
      <number:text>日(</number:text>
      <number:day-of-week number:calendar="gengou"/>
      <number:text>)</number:text>
    </number:date-style>
    <number:number-style style:name="N430">
      <number:text>99日目</number:text>
    </number:number-style>
    <number:number-style style:name="N431">
      <number:number number:decimal-places="0" number:min-integer-digits="1"/>
      <number:text>日目</number:text>
    </number:number-style>
    <number:number-style style:name="N432">
      <number:number number:decimal-places="2" number:min-integer-digits="1"/>
      <number:text> 人日</number:text>
    </number:number-style>
    <number:number-style style:name="N433">
      <number:number number:decimal-places="0" number:min-integer-digits="1"/>
      <number:text>名</number:text>
    </number:number-style>
    <number:number-style style:name="N434">
      <number:number number:decimal-places="2" number:min-integer-digits="1"/>
      <number:text>人日</number:text>
    </number:number-style>
    <number:number-style style:name="N435P0" style:volatile="true">
      <number:number number:decimal-places="0" number:min-integer-digits="1"/>
    </number:number-style>
    <number:number-style style:name="N435">
      <style:text-properties fo:color="#ff0000"/>
      <number:number number:decimal-places="0" number:min-integer-digits="1"/>
      <style:map style:condition="value()&gt;=0" style:apply-style-name="N435P0"/>
    </number:number-style>
    <number:date-style style:name="N436">
      <number:era number:calendar="gengou" number:style="long"/>
      <number:year number:calendar="gengou" number:style="long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437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439P0" style:volatile="true">
      <number:text>¥</number:text>
      <number:number number:decimal-places="0" number:min-integer-digits="1"/>
    </number:number-style>
    <number:number-style style:name="N439">
      <number:text>¥!-</number:text>
      <number:number number:decimal-places="0" number:min-integer-digits="1"/>
      <style:map style:condition="value()&gt;=0" style:apply-style-name="N439P0"/>
    </number:number-style>
    <number:number-style style:name="N440P0" style:volatile="true">
      <number:text>¥</number:text>
      <number:number number:decimal-places="0" number:min-integer-digits="1"/>
    </number:number-style>
    <number:number-style style:name="N440">
      <style:text-properties fo:color="#ff0000"/>
      <number:text>¥!-</number:text>
      <number:number number:decimal-places="0" number:min-integer-digits="1"/>
      <style:map style:condition="value()&gt;=0" style:apply-style-name="N440P0"/>
    </number:number-style>
    <number:number-style style:name="N442P0" style:volatile="true">
      <number:text>¥</number:text>
      <number:number number:decimal-places="0" number:min-integer-digits="3">
        <number:embedded-text number:position="2">?</number:embedded-text>
      </number:number>
    </number:number-style>
    <number:number-style style:name="N442">
      <number:text>¥!-</number:text>
      <number:number number:decimal-places="0" number:min-integer-digits="3">
        <number:embedded-text number:position="2">?</number:embedded-text>
      </number:number>
      <style:map style:condition="value()&gt;=0" style:apply-style-name="N442P0"/>
    </number:number-style>
    <number:number-style style:name="N443P0" style:volatile="true">
      <number:text>¥</number:text>
      <number:number number:decimal-places="0" number:min-integer-digits="3">
        <number:embedded-text number:position="2">?</number:embedded-text>
      </number:number>
    </number:number-style>
    <number:number-style style:name="N443">
      <style:text-properties fo:color="#ff0000"/>
      <number:text>¥!-</number:text>
      <number:number number:decimal-places="0" number:min-integer-digits="3">
        <number:embedded-text number:position="2">?</number:embedded-text>
      </number:number>
      <style:map style:condition="value()&gt;=0" style:apply-style-name="N443P0"/>
    </number:number-style>
    <number:number-style style:name="N444">
      <number:text> ¥</number:text>
      <number:number number:decimal-places="0" number:min-integer-digits="1"/>
      <number:text> </number:text>
    </number:number-style>
    <number:number-style style:name="N446P0" style:volatile="true">
      <number:text> ¥</number:text>
      <number:number number:decimal-places="0" number:min-integer-digits="1"/>
      <number:text> </number:text>
    </number:number-style>
    <number:number-style style:name="N446P1" style:volatile="true">
      <number:text> ¥!-</number:text>
      <number:number number:decimal-places="0" number:min-integer-digits="1"/>
      <number:text> </number:text>
    </number:number-style>
    <number:number-style style:name="N446P2" style:volatile="true">
      <number:text> ¥- </number:text>
    </number:number-style>
    <number:text-style style:name="N446">
      <number:text-content/>
      <number:text> </number:text>
      <style:map style:condition="value()&gt;0" style:apply-style-name="N446P0"/>
      <style:map style:condition="value()&lt;0" style:apply-style-name="N446P1"/>
      <style:map style:condition="value()=0" style:apply-style-name="N446P2"/>
    </number:text-style>
    <number:number-style style:name="N448P0" style:volatile="true">
      <number:number number:decimal-places="0" number:min-integer-digits="1"/>
      <number:text> </number:text>
    </number:number-style>
    <number:number-style style:name="N448P1" style:volatile="true">
      <number:text> !-</number:text>
      <number:number number:decimal-places="0" number:min-integer-digits="1"/>
      <number:text> </number:text>
    </number:number-style>
    <number:number-style style:name="N448P2" style:volatile="true">
      <number:text> -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51P0" style:volatile="true">
      <number:text> ¥</number:text>
      <number:number number:decimal-places="0" number:min-integer-digits="3">
        <number:embedded-text number:position="2">?</number:embedded-text>
      </number:number>
      <number:text> </number:text>
    </number:number-style>
    <number:number-style style:name="N451P1" style:volatile="true">
      <number:text> ¥!-</number:text>
      <number:number number:decimal-places="0" number:min-integer-digits="3">
        <number:embedded-text number:position="2">?</number:embedded-text>
      </number:number>
      <number:text> </number:text>
    </number:number-style>
    <number:number-style style:name="N451P2" style:volatile="true">
      <number:text> ¥-</number:text>
      <number:number number:decimal-places="0" number:min-integer-digits="0"/>
      <number:text> </number:text>
    </number:number-style>
    <number:text-style style:name="N451">
      <number:text-content/>
      <number:text> </number:text>
      <style:map style:condition="value()&gt;0" style:apply-style-name="N451P0"/>
      <style:map style:condition="value()&lt;0" style:apply-style-name="N451P1"/>
      <style:map style:condition="value()=0" style:apply-style-name="N451P2"/>
    </number:text-style>
    <number:number-style style:name="N454P0" style:volatile="true">
      <number:number number:decimal-places="0" number:min-integer-digits="3">
        <number:embedded-text number:position="2">?</number:embedded-text>
      </number:number>
      <number:text> </number:text>
    </number:number-style>
    <number:number-style style:name="N454P1" style:volatile="true">
      <number:text> !-</number:text>
      <number:number number:decimal-places="0" number:min-integer-digits="3">
        <number:embedded-text number:position="2">?</number:embedded-text>
      </number:number>
      <number:text> </number:text>
    </number:number-style>
    <number:number-style style:name="N454P2" style:volatile="true">
      <number:text>-</number:text>
      <number:number number:decimal-places="0" number:min-integer-digits="0"/>
      <number:text> </number:text>
    </number:number-style>
    <number:text-style style:name="N454">
      <number:text-content/>
      <number:text> </number:text>
      <style:map style:condition="value()&gt;0" style:apply-style-name="N454P0"/>
      <style:map style:condition="value()&lt;0" style:apply-style-name="N454P1"/>
      <style:map style:condition="value()=0" style:apply-style-name="N454P2"/>
    </number:text-style>
    <number:number-style style:name="N456P0" style:volatile="true">
      <number:text>!$</number:text>
      <number:number number:decimal-places="0" number:min-integer-digits="1"/>
      <number:text> </number:text>
    </number:number-style>
    <number:number-style style:name="N456">
      <number:text>!(!$</number:text>
      <number:number number:decimal-places="0" number:min-integer-digits="1"/>
      <number:text>!)</number:text>
      <style:map style:condition="value()&gt;=0" style:apply-style-name="N456P0"/>
    </number:number-style>
    <number:number-style style:name="N457P0" style:volatile="true">
      <number:text>!$</number:text>
      <number:number number:decimal-places="0" number:min-integer-digits="1"/>
      <number:text> </number:text>
    </number:number-style>
    <number:number-style style:name="N457">
      <style:text-properties fo:color="#ff0000"/>
      <number:text>!(!$</number:text>
      <number:number number:decimal-places="0" number:min-integer-digits="1"/>
      <number:text>!)</number:text>
      <style:map style:condition="value()&gt;=0" style:apply-style-name="N457P0"/>
    </number:number-style>
    <number:number-style style:name="N459P0" style:volatile="true">
      <number:text>!$</number:text>
      <number:number number:decimal-places="0" number:min-integer-digits="3">
        <number:embedded-text number:position="2">?</number:embedded-text>
      </number:number>
      <number:text> </number:text>
    </number:number-style>
    <number:number-style style:name="N459">
      <number:text>!(!$</number:text>
      <number:number number:decimal-places="0" number:min-integer-digits="3">
        <number:embedded-text number:position="2">?</number:embedded-text>
      </number:number>
      <number:text>!)</number:text>
      <style:map style:condition="value()&gt;=0" style:apply-style-name="N459P0"/>
    </number:number-style>
    <number:number-style style:name="N460P0" style:volatile="true">
      <number:text>!$</number:text>
      <number:number number:decimal-places="0" number:min-integer-digits="3">
        <number:embedded-text number:position="2">?</number:embedded-text>
      </number:number>
      <number:text> </number:text>
    </number:number-style>
    <number:number-style style:name="N460">
      <style:text-properties fo:color="#ff0000"/>
      <number:text>!(!$</number:text>
      <number:number number:decimal-places="0" number:min-integer-digits="3">
        <number:embedded-text number:position="2">?</number:embedded-text>
      </number:number>
      <number:text>!)</number:text>
      <style:map style:condition="value()&gt;=0" style:apply-style-name="N460P0"/>
    </number:number-style>
    <number:number-style style:name="N462P0" style:volatile="true">
      <number:text>¥</number:text>
      <number:number number:decimal-places="0" number:min-integer-digits="1">
        <number:embedded-text number:position="3">!,</number:embedded-text>
      </number:number>
    </number:number-style>
    <number:number-style style:name="N462">
      <style:text-properties fo:color="#ff0000"/>
      <number:text>¥!-¥</number:text>
      <number:number number:decimal-places="0" number:min-integer-digits="1">
        <number:embedded-text number:position="3">!,</number:embedded-text>
      </number:number>
      <style:map style:condition="value()&gt;=0" style:apply-style-name="N462P0"/>
    </number:number-style>
    <number:number-style style:name="N464P0" style:volatile="true">
      <number:text>¥</number:text>
      <number:number number:decimal-places="2" number:min-integer-digits="1">
        <number:embedded-text number:position="3">!,</number:embedded-text>
      </number:number>
      <number:text>!</number:text>
    </number:number-style>
    <number:number-style style:name="N464">
      <style:text-properties fo:color="#ff0000"/>
      <number:text>¥!-¥</number:text>
      <number:number number:decimal-places="2" number:min-integer-digits="1">
        <number:embedded-text number:position="3">!,</number:embedded-text>
      </number:number>
      <number:text>!</number:text>
      <style:map style:condition="value()&gt;=0" style:apply-style-name="N464P0"/>
    </number:number-style>
    <number:number-style style:name="N465">
      <number:number number:decimal-places="6" number:min-integer-digits="1" number:grouping="true"/>
    </number:number-style>
    <number:number-style style:name="N466P0" style:volatile="true">
      <number:number number:decimal-places="6" number:min-integer-digits="1"/>
      <number:text> </number:text>
    </number:number-style>
    <number:number-style style:name="N466">
      <style:text-properties fo:color="#ff0000"/>
      <number:text>(</number:text>
      <number:number number:decimal-places="6" number:min-integer-digits="1"/>
      <number:text>)</number:text>
      <style:map style:condition="value()&gt;=0" style:apply-style-name="N466P0"/>
    </number:number-style>
    <number:number-style style:name="N467">
      <number:number number:decimal-places="6" number:min-integer-digits="1" number:grouping="true"/>
      <number:text> </number:text>
    </number:number-style>
    <number:number-style style:name="N469P0" style:volatile="true">
      <number:number number:decimal-places="0" number:min-integer-digits="1" number:grouping="true"/>
      <number:text>-</number:text>
    </number:number-style>
    <number:number-style style:name="N469">
      <number:text>▲</number:text>
      <number:number number:decimal-places="0" number:min-integer-digits="1" number:grouping="true"/>
      <number:text>-</number:text>
      <style:map style:condition="value()&gt;=0" style:apply-style-name="N469P0"/>
    </number:number-style>
    <number:number-style style:name="N470">
      <number:number number:decimal-places="5" number:min-integer-digits="1"/>
      <number:text> </number:text>
    </number:number-style>
    <number:number-style style:name="N472P0" style:volatile="true">
      <number:text>¥</number:text>
      <number:number number:decimal-places="0" number:min-integer-digits="1" number:grouping="true"/>
      <number:text>-</number:text>
    </number:number-style>
    <number:number-style style:name="N472">
      <number:text>¥▲</number:text>
      <number:number number:decimal-places="0" number:min-integer-digits="1" number:grouping="true"/>
      <number:text>-</number:text>
      <style:map style:condition="value()&gt;=0" style:apply-style-name="N472P0"/>
    </number:number-style>
    <number:number-style style:name="N473">
      <number:text>1</number:text>
    </number:number-style>
    <number:date-style style:name="N474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:</number:text>
      <number:seconds number:style="long"/>
    </number:date-style>
    <number:date-style style:name="N475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476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477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478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479">
      <number:year number:style="long"/>
      <number:month/>
      <number:day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480">
      <number:year number:style="long"/>
      <number:month/>
      <number:day/>
    </number:date-style>
    <number:date-style style:name="N481">
      <number:year number:style="long"/>
      <number:month/>
      <number:day/>
      <number:text> </number:text>
      <number:hours number:style="long"/>
      <number:text>:</number:text>
      <number:minutes number:style="long"/>
    </number:date-style>
    <number:date-style style:name="N482">
      <number:year number:style="long"/>
      <number:month number:style="long"/>
      <number:day number:style="long"/>
      <number:text> </number:text>
      <number:hours number:style="long"/>
      <number:text>:</number:text>
      <number:minutes number:style="long"/>
    </number:date-style>
    <number:date-style style:name="N483">
      <number:year number:style="long"/>
      <number:month number:style="long"/>
      <number:day number:style="long"/>
    </number:date-style>
    <number:date-style style:name="N484">
      <number:year number:style="long"/>
      <number:month number:style="long"/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485">
      <number:year number:style="long"/>
      <number:text>-</number:text>
      <number:month/>
      <number:text>-</number:text>
      <number:day/>
    </number:date-style>
    <number:date-style style:name="N486">
      <number:year number:style="long"/>
      <number:month number:style="long"/>
      <number:day number:style="long"/>
      <number:text>/</number:text>
    </number:date-style>
    <number:date-style style:name="N48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487">
      <number:text-content/>
      <style:map style:condition="value()&lt;=0" style:apply-style-name="N487P0"/>
    </number:text-style>
    <number:date-style style:name="N488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488">
      <number:text-content/>
      <style:map style:condition="value()&lt;=0" style:apply-style-name="N488P0"/>
    </number:text-style>
    <number:date-style style:name="N489">
      <number:year/>
      <number:month number:style="long"/>
      <number:day number:style="long"/>
    </number:date-style>
    <number:date-style style:name="N490">
      <number:year/>
      <number:month number:style="long"/>
      <number:day number:style="long"/>
      <number:text> </number:text>
      <number:hours number:style="long"/>
      <number:text>:</number:text>
      <number:minutes number:style="long"/>
    </number:date-style>
    <number:date-style style:name="N491">
      <number:year/>
      <number:month number:style="long"/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492">
      <number:day/>
      <number:text>-</number:text>
      <number:month number:textual="true"/>
      <number:text>-</number:text>
      <number:year number:style="long"/>
    </number:date-style>
    <number:number-style style:name="N493P0" style:volatile="true">
      <number:number number:decimal-places="0" number:min-integer-digits="3"/>
    </number:number-style>
    <number:number-style style:name="N493P1" style:volatile="true">
      <number:number number:decimal-places="0" number:min-integer-digits="5">
        <number:embedded-text number:position="2">-</number:embedded-text>
      </number:number>
    </number:number-style>
    <number:number-style style:name="N493">
      <number:number number:decimal-places="0" number:min-integer-digits="7">
        <number:embedded-text number:position="4">-</number:embedded-text>
      </number:number>
      <style:map style:condition="value()&lt;=999" style:apply-style-name="N493P0"/>
      <style:map style:condition="value()&lt;=9999" style:apply-style-name="N493P1"/>
    </number:number-style>
    <number:date-style style:name="N494">
      <number:year number:style="long"/>
      <number:text>.</number:text>
      <number:month number:style="long"/>
      <number:text>.</number:text>
      <number:day number:style="long"/>
    </number:date-style>
    <number:number-style style:name="N495P0" style:volatile="true">
      <number:number number:decimal-places="0" number:min-integer-digits="1" number:grouping="true"/>
    </number:number-style>
    <number:number-style style:name="N495">
      <style:text-properties fo:color="#ff0000"/>
      <number:number number:decimal-places="0" number:min-integer-digits="1" number:grouping="true"/>
      <style:map style:condition="value()&gt;=0" style:apply-style-name="N495P0"/>
    </number:number-style>
    <number:number-style style:name="N496">
      <number:number number:decimal-places="0" number:min-integer-digits="0">
        <number:embedded-text number:position="4">年</number:embedded-text>
        <number:embedded-text number:position="2">月</number:embedded-text>
      </number:number>
      <number:text>日</number:text>
    </number:number-style>
    <number:text-style style:name="N497">
      <number:text>【</number:text>
      <number:text-content/>
      <number:text>】</number:text>
    </number:text-style>
    <number:currency-style style:name="N499P0" style:volatile="true">
      <number:number number:decimal-places="2" number:min-integer-digits="1" number:grouping="true"/>
      <number:text> </number:text>
      <number:currency-symbol number:language="de" number:country="DE">?</number:currency-symbol>
    </number:currency-style>
    <number:currency-style style:name="N49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?</number:currency-symbol>
      <style:map style:condition="value()&gt;=0" style:apply-style-name="N499P0"/>
    </number:currency-style>
    <number:number-style style:name="N500">
      <number:number number:decimal-places="0" number:min-integer-digits="0"/>
      <number:text>件</number:text>
    </number:number-style>
    <number:number-style style:name="N501">
      <number:text>\</number:text>
      <number:number number:decimal-places="0" number:min-integer-digits="0"/>
    </number:number-style>
    <number:date-style style:name="N502">
      <number:year number:style="long"/>
      <number:text>年</number:text>
      <number:month/>
      <number:text>月</number:text>
      <number:day/>
      <number:text>日 </number:text>
      <number:hours/>
      <number:text>時～</number:text>
    </number:date-style>
    <number:number-style style:name="N503">
      <number:number number:decimal-places="0" number:min-integer-digits="1"/>
      <number:text> 件</number:text>
    </number:number-style>
    <number:date-style style:name="N504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505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506">
      <number:year number:style="long"/>
      <number:text> 年 </number:text>
      <number:month number:style="long"/>
      <number:text> 月 </number:text>
      <number:day number:style="long"/>
      <number:text> 日 </number:text>
    </number:date-style>
    <number:date-style style:name="N507">
      <number:year number:style="long"/>
      <number:text> 年 </number:text>
      <number:month/>
      <number:text> 月 </number:text>
      <number:day/>
      <number:text> 日 </number:text>
    </number:date-style>
    <number:date-style style:name="N508">
      <number:year number:style="long"/>
      <number:text> 年 </number:text>
      <number:month/>
      <number:text>月</number:text>
      <number:day/>
      <number:text> 日 </number:text>
    </number:date-style>
    <number:date-style style:name="N509">
      <number:year number:style="long"/>
      <number:text> 年 </number:text>
      <number:month/>
      <number:text> 月 </number:text>
      <number:day/>
      <number:text> 日</number:text>
    </number:date-style>
    <number:number-style style:name="N510">
      <number:number number:min-integer-digits="1"/>
      <number:text>ケース</number:text>
    </number:number-style>
    <number:number-style style:name="N511">
      <number:number number:min-integer-digits="1"/>
      <number:text>時間</number:text>
    </number:number-style>
    <number:number-style style:name="N512">
      <number:number number:decimal-places="0" number:min-integer-digits="0"/>
      <number:text>”歳”</number:text>
    </number:number-style>
    <number:number-style style:name="N513">
      <number:number number:decimal-places="0" number:min-integer-digits="0"/>
      <number:text>歳</number:text>
    </number:number-style>
    <number:number-style style:name="N514">
      <number:number number:decimal-places="0" number:min-integer-digits="0"/>
      <number:text>日</number:text>
    </number:number-style>
    <number:number-style style:name="N515">
      <number:number number:decimal-places="0" number:min-integer-digits="1"/>
      <number:text>日</number:text>
    </number:number-style>
    <number:time-style style:name="N516P0" style:volatile="true">
      <number:hours/>
      <number:text>:</number:text>
      <number:minutes number:style="long"/>
      <number:text>:</number:text>
      <number:seconds number:style="long"/>
    </number:time-style>
    <number:time-style style:name="N516">
      <number:text>-</number:text>
      <number:hours/>
      <number:text>:</number:text>
      <number:minutes number:style="long"/>
      <number:text>:</number:text>
      <number:seconds number:style="long"/>
      <style:map style:condition="value()&gt;=0" style:apply-style-name="N516P0"/>
    </number:time-style>
    <number:time-style style:name="N517P0" style:volatile="true">
      <number:hours number:style="long"/>
      <number:text>:</number:text>
      <number:minutes number:style="long"/>
      <number:text>:</number:text>
      <number:seconds number:style="long"/>
    </number:time-style>
    <number:time-style style:name="N517">
      <number:text>-</number:text>
      <number:hours number:style="long"/>
      <number:text>:</number:text>
      <number:minutes number:style="long"/>
      <number:text>:</number:text>
      <number:seconds number:style="long"/>
      <style:map style:condition="value()&gt;=0" style:apply-style-name="N517P0"/>
    </number:time-style>
    <number:number-style style:name="N518P0" style:volatile="true">
      <number:number number:decimal-places="1" number:min-integer-digits="1" number:grouping="true"/>
    </number:number-style>
    <number:number-style style:name="N518">
      <number:text>-</number:text>
      <number:number number:decimal-places="1" number:min-integer-digits="1" number:grouping="true"/>
      <style:map style:condition="value()&gt;=0" style:apply-style-name="N518P0"/>
    </number:number-style>
    <number:number-style style:name="N520P0" style:volatile="true">
      <number:text>+</number:text>
      <number:number number:decimal-places="0" number:min-integer-digits="0" number:grouping="true"/>
    </number:number-style>
    <number:number-style style:name="N520">
      <number:text>(-</number:text>
      <number:number number:decimal-places="0" number:min-integer-digits="0" number:grouping="true"/>
      <number:text>)</number:text>
      <style:map style:condition="value()&gt;=0" style:apply-style-name="N520P0"/>
    </number:number-style>
    <number:number-style style:name="N521P0" style:volatile="true">
      <number:text>+</number:text>
      <number:number number:decimal-places="0" number:min-integer-digits="0" number:grouping="true"/>
    </number:number-style>
    <number:number-style style:name="N521">
      <style:text-properties fo:color="#ff0000"/>
      <number:text>-</number:text>
      <number:number number:decimal-places="0" number:min-integer-digits="0" number:grouping="true"/>
      <style:map style:condition="value()&gt;=0" style:apply-style-name="N521P0"/>
    </number:number-style>
    <number:date-style style:name="N522">
      <number:year/>
      <number:text>年</number:text>
      <number:month number:style="long"/>
      <number:text>月</number:text>
      <number:day number:style="long"/>
      <number:text>日</number:text>
    </number:date-style>
    <number:date-style style:name="N523">
      <number:year number:style="long"/>
      <number:text>/</number:text>
      <number:month number:style="long"/>
      <number:text>/</number:text>
      <number:day number:style="long"/>
      <number:text>現在</number:text>
    </number:date-style>
    <number:date-style style:name="N524">
      <number:day number:style="long"/>
      <number:text> </number:text>
      <number:month number:textual="true"/>
      <number:text> </number:text>
      <number:year number:style="long"/>
    </number:date-style>
    <number:number-style style:name="N525">
      <number:scientific-number number:decimal-places="0" number:min-integer-digits="1" number:min-exponent-digits="2"/>
    </number:number-style>
    <number:date-style style:name="N526">
      <number:year number:style="long"/>
      <number:text>年</number:text>
      <number:month number:style="long"/>
      <number:text>"月</number:text>
    </number:date-style>
    <number:date-style style:name="N527">
      <number:year number:style="long"/>
      <number:text>年</number:text>
      <number:month number:style="long"/>
      <number:text>月</number:text>
    </number:date-style>
    <number:date-style style:name="N528">
      <number:year/>
      <number:text>年</number:text>
      <number:month number:style="long"/>
      <number:text>月</number:text>
    </number:date-style>
    <number:number-style style:name="N529">
      <number:text>差異No.</number:text>
      <number:number number:min-integer-digits="1"/>
      <number:text/>
    </number:number-style>
    <number:date-style style:name="N530P0" style:volatile="true">
      <number:day number:style="long"/>
      <number:text>-</number:text>
      <number:month number:style="long"/>
      <number:text>-</number:text>
      <number:year number:style="long"/>
    </number:date-style>
    <number:text-style style:name="N530">
      <number:text-content/>
      <style:map style:condition="value()&lt;=0" style:apply-style-name="N530P0"/>
    </number:text-style>
    <number:date-style style:name="N531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date-style style:name="N532">
      <number:year/>
    </number:date-style>
    <number:date-style style:name="N533">
      <number:day/>
      <number:text>日</number:text>
    </number:date-style>
    <number:time-style style:name="N53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35P0" style:volatile="true">
      <number:day number:style="long"/>
      <number:text>-</number:text>
      <number:month number:style="long"/>
      <number:text>-</number:text>
      <number:year/>
    </number:date-style>
    <number:text-style style:name="N535">
      <number:text-content/>
      <style:map style:condition="value()&lt;=0" style:apply-style-name="N535P0"/>
    </number:text-style>
    <number:date-style style:name="N536">
      <number:year/>
      <number:text>.</number:text>
      <number:month number:style="long"/>
    </number:date-style>
    <number:number-style style:name="N537P0" style:volatile="true">
      <number:number number:decimal-places="2" number:min-integer-digits="1"/>
    </number:number-style>
    <number:number-style style:name="N537">
      <style:text-properties fo:color="#ff0000"/>
      <number:number number:decimal-places="2" number:min-integer-digits="1"/>
      <style:map style:condition="value()&gt;=0" style:apply-style-name="N537P0"/>
    </number:number-style>
    <number:date-style style:name="N538">
      <number:month/>
      <number:text>/</number:text>
      <number:day number:style="long"/>
    </number:date-style>
    <number:currency-style style:name="N540P0" style:volatile="true">
      <number:currency-symbol>$</number:currency-symbol>
      <number:number number:decimal-places="2" number:min-integer-digits="1" number:grouping="true"/>
    </number:currency-style>
    <number:currency-style style:name="N54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540P0"/>
    </number:currency-style>
    <number:number-style style:name="N541">
      <number:text>D日"</number:text>
    </number:number-style>
    <number:number-style style:name="N542">
      <number:number number:decimal-places="4" number:min-integer-digits="1" number:grouping="true"/>
    </number:number-style>
    <number:number-style style:name="N543">
      <number:number number:decimal-places="5" number:min-integer-digits="1" number:grouping="true"/>
    </number:number-style>
    <number:date-style style:name="N544">
      <number:day-of-week/>
      <number:text> </number:text>
      <number:day number:style="long"/>
    </number:date-style>
    <number:date-style style:name="N545">
      <number:text>=low</number:text>
      <number:year number:calendar="gengou" number:style="long"/>
      <number:year number:calendar="gengou"/>
      <number:text>()</number:text>
    </number:date-style>
    <number:date-style style:name="N546" number:title="User-defined">
      <number:day-of-week/>
      <number:text> </number:text>
      <number:day number:style="long"/>
      <number:text>-</number:text>
      <number:month number:textual="true"/>
      <number:text>-</number:text>
      <number:year/>
    </number:date-style>
    <number:date-style style:name="N547">
      <number:day-of-week/>
      <number:text> </number:text>
      <number:day number:style="long"/>
      <number:text>-</number:text>
      <number:month number:textual="true"/>
      <number:text>-</number:text>
      <number:year number:style="long"/>
    </number:date-style>
    <number:number-style style:name="N548">
      <number:number number:decimal-places="6" number:min-integer-digits="8"/>
    </number:number-style>
    <number:number-style style:name="N549" number:title="230000000000:230000000000">
      <number:number number:decimal-places="13" number:min-integer-digits="5"/>
    </number:number-style>
    <number:number-style style:name="N550">
      <number:number number:decimal-places="1" number:min-integer-digits="0"/>
    </number:number-style>
    <number:number-style style:name="N551">
      <number:number number:decimal-places="20" number:min-integer-digits="1"/>
    </number:number-style>
    <number:number-style style:name="N552">
      <number:text>188</number:text>
      <number:number number:decimal-places="1" number:min-integer-digits="0"/>
    </number:number-style>
    <number:number-style style:name="N553">
      <number:text>1,88</number:text>
      <number:number number:decimal-places="0" number:min-integer-digits="1"/>
    </number:number-style>
    <number:date-style style:name="N554">
      <number:day/>
      <number:text>日</number:text>
      <number:month/>
      <number:text>月</number:text>
      <number:year number:style="long"/>
      <number:text>年</number:text>
    </number:date-style>
    <number:date-style style:name="N555">
      <number:year number:style="long"/>
      <number:month number:style="long"/>
    </number:date-style>
    <number:number-style style:name="N556">
      <number:text>81</number:text>
      <number:number number:decimal-places="1" number:min-integer-digits="0"/>
    </number:number-style>
    <number:date-style style:name="N557">
      <number:day number:calendar="gengou"/>
      <number:year number:calendar="gengou"/>
      <number:text>ci</number:text>
      <number:month number:calendar="gengou"/>
      <number:text>al</number:text>
    </number:date-style>
    <number:number-style style:name="N558">
      <number:number number:decimal-places="1" number:min-integer-digits="6"/>
    </number:number-style>
    <number:date-style style:name="N559">
      <number:year number:style="long"/>
      <number:text>年</number:text>
      <number:month number:style="long"/>
      <number:text>月</number:text>
      <number:day number:style="long"/>
      <number:text>日 </number:text>
      <number:hours number:style="long"/>
      <number:text> </number:text>
      <number:minutes number:style="long"/>
      <number:text> </number:text>
      <number:seconds number:style="long"/>
    </number:date-style>
    <number:date-style style:name="N560">
      <number:year number:style="long"/>
      <number:text>年</number:text>
      <number:month number:style="long"/>
      <number:text>月</number:text>
      <number:day number:style="long"/>
      <number:text>日 </number:text>
      <number:hours number:style="long"/>
      <number:text>時</number:text>
      <number:minutes number:style="long"/>
      <number:text>分</number:text>
      <number:seconds number:style="long"/>
      <number:text>秒</number:text>
    </number:date-style>
    <number:date-style style:name="N561">
      <number:year number:style="long"/>
      <number:text>年</number:text>
      <number:month number:style="long"/>
      <number:text>月</number:text>
      <number:day number:style="long"/>
      <number:text>日 </number:text>
      <number:hours number:style="long"/>
      <number:text> 時 </number:text>
      <number:minutes number:style="long"/>
      <number:text> 分 </number:text>
      <number:seconds number:style="long"/>
      <number:text> 秒</number:text>
    </number:date-style>
    <number:time-style style:name="N562">
      <number:hours/>
      <number:text>時</number:text>
      <number:minutes number:style="long"/>
      <number:text>分</number:text>
      <number:seconds number:style="long"/>
      <number:text>秒</number:text>
    </number:time-style>
    <number:number-style style:name="N563">
      <number:number number:decimal-places="0" number:min-integer-digits="3" number:grouping="true"/>
    </number:number-style>
    <number:number-style style:name="N564P0" style:volatile="true">
      <number:number number:decimal-places="0" number:min-integer-digits="3" number:grouping="true"/>
    </number:number-style>
    <number:number-style style:name="N564">
      <style:text-properties fo:color="#ff0000"/>
      <number:text>-</number:text>
      <number:number number:decimal-places="0" number:min-integer-digits="3" number:grouping="true"/>
      <style:map style:condition="value()&gt;=0" style:apply-style-name="N564P0"/>
    </number:number-style>
    <number:number-style style:name="N565P0" style:volatile="true">
      <number:number number:decimal-places="0" number:min-integer-digits="3"/>
    </number:number-style>
    <number:number-style style:name="N565">
      <style:text-properties fo:color="#ff0000"/>
      <number:text>-</number:text>
      <number:number number:decimal-places="0" number:min-integer-digits="3"/>
      <style:map style:condition="value()&gt;=0" style:apply-style-name="N565P0"/>
    </number:number-style>
    <number:number-style style:name="N566P0" style:volatile="true">
      <number:number number:decimal-places="0" number:min-integer-digits="4"/>
    </number:number-style>
    <number:number-style style:name="N566">
      <style:text-properties fo:color="#ff0000"/>
      <number:text>-</number:text>
      <number:number number:decimal-places="0" number:min-integer-digits="4"/>
      <style:map style:condition="value()&gt;=0" style:apply-style-name="N566P0"/>
    </number:number-style>
    <number:date-style style:name="N567">
      <number:year number:style="long"/>
      <number:text>年</number:text>
      <number:month/>
      <number:text>月</number:text>
      <number:day/>
      <number:text>"</number:text>
    </number:date-style>
    <number:date-style style:name="N568">
      <number:text>Y月</number:text>
      <number:day/>
      <number:text>日</number:text>
    </number:date-style>
    <number:date-style style:name="N569">
      <number:year/>
      <number:text>/</number:text>
      <number:month number:style="long"/>
      <number:text>/</number:text>
      <number:day number:style="long"/>
      <number:text> </number:text>
    </number:date-style>
    <number:number-style style:name="N570">
      <number:text>1.1.1</number:text>
    </number:number-style>
    <number:number-style style:name="N571">
      <number:text>5.7.1</number:text>
    </number:number-style>
    <number:date-style style:name="N572">
      <number:text>t</number:text>
      <number:year number:calendar="gengou"/>
      <number:seconds/>
      <number:text>t123</number:text>
    </number:date-style>
    <number:number-style style:name="N573">
      <number:text>4.4.986</number:text>
    </number:number-style>
    <number:number-style style:name="N574">
      <number:text>4.4.9</number:text>
    </number:number-style>
    <number:number-style style:name="N575">
      <number:text>23.3.1</number:text>
    </number:number-style>
    <number:number-style style:name="N576">
      <number:text>23.3.2</number:text>
    </number:number-style>
    <number:number-style style:name="N577">
      <number:text>23.3.3</number:text>
    </number:number-style>
    <number:number-style style:name="N578">
      <number:text>23.3.4</number:text>
    </number:number-style>
    <number:number-style style:name="N579">
      <number:text>23.3.5</number:text>
    </number:number-style>
    <number:number-style style:name="N580">
      <number:text>23.3.6</number:text>
    </number:number-style>
    <number:number-style style:name="N581">
      <number:text>99999999999999999999</number:text>
    </number:number-style>
    <number:number-style style:name="N582">
      <number:number number:decimal-places="2" number:min-integer-digits="1"/>
      <number:text>.</number:text>
    </number:number-style>
    <number:number-style style:name="N583">
      <number:text>11111111111111111111</number:text>
    </number:number-style>
    <number:number-style style:name="N584">
      <number:text>88888888888888888888</number:text>
    </number:number-style>
    <number:date-style style:name="N585">
      <number:day/>
      <number:text>-</number:text>
      <number:month/>
      <number:text>-</number:text>
      <number:year number:style="long"/>
    </number:date-style>
    <number:number-style style:name="N586">
      <number:text>999999999999999999999999</number:text>
    </number:number-style>
    <number:number-style style:name="N587">
      <number:text>999999999999999999999999999999</number:text>
    </number:number-style>
    <number:date-style style:name="N588">
      <number:text>t</number:text>
      <number:year/>
      <number:seconds/>
      <number:text>t</number:text>
    </number:date-style>
    <number:number-style style:name="N589">
      <number:number number:decimal-places="0" number:min-integer-digits="3"/>
      <number:text>11</number:text>
    </number:number-style>
    <number:number-style style:name="N590">
      <number:number number:decimal-places="0" number:min-integer-digits="2"/>
      <number:text>111</number:text>
    </number:number-style>
    <number:number-style style:name="N591">
      <number:number number:decimal-places="0" number:min-integer-digits="2"/>
      <number:text>11</number:text>
    </number:number-style>
    <number:number-style style:name="N592">
      <number:number number:decimal-places="0" number:min-integer-digits="1"/>
      <number:text>945</number:text>
    </number:number-style>
    <number:number-style style:name="N593">
      <number:text>K</number:text>
      <number:number number:decimal-places="0" number:min-integer-digits="3"/>
    </number:number-style>
    <number:date-style style:name="N594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</number:date-style>
    <number:number-style style:name="N595">
      <number:text>21</number:text>
      <number:number number:decimal-places="1" number:min-integer-digits="0"/>
    </number:number-style>
    <number:number-style style:name="N596">
      <number:number number:decimal-places="0" number:min-integer-digits="1"/>
      <number:text>1</number:text>
    </number:number-style>
    <number:number-style style:name="N597">
      <number:text>26</number:text>
      <number:number number:decimal-places="0" number:min-integer-digits="4" number:grouping="true"/>
    </number:number-style>
    <number:number-style style:name="N598">
      <number:text>5.2.1</number:text>
    </number:number-style>
    <number:number-style style:name="N599">
      <number:number number:decimal-places="3" number:min-integer-digits="0" number:grouping="true"/>
    </number:number-style>
    <number:number-style style:name="N600">
      <number:number number:decimal-places="4" number:min-integer-digits="0" number:grouping="true"/>
    </number:number-style>
    <number:number-style style:name="N601">
      <number:text>7.2.1</number:text>
    </number:number-style>
    <number:number-style style:name="N602">
      <number:text>7.2.2</number:text>
    </number:number-style>
    <number:number-style style:name="N603">
      <number:text>7.2.3</number:text>
    </number:number-style>
    <number:number-style style:name="N604">
      <number:text>7.2.4</number:text>
    </number:number-style>
    <number:number-style style:name="N605">
      <number:text>7.2.5</number:text>
    </number:number-style>
    <number:number-style style:name="N606">
      <number:text>7.2.6</number:text>
    </number:number-style>
    <number:number-style style:name="N607">
      <number:number number:decimal-places="0" number:min-integer-digits="20"/>
    </number:number-style>
    <number:number-style style:name="N608">
      <number:text>6.1.1</number:text>
    </number:number-style>
    <number:number-style style:name="N609">
      <number:text>6.1.2</number:text>
    </number:number-style>
    <number:number-style style:name="N610">
      <number:text>6.1.3</number:text>
    </number:number-style>
    <number:number-style style:name="N611">
      <number:number number:decimal-places="8" number:min-integer-digits="1" number:grouping="true"/>
    </number:number-style>
    <number:number-style style:name="N612">
      <number:number number:decimal-places="4" number:min-integer-digits="0"/>
    </number:number-style>
    <number:number-style style:name="N613">
      <number:number number:decimal-places="3" number:min-integer-digits="0"/>
    </number:number-style>
    <number:number-style style:name="N614">
      <number:number number:decimal-places="3" number:min-integer-digits="4"/>
    </number:number-style>
    <number:number-style style:name="N615">
      <number:text>22222222222222222222</number:text>
    </number:number-style>
    <number:date-style style:name="N616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A</number:text>
      <number:month/>
    </number:date-style>
    <number:date-style style:name="N617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:</number:text>
      <number:seconds/>
    </number:date-style>
    <number:date-style style:name="N618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/</number:text>
      <number:seconds/>
    </number:date-style>
    <number:date-style style:name="N619">
      <number:year number:style="long"/>
      <number:text>/</number:text>
      <number:month number:style="long"/>
      <number:text>//</number:text>
      <number:day number:style="long"/>
    </number:date-style>
    <number:number-style style:name="N620">
      <number:text>12</number:text>
    </number:number-style>
    <number:number-style style:name="N621">
      <number:text>uu</number:text>
      <number:number number:decimal-places="0" number:min-integer-digits="3">
        <number:embedded-text number:position="1">88</number:embedded-text>
      </number:number>
    </number:number-style>
    <number:number-style style:name="N622">
      <number:text>uu</number:text>
      <number:number number:decimal-places="0" number:min-integer-digits="3">
        <number:embedded-text number:position="1">/</number:embedded-text>
      </number:number>
    </number:number-style>
    <number:text-style style:name="N623">
      <number:text>zzz</number:text>
      <number:text-content/>
      <number:text>rrrr</number:text>
    </number:text-style>
    <number:number-style style:name="N624">
      <number:number number:decimal-places="2" number:min-integer-digits="1"/>
      <number:text>[sec]</number:text>
    </number:number-style>
    <number:number-style style:name="N625">
      <number:number number:decimal-places="2" number:min-integer-digits="0"/>
      <number:text>[%]</number:text>
    </number:number-style>
    <number:date-style style:name="N626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:</number:text>
      <number:seconds number:style="long"/>
      <number:text>.</number:text>
      <number:minutes/>
      <number:seconds/>
    </number:date-style>
    <number:number-style style:name="N627P0" style:volatile="true">
      <number:number number:decimal-places="0" number:min-integer-digits="1"/>
    </number:number-style>
    <number:number-style style:name="N627">
      <style:text-properties fo:color="#ff0000"/>
      <number:text>-</number:text>
      <number:number number:decimal-places="0" number:min-integer-digits="1"/>
      <style:map style:condition="value()&gt;=0" style:apply-style-name="N627P0"/>
    </number:number-style>
    <number:number-style style:name="N628">
      <number:text>123456789123456789</number:text>
      <number:number number:decimal-places="0" number:min-integer-digits="2"/>
    </number:number-style>
    <number:number-style style:name="N629">
      <number:text>123456789</number:text>
      <number:number number:decimal-places="0" number:min-integer-digits="2">
        <number:embedded-text number:position="1">123456789</number:embedded-text>
      </number:number>
    </number:number-style>
    <number:number-style style:name="N630">
      <number:text>123456789</number:text>
      <number:number number:decimal-places="0" number:min-integer-digits="1"/>
      <number:text>123456789</number:text>
    </number:number-style>
    <number:number-style style:name="N631">
      <number:text>123456987</number:text>
      <number:number number:decimal-places="0" number:min-integer-digits="2">
        <number:embedded-text number:position="1">123456987</number:embedded-text>
      </number:number>
    </number:number-style>
    <number:number-style style:name="N632">
      <number:text>56789254124124124125</number:text>
    </number:number-style>
    <number:number-style style:name="N633">
      <number:number number:decimal-places="0" number:min-integer-digits="9">
        <number:embedded-text number:position="8">123456789</number:embedded-text>
        <number:embedded-text number:position="7">123456789</number:embedded-text>
        <number:embedded-text number:position="6">123456789</number:embedded-text>
        <number:embedded-text number:position="5">123456789</number:embedded-text>
        <number:embedded-text number:position="4">123456789</number:embedded-text>
        <number:embedded-text number:position="3">123456789</number:embedded-text>
        <number:embedded-text number:position="2">123456789</number:embedded-text>
        <number:embedded-text number:position="1">123456789</number:embedded-text>
      </number:number>
      <number:text>123456789</number:text>
    </number:number-style>
    <number:date-style style:name="N634">
      <number:text>I</number:text>
      <number:day/>
      <number:seconds/>
    </number:date-style>
    <number:date-style style:name="N635">
      <number:year number:style="long"/>
      <number:text>/</number:text>
      <number:month number:style="long"/>
      <number:text>/</number:text>
      <number:day/>
    </number:date-style>
    <number:number-style style:name="N636">
      <number:text>12333333444444444444444444444444444444444444444444</number:text>
    </number:number-style>
    <number:number-style style:name="N637">
      <number:number number:decimal-places="0" number:min-integer-digits="2">
        <number:embedded-text number:position="1">123456789</number:embedded-text>
      </number:number>
      <number:text>123456789</number:text>
    </number:number-style>
    <number:number-style style:name="N638">
      <number:text>11234567891123456789</number:text>
    </number:number-style>
    <number:number-style style:name="N639">
      <number:number number:decimal-places="0" number:min-integer-digits="3"/>
      <number:text>1</number:text>
    </number:number-style>
    <number:number-style style:name="N640">
      <number:text>=&gt;</number:text>
    </number:number-style>
    <number:date-style style:name="N641">
      <number:day number:style="long"/>
      <number:text>日</number:text>
      <number:month number:style="long"/>
      <number:text>月</number:text>
      <number:year number:style="long"/>
      <number:text>年</number:text>
    </number:date-style>
    <number:number-style style:name="N642">
      <number:text>231</number:text>
      <number:number number:decimal-places="1" number:min-integer-digits="0"/>
    </number:number-style>
    <number:number-style style:name="N643">
      <number:text>241</number:text>
      <number:number number:decimal-places="1" number:min-integer-digits="0"/>
    </number:number-style>
    <number:number-style style:name="N644">
      <number:number number:decimal-places="0" number:min-integer-digits="1"/>
      <number:text>25</number:text>
    </number:number-style>
    <number:number-style style:name="N645">
      <number:text>-8</number:text>
      <number:number number:decimal-places="0" number:min-integer-digits="3"/>
    </number:number-style>
    <number:number-style style:name="N646">
      <number:text>34.1</number:text>
    </number:number-style>
    <number:number-style style:name="N647">
      <number:text>12-1</number:text>
      <number:number number:decimal-places="0" number:min-integer-digits="3">
        <number:embedded-text number:position="2">-2</number:embedded-text>
        <number:embedded-text number:position="1">16 14:</number:embedded-text>
      </number:number>
      <number:text>8:41</number:text>
    </number:number-style>
    <number:number-style style:name="N648" number:title="User-defined">
      <number:text>2</number:text>
      <number:number number:decimal-places="0" number:min-integer-digits="3">
        <number:embedded-text number:position="2">16-1</number:embedded-text>
        <number:embedded-text number:position="1">-13 13:34:</number:embedded-text>
      </number:number>
      <number:text>1</number:text>
    </number:number-style>
    <number:number-style style:name="N649">
      <number:text>1</number:text>
      <number:number number:decimal-places="0" number:min-integer-digits="1"/>
      <number:text>.1.1</number:text>
    </number:number-style>
    <number:number-style style:name="N650">
      <number:text>13.1.1</number:text>
    </number:number-style>
    <number:number-style style:name="N651">
      <number:text>9.1.1</number:text>
    </number:number-style>
    <number:time-style style:name="N652">
      <number:minutes number:style="long"/>
      <number:text>:</number:text>
      <number:seconds number:style="long"/>
      <number:text>.</number:text>
    </number:time-style>
    <number:currency-style style:name="N654P0" style:volatile="true">
      <number:currency-symbol number:language="ja" number:country="JP">€</number:currency-symbol>
      <number:text> </number:text>
      <number:number number:decimal-places="2" number:min-integer-digits="1" number:grouping="true"/>
      <number:text> </number:text>
    </number:currency-style>
    <number:currency-style style:name="N654">
      <style:text-properties fo:color="#ff0000"/>
      <number:text>(</number:text>
      <number:currency-symbol number:language="ja" number:country="JP">€</number:currency-symbol>
      <number:text> </number:text>
      <number:number number:decimal-places="2" number:min-integer-digits="1" number:grouping="true"/>
      <number:text>)</number:text>
      <style:map style:condition="value()&gt;=0" style:apply-style-name="N654P0"/>
    </number:currency-style>
    <number:date-style style:name="N656P0" style:volatile="true">
      <number:day/>
      <number:text>/</number:text>
      <number:month number:textual="true"/>
      <number:text>/</number:text>
      <number:year/>
    </number:date-style>
    <number:text-style style:name="N656">
      <number:text-content/>
      <style:map style:condition="value()&lt;=0" style:apply-style-name="N656P0"/>
    </number:text-style>
    <number:date-style style:name="N658P0" style:volatile="true">
      <number:day number:style="long"/>
      <number:text>/</number:text>
      <number:month number:textual="true"/>
      <number:text>/</number:text>
      <number:year/>
    </number:date-style>
    <number:text-style style:name="N658">
      <number:text-content/>
      <style:map style:condition="value()&lt;=0" style:apply-style-name="N658P0"/>
    </number:text-style>
    <number:date-style style:name="N659">
      <number:month number:textual="true"/>
      <number:text>/</number:text>
      <number:year number:style="long"/>
    </number:date-style>
    <number:date-style style:name="N660">
      <number:month number:style="long"/>
      <number:text>-</number:text>
      <number:day number:style="long"/>
      <number:text>-</number:text>
      <number:year number:style="long"/>
    </number:date-style>
    <number:currency-style style:name="N66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66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662P0"/>
    </number:currency-style>
    <number:text-style style:name="N663">
      <number:text>Team - </number:text>
      <number:text-content/>
    </number:text-style>
    <number:number-style style:name="N664">
      <number:number number:decimal-places="0" number:min-integer-digits="0"/>
      <number:text>h</number:text>
    </number:number-style>
    <number:number-style style:name="N665">
      <number:number number:decimal-places="0" number:min-integer-digits="1"/>
      <number:text> 時間</number:text>
    </number:number-style>
    <number:number-style style:name="N666">
      <number:number number:decimal-places="1" number:min-integer-digits="1"/>
      <number:text> 時間</number:text>
    </number:number-style>
    <number:date-style style:name="N667">
      <number:day number:style="long"/>
    </number:date-style>
    <number:number-style style:name="N668">
      <number:number number:decimal-places="0" number:min-integer-digits="2"/>
      <number:text> 時間</number:text>
    </number:number-style>
    <number:number-style style:name="N669">
      <number:number number:decimal-places="1" number:min-integer-digits="1"/>
      <number:text> ヶ月</number:text>
    </number:number-style>
    <number:number-style style:name="N670">
      <number:number number:decimal-places="0" number:min-integer-digits="1"/>
      <number:text> 人</number:text>
    </number:number-style>
    <number:number-style style:name="N671P0" style:volatile="true">
      <number:number number:decimal-places="0" number:min-integer-digits="1" number:grouping="true"/>
      <number:text> </number:text>
    </number:number-style>
    <number:number-style style:name="N671P1" style:volatile="true">
      <number:text> (</number:text>
      <number:number number:decimal-places="0" number:min-integer-digits="1" number:grouping="true"/>
      <number:text>)</number:text>
    </number:number-style>
    <number:number-style style:name="N671P2" style:volatile="true">
      <number:text>-</number:text>
      <number:number number:decimal-places="0" number:min-integer-digits="0"/>
      <number:text> </number:text>
    </number:number-style>
    <number:text-style style:name="N671">
      <number:text-content/>
      <number:text> </number:text>
      <style:map style:condition="value()&gt;0" style:apply-style-name="N671P0"/>
      <style:map style:condition="value()&lt;0" style:apply-style-name="N671P1"/>
      <style:map style:condition="value()=0" style:apply-style-name="N671P2"/>
    </number:text-style>
    <number:number-style style:name="N673P0" style:volatile="true">
      <number:text> \</number:text>
      <number:number number:decimal-places="0" number:min-integer-digits="1" number:grouping="true"/>
      <number:text> </number:text>
    </number:number-style>
    <number:number-style style:name="N673P1" style:volatile="true">
      <number:text> \(</number:text>
      <number:number number:decimal-places="0" number:min-integer-digits="1" number:grouping="true"/>
      <number:text>)</number:text>
    </number:number-style>
    <number:number-style style:name="N673P2" style:volatile="true">
      <number:text> \- </number:text>
    </number:number-style>
    <number:text-style style:name="N673">
      <number:text-content/>
      <number:text> </number:text>
      <style:map style:condition="value()&gt;0" style:apply-style-name="N673P0"/>
      <style:map style:condition="value()&lt;0" style:apply-style-name="N673P1"/>
      <style:map style:condition="value()=0" style:apply-style-name="N673P2"/>
    </number:text-style>
    <number:number-style style:name="N674P0" style:volatile="true">
      <number:text> \</number:text>
      <number:number number:decimal-places="0" number:min-integer-digits="1" number:grouping="true"/>
      <number:text> </number:text>
    </number:number-style>
    <number:number-style style:name="N674P1" style:volatile="true">
      <number:text> \(</number:text>
      <number:number number:decimal-places="0" number:min-integer-digits="1" number:grouping="true"/>
      <number:text>)</number:text>
    </number:number-style>
    <number:number-style style:name="N674P2" style:volatile="true">
      <number:text> \-</number:text>
      <number:number number:decimal-places="0" number:min-integer-digits="0"/>
      <number:text> </number:text>
    </number:number-style>
    <number:text-style style:name="N674">
      <number:text-content/>
      <number:text> </number:text>
      <style:map style:condition="value()&gt;0" style:apply-style-name="N674P0"/>
      <style:map style:condition="value()&lt;0" style:apply-style-name="N674P1"/>
      <style:map style:condition="value()=0" style:apply-style-name="N674P2"/>
    </number:text-style>
    <number:number-style style:name="N675">
      <number:number number:decimal-places="0" number:min-integer-digits="8">
        <number:embedded-text number:position="1">1</number:embedded-text>
      </number:number>
    </number:number-style>
    <number:date-style style:name="N676">
      <number:month number:style="long"/>
      <number:text>/</number:text>
      <number:day number:style="long"/>
      <number:text>(</number:text>
      <number:day-of-week number:calendar="gengou"/>
      <number:text>)</number:text>
    </number:date-style>
    <number:date-style style:name="N677P0" style:volatile="true">
      <number:year number:style="long"/>
      <number:text>年</number:text>
      <number:month/>
      <number:text>月</number:text>
    </number:date-style>
    <number:text-style style:name="N677">
      <number:text-content/>
      <style:map style:condition="value()&lt;=0" style:apply-style-name="N677P0"/>
    </number:text-style>
    <number:date-style style:name="N678">
      <number:month number:style="long"/>
      <number:text>/</number:text>
      <number:day number:style="long"/>
      <number:text>(aa)</number:text>
    </number:date-style>
    <number:number-style style:name="N679">
      <number:scientific-number number:decimal-places="1" number:min-integer-digits="1" number:min-exponent-digits="2"/>
    </number:number-style>
    <number:number-style style:name="N680">
      <number:scientific-number number:decimal-places="3" number:min-integer-digits="1" number:min-exponent-digits="2"/>
    </number:number-style>
    <number:number-style style:name="N681P0" style:volatile="true">
      <number:number number:decimal-places="0" number:min-integer-digits="1" number:grouping="true"/>
      <number:text>円</number:text>
    </number:number-style>
    <number:number-style style:name="N681">
      <number:text>-</number:text>
      <number:number number:decimal-places="0" number:min-integer-digits="1" number:grouping="true"/>
      <number:text>円</number:text>
      <style:map style:condition="value()&gt;=0" style:apply-style-name="N681P0"/>
    </number:number-style>
    <number:number-style style:name="N683P0" style:volatile="true">
      <number:number number:decimal-places="1" number:min-integer-digits="1" number:grouping="true"/>
      <number:text> </number:text>
    </number:number-style>
    <number:number-style style:name="N683P1" style:volatile="true">
      <number:text>-</number:text>
      <number:number number:decimal-places="1" number:min-integer-digits="1" number:grouping="true"/>
      <number:text> </number:text>
    </number:number-style>
    <number:number-style style:name="N683P2" style:volatile="true">
      <number:text>-</number:text>
      <number:number number:decimal-places="0" number:min-integer-digits="0"/>
      <number:text> </number:text>
    </number:number-style>
    <number:text-style style:name="N683">
      <number:text-content/>
      <number:text> </number:text>
      <style:map style:condition="value()&gt;0" style:apply-style-name="N683P0"/>
      <style:map style:condition="value()&lt;0" style:apply-style-name="N683P1"/>
      <style:map style:condition="value()=0" style:apply-style-name="N683P2"/>
    </number:text-style>
    <number:number-style style:name="N685P0" style:volatile="true">
      <number:text>$</number:text>
      <number:number number:decimal-places="2" number:min-integer-digits="1" number:grouping="true"/>
    </number:number-style>
    <number:number-style style:name="N685">
      <number:text>($</number:text>
      <number:number number:decimal-places="2" number:min-integer-digits="1" number:grouping="true"/>
      <number:text>)</number:text>
      <style:map style:condition="value()&gt;=0" style:apply-style-name="N685P0"/>
    </number:number-style>
    <number:number-style style:name="N687P0" style:volatile="true">
      <number:text>$</number:text>
      <number:number number:decimal-places="0" number:min-integer-digits="1" number:grouping="true"/>
    </number:number-style>
    <number:number-style style:name="N687">
      <number:text>($</number:text>
      <number:number number:decimal-places="0" number:min-integer-digits="1" number:grouping="true"/>
      <number:text>)</number:text>
      <style:map style:condition="value()&gt;=0" style:apply-style-name="N687P0"/>
    </number:number-style>
    <number:number-style style:name="N688P0" style:volatile="true">
      <number:number number:decimal-places="0" number:min-integer-digits="1" number:grouping="true"/>
    </number:number-style>
    <number:number-style style:name="N688">
      <number:text>(</number:text>
      <number:number number:decimal-places="0" number:min-integer-digits="1" number:grouping="true"/>
      <number:text>)</number:text>
      <style:map style:condition="value()&gt;=0" style:apply-style-name="N688P0"/>
    </number:number-style>
    <number:number-style style:name="N692P0" style:volatile="true">
      <number:text> S </number:text>
      <number:number number:decimal-places="0" number:min-integer-digits="1" number:grouping="true"/>
      <number:text> </number:text>
    </number:number-style>
    <number:number-style style:name="N692P1" style:volatile="true">
      <number:text>-S </number:text>
      <number:number number:decimal-places="0" number:min-integer-digits="1" number:grouping="true"/>
      <number:text> </number:text>
    </number:number-style>
    <number:number-style style:name="N692P2" style:volatile="true">
      <number:text> S - </number:text>
    </number:number-style>
    <number:text-style style:name="N692">
      <number:text-content/>
      <number:text> </number:text>
      <style:map style:condition="value()&gt;0" style:apply-style-name="N692P0"/>
      <style:map style:condition="value()&lt;0" style:apply-style-name="N692P1"/>
      <style:map style:condition="value()=0" style:apply-style-name="N692P2"/>
    </number:text-style>
    <number:number-style style:name="N693P0" style:volatile="true">
      <number:number number:decimal-places="0" number:min-integer-digits="1" number:grouping="true"/>
    </number:number-style>
    <number:number-style style:name="N69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693P0"/>
    </number:number-style>
    <number:percentage-style style:name="N694">
      <number:number number:decimal-places="3" number:min-integer-digits="1"/>
      <number:text>%</number:text>
    </number:percentage-style>
    <number:number-style style:name="N695P0" style:volatile="true">
      <number:number number:decimal-places="2" number:min-integer-digits="1" number:grouping="true"/>
      <number:text> </number:text>
    </number:number-style>
    <number:number-style style:name="N695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695P0"/>
    </number:number-style>
    <number:percentage-style style:name="N696P0" style:volatile="true">
      <number:number number:decimal-places="2" number:min-integer-digits="1"/>
      <number:text>%</number:text>
    </number:percentage-style>
    <number:percentage-style style:name="N696">
      <number:text>-</number:text>
      <number:number number:decimal-places="2" number:min-integer-digits="1"/>
      <number:text>%</number:text>
      <style:map style:condition="value()&gt;=0" style:apply-style-name="N696P0"/>
    </number:percentage-style>
    <number:number-style style:name="N698P0" style:volatile="true">
      <number:number number:decimal-places="8" number:min-integer-digits="1" number:decimal-replacement="" number:grouping="true"/>
    </number:number-style>
    <number:number-style style:name="N698">
      <number:text>-</number:text>
      <number:number number:decimal-places="8" number:min-integer-digits="1" number:decimal-replacement="" number:grouping="true"/>
      <style:map style:condition="value()&gt;=0" style:apply-style-name="N698P0"/>
    </number:number-style>
    <number:number-style style:name="N700P0" style:volatile="true">
      <number:text> \</number:text>
      <number:number number:decimal-places="0" number:min-integer-digits="1" number:grouping="true"/>
      <number:text> </number:text>
    </number:number-style>
    <number:number-style style:name="N700P1" style:volatile="true">
      <number:text>-\</number:text>
      <number:number number:decimal-places="0" number:min-integer-digits="1" number:grouping="true"/>
      <number:text> </number:text>
    </number:number-style>
    <number:number-style style:name="N700P2" style:volatile="true">
      <number:text> \- </number:text>
    </number:number-style>
    <number:text-style style:name="N700">
      <number:text-content/>
      <number:text> </number:text>
      <style:map style:condition="value()&gt;0" style:apply-style-name="N700P0"/>
      <style:map style:condition="value()&lt;0" style:apply-style-name="N700P1"/>
      <style:map style:condition="value()=0" style:apply-style-name="N700P2"/>
    </number:text-style>
    <number:number-style style:name="N702P0" style:volatile="true">
      <number:text> \</number:text>
      <number:number number:decimal-places="2" number:min-integer-digits="1" number:grouping="true"/>
      <number:text> </number:text>
    </number:number-style>
    <number:number-style style:name="N702P1" style:volatile="true">
      <number:text>-\</number:text>
      <number:number number:decimal-places="2" number:min-integer-digits="1" number:grouping="true"/>
      <number:text> </number:text>
    </number:number-style>
    <number:number-style style:name="N702P2" style:volatile="true">
      <number:text> \-</number:text>
      <number:number number:decimal-places="0" number:min-integer-digits="0"/>
      <number:text> </number:text>
    </number:number-style>
    <number:text-style style:name="N702">
      <number:text-content/>
      <number:text> </number:text>
      <style:map style:condition="value()&gt;0" style:apply-style-name="N702P0"/>
      <style:map style:condition="value()&lt;0" style:apply-style-name="N702P1"/>
      <style:map style:condition="value()=0" style:apply-style-name="N702P2"/>
    </number:text-style>
    <number:date-style style:name="N703">
      <number:year/>
      <number:text>/</number:text>
      <number:month/>
      <number:text>月</number:text>
    </number:date-style>
    <number:date-style style:name="N704">
      <number:year/>
      <number:text>/</number:text>
      <number:month/>
    </number:date-style>
    <number:number-style style:name="N705P0" style:volatile="true">
      <number:number number:decimal-places="0" number:min-integer-digits="1" number:grouping="true"/>
    </number:number-style>
    <number:number-style style:name="N705">
      <style:text-properties fo:color="#ff0000"/>
      <number:text>▲</number:text>
      <number:number number:decimal-places="0" number:min-integer-digits="1" number:grouping="true"/>
      <style:map style:condition="value()&gt;=0" style:apply-style-name="N705P0"/>
    </number:number-style>
    <number:number-style style:name="N706P0" style:volatile="true">
      <number:text>(</number:text>
      <number:number number:decimal-places="0" number:min-integer-digits="1" number:grouping="true"/>
      <number:text>)</number:text>
    </number:number-style>
    <number:number-style style:name="N706">
      <style:text-properties fo:color="#ff0000"/>
      <number:text>(▲</number:text>
      <number:number number:decimal-places="0" number:min-integer-digits="1" number:grouping="true"/>
      <number:text>)</number:text>
      <style:map style:condition="value()&gt;=0" style:apply-style-name="N706P0"/>
    </number:number-style>
    <number:number-style style:name="N707P0" style:volatile="true">
      <number:text>\</number:text>
      <number:number number:decimal-places="0" number:min-integer-digits="1" number:grouping="true"/>
    </number:number-style>
    <number:number-style style:name="N707">
      <number:text>-\</number:text>
      <number:number number:decimal-places="0" number:min-integer-digits="1" number:grouping="true"/>
      <style:map style:condition="value()&gt;=0" style:apply-style-name="N707P0"/>
    </number:number-style>
    <number:number-style style:name="N708P0" style:volatile="true">
      <number:text>(</number:text>
      <number:number number:decimal-places="2" number:min-integer-digits="1" number:grouping="true"/>
      <number:text>)</number:text>
    </number:number-style>
    <number:number-style style:name="N708">
      <style:text-properties fo:color="#ff0000"/>
      <number:text>-</number:text>
      <number:number number:decimal-places="2" number:min-integer-digits="1" number:grouping="true"/>
      <style:map style:condition="value()&gt;=0" style:apply-style-name="N708P0"/>
    </number:number-style>
    <number:number-style style:name="N709">
      <number:text>(</number:text>
      <number:number number:decimal-places="2" number:min-integer-digits="1"/>
      <number:text>) </number:text>
    </number:number-style>
    <number:number-style style:name="N710">
      <number:number number:decimal-places="0" number:min-integer-digits="1"/>
      <number:text>g/個</number:text>
    </number:number-style>
    <number:number-style style:name="N711">
      <number:number number:decimal-places="0" number:min-integer-digits="1"/>
      <number:text> g/個</number:text>
    </number:number-style>
    <number:number-style style:name="N713P0" style:volatile="true">
      <number:number number:decimal-places="13" number:min-integer-digits="1" number:grouping="true"/>
      <number:text> </number:text>
    </number:number-style>
    <number:number-style style:name="N713">
      <style:text-properties fo:color="#ff0000"/>
      <number:text>-</number:text>
      <number:number number:decimal-places="13" number:min-integer-digits="1" number:grouping="true"/>
      <number:text> </number:text>
      <style:map style:condition="value()&gt;=0" style:apply-style-name="N713P0"/>
    </number:number-style>
    <number:number-style style:name="N714P0" style:volatile="true">
      <number:number number:decimal-places="4" number:min-integer-digits="1" number:grouping="true"/>
    </number:number-style>
    <number:number-style style:name="N714">
      <style:text-properties fo:color="#ff0000"/>
      <number:text>-</number:text>
      <number:number number:decimal-places="4" number:min-integer-digits="1" number:grouping="true"/>
      <style:map style:condition="value()&gt;=0" style:apply-style-name="N714P0"/>
    </number:number-style>
    <number:number-style style:name="N715">
      <number:text>C$</number:text>
      <number:number number:decimal-places="0" number:min-integer-digits="0" number:grouping="true"/>
    </number:number-style>
    <number:date-style style:name="N716">
      <number:month/>
      <number:text>月</number:text>
    </number:date-style>
    <number:number-style style:name="N717">
      <number:number number:decimal-places="1" number:min-integer-digits="0" number:grouping="true"/>
    </number:number-style>
    <number:date-style style:name="N718">
      <number:day/>
      <number:text>¥¥.</number:text>
      <number:month number:textual="true"/>
      <number:text>¥¥.</number:text>
      <number:year/>
    </number:date-style>
    <number:percentage-style style:name="N719">
      <number:text>t</number:text>
      <number:number number:decimal-places="2" number:min-integer-digits="1"/>
      <number:text>%</number:text>
    </number:percentage-style>
    <number:number-style style:name="N720">
      <number:text>t</number:text>
      <number:fraction number:min-integer-digits="0" number:min-numerator-digits="3" number:min-denominator-digits="3"/>
    </number:number-style>
    <number:number-style style:name="N721P0" style:volatile="true">
      <number:text>$</number:text>
      <number:number number:decimal-places="0" number:min-integer-digits="1" number:grouping="true"/>
    </number:number-style>
    <number:number-style style:name="N721">
      <style:text-properties fo:color="#ff0000"/>
      <number:text>-$</number:text>
      <number:number number:decimal-places="0" number:min-integer-digits="1" number:grouping="true"/>
      <style:map style:condition="value()&gt;=0" style:apply-style-name="N721P0"/>
    </number:number-style>
    <number:number-style style:name="N722P0" style:volatile="true">
      <number:text>$</number:text>
      <number:number number:decimal-places="2" number:min-integer-digits="1" number:grouping="true"/>
    </number:number-style>
    <number:number-style style:name="N722">
      <style:text-properties fo:color="#ff0000"/>
      <number:text>-$</number:text>
      <number:number number:decimal-places="2" number:min-integer-digits="1" number:grouping="true"/>
      <style:map style:condition="value()&gt;=0" style:apply-style-name="N722P0"/>
    </number:number-style>
    <number:number-style style:name="N723P0" style:volatile="true">
      <number:number number:decimal-places="0" number:min-integer-digits="1" number:grouping="true"/>
    </number:number-style>
    <number:number-style style:name="N723P1" style:volatile="true">
      <number:text>-</number:text>
      <number:number number:decimal-places="0" number:min-integer-digits="1" number:grouping="true"/>
    </number:number-style>
    <number:number-style style:name="N723">
      <number:number number:decimal-places="0" number:min-integer-digits="0"/>
      <style:map style:condition="value()&gt;0" style:apply-style-name="N723P0"/>
      <style:map style:condition="value()&lt;0" style:apply-style-name="N723P1"/>
    </number:number-style>
    <number:number-style style:name="N725P0" style:volatile="true">
      <number:text>¥</number:text>
      <number:number number:decimal-places="0" number:min-integer-digits="1" number:grouping="true"/>
      <number:text>.-</number:text>
    </number:number-style>
    <number:number-style style:name="N725">
      <number:text>▲¥</number:text>
      <number:number number:decimal-places="0" number:min-integer-digits="1" number:grouping="true"/>
      <number:text>.-</number:text>
      <style:map style:condition="value()&gt;=0" style:apply-style-name="N725P0"/>
    </number:number-style>
    <number:number-style style:name="N726P0" style:volatile="true">
      <number:number number:decimal-places="0" number:min-integer-digits="0"/>
    </number:number-style>
    <number:number-style style:name="N726">
      <style:text-properties fo:color="#ff0000"/>
      <number:text>-</number:text>
      <number:number number:decimal-places="0" number:min-integer-digits="0"/>
      <style:map style:condition="value()&gt;=0" style:apply-style-name="N726P0"/>
    </number:number-style>
    <number:number-style style:name="N727">
      <number:number number:decimal-places="0" number:min-integer-digits="2" number:grouping="true"/>
    </number:number-style>
    <number:number-style style:name="N728P0" style:volatile="true">
      <number:number number:decimal-places="0" number:min-integer-digits="3"/>
    </number:number-style>
    <number:number-style style:name="N728P1" style:volatile="true">
      <number:number number:decimal-places="0" number:min-integer-digits="5">
        <number:embedded-text number:position="2">-</number:embedded-text>
      </number:number>
    </number:number-style>
    <number:number-style style:name="N728">
      <number:number number:decimal-places="0" number:min-integer-digits="7">
        <number:embedded-text number:position="4">-</number:embedded-text>
      </number:number>
      <style:map style:condition="value()&lt;=0" style:apply-style-name="N728P0"/>
      <style:map style:condition="value()&lt;=0" style:apply-style-name="N728P1"/>
    </number:number-style>
    <number:date-style style:name="N729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number-style style:name="N730">
      <number:text>labo</number:text>
      <number:number number:decimal-places="0" number:min-integer-digits="1"/>
    </number:number-style>
    <number:number-style style:name="N732P0" style:volatile="true">
      <number:text>\</number:text>
      <number:number number:decimal-places="0" number:min-integer-digits="1" number:grouping="true"/>
      <number:text> </number:text>
    </number:number-style>
    <number:number-style style:name="N732">
      <style:text-properties fo:color="#ff0000"/>
      <number:text>(\</number:text>
      <number:number number:decimal-places="0" number:min-integer-digits="1" number:grouping="true"/>
      <number:text>)</number:text>
      <style:map style:condition="value()&gt;=0" style:apply-style-name="N732P0"/>
    </number:number-style>
    <number:date-style style:name="N733">
      <number:year number:style="long"/>
      <number:text>.</number:text>
      <number:month/>
    </number:date-style>
    <number:date-style style:name="N734">
      <number:day number:style="long"/>
      <number:text>日</number:text>
    </number:date-style>
    <number:date-style style:name="N735">
      <number:month number:style="long"/>
      <number:text>日</number:text>
    </number:date-style>
    <number:date-style style:name="N736">
      <number:month number:style="long"/>
      <number:text>月</number:text>
    </number:date-style>
    <number:number-style style:name="N737">
      <number:text>人</number:text>
    </number:number-style>
    <number:date-style style:name="N738">
      <number:year/>
      <number:text>.</number:text>
      <number:month number:style="long"/>
      <number:text>.</number:text>
      <number:day number:style="long"/>
    </number:date-style>
    <number:number-style style:name="N739">
      <number:number number:min-integer-digits="1"/>
      <number:text>万円</number:text>
    </number:number-style>
    <number:date-style style:name="N740">
      <number:year number:style="long"/>
      <number:text>.</number:text>
      <number:month number:style="long"/>
    </number:date-style>
    <number:date-style style:name="N741">
      <number:era/>
      <number:text>/標準</number:text>
    </number:date-style>
    <number:date-style style:name="N742">
      <number:month/>
      <number:text>月</number:text>
      <number:day/>
      <number:text>日 </number:text>
      <number:hours/>
      <number:text>:</number:text>
      <number:minutes number:style="long"/>
    </number:date-style>
    <number:date-style style:name="N743">
      <number:month/>
      <number:text>月</number:text>
      <number:day/>
      <number:text>日　</number:text>
      <number:hours/>
      <number:text>:</number:text>
      <number:minutes number:style="long"/>
    </number:date-style>
    <number:number-style style:name="N744">
      <number:text>bbb</number:text>
    </number:number-style>
    <number:number-style style:name="N745">
      <number:text>aa</number:text>
    </number:number-style>
    <number:date-style style:name="N746">
      <number:day-of-week/>
    </number:date-style>
    <number:number-style style:name="N747P0" style:volatile="true">
      <number:number number:decimal-places="5" number:min-integer-digits="1"/>
      <number:text> </number:text>
    </number:number-style>
    <number:number-style style:name="N747">
      <style:text-properties fo:color="#ff0000"/>
      <number:text>(</number:text>
      <number:number number:decimal-places="5" number:min-integer-digits="1"/>
      <number:text>)</number:text>
      <style:map style:condition="value()&gt;=0" style:apply-style-name="N747P0"/>
    </number:number-style>
    <number:number-style style:name="N749P0" style:volatile="true">
      <number:number number:decimal-places="5" number:min-integer-digits="1" number:grouping="true"/>
      <number:text> </number:text>
    </number:number-style>
    <number:number-style style:name="N749">
      <style:text-properties fo:color="#ff0000"/>
      <number:text>(</number:text>
      <number:number number:decimal-places="5" number:min-integer-digits="1" number:grouping="true"/>
      <number:text>)</number:text>
      <style:map style:condition="value()&gt;=0" style:apply-style-name="N749P0"/>
    </number:number-style>
    <number:number-style style:name="N750">
      <number:text>( </number:text>
      <number:number number:decimal-places="0" number:min-integer-digits="2"/>
      <number:text> 日間 )</number:text>
    </number:number-style>
    <number:number-style style:name="N751P0" style:volatile="true">
      <number:number number:decimal-places="0" number:min-integer-digits="3"/>
    </number:number-style>
    <number:number-style style:name="N751">
      <number:number number:decimal-places="0" number:min-integer-digits="5">
        <number:embedded-text number:position="2">-</number:embedded-text>
      </number:number>
      <style:map style:condition="value()&lt;=0" style:apply-style-name="N751P0"/>
    </number:number-style>
    <number:number-style style:name="N752">
      <number:number number:decimal-places="0" number:min-integer-digits="1"/>
      <number:text> 名</number:text>
    </number:number-style>
    <number:number-style style:name="N753">
      <number:text>VER</number:text>
      <number:number number:decimal-places="0" number:min-integer-digits="6"/>
    </number:number-style>
    <number:number-style style:name="N754">
      <number:text>CWS</number:text>
      <number:number number:decimal-places="0" number:min-integer-digits="6"/>
    </number:number-style>
    <number:number-style style:name="N755">
      <number:number number:decimal-places="0" number:min-integer-digits="0"/>
      <number:text>ヶ月</number:text>
    </number:number-style>
    <number:number-style style:name="N756">
      <number:number number:decimal-places="0" number:min-integer-digits="1"/>
      <number:text>ヶ月</number:text>
    </number:number-style>
    <number:number-style style:name="N757">
      <number:text>CSR</number:text>
      <number:number number:decimal-places="0" number:min-integer-digits="6"/>
    </number:number-style>
    <number:date-style style:name="N758">
      <number:year number:style="long"/>
      <number:text>/</number:text>
      <number:month/>
    </number:date-style>
    <number:currency-style style:name="N760P0" style:volatile="true">
      <number:currency-symbol number:language="ja" number:country="JP">¥</number:currency-symbol>
      <number:number number:decimal-places="0" number:min-integer-digits="1" number:grouping="true"/>
    </number:currency-style>
    <number:currency-style style:name="N760">
      <style:text-properties fo:color="#ff0000"/>
      <number:text>-</number:text>
      <number:currency-symbol number:language="ja" number:country="JP">¥</number:currency-symbol>
      <number:number number:decimal-places="0" number:min-integer-digits="1" number:grouping="true"/>
      <style:map style:condition="value()&gt;=0" style:apply-style-name="N760P0"/>
    </number:currency-style>
    <number:number-style style:name="N762P0" style:volatile="true">
      <number:number number:decimal-places="0" number:min-integer-digits="1" number:grouping="true"/>
      <number:text>   </number:text>
    </number:number-style>
    <number:number-style style:name="N762">
      <number:text>-</number:text>
      <number:number number:decimal-places="0" number:min-integer-digits="1" number:grouping="true"/>
      <number:text>   </number:text>
      <style:map style:condition="value()&gt;=0" style:apply-style-name="N762P0"/>
    </number:number-style>
    <number:number-style style:name="N763P0" style:volatile="true">
      <number:number number:decimal-places="0" number:min-integer-digits="1" number:grouping="true"/>
      <number:text>   </number:text>
    </number:number-style>
    <number:number-style style:name="N763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763P0"/>
    </number:number-style>
    <number:number-style style:name="N765P0" style:volatile="true">
      <number:number number:decimal-places="2" number:min-integer-digits="1" number:grouping="true"/>
      <number:text>   </number:text>
    </number:number-style>
    <number:number-style style:name="N765">
      <number:text>-</number:text>
      <number:number number:decimal-places="2" number:min-integer-digits="1" number:grouping="true"/>
      <number:text>   </number:text>
      <style:map style:condition="value()&gt;=0" style:apply-style-name="N765P0"/>
    </number:number-style>
    <number:number-style style:name="N766P0" style:volatile="true">
      <number:number number:decimal-places="2" number:min-integer-digits="1" number:grouping="true"/>
      <number:text>   </number:text>
    </number:number-style>
    <number:number-style style:name="N766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766P0"/>
    </number:number-style>
    <number:date-style style:name="N767">
      <number:month number:style="long"/>
    </number:date-style>
    <number:date-style style:name="N768">
      <number:month number:style="long"/>
      <number:text>分</number:text>
    </number:date-style>
    <number:time-style style:name="N769">
      <number:hours/>
      <number:text>:</number:text>
      <number:minutes number:style="long"/>
      <number:text>分</number:text>
    </number:time-style>
    <number:time-style style:name="N770">
      <number:hours/>
      <number:text>時間</number:text>
      <number:minutes number:style="long"/>
      <number:text>分</number:text>
    </number:time-style>
    <number:number-style style:name="N771">
      <number:number number:decimal-places="0" number:min-integer-digits="1"/>
      <number:text>分</number:text>
    </number:number-style>
    <number:number-style style:name="N772">
      <number:number number:decimal-places="0" number:min-integer-digits="1"/>
      <number:text>点</number:text>
    </number:number-style>
    <number:number-style style:name="N773">
      <number:number number:decimal-places="0" number:min-integer-digits="1"/>
      <number:text>人</number:text>
    </number:number-style>
    <number:number-style style:name="N774">
      <number:number number:decimal-places="1" number:min-integer-digits="1"/>
      <number:text>点</number:text>
    </number:number-style>
    <number:date-style style:name="N775P0" style:volatile="true">
      <number:year number:style="long"/>
      <number:text>.</number:text>
      <number:month/>
    </number:date-style>
    <number:text-style style:name="N775">
      <number:text-content/>
      <style:map style:condition="value()&lt;=0" style:apply-style-name="N775P0"/>
    </number:text-style>
    <number:date-style style:name="N776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777">
      <number:text>No. </number:text>
      <number:text-content/>
    </number:text-style>
    <number:number-style style:name="N778P0" style:volatile="true">
      <number:text>\</number:text>
      <number:number number:decimal-places="0" number:min-integer-digits="1" number:grouping="true"/>
      <number:text> </number:text>
    </number:number-style>
    <number:number-style style:name="N778">
      <number:text>(\</number:text>
      <number:number number:decimal-places="0" number:min-integer-digits="1" number:grouping="true"/>
      <number:text>)</number:text>
      <style:map style:condition="value()&gt;=0" style:apply-style-name="N778P0"/>
    </number:number-style>
    <number:text-style style:name="N779">
      <number:text>A</number:text>
      <number:text-content/>
    </number:text-style>
    <number:date-style style:name="N780">
      <number:year number:style="long"/>
      <number:text>/</number:text>
      <number:month/>
      <number:text>/</number:text>
      <number:day/>
      <number:text> 印刷</number:text>
    </number:date-style>
    <number:date-style style:name="N781">
      <number:month number:style="long"/>
      <number:text>/</number:text>
      <number:day number:style="long"/>
      <number:text> 週</number:text>
    </number:date-style>
    <number:date-style style:name="N782">
      <number:month number:style="long"/>
      <number:text>/</number:text>
      <number:day number:style="long"/>
      <number:text>～週</number:text>
    </number:date-style>
    <number:date-style style:name="N783">
      <number:month number:style="long"/>
      <number:text>/</number:text>
      <number:day number:style="long"/>
      <number:text>週</number:text>
    </number:date-style>
    <number:date-style style:name="N784">
      <number:month number:style="long"/>
      <number:text>/</number:text>
      <number:day number:style="long"/>
      <number:text>～</number:text>
    </number:date-style>
    <number:number-style style:name="N786P0" style:volatile="true">
      <style:text-properties fo:color="#ff0000"/>
      <number:text>+ </number:text>
      <number:number number:decimal-places="0" number:min-integer-digits="1" number:grouping="true"/>
    </number:number-style>
    <number:number-style style:name="N786">
      <style:text-properties fo:color="#0000ff"/>
      <number:text>- </number:text>
      <number:number number:decimal-places="0" number:min-integer-digits="1" number:grouping="true"/>
      <style:map style:condition="value()&gt;=0" style:apply-style-name="N786P0"/>
    </number:number-style>
    <number:date-style style:name="N787">
      <number:year number:style="long"/>
      <number:text>/</number:text>
      <number:month/>
      <number:text>/</number:text>
      <number:day/>
      <number:text> 現在UC入会数</number:text>
    </number:date-style>
    <number:date-style style:name="N788">
      <number:year number:style="long"/>
      <number:text>/</number:text>
      <number:month/>
      <number:text>/</number:text>
      <number:day/>
      <number:text> 現在UC入会社数</number:text>
    </number:date-style>
    <number:date-style style:name="N789">
      <number:year/>
      <number:text>.</number:text>
      <number:month/>
      <number:text>/</number:text>
      <number:day number:style="long"/>
    </number:date-style>
    <number:number-style style:name="N790">
      <number:text/>
    </number:number-style>
    <number:number-style style:name="N792P0" style:volatile="true">
      <number:number number:decimal-places="0" number:min-integer-digits="1" number:grouping="true"/>
      <number:text> </number:text>
    </number:number-style>
    <number:number-style style:name="N792P1" style:volatile="true">
      <style:text-properties fo:color="#ff0000"/>
      <number:text>-</number:text>
      <number:number number:decimal-places="0" number:min-integer-digits="1" number:grouping="true"/>
    </number:number-style>
    <number:number-style style:name="N792P2" style:volatile="true">
      <number:text/>
    </number:number-style>
    <number:text-style style:name="N792">
      <number:text/>
      <style:map style:condition="value()&gt;0" style:apply-style-name="N792P0"/>
      <style:map style:condition="value()&lt;0" style:apply-style-name="N792P1"/>
      <style:map style:condition="value()=0" style:apply-style-name="N792P2"/>
    </number:text-style>
    <number:number-style style:name="N793">
      <number:number number:decimal-places="7" number:min-integer-digits="1"/>
      <number:text> </number:text>
    </number:number-style>
    <number:percentage-style style:name="N794">
      <number:number number:decimal-places="15" number:min-integer-digits="1"/>
      <number:text>%</number:text>
    </number:percentage-style>
    <number:number-style style:name="N795P0" style:volatile="true">
      <number:number number:decimal-places="1" number:min-integer-digits="1" number:grouping="true"/>
      <number:text> </number:text>
    </number:number-style>
    <number:number-style style:name="N795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795P0"/>
    </number:number-style>
    <number:number-style style:name="N796P0" style:volatile="true">
      <number:number number:decimal-places="3" number:min-integer-digits="1"/>
      <number:text> </number:text>
    </number:number-style>
    <number:number-style style:name="N796">
      <style:text-properties fo:color="#ff0000"/>
      <number:text>(</number:text>
      <number:number number:decimal-places="3" number:min-integer-digits="1"/>
      <number:text>)</number:text>
      <style:map style:condition="value()&gt;=0" style:apply-style-name="N796P0"/>
    </number:number-style>
    <number:number-style style:name="N798P0" style:volatile="true">
      <number:text>\</number:text>
      <number:number number:decimal-places="1" number:min-integer-digits="1" number:grouping="true"/>
    </number:number-style>
    <number:number-style style:name="N798">
      <style:text-properties fo:color="#ff0000"/>
      <number:text>\-</number:text>
      <number:number number:decimal-places="1" number:min-integer-digits="1" number:grouping="true"/>
      <style:map style:condition="value()&gt;=0" style:apply-style-name="N798P0"/>
    </number:number-style>
    <number:number-style style:name="N799">
      <number:number number:decimal-places="8" number:min-integer-digits="1"/>
      <number:text> </number:text>
    </number:number-style>
    <number:number-style style:name="N800">
      <number:number number:decimal-places="9" number:min-integer-digits="1"/>
      <number:text> </number:text>
    </number:number-style>
    <number:number-style style:name="N801P0" style:volatile="true">
      <number:number number:decimal-places="3" number:min-integer-digits="1" number:grouping="true"/>
      <number:text> </number:text>
    </number:number-style>
    <number:number-style style:name="N801">
      <style:text-properties fo:color="#ff0000"/>
      <number:text>(</number:text>
      <number:number number:decimal-places="3" number:min-integer-digits="1" number:grouping="true"/>
      <number:text>)</number:text>
      <style:map style:condition="value()&gt;=0" style:apply-style-name="N801P0"/>
    </number:number-style>
    <number:number-style style:name="N802P0" style:volatile="true">
      <number:number number:decimal-places="4" number:min-integer-digits="1" number:grouping="true"/>
      <number:text> </number:text>
    </number:number-style>
    <number:number-style style:name="N802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802P0"/>
    </number:number-style>
    <number:number-style style:name="N804P0" style:volatile="true">
      <number:number number:decimal-places="8" number:min-integer-digits="1" number:grouping="true"/>
      <number:text> </number:text>
    </number:number-style>
    <number:number-style style:name="N804">
      <style:text-properties fo:color="#ff0000"/>
      <number:text>(</number:text>
      <number:number number:decimal-places="8" number:min-integer-digits="1" number:grouping="true"/>
      <number:text>)</number:text>
      <style:map style:condition="value()&gt;=0" style:apply-style-name="N804P0"/>
    </number:number-style>
    <number:number-style style:name="N805P0" style:volatile="true">
      <number:number number:decimal-places="8" number:min-integer-digits="1"/>
      <number:text> </number:text>
    </number:number-style>
    <number:number-style style:name="N805">
      <style:text-properties fo:color="#ff0000"/>
      <number:text>-</number:text>
      <number:number number:decimal-places="8" number:min-integer-digits="1"/>
      <number:text> </number:text>
      <style:map style:condition="value()&gt;=0" style:apply-style-name="N805P0"/>
    </number:number-style>
    <number:number-style style:name="N806P0" style:volatile="true">
      <number:number number:decimal-places="1" number:min-integer-digits="1"/>
    </number:number-style>
    <number:number-style style:name="N806">
      <number:text>▲ </number:text>
      <number:number number:decimal-places="1" number:min-integer-digits="1"/>
      <style:map style:condition="value()&gt;=0" style:apply-style-name="N806P0"/>
    </number:number-style>
    <number:number-style style:name="N807P0" style:volatile="true">
      <number:number number:decimal-places="7" number:min-integer-digits="1"/>
      <number:text> </number:text>
    </number:number-style>
    <number:number-style style:name="N807">
      <style:text-properties fo:color="#ff0000"/>
      <number:text>-</number:text>
      <number:number number:decimal-places="7" number:min-integer-digits="1"/>
      <number:text> </number:text>
      <style:map style:condition="value()&gt;=0" style:apply-style-name="N807P0"/>
    </number:number-style>
    <number:number-style style:name="N808P0" style:volatile="true">
      <number:number number:decimal-places="6" number:min-integer-digits="1"/>
      <number:text> </number:text>
    </number:number-style>
    <number:number-style style:name="N808">
      <style:text-properties fo:color="#ff0000"/>
      <number:text>-</number:text>
      <number:number number:decimal-places="6" number:min-integer-digits="1"/>
      <number:text> </number:text>
      <style:map style:condition="value()&gt;=0" style:apply-style-name="N808P0"/>
    </number:number-style>
    <number:number-style style:name="N809P0" style:volatile="true">
      <number:number number:decimal-places="3" number:min-integer-digits="1"/>
      <number:text> </number:text>
    </number:number-style>
    <number:number-style style:name="N809">
      <style:text-properties fo:color="#ff0000"/>
      <number:text>-</number:text>
      <number:number number:decimal-places="3" number:min-integer-digits="1"/>
      <number:text> </number:text>
      <style:map style:condition="value()&gt;=0" style:apply-style-name="N809P0"/>
    </number:number-style>
    <number:number-style style:name="N810">
      <number:number number:decimal-places="14" number:min-integer-digits="1"/>
      <number:text> </number:text>
    </number:number-style>
    <number:number-style style:name="N811">
      <number:number number:decimal-places="13" number:min-integer-digits="1"/>
      <number:text> </number:text>
    </number:number-style>
    <number:number-style style:name="N812P0" style:volatile="true">
      <number:number number:decimal-places="4" number:min-integer-digits="1"/>
      <number:text> </number:text>
    </number:number-style>
    <number:number-style style:name="N812">
      <style:text-properties fo:color="#ff0000"/>
      <number:text>-</number:text>
      <number:number number:decimal-places="4" number:min-integer-digits="1"/>
      <number:text> </number:text>
      <style:map style:condition="value()&gt;=0" style:apply-style-name="N812P0"/>
    </number:number-style>
    <number:number-style style:name="N813P0" style:volatile="true">
      <number:number number:decimal-places="5" number:min-integer-digits="1" number:grouping="true"/>
      <number:text> </number:text>
    </number:number-style>
    <number:number-style style:name="N813">
      <style:text-properties fo:color="#ff0000"/>
      <number:text>-</number:text>
      <number:number number:decimal-places="5" number:min-integer-digits="1" number:grouping="true"/>
      <number:text> </number:text>
      <style:map style:condition="value()&gt;=0" style:apply-style-name="N813P0"/>
    </number:number-style>
    <number:number-style style:name="N814P0" style:volatile="true">
      <number:text>\</number:text>
      <number:number number:decimal-places="0" number:min-integer-digits="1" number:grouping="true"/>
    </number:number-style>
    <number:number-style style:name="N814">
      <style:text-properties fo:color="#ff0000"/>
      <number:text>-\</number:text>
      <number:number number:decimal-places="0" number:min-integer-digits="1" number:grouping="true"/>
      <style:map style:condition="value()&gt;=0" style:apply-style-name="N814P0"/>
    </number:number-style>
    <number:number-style style:name="N815P0" style:volatile="true">
      <number:text>\</number:text>
      <number:number number:decimal-places="2" number:min-integer-digits="1" number:grouping="true"/>
    </number:number-style>
    <number:number-style style:name="N815">
      <number:text>-\</number:text>
      <number:number number:decimal-places="2" number:min-integer-digits="1" number:grouping="true"/>
      <style:map style:condition="value()&gt;=0" style:apply-style-name="N815P0"/>
    </number:number-style>
    <number:number-style style:name="N816P0" style:volatile="true">
      <number:text>\</number:text>
      <number:number number:decimal-places="2" number:min-integer-digits="1" number:grouping="true"/>
    </number:number-style>
    <number:number-style style:name="N816">
      <style:text-properties fo:color="#ff0000"/>
      <number:text>-\</number:text>
      <number:number number:decimal-places="2" number:min-integer-digits="1" number:grouping="true"/>
      <style:map style:condition="value()&gt;=0" style:apply-style-name="N816P0"/>
    </number:number-style>
    <number:date-style style:name="N817P0" style:volatile="true">
      <number:month/>
      <number:text>/</number:text>
      <number:day/>
    </number:date-style>
    <number:number-style style:name="N817P1" style:volatile="true">
      <number:text/>
    </number:number-style>
    <number:text-style style:name="N817">
      <number:text-content/>
      <style:map style:condition="value()&gt;=0" style:apply-style-name="N817P0"/>
      <style:map style:condition="value()&lt;0" style:apply-style-name="N817P1"/>
    </number:text-style>
    <number:number-style style:name="N818">
      <number:number number:decimal-places="0" number:min-integer-digits="0" number:grouping="true"/>
    </number:number-style>
    <number:number-style style:name="N819P0" style:volatile="true">
      <number:number number:decimal-places="0" number:min-integer-digits="0" number:grouping="true"/>
    </number:number-style>
    <number:number-style style:name="N819">
      <style:text-properties fo:color="#ff0000"/>
      <number:text>-</number:text>
      <number:number number:decimal-places="0" number:min-integer-digits="0" number:grouping="true"/>
      <style:map style:condition="value()&gt;=0" style:apply-style-name="N819P0"/>
    </number:number-style>
    <number:number-style style:name="N820">
      <number:number number:decimal-places="0" number:min-integer-digits="0"/>
      <number:text>人</number:text>
    </number:number-style>
    <number:number-style style:name="N821">
      <number:text>-</number:text>
      <number:number number:decimal-places="0" number:min-integer-digits="2"/>
    </number:number-style>
    <number:number-style style:name="N822P0" style:volatile="true">
      <number:number number:decimal-places="4" number:min-integer-digits="1"/>
      <number:text> </number:text>
    </number:number-style>
    <number:number-style style:name="N822">
      <style:text-properties fo:color="#ff0000"/>
      <number:text>(</number:text>
      <number:number number:decimal-places="4" number:min-integer-digits="1"/>
      <number:text>)</number:text>
      <style:map style:condition="value()&gt;=0" style:apply-style-name="N822P0"/>
    </number:number-style>
    <number:date-style style:name="N823P0" style:volatile="true">
      <number:month number:style="long"/>
      <number:text>/</number:text>
      <number:day number:style="long"/>
      <number:text>/</number:text>
      <number:year/>
    </number:date-style>
    <number:text-style style:name="N823">
      <number:text-content/>
      <style:map style:condition="value()&lt;=0" style:apply-style-name="N823P0"/>
    </number:text-style>
    <number:date-style style:name="N824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date-style style:name="N825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6P0" style:volatile="true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826">
      <number:text-content/>
      <style:map style:condition="value()&lt;=0" style:apply-style-name="N826P0"/>
    </number:text-style>
    <number:number-style style:name="N827">
      <number:text>(aa)</number:text>
    </number:number-style>
    <number:number-style style:name="N828">
      <number:text>aaa</number:text>
    </number:number-style>
    <number:number-style style:name="N829">
      <number:number number:decimal-places="1" number:min-integer-digits="1" number:grouping="true"/>
      <number:text>万円</number:text>
    </number:number-style>
    <number:date-style style:name="N830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831">
      <number:text>•</number:text>
    </number:number-style>
    <number:date-style style:name="N832">
      <number:era/>
      <number:text>/標</number:text>
    </number:date-style>
    <number:percentage-style style:name="N833">
      <number:number number:decimal-places="5" number:min-integer-digits="1"/>
      <number:text>%</number:text>
    </number:percentage-style>
    <number:text-style style:name="N834">
      <number:text-content/>
      <number:text>人</number:text>
    </number:text-style>
    <number:percentage-style style:name="N835">
      <number:number number:decimal-places="4" number:min-integer-digits="1"/>
      <number:text>%</number:text>
    </number:percentage-style>
    <number:date-style style:name="N836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837">
      <number:text>1:</number:text>
    </number:number-style>
    <number:number-style style:name="N838">
      <number:text>00000000000000000000</number:text>
    </number:number-style>
    <number:number-style style:name="N839">
      <number:text>00000000001111111111</number:text>
    </number:number-style>
    <number:number-style style:name="N840">
      <number:text>11111111110000000000</number:text>
    </number:number-style>
    <number:number-style style:name="N841" number:title="User-defined">
      <number:number number:decimal-places="0" number:min-integer-digits="1"/>
      <number:text>2</number:text>
    </number:number-style>
    <number:date-style style:name="N84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3">
      <number:year number:style="long"/>
      <number:text>-</number:text>
      <number:month number:style="long"/>
      <number:text>-</number:text>
      <number:day number:style="long"/>
      <number:text>- </number:text>
      <number:hours number:style="long"/>
      <number:text>:</number:text>
      <number:minutes number:style="long"/>
      <number:text>:</number:text>
      <number:seconds number:style="long"/>
    </number:date-style>
    <number:number-style style:name="N844">
      <number:text>2.1.1</number:text>
    </number:number-style>
    <number:number-style style:name="N845">
      <number:text>2.1.2</number:text>
    </number:number-style>
    <number:number-style style:name="N846">
      <number:text>2.2.3</number:text>
    </number:number-style>
    <number:number-style style:name="N847">
      <number:text>2.1.3</number:text>
    </number:number-style>
    <number:number-style style:name="N848">
      <number:text>2.1.4</number:text>
    </number:number-style>
    <number:number-style style:name="N849">
      <number:text>2.1.5</number:text>
    </number:number-style>
    <number:number-style style:name="N850">
      <number:text>2.1.6</number:text>
    </number:number-style>
    <number:number-style style:name="N851">
      <number:text>3.1.1</number:text>
    </number:number-style>
    <number:number-style style:name="N852">
      <number:text>3.1.2</number:text>
    </number:number-style>
    <number:number-style style:name="N853">
      <number:text>3.1.3</number:text>
    </number:number-style>
    <number:number-style style:name="N854">
      <number:text>3.1.4</number:text>
    </number:number-style>
    <number:number-style style:name="N855">
      <number:text>3.1.5</number:text>
    </number:number-style>
    <number:number-style style:name="N856">
      <number:text>3.1.6</number:text>
    </number:number-style>
    <number:number-style style:name="N857">
      <number:text>3.1.7</number:text>
    </number:number-style>
    <number:number-style style:name="N858">
      <number:text>3.1.8</number:text>
    </number:number-style>
    <number:number-style style:name="N859">
      <number:text>3.1.9</number:text>
    </number:number-style>
    <number:number-style style:name="N860">
      <number:text>3.2.1</number:text>
    </number:number-style>
    <number:number-style style:name="N861">
      <number:text>3.2.2</number:text>
    </number:number-style>
    <number:number-style style:name="N862">
      <number:text>3.2.3</number:text>
    </number:number-style>
    <number:number-style style:name="N863">
      <number:text>3.2.4</number:text>
    </number:number-style>
    <number:number-style style:name="N864">
      <number:text>3.2.5</number:text>
    </number:number-style>
    <number:number-style style:name="N865">
      <number:text>3.2.6</number:text>
    </number:number-style>
    <number:number-style style:name="N866">
      <number:text>3.3.1</number:text>
    </number:number-style>
    <number:number-style style:name="N867">
      <number:text>3.3.2</number:text>
    </number:number-style>
    <number:number-style style:name="N868">
      <number:text>3.3.3</number:text>
    </number:number-style>
    <number:number-style style:name="N869">
      <number:text>3.3.4</number:text>
    </number:number-style>
    <number:number-style style:name="N870">
      <number:text>3.3.5</number:text>
    </number:number-style>
    <number:number-style style:name="N871">
      <number:text>3.3.6</number:text>
    </number:number-style>
    <number:number-style style:name="N872">
      <number:text>3.3.7</number:text>
    </number:number-style>
    <number:number-style style:name="N873">
      <number:text>3.2.7</number:text>
    </number:number-style>
    <number:number-style style:name="N874">
      <number:text>3.4.1</number:text>
    </number:number-style>
    <number:number-style style:name="N875">
      <number:text>3.4.2</number:text>
    </number:number-style>
    <number:number-style style:name="N876">
      <number:text>3.4.3</number:text>
    </number:number-style>
    <number:number-style style:name="N877">
      <number:text>3.5.1</number:text>
    </number:number-style>
    <number:number-style style:name="N878">
      <number:text>3.5.2</number:text>
    </number:number-style>
    <number:number-style style:name="N879">
      <number:text>3.5.3</number:text>
    </number:number-style>
    <number:number-style style:name="N880">
      <number:text>3.5.4</number:text>
    </number:number-style>
    <number:number-style style:name="N881">
      <number:text>3.6.1</number:text>
    </number:number-style>
    <number:number-style style:name="N882">
      <number:text>3.6.2</number:text>
    </number:number-style>
    <number:number-style style:name="N883">
      <number:text>3.6.3</number:text>
    </number:number-style>
    <number:number-style style:name="N884">
      <number:text>3.6.4</number:text>
    </number:number-style>
    <number:number-style style:name="N885">
      <number:text>12.1.1</number:text>
    </number:number-style>
    <number:number-style style:name="N886">
      <number:text>12.1.2</number:text>
    </number:number-style>
    <number:number-style style:name="N887">
      <number:text>12.1.3</number:text>
    </number:number-style>
    <number:number-style style:name="N888">
      <number:text>12.1.4</number:text>
    </number:number-style>
    <number:number-style style:name="N889">
      <number:text>12.2.1</number:text>
    </number:number-style>
    <number:number-style style:name="N890">
      <number:text>12.2.2</number:text>
    </number:number-style>
    <number:number-style style:name="N891">
      <number:text>12.2.3</number:text>
    </number:number-style>
    <number:number-style style:name="N892">
      <number:text>12.2.4</number:text>
    </number:number-style>
    <number:number-style style:name="N893">
      <number:text>12.2.5</number:text>
    </number:number-style>
    <number:number-style style:name="N894">
      <number:text>12.2.6</number:text>
    </number:number-style>
    <number:number-style style:name="N895">
      <number:text>12.2.7</number:text>
    </number:number-style>
    <number:number-style style:name="N896">
      <number:text>12.2.8</number:text>
    </number:number-style>
    <number:number-style style:name="N897">
      <number:text>12.2.9</number:text>
    </number:number-style>
    <number:number-style style:name="N898">
      <number:text>12.3.1</number:text>
    </number:number-style>
    <number:number-style style:name="N899">
      <number:text>12.3.2</number:text>
    </number:number-style>
    <number:number-style style:name="N900">
      <number:text>12.3.3</number:text>
    </number:number-style>
    <number:number-style style:name="N901">
      <number:text>12.3.4</number:text>
    </number:number-style>
    <number:date-style style:name="N902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903">
      <number:text>12.3.5</number:text>
    </number:number-style>
    <number:number-style style:name="N904">
      <number:text>12.4.1</number:text>
    </number:number-style>
    <number:number-style style:name="N905">
      <number:text>12.4.2</number:text>
    </number:number-style>
    <number:number-style style:name="N906">
      <number:text>12.4.3</number:text>
    </number:number-style>
    <number:number-style style:name="N907">
      <number:text>12.4.4</number:text>
    </number:number-style>
    <number:number-style style:name="N908">
      <number:text>12.4.5</number:text>
    </number:number-style>
    <number:number-style style:name="N909">
      <number:text>12.4.6</number:text>
    </number:number-style>
    <number:number-style style:name="N910">
      <number:text>12.4.7</number:text>
    </number:number-style>
    <number:number-style style:name="N911">
      <number:text>12.5.1</number:text>
    </number:number-style>
    <number:number-style style:name="N912">
      <number:text>12.5.2</number:text>
    </number:number-style>
    <number:number-style style:name="N913">
      <number:text>12.5.3</number:text>
    </number:number-style>
    <number:number-style style:name="N914">
      <number:text>12.5.4</number:text>
    </number:number-style>
    <number:number-style style:name="N915">
      <number:text>12.5.5</number:text>
    </number:number-style>
    <number:number-style style:name="N916">
      <number:text>12.5.6</number:text>
    </number:number-style>
    <number:number-style style:name="N917">
      <number:text>12.5.7</number:text>
    </number:number-style>
    <number:number-style style:name="N918">
      <number:text>12.5.8</number:text>
    </number:number-style>
    <number:number-style style:name="N919">
      <number:text>12.5.9</number:text>
    </number:number-style>
    <number:number-style style:name="N920">
      <number:text>125.1</number:text>
      <number:number number:decimal-places="1" number:min-integer-digits="0"/>
    </number:number-style>
    <number:number-style style:name="N921">
      <number:text>12.6.1</number:text>
    </number:number-style>
    <number:date-style style:name="N922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number:date-style style:name="N923">
      <number:month number:style="long"/>
      <number:text>/</number:text>
      <number:day number:style="long"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  <number:text> </number:text>
      <number:am-pm/>
    </number:date-style>
    <number:number-style style:name="N925P0" style:volatile="true">
      <number:text>¥</number:text>
      <number:number number:decimal-places="0" number:min-integer-digits="1" number:grouping="true"/>
      <number:text> </number:text>
    </number:number-style>
    <number:number-style style:name="N925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925P0"/>
    </number:number-style>
    <number:number-style style:name="N926">
      <number:number number:decimal-places="3" number:min-integer-digits="1" number:decimal-replacement="" number:grouping="true"/>
    </number:number-style>
    <number:number-style style:name="N927">
      <number:text>11</number:text>
    </number:number-style>
    <number:number-style style:name="N928">
      <number:text>-999999999.99999999</number:text>
    </number:number-style>
    <number:number-style style:name="N929">
      <number:text>9999999999.99999999</number:text>
    </number:number-style>
    <number:number-style style:name="N930">
      <number:text>6</number:text>
      <number:number number:decimal-places="8" number:min-integer-digits="0"/>
    </number:number-style>
    <number:number-style style:name="N931">
      <number:number number:decimal-places="0" number:min-integer-digits="4"/>
      <number:text>1</number:text>
    </number:number-style>
    <number:number-style style:name="N932">
      <number:text>a</number:text>
    </number:number-style>
    <number:number-style style:name="N933">
      <number:number number:decimal-places="0" number:min-integer-digits="2"/>
      <number:text>1</number:text>
    </number:number-style>
    <number:date-style style:name="N934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:</number:text>
      <number:seconds number:style="long"/>
      <number:text> </number:text>
    </number:date-style>
    <number:date-style style:name="N935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  <number:text>:</number:text>
      <number:seconds number:style="long"/>
      <number:text> </number:text>
    </number:date-style>
    <number:number-style style:name="N936">
      <number:text>1234</number:text>
    </number:number-style>
    <number:number-style style:name="N937">
      <number:text>123456789</number:text>
    </number:number-style>
    <number:date-style style:name="N938">
      <number:year number:style="long"/>
      <number:text>/</number:text>
      <number:month number:style="long"/>
      <number:text>/.</number:text>
      <number:day number:style="long"/>
    </number:date-style>
    <number:time-style style:name="N939">
      <number:hours/>
      <number:text>:</number:text>
      <number:minutes number:style="long"/>
      <number:text>   </number:text>
      <number:am-pm/>
    </number:time-style>
    <number:date-style style:name="N940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jewish" number:style="long"/>
      <number:text>）</number:text>
    </number:date-style>
    <number:number-style style:name="N941">
      <number:text>9999999999999999999999</number:text>
    </number:number-style>
    <number:date-style style:name="N942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::</number:text>
      <number:seconds number:style="long"/>
    </number:date-style>
    <number:number-style style:name="N943">
      <number:text>１２３４５６７.</number:text>
    </number:number-style>
    <number:number-style style:name="N944">
      <number:text>111</number:text>
      <number:number number:decimal-places="1" number:min-integer-digits="0"/>
    </number:number-style>
    <number:number-style style:name="N945">
      <number:text>19</number:text>
      <number:number number:decimal-places="0" number:min-integer-digits="3"/>
      <number:text>1</number:text>
    </number:number-style>
    <number:currency-style style:name="N947P0" style:volatile="true">
      <number:number number:decimal-places="0" number:min-integer-digits="1" number:grouping="true"/>
      <number:text> </number:text>
      <number:currency-symbol>JPY</number:currency-symbol>
    </number:currency-style>
    <number:currency-style style:name="N947">
      <style:text-properties fo:color="#ff0000"/>
      <number:text>-</number:text>
      <number:number number:decimal-places="0" number:min-integer-digits="1" number:grouping="true"/>
      <number:text> </number:text>
      <number:currency-symbol>JPY</number:currency-symbol>
      <style:map style:condition="value()&gt;=0" style:apply-style-name="N947P0"/>
    </number:currency-style>
    <number:number-style style:name="N948">
      <number:text>91</number:text>
      <number:number number:decimal-places="1" number:min-integer-digits="0"/>
    </number:number-style>
    <number:number-style style:name="N949">
      <number:text>ABC</number:text>
    </number:number-style>
    <number:date-style style:name="N950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number:number-style style:name="N951">
      <number:text>123:1223</number:text>
    </number:number-style>
    <number:number-style style:name="N952">
      <number:text>2382年12月31日</number:text>
    </number:number-style>
    <number:number-style style:name="N953">
      <number:text>-999</number:text>
    </number:number-style>
    <number:number-style style:name="N954">
      <number:text>14.1.1</number:text>
    </number:number-style>
    <number:number-style style:name="N955">
      <number:text>11</number:text>
      <number:number number:decimal-places="1" number:min-integer-digits="0"/>
    </number:number-style>
    <number:number-style style:name="N956">
      <number:text>2</number:text>
      <number:number number:decimal-places="0" number:min-integer-digits="2"/>
      <number:text>7</number:text>
    </number:number-style>
    <number:number-style style:name="N957">
      <number:number number:decimal-places="0" number:min-integer-digits="3"/>
      <number:text>2</number:text>
    </number:number-style>
    <number:number-style style:name="N958">
      <number:text>19</number:text>
      <number:number number:decimal-places="0" number:min-integer-digits="3"/>
      <number:text>7</number:text>
    </number:number-style>
    <number:number-style style:name="N959">
      <number:number number:decimal-places="12" number:min-integer-digits="1" number:grouping="true"/>
    </number:number-style>
    <number:number-style style:name="N960">
      <number:text>1234567891235467894123546789123654784125</number:text>
    </number:number-style>
    <number:number-style style:name="N961">
      <number:text>24</number:text>
      <number:number number:decimal-places="0" number:min-integer-digits="1"/>
      <number:text>1:</number:text>
    </number:number-style>
    <number:number-style style:name="N962">
      <number:text>u</number:text>
    </number:number-style>
    <number:number-style style:name="N963">
      <number:number number:decimal-places="0" number:min-integer-digits="3"/>
      <number:text>1:</number:text>
    </number:number-style>
    <number:number-style style:name="N964">
      <number:text>123456:</number:text>
    </number:number-style>
    <number:text-style style:name="N965">
      <number:text>000</number:text>
      <number:text-content/>
    </number:text-style>
    <number:date-style style:name="N966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967">
      <number:year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968">
      <number:number number:decimal-places="0" number:min-integer-digits="1"/>
      <number:text> :</number:text>
    </number:number-style>
    <number:number-style style:name="N969">
      <number:number number:decimal-places="2" number:min-integer-digits="2"/>
    </number:number-style>
    <number:date-style style:name="N970">
      <number:day number:style="long"/>
      <number:text>/</number:text>
      <number:month number:style="long"/>
      <number:text>/</number:text>
      <number:year/>
      <number:text>Y</number:text>
    </number:date-style>
    <number:number-style style:name="N971">
      <number:number number:decimal-places="0" number:min-integer-digits="3"/>
      <number:text>3</number:text>
    </number:number-style>
    <number:number-style style:name="N972">
      <number:number number:decimal-places="0" number:min-integer-digits="2"/>
      <number:text>2</number:text>
    </number:number-style>
    <number:number-style style:name="N973">
      <number:number number:decimal-places="0" number:min-integer-digits="4"/>
      <number:text>2</number:text>
    </number:number-style>
    <number:number-style style:name="N974">
      <number:number number:decimal-places="0" number:min-integer-digits="2"/>
      <number:text>3</number:text>
    </number:number-style>
    <number:date-style style:name="N975">
      <number:year number:style="long"/>
      <number:text>/</number:text>
      <number:month/>
      <number:text>/</number:text>
      <number:day number:style="long"/>
    </number:date-style>
    <number:date-style style:name="N976">
      <number:year number:style="long"/>
      <number:text>/</number:text>
      <number:month number:style="long"/>
      <number:text>/</number:text>
    </number:date-style>
    <number:number-style style:name="N977">
      <number:number number:decimal-places="0" number:min-integer-digits="1"/>
      <number:text>回目</number:text>
    </number:number-style>
    <number:number-style style:name="N978">
      <number:text>.</number:text>
    </number:number-style>
    <number:number-style style:name="N979P0" style:volatile="true">
      <number:number number:decimal-places="0" number:min-integer-digits="1" number:grouping="true"/>
      <number:text> </number:text>
    </number:number-style>
    <number:number-style style:name="N979P1" style:volatile="true">
      <number:number number:decimal-places="0" number:min-integer-digits="1" number:grouping="true"/>
      <number:text> </number:text>
    </number:number-style>
    <number:number-style style:name="N979P2" style:volatile="true">
      <number:text>- </number:text>
    </number:number-style>
    <number:text-style style:name="N979">
      <number:text-content/>
      <number:text> </number:text>
      <style:map style:condition="value()&gt;0" style:apply-style-name="N979P0"/>
      <style:map style:condition="value()&lt;0" style:apply-style-name="N979P1"/>
      <style:map style:condition="value()=0" style:apply-style-name="N979P2"/>
    </number:text-style>
    <number:number-style style:name="N980P0" style:volatile="true">
      <number:number number:decimal-places="2" number:min-integer-digits="1" number:grouping="true"/>
      <number:text> </number:text>
    </number:number-style>
    <number:number-style style:name="N980P1" style:volatile="true">
      <number:number number:decimal-places="2" number:min-integer-digits="1" number:grouping="true"/>
      <number:text> </number:text>
    </number:number-style>
    <number:number-style style:name="N980P2" style:volatile="true">
      <number:text>-</number:text>
      <number:number number:decimal-places="0" number:min-integer-digits="0"/>
      <number:text> </number:text>
    </number:number-style>
    <number:text-style style:name="N980">
      <number:text-content/>
      <number:text> </number:text>
      <style:map style:condition="value()&gt;0" style:apply-style-name="N980P0"/>
      <style:map style:condition="value()&lt;0" style:apply-style-name="N980P1"/>
      <style:map style:condition="value()=0" style:apply-style-name="N980P2"/>
    </number:text-style>
    <number:number-style style:name="N981P0" style:volatile="true">
      <number:number number:decimal-places="0" number:min-integer-digits="1"/>
    </number:number-style>
    <number:number-style style:name="N981P1" style:volatile="true">
      <number:text/>
    </number:number-style>
    <number:number-style style:name="N981P2" style:volatile="true">
      <number:text/>
    </number:number-style>
    <number:text-style style:name="N981">
      <number:text-content/>
      <style:map style:condition="value()&gt;0" style:apply-style-name="N981P0"/>
      <style:map style:condition="value()&lt;0" style:apply-style-name="N981P1"/>
      <style:map style:condition="value()=0" style:apply-style-name="N981P2"/>
    </number:text-style>
    <number:number-style style:name="N982">
      <number:text>A</number:text>
      <number:number number:decimal-places="0" number:min-integer-digits="2"/>
    </number:number-style>
    <number:number-style style:name="N983">
      <number:text>X(</number:text>
      <number:number number:decimal-places="0" number:min-integer-digits="0"/>
      <number:text>)</number:text>
    </number:number-style>
    <number:currency-style style:name="N984">
      <number:currency-symbol number:language="ja" number:country="JP">¥</number:currency-symbol>
      <number:number number:decimal-places="2" number:min-integer-digits="1" number:grouping="true"/>
    </number:currency-style>
    <number:number-style style:name="N986P0" style:volatile="true">
      <number:text> ¥</number:text>
      <number:number number:decimal-places="0" number:min-integer-digits="1" number:grouping="true"/>
      <number:text> </number:text>
    </number:number-style>
    <number:number-style style:name="N986P1" style:volatile="true">
      <number:text> ¥(</number:text>
      <number:number number:decimal-places="0" number:min-integer-digits="1" number:grouping="true"/>
      <number:text>)</number:text>
    </number:number-style>
    <number:number-style style:name="N986P2" style:volatile="true">
      <number:text> ¥- </number:text>
    </number:number-style>
    <number:text-style style:name="N986">
      <number:text-content/>
      <number:text> </number:text>
      <style:map style:condition="value()&gt;0" style:apply-style-name="N986P0"/>
      <style:map style:condition="value()&lt;0" style:apply-style-name="N986P1"/>
      <style:map style:condition="value()=0" style:apply-style-name="N986P2"/>
    </number:text-style>
    <number:number-style style:name="N987P0" style:volatile="true">
      <number:text> ¥</number:text>
      <number:number number:decimal-places="0" number:min-integer-digits="1" number:grouping="true"/>
      <number:text> </number:text>
    </number:number-style>
    <number:number-style style:name="N987P1" style:volatile="true">
      <number:text> ¥(</number:text>
      <number:number number:decimal-places="0" number:min-integer-digits="1" number:grouping="true"/>
      <number:text>)</number:text>
    </number:number-style>
    <number:number-style style:name="N987P2" style:volatile="true">
      <number:text> ¥-</number:text>
      <number:number number:decimal-places="0" number:min-integer-digits="0"/>
      <number:text> </number:text>
    </number:number-style>
    <number:text-style style:name="N987">
      <number:text-content/>
      <number:text> </number:text>
      <style:map style:condition="value()&gt;0" style:apply-style-name="N987P0"/>
      <style:map style:condition="value()&lt;0" style:apply-style-name="N987P1"/>
      <style:map style:condition="value()=0" style:apply-style-name="N987P2"/>
    </number:text-style>
    <number:number-style style:name="N988">
      <number:number number:decimal-places="13" number:min-integer-digits="1"/>
    </number:number-style>
    <number:time-style style:name="N989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989">
      <number:text-content/>
      <style:map style:condition="value()&lt;=0" style:apply-style-name="N989P0"/>
    </number:text-style>
    <number:date-style style:name="N990">
      <number:year/>
      <number:text>/</number:text>
      <number:month number:style="long"/>
      <number:text>/</number:text>
      <number:day number:style="long"/>
      <number:text>（</number:text>
      <number:day-of-week number:calendar="gengou"/>
      <number:text>）</number:text>
    </number:date-style>
    <number:date-style style:name="N991">
      <number:year number:style="long"/>
      <number:text>/</number:text>
      <number:month number:style="long"/>
      <number:text>/</number:text>
      <number:day number:style="long"/>
      <number:text>（</number:text>
      <number:day-of-week number:calendar="gengou"/>
      <number:text>）</number:text>
    </number:date-style>
    <number:number-style style:name="N992">
      <number:number number:decimal-places="1" number:min-integer-digits="4"/>
    </number:number-style>
    <number:number-style style:name="N993">
      <number:number number:decimal-places="0" number:min-integer-digits="3"/>
      <number:text>x</number:text>
    </number:number-style>
    <number:date-style style:name="N994">
      <number:day number:style="long"/>
      <number:text>/</number:text>
      <number:month number:style="long"/>
    </number:date-style>
    <number:date-style style:name="N995P0" style:volatile="true">
      <number:day/>
      <number:text>-</number:text>
      <number:month number:textual="true"/>
    </number:date-style>
    <number:text-style style:name="N995">
      <number:text-content/>
      <style:map style:condition="value()&lt;=0" style:apply-style-name="N995P0"/>
    </number:text-style>
    <number:date-style style:name="N996P0" style:volatile="true">
      <number:month number:textual="true"/>
      <number:text>-</number:text>
      <number:year/>
    </number:date-style>
    <number:text-style style:name="N996">
      <number:text-content/>
      <style:map style:condition="value()&lt;=0" style:apply-style-name="N996P0"/>
    </number:text-style>
    <number:date-style style:name="N997">
      <number:year number:style="long"/>
      <number:text>年</number:text>
      <number:month/>
      <number:text>月</number:text>
      <number:day/>
      <number:text>日  </number:text>
      <number:day-of-week number:calendar="gengou"/>
      <number:text>曜日</number:text>
    </number:date-style>
    <number:number-style style:name="N998P0" style:volatile="true">
      <number:number number:decimal-places="1" number:min-integer-digits="1" number:grouping="true"/>
      <number:text> </number:text>
    </number:number-style>
    <number:number-style style:name="N998P1" style:volatile="true">
      <number:text>-</number:text>
      <number:number number:decimal-places="1" number:min-integer-digits="1" number:grouping="true"/>
      <number:text> </number:text>
    </number:number-style>
    <number:number-style style:name="N998P2" style:volatile="true">
      <number:text> - </number:text>
    </number:number-style>
    <number:text-style style:name="N998">
      <number:text-content/>
      <number:text> </number:text>
      <style:map style:condition="value()&gt;0" style:apply-style-name="N998P0"/>
      <style:map style:condition="value()&lt;0" style:apply-style-name="N998P1"/>
      <style:map style:condition="value()=0" style:apply-style-name="N998P2"/>
    </number:text-style>
    <number:percentage-style style:name="N999">
      <number:number number:decimal-places="7" number:min-integer-digits="1"/>
      <number:text>%</number:text>
    </number:percentage-style>
    <number:date-style style:name="N1000">
      <number:month/>
      <number:text>/</number:text>
      <number:day/>
      <number:text> </number:text>
      <number:hours/>
      <number:text>:</number:text>
      <number:minutes number:style="long"/>
    </number:date-style>
    <number:date-style style:name="N1001P0" style:volatile="true">
      <number:month/>
      <number:text>/</number:text>
      <number:day/>
      <number:text> </number:text>
      <number:hours/>
      <number:text>:</number:text>
      <number:minutes number:style="long"/>
    </number:date-style>
    <number:text-style style:name="N1001">
      <number:text-content/>
      <style:map style:condition="value()&lt;=0" style:apply-style-name="N1001P0"/>
    </number:text-style>
    <number:date-style style:name="N1002">
      <number:year number:style="long"/>
      <number:text>年</number:text>
    </number:date-style>
    <number:number-style style:name="N1003">
      <number:number number:decimal-places="0" number:min-integer-digits="1"/>
      <number:text>年目</number:text>
    </number:number-style>
    <number:number-style style:name="N1004">
      <number:number number:decimal-places="2" number:min-integer-digits="1"/>
      <number:text>歳</number:text>
    </number:number-style>
    <number:number-style style:name="N1005">
      <number:number number:min-integer-digits="1"/>
      <number:text>ｶ月</number:text>
    </number:number-style>
    <number:number-style style:name="N1006">
      <number:number number:min-integer-digits="1"/>
      <number:text>号</number:text>
    </number:number-style>
    <number:number-style style:name="N1007">
      <number:number number:min-integer-digits="1"/>
      <number:text>付与</number:text>
    </number:number-style>
    <number:number-style style:name="N1009P0" style:volatile="true">
      <number:text>\</number:text>
      <number:number number:decimal-places="3" number:min-integer-digits="1" number:grouping="true"/>
    </number:number-style>
    <number:number-style style:name="N1009">
      <style:text-properties fo:color="#ff0000"/>
      <number:text>\-</number:text>
      <number:number number:decimal-places="3" number:min-integer-digits="1" number:grouping="true"/>
      <style:map style:condition="value()&gt;=0" style:apply-style-name="N1009P0"/>
    </number:number-style>
    <number:time-style style:name="N1010">
      <number:hours/>
      <number:text>時</number:text>
      <number:minutes number:style="long"/>
      <number:text>分</number:text>
    </number:time-style>
    <number:time-style style:name="N1011P0" style:volatile="true">
      <number:hours/>
      <number:text>時</number:text>
      <number:minutes number:style="long"/>
      <number:text>分</number:text>
    </number:time-style>
    <number:text-style style:name="N1011">
      <number:text-content/>
      <style:map style:condition="value()&lt;=0" style:apply-style-name="N1011P0"/>
    </number:text-style>
    <number:date-style style:name="N1012">
      <number:text>(</number:text>
      <number:day-of-week number:calendar="gengou"/>
      <number:text>)</number:text>
    </number:date-style>
    <number:number-style style:name="N1013">
      <number:number number:decimal-places="0" number:min-integer-digits="11">
        <number:embedded-text number:position="7">-</number:embedded-text>
        <number:embedded-text number:position="1">-</number:embedded-text>
      </number:number>
    </number:number-style>
    <number:number-style style:name="N1014">
      <number:number number:decimal-places="0" number:min-integer-digits="0">
        <number:embedded-text number:position="7">-</number:embedded-text>
        <number:embedded-text number:position="1">-</number:embedded-text>
      </number:number>
    </number:number-style>
    <number:number-style style:name="N1015">
      <number:text>####-######-#</number:text>
    </number:number-style>
    <number:number-style style:name="N1016">
      <number:text>0000-000000-0</number:text>
    </number:number-style>
    <number:number-style style:name="N1017">
      <number:number number:decimal-places="0" number:min-integer-digits="10">
        <number:embedded-text number:position="6">-</number:embedded-text>
      </number:number>
    </number:number-style>
    <number:number-style style:name="N1018">
      <number:number number:decimal-places="0" number:min-integer-digits="0">
        <number:embedded-text number:position="6">-</number:embedded-text>
      </number:number>
    </number:number-style>
    <number:number-style style:name="N1019">
      <number:text>　</number:text>
    </number:number-style>
    <number:number-style style:name="N1020">
      <number:text>Labo</number:text>
      <number:number number:decimal-places="0" number:min-integer-digits="1"/>
    </number:number-style>
    <number:number-style style:name="N1021">
      <number:number number:decimal-places="0" number:min-integer-digits="0"/>
      <number:text>名</number:text>
    </number:number-style>
    <number:text-style style:name="N1022">
      <number:text-content/>
      <number:text>名</number:text>
    </number:text-style>
    <number:date-style style:name="N1023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date-style style:name="N1024">
      <number:era number:calendar="gengou" number:style="long"/>
      <number:year number:calendar="gengou"/>
      <number:text>年</number:text>
      <number:month number:calendar="gengou"/>
      <number:text>月</number:text>
    </number:date-style>
    <number:number-style style:name="N1025P0" style:volatile="true">
      <number:number number:decimal-places="6" number:min-integer-digits="1" number:grouping="true"/>
      <number:text> </number:text>
    </number:number-style>
    <number:number-style style:name="N1025">
      <style:text-properties fo:color="#ff0000"/>
      <number:text>(</number:text>
      <number:number number:decimal-places="6" number:min-integer-digits="1" number:grouping="true"/>
      <number:text>)</number:text>
      <style:map style:condition="value()&gt;=0" style:apply-style-name="N1025P0"/>
    </number:number-style>
    <number:date-style style:name="N1026">
      <number:month number:style="long"/>
      <number:text>/</number:text>
      <number:day number:style="long"/>
      <number:text> 現在</number:text>
    </number:date-style>
    <number:date-style style:name="N1027">
      <number:month number:style="long"/>
      <number:text>/</number:text>
      <number:day number:style="long"/>
      <number:text> から</number:text>
    </number:date-style>
    <number:number-style style:name="N1028">
      <number:number number:decimal-places="0" number:min-integer-digits="1" number:grouping="true"/>
      <number:text>人</number:text>
    </number:number-style>
    <number:number-style style:name="N1029">
      <number:text>070-</number:text>
      <number:number number:decimal-places="0" number:min-integer-digits="1"/>
    </number:number-style>
    <number:number-style style:name="N1030">
      <number:number number:decimal-places="0" number:min-integer-digits="1">
        <number:embedded-text number:position="8">-</number:embedded-text>
        <number:embedded-text number:position="4">-</number:embedded-text>
      </number:number>
    </number:number-style>
    <number:number-style style:name="N1031P0" style:volatile="true">
      <number:text>¥</number:text>
      <number:number number:decimal-places="0" number:min-integer-digits="1" number:grouping="true"/>
    </number:number-style>
    <number:number-style style:name="N1031">
      <style:text-properties fo:color="#ff0000"/>
      <number:text>¥</number:text>
      <number:number number:decimal-places="0" number:min-integer-digits="1" number:grouping="true"/>
      <style:map style:condition="value()&gt;=0" style:apply-style-name="N1031P0"/>
    </number:number-style>
    <number:number-style style:name="N1032">
      <number:number number:decimal-places="0" number:min-integer-digits="1"/>
      <number:text>nin </number:text>
    </number:number-style>
    <number:number-style style:name="N1033">
      <number:number number:decimal-places="5" number:min-integer-digits="1" number:decimal-replacement="" number:grouping="true"/>
    </number:number-style>
    <number:number-style style:name="N1034">
      <number:text>+</number:text>
      <number:number number:decimal-places="0" number:min-integer-digits="1" number:grouping="true"/>
    </number:number-style>
    <number:date-style style:name="N1035">
      <number:month number:style="long"/>
      <number:text> 月</number:text>
    </number:date-style>
    <number:date-style style:name="N1036">
      <number:year number:style="long"/>
      <number:text> </number:text>
      <number:month number:style="long"/>
      <number:text> </number:text>
      <number:day number:style="long"/>
    </number:date-style>
    <number:number-style style:name="N1037">
      <number:number number:decimal-places="5" number:min-integer-digits="1" number:decimal-replacement=""/>
    </number:number-style>
    <number:number-style style:name="N1039P0" style:volatile="true">
      <style:text-properties fo:color="#0000ff"/>
      <number:text>+ </number:text>
      <number:number number:decimal-places="0" number:min-integer-digits="1" number:grouping="true"/>
    </number:number-style>
    <number:number-style style:name="N1039">
      <style:text-properties fo:color="#ff0000"/>
      <number:text>- </number:text>
      <number:number number:decimal-places="0" number:min-integer-digits="1" number:grouping="true"/>
      <style:map style:condition="value()&gt;=0" style:apply-style-name="N1039P0"/>
    </number:number-style>
    <number:text-style style:name="N1040">
      <number:text-content/>
      <number:text>枚</number:text>
    </number:text-style>
    <number:date-style style:name="N1041">
      <number:month/>
      <number:text>月</number:text>
      <number:day/>
      <number:text>日(</number:text>
      <number:day-of-week number:calendar="gengou"/>
      <number:text>)   一次面接</number:text>
    </number:date-style>
    <number:date-style style:name="N1042">
      <number:month/>
      <number:text>月</number:text>
      <number:day/>
      <number:text>日(</number:text>
      <number:day-of-week number:calendar="gengou"/>
      <number:text>)   二次面接</number:text>
    </number:date-style>
    <number:date-style style:name="N1043">
      <number:month/>
      <number:text>月</number:text>
      <number:day/>
      <number:text>日(</number:text>
      <number:day-of-week number:calendar="gengou"/>
      <number:text>)   三次面接</number:text>
    </number:date-style>
    <number:date-style style:name="N1044">
      <number:month/>
      <number:text>月</number:text>
      <number:day/>
      <number:text>日(</number:text>
      <number:day-of-week number:calendar="gengou"/>
      <number:text>)   Internship面接</number:text>
    </number:date-style>
    <number:number-style style:name="N1045">
      <number:number number:decimal-places="1" number:min-integer-digits="2"/>
    </number:number-style>
    <number:number-style style:name="N1046">
      <number:number number:decimal-places="0" number:min-integer-digits="0"/>
      <number:text>日間</number:text>
    </number:number-style>
    <number:date-style style:name="N1047">
      <number:month/>
      <number:text>月</number:text>
      <number:day/>
      <number:text>日(</number:text>
      <number:day-of-week number:calendar="gengou"/>
      <number:text>)  会社説明会参加者リスト</number:text>
    </number:date-style>
    <number:date-style style:name="N1048">
      <number:month/>
      <number:text>月</number:text>
      <number:day/>
      <number:text>日(</number:text>
      <number:day-of-week number:calendar="gengou"/>
      <number:text>)  会社説明会受付リスト（敬称略）</number:text>
    </number:date-style>
    <number:number-style style:name="N1049P0" style:volatile="true">
      <number:text>\</number:text>
      <number:number number:decimal-places="1" number:min-integer-digits="1" number:grouping="true"/>
    </number:number-style>
    <number:number-style style:name="N1049">
      <number:text>\-</number:text>
      <number:number number:decimal-places="1" number:min-integer-digits="1" number:grouping="true"/>
      <style:map style:condition="value()&gt;=0" style:apply-style-name="N1049P0"/>
    </number:number-style>
    <number:time-style style:name="N1050" number:truncate-on-overflow="false">
      <number:hours number:style="long"/>
      <number:text>時間</number:text>
      <number:minutes number:style="long"/>
      <number:text>分</number:text>
    </number:time-style>
    <number:number-style style:name="N1051">
      <number:number number:decimal-places="0" number:min-integer-digits="1"/>
      <number:text>時間</number:text>
    </number:number-style>
    <number:number-style style:name="N1052P0" style:volatile="true">
      <number:number number:decimal-places="0" number:min-integer-digits="1"/>
    </number:number-style>
    <number:number-style style:name="N1052">
      <number:text>△ </number:text>
      <number:number number:decimal-places="0" number:min-integer-digits="1"/>
      <style:map style:condition="value()&gt;=0" style:apply-style-name="N1052P0"/>
    </number:number-style>
    <number:number-style style:name="N1053">
      <number:number number:decimal-places="1" number:min-integer-digits="0" number:decimal-replacement=""/>
      <number:text>h</number:text>
    </number:number-style>
    <number:number-style style:name="N1054">
      <number:text> \</number:text>
      <number:number number:decimal-places="0" number:min-integer-digits="1"/>
      <number:text> </number:text>
    </number:number-style>
    <number:number-style style:name="N1055">
      <number:text> \-</number:text>
      <number:number number:decimal-places="0" number:min-integer-digits="1"/>
      <number:text> </number:text>
    </number:number-style>
    <number:number-style style:name="N1056P0" style:volatile="true">
      <number:text> \</number:text>
      <number:number number:decimal-places="0" number:min-integer-digits="1"/>
      <number:text> </number:text>
    </number:number-style>
    <number:number-style style:name="N1056P1" style:volatile="true">
      <number:text> \-</number:text>
      <number:number number:decimal-places="0" number:min-integer-digits="1"/>
      <number:text> </number:text>
    </number:number-style>
    <number:number-style style:name="N1056P2" style:volatile="true">
      <number:text> \- </number:text>
    </number:number-style>
    <number:text-style style:name="N1056">
      <number:text-content/>
      <number:text> </number:text>
      <style:map style:condition="value()&gt;0" style:apply-style-name="N1056P0"/>
      <style:map style:condition="value()&lt;0" style:apply-style-name="N1056P1"/>
      <style:map style:condition="value()=0" style:apply-style-name="N1056P2"/>
    </number:text-style>
    <number:number-style style:name="N1058P0" style:volatile="true">
      <number:number number:decimal-places="0" number:min-integer-digits="0">
        <number:embedded-text number:position="4">-</number:embedded-text>
      </number:number>
    </number:number-style>
    <number:number-style style:name="N1058">
      <number:text>(</number:text>
      <number:number number:decimal-places="0" number:min-integer-digits="2">
        <number:embedded-text number:position="8">) </number:embedded-text>
        <number:embedded-text number:position="4">-</number:embedded-text>
      </number:number>
      <style:map style:condition="value()&lt;=99999999" style:apply-style-name="N1058P0"/>
    </number:number-style>
    <number:number-style style:name="N1060P0" style:volatile="true">
      <number:text>計</number:text>
      <number:number number:decimal-places="0" number:min-integer-digits="1"/>
      <number:text> </number:text>
    </number:number-style>
    <number:number-style style:name="N1060">
      <style:text-properties fo:color="#ff0000"/>
      <number:text>(</number:text>
      <number:number number:decimal-places="0" number:min-integer-digits="1"/>
      <number:text>)名</number:text>
      <style:map style:condition="value()&gt;=0" style:apply-style-name="N1060P0"/>
    </number:number-style>
    <number:number-style style:name="N1062P0" style:volatile="true">
      <number:text>SFr.</number:text>
      <number:number number:decimal-places="0" number:min-integer-digits="1" number:grouping="true"/>
    </number:number-style>
    <number:number-style style:name="N1062">
      <style:text-properties fo:color="#ff0000"/>
      <number:text>SFr.-</number:text>
      <number:number number:decimal-places="0" number:min-integer-digits="1" number:grouping="true"/>
      <style:map style:condition="value()&gt;=0" style:apply-style-name="N1062P0"/>
    </number:number-style>
    <number:number-style style:name="N1063">
      <number:number number:decimal-places="0" number:min-integer-digits="1"/>
      <number:text>月</number:text>
    </number:number-style>
    <number:number-style style:name="N1064">
      <number:text>★：</number:text>
      <number:number number:decimal-places="0" number:min-integer-digits="1"/>
    </number:number-style>
    <number:number-style style:name="N1065">
      <number:text>☆：</number:text>
      <number:number number:decimal-places="0" number:min-integer-digits="1"/>
    </number:number-style>
    <number:number-style style:name="N1066">
      <number:number number:min-integer-digits="1"/>
      <number:text>日</number:text>
    </number:number-style>
    <number:text-style style:name="N1067">
      <number:text-content/>
      <number:text>%</number:text>
    </number:text-style>
    <number:percentage-style style:name="N1068">
      <number:number number:decimal-places="0" number:min-integer-digits="0"/>
      <number:text>'%'</number:text>
    </number:percentage-style>
    <number:percentage-style style:name="N1069">
      <number:number number:decimal-places="0" number:min-integer-digits="0"/>
      <number:text>%</number:text>
    </number:percentage-style>
    <number:text-style style:name="N1070">
      <number:text-content/>
      <number:text>年</number:text>
    </number:text-style>
    <number:text-style style:name="N1071">
      <number:text-content/>
      <number:text>月</number:text>
    </number:text-style>
    <number:number-style style:name="N1072">
      <number:text>○</number:text>
    </number:number-style>
    <number:date-style style:name="N1073">
      <number:month/>
      <number:text>月</number:text>
      <number:day/>
      <number:text>日 (</number:text>
      <number:day-of-week number:calendar="gengou"/>
      <number:text>)</number:text>
    </number:date-style>
    <number:number-style style:name="N1074P0" style:volatile="true">
      <number:number number:decimal-places="7" number:min-integer-digits="1"/>
      <number:text> </number:text>
    </number:number-style>
    <number:number-style style:name="N1074">
      <style:text-properties fo:color="#ff0000"/>
      <number:text>(</number:text>
      <number:number number:decimal-places="7" number:min-integer-digits="1"/>
      <number:text>)</number:text>
      <style:map style:condition="value()&gt;=0" style:apply-style-name="N1074P0"/>
    </number:number-style>
    <number:number-style style:name="N1075">
      <number:text>2</number:text>
      <number:number number:decimal-places="0" number:min-integer-digits="1">
        <number:embedded-text number:position="2">13年 </number:embedded-text>
        <number:embedded-text number:position="1">月 </number:embedded-text>
      </number:number>
      <number:text>日</number:text>
    </number:number-style>
    <number:number-style style:name="N1076">
      <number:number number:decimal-places="0" number:min-integer-digits="0"/>
      <number:text>'分'</number:text>
    </number:number-style>
    <number:number-style style:name="N1077">
      <number:number number:decimal-places="0" number:min-integer-digits="0"/>
      <number:text>分</number:text>
    </number:number-style>
    <number:time-style style:name="N1078">
      <number:hours number:style="long"/>
      <number:hours/>
      <number:text>:</number:text>
      <number:minutes number:style="long"/>
    </number:time-style>
    <number:date-style style:name="N1079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（</number:text>
      <number:day-of-week number:calendar="gengou"/>
      <number:text>）</number:text>
    </number:date-style>
    <number:number-style style:name="N1083P0" style:volatile="true">
      <number:number number:decimal-places="2" number:min-integer-digits="1" number:grouping="true"/>
      <number:text> F </number:text>
    </number:number-style>
    <number:number-style style:name="N1083P1" style:volatile="true">
      <number:text>-</number:text>
      <number:number number:decimal-places="2" number:min-integer-digits="1" number:grouping="true"/>
      <number:text> F </number:text>
    </number:number-style>
    <number:number-style style:name="N1083P2" style:volatile="true">
      <number:text>-</number:text>
      <number:number number:decimal-places="0" number:min-integer-digits="0"/>
      <number:text> F </number:text>
    </number:number-style>
    <number:text-style style:name="N1083">
      <number:text-content/>
      <number:text> </number:text>
      <style:map style:condition="value()&gt;0" style:apply-style-name="N1083P0"/>
      <style:map style:condition="value()&lt;0" style:apply-style-name="N1083P1"/>
      <style:map style:condition="value()=0" style:apply-style-name="N1083P2"/>
    </number:text-style>
    <number:number-style style:name="N1084">
      <number:number number:decimal-places="11" number:min-integer-digits="1"/>
      <number:text> </number:text>
    </number:number-style>
    <number:number-style style:name="N1085">
      <number:number number:decimal-places="12" number:min-integer-digits="1"/>
      <number:text> </number:text>
    </number:number-style>
    <number:number-style style:name="N1086">
      <number:number number:decimal-places="15" number:min-integer-digits="1" number:grouping="true"/>
      <number:text> </number:text>
    </number:number-style>
    <number:number-style style:name="N1087P0" style:volatile="true">
      <number:number number:decimal-places="15" number:min-integer-digits="1" number:grouping="true"/>
      <number:text> </number:text>
    </number:number-style>
    <number:number-style style:name="N1087">
      <style:text-properties fo:color="#ff0000"/>
      <number:text>(</number:text>
      <number:number number:decimal-places="15" number:min-integer-digits="1" number:grouping="true"/>
      <number:text>)</number:text>
      <style:map style:condition="value()&gt;=0" style:apply-style-name="N1087P0"/>
    </number:number-style>
    <number:number-style style:name="N1089P0" style:volatile="true">
      <number:number number:decimal-places="16" number:min-integer-digits="1" number:grouping="true"/>
      <number:text> </number:text>
    </number:number-style>
    <number:number-style style:name="N1089">
      <style:text-properties fo:color="#ff0000"/>
      <number:text>(</number:text>
      <number:number number:decimal-places="16" number:min-integer-digits="1" number:grouping="true"/>
      <number:text>)</number:text>
      <style:map style:condition="value()&gt;=0" style:apply-style-name="N1089P0"/>
    </number:number-style>
    <number:number-style style:name="N1091P0" style:volatile="true">
      <number:number number:decimal-places="14" number:min-integer-digits="1" number:grouping="true"/>
      <number:text> </number:text>
    </number:number-style>
    <number:number-style style:name="N1091">
      <style:text-properties fo:color="#ff0000"/>
      <number:text>(</number:text>
      <number:number number:decimal-places="14" number:min-integer-digits="1" number:grouping="true"/>
      <number:text>)</number:text>
      <style:map style:condition="value()&gt;=0" style:apply-style-name="N1091P0"/>
    </number:number-style>
    <number:number-style style:name="N1092P0" style:volatile="true">
      <number:number number:decimal-places="13" number:min-integer-digits="1" number:grouping="true"/>
      <number:text> </number:text>
    </number:number-style>
    <number:number-style style:name="N1092">
      <style:text-properties fo:color="#ff0000"/>
      <number:text>(</number:text>
      <number:number number:decimal-places="13" number:min-integer-digits="1" number:grouping="true"/>
      <number:text>)</number:text>
      <style:map style:condition="value()&gt;=0" style:apply-style-name="N1092P0"/>
    </number:number-style>
    <number:number-style style:name="N1094P0" style:volatile="true">
      <number:number number:decimal-places="12" number:min-integer-digits="1" number:grouping="true"/>
      <number:text> </number:text>
    </number:number-style>
    <number:number-style style:name="N1094">
      <style:text-properties fo:color="#ff0000"/>
      <number:text>(</number:text>
      <number:number number:decimal-places="12" number:min-integer-digits="1" number:grouping="true"/>
      <number:text>)</number:text>
      <style:map style:condition="value()&gt;=0" style:apply-style-name="N1094P0"/>
    </number:number-style>
    <number:text-style style:name="N1095">
      <number:text-content/>
      <number:text>0000</number:text>
    </number:text-style>
    <number:date-style style:name="N1096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era number:calendar="gengou"/>
      <number:text>)</number:text>
    </number:date-style>
    <number:date-style style:name="N1097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)</number:text>
    </number:date-style>
    <number:date-style style:name="N1098">
      <number:year number:style="long"/>
      <number:text>年</number:text>
      <number:month/>
      <number:text>月</number:text>
      <number:day/>
      <number:text>日(</number:text>
      <number:day-of-week number:calendar="gengou" number:style="long"/>
      <number:text>)</number:text>
    </number:date-style>
    <number:date-style style:name="N1099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number-style style:name="N1100">
      <number:number number:min-integer-digits="1"/>
      <number:text>月</number:text>
    </number:number-style>
    <number:number-style style:name="N1101">
      <number:number number:min-integer-digits="1"/>
      <number:text>回目</number:text>
    </number:number-style>
    <number:text-style style:name="N1102">
      <number:text-content/>
      <number:text-content/>
      <number:text-content/>
      <number:text-content/>
    </number:text-style>
    <number:date-style style:name="N1103">
      <number:year number:style="long"/>
      <number:text>/</number:text>
      <number:month/>
      <number:text>/</number:text>
      <number:day/>
      <number:text> </number:text>
    </number:date-style>
    <number:currency-style style:name="N1105P0" style:volatile="true">
      <number:currency-symbol number:language="zh" number:country="SG">S$</number:currency-symbol>
      <number:number number:decimal-places="2" number:min-integer-digits="1" number:grouping="true"/>
    </number:currency-style>
    <number:currency-style style:name="N1105">
      <style:text-properties fo:color="#ff0000"/>
      <number:text>-</number:text>
      <number:currency-symbol number:language="zh" number:country="SG">S$</number:currency-symbol>
      <number:number number:decimal-places="2" number:min-integer-digits="1" number:grouping="true"/>
      <style:map style:condition="value()&gt;=0" style:apply-style-name="N1105P0"/>
    </number:currency-style>
    <number:currency-style style:name="N1107P0" style:volatile="true">
      <number:currency-symbol number:language="zh" number:country="SG">S$</number:currency-symbol>
      <number:number number:decimal-places="1" number:min-integer-digits="1" number:grouping="true"/>
    </number:currency-style>
    <number:currency-style style:name="N1107">
      <style:text-properties fo:color="#ff0000"/>
      <number:text>-</number:text>
      <number:currency-symbol number:language="zh" number:country="SG">S$</number:currency-symbol>
      <number:number number:decimal-places="1" number:min-integer-digits="1" number:grouping="true"/>
      <style:map style:condition="value()&gt;=0" style:apply-style-name="N1107P0"/>
    </number:currency-style>
    <number:currency-style style:name="N1109P0" style:volatile="true">
      <number:currency-symbol number:language="zh" number:country="SG">S$</number:currency-symbol>
      <number:number number:decimal-places="0" number:min-integer-digits="1" number:grouping="true"/>
    </number:currency-style>
    <number:currency-style style:name="N1109">
      <style:text-properties fo:color="#ff0000"/>
      <number:text>-</number:text>
      <number:currency-symbol number:language="zh" number:country="SG">S$</number:currency-symbol>
      <number:number number:decimal-places="0" number:min-integer-digits="1" number:grouping="true"/>
      <style:map style:condition="value()&gt;=0" style:apply-style-name="N1109P0"/>
    </number:currency-style>
    <number:currency-style style:name="N1111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111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111P0"/>
    </number:currency-style>
    <number:percentage-style style:name="N1112">
      <number:number number:decimal-places="16" number:min-integer-digits="1"/>
      <number:text>%</number:text>
    </number:percentage-style>
    <number:number-style style:name="N1115P0" style:volatile="true">
      <number:text> \</number:text>
      <number:number number:decimal-places="1" number:min-integer-digits="1" number:grouping="true"/>
      <number:text> </number:text>
    </number:number-style>
    <number:number-style style:name="N1115P1" style:volatile="true">
      <number:text> \-</number:text>
      <number:number number:decimal-places="1" number:min-integer-digits="1" number:grouping="true"/>
      <number:text> </number:text>
    </number:number-style>
    <number:number-style style:name="N1115P2" style:volatile="true">
      <number:text> \- </number:text>
    </number:number-style>
    <number:text-style style:name="N1115">
      <number:text-content/>
      <number:text> </number:text>
      <style:map style:condition="value()&gt;0" style:apply-style-name="N1115P0"/>
      <style:map style:condition="value()&lt;0" style:apply-style-name="N1115P1"/>
      <style:map style:condition="value()=0" style:apply-style-name="N1115P2"/>
    </number:text-style>
    <number:number-style style:name="N1116P0" style:volatile="true">
      <number:text>\</number:text>
      <number:number number:decimal-places="0" number:min-integer-digits="1" number:grouping="true"/>
    </number:number-style>
    <number:number-style style:name="N1116">
      <number:text>¥-</number:text>
      <number:number number:decimal-places="0" number:min-integer-digits="1" number:grouping="true"/>
      <style:map style:condition="value()&gt;=0" style:apply-style-name="N1116P0"/>
    </number:number-style>
    <number:number-style style:name="N1117">
      <number:text>x</number:text>
      <number:number number:decimal-places="0" number:min-integer-digits="1" number:grouping="true"/>
    </number:number-style>
    <number:number-style style:name="N1118">
      <number:number number:decimal-places="0" number:min-integer-digits="1" number:grouping="true"/>
      <number:text>B</number:text>
    </number:number-style>
    <number:number-style style:name="N1119">
      <number:number number:decimal-places="0" number:min-integer-digits="1" number:grouping="true"/>
      <number:text>KB</number:text>
    </number:number-style>
    <number:number-style style:name="N1120">
      <number:number number:decimal-places="0" number:min-integer-digits="1" number:grouping="true"/>
      <number:text>MB</number:text>
    </number:number-style>
    <number:number-style style:name="N1121">
      <number:number number:decimal-places="0" number:min-integer-digits="1" number:grouping="true"/>
      <number:text>台</number:text>
    </number:number-style>
    <number:number-style style:name="N1122">
      <number:number number:min-integer-digits="1"/>
      <number:text>Ｈ</number:text>
    </number:number-style>
    <number:number-style style:name="N1123">
      <number:number number:decimal-places="1" number:min-integer-digits="1" number:grouping="true"/>
      <number:text>Ｈ</number:text>
    </number:number-style>
    <number:number-style style:name="N1124">
      <number:number number:decimal-places="1" number:min-integer-digits="1" number:grouping="true"/>
      <number:text>円</number:text>
    </number:number-style>
    <number:number-style style:name="N1125">
      <number:text>(</number:text>
      <number:number number:min-integer-digits="1"/>
      <number:text>)</number:text>
    </number:number-style>
    <number:number-style style:name="N1126">
      <number:text>'('</number:text>
      <number:number number:min-integer-digits="1"/>
      <number:text>')'</number:text>
    </number:number-style>
    <number:text-style style:name="N1127">
      <number:text>(</number:text>
      <number:text-content/>
      <number:text-content/>
      <number:text>)</number:text>
    </number:text-style>
    <number:text-style style:name="N1128">
      <number:text>(</number:text>
      <number:text-content/>
      <number:text>)</number:text>
    </number:text-style>
    <number:number-style style:name="N1129">
      <number:number number:decimal-places="0" number:min-integer-digits="1"/>
      <number:text>D</number:text>
    </number:number-style>
    <number:number-style style:name="N1130">
      <number:number number:decimal-places="1" number:min-integer-digits="1"/>
      <number:text>D</number:text>
    </number:number-style>
    <number:number-style style:name="N1131">
      <number:number number:decimal-places="0" number:min-integer-digits="1"/>
      <number:text>Ｗ</number:text>
    </number:number-style>
    <number:number-style style:name="N1132">
      <number:number number:decimal-places="0" number:min-integer-digits="1"/>
      <number:text>Ｍ</number:text>
    </number:number-style>
    <number:number-style style:name="N1133">
      <number:text>(</number:text>
      <number:number number:decimal-places="0" number:min-integer-digits="1" number:grouping="true"/>
      <number:text> 件)</number:text>
    </number:number-style>
    <number:number-style style:name="N1134">
      <number:text>(</number:text>
      <number:number number:decimal-places="1" number:min-integer-digits="1"/>
      <number:text>Ｄ)</number:text>
    </number:number-style>
    <number:number-style style:name="N1135">
      <number:text>(</number:text>
      <number:number number:decimal-places="1" number:min-integer-digits="1"/>
      <number:text>D)</number:text>
    </number:number-style>
    <number:number-style style:name="N1136">
      <number:text>(</number:text>
      <number:number number:decimal-places="1" number:min-integer-digits="1"/>
      <number:text> D)</number:text>
    </number:number-style>
    <number:date-style style:name="N1137">
      <number:month/>
      <number:text>/</number:text>
      <number:day/>
      <number:text>まで</number:text>
    </number:date-style>
    <number:number-style style:name="N1138">
      <number:number number:decimal-places="6" number:min-integer-digits="2"/>
      <number:text>..</number:text>
    </number:number-style>
    <number:number-style style:name="N1139">
      <number:number number:decimal-places="15" number:min-integer-digits="1"/>
      <number:text> </number:text>
    </number:number-style>
    <number:number-style style:name="N1140P0" style:volatile="true">
      <number:number number:decimal-places="5" number:min-integer-digits="1" number:grouping="true"/>
    </number:number-style>
    <number:number-style style:name="N1140">
      <style:text-properties fo:color="#ff0000"/>
      <number:text>-</number:text>
      <number:number number:decimal-places="5" number:min-integer-digits="1" number:grouping="true"/>
      <style:map style:condition="value()&gt;=0" style:apply-style-name="N1140P0"/>
    </number:number-style>
    <number:number-style style:name="N1144P0" style:volatile="true">
      <number:text> \</number:text>
      <number:number number:decimal-places="2" number:min-integer-digits="1" number:grouping="true"/>
      <number:text>  </number:text>
    </number:number-style>
    <number:number-style style:name="N1144P1" style:volatile="true">
      <number:text>-\</number:text>
      <number:number number:decimal-places="2" number:min-integer-digits="1" number:grouping="true"/>
      <number:text>  </number:text>
    </number:number-style>
    <number:number-style style:name="N1144P2" style:volatile="true">
      <number:text> \-</number:text>
      <number:number number:decimal-places="0" number:min-integer-digits="0"/>
      <number:text>  </number:text>
    </number:number-style>
    <number:text-style style:name="N1144">
      <number:text-content/>
      <number:text> </number:text>
      <style:map style:condition="value()&gt;0" style:apply-style-name="N1144P0"/>
      <style:map style:condition="value()&lt;0" style:apply-style-name="N1144P1"/>
      <style:map style:condition="value()=0" style:apply-style-name="N1144P2"/>
    </number:text-style>
    <number:number-style style:name="N1147P0" style:volatile="true">
      <number:text> \</number:text>
      <number:number number:decimal-places="0" number:min-integer-digits="1" number:grouping="true"/>
      <number:text>  </number:text>
    </number:number-style>
    <number:number-style style:name="N1147P1" style:volatile="true">
      <number:text>-\</number:text>
      <number:number number:decimal-places="0" number:min-integer-digits="1" number:grouping="true"/>
      <number:text>  </number:text>
    </number:number-style>
    <number:number-style style:name="N1147P2" style:volatile="true">
      <number:text> \-</number:text>
      <number:number number:decimal-places="0" number:min-integer-digits="0"/>
      <number:text>  </number:text>
    </number:number-style>
    <number:text-style style:name="N1147">
      <number:text-content/>
      <number:text> </number:text>
      <style:map style:condition="value()&gt;0" style:apply-style-name="N1147P0"/>
      <style:map style:condition="value()&lt;0" style:apply-style-name="N1147P1"/>
      <style:map style:condition="value()=0" style:apply-style-name="N1147P2"/>
    </number:text-style>
    <number:number-style style:name="N1148P0" style:volatile="true">
      <number:number number:decimal-places="0" number:min-integer-digits="1"/>
    </number:number-style>
    <number:number-style style:name="N1148">
      <number:text>0</number:text>
      <style:map style:condition="value()&gt;=0" style:apply-style-name="N1148P0"/>
    </number:number-style>
    <number:number-style style:name="N1149">
      <number:text>時間</number:text>
    </number:number-style>
    <number:number-style style:name="N1150">
      <number:text>+時間</number:text>
    </number:number-style>
    <number:number-style style:name="N1151">
      <number:text>'</number:text>
    </number:number-style>
    <number:number-style style:name="N1152">
      <number:text>Area</number:text>
      <number:number number:decimal-places="0" number:min-integer-digits="1"/>
    </number:number-style>
    <number:number-style style:name="N1153">
      <number:text>Team</number:text>
      <number:number number:decimal-places="0" number:min-integer-digits="1"/>
    </number:number-style>
    <number:number-style style:name="N1154">
      <number:text>Labo</number:text>
      <number:number number:decimal-places="0" number:min-integer-digits="0"/>
    </number:number-style>
    <number:currency-style style:name="N1155P0" style:volatile="true">
      <number:number number:decimal-places="0" number:min-integer-digits="1" number:grouping="true"/>
      <number:text> </number:text>
      <number:currency-symbol>JPY</number:currency-symbol>
    </number:currency-style>
    <number:currency-style style:name="N1155">
      <number:text>-</number:text>
      <number:number number:decimal-places="0" number:min-integer-digits="1" number:grouping="true"/>
      <number:text> </number:text>
      <number:currency-symbol>JPY</number:currency-symbol>
      <style:map style:condition="value()&gt;=0" style:apply-style-name="N1155P0"/>
    </number:currency-style>
    <number:number-style style:name="N1157P0" style:volatile="true">
      <number:text>￥</number:text>
      <number:number number:decimal-places="0" number:min-integer-digits="1" number:grouping="true"/>
    </number:number-style>
    <number:number-style style:name="N1157">
      <number:text>￥-</number:text>
      <number:number number:decimal-places="0" number:min-integer-digits="1" number:grouping="true"/>
      <style:map style:condition="value()&gt;=0" style:apply-style-name="N1157P0"/>
    </number:number-style>
    <number:number-style style:name="N1158P0" style:volatile="true">
      <number:text>￥</number:text>
      <number:number number:decimal-places="0" number:min-integer-digits="1" number:grouping="true"/>
    </number:number-style>
    <number:number-style style:name="N1158">
      <style:text-properties fo:color="#ff0000"/>
      <number:text>￥-</number:text>
      <number:number number:decimal-places="0" number:min-integer-digits="1" number:grouping="true"/>
      <style:map style:condition="value()&gt;=0" style:apply-style-name="N1158P0"/>
    </number:number-style>
    <number:number-style style:name="N1160P0" style:volatile="true">
      <number:text>￥</number:text>
      <number:number number:decimal-places="2" number:min-integer-digits="1" number:grouping="true"/>
    </number:number-style>
    <number:number-style style:name="N1160">
      <number:text>￥-</number:text>
      <number:number number:decimal-places="2" number:min-integer-digits="1" number:grouping="true"/>
      <style:map style:condition="value()&gt;=0" style:apply-style-name="N1160P0"/>
    </number:number-style>
    <number:number-style style:name="N1161P0" style:volatile="true">
      <number:text>￥</number:text>
      <number:number number:decimal-places="2" number:min-integer-digits="1" number:grouping="true"/>
    </number:number-style>
    <number:number-style style:name="N1161">
      <style:text-properties fo:color="#ff0000"/>
      <number:text>￥-</number:text>
      <number:number number:decimal-places="2" number:min-integer-digits="1" number:grouping="true"/>
      <style:map style:condition="value()&gt;=0" style:apply-style-name="N1161P0"/>
    </number:number-style>
    <number:number-style style:name="N1165P0" style:volatile="true">
      <number:text> ￥</number:text>
      <number:number number:decimal-places="0" number:min-integer-digits="1" number:grouping="true"/>
      <number:text> </number:text>
    </number:number-style>
    <number:number-style style:name="N1165P1" style:volatile="true">
      <number:text> ￥-</number:text>
      <number:number number:decimal-places="0" number:min-integer-digits="1" number:grouping="true"/>
      <number:text> </number:text>
    </number:number-style>
    <number:number-style style:name="N1165P2" style:volatile="true">
      <number:text> ￥- </number:text>
    </number:number-style>
    <number:text-style style:name="N1165">
      <number:text-content/>
      <number:text> </number:text>
      <style:map style:condition="value()&gt;0" style:apply-style-name="N1165P0"/>
      <style:map style:condition="value()&lt;0" style:apply-style-name="N1165P1"/>
      <style:map style:condition="value()=0" style:apply-style-name="N1165P2"/>
    </number:text-style>
    <number:number-style style:name="N1169P0" style:volatile="true">
      <number:text> ￥</number:text>
      <number:number number:decimal-places="2" number:min-integer-digits="1" number:grouping="true"/>
      <number:text> </number:text>
    </number:number-style>
    <number:number-style style:name="N1169P1" style:volatile="true">
      <number:text> ￥-</number:text>
      <number:number number:decimal-places="2" number:min-integer-digits="1" number:grouping="true"/>
      <number:text> </number:text>
    </number:number-style>
    <number:number-style style:name="N1169P2" style:volatile="true">
      <number:text> ￥-</number:text>
      <number:number number:decimal-places="0" number:min-integer-digits="0"/>
      <number:text> </number:text>
    </number:number-style>
    <number:text-style style:name="N1169">
      <number:text-content/>
      <number:text> </number:text>
      <style:map style:condition="value()&gt;0" style:apply-style-name="N1169P0"/>
      <style:map style:condition="value()&lt;0" style:apply-style-name="N1169P1"/>
      <style:map style:condition="value()=0" style:apply-style-name="N1169P2"/>
    </number:text-style>
    <number:number-style style:name="N1170">
      <number:text>Java</number:text>
    </number:number-style>
    <number:number-style style:name="N1172P0" style:volatile="true">
      <number:text>?</number:text>
      <number:number number:decimal-places="0" number:min-integer-digits="1" number:grouping="true"/>
    </number:number-style>
    <number:number-style style:name="N1172">
      <number:text>?-</number:text>
      <number:number number:decimal-places="0" number:min-integer-digits="1" number:grouping="true"/>
      <style:map style:condition="value()&gt;=0" style:apply-style-name="N1172P0"/>
    </number:number-style>
    <number:number-style style:name="N1173P0" style:volatile="true">
      <number:text>?</number:text>
      <number:number number:decimal-places="0" number:min-integer-digits="1" number:grouping="true"/>
    </number:number-style>
    <number:number-style style:name="N1173">
      <style:text-properties fo:color="#ff0000"/>
      <number:text>?-</number:text>
      <number:number number:decimal-places="0" number:min-integer-digits="1" number:grouping="true"/>
      <style:map style:condition="value()&gt;=0" style:apply-style-name="N1173P0"/>
    </number:number-style>
    <number:number-style style:name="N1175P0" style:volatile="true">
      <number:text>?</number:text>
      <number:number number:decimal-places="2" number:min-integer-digits="1" number:grouping="true"/>
    </number:number-style>
    <number:number-style style:name="N1175">
      <number:text>?-</number:text>
      <number:number number:decimal-places="2" number:min-integer-digits="1" number:grouping="true"/>
      <style:map style:condition="value()&gt;=0" style:apply-style-name="N1175P0"/>
    </number:number-style>
    <number:number-style style:name="N1176P0" style:volatile="true">
      <number:text>?</number:text>
      <number:number number:decimal-places="2" number:min-integer-digits="1" number:grouping="true"/>
    </number:number-style>
    <number:number-style style:name="N1176">
      <style:text-properties fo:color="#ff0000"/>
      <number:text>?-</number:text>
      <number:number number:decimal-places="2" number:min-integer-digits="1" number:grouping="true"/>
      <style:map style:condition="value()&gt;=0" style:apply-style-name="N1176P0"/>
    </number:number-style>
    <number:number-style style:name="N1180P0" style:volatile="true">
      <number:text> ?</number:text>
      <number:number number:decimal-places="0" number:min-integer-digits="1" number:grouping="true"/>
      <number:text> </number:text>
    </number:number-style>
    <number:number-style style:name="N1180P1" style:volatile="true">
      <number:text> ?-</number:text>
      <number:number number:decimal-places="0" number:min-integer-digits="1" number:grouping="true"/>
      <number:text> </number:text>
    </number:number-style>
    <number:number-style style:name="N1180P2" style:volatile="true">
      <number:text> ?- </number:text>
    </number:number-style>
    <number:text-style style:name="N1180">
      <number:text-content/>
      <number:text> </number:text>
      <style:map style:condition="value()&gt;0" style:apply-style-name="N1180P0"/>
      <style:map style:condition="value()&lt;0" style:apply-style-name="N1180P1"/>
      <style:map style:condition="value()=0" style:apply-style-name="N1180P2"/>
    </number:text-style>
    <number:number-style style:name="N1184P0" style:volatile="true">
      <number:text> ?</number:text>
      <number:number number:decimal-places="2" number:min-integer-digits="1" number:grouping="true"/>
      <number:text> </number:text>
    </number:number-style>
    <number:number-style style:name="N1184P1" style:volatile="true">
      <number:text> ?-</number:text>
      <number:number number:decimal-places="2" number:min-integer-digits="1" number:grouping="true"/>
      <number:text> </number:text>
    </number:number-style>
    <number:number-style style:name="N1184P2" style:volatile="true">
      <number:text> ?-</number:text>
      <number:number number:decimal-places="0" number:min-integer-digits="0"/>
      <number:text> </number:text>
    </number:number-style>
    <number:text-style style:name="N1184">
      <number:text-content/>
      <number:text> </number:text>
      <style:map style:condition="value()&gt;0" style:apply-style-name="N1184P0"/>
      <style:map style:condition="value()&lt;0" style:apply-style-name="N1184P1"/>
      <style:map style:condition="value()=0" style:apply-style-name="N1184P2"/>
    </number:text-style>
    <number:date-style style:name="N1185">
      <number:month number:style="long"/>
      <number:text>／</number:text>
      <number:day number:style="long"/>
    </number:date-style>
    <number:date-style style:name="N1186">
      <number:year number:style="long"/>
      <number:text>／</number:text>
      <number:month/>
      <number:text>／</number:text>
      <number:day/>
    </number:date-style>
    <number:date-style style:name="N1187">
      <number:year number:style="long"/>
      <number:text>／</number:text>
      <number:month number:style="long"/>
      <number:text>／</number:text>
      <number:day number:style="long"/>
    </number:date-style>
    <number:number-style style:name="N1188">
      <number:text>月</number:text>
    </number:number-style>
    <number:number-style style:name="N1189">
      <number:number number:decimal-places="0" number:min-integer-digits="0"/>
      <number:text>月</number:text>
    </number:number-style>
    <number:number-style style:name="N1190">
      <number:number number:decimal-places="1" number:min-integer-digits="1"/>
      <number:text>時間</number:text>
    </number:number-style>
    <number:number-style style:name="N1191">
      <number:number number:decimal-places="0" number:min-integer-digits="0"/>
      <number:text>名 合格</number:text>
    </number:number-style>
    <number:number-style style:name="N1192">
      <number:number number:decimal-places="0" number:min-integer-digits="0"/>
      <number:text>位</number:text>
    </number:number-style>
    <number:date-style style:name="N1193P0" style:volatile="true">
      <number:year/>
      <number:text>年</number:text>
      <number:month/>
      <number:text>月</number:text>
    </number:date-style>
    <number:text-style style:name="N1193">
      <number:text-content/>
      <style:map style:condition="value()&lt;=0" style:apply-style-name="N1193P0"/>
    </number:text-style>
    <number:number-style style:name="N1194">
      <number:text>研修生：</number:text>
      <number:number number:decimal-places="0" number:min-integer-digits="1"/>
      <number:text>名</number:text>
    </number:number-style>
    <number:number-style style:name="N1195">
      <number:text>Class </number:text>
      <number:number number:decimal-places="0" number:min-integer-digits="1"/>
    </number:number-style>
    <number:number-style style:name="N1196">
      <number:text>labo </number:text>
      <number:number number:decimal-places="0" number:min-integer-digits="1"/>
    </number:number-style>
    <number:date-style style:name="N1197">
      <number:month/>
      <number:text>/</number:text>
      <number:day number:style="long"/>
      <number:text>～</number:text>
    </number:date-style>
    <number:date-style style:name="N1198">
      <number:month/>
      <number:text>/</number:text>
      <number:day number:style="long"/>
      <number:text>殻</number:text>
    </number:date-style>
    <number:date-style style:name="N1199">
      <number:text>～</number:text>
      <number:month number:style="long"/>
      <number:text>/</number:text>
      <number:day number:style="long"/>
    </number:date-style>
    <number:number-style style:name="N1200P0" style:volatile="true">
      <number:number number:decimal-places="1" number:min-integer-digits="1"/>
      <number:text> </number:text>
    </number:number-style>
    <number:number-style style:name="N1200">
      <number:text>(</number:text>
      <number:number number:decimal-places="1" number:min-integer-digits="1"/>
      <number:text>)</number:text>
      <style:map style:condition="value()&gt;=0" style:apply-style-name="N1200P0"/>
    </number:number-style>
    <number:number-style style:name="N1201">
      <number:text>(</number:text>
      <number:number number:decimal-places="1" number:min-integer-digits="1"/>
      <number:text>)</number:text>
    </number:number-style>
    <number:number-style style:name="N1202">
      <number:text>&lt;</number:text>
      <number:number number:decimal-places="1" number:min-integer-digits="1"/>
      <number:text>&gt;</number:text>
    </number:number-style>
    <number:number-style style:name="N1203">
      <number:text>|</number:text>
      <number:number number:decimal-places="1" number:min-integer-digits="1"/>
      <number:text>|</number:text>
    </number:number-style>
    <number:number-style style:name="N1204">
      <number:text>◆</number:text>
      <number:number number:decimal-places="1" number:min-integer-digits="1"/>
      <number:text>◆</number:text>
    </number:number-style>
    <number:percentage-style style:name="N1205">
      <number:number number:decimal-places="0" number:min-integer-digits="1"/>
      <number:text>% </number:text>
    </number:percentage-style>
    <number:number-style style:name="N1206">
      <number:number number:decimal-places="0" number:min-integer-digits="1"/>
      <number:text>日  </number:text>
    </number:number-style>
    <number:number-style style:name="N1207">
      <number:number number:decimal-places="0" number:min-integer-digits="1"/>
      <number:text>日 </number:text>
    </number:number-style>
    <number:date-style style:name="N1208">
      <number:month number:style="long"/>
      <number:text>月</number:text>
      <number:day number:style="long"/>
      <number:text>日～</number:text>
    </number:date-style>
    <number:date-style style:name="N1209">
      <number:month number:style="long"/>
      <number:text>月</number:text>
      <number:day number:style="long"/>
      <number:text>日～）</number:text>
    </number:date-style>
    <number:date-style style:name="N1210">
      <number:text>～</number:text>
      <number:month number:style="long"/>
      <number:text>月</number:text>
      <number:day number:style="long"/>
      <number:text>日</number:text>
    </number:date-style>
    <number:number-style style:name="N1211">
      <number:number number:decimal-places="0" number:min-integer-digits="1" number:grouping="true"/>
      <number:text>人  </number:text>
    </number:number-style>
    <number:number-style style:name="N1212">
      <number:number number:decimal-places="0" number:min-integer-digits="1"/>
      <number:text>枚</number:text>
    </number:number-style>
    <number:date-style style:name="N1213">
      <number:year number:style="long"/>
      <number:text>年</number:text>
      <number:month/>
      <number:text>月 現在 </number:text>
    </number:date-style>
    <number:number-style style:name="N1215P0" style:volatile="true">
      <number:number number:decimal-places="2" number:min-integer-digits="3" number:grouping="true"/>
    </number:number-style>
    <number:number-style style:name="N1215">
      <style:text-properties fo:color="#ff0000"/>
      <number:text>-</number:text>
      <number:number number:decimal-places="2" number:min-integer-digits="4" number:grouping="true"/>
      <style:map style:condition="value()&gt;=0" style:apply-style-name="N1215P0"/>
    </number:number-style>
    <number:number-style style:name="N1216P0" style:volatile="true">
      <number:number number:decimal-places="2" number:min-integer-digits="2"/>
    </number:number-style>
    <number:number-style style:name="N1216">
      <style:text-properties fo:color="#ff0000"/>
      <number:text>-</number:text>
      <number:number number:decimal-places="2" number:min-integer-digits="2"/>
      <style:map style:condition="value()&gt;=0" style:apply-style-name="N1216P0"/>
    </number:number-style>
    <number:percentage-style style:name="N1217P0" style:volatile="true">
      <number:number number:decimal-places="2" number:min-integer-digits="1"/>
      <number:text>%</number:text>
    </number:percentage-style>
    <number:percentage-style style:name="N1217">
      <style:text-properties fo:color="#ff0000"/>
      <number:text>-</number:text>
      <number:number number:decimal-places="2" number:min-integer-digits="0"/>
      <number:text>%</number:text>
      <style:map style:condition="value()&gt;=0" style:apply-style-name="N1217P0"/>
    </number:percentage-style>
    <number:number-style style:name="N1218P0" style:volatile="true">
      <number:number number:decimal-places="2" number:min-integer-digits="1" number:grouping="true"/>
    </number:number-style>
    <number:number-style style:name="N1218">
      <style:text-properties fo:color="#ff0000"/>
      <number:number number:decimal-places="2" number:min-integer-digits="1" number:grouping="true"/>
      <style:map style:condition="value()&gt;=0" style:apply-style-name="N1218P0"/>
    </number:number-style>
    <number:number-style style:name="N1219">
      <number:number number:decimal-places="0" number:min-integer-digits="1"/>
      <number:text> H</number:text>
    </number:number-style>
    <number:number-style style:name="N1220">
      <number:number number:decimal-places="0" number:min-integer-digits="1"/>
      <number:text> H </number:text>
    </number:number-style>
    <number:number-style style:name="N1221">
      <number:text>(</number:text>
      <number:number number:decimal-places="1" number:min-integer-digits="1"/>
      <number:text>億円)</number:text>
    </number:number-style>
    <number:number-style style:name="N1222P0" style:volatile="true">
      <number:number number:decimal-places="0" number:min-integer-digits="1"/>
    </number:number-style>
    <number:number-style style:name="N1222">
      <number:text/>
      <style:map style:condition="value()&gt;=0" style:apply-style-name="N1222P0"/>
    </number:number-style>
    <number:number-style style:name="N1223P0" style:volatile="true">
      <number:number number:decimal-places="1" number:min-integer-digits="1"/>
    </number:number-style>
    <number:number-style style:name="N1223">
      <number:text/>
      <style:map style:condition="value()&gt;=0" style:apply-style-name="N1223P0"/>
    </number:number-style>
    <number:number-style style:name="N1224">
      <number:number number:decimal-places="1" number:min-integer-digits="1"/>
      <number:text> H</number:text>
    </number:number-style>
    <number:number-style style:name="N1226P0" style:volatile="true">
      <number:text> \</number:text>
      <number:number number:decimal-places="1" number:min-integer-digits="1" number:grouping="true"/>
      <number:text> </number:text>
    </number:number-style>
    <number:number-style style:name="N1226P1" style:volatile="true">
      <number:text>-\</number:text>
      <number:number number:decimal-places="1" number:min-integer-digits="1" number:grouping="true"/>
      <number:text> </number:text>
    </number:number-style>
    <number:number-style style:name="N1226P2" style:volatile="true">
      <number:text> \-</number:text>
      <number:number number:decimal-places="0" number:min-integer-digits="0"/>
      <number:text> </number:text>
    </number:number-style>
    <number:text-style style:name="N1226">
      <number:text-content/>
      <number:text> </number:text>
      <style:map style:condition="value()&gt;0" style:apply-style-name="N1226P0"/>
      <style:map style:condition="value()&lt;0" style:apply-style-name="N1226P1"/>
      <style:map style:condition="value()=0" style:apply-style-name="N1226P2"/>
    </number:text-style>
    <number:number-style style:name="N1227P0" style:volatile="true">
      <number:text> \</number:text>
      <number:number number:decimal-places="0" number:min-integer-digits="1" number:grouping="true"/>
      <number:text> </number:text>
    </number:number-style>
    <number:number-style style:name="N1227P1" style:volatile="true">
      <number:text>-\</number:text>
      <number:number number:decimal-places="0" number:min-integer-digits="1" number:grouping="true"/>
      <number:text> </number:text>
    </number:number-style>
    <number:number-style style:name="N1227P2" style:volatile="true">
      <number:text> \-</number:text>
      <number:number number:decimal-places="0" number:min-integer-digits="0"/>
      <number:text> </number:text>
    </number:number-style>
    <number:text-style style:name="N1227">
      <number:text-content/>
      <number:text> </number:text>
      <style:map style:condition="value()&gt;0" style:apply-style-name="N1227P0"/>
      <style:map style:condition="value()&lt;0" style:apply-style-name="N1227P1"/>
      <style:map style:condition="value()=0" style:apply-style-name="N1227P2"/>
    </number:text-style>
    <number:number-style style:name="N1228">
      <number:number number:decimal-places="0" number:min-integer-digits="1"/>
      <number:text> 円/H</number:text>
    </number:number-style>
    <number:number-style style:name="N1229P0" style:volatile="true">
      <number:text>\</number:text>
      <number:number number:decimal-places="0" number:min-integer-digits="1" number:grouping="true"/>
    </number:number-style>
    <number:number-style style:name="N1229">
      <style:text-properties fo:color="#ff0000"/>
      <number:text>¥-</number:text>
      <number:number number:decimal-places="0" number:min-integer-digits="1" number:grouping="true"/>
      <style:map style:condition="value()&gt;=0" style:apply-style-name="N1229P0"/>
    </number:number-style>
    <number:number-style style:name="N1230">
      <number:number number:decimal-places="0" number:min-integer-digits="7">
        <number:embedded-text number:position="5">-0</number:embedded-text>
        <number:embedded-text number:position="4">-0</number:embedded-text>
        <number:embedded-text number:position="3">-0</number:embedded-text>
        <number:embedded-text number:position="2">-0</number:embedded-text>
        <number:embedded-text number:position="1">-0</number:embedded-text>
      </number:number>
    </number:number-style>
    <number:currency-style style:name="N1232P0" style:volatile="true">
      <number:currency-symbol>SGD</number:currency-symbol>
      <number:text> </number:text>
      <number:number number:decimal-places="2" number:min-integer-digits="1" number:grouping="true"/>
    </number:currency-style>
    <number:currency-style style:name="N1232">
      <number:currency-symbol>SGD</number:currency-symbol>
      <number:text> -</number:text>
      <number:number number:decimal-places="2" number:min-integer-digits="1" number:grouping="true"/>
      <style:map style:condition="value()&gt;=0" style:apply-style-name="N1232P0"/>
    </number:currency-style>
    <number:number-style style:name="N1233">
      <number:number number:decimal-places="2" number:min-integer-digits="1"/>
      <number:text>件</number:text>
    </number:number-style>
    <number:number-style style:name="N1234">
      <number:number number:decimal-places="0" number:min-integer-digits="1"/>
      <number:text>件</number:text>
    </number:number-style>
    <number:number-style style:name="N1235">
      <number:number number:decimal-places="0" number:min-integer-digits="1"/>
      <number:text>人月</number:text>
    </number:number-style>
    <number:currency-style style:name="N1237P0" style:volatile="true">
      <number:number number:decimal-places="2" number:min-integer-digits="1" number:grouping="true"/>
      <number:text> </number:text>
      <number:currency-symbol number:language="gl" number:country="ES">€</number:currency-symbol>
    </number:currency-style>
    <number:currency-style style:name="N1237">
      <style:text-properties fo:color="#ff0000"/>
      <number:text>-</number:text>
      <number:number number: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237P0"/>
    </number:currency-style>
    <number:date-style style:name="N1238">
      <number:text>C</number:text>
      <number:hours/>
      <number:text>u</number:text>
      <number:seconds/>
      <number:year number:calendar="jewish" number:style="long"/>
      <number:year number:calendar="jewish"/>
      <number:text>  1</number:text>
    </number:date-style>
    <number:time-style style:name="N1240P0" style:volatile="true">
      <number:hours/>
      <number:text>:</number:text>
      <number:minutes number:style="long"/>
      <number:text> </number:text>
      <number:am-pm/>
    </number:time-style>
    <number:text-style style:name="N1240">
      <number:text-content/>
      <style:map style:condition="value()&lt;=0" style:apply-style-name="N1240P0"/>
    </number:text-style>
    <number:currency-style style:name="N1242P0" style:volatile="true">
      <number:currency-symbol>€</number:currency-symbol>
      <number:text> </number:text>
      <number:number number:decimal-places="2" number:min-integer-digits="1" number:grouping="true"/>
    </number:currency-style>
    <number:currency-style style:name="N1242">
      <style:text-properties fo:color="#ff0000"/>
      <number:text>-</number:text>
      <number:currency-symbol>€</number:currency-symbol>
      <number:text> </number:text>
      <number:number number:decimal-places="2" number:min-integer-digits="1" number:grouping="true"/>
      <style:map style:condition="value()&gt;=0" style:apply-style-name="N1242P0"/>
    </number:currency-style>
    <number:number-style style:name="N1243">
      <number:number number:decimal-places="1" number:min-integer-digits="1"/>
      <number:text> sec</number:text>
    </number:number-style>
    <number:number-style style:name="N1244">
      <number:number number:decimal-places="2" number:min-integer-digits="1"/>
      <number:text> sec</number:text>
    </number:number-style>
    <number:number-style style:name="N1245">
      <number:number number:decimal-places="0" number:min-integer-digits="1"/>
      <number:text> sec</number:text>
    </number:number-style>
    <number:number-style style:name="N1246">
      <number:number number:decimal-places="0" number:min-integer-digits="1"/>
      <number:text>.123456789</number:text>
    </number:number-style>
    <number:number-style style:name="N1247">
      <number:text>99999999999.99999999</number:text>
    </number:number-style>
    <number:number-style style:name="N1248">
      <number:text>1.2.3</number:text>
    </number:number-style>
    <number:number-style style:name="N1249">
      <number:text>8.2.3</number:text>
    </number:number-style>
    <number:date-style style:name="N1250">
      <number:year number:style="long"/>
      <number:text>-</number:text>
      <number:month number:style="long"/>
    </number:date-style>
    <number:date-style style:name="N1251">
      <number:year number:style="long"/>
      <number:text>-</number:text>
      <number:day number:style="long"/>
    </number:date-style>
    <number:number-style style:name="N1252">
      <number:text>昇格</number:text>
    </number:number-style>
    <number:number-style style:name="N1253">
      <number:text>昇給</number:text>
    </number:number-style>
    <number:date-style style:name="N1254">
      <number:text>p</number:text>
      <number:year number:calendar="gengou" number:style="long"/>
      <number:text>o</number:text>
      <number:month number:calendar="gengou"/>
      <number:text>otion</number:text>
    </number:date-style>
    <number:number-style style:name="N1255">
      <number:text>-9999999.999</number:text>
    </number:number-style>
    <number:number-style style:name="N1256P0" style:volatile="true">
      <number:number number:decimal-places="1" number:min-integer-digits="2"/>
    </number:number-style>
    <number:number-style style:name="N1256">
      <style:text-properties fo:color="#ff0000"/>
      <number:text>-</number:text>
      <number:number number:decimal-places="1" number:min-integer-digits="2"/>
      <style:map style:condition="value()&gt;=0" style:apply-style-name="N1256P0"/>
    </number:number-style>
    <number:number-style style:name="N1257P0" style:volatile="true">
      <number:number number:decimal-places="2" number:min-integer-digits="1"/>
    </number:number-style>
    <number:number-style style:name="N1257">
      <style:text-properties fo:color="#ff0000"/>
      <number:text>-</number:text>
      <number:number number:decimal-places="2" number:min-integer-digits="1"/>
      <style:map style:condition="value()&gt;=0" style:apply-style-name="N1257P0"/>
    </number:number-style>
    <number:date-style style:name="N1258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/>
      <number:text>:</number:text>
      <number:seconds/>
    </number:date-style>
    <number:date-style style:name="N1259">
      <number:month number:style="long"/>
      <number:text>/</number:text>
      <number:day number:style="long"/>
      <number:text>/</number:text>
      <number:year number:style="long"/>
      <number:text> </number:text>
      <number:hours/>
      <number:text>:</number:text>
      <number:minutes/>
      <number:text>:</number:text>
      <number:seconds/>
    </number:date-style>
    <number:number-style style:name="N1260">
      <number:text>8.2.1</number:text>
    </number:number-style>
    <number:number-style style:name="N1261">
      <number:text>8.2.2</number:text>
    </number:number-style>
    <number:number-style style:name="N1262">
      <number:text>8.2.4</number:text>
    </number:number-style>
    <number:number-style style:name="N1263">
      <number:text>8.2.5</number:text>
    </number:number-style>
    <number:number-style style:name="N1264">
      <number:text>8.2.6</number:text>
    </number:number-style>
    <number:number-style style:name="N1265">
      <number:text>8.2.7</number:text>
    </number:number-style>
    <number:number-style style:name="N1266">
      <number:text>8.2.8</number:text>
    </number:number-style>
    <number:number-style style:name="N1267">
      <number:text>8.2.9</number:text>
    </number:number-style>
    <number:number-style style:name="N1268">
      <number:text>8.3.1</number:text>
    </number:number-style>
    <number:number-style style:name="N1269">
      <number:text>8.3.2</number:text>
    </number:number-style>
    <number:number-style style:name="N1270">
      <number:text>8.3.3</number:text>
    </number:number-style>
    <number:number-style style:name="N1271">
      <number:text>8.3.4</number:text>
    </number:number-style>
    <number:number-style style:name="N1272">
      <number:text>8.3.5</number:text>
    </number:number-style>
    <number:number-style style:name="N1273">
      <number:text>8.3.6</number:text>
    </number:number-style>
    <number:number-style style:name="N1274">
      <number:text>8.4.1</number:text>
    </number:number-style>
    <number:number-style style:name="N1275">
      <number:text>8.4.2</number:text>
    </number:number-style>
    <number:number-style style:name="N1276">
      <number:text>8.5.1</number:text>
    </number:number-style>
    <number:number-style style:name="N1277">
      <number:text>8.5.2</number:text>
    </number:number-style>
    <number:number-style style:name="N1278">
      <number:text>8.5.3</number:text>
    </number:number-style>
    <number:number-style style:name="N1279">
      <number:text>8.5.4.</number:text>
    </number:number-style>
    <number:number-style style:name="N1280">
      <number:text>8.5.4</number:text>
    </number:number-style>
    <number:number-style style:name="N1281">
      <number:text>8.5.5</number:text>
    </number:number-style>
    <number:number-style style:name="N1282">
      <number:text>8.5.6</number:text>
    </number:number-style>
    <number:number-style style:name="N1283">
      <number:text>8.6.1</number:text>
    </number:number-style>
    <number:number-style style:name="N1284">
      <number:text>8.6.2</number:text>
    </number:number-style>
    <number:number-style style:name="N1285">
      <number:text>8.7.1</number:text>
    </number:number-style>
    <number:number-style style:name="N1286">
      <number:text>"8.3.3</number:text>
    </number:number-style>
    <number:number-style style:name="N1287">
      <number:text>8.3.7</number:text>
    </number:number-style>
    <number:number-style style:name="N1288">
      <number:text>8.3.8</number:text>
    </number:number-style>
    <number:number-style style:name="N1289">
      <number:text>8.3.9</number:text>
    </number:number-style>
    <number:number-style style:name="N1290">
      <number:text>8.4.3</number:text>
    </number:number-style>
    <number:number-style style:name="N1291">
      <number:text>8.4.4</number:text>
    </number:number-style>
    <number:number-style style:name="N1292">
      <number:text>8.4.5</number:text>
    </number:number-style>
    <number:number-style style:name="N1293">
      <number:text>8.4.6</number:text>
    </number:number-style>
    <number:number-style style:name="N1294">
      <number:text>8.6.3</number:text>
    </number:number-style>
    <number:number-style style:name="N1295">
      <number:text>8.6.4</number:text>
    </number:number-style>
    <number:number-style style:name="N1296">
      <number:text>8.6.5</number:text>
    </number:number-style>
    <number:number-style style:name="N1297">
      <number:text>8.6.6</number:text>
    </number:number-style>
    <number:number-style style:name="N1298">
      <number:text>11.2.1</number:text>
    </number:number-style>
    <number:number-style style:name="N1299">
      <number:text>11.2.2</number:text>
    </number:number-style>
    <number:number-style style:name="N1300">
      <number:text>11.2.3</number:text>
    </number:number-style>
    <number:number-style style:name="N1301">
      <number:text>11.2.4</number:text>
    </number:number-style>
    <number:number-style style:name="N1302">
      <number:text>11.2.5</number:text>
    </number:number-style>
    <number:number-style style:name="N1303">
      <number:text>11.2.6</number:text>
    </number:number-style>
    <number:number-style style:name="N1304">
      <number:text>11.2.7</number:text>
    </number:number-style>
    <number:number-style style:name="N1305">
      <number:text>11.2.8</number:text>
    </number:number-style>
    <number:number-style style:name="N1306">
      <number:text>11.2.9</number:text>
    </number:number-style>
    <number:number-style style:name="N1307">
      <number:text>11.3.1</number:text>
    </number:number-style>
    <number:number-style style:name="N1308">
      <number:text>11.3.2</number:text>
    </number:number-style>
    <number:number-style style:name="N1309">
      <number:text>11.3.3</number:text>
    </number:number-style>
    <number:number-style style:name="N1310">
      <number:text>11.3.4</number:text>
    </number:number-style>
    <number:number-style style:name="N1311">
      <number:text>11.3.5</number:text>
    </number:number-style>
    <number:number-style style:name="N1312">
      <number:text>11.3.6</number:text>
    </number:number-style>
    <number:number-style style:name="N1313">
      <number:text>11.4.1</number:text>
    </number:number-style>
    <number:number-style style:name="N1314">
      <number:text>11.4.2</number:text>
    </number:number-style>
    <number:number-style style:name="N1315">
      <number:text>11.5.1</number:text>
    </number:number-style>
    <number:number-style style:name="N1316">
      <number:text>11.5.2</number:text>
    </number:number-style>
    <number:number-style style:name="N1317">
      <number:text>11.5.3</number:text>
    </number:number-style>
    <number:number-style style:name="N1318">
      <number:text>11.5.4</number:text>
    </number:number-style>
    <number:number-style style:name="N1319">
      <number:text>11.5.5</number:text>
    </number:number-style>
    <number:number-style style:name="N1320">
      <number:text>11.5.6</number:text>
    </number:number-style>
    <number:number-style style:name="N1321">
      <number:text>11.6.1</number:text>
    </number:number-style>
    <number:number-style style:name="N1322">
      <number:text>11.6.2</number:text>
    </number:number-style>
    <number:number-style style:name="N1323">
      <number:text>11.3.7</number:text>
    </number:number-style>
    <number:number-style style:name="N1324">
      <number:text>11.3.8</number:text>
    </number:number-style>
    <number:number-style style:name="N1325">
      <number:text>11.3.9</number:text>
    </number:number-style>
    <number:number-style style:name="N1326">
      <number:text>11.4..2</number:text>
    </number:number-style>
    <number:number-style style:name="N1327">
      <number:text>11.4..3</number:text>
    </number:number-style>
    <number:number-style style:name="N1328">
      <number:text>11.4..4</number:text>
    </number:number-style>
    <number:number-style style:name="N1329">
      <number:text>11.4..5</number:text>
    </number:number-style>
    <number:number-style style:name="N1330">
      <number:text>11.4..6</number:text>
    </number:number-style>
    <number:number-style style:name="N1331">
      <number:text>11.4..1</number:text>
    </number:number-style>
    <number:number-style style:name="N1332">
      <number:text>11.4.4</number:text>
    </number:number-style>
    <number:number-style style:name="N1333">
      <number:text>11.4.3</number:text>
    </number:number-style>
    <number:number-style style:name="N1334">
      <number:text>11.4.6</number:text>
    </number:number-style>
    <number:number-style style:name="N1335">
      <number:text>11.4.5</number:text>
    </number:number-style>
    <number:number-style style:name="N1336">
      <number:text>"11.5.2</number:text>
    </number:number-style>
    <number:number-style style:name="N1337">
      <number:text>11.6.3</number:text>
    </number:number-style>
    <number:number-style style:name="N1338">
      <number:text>11.6.4</number:text>
    </number:number-style>
    <number:number-style style:name="N1339">
      <number:text>11.6.5</number:text>
    </number:number-style>
    <number:number-style style:name="N1340">
      <number:text>11.6.6</number:text>
    </number:number-style>
    <number:number-style style:name="N1341">
      <number:text>11.7.1</number:text>
    </number:number-style>
    <number:number-style style:name="N1342">
      <number:text>11.7.2</number:text>
    </number:number-style>
    <number:number-style style:name="N1343">
      <number:text>15.3.1</number:text>
    </number:number-style>
    <number:number-style style:name="N1344">
      <number:text>15.3.2</number:text>
    </number:number-style>
    <number:number-style style:name="N1345">
      <number:text>15.3.3</number:text>
    </number:number-style>
    <number:number-style style:name="N1346">
      <number:text>15.3.4</number:text>
    </number:number-style>
    <number:number-style style:name="N1347">
      <number:text>15.3.5</number:text>
    </number:number-style>
    <number:number-style style:name="N1348">
      <number:text>15.3.6</number:text>
    </number:number-style>
    <number:number-style style:name="N1349">
      <number:text>15.3.7</number:text>
    </number:number-style>
    <number:number-style style:name="N1350">
      <number:text>15.3.8</number:text>
    </number:number-style>
    <number:number-style style:name="N1351">
      <number:text>15.3.9</number:text>
    </number:number-style>
    <number:number-style style:name="N1352">
      <number:text>1.3.7</number:text>
    </number:number-style>
    <number:number-style style:name="N1353">
      <number:text>15.4.1</number:text>
    </number:number-style>
    <number:number-style style:name="N1354">
      <number:text>15.4.2</number:text>
    </number:number-style>
    <number:number-style style:name="N1355">
      <number:text>15.4.3</number:text>
    </number:number-style>
    <number:number-style style:name="N1356">
      <number:text>15.4.4</number:text>
    </number:number-style>
    <number:number-style style:name="N1357">
      <number:text>15.4.5</number:text>
    </number:number-style>
    <number:number-style style:name="N1358">
      <number:text>15.4.6</number:text>
    </number:number-style>
    <number:number-style style:name="N1359">
      <number:text>15.5.1</number:text>
    </number:number-style>
    <number:number-style style:name="N1360">
      <number:text>15.5.2</number:text>
    </number:number-style>
    <number:number-style style:name="N1361">
      <number:text>15.6.1</number:text>
    </number:number-style>
    <number:number-style style:name="N1362">
      <number:text>15.6.2</number:text>
    </number:number-style>
    <number:number-style style:name="N1363">
      <number:text>15.6.3</number:text>
    </number:number-style>
    <number:number-style style:name="N1364">
      <number:text>15.6.4</number:text>
    </number:number-style>
    <number:number-style style:name="N1365">
      <number:text>15.6.5</number:text>
    </number:number-style>
    <number:number-style style:name="N1366">
      <number:text>15.6.6</number:text>
    </number:number-style>
    <number:number-style style:name="N1367">
      <number:text>15.5.3</number:text>
    </number:number-style>
    <number:number-style style:name="N1368">
      <number:text>16.1</number:text>
    </number:number-style>
    <number:number-style style:name="N1369">
      <number:text>15.6.1.</number:text>
    </number:number-style>
    <number:number-style style:name="N1370">
      <number:text>18.3.1</number:text>
    </number:number-style>
    <number:number-style style:name="N1371">
      <number:text>18.3.2</number:text>
    </number:number-style>
    <number:number-style style:name="N1372">
      <number:text>18.3.3</number:text>
    </number:number-style>
    <number:number-style style:name="N1373">
      <number:text>18.3.4</number:text>
    </number:number-style>
    <number:number-style style:name="N1374">
      <number:text>18.3.5</number:text>
    </number:number-style>
    <number:number-style style:name="N1375">
      <number:text>18.3.6</number:text>
    </number:number-style>
    <number:number-style style:name="N1376">
      <number:text>18.3.7</number:text>
    </number:number-style>
    <number:number-style style:name="N1377">
      <number:text>18.3.8</number:text>
    </number:number-style>
    <number:number-style style:name="N1378">
      <number:text>18.3.9</number:text>
    </number:number-style>
    <number:number-style style:name="N1379">
      <number:text>18.4.1</number:text>
    </number:number-style>
    <number:number-style style:name="N1380">
      <number:text>18.4.2</number:text>
    </number:number-style>
    <number:number-style style:name="N1381">
      <number:text>18.4.3</number:text>
    </number:number-style>
    <number:number-style style:name="N1382">
      <number:text>18.4.4</number:text>
    </number:number-style>
    <number:number-style style:name="N1383">
      <number:text>18.4.5</number:text>
    </number:number-style>
    <number:number-style style:name="N1384">
      <number:text>18.4.6</number:text>
    </number:number-style>
    <number:number-style style:name="N1385">
      <number:text>18.5.1</number:text>
    </number:number-style>
    <number:number-style style:name="N1386">
      <number:text>18.5.2</number:text>
    </number:number-style>
    <number:number-style style:name="N1387">
      <number:text>18.6.1</number:text>
    </number:number-style>
    <number:number-style style:name="N1388">
      <number:text>18.6.2</number:text>
    </number:number-style>
    <number:number-style style:name="N1389">
      <number:text>18.6.3</number:text>
    </number:number-style>
    <number:number-style style:name="N1390">
      <number:text>18.6.4</number:text>
    </number:number-style>
    <number:number-style style:name="N1391">
      <number:text>18.6.5</number:text>
    </number:number-style>
    <number:number-style style:name="N1392">
      <number:text>18.6.6</number:text>
    </number:number-style>
    <number:number-style style:name="N1393">
      <number:text>18.7.1</number:text>
    </number:number-style>
    <number:number-style style:name="N1394">
      <number:text>18.7.2</number:text>
    </number:number-style>
    <number:number-style style:name="N1395">
      <number:number number:decimal-places="0" number:min-integer-digits="1"/>
      <number:text>.9</number:text>
    </number:number-style>
    <number:date-style style:name="N1396">
      <number:year number:style="long"/>
      <number:text>/</number:text>
      <number:month number:style="long"/>
      <number:text>/</number:text>
      <number:day number:style="long"/>
      <number:text>/</number:text>
    </number:date-style>
    <number:date-style style:name="N139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98">
      <number:number number:decimal-places="0" number:min-integer-digits="1"/>
      <number:text>.11111111</number:text>
    </number:number-style>
    <number:number-style style:name="N1399">
      <number:text>6.1.</number:text>
    </number:number-style>
    <number:number-style style:name="N1400">
      <number:text>6.1.4</number:text>
    </number:number-style>
    <number:number-style style:name="N1401">
      <number:text>6.1.5</number:text>
    </number:number-style>
    <number:number-style style:name="N1402">
      <number:text>6.1.6</number:text>
    </number:number-style>
    <number:number-style style:name="N1403">
      <number:text>6.2.1</number:text>
    </number:number-style>
    <number:number-style style:name="N1404">
      <number:text>6.2.2</number:text>
    </number:number-style>
    <number:number-style style:name="N1405">
      <number:text>6.2.6</number:text>
    </number:number-style>
    <number:number-style style:name="N1406">
      <number:text>6.2.5</number:text>
    </number:number-style>
    <number:number-style style:name="N1407">
      <number:text>6.2.4</number:text>
    </number:number-style>
    <number:number-style style:name="N1408">
      <number:text>6.2.3</number:text>
    </number:number-style>
    <number:number-style style:name="N1409">
      <number:text>-9999999999999999999</number:text>
    </number:number-style>
    <number:date-style style:name="N1410">
      <number:text>ABc</number:text>
      <number:day/>
    </number:date-style>
    <number:date-style style:name="N1411">
      <number:year number:style="long"/>
      <number:text>/ </number:text>
      <number:month number:style="long"/>
      <number:text>/</number:text>
      <number:day number:style="long"/>
    </number:date-style>
    <number:number-style style:name="N1415P0" style:volatile="true">
      <number:text> ｣</number:text>
      <number:number number:decimal-places="0" number:min-integer-digits="1" number:grouping="true"/>
      <number:text> </number:text>
    </number:number-style>
    <number:number-style style:name="N1415P1" style:volatile="true">
      <number:text>-｣</number:text>
      <number:number number:decimal-places="0" number:min-integer-digits="1" number:grouping="true"/>
      <number:text> </number:text>
    </number:number-style>
    <number:number-style style:name="N1415P2" style:volatile="true">
      <number:text> ｣- </number:text>
    </number:number-style>
    <number:text-style style:name="N1415">
      <number:text-content/>
      <number:text> </number:text>
      <style:map style:condition="value()&gt;0" style:apply-style-name="N1415P0"/>
      <style:map style:condition="value()&lt;0" style:apply-style-name="N1415P1"/>
      <style:map style:condition="value()=0" style:apply-style-name="N1415P2"/>
    </number:text-style>
    <number:number-style style:name="N1419P0" style:volatile="true">
      <number:text> ｣</number:text>
      <number:number number:decimal-places="2" number:min-integer-digits="1" number:grouping="true"/>
      <number:text> </number:text>
    </number:number-style>
    <number:number-style style:name="N1419P1" style:volatile="true">
      <number:text>-｣</number:text>
      <number:number number:decimal-places="2" number:min-integer-digits="1" number:grouping="true"/>
      <number:text> </number:text>
    </number:number-style>
    <number:number-style style:name="N1419P2" style:volatile="true">
      <number:text> ｣-</number:text>
      <number:number number:decimal-places="0" number:min-integer-digits="0"/>
      <number:text> </number:text>
    </number:number-style>
    <number:text-style style:name="N1419">
      <number:text-content/>
      <number:text> </number:text>
      <style:map style:condition="value()&gt;0" style:apply-style-name="N1419P0"/>
      <style:map style:condition="value()&lt;0" style:apply-style-name="N1419P1"/>
      <style:map style:condition="value()=0" style:apply-style-name="N1419P2"/>
    </number:text-style>
    <number:number-style style:name="N1420">
      <number:text>$</number:text>
      <number:number number:decimal-places="0" number:min-integer-digits="4" number:grouping="true"/>
    </number:number-style>
    <number:number-style style:name="N1421P0" style:volatile="true">
      <number:text>\</number:text>
      <number:number number:decimal-places="2" number:min-integer-digits="1" number:grouping="true"/>
    </number:number-style>
    <number:number-style style:name="N1421">
      <style:text-properties fo:color="#ff0000"/>
      <number:text>¥-</number:text>
      <number:number number:decimal-places="2" number:min-integer-digits="1" number:grouping="true"/>
      <style:map style:condition="value()&gt;=0" style:apply-style-name="N1421P0"/>
    </number:number-style>
    <number:number-style style:name="N1422P0" style:volatile="true">
      <number:text>\</number:text>
      <number:number number:decimal-places="0" number:min-integer-digits="1" number:grouping="true"/>
    </number:number-style>
    <number:number-style style:name="N1422">
      <number:text>\!-\</number:text>
      <number:number number:decimal-places="0" number:min-integer-digits="1" number:grouping="true"/>
      <style:map style:condition="value()&gt;=0" style:apply-style-name="N1422P0"/>
    </number:number-style>
    <number:number-style style:name="N1423">
      <number:text>残</number:text>
      <number:number number:decimal-places="0" number:min-integer-digits="1"/>
    </number:number-style>
    <number:number-style style:name="N1424P0" style:volatile="true">
      <number:text>¥</number:text>
      <number:number number:decimal-places="0" number:min-integer-digits="1" number:grouping="true"/>
    </number:number-style>
    <number:number-style style:name="N1424">
      <number:text>¥!-¥</number:text>
      <number:number number:decimal-places="0" number:min-integer-digits="1" number:grouping="true"/>
      <style:map style:condition="value()&gt;=0" style:apply-style-name="N1424P0"/>
    </number:number-style>
    <number:number-style style:name="N1428P0" style:volatile="true">
      <number:text> \</number:text>
      <number:number number:decimal-places="0" number:min-integer-digits="1" number:grouping="true"/>
    </number:number-style>
    <number:number-style style:name="N1428P1" style:volatile="true">
      <number:text>-\</number:text>
      <number:number number:decimal-places="0" number:min-integer-digits="1" number:grouping="true"/>
    </number:number-style>
    <number:number-style style:name="N1428P2" style:volatile="true">
      <number:text> \-</number:text>
    </number:number-style>
    <number:text-style style:name="N1428">
      <number:text-content/>
      <style:map style:condition="value()&gt;0" style:apply-style-name="N1428P0"/>
      <style:map style:condition="value()&lt;0" style:apply-style-name="N1428P1"/>
      <style:map style:condition="value()=0" style:apply-style-name="N1428P2"/>
    </number:text-style>
    <number:number-style style:name="N1429">
      <number:text>-</number:text>
    </number:number-style>
    <number:number-style style:name="N1430P0" style:volatile="true">
      <number:number number:decimal-places="0" number:min-integer-digits="1" number:grouping="true"/>
    </number:number-style>
    <number:number-style style:name="N1430P1" style:volatile="true">
      <number:text>-</number:text>
      <number:number number:decimal-places="0" number:min-integer-digits="1" number:grouping="true"/>
    </number:number-style>
    <number:number-style style:name="N1430P2" style:volatile="true">
      <number:text>-</number:text>
    </number:number-style>
    <number:text-style style:name="N1430">
      <number:text-content/>
      <style:map style:condition="value()&gt;0" style:apply-style-name="N1430P0"/>
      <style:map style:condition="value()&lt;0" style:apply-style-name="N1430P1"/>
      <style:map style:condition="value()=0" style:apply-style-name="N1430P2"/>
    </number:text-style>
    <number:number-style style:name="N1434P0" style:volatile="true">
      <number:text> \</number:text>
      <number:number number:decimal-places="2" number:min-integer-digits="1" number:grouping="true"/>
    </number:number-style>
    <number:number-style style:name="N1434P1" style:volatile="true">
      <number:text>-\</number:text>
      <number:number number:decimal-places="2" number:min-integer-digits="1" number:grouping="true"/>
    </number:number-style>
    <number:number-style style:name="N1434P2" style:volatile="true">
      <number:text> \-</number:text>
      <number:number number:decimal-places="0" number:min-integer-digits="0"/>
    </number:number-style>
    <number:text-style style:name="N1434">
      <number:text-content/>
      <style:map style:condition="value()&gt;0" style:apply-style-name="N1434P0"/>
      <style:map style:condition="value()&lt;0" style:apply-style-name="N1434P1"/>
      <style:map style:condition="value()=0" style:apply-style-name="N1434P2"/>
    </number:text-style>
    <number:number-style style:name="N1437P0" style:volatile="true">
      <number:number number:decimal-places="2" number:min-integer-digits="1" number:grouping="true"/>
    </number:number-style>
    <number:number-style style:name="N1437P1" style:volatile="true">
      <number:text>-</number:text>
      <number:number number:decimal-places="2" number:min-integer-digits="1" number:grouping="true"/>
    </number:number-style>
    <number:number-style style:name="N1437P2" style:volatile="true">
      <number:text>-</number:text>
      <number:number number:decimal-places="0" number:min-integer-digits="0"/>
    </number:number-style>
    <number:text-style style:name="N1437">
      <number:text-content/>
      <style:map style:condition="value()&gt;0" style:apply-style-name="N1437P0"/>
      <style:map style:condition="value()&lt;0" style:apply-style-name="N1437P1"/>
      <style:map style:condition="value()=0" style:apply-style-name="N1437P2"/>
    </number:text-style>
    <number:date-style style:name="N1438">
      <number:year number:style="long"/>
      <number:text>/</number:text>
      <number:month/>
      <number:day/>
      <number:text>//</number:text>
    </number:date-style>
    <number:date-style style:name="N1439">
      <number:text>作成日付 : </number:text>
      <number:year number:style="long"/>
      <number:text> 年 </number:text>
      <number:month number:style="long"/>
      <number:text> 月 </number:text>
      <number:day number:style="long"/>
      <number:text> 日</number:text>
    </number:date-style>
    <number:number-style style:name="N1440">
      <number:text>次のメッセージが表示される@</number:text>
    </number:number-style>
    <number:date-style style:name="N1441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442">
      <number:month number:style="long"/>
      <number:text>/</number:text>
      <number:day number:style="long"/>
      <number:text> </number:text>
      <number:hours number:style="long"/>
      <number:text>:</number:text>
      <number:minutes/>
      <number:text>i</number:text>
    </number:date-style>
    <number:number-style style:name="N1443P0" style:volatile="true">
      <number:number number:decimal-places="1" number:min-integer-digits="1"/>
    </number:number-style>
    <number:number-style style:name="N1443">
      <style:text-properties fo:color="#ff0000"/>
      <number:number number:decimal-places="1" number:min-integer-digits="1"/>
      <style:map style:condition="value()&gt;=0" style:apply-style-name="N1443P0"/>
    </number:number-style>
    <number:number-style style:name="N1445P0" style:volatile="true">
      <number:number number:decimal-places="1" number:min-integer-digits="1" number:grouping="true"/>
      <number:text> </number:text>
    </number:number-style>
    <number:number-style style:name="N1445P1" style:volatile="true">
      <number:text> (</number:text>
      <number:number number:decimal-places="1" number:min-integer-digits="1" number:grouping="true"/>
      <number:text>)</number:text>
    </number:number-style>
    <number:number-style style:name="N1445P2" style:volatile="true">
      <number:text>-</number:text>
      <number:number number:decimal-places="0" number:min-integer-digits="0"/>
      <number:text> </number:text>
    </number:number-style>
    <number:text-style style:name="N1445">
      <number:text-content/>
      <number:text> </number:text>
      <style:map style:condition="value()&gt;0" style:apply-style-name="N1445P0"/>
      <style:map style:condition="value()&lt;0" style:apply-style-name="N1445P1"/>
      <style:map style:condition="value()=0" style:apply-style-name="N1445P2"/>
    </number:text-style>
    <number:number-style style:name="N1447P0" style:volatile="true">
      <number:number number:decimal-places="0" number:min-integer-digits="1"/>
    </number:number-style>
    <number:number-style style:name="N1447P1" style:volatile="true">
      <number:text>-</number:text>
      <number:number number:decimal-places="0" number:min-integer-digits="1"/>
    </number:number-style>
    <number:number-style style:name="N1447P2" style:volatile="true">
      <number:text/>
    </number:number-style>
    <number:text-style style:name="N1447">
      <number:text-content/>
      <style:map style:condition="value()&gt;0" style:apply-style-name="N1447P0"/>
      <style:map style:condition="value()&lt;0" style:apply-style-name="N1447P1"/>
      <style:map style:condition="value()=0" style:apply-style-name="N1447P2"/>
    </number:text-style>
    <number:number-style style:name="N1448">
      <number:number number:decimal-places="0" number:min-integer-digits="1"/>
      <number:text> Person-day</number:text>
    </number:number-style>
    <number:number-style style:name="N1449">
      <number:number number:decimal-places="0" number:min-integer-digits="6">
        <number:embedded-text number:position="4">-</number:embedded-text>
      </number:number>
    </number:number-style>
    <number:currency-style style:name="N1451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451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451P0"/>
    </number:currency-style>
    <number:currency-style style:name="N1453P0" style:volatile="true">
      <number:currency-symbol number:language="en" number:country="US">$</number:currency-symbol>
      <number:number number:decimal-places="0" number:min-integer-digits="0" number:display-factor="1000"/>
    </number:currency-style>
    <number:currency-style style:name="N1453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453P0"/>
    </number:currency-style>
    <number:currency-style style:name="N1455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455P1" style:volatile="true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</number:currency-style>
    <number:number-style style:name="N1455">
      <number:text/>
      <style:map style:condition="value()&gt;0" style:apply-style-name="N1455P0"/>
      <style:map style:condition="value()&lt;0" style:apply-style-name="N1455P1"/>
    </number:number-style>
    <number:number-style style:name="N1456">
      <number:text>小計($1=\</number:text>
      <number:number number:decimal-places="0" number:min-integer-digits="1"/>
      <number:text>)</number:text>
    </number:number-style>
    <number:number-style style:name="N1457">
      <number:text>小計($1=￥</number:text>
      <number:number number:decimal-places="0" number:min-integer-digits="1"/>
      <number:text>)</number:text>
    </number:number-style>
    <number:currency-style style:name="N1458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458"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458P0"/>
    </number:currency-style>
    <number:number-style style:name="N1459">
      <number:number number:decimal-places="0" number:min-integer-digits="1" number:grouping="true"/>
      <number:text> GB</number:text>
    </number:number-style>
    <number:currency-style style:name="N146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461P1" style:volatile="true">
      <number:text>-</number:text>
      <number:currency-symbol number:language="ja" number:country="JP">￥</number:currency-symbol>
      <number:number number:decimal-places="0" number:min-integer-digits="1" number:grouping="true"/>
    </number:currency-style>
    <number:number-style style:name="N1461">
      <number:text/>
      <style:map style:condition="value()&gt;0" style:apply-style-name="N1461P0"/>
      <style:map style:condition="value()&lt;0" style:apply-style-name="N1461P1"/>
    </number:number-style>
    <number:number-style style:name="N1462">
      <number:number number:decimal-places="0" number:min-integer-digits="1" number:grouping="true"/>
      <number:text> 時間</number:text>
    </number:number-style>
    <number:number-style style:name="N1463">
      <number:number number:decimal-places="0" number:min-integer-digits="1" number:grouping="true"/>
      <number:text> 日</number:text>
    </number:number-style>
    <number:number-style style:name="N1464P0" style:volatile="true">
      <number:text>$</number:text>
      <number:number number:decimal-places="2" number:min-integer-digits="1" number:grouping="true"/>
    </number:number-style>
    <number:number-style style:name="N1464">
      <number:text>-$</number:text>
      <number:number number:decimal-places="2" number:min-integer-digits="1" number:grouping="true"/>
      <style:map style:condition="value()&gt;=0" style:apply-style-name="N1464P0"/>
    </number:number-style>
    <number:currency-style style:name="N146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466"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466P0"/>
    </number:currency-style>
    <number:percentage-style style:name="N1467">
      <number:number number:decimal-places="2" number:min-integer-digits="1" number:grouping="true"/>
      <number:text>%</number:text>
    </number:percentage-style>
    <number:number-style style:name="N1468">
      <number:number number:decimal-places="0" number:min-integer-digits="24"/>
    </number:number-style>
    <number:currency-style style:name="N1470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470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470P0"/>
    </number:currency-style>
    <number:date-style style:name="N1471">
      <number:day/>
      <number:text>.</number:text>
      <number:month/>
      <number:text>.</number:text>
      <number:year/>
    </number:date-style>
    <number:currency-style style:name="N1472P0" style:volatile="true">
      <number:number number:decimal-places="2" number:min-integer-digits="1" number:grouping="true"/>
      <number:text> </number:text>
      <number:currency-symbol>INR</number:currency-symbol>
    </number:currency-style>
    <number:number-style style:name="N1472">
      <style:text-properties fo:color="#ff0000"/>
      <number:text>-</number:text>
      <number:number number:decimal-places="2" number:min-integer-digits="1" number:grouping="true"/>
      <style:map style:condition="value()&gt;=0" style:apply-style-name="N1472P0"/>
    </number:number-style>
    <number:date-style style:name="N1473">
      <number:month/>
      <number:text>-</number:text>
      <number:day/>
    </number:date-style>
    <number:currency-style style:name="N1475P0" style:volatile="true">
      <number:number number:decimal-places="2" number:min-integer-digits="1" number:grouping="true"/>
      <number:text> </number:text>
      <number:currency-symbol number:language="sr" number:country="ME">€</number:currency-symbol>
    </number:currency-style>
    <number:currency-style style:name="N1475">
      <style:text-properties fo:color="#ff0000"/>
      <number:text>-</number:text>
      <number:number number:decimal-places="2" number:min-integer-digits="1" number:grouping="true"/>
      <number:text> </number:text>
      <number:currency-symbol number:language="sr" number:country="ME">€</number:currency-symbol>
      <style:map style:condition="value()&gt;=0" style:apply-style-name="N1475P0"/>
    </number:currency-style>
    <number:date-style style:name="N1476">
      <number:month number:style="long"/>
      <number:day number:style="long"/>
    </number:date-style>
    <number:number-style style:name="N1477P0" style:volatile="true">
      <number:number number:decimal-places="3" number:min-integer-digits="1"/>
    </number:number-style>
    <number:number-style style:name="N1477">
      <style:text-properties fo:color="#ff0000"/>
      <number:number number:decimal-places="3" number:min-integer-digits="1"/>
      <style:map style:condition="value()&gt;=0" style:apply-style-name="N1477P0"/>
    </number:number-style>
    <number:number-style style:name="N1478P0" style:volatile="true">
      <number:number number:decimal-places="4" number:min-integer-digits="1"/>
    </number:number-style>
    <number:number-style style:name="N1478">
      <style:text-properties fo:color="#ff0000"/>
      <number:number number:decimal-places="4" number:min-integer-digits="1"/>
      <style:map style:condition="value()&gt;=0" style:apply-style-name="N1478P0"/>
    </number:number-style>
    <number:number-style style:name="N1480P0" style:volatile="true">
      <number:number number:decimal-places="2" number:min-integer-digits="1" number:grouping="true"/>
      <number:text> </number:text>
    </number:number-style>
    <number:number-style style:name="N1480P1" style:volatile="true">
      <number:number number:decimal-places="2" number:min-integer-digits="1" number:grouping="true"/>
      <number:text>-</number:text>
    </number:number-style>
    <number:number-style style:name="N1480P2" style:volatile="true">
      <number:text>-</number:text>
      <number:number number:decimal-places="0" number:min-integer-digits="0"/>
      <number:text> </number:text>
    </number:number-style>
    <number:text-style style:name="N1480">
      <number:text-content/>
      <number:text> </number:text>
      <style:map style:condition="value()&gt;0" style:apply-style-name="N1480P0"/>
      <style:map style:condition="value()&lt;0" style:apply-style-name="N1480P1"/>
      <style:map style:condition="value()=0" style:apply-style-name="N1480P2"/>
    </number:text-style>
    <number:number-style style:name="N1481P0" style:volatile="true">
      <number:number number:decimal-places="6" number:min-integer-digits="1" number:grouping="true"/>
    </number:number-style>
    <number:number-style style:name="N1481">
      <style:text-properties fo:color="#ff0000"/>
      <number:text>-</number:text>
      <number:number number:decimal-places="6" number:min-integer-digits="1" number:grouping="true"/>
      <style:map style:condition="value()&gt;=0" style:apply-style-name="N1481P0"/>
    </number:number-style>
    <number:number-style style:name="N1483P0" style:volatile="true">
      <number:number number:decimal-places="7" number:min-integer-digits="1" number:grouping="true"/>
    </number:number-style>
    <number:number-style style:name="N1483">
      <style:text-properties fo:color="#ff0000"/>
      <number:text>-</number:text>
      <number:number number:decimal-places="7" number:min-integer-digits="1" number:grouping="true"/>
      <style:map style:condition="value()&gt;=0" style:apply-style-name="N1483P0"/>
    </number:number-style>
    <number:date-style style:name="N1484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485">
      <number:text>Colu</number:text>
      <number:month/>
      <number:text>n</number:text>
    </number:date-style>
    <number:number-style style:name="N1486">
      <number:number number:decimal-places="0" number:min-integer-digits="27"/>
    </number:number-style>
    <number:time-style style:name="N1487">
      <number:hours/>
    </number:time-style>
    <number:number-style style:name="N1488">
      <number:number number:decimal-places="8" number:min-integer-digits="7"/>
    </number:number-style>
    <number:number-style style:name="N1489">
      <number:text>9999999.99999999</number:text>
    </number:number-style>
    <number:number-style style:name="N1490">
      <number:text>1</number:text>
      <number:number number:decimal-places="0" number:min-integer-digits="2">
        <number:embedded-text number:position="1">4:1</number:embedded-text>
      </number:number>
      <number:text>2</number:text>
    </number:number-style>
    <number:date-style style:name="N1491">
      <number:month number:textual="true"/>
      <number:text>:</number:text>
      <number:seconds number:style="long"/>
      <number:seconds/>
    </number:date-style>
    <number:number-style style:name="N1492">
      <number:number number:decimal-places="0" number:min-integer-digits="3">
        <number:embedded-text number:position="1">1</number:embedded-text>
      </number:number>
    </number:number-style>
    <number:number-style style:name="N1493">
      <number:text>71</number:text>
      <number:number number:decimal-places="1" number:min-integer-digits="0"/>
    </number:number-style>
    <number:number-style style:name="N1494">
      <number:text>6.1.7</number:text>
    </number:number-style>
    <number:number-style style:name="N1495">
      <number:text>6.1.8</number:text>
    </number:number-style>
    <number:number-style style:name="N1496">
      <number:text>6.2.7</number:text>
    </number:number-style>
    <number:number-style style:name="N1497">
      <number:text>6.2.8l</number:text>
    </number:number-style>
    <number:number-style style:name="N1498">
      <number:text>6.2.8</number:text>
    </number:number-style>
    <number:number-style style:name="N1499">
      <number:text>9.4.1</number:text>
    </number:number-style>
    <number:number-style style:name="N1500">
      <number:text>9.4.2</number:text>
    </number:number-style>
    <number:number-style style:name="N1501">
      <number:text>7.4.1</number:text>
    </number:number-style>
    <number:number-style style:name="N1502">
      <number:text>7.4.2</number:text>
    </number:number-style>
    <number:number-style style:name="N1503">
      <number:text>1</number:text>
      <number:number number:decimal-places="0" number:min-integer-digits="1"/>
      <number:text>.3.1</number:text>
    </number:number-style>
    <number:number-style style:name="N1504">
      <number:text>1</number:text>
      <number:number number:decimal-places="0" number:min-integer-digits="1"/>
      <number:text>.3.2</number:text>
    </number:number-style>
    <number:number-style style:name="N1505">
      <number:text>10.4.1</number:text>
    </number:number-style>
    <number:number-style style:name="N1506">
      <number:text>10.4.2</number:text>
    </number:number-style>
    <number:number-style style:name="N1507">
      <number:text>1234567891.12345678</number:text>
    </number:number-style>
    <number:number-style style:name="N1508">
      <number:text>2469135782.2469134</number:text>
    </number:number-style>
    <number:date-style style:name="N1509">
      <number:text>T</number:text>
      <number:year number:calendar="jewish"/>
      <number:seconds/>
      <number:text>T</number:text>
    </number:date-style>
    <number:date-style style:name="N1510">
      <number:year/>
      <number:text>Y/</number:text>
      <number:month number:style="long"/>
      <number:text>/</number:text>
      <number:day number:style="long"/>
    </number:date-style>
    <number:date-style style:name="N1511">
      <number:month number:style="long"/>
      <number:text>/</number:text>
      <number:day number:style="long"/>
      <number:text>/</number:text>
      <number:year/>
      <number:text>Y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512">
      <number:number number:decimal-places="20" number:min-integer-digits="0"/>
    </number:number-style>
    <number:number-style style:name="N1513">
      <number:text>9999999999.999999</number:text>
    </number:number-style>
    <number:number-style style:name="N1514">
      <number:text>9999999999999999999</number:text>
    </number:number-style>
    <number:number-style style:name="N1515">
      <number:text>99999999999999999</number:text>
    </number:number-style>
    <number:number-style style:name="N1516">
      <number:text>'8.1</number:text>
    </number:number-style>
    <number:number-style style:name="N1517">
      <number:text>8.1</number:text>
    </number:number-style>
    <number:number-style style:name="N1518">
      <number:number number:decimal-places="2" number:min-integer-digits="4"/>
    </number:number-style>
    <number:number-style style:name="N1519">
      <number:text>9999999999.99999</number:text>
    </number:number-style>
    <number:number-style style:name="N1520">
      <number:text>99999999999999999999999999999999999</number:text>
    </number:number-style>
    <number:number-style style:name="N1521">
      <number:text>-999999999999999</number:text>
      <number:number number:decimal-places="2" number:min-integer-digits="0"/>
    </number:number-style>
    <number:number-style style:name="N1522">
      <number:text>-9999999999.99999</number:text>
    </number:number-style>
    <number:number-style style:name="N1523">
      <number:text>999999999999999</number:text>
      <number:number number:decimal-places="2" number:min-integer-digits="0"/>
    </number:number-style>
    <number:percentage-style style:name="N1524">
      <number:text>5</number:text>
      <number:number number:decimal-places="0" number:min-integer-digits="2"/>
      <number:text>%</number:text>
    </number:percentage-style>
    <number:percentage-style style:name="N1525">
      <number:text>-5</number:text>
      <number:number number:decimal-places="0" number:min-integer-digits="2"/>
      <number:text>%</number:text>
    </number:percentage-style>
    <number:number-style style:name="N1526">
      <number:text>-5</number:text>
      <number:number number:decimal-places="0" number:min-integer-digits="2"/>
    </number:number-style>
    <number:percentage-style style:name="N1527">
      <number:number number:decimal-places="14" number:min-integer-digits="1"/>
      <number:text>%</number:text>
    </number:percentage-style>
    <number:number-style style:name="N1529P0" style:volatile="true">
      <number:number number:decimal-places="0" number:min-integer-digits="1" number:grouping="true"/>
    </number:number-style>
    <number:number-style style:name="N1529P1" style:volatile="true">
      <number:text>▲</number:text>
      <number:number number:decimal-places="0" number:min-integer-digits="1" number:grouping="true"/>
    </number:number-style>
    <number:number-style style:name="N1529">
      <number:text>- </number:text>
      <style:map style:condition="value()&gt;0" style:apply-style-name="N1529P0"/>
      <style:map style:condition="value()&lt;0" style:apply-style-name="N1529P1"/>
    </number:number-style>
    <number:date-style style:name="N1530">
      <number:month/>
      <number:text>月度</number:text>
    </number:date-style>
    <number:number-style style:name="N1531P0" style:volatile="true">
      <number:number number:decimal-places="1" number:min-integer-digits="1" number:grouping="true"/>
    </number:number-style>
    <number:number-style style:name="N1531">
      <number:text>▲ </number:text>
      <number:number number:decimal-places="1" number:min-integer-digits="1" number:grouping="true"/>
      <style:map style:condition="value()&gt;=0" style:apply-style-name="N1531P0"/>
    </number:number-style>
    <number:number-style style:name="N1532P0" style:volatile="true">
      <number:number number:decimal-places="2" number:min-integer-digits="1" number:grouping="true"/>
    </number:number-style>
    <number:number-style style:name="N1532">
      <number:text>▲ </number:text>
      <number:number number:decimal-places="2" number:min-integer-digits="1" number:grouping="true"/>
      <style:map style:condition="value()&gt;=0" style:apply-style-name="N1532P0"/>
    </number:number-style>
    <number:number-style style:name="N1533P0" style:volatile="true">
      <number:number number:decimal-places="3" number:min-integer-digits="1" number:grouping="true"/>
    </number:number-style>
    <number:number-style style:name="N1533">
      <number:text>▲ </number:text>
      <number:number number:decimal-places="3" number:min-integer-digits="1" number:grouping="true"/>
      <style:map style:condition="value()&gt;=0" style:apply-style-name="N1533P0"/>
    </number:number-style>
    <number:number-style style:name="N1534">
      <number:number number:decimal-places="0" number:min-integer-digits="0"/>
      <number:text>人日</number:text>
    </number:number-style>
    <number:number-style style:name="N1535">
      <number:number number:decimal-places="1" number:min-integer-digits="0"/>
      <number:text>人日</number:text>
    </number:number-style>
    <number:date-style style:name="N1536">
      <number:year number:style="long"/>
      <number:text>/</number:text>
      <number:month number:style="long"/>
      <number:text>月分</number:text>
    </number:date-style>
    <number:date-style style:name="N1537">
      <number:text>【</number:text>
      <number:year number:style="long"/>
      <number:text>/</number:text>
      <number:month number:style="long"/>
      <number:text>月分】</number:text>
    </number:date-style>
    <number:number-style style:name="N1538">
      <number:text>1-5</number:text>
    </number:number-style>
    <number:number-style style:name="N1539">
      <number:text>1-6</number:text>
    </number:number-style>
    <number:number-style style:name="N1540">
      <number:text>1-3</number:text>
    </number:number-style>
    <number:number-style style:name="N1541">
      <number:text>123456789</number:text>
      <number:number number:decimal-places="0" number:min-integer-digits="1"/>
      <number:text>.56899999</number:text>
    </number:number-style>
    <number:number-style style:name="N1542">
      <number:text>123456789</number:text>
      <number:number number:decimal-places="0" number:min-integer-digits="1"/>
      <number:text>.5689999999</number:text>
    </number:number-style>
    <number:number-style style:name="N1543">
      <number:text>123456789.56899999</number:text>
    </number:number-style>
    <number:number-style style:name="N1544">
      <number:text>999999999</number:text>
      <number:number number:decimal-places="0" number:min-integer-digits="1"/>
      <number:text>.99999999</number:text>
    </number:number-style>
    <number:number-style style:name="N1545">
      <number:number number:decimal-places="9" number:min-integer-digits="10"/>
    </number:number-style>
    <number:number-style style:name="N1546">
      <number:number number:decimal-places="0" number:min-integer-digits="10"/>
      <number:text>.999999999</number:text>
    </number:number-style>
    <number:number-style style:name="N1547">
      <number:number number:decimal-places="0" number:min-integer-digits="10"/>
      <number:text>.99999999</number:text>
    </number:number-style>
    <number:number-style style:name="N1548">
      <number:text>254</number:text>
      <number:number number:decimal-places="1" number:min-integer-digits="0"/>
      <number:text>5</number:text>
    </number:number-style>
    <number:number-style style:name="N1549">
      <number:text>-9999999999.99999999</number:text>
    </number:number-style>
    <number:date-style style:name="N1550">
      <number:text>A</number:text>
      <number:day number:calendar="jewish" number:style="long"/>
      <number:text> t</number:text>
      <number:hours/>
      <number:year number:calendar="jewish"/>
      <number:text> </number:text>
      <number:day number:calendar="jewish"/>
      <number:text>ata t</number:text>
      <number:hours/>
      <number:year number:calendar="jewish" number:style="long"/>
      <number:text>ou</number:text>
      <number:era number:calendar="jewish"/>
      <number:hours/>
      <number:text> Co</number:text>
      <number:year number:calendar="jewish"/>
      <number:text>ffici</number:text>
      <number:year number:calendar="jewish"/>
      <number:text>nt</number:text>
    </number:date-style>
    <number:date-style style:name="N1551">
      <number:text>Co</number:text>
      <number:year number:calendar="jewish"/>
      <number:text>ffici</number:text>
      <number:year number:calendar="jewish"/>
      <number:text>nt</number:text>
    </number:date-style>
    <number:date-style style:name="N1552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number:date-style style:name="N1553">
      <number:month number:style="long" number:textual="true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554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seconds/>
    </number:date-style>
    <number:date-style style:name="N1555">
      <number:year number:style="long"/>
      <number:text>/</number:text>
      <number:month number:style="long"/>
      <number:text>/</number:text>
      <number:hours number:style="long"/>
    </number:date-style>
    <number:date-style style:name="N1556">
      <number:year number:style="long"/>
      <number:text>/</number:text>
      <number:day number:style="long"/>
      <number:text>/</number:text>
      <number:month number:style="long"/>
      <number:text> </number:text>
      <number:hours/>
      <number:text>:</number:text>
      <number:minutes/>
      <number:text>:</number:text>
      <number:seconds/>
    </number:date-style>
    <number:date-style style:name="N1557">
      <number:year number:style="long"/>
      <number:month number:style="long"/>
      <number:text>/</number:text>
      <number:day number:style="long"/>
      <number:text>/</number:text>
    </number:date-style>
    <number:date-style style:name="N1558">
      <number:year number:style="long"/>
      <number:month number:style="long"/>
      <number:text>/</number:text>
      <number:day number:style="long"/>
    </number:date-style>
    <number:number-style style:name="N1559">
      <number:text>12345678912345678912</number:text>
    </number:number-style>
    <number:number-style style:name="N1560">
      <number:number number:decimal-places="8" number:min-integer-digits="10"/>
    </number:number-style>
    <number:number-style style:name="N1561">
      <number:number number:decimal-places="3" number:min-integer-digits="2"/>
    </number:number-style>
    <number:number-style style:name="N1562">
      <number:number number:decimal-places="3" number:min-integer-digits="3"/>
    </number:number-style>
    <number:number-style style:name="N1563">
      <number:number number:decimal-places="3" number:min-integer-digits="4" number:grouping="true"/>
    </number:number-style>
    <number:percentage-style style:name="N1564">
      <number:number number:decimal-places="0" number:min-integer-digits="2"/>
      <number:text>%</number:text>
    </number:percentage-style>
    <number:percentage-style style:name="N1565">
      <number:number number:decimal-places="0" number:min-integer-digits="1" number:grouping="true"/>
      <number:text>%</number:text>
    </number:percentage-style>
    <number:percentage-style style:name="N1566P0" style:volatile="true">
      <number:number number:decimal-places="0" number:min-integer-digits="1"/>
      <number:text>%</number:text>
    </number:percentage-style>
    <number:percentage-style style:name="N1566">
      <style:text-properties fo:color="#ff0000"/>
      <number:text>-</number:text>
      <number:number number:decimal-places="0" number:min-integer-digits="1"/>
      <number:text>%</number:text>
      <style:map style:condition="value()&gt;=0" style:apply-style-name="N1566P0"/>
    </number:percentage-style>
    <number:number-style style:name="N1567">
      <number:text>cws</number:text>
      <number:number number:decimal-places="0" number:min-integer-digits="4"/>
    </number:number-style>
    <number:number-style style:name="N1568">
      <number:text>4.5.1</number:text>
    </number:number-style>
    <number:number-style style:name="N1569">
      <number:text>4.3.1</number:text>
    </number:number-style>
    <number:number-style style:name="N1570">
      <number:text>4.4.1</number:text>
    </number:number-style>
    <number:number-style style:name="N1571">
      <number:text>4.3.2</number:text>
    </number:number-style>
    <number:number-style style:name="N1572">
      <number:text>4.5.2</number:text>
    </number:number-style>
    <number:date-style style:name="N1573">
      <number:year number:style="long"/>
      <number:text>-</number:text>
      <number:month/>
      <number:text>-</number:text>
      <number:day number:style="long"/>
    </number:date-style>
    <number:date-style style:name="N1574">
      <number:year number:style="long"/>
      <number:text>/</number:text>
      <number:month/>
      <number:day/>
      <number:text>/</number:text>
      <number:day number:style="long"/>
    </number:date-style>
    <number:number-style style:name="N1575">
      <number:text>-</number:text>
      <number:number number:decimal-places="0" number:min-integer-digits="1"/>
      <number:text> </number:text>
    </number:number-style>
    <number:number-style style:name="N1576P0" style:volatile="true">
      <number:number number:decimal-places="0" number:min-integer-digits="1"/>
      <number:text> </number:text>
    </number:number-style>
    <number:number-style style:name="N1576P1" style:volatile="true">
      <number:text>-</number:text>
      <number:number number:decimal-places="0" number:min-integer-digits="1"/>
      <number:text> </number:text>
    </number:number-style>
    <number:number-style style:name="N1576P2" style:volatile="true">
      <number:text> - </number:text>
    </number:number-style>
    <number:text-style style:name="N1576">
      <number:text-content/>
      <number:text> </number:text>
      <style:map style:condition="value()&gt;0" style:apply-style-name="N1576P0"/>
      <style:map style:condition="value()&lt;0" style:apply-style-name="N1576P1"/>
      <style:map style:condition="value()=0" style:apply-style-name="N1576P2"/>
    </number:text-style>
    <number:number-style style:name="N1577">
      <number:text>-</number:text>
      <number:number number:decimal-places="0" number:min-integer-digits="2"/>
      <number:text> </number:text>
    </number:number-style>
    <number:number-style style:name="N1578P0" style:volatile="true">
      <number:number number:decimal-places="2" number:min-integer-digits="1" number:grouping="true"/>
      <number:text> </number:text>
    </number:number-style>
    <number:number-style style:name="N1578P1" style:volatile="true">
      <number:text>-</number:text>
      <number:number number:decimal-places="2" number:min-integer-digits="1" number:grouping="true"/>
      <number:text> </number:text>
    </number:number-style>
    <number:number-style style:name="N1578P2" style:volatile="true">
      <number:text>-</number:text>
      <number:number number:decimal-places="0" number:min-integer-digits="2"/>
      <number:text> </number:text>
    </number:number-style>
    <number:text-style style:name="N1578">
      <number:text-content/>
      <number:text> </number:text>
      <style:map style:condition="value()&gt;0" style:apply-style-name="N1578P0"/>
      <style:map style:condition="value()&lt;0" style:apply-style-name="N1578P1"/>
      <style:map style:condition="value()=0" style:apply-style-name="N1578P2"/>
    </number:text-style>
    <number:number-style style:name="N1579">
      <number:text> ¥-</number:text>
      <number:number number:decimal-places="0" number:min-integer-digits="1"/>
      <number:text> </number:text>
    </number:number-style>
    <number:number-style style:name="N1580P0" style:volatile="true">
      <number:text> ¥</number:text>
      <number:number number:decimal-places="0" number:min-integer-digits="1"/>
      <number:text> </number:text>
    </number:number-style>
    <number:number-style style:name="N1580P1" style:volatile="true">
      <number:text> ¥-</number:text>
      <number:number number:decimal-places="0" number:min-integer-digits="1"/>
      <number:text> </number:text>
    </number:number-style>
    <number:number-style style:name="N1580P2" style:volatile="true">
      <number:text> ¥- </number:text>
    </number:number-style>
    <number:text-style style:name="N1580">
      <number:text-content/>
      <number:text> </number:text>
      <style:map style:condition="value()&gt;0" style:apply-style-name="N1580P0"/>
      <style:map style:condition="value()&lt;0" style:apply-style-name="N1580P1"/>
      <style:map style:condition="value()=0" style:apply-style-name="N1580P2"/>
    </number:text-style>
    <number:number-style style:name="N1581">
      <number:text> ¥-</number:text>
      <number:number number:decimal-places="0" number:min-integer-digits="2"/>
      <number:text> </number:text>
    </number:number-style>
    <number:number-style style:name="N1582P0" style:volatile="true">
      <number:text> ¥</number:text>
      <number:number number:decimal-places="2" number:min-integer-digits="1" number:grouping="true"/>
      <number:text> </number:text>
    </number:number-style>
    <number:number-style style:name="N1582P1" style:volatile="true">
      <number:text> ¥-</number:text>
      <number:number number:decimal-places="2" number:min-integer-digits="1" number:grouping="true"/>
      <number:text> </number:text>
    </number:number-style>
    <number:number-style style:name="N1582P2" style:volatile="true">
      <number:text> ¥-</number:text>
      <number:number number:decimal-places="0" number:min-integer-digits="2"/>
      <number:text> </number:text>
    </number:number-style>
    <number:text-style style:name="N1582">
      <number:text-content/>
      <number:text> </number:text>
      <style:map style:condition="value()&gt;0" style:apply-style-name="N1582P0"/>
      <style:map style:condition="value()&lt;0" style:apply-style-name="N1582P1"/>
      <style:map style:condition="value()=0" style:apply-style-name="N1582P2"/>
    </number:text-style>
    <number:date-style style:name="N1583">
      <number:month number:style="long"/>
      <number:text>/</number:text>
      <number:day number:style="long"/>
      <number:text>/</number:text>
      <number:year/>
      <number:text>Y</number:text>
    </number:date-style>
    <number:number-style style:name="N1584">
      <number:number number:decimal-places="1" number:min-integer-digits="1"/>
      <number:text> month</number:text>
    </number:number-style>
    <number:date-style style:name="N1585">
      <number:year number:style="long"/>
      <number:text>/</number:text>
      <number:month number:style="long"/>
      <number:text>/</number:text>
      <number:day number:style="long"/>
      <number:text>  </number:text>
      <number:hours number:style="long"/>
      <number:text>:</number:text>
      <number:minutes number:style="long"/>
    </number:date-style>
    <number:number-style style:name="N1586">
      <number:text>+</number:text>
      <number:number number:decimal-places="1" number:min-integer-digits="1"/>
    </number:number-style>
    <number:number-style style:name="N1587">
      <number:text>181</number:text>
      <number:number number:decimal-places="1" number:min-integer-digits="0"/>
    </number:number-style>
    <number:date-style style:name="N1588">
      <number:year/>
      <number:text>-</number:text>
      <number:month/>
      <number:text>-</number:text>
      <number:day/>
    </number:date-style>
    <number:date-style style:name="N1589">
      <number:day number:style="long"/>
      <number:text>/</number:text>
      <number:month number:style="long"/>
      <number:text>/</number:text>
      <number:year number:style="long"/>
      <number:text>Y</number:text>
    </number:date-style>
    <number:date-style style:name="N1590">
      <number:day number:style="long"/>
      <number:text>/</number:text>
      <number:month number:style="long"/>
      <number:text>//</number:text>
      <number:year/>
    </number:date-style>
    <number:currency-style style:name="N159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9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91P0"/>
    </number:currency-style>
    <number:number-style style:name="N1592">
      <number:number number:decimal-places="14" number:min-integer-digits="1"/>
    </number:number-style>
    <number:number-style style:name="N1593">
      <number:number number:decimal-places="15" number:min-integer-digits="1"/>
    </number:number-style>
    <number:date-style style:name="N1594">
      <number:year number:style="long"/>
      <number:text>/</number:text>
      <number:month number:style="long"/>
      <number:text>/</number:text>
      <number:day number:style="long"/>
      <number:text> </number:text>
    </number:date-style>
    <number:number-style style:name="N1595">
      <number:text>11.1.1</number:text>
    </number:number-style>
    <number:number-style style:name="N1596">
      <number:text>1</number:text>
      <number:number number:decimal-places="1" number:min-integer-digits="0"/>
    </number:number-style>
    <number:number-style style:name="N1597">
      <number:text>9.1.2</number:text>
    </number:number-style>
    <number:number-style style:name="N1598">
      <number:text>9.1.3</number:text>
    </number:number-style>
    <number:number-style style:name="N1599">
      <number:text>9.1.4</number:text>
    </number:number-style>
    <number:number-style style:name="N1600">
      <number:text>9.1.5</number:text>
    </number:number-style>
    <number:number-style style:name="N1601">
      <number:text>9.1.6</number:text>
    </number:number-style>
    <number:number-style style:name="N1602">
      <number:text>9.2.1</number:text>
    </number:number-style>
    <number:number-style style:name="N1603">
      <number:text>9.2.2</number:text>
    </number:number-style>
    <number:number-style style:name="N1604">
      <number:text>9.2.3</number:text>
    </number:number-style>
    <number:number-style style:name="N1605">
      <number:text>9.2.4</number:text>
    </number:number-style>
    <number:number-style style:name="N1606">
      <number:text>9.2.5</number:text>
    </number:number-style>
    <number:number-style style:name="N1607">
      <number:text>9.2.6</number:text>
    </number:number-style>
    <number:number-style style:name="N1608">
      <number:text>8.4.7</number:text>
    </number:number-style>
    <number:number-style style:name="N1609">
      <number:text>8.4.8</number:text>
    </number:number-style>
    <number:number-style style:name="N1610">
      <number:text>8.4.9</number:text>
    </number:number-style>
    <number:number-style style:name="N1611">
      <number:text>84.1</number:text>
      <number:number number:decimal-places="1" number:min-integer-digits="0"/>
    </number:number-style>
    <number:number-style style:name="N1612">
      <number:text>8.4.10</number:text>
    </number:number-style>
    <number:number-style style:name="N1613">
      <number:text>8.4.11</number:text>
    </number:number-style>
    <number:number-style style:name="N1614">
      <number:text>8.4.12</number:text>
    </number:number-style>
    <number:number-style style:name="N1615">
      <number:text>8.4.13</number:text>
    </number:number-style>
    <number:number-style style:name="N1616">
      <number:text>8.4.14</number:text>
    </number:number-style>
    <number:number-style style:name="N1617">
      <number:text>2.16.1</number:text>
    </number:number-style>
    <number:number-style style:name="N1618">
      <number:number number:decimal-places="1" number:min-integer-digits="2" number:grouping="true"/>
    </number:number-style>
    <number:number-style style:name="N1619">
      <number:text>1.9.1</number:text>
    </number:number-style>
    <number:number-style style:name="N1620">
      <number:text>1.9.2</number:text>
    </number:number-style>
    <number:number-style style:name="N1621">
      <number:number number:decimal-places="2" number:min-integer-digits="0" number:decimal-replacement=""/>
      <number:text>.</number:text>
    </number:number-style>
    <number:number-style style:name="N1622">
      <number:text>2.2.1</number:text>
    </number:number-style>
    <number:number-style style:name="N1623">
      <number:text>2.2.2</number:text>
    </number:number-style>
    <number:number-style style:name="N1624">
      <number:number number:decimal-places="19" number:min-integer-digits="1"/>
    </number:number-style>
    <number:date-style style:name="N1625">
      <number:day number:style="long"/>
      <number:text>/</number:text>
      <number:month number:style="long"/>
      <number:text>/</number:text>
      <number:year number:style="long"/>
      <number:text>\</number:text>
    </number:date-style>
    <number:number-style style:name="N1626">
      <number:text>8.1.1</number:text>
    </number:number-style>
    <number:number-style style:name="N1627">
      <number:text>2</number:text>
    </number:number-style>
    <number:number-style style:name="N1628">
      <number:text>1.23</number:text>
    </number:number-style>
    <number:number-style style:name="N1629">
      <number:text>1.23456"</number:text>
    </number:number-style>
    <number:date-style style:name="N1630">
      <number:year number:style="long"/>
      <number:text>/</number:text>
      <number:month number:style="long"/>
      <number:text>/</number:text>
      <number:year/>
    </number:date-style>
    <number:number-style style:name="N1631">
      <number:number number:decimal-places="0" number:min-integer-digits="2">
        <number:embedded-text number:position="1">123456789</number:embedded-text>
      </number:number>
      <number:text>1234567-Rs.</number:text>
    </number:number-style>
    <number:number-style style:name="N1632P0" style:volatile="true">
      <number:number number:decimal-places="0" number:min-integer-digits="2"/>
    </number:number-style>
    <number:number-style style:name="N1632">
      <style:text-properties fo:color="#ff0000"/>
      <number:text>-</number:text>
      <number:number number:decimal-places="0" number:min-integer-digits="2"/>
      <style:map style:condition="value()&gt;=0" style:apply-style-name="N1632P0"/>
    </number:number-style>
    <number:number-style style:name="N1633">
      <number:text>b</number:text>
    </number:number-style>
    <number:date-style style:name="N1634P0" style:volatile="true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ime-style style:name="N1634">
      <number:seconds number:style="long"/>
      <style:map style:condition="value()&gt;=0" style:apply-style-name="N1634P0"/>
    </number:time-style>
    <number:date-style style:name="N1635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:</number:text>
      <number:seconds/>
    </number:date-style>
    <number:date-style style:name="N1636P0" style:volatile="true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ime-style style:name="N1636">
      <number:seconds/>
      <style:map style:condition="value()&gt;=0" style:apply-style-name="N1636P0"/>
    </number:time-style>
    <number:date-style style:name="N1637">
      <number:text>t</number:text>
      <number:year number:calendar="jewish"/>
      <number:text>xt</number:text>
    </number:date-style>
    <number:date-style style:name="N1638">
      <number:text>T</number:text>
      <number:year number:calendar="jewish"/>
      <number:text>xt</number:text>
    </number:date-style>
    <number:date-style style:name="N1639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  <number:text> :</number:text>
      <number:seconds number:style="long"/>
    </number:date-style>
    <number:date-style style:name="N1640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:</number:text>
      <number:seconds number:style="long"/>
      <number:text>'</number:text>
    </number:date-style>
    <number:date-style style:name="N1641">
      <number:month number:style="long"/>
      <number:text>/</number:text>
      <number:day number:style="long"/>
      <number:text>/</number:text>
      <number:year/>
      <number:text> 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642">
      <number:text>1.9.3</number:text>
    </number:number-style>
    <number:number-style style:name="N1643">
      <number:text>11</number:text>
      <number:number number:decimal-places="1" number:min-integer-digits="0"/>
      <number:text>.1</number:text>
    </number:number-style>
    <number:number-style style:name="N1644">
      <number:text>1.10.2</number:text>
    </number:number-style>
    <number:number-style style:name="N1645">
      <number:text>1.10.3</number:text>
    </number:number-style>
    <number:number-style style:name="N1646">
      <number:text>999999999999999999</number:text>
    </number:number-style>
    <number:number-style style:name="N1647">
      <number:text>1.11.1</number:text>
    </number:number-style>
    <number:number-style style:name="N1648">
      <number:text>1.8.1</number:text>
    </number:number-style>
    <number:number-style style:name="N1649">
      <number:text>1.8.2</number:text>
    </number:number-style>
    <number:number-style style:name="N1650">
      <number:text>1.10.1</number:text>
    </number:number-style>
    <number:number-style style:name="N1651">
      <number:text>1.12.1</number:text>
    </number:number-style>
    <number:number-style style:name="N1652">
      <number:text>1.11.2</number:text>
    </number:number-style>
    <number:number-style style:name="N1653">
      <number:number number:decimal-places="6" number:min-integer-digits="1" number:decimal-replacement="" number:grouping="true"/>
      <number:text>..</number:text>
    </number:number-style>
    <number:number-style style:name="N1654">
      <number:number number:decimal-places="3" number:min-integer-digits="1" number:grouping="true"/>
      <number:text>..</number:text>
    </number:number-style>
    <number:number-style style:name="N1655">
      <number:number number:decimal-places="4" number:min-integer-digits="1" number:decimal-replacement="" number:grouping="true"/>
      <number:text>.</number:text>
    </number:number-style>
    <number:number-style style:name="N1656">
      <number:number number:decimal-places="4" number:min-integer-digits="1" number:grouping="true"/>
      <number:text>..</number:text>
    </number:number-style>
    <number:number-style style:name="N1657">
      <number:text>1.7.1</number:text>
    </number:number-style>
    <number:number-style style:name="N1658">
      <number:text>1.10.4</number:text>
    </number:number-style>
    <number:number-style style:name="N1659">
      <number:text>1.9.4</number:text>
    </number:number-style>
    <number:number-style style:name="N1660">
      <number:text>1.1012</number:text>
    </number:number-style>
    <number:number-style style:name="N1661">
      <number:text>"1.11.1</number:text>
    </number:number-style>
    <number:number-style style:name="N1662">
      <number:text>1.6.2</number:text>
    </number:number-style>
    <number:number-style style:name="N1663">
      <number:text>1.6.1</number:text>
    </number:number-style>
    <number:number-style style:name="N1664">
      <number:text>1.6.3</number:text>
    </number:number-style>
    <number:number-style style:name="N1665">
      <number:text>1.6.4</number:text>
    </number:number-style>
    <number:currency-style style:name="N1667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667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667P0"/>
    </number:currency-style>
    <number:number-style style:name="N1668">
      <number:text>2.16.2</number:text>
    </number:number-style>
    <number:number-style style:name="N1669">
      <number:text>5:11222</number:text>
    </number:number-style>
    <number:date-style style:name="N1670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 </number:text>
      <number:am-pm/>
    </number:date-style>
    <number:date-style style:name="N1671">
      <number:year number:style="long"/>
      <number:text>/</number:text>
      <number:month number:style="long"/>
      <number:text>/</number:text>
      <number:day number:style="long"/>
      <number:text>- </number:text>
      <number:hours number:style="long"/>
      <number:text>:</number:text>
      <number:minutes number:style="long"/>
      <number:text>:</number:text>
      <number:seconds number:style="long"/>
    </number:date-style>
    <number:date-style style:name="N1672">
      <number:year number:style="long"/>
      <number:text>/</number:text>
      <number:day number:style="long"/>
      <number:text>/</number:text>
      <number:month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673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</number:date-style>
    <number:number-style style:name="N1674">
      <number:text>'11</number:text>
      <number:number number:decimal-places="1" number:min-integer-digits="0"/>
      <number:text>.1</number:text>
    </number:number-style>
    <number:number-style style:name="N1675">
      <number:text>1.8.4</number:text>
    </number:number-style>
    <number:number-style style:name="N1676">
      <number:text>1.8.5</number:text>
    </number:number-style>
    <number:number-style style:name="N1677">
      <number:text>1.11.4</number:text>
    </number:number-style>
    <number:number-style style:name="N1678">
      <number:number number:decimal-places="0" number:min-integer-digits="3">
        <number:embedded-text number:position="2">7</number:embedded-text>
      </number:number>
    </number:number-style>
    <number:date-style style:name="N1679">
      <number:year number:style="long"/>
      <number:text>/Ｍ</number:text>
      <number:month/>
      <number:text>/</number:text>
      <number:day number:style="long"/>
    </number:date-style>
    <number:date-style style:name="N1680">
      <number:year number:style="long"/>
      <number:text>/</number:text>
      <number:month number:style="long"/>
      <number:text>/Ｄ</number:text>
      <number:day/>
    </number:date-style>
    <number:number-style style:name="N1681">
      <number:text>'29.1.1</number:text>
    </number:number-style>
    <number:number-style style:name="N1682">
      <number:text>29.1.1</number:text>
    </number:number-style>
    <number:date-style style:name="N1683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  <number:text> </number:text>
    </number:date-style>
    <number:date-style style:name="N168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  <number:text>:</number:text>
      <number:seconds number:style="long"/>
      <number:text> </number:text>
    </number:date-style>
    <number:date-style style:name="N1685">
      <number:text>'</number:text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/>
      <number:text>:</number:text>
      <number:seconds/>
    </number:date-style>
    <number:number-style style:name="N1686">
      <number:text>1.8.3</number:text>
    </number:number-style>
    <number:number-style style:name="N1687">
      <number:text>11</number:text>
      <number:number number:decimal-places="1" number:min-integer-digits="0"/>
      <number:text>.2</number:text>
    </number:number-style>
    <number:number-style style:name="N1688">
      <number:text>-1234.12.1</number:text>
    </number:number-style>
    <number:number-style style:name="N1689">
      <number:text>1.12.2</number:text>
    </number:number-style>
    <number:number-style style:name="N1690">
      <number:text>1.12.13</number:text>
    </number:number-style>
    <number:number-style style:name="N1691">
      <number:number number:decimal-places="0" number:min-integer-digits="7">
        <number:embedded-text number:position="6">7</number:embedded-text>
        <number:embedded-text number:position="5">16</number:embedded-text>
        <number:embedded-text number:position="4">17</number:embedded-text>
        <number:embedded-text number:position="3">18</number:embedded-text>
        <number:embedded-text number:position="2">2</number:embedded-text>
      </number:number>
    </number:number-style>
    <number:number-style style:name="N1692">
      <number:number number:decimal-places="0" number:min-integer-digits="2">
        <number:embedded-text number:position="1">123456789</number:embedded-text>
      </number:number>
      <number:text>-Rs.</number:text>
    </number:number-style>
    <number:number-style style:name="N1693">
      <number:text> \-</number:text>
      <number:number number:decimal-places="0" number:min-integer-digits="2"/>
      <number:text> </number:text>
    </number:number-style>
    <number:number-style style:name="N1694P0" style:volatile="true">
      <number:text> \</number:text>
      <number:number number:decimal-places="2" number:min-integer-digits="1" number:grouping="true"/>
      <number:text> </number:text>
    </number:number-style>
    <number:number-style style:name="N1694P1" style:volatile="true">
      <number:text> \-</number:text>
      <number:number number:decimal-places="2" number:min-integer-digits="1" number:grouping="true"/>
      <number:text> </number:text>
    </number:number-style>
    <number:number-style style:name="N1694P2" style:volatile="true">
      <number:text> \-</number:text>
      <number:number number:decimal-places="0" number:min-integer-digits="2"/>
      <number:text> </number:text>
    </number:number-style>
    <number:text-style style:name="N1694">
      <number:text-content/>
      <number:text> </number:text>
      <style:map style:condition="value()&gt;0" style:apply-style-name="N1694P0"/>
      <style:map style:condition="value()&lt;0" style:apply-style-name="N1694P1"/>
      <style:map style:condition="value()=0" style:apply-style-name="N1694P2"/>
    </number:text-style>
    <number:number-style style:name="N1695">
      <number:text>28,29</number:text>
    </number:number-style>
    <number:number-style style:name="N1696">
      <number:text>26,28,29</number:text>
    </number:number-style>
    <number:number-style style:name="N1697">
      <number:text>9,11,12,19,25</number:text>
    </number:number-style>
    <number:number-style style:name="N1698">
      <number:text>13,15.1</number:text>
    </number:number-style>
    <number:number-style style:name="N1699">
      <number:text>18.1.4</number:text>
    </number:number-style>
    <number:number-style style:name="N1700">
      <number:text>18.1.5</number:text>
    </number:number-style>
    <number:number-style style:name="N1701">
      <number:text>18.1.6</number:text>
    </number:number-style>
    <number:number-style style:name="N1702">
      <number:text>2</number:text>
      <number:number number:decimal-places="0" number:min-integer-digits="1"/>
    </number:number-style>
    <number:number-style style:name="N1703">
      <number:text>2</number:text>
      <number:number number:decimal-places="0" number:min-integer-digits="1" number:display-factor="1000"/>
      <number:text>22</number:text>
    </number:number-style>
    <number:number-style style:name="N1704">
      <number:text>54,547,456</number:text>
    </number:number-style>
    <number:number-style style:name="N1705">
      <number:text>11,111,111</number:text>
    </number:number-style>
    <number:number-style style:name="N1706">
      <number:text>99,999,999</number:text>
    </number:number-style>
    <number:number-style style:name="N1707">
      <number:text>18,24,3</number:text>
      <number:number number:decimal-places="0" number:min-integer-digits="1"/>
    </number:number-style>
    <number:number-style style:name="N1708">
      <number:text>18,24,30</number:text>
    </number:number-style>
    <number:number-style style:name="N1709">
      <number:text>10.2.1</number:text>
    </number:number-style>
    <number:number-style style:name="N1710">
      <number:text>10.2.2</number:text>
    </number:number-style>
    <number:number-style style:name="N1711">
      <number:text>10.2.3</number:text>
    </number:number-style>
    <number:number-style style:name="N1712">
      <number:text>10.2.4</number:text>
    </number:number-style>
    <number:number-style style:name="N1713">
      <number:text>10.2.5</number:text>
    </number:number-style>
    <number:number-style style:name="N1714">
      <number:text>12.2.4 </number:text>
    </number:number-style>
    <number:number-style style:name="N1715">
      <number:text>12.3.6</number:text>
    </number:number-style>
    <number:number-style style:name="N1716">
      <number:text>12.3.7</number:text>
    </number:number-style>
    <number:number-style style:name="N1717">
      <number:text>12.3.8</number:text>
    </number:number-style>
    <number:number-style style:name="N1718">
      <number:text>12.3.9</number:text>
    </number:number-style>
    <number:number-style style:name="N1719">
      <number:number number:decimal-places="4" number:min-integer-digits="0" number:decimal-replacement="" number:grouping="true"/>
      <number:text>.</number:text>
    </number:number-style>
    <number:number-style style:name="N1720">
      <number:text>1.12.6.</number:text>
    </number:number-style>
    <number:date-style style:name="N1721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  <number:text> </number:text>
    </number:date-style>
    <number:date-style style:name="N1722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number:date-style style:name="N1723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  <number:text> A</number:text>
      <number:month/>
    </number:date-style>
    <number:date-style style:name="N1724">
      <number:year number:style="long"/>
      <number:text>/</number:text>
      <number:month number:style="long"/>
      <number:text>/</number:text>
      <number:day number:style="long"/>
      <number:text>  </number:text>
      <number:hours number:style="long"/>
      <number:text>:</number:text>
      <number:minutes number:style="long"/>
      <number:text> </number:text>
      <number:am-pm/>
      <number:text> </number:text>
    </number:date-style>
    <number:date-style style:name="N1725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 </number:text>
    </number:date-style>
    <number:number-style style:name="N1726">
      <number:number number:decimal-places="6" number:min-integer-digits="0"/>
    </number:number-style>
    <number:number-style style:name="N1727">
      <number:text>11.1.2</number:text>
    </number:number-style>
    <number:number-style style:name="N1728">
      <number:text>11.1.3</number:text>
    </number:number-style>
    <number:number-style style:name="N1729">
      <number:text>11.1.4</number:text>
    </number:number-style>
    <number:number-style style:name="N1730">
      <number:text>11.1.5</number:text>
    </number:number-style>
    <number:number-style style:name="N1731">
      <number:text>11.1.6</number:text>
    </number:number-style>
    <number:number-style style:name="N1732">
      <number:text>11.1.7</number:text>
    </number:number-style>
    <number:number-style style:name="N1733">
      <number:text>11.1.8</number:text>
    </number:number-style>
    <number:number-style style:name="N1734">
      <number:text>11.1.9</number:text>
    </number:number-style>
    <number:number-style style:name="N1735">
      <number:text>1.3.1</number:text>
    </number:number-style>
    <number:number-style style:name="N1736">
      <number:text>1</number:text>
      <number:number number:decimal-places="1" number:min-integer-digits="0"/>
      <number:text>.1</number:text>
    </number:number-style>
    <number:number-style style:name="N1737">
      <number:text>1.1</number:text>
    </number:number-style>
    <number:number-style style:name="N1738">
      <number:text>1.4</number:text>
    </number:number-style>
    <number:number-style style:name="N1739">
      <number:text>1</number:text>
      <number:number number:decimal-places="1" number:min-integer-digits="0"/>
      <number:text>.2</number:text>
    </number:number-style>
    <number:number-style style:name="N1740">
      <number:text>2</number:text>
      <number:number number:decimal-places="0" number:min-integer-digits="2">
        <number:embedded-text number:position="1">17-</number:embedded-text>
      </number:number>
      <number:text>8-17</number:text>
    </number:number-style>
    <number:date-style style:name="N1741">
      <number:text>最終更新日：</number:text>
      <number:year number:style="long"/>
      <number:text>/</number:text>
      <number:month number:style="long"/>
      <number:text>/</number:text>
      <number:day number:style="long"/>
    </number:date-style>
    <number:date-style style:name="N1742">
      <number:year number:calendar="gengou" number:style="long"/>
      <number:text>年</number:text>
      <number:month number:calendar="gengou"/>
      <number:text>月</number:text>
      <number:day number:calendar="gengou"/>
      <number:text>日</number:text>
    </number:date-style>
    <number:number-style style:name="N1743P0" style:volatile="true">
      <number:number number:decimal-places="1" number:min-integer-digits="1" number:grouping="true"/>
    </number:number-style>
    <number:number-style style:name="N1743">
      <number:text>△ </number:text>
      <number:number number:decimal-places="1" number:min-integer-digits="1" number:grouping="true"/>
      <style:map style:condition="value()&gt;=0" style:apply-style-name="N1743P0"/>
    </number:number-style>
    <number:number-style style:name="N1745P0" style:volatile="true">
      <number:text>△ </number:text>
      <number:number number:decimal-places="0" number:min-integer-digits="1" number:grouping="true"/>
    </number:number-style>
    <number:number-style style:name="N1745">
      <number:text>▲ </number:text>
      <number:number number:decimal-places="0" number:min-integer-digits="1" number:grouping="true"/>
      <style:map style:condition="value()&gt;=0" style:apply-style-name="N1745P0"/>
    </number:number-style>
    <number:number-style style:name="N1747P0" style:volatile="true">
      <number:text>＋ </number:text>
      <number:number number:decimal-places="0" number:min-integer-digits="1" number:grouping="true"/>
    </number:number-style>
    <number:number-style style:name="N1747">
      <number:text>－ </number:text>
      <number:number number:decimal-places="0" number:min-integer-digits="1" number:grouping="true"/>
      <style:map style:condition="value()&gt;=0" style:apply-style-name="N1747P0"/>
    </number:number-style>
    <number:number-style style:name="N1749P0" style:volatile="true">
      <number:text>＋ </number:text>
      <number:number number:decimal-places="1" number:min-integer-digits="1" number:grouping="true"/>
    </number:number-style>
    <number:number-style style:name="N1749">
      <number:text>－ </number:text>
      <number:number number:decimal-places="1" number:min-integer-digits="1" number:grouping="true"/>
      <style:map style:condition="value()&gt;=0" style:apply-style-name="N1749P0"/>
    </number:number-style>
    <number:number-style style:name="N1751P0" style:volatile="true">
      <number:text>+</number:text>
      <number:number number:decimal-places="0" number:min-integer-digits="1" number:grouping="true"/>
      <number:text> </number:text>
    </number:number-style>
    <number:number-style style:name="N1751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751P0"/>
    </number:number-style>
    <number:text-style style:name="N1752">
      <number:text>氏名：</number:text>
      <number:text-content/>
    </number:text-style>
    <number:number-style style:name="N1753">
      <number:text>-999999999999999999999</number:text>
    </number:number-style>
    <number:number-style style:name="N1754">
      <number:text>-99999999999999999999999999999999999999999999999999999999999999999999999999</number:text>
    </number:number-style>
    <number:time-style style:name="N1755" number:truncate-on-overflow="false">
      <number:hours number:style="long"/>
      <number:text>:</number:text>
      <number:minutes number:style="long"/>
    </number:time-style>
    <number:number-style style:name="N1756">
      <number:text>21:</number:text>
      <number:number number:decimal-places="0" number:min-integer-digits="2"/>
    </number:number-style>
    <number:date-style style:name="N1757">
      <number:year number:style="long"/>
      <number:text>/</number:text>
      <number:day number:style="long"/>
      <number:text>/</number:text>
      <number:month number:style="long"/>
      <number:text>/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758">
      <number:text>9999999999</number:text>
    </number:number-style>
    <number:number-style style:name="N1759">
      <number:text>123456789123456789</number:text>
    </number:number-style>
    <number:number-style style:name="N1760">
      <number:text>12345678901234567890123456789</number:text>
    </number:number-style>
    <number:number-style style:name="N1761">
      <number:text>123456789</number:text>
      <number:number number:decimal-places="0" number:min-integer-digits="6">
        <number:embedded-text number:position="5">123456789</number:embedded-text>
        <number:embedded-text number:position="4">123456789</number:embedded-text>
        <number:embedded-text number:position="3">123456789</number:embedded-text>
        <number:embedded-text number:position="2">123456789</number:embedded-text>
        <number:embedded-text number:position="1">123456789</number:embedded-text>
      </number:number>
    </number:number-style>
    <number:number-style style:name="N1762">
      <number:text>123456789012345678901234567890123456789012345678901234567890</number:text>
    </number:number-style>
    <number:number-style style:name="N1763">
      <number:text>123456789</number:text>
      <number:number number:decimal-places="0" number:min-integer-digits="5">
        <number:embedded-text number:position="4">123456789</number:embedded-text>
        <number:embedded-text number:position="3">123456789</number:embedded-text>
        <number:embedded-text number:position="2">123456789</number:embedded-text>
        <number:embedded-text number:position="1">123456789</number:embedded-text>
      </number:number>
      <number:text>123456789</number:text>
    </number:number-style>
    <number:date-style style:name="N1764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765">
      <number:text>12.7.4</number:text>
    </number:number-style>
    <number:number-style style:name="N1766">
      <number:number number:decimal-places="2" number:min-integer-digits="2"/>
      <number:text>.</number:text>
    </number:number-style>
    <number:date-style style:name="N1767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  <number:text> PM</number:text>
    </number:date-style>
    <number:number-style style:name="N1768">
      <number:text>6.3.1</number:text>
    </number:number-style>
    <number:number-style style:name="N1769">
      <number:text>6.3.2</number:text>
    </number:number-style>
    <number:number-style style:name="N1770">
      <number:text>6.3.3</number:text>
    </number:number-style>
    <number:number-style style:name="N1771">
      <number:text>6.3.4</number:text>
    </number:number-style>
    <number:number-style style:name="N1772">
      <number:number number:decimal-places="20" number:min-integer-digits="36"/>
    </number:number-style>
    <number:number-style style:name="N1773" number:title="User-defined">
      <number:text>9999999999999999999999.99999999999999999999</number:text>
    </number:number-style>
    <number:number-style style:name="N1774">
      <number:text>-9999999999999999</number:text>
    </number:number-style>
    <number:number-style style:name="N1775">
      <number:text>-99999999999999999</number:text>
    </number:number-style>
    <number:number-style style:name="N1776">
      <number:text>999999999999999998</number:text>
    </number:number-style>
    <number:number-style style:name="N1777">
      <number:text>9999999999999999</number:text>
    </number:number-style>
    <number:number-style style:name="N1778">
      <number:text>199999999999999968</number:text>
    </number:number-style>
    <number:number-style style:name="N1779">
      <number:text>1999999999999991552</number:text>
    </number:number-style>
    <number:number-style style:name="N1780">
      <number:text>19999999999999</number:text>
      <number:number number:decimal-places="0" number:min-integer-digits="2"/>
      <number:text>672</number:text>
    </number:number-style>
    <number:number-style style:name="N1781">
      <number:text>2</number:text>
      <number:number number:decimal-places="0" number:min-integer-digits="14"/>
      <number:text>1536</number:text>
    </number:number-style>
    <number:number-style style:name="N1782">
      <number:text>-89999999999999991</number:text>
    </number:number-style>
    <number:number-style style:name="N1783">
      <number:text>9</number:text>
      <number:number number:decimal-places="0" number:min-integer-digits="16"/>
    </number:number-style>
    <number:number-style style:name="N1784">
      <number:text>9</number:text>
      <number:number number:decimal-places="0" number:min-integer-digits="17"/>
    </number:number-style>
    <number:number-style style:name="N1785">
      <number:text>9</number:text>
      <number:number number:decimal-places="0" number:min-integer-digits="14"/>
      <number:text>16</number:text>
    </number:number-style>
    <number:number-style style:name="N1786">
      <number:text>-999999999999999999</number:text>
    </number:number-style>
    <number:number-style style:name="N1787">
      <number:text>-8999999999999999991</number:text>
    </number:number-style>
    <number:number-style style:name="N1788">
      <number:text>9</number:text>
      <number:number number:decimal-places="0" number:min-integer-digits="18"/>
    </number:number-style>
    <number:number-style style:name="N1789">
      <number:number number:decimal-places="0" number:min-integer-digits="18" number:grouping="true"/>
    </number:number-style>
    <number:number-style style:name="N1790">
      <number:scientific-number number:decimal-places="2" number:min-integer-digits="1" number:min-exponent-digits="4"/>
    </number:number-style>
    <number:number-style style:name="N1791">
      <number:text>9,</number:text>
      <number:number number:decimal-places="0" number:min-integer-digits="18" number:grouping="true"/>
    </number:number-style>
    <number:number-style style:name="N1792">
      <number:text>7.5.1</number:text>
    </number:number-style>
    <number:number-style style:name="N1793">
      <number:text>66.2.1</number:text>
    </number:number-style>
    <number:number-style style:name="N1794">
      <number:text>66.2.2</number:text>
    </number:number-style>
    <number:date-style style:name="N1795">
      <number:month/>
      <number:text>/</number:text>
      <number:day number:style="long"/>
      <number:text>/</number:text>
      <number:year number:style="long"/>
    </number:date-style>
    <number:number-style style:name="N1796">
      <number:text>9.3.1</number:text>
    </number:number-style>
    <number:number-style style:name="N1797">
      <number:text>9.3.2</number:text>
    </number:number-style>
    <number:number-style style:name="N1798">
      <number:text>9.3.3</number:text>
    </number:number-style>
    <number:number-style style:name="N1799">
      <number:text>9.3.4</number:text>
    </number:number-style>
    <number:number-style style:name="N1800">
      <number:text>9.3.5</number:text>
    </number:number-style>
    <number:number-style style:name="N1801">
      <number:text>9.3.6</number:text>
    </number:number-style>
    <number:number-style style:name="N1802">
      <number:text>9.3.7</number:text>
    </number:number-style>
    <number:number-style style:name="N1803">
      <number:text>1.12.6</number:text>
    </number:number-style>
    <number:number-style style:name="N1804">
      <number:number number:decimal-places="3" number:min-integer-digits="1"/>
      <number:text>.</number:text>
    </number:number-style>
    <number:number-style style:name="N1805">
      <number:number number:decimal-places="3" number:min-integer-digits="1" number:grouping="true"/>
      <number:text>.</number:text>
    </number:number-style>
    <number:date-style style:name="N1806">
      <number:month/>
      <number:text>.</number:text>
      <number:day/>
      <number:text>.</number:text>
      <number:month/>
    </number:date-style>
    <number:number-style style:name="N1807">
      <number:text>1.11.3</number:text>
    </number:number-style>
    <number:number-style style:name="N1808">
      <number:number number:decimal-places="2" number:min-integer-digits="1" number:grouping="true"/>
      <number:text>.1</number:text>
    </number:number-style>
    <number:number-style style:name="N1809">
      <number:text>1.11.5</number:text>
    </number:number-style>
    <number:number-style style:name="N1810">
      <number:text>18.</number:text>
      <number:number number:decimal-places="1" number:min-integer-digits="0"/>
    </number:number-style>
    <number:number-style style:name="N1811">
      <number:text>1.2.1</number:text>
    </number:number-style>
    <number:time-style style:name="N1812">
      <number:text>a</number:text>
      <number:seconds/>
      <number:text>c</number:text>
    </number:time-style>
    <number:number-style style:name="N1813">
      <number:text>1.12</number:text>
    </number:number-style>
    <number:number-style style:name="N1814">
      <number:text>1.12.3</number:text>
    </number:number-style>
    <number:number-style style:name="N1815">
      <number:text>1.7.2</number:text>
    </number:number-style>
    <number:number-style style:name="N1816">
      <number:text>"1.11.2</number:text>
    </number:number-style>
    <number:number-style style:name="N1817">
      <number:number number:decimal-places="0" number:min-integer-digits="0"/>
      <number:text>1.11.1</number:text>
    </number:number-style>
    <number:number-style style:name="N1818">
      <number:text>1.9</number:text>
    </number:number-style>
    <number:number-style style:name="N1819">
      <number:number number:decimal-places="23" number:min-integer-digits="36"/>
    </number:number-style>
    <number:number-style style:name="N1820P0" style:volatile="true">
      <number:number number:decimal-places="0" number:min-integer-digits="1" number:grouping="true"/>
      <number:text> </number:text>
    </number:number-style>
    <number:number-style style:name="N1820P1" style:volatile="true">
      <number:text> -</number:text>
      <number:number number:decimal-places="0" number:min-integer-digits="1" number:grouping="true"/>
      <number:text> </number:text>
    </number:number-style>
    <number:number-style style:name="N1820P2" style:volatile="true">
      <number:text> - </number:text>
    </number:number-style>
    <number:text-style style:name="N1820">
      <number:text-content/>
      <number:text> </number:text>
      <style:map style:condition="value()&gt;0" style:apply-style-name="N1820P0"/>
      <style:map style:condition="value()&lt;0" style:apply-style-name="N1820P1"/>
      <style:map style:condition="value()=0" style:apply-style-name="N1820P2"/>
    </number:text-style>
    <number:date-style style:name="N1821P0" style:volatile="true">
      <number:month/>
      <number:text>月</number:text>
      <number:day/>
      <number:text>日</number:text>
    </number:date-style>
    <number:text-style style:name="N1821">
      <number:text-content/>
      <style:map style:condition="value()&gt;=0" style:apply-style-name="N1821P0"/>
    </number:text-style>
    <number:number-style style:name="N1822P0" style:volatile="true">
      <number:number number:decimal-places="2" number:min-integer-digits="1" number:grouping="true"/>
      <number:text> </number:text>
    </number:number-style>
    <number:number-style style:name="N1822P1" style:volatile="true">
      <number:text> -</number:text>
      <number:number number:decimal-places="2" number:min-integer-digits="1" number:grouping="true"/>
      <number:text> </number:text>
    </number:number-style>
    <number:number-style style:name="N1822P2" style:volatile="true">
      <number:text> - </number:text>
    </number:number-style>
    <number:text-style style:name="N1822">
      <number:text-content/>
      <number:text> </number:text>
      <style:map style:condition="value()&gt;0" style:apply-style-name="N1822P0"/>
      <style:map style:condition="value()&lt;0" style:apply-style-name="N1822P1"/>
      <style:map style:condition="value()=0" style:apply-style-name="N1822P2"/>
    </number:text-style>
    <number:number-style style:name="N1823P0" style:volatile="true">
      <number:number number:decimal-places="2" number:min-integer-digits="1" number:grouping="true"/>
      <number:text> </number:text>
    </number:number-style>
    <number:number-style style:name="N1823P1" style:volatile="true">
      <number:text>-</number:text>
      <number:number number:decimal-places="2" number:min-integer-digits="1" number:grouping="true"/>
      <number:text> </number:text>
    </number:number-style>
    <number:number-style style:name="N1823P2" style:volatile="true">
      <number:text> -</number:text>
      <number:number number:decimal-places="0" number:min-integer-digits="0"/>
      <number:text> </number:text>
    </number:number-style>
    <number:text-style style:name="N1823">
      <number:text-content/>
      <number:text> </number:text>
      <style:map style:condition="value()&gt;0" style:apply-style-name="N1823P0"/>
      <style:map style:condition="value()&lt;0" style:apply-style-name="N1823P1"/>
      <style:map style:condition="value()=0" style:apply-style-name="N1823P2"/>
    </number:text-style>
    <number:date-style style:name="N1824P0" style:volatile="true">
      <number:month/>
      <number:text>/</number:text>
      <number:day/>
      <number:text>/</number:text>
      <number:year number:style="long"/>
    </number:date-style>
    <number:text-style style:name="N1824">
      <number:text-content/>
      <style:map style:condition="value()&gt;=0" style:apply-style-name="N1824P0"/>
    </number:text-style>
    <number:date-style style:name="N182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825">
      <number:text-content/>
      <style:map style:condition="value()&gt;=0" style:apply-style-name="N1825P0"/>
    </number:text-style>
    <number:number-style style:name="N1826P0" style:volatile="true">
      <number:text>TRUE</number:text>
    </number:number-style>
    <number:number-style style:name="N1826P1" style:volatile="true">
      <number:text>TRUE</number:text>
    </number:number-style>
    <number:number-style style:name="N1826">
      <number:text>FALSE</number:text>
      <style:map style:condition="value()&gt;0" style:apply-style-name="N1826P0"/>
      <style:map style:condition="value()&lt;0" style:apply-style-name="N1826P1"/>
    </number:number-style>
    <number:date-style style:name="N1827P0" style:volatile="true">
      <number:month/>
      <number:text>/</number:text>
      <number:day/>
    </number:date-style>
    <number:text-style style:name="N1827">
      <number:text-content/>
      <style:map style:condition="value()&gt;=0" style:apply-style-name="N1827P0"/>
    </number:text-style>
    <number:date-style style:name="N1828P0" style:volatile="true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828">
      <number:text-content/>
      <style:map style:condition="value()&gt;=0" style:apply-style-name="N1828P0"/>
    </number:text-style>
    <number:date-style style:name="N1829P0" style:volatile="true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829">
      <number:text-content/>
      <style:map style:condition="value()&gt;=0" style:apply-style-name="N1829P0"/>
    </number:text-style>
    <number:date-style style:name="N1830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830">
      <number:text-content/>
      <style:map style:condition="value()&gt;=0" style:apply-style-name="N1830P0"/>
    </number:text-style>
    <number:date-style style:name="N1831P0" style:volatile="true">
      <number:year number:style="long"/>
      <number:text>/</number:text>
      <number:month/>
      <number:text>/</number:text>
      <number:day/>
    </number:date-style>
    <number:text-style style:name="N1831">
      <number:text-content/>
      <style:map style:condition="value()&gt;=0" style:apply-style-name="N1831P0"/>
    </number:text-style>
    <number:date-style style:name="N1832P0" style:volatile="true">
      <number:year/>
      <number:text>年</number:text>
      <number:month/>
      <number:text>月</number:text>
      <number:day/>
      <number:text>日</number:text>
    </number:date-style>
    <number:text-style style:name="N1832">
      <number:text-content/>
      <style:map style:condition="value()&gt;=0" style:apply-style-name="N1832P0"/>
    </number:text-style>
    <number:time-style style:name="N1833P0" style:volatile="true">
      <number:hours/>
      <number:text>:</number:text>
      <number:minutes number:style="long"/>
    </number:time-style>
    <number:text-style style:name="N1833">
      <number:text-content/>
      <style:map style:condition="value()&gt;=0" style:apply-style-name="N1833P0"/>
    </number:text-style>
    <number:time-style style:name="N1834P0" style:volatile="true">
      <number:hours/>
      <number:text>:</number:text>
      <number:minutes number:style="long"/>
      <number:text>:</number:text>
      <number:seconds number:style="long"/>
    </number:time-style>
    <number:text-style style:name="N1834">
      <number:text-content/>
      <style:map style:condition="value()&gt;=0" style:apply-style-name="N1834P0"/>
    </number:text-style>
    <number:date-style style:name="N1835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836P0" style:volatile="true">
      <number:number number:decimal-places="0" number:min-integer-digits="3">
        <number:embedded-text number:position="2">?</number:embedded-text>
      </number:number>
      <number:text> </number:text>
    </number:number-style>
    <number:number-style style:name="N1836P1" style:volatile="true">
      <number:text> !-</number:text>
      <number:number number:decimal-places="0" number:min-integer-digits="3">
        <number:embedded-text number:position="2">?</number:embedded-text>
      </number:number>
      <number:text> </number:text>
    </number:number-style>
    <number:number-style style:name="N1836P2" style:volatile="true">
      <number:text> -</number:text>
      <number:number number:decimal-places="0" number:min-integer-digits="0"/>
      <number:text> </number:text>
    </number:number-style>
    <number:text-style style:name="N1836">
      <number:text-content/>
      <number:text> </number:text>
      <style:map style:condition="value()&gt;0" style:apply-style-name="N1836P0"/>
      <style:map style:condition="value()&lt;0" style:apply-style-name="N1836P1"/>
      <style:map style:condition="value()=0" style:apply-style-name="N1836P2"/>
    </number:text-style>
    <number:date-style style:name="N183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837">
      <number:text-content/>
      <style:map style:condition="value()&gt;=0" style:apply-style-name="N1837P0"/>
    </number:text-style>
    <number:date-style style:name="N1838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838">
      <number:text-content/>
      <style:map style:condition="value()&gt;=0" style:apply-style-name="N1838P0"/>
    </number:text-style>
    <number:date-style style:name="N1839P0" style:volatile="true">
      <number:day number:style="long"/>
      <number:text>-</number:text>
      <number:month number:style="long"/>
      <number:text>-</number:text>
      <number:year number:style="long"/>
    </number:date-style>
    <number:text-style style:name="N1839">
      <number:text-content/>
      <style:map style:condition="value()&gt;=0" style:apply-style-name="N1839P0"/>
    </number:text-style>
    <number:date-style style:name="N1840P0" style:volatile="true">
      <number:day number:style="long"/>
      <number:text>-</number:text>
      <number:month number:style="long"/>
      <number:text>-</number:text>
      <number:year/>
    </number:date-style>
    <number:text-style style:name="N1840">
      <number:text-content/>
      <style:map style:condition="value()&gt;=0" style:apply-style-name="N1840P0"/>
    </number:text-style>
    <number:date-style style:name="N1841P0" style:volatile="true">
      <number:day/>
      <number:text>/</number:text>
      <number:month number:textual="true"/>
      <number:text>/</number:text>
      <number:year/>
    </number:date-style>
    <number:text-style style:name="N1841">
      <number:text-content/>
      <style:map style:condition="value()&gt;=0" style:apply-style-name="N1841P0"/>
    </number:text-style>
    <number:date-style style:name="N1842P0" style:volatile="true">
      <number:day number:style="long"/>
      <number:text>/</number:text>
      <number:month number:textual="true"/>
      <number:text>/</number:text>
      <number:year/>
    </number:date-style>
    <number:text-style style:name="N1842">
      <number:text-content/>
      <style:map style:condition="value()&gt;=0" style:apply-style-name="N1842P0"/>
    </number:text-style>
    <number:number-style style:name="N1843P0" style:volatile="true">
      <number:number number:decimal-places="0" number:min-integer-digits="1" number:grouping="true"/>
      <number:text> </number:text>
    </number:number-style>
    <number:number-style style:name="N1843P1" style:volatile="true">
      <number:text> (</number:text>
      <number:number number:decimal-places="0" number:min-integer-digits="1" number:grouping="true"/>
      <number:text>)</number:text>
    </number:number-style>
    <number:number-style style:name="N1843P2" style:volatile="true">
      <number:text> -</number:text>
      <number:number number:decimal-places="0" number:min-integer-digits="0"/>
      <number:text> </number:text>
    </number:number-style>
    <number:text-style style:name="N1843">
      <number:text-content/>
      <number:text> </number:text>
      <style:map style:condition="value()&gt;0" style:apply-style-name="N1843P0"/>
      <style:map style:condition="value()&lt;0" style:apply-style-name="N1843P1"/>
      <style:map style:condition="value()=0" style:apply-style-name="N1843P2"/>
    </number:text-style>
    <number:date-style style:name="N1844P0" style:volatile="true">
      <number:year number:style="long"/>
      <number:text>年</number:text>
      <number:month/>
      <number:text>月</number:text>
    </number:date-style>
    <number:text-style style:name="N1844">
      <number:text-content/>
      <style:map style:condition="value()&gt;=0" style:apply-style-name="N1844P0"/>
    </number:text-style>
    <number:number-style style:name="N1845P0" style:volatile="true">
      <number:number number:decimal-places="1" number:min-integer-digits="1" number:grouping="true"/>
      <number:text> </number:text>
    </number:number-style>
    <number:number-style style:name="N1845P1" style:volatile="true">
      <number:text>-</number:text>
      <number:number number:decimal-places="1" number:min-integer-digits="1" number:grouping="true"/>
      <number:text> </number:text>
    </number:number-style>
    <number:number-style style:name="N1845P2" style:volatile="true">
      <number:text> -</number:text>
      <number:number number:decimal-places="0" number:min-integer-digits="0"/>
      <number:text> </number:text>
    </number:number-style>
    <number:text-style style:name="N1845">
      <number:text-content/>
      <number:text> </number:text>
      <style:map style:condition="value()&gt;0" style:apply-style-name="N1845P0"/>
      <style:map style:condition="value()&lt;0" style:apply-style-name="N1845P1"/>
      <style:map style:condition="value()=0" style:apply-style-name="N1845P2"/>
    </number:text-style>
    <number:date-style style:name="N1846P0" style:volatile="true">
      <number:year number:style="long"/>
      <number:text>.</number:text>
      <number:month/>
    </number:date-style>
    <number:text-style style:name="N1846">
      <number:text-content/>
      <style:map style:condition="value()&gt;=0" style:apply-style-name="N1846P0"/>
    </number:text-style>
    <number:date-style style:name="N1847P0" style:volatile="true">
      <number:month number:style="long"/>
      <number:text>/</number:text>
      <number:day number:style="long"/>
      <number:text>/</number:text>
      <number:year/>
    </number:date-style>
    <number:text-style style:name="N1847">
      <number:text-content/>
      <style:map style:condition="value()&gt;=0" style:apply-style-name="N1847P0"/>
    </number:text-style>
    <number:date-style style:name="N1848P0" style:volatile="true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848">
      <number:text-content/>
      <style:map style:condition="value()&gt;=0" style:apply-style-name="N1848P0"/>
    </number:text-style>
    <number:date-style style:name="N1849P0" style:volatile="true">
      <number:month/>
      <number:text>/</number:text>
      <number:day/>
    </number:date-style>
    <number:number-style style:name="N1849P1" style:volatile="true">
      <number:text/>
    </number:number-style>
    <number:text-style style:name="N1849">
      <number:text-content/>
      <style:map style:condition="value()&gt;0" style:apply-style-name="N1849P0"/>
      <style:map style:condition="value()&lt;0" style:apply-style-name="N1849P1"/>
    </number:text-style>
    <number:number-style style:name="N1850P0" style:volatile="true">
      <number:number number:decimal-places="2" number:min-integer-digits="1" number:grouping="true"/>
      <number:text> </number:text>
    </number:number-style>
    <number:number-style style:name="N1850P1" style:volatile="true">
      <number:number number:decimal-places="2" number:min-integer-digits="1" number:grouping="true"/>
      <number:text>-</number:text>
    </number:number-style>
    <number:number-style style:name="N1850P2" style:volatile="true">
      <number:text> -</number:text>
      <number:number number:decimal-places="0" number:min-integer-digits="0"/>
      <number:text> </number:text>
    </number:number-style>
    <number:text-style style:name="N1850">
      <number:text-content/>
      <number:text> </number:text>
      <style:map style:condition="value()&gt;0" style:apply-style-name="N1850P0"/>
      <style:map style:condition="value()&lt;0" style:apply-style-name="N1850P1"/>
      <style:map style:condition="value()=0" style:apply-style-name="N1850P2"/>
    </number:text-style>
    <number:number-style style:name="N1851">
      <number:text> -</number:text>
      <number:number number:decimal-places="0" number:min-integer-digits="1"/>
      <number:text> </number:text>
    </number:number-style>
    <number:number-style style:name="N1852P0" style:volatile="true">
      <number:number number:decimal-places="0" number:min-integer-digits="1"/>
      <number:text> </number:text>
    </number:number-style>
    <number:number-style style:name="N1852P1" style:volatile="true">
      <number:text> -</number:text>
      <number:number number:decimal-places="0" number:min-integer-digits="1"/>
      <number:text> </number:text>
    </number:number-style>
    <number:number-style style:name="N1852P2" style:volatile="true">
      <number:text> - </number:text>
    </number:number-style>
    <number:text-style style:name="N1852">
      <number:text-content/>
      <number:text> </number:text>
      <style:map style:condition="value()&gt;0" style:apply-style-name="N1852P0"/>
      <style:map style:condition="value()&lt;0" style:apply-style-name="N1852P1"/>
      <style:map style:condition="value()=0" style:apply-style-name="N1852P2"/>
    </number:text-style>
    <number:number-style style:name="N1853">
      <number:text> -</number:text>
      <number:number number:decimal-places="0" number:min-integer-digits="2"/>
      <number:text> </number:text>
    </number:number-style>
    <number:number-style style:name="N1854P0" style:volatile="true">
      <number:number number:decimal-places="2" number:min-integer-digits="1" number:grouping="true"/>
      <number:text> </number:text>
    </number:number-style>
    <number:number-style style:name="N1854P1" style:volatile="true">
      <number:text> -</number:text>
      <number:number number:decimal-places="2" number:min-integer-digits="1" number:grouping="true"/>
      <number:text> </number:text>
    </number:number-style>
    <number:number-style style:name="N1854P2" style:volatile="true">
      <number:text> -</number:text>
      <number:number number:decimal-places="0" number:min-integer-digits="2"/>
      <number:text> </number:text>
    </number:number-style>
    <number:text-style style:name="N1854">
      <number:text-content/>
      <number:text> </number:text>
      <style:map style:condition="value()&gt;0" style:apply-style-name="N1854P0"/>
      <style:map style:condition="value()&lt;0" style:apply-style-name="N1854P1"/>
      <style:map style:condition="value()=0" style:apply-style-name="N1854P2"/>
    </number:text-style>
    <number:date-style style:name="N1855">
      <number:day number:style="long"/>
      <number:text>-</number:text>
      <number:month number:style="long"/>
      <number:text>-</number:text>
      <number:year number:style="long"/>
      <number:text>'</number:text>
    </number:date-style>
    <number:currency-style style:name="N1856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856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856P0"/>
    </number:currency-style>
    <number:date-style style:name="N1857">
      <number:year/>
      <number:text>/</number:text>
      <number:month number:style="long"/>
      <number:text>/</number:text>
      <number:day number:style="long"/>
    </number:date-style>
    <number:number-style style:name="N1858">
      <number:number number:decimal-places="11" number:min-integer-digits="1" number:grouping="true"/>
    </number:number-style>
    <number:date-style style:name="N1859P0" style:volatile="true">
      <number:day/>
      <number:text>-</number:text>
      <number:month number:textual="true"/>
      <number:text>-</number:text>
      <number:year number:style="long"/>
    </number:date-style>
    <number:text-style style:name="N1859">
      <number:text-content/>
      <style:map style:condition="value()&lt;=0" style:apply-style-name="N1859P0"/>
    </number:text-style>
    <number:number-style style:name="N1860">
      <number:text>3333:656568</number:text>
    </number:number-style>
    <number:number-style style:name="N1861">
      <number:text>344:4343</number:text>
    </number:number-style>
    <number:number-style style:name="N1862">
      <number:text>9999999999999999999999999999999999999999999999999999999999999999999999999999999999999999999999999999</number:text>
    </number:number-style>
    <number:number-style style:name="N1864P0" style:volatile="true">
      <number:text>$</number:text>
      <number:number number:decimal-places="1" number:min-integer-digits="1" number:grouping="true"/>
      <number:text> </number:text>
    </number:number-style>
    <number:number-style style:name="N1864">
      <number:text>($</number:text>
      <number:number number:decimal-places="1" number:min-integer-digits="1" number:grouping="true"/>
      <number:text>)</number:text>
      <style:map style:condition="value()&gt;=0" style:apply-style-name="N1864P0"/>
    </number:number-style>
    <number:date-style style:name="N1865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  <number:text>:</number:text>
      <number:seconds number:style="long"/>
      <number:text> </number:text>
    </number:date-style>
    <number:number-style style:name="N1866">
      <number:text>TEST</number:text>
    </number:number-style>
    <number:number-style style:name="N1867">
      <number:text>8.1.2</number:text>
    </number:number-style>
    <number:number-style style:name="N1868">
      <number:text>8.1.3</number:text>
    </number:number-style>
    <number:number-style style:name="N1869">
      <number:text>8.1.4</number:text>
    </number:number-style>
    <number:number-style style:name="N1870">
      <number:text>12.1.2.1</number:text>
    </number:number-style>
    <number:number-style style:name="N1871">
      <number:text>12.1.2.2</number:text>
    </number:number-style>
    <number:number-style style:name="N1872">
      <number:text>13.1.2</number:text>
    </number:number-style>
    <number:number-style style:name="N1873">
      <number:text>13.1.2.1</number:text>
    </number:number-style>
    <number:number-style style:name="N1874">
      <number:text>13.1.2.2</number:text>
    </number:number-style>
    <number:number-style style:name="N1875">
      <number:text>13.2.1</number:text>
    </number:number-style>
    <number:number-style style:name="N1876">
      <number:text>13.2.2</number:text>
    </number:number-style>
    <number:number-style style:name="N1877">
      <number:text>13.2.2.1</number:text>
    </number:number-style>
    <number:number-style style:name="N1878">
      <number:text>13.2.2.2</number:text>
    </number:number-style>
    <number:number-style style:name="N1879">
      <number:text>1</number:text>
      <number:number number:decimal-places="0" number:min-integer-digits="1"/>
      <number:text>.1</number:text>
    </number:number-style>
    <number:number-style style:name="N1880">
      <number:text>12.2.2.1</number:text>
    </number:number-style>
    <number:number-style style:name="N1881">
      <number:text>12.2.2.2</number:text>
    </number:number-style>
    <number:number-style style:name="N1882">
      <number:text>13.2.2.3</number:text>
    </number:number-style>
    <number:number-style style:name="N1883">
      <number:text>12.2.2.3</number:text>
    </number:number-style>
    <number:date-style style:name="N1884">
      <number:text>Tji</number:text>
      <number:era/>
      <number:text>fukuok</number:text>
    </number:date-style>
    <number:number-style style:name="N1885">
      <number:text>122.1</number:text>
      <number:number number:decimal-places="1" number:min-integer-digits="0"/>
    </number:number-style>
    <number:currency-style style:name="N188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887">
      <style:text-properties fo:color="#ff0000"/>
      <number:text>-</number:text>
      <number:currency-symbol number:language="es" number:country="AR">$</number:currency-symbol>
      <number:number number:decimal-places="2" number:min-integer-digits="1" number:grouping="true"/>
      <style:map style:condition="value()&gt;=0" style:apply-style-name="N1887P0"/>
    </number:currency-style>
    <number:number-style style:name="N1889P0" style:volatile="true">
      <number:text>£</number:text>
      <number:number number:decimal-places="0" number:min-integer-digits="1" number:grouping="true"/>
    </number:number-style>
    <number:number-style style:name="N1889">
      <number:text>-£</number:text>
      <number:number number:decimal-places="0" number:min-integer-digits="1" number:grouping="true"/>
      <style:map style:condition="value()&gt;=0" style:apply-style-name="N1889P0"/>
    </number:number-style>
    <number:number-style style:name="N1890P0" style:volatile="true">
      <number:text>£</number:text>
      <number:number number:decimal-places="0" number:min-integer-digits="1" number:grouping="true"/>
    </number:number-style>
    <number:number-style style:name="N1890">
      <style:text-properties fo:color="#ff0000"/>
      <number:text>-£</number:text>
      <number:number number:decimal-places="0" number:min-integer-digits="1" number:grouping="true"/>
      <style:map style:condition="value()&gt;=0" style:apply-style-name="N1890P0"/>
    </number:number-style>
    <number:number-style style:name="N1892P0" style:volatile="true">
      <number:text>£</number:text>
      <number:number number:decimal-places="2" number:min-integer-digits="1" number:grouping="true"/>
    </number:number-style>
    <number:number-style style:name="N1892">
      <number:text>-£</number:text>
      <number:number number:decimal-places="2" number:min-integer-digits="1" number:grouping="true"/>
      <style:map style:condition="value()&gt;=0" style:apply-style-name="N1892P0"/>
    </number:number-style>
    <number:number-style style:name="N1893P0" style:volatile="true">
      <number:text>£</number:text>
      <number:number number:decimal-places="2" number:min-integer-digits="1" number:grouping="true"/>
    </number:number-style>
    <number:number-style style:name="N1893">
      <style:text-properties fo:color="#ff0000"/>
      <number:text>-£</number:text>
      <number:number number:decimal-places="2" number:min-integer-digits="1" number:grouping="true"/>
      <style:map style:condition="value()&gt;=0" style:apply-style-name="N1893P0"/>
    </number:number-style>
    <number:number-style style:name="N1897P0" style:volatile="true">
      <number:text> £</number:text>
      <number:number number:decimal-places="0" number:min-integer-digits="1" number:grouping="true"/>
      <number:text> </number:text>
    </number:number-style>
    <number:number-style style:name="N1897P1" style:volatile="true">
      <number:text>-£</number:text>
      <number:number number:decimal-places="0" number:min-integer-digits="1" number:grouping="true"/>
      <number:text> </number:text>
    </number:number-style>
    <number:number-style style:name="N1897P2" style:volatile="true">
      <number:text> £- </number:text>
    </number:number-style>
    <number:text-style style:name="N1897">
      <number:text-content/>
      <number:text> </number:text>
      <style:map style:condition="value()&gt;0" style:apply-style-name="N1897P0"/>
      <style:map style:condition="value()&lt;0" style:apply-style-name="N1897P1"/>
      <style:map style:condition="value()=0" style:apply-style-name="N1897P2"/>
    </number:text-style>
    <number:number-style style:name="N1901P0" style:volatile="true">
      <number:text> £</number:text>
      <number:number number:decimal-places="2" number:min-integer-digits="1" number:grouping="true"/>
      <number:text> </number:text>
    </number:number-style>
    <number:number-style style:name="N1901P1" style:volatile="true">
      <number:text>-£</number:text>
      <number:number number:decimal-places="2" number:min-integer-digits="1" number:grouping="true"/>
      <number:text> </number:text>
    </number:number-style>
    <number:number-style style:name="N1901P2" style:volatile="true">
      <number:text> £-</number:text>
      <number:number number:decimal-places="0" number:min-integer-digits="0"/>
      <number:text> </number:text>
    </number:number-style>
    <number:text-style style:name="N1901">
      <number:text-content/>
      <number:text> </number:text>
      <style:map style:condition="value()&gt;0" style:apply-style-name="N1901P0"/>
      <style:map style:condition="value()&lt;0" style:apply-style-name="N1901P1"/>
      <style:map style:condition="value()=0" style:apply-style-name="N1901P2"/>
    </number:text-style>
    <number:date-style style:name="N1902">
      <number:year number:style="long"/>
      <number:text> </number:text>
      <number:month number:textual="true"/>
    </number:date-style>
    <number:date-style style:name="N1903">
      <number:year number:style="long"/>
      <number:text> </number:text>
      <number:month number:style="long" number:textual="true"/>
    </number:date-style>
    <number:currency-style style:name="N1905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905"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905P0"/>
    </number:currency-style>
    <number:currency-style style:name="N1906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906"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906P0"/>
    </number:currency-style>
    <number:currency-style style:name="N1908P0" style:volatile="true">
      <number:currency-symbol number:language="en" number:country="US">$</number:currency-symbol>
      <number:number number:decimal-places="0" number:min-integer-digits="0" number:grouping="true"/>
    </number:currency-style>
    <number:currency-style style:name="N1908">
      <number:text>-</number:text>
      <number:currency-symbol number:language="en" number:country="US">$</number:currency-symbol>
      <number:number number:decimal-places="0" number:min-integer-digits="0" number:grouping="true"/>
      <style:map style:condition="value()&gt;=0" style:apply-style-name="N1908P0"/>
    </number:currency-style>
    <number:date-style style:name="N1909">
      <number:era/>
      <number:day/>
    </number:date-style>
    <number:date-style style:name="N1910">
      <number:era/>
      <number:day/>
      <number:text>677f</number:text>
    </number:date-style>
    <number:date-style style:name="N1911">
      <number:text>fx</number:text>
      <number:day/>
      <number:text>f</number:text>
      <number:day/>
    </number:date-style>
    <number:number-style style:name="N1912">
      <number:text>4</number:text>
    </number:number-style>
    <number:number-style style:name="N1913">
      <number:number number:decimal-places="0" number:min-integer-digits="1"/>
      <number:text>123456</number:text>
    </number:number-style>
    <number:number-style style:name="N1914">
      <number:text>5.3.1</number:text>
    </number:number-style>
    <number:number-style style:name="N1915">
      <number:text>5.3.2</number:text>
    </number:number-style>
    <number:number-style style:name="N1916">
      <number:text>1-4</number:text>
    </number:number-style>
    <number:number-style style:name="N1917">
      <number:number number:decimal-places="4" number:min-integer-digits="1"/>
      <number:text>.</number:text>
    </number:number-style>
    <number:currency-style style:name="N1919P0" style:volatile="true">
      <number:currency-symbol number:language="en" number:country="JM">J$</number:currency-symbol>
      <number:number number:decimal-places="2" number:min-integer-digits="1" number:grouping="true"/>
    </number:currency-style>
    <number:currency-style style:name="N1919">
      <style:text-properties fo:color="#ff0000"/>
      <number:text>-</number:text>
      <number:currency-symbol number:language="en" number:country="JM">J$</number:currency-symbol>
      <number:number number:decimal-places="2" number:min-integer-digits="1" number:grouping="true"/>
      <style:map style:condition="value()&gt;=0" style:apply-style-name="N1919P0"/>
    </number:currency-style>
    <number:number-style style:name="N1920">
      <number:text>( </number:text>
      <number:number number:decimal-places="3" number:min-integer-digits="1"/>
      <number:text> )</number:text>
    </number:number-style>
    <number:number-style style:name="N1921">
      <number:text>( </number:text>
      <number:number number:decimal-places="5" number:min-integer-digits="1"/>
      <number:text> )</number:text>
    </number:number-style>
    <number:number-style style:name="N1923P0" style:volatile="true">
      <number:number number:decimal-places="0" number:min-integer-digits="1" number:grouping="true"/>
      <number:text> Pts</number:text>
    </number:number-style>
    <number:number-style style:name="N1923">
      <number:text>-</number:text>
      <number:number number:decimal-places="0" number:min-integer-digits="1" number:grouping="true"/>
      <number:text> Pts</number:text>
      <style:map style:condition="value()&gt;=0" style:apply-style-name="N1923P0"/>
    </number:number-style>
    <number:number-style style:name="N1924P0" style:volatile="true">
      <number:number number:decimal-places="0" number:min-integer-digits="1" number:grouping="true"/>
      <number:text> Pts</number:text>
    </number:number-style>
    <number:number-style style:name="N1924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24P0"/>
    </number:number-style>
    <number:number-style style:name="N1926P0" style:volatile="true">
      <number:number number:decimal-places="2" number:min-integer-digits="1" number:grouping="true"/>
      <number:text> Pts</number:text>
    </number:number-style>
    <number:number-style style:name="N1926">
      <number:text>-</number:text>
      <number:number number:decimal-places="2" number:min-integer-digits="1" number:grouping="true"/>
      <number:text> Pts</number:text>
      <style:map style:condition="value()&gt;=0" style:apply-style-name="N1926P0"/>
    </number:number-style>
    <number:number-style style:name="N1927P0" style:volatile="true">
      <number:number number:decimal-places="2" number:min-integer-digits="1" number:grouping="true"/>
      <number:text> Pts</number:text>
    </number:number-style>
    <number:number-style style:name="N1927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927P0"/>
    </number:number-style>
    <number:number-style style:name="N1931P0" style:volatile="true">
      <number:number number:decimal-places="0" number:min-integer-digits="1" number:grouping="true"/>
      <number:text> Pts </number:text>
    </number:number-style>
    <number:number-style style:name="N1931P1" style:volatile="true">
      <number:text>-</number:text>
      <number:number number:decimal-places="0" number:min-integer-digits="1" number:grouping="true"/>
      <number:text> Pts </number:text>
    </number:number-style>
    <number:number-style style:name="N1931P2" style:volatile="true">
      <number:text> - Pts </number:text>
    </number:number-style>
    <number:text-style style:name="N1931">
      <number:text-content/>
      <number:text> </number:text>
      <style:map style:condition="value()&gt;0" style:apply-style-name="N1931P0"/>
      <style:map style:condition="value()&lt;0" style:apply-style-name="N1931P1"/>
      <style:map style:condition="value()=0" style:apply-style-name="N1931P2"/>
    </number:text-style>
    <number:number-style style:name="N1935P0" style:volatile="true">
      <number:number number:decimal-places="0" number:min-integer-digits="1" number:grouping="true"/>
      <number:text>       </number:text>
    </number:number-style>
    <number:number-style style:name="N1935P1" style:volatile="true">
      <number:text>-</number:text>
      <number:number number:decimal-places="0" number:min-integer-digits="1" number:grouping="true"/>
      <number:text>       </number:text>
    </number:number-style>
    <number:number-style style:name="N1935P2" style:volatile="true">
      <number:text> -       </number:text>
    </number:number-style>
    <number:text-style style:name="N1935">
      <number:text-content/>
      <number:text> </number:text>
      <style:map style:condition="value()&gt;0" style:apply-style-name="N1935P0"/>
      <style:map style:condition="value()&lt;0" style:apply-style-name="N1935P1"/>
      <style:map style:condition="value()=0" style:apply-style-name="N1935P2"/>
    </number:text-style>
    <number:number-style style:name="N1939P0" style:volatile="true">
      <number:number number:decimal-places="2" number:min-integer-digits="1" number:grouping="true"/>
      <number:text> Pts </number:text>
    </number:number-style>
    <number:number-style style:name="N1939P1" style:volatile="true">
      <number:text>-</number:text>
      <number:number number:decimal-places="2" number:min-integer-digits="1" number:grouping="true"/>
      <number:text> Pts </number:text>
    </number:number-style>
    <number:number-style style:name="N1939P2" style:volatile="true">
      <number:text>-</number:text>
      <number:number number:decimal-places="0" number:min-integer-digits="0"/>
      <number:text> Pts </number:text>
    </number:number-style>
    <number:text-style style:name="N1939">
      <number:text-content/>
      <number:text> </number:text>
      <style:map style:condition="value()&gt;0" style:apply-style-name="N1939P0"/>
      <style:map style:condition="value()&lt;0" style:apply-style-name="N1939P1"/>
      <style:map style:condition="value()=0" style:apply-style-name="N1939P2"/>
    </number:text-style>
    <number:number-style style:name="N1943P0" style:volatile="true">
      <number:number number:decimal-places="2" number:min-integer-digits="1" number:grouping="true"/>
      <number:text>       </number:text>
    </number:number-style>
    <number:number-style style:name="N1943P1" style:volatile="true">
      <number:text>-</number:text>
      <number:number number:decimal-places="2" number:min-integer-digits="1" number:grouping="true"/>
      <number:text>       </number:text>
    </number:number-style>
    <number:number-style style:name="N1943P2" style:volatile="true">
      <number:text>-</number:text>
      <number:number number:decimal-places="0" number:min-integer-digits="0"/>
      <number:text>       </number:text>
    </number:number-style>
    <number:text-style style:name="N1943">
      <number:text-content/>
      <number:text> </number:text>
      <style:map style:condition="value()&gt;0" style:apply-style-name="N1943P0"/>
      <style:map style:condition="value()&lt;0" style:apply-style-name="N1943P1"/>
      <style:map style:condition="value()=0" style:apply-style-name="N1943P2"/>
    </number:text-style>
    <number:number-style style:name="N1944P0" style:volatile="true">
      <number:number number:decimal-places="1" number:min-integer-digits="1" number:grouping="true"/>
    </number:number-style>
    <number:number-style style:name="N1944">
      <style:text-properties fo:color="#ff0000"/>
      <number:number number:decimal-places="1" number:min-integer-digits="1" number:grouping="true"/>
      <style:map style:condition="value()&gt;=0" style:apply-style-name="N1944P0"/>
    </number:number-style>
    <number:number-style style:name="N1945">
      <number:number number:decimal-places="0" number:min-integer-digits="0"/>
      <number:text>号</number:text>
    </number:number-style>
    <number:number-style style:name="N1947P0" style:volatile="true">
      <number:text> $</number:text>
      <number:number number:decimal-places="2" number:min-integer-digits="1" number:grouping="true"/>
      <number:text> </number:text>
    </number:number-style>
    <number:number-style style:name="N1947P1" style:volatile="true">
      <number:text> $-</number:text>
      <number:number number:decimal-places="2" number:min-integer-digits="1" number:grouping="true"/>
      <number:text> </number:text>
    </number:number-style>
    <number:number-style style:name="N1947P2" style:volatile="true">
      <number:text> $-</number:text>
      <number:number number:decimal-places="0" number:min-integer-digits="0"/>
      <number:text> </number:text>
    </number:number-style>
    <number:text-style style:name="N1947">
      <number:text-content/>
      <number:text> </number:text>
      <style:map style:condition="value()&gt;0" style:apply-style-name="N1947P0"/>
      <style:map style:condition="value()&lt;0" style:apply-style-name="N1947P1"/>
      <style:map style:condition="value()=0" style:apply-style-name="N1947P2"/>
    </number:text-style>
    <number:number-style style:name="N1948P0" style:volatile="true">
      <number:number number:decimal-places="3" number:min-integer-digits="1"/>
    </number:number-style>
    <number:number-style style:name="N1948">
      <number:text>▲ </number:text>
      <number:number number:decimal-places="3" number:min-integer-digits="1"/>
      <style:map style:condition="value()&gt;=0" style:apply-style-name="N1948P0"/>
    </number:number-style>
    <number:number-style style:name="N1949P0" style:volatile="true">
      <number:text>¥</number:text>
      <number:number number:decimal-places="0" number:min-integer-digits="1" number:grouping="true"/>
      <number:text> </number:text>
    </number:number-style>
    <number:number-style style:name="N1949">
      <number:text>(¥</number:text>
      <number:number number:decimal-places="0" number:min-integer-digits="1" number:grouping="true"/>
      <number:text>)</number:text>
      <style:map style:condition="value()&gt;=0" style:apply-style-name="N1949P0"/>
    </number:number-style>
    <number:number-style style:name="N1950">
      <number:text>IF</number:text>
      <number:number number:decimal-places="0" number:min-integer-digits="4"/>
    </number:number-style>
    <number:date-style style:name="N1951">
      <number:year/>
      <number:text>.</number:text>
      <number:month/>
      <number:text>.</number:text>
      <number:day/>
    </number:date-style>
    <number:date-style style:name="N1952">
      <number:text>B2</number:text>
      <number:day/>
      <number:text>-</number:text>
      <number:month number:textual="true"/>
    </number:date-style>
    <number:percentage-style style:name="N1953">
      <number:number number:decimal-places="6" number:min-integer-digits="1"/>
      <number:text>%</number:text>
    </number:percentage-style>
    <number:percentage-style style:name="N1954">
      <number:number number:decimal-places="8" number:min-integer-digits="1"/>
      <number:text>%</number:text>
    </number:percentage-style>
    <number:percentage-style style:name="N1955">
      <number:number number:decimal-places="9" number:min-integer-digits="1"/>
      <number:text>%</number:text>
    </number:percentage-style>
    <number:percentage-style style:name="N1956">
      <number:number number:decimal-places="10" number:min-integer-digits="1"/>
      <number:text>%</number:text>
    </number:percentage-style>
    <number:percentage-style style:name="N1957">
      <number:number number:decimal-places="11" number:min-integer-digits="1"/>
      <number:text>%</number:text>
    </number:percentage-style>
    <number:percentage-style style:name="N1958">
      <number:number number:decimal-places="12" number:min-integer-digits="1"/>
      <number:text>%</number:text>
    </number:percentage-style>
    <number:percentage-style style:name="N1959">
      <number:number number:decimal-places="13" number:min-integer-digits="1"/>
      <number:text>%</number:text>
    </number:percentage-style>
    <number:currency-style style:name="N1961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961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961P0"/>
    </number:currency-style>
    <number:currency-style style:name="N1963P0" style:volatile="true">
      <number:currency-symbol number:language="en" number:country="US">$</number:currency-symbol>
      <number:number number:decimal-places="0" number:min-integer-digits="1"/>
    </number:currency-style>
    <number:currency-style style:name="N1963">
      <number:text>-</number:text>
      <number:currency-symbol number:language="en" number:country="US">$</number:currency-symbol>
      <number:number number:decimal-places="0" number:min-integer-digits="1"/>
      <style:map style:condition="value()&gt;=0" style:apply-style-name="N1963P0"/>
    </number:currency-style>
    <number:currency-style style:name="N1965P0" style:volatile="true">
      <number:number number:decimal-places="2" number:min-integer-digits="1" number:grouping="true"/>
      <number:text> </number:text>
      <number:currency-symbol>рꙋб.</number:currency-symbol>
    </number:currency-style>
    <number:currency-style style:name="N1965">
      <style:text-properties fo:color="#ff0000"/>
      <number:text>-</number:text>
      <number:number number:decimal-places="2" number:min-integer-digits="1" number:grouping="true"/>
      <number:text> </number:text>
      <number:currency-symbol>рꙋб.</number:currency-symbol>
      <style:map style:condition="value()&gt;=0" style:apply-style-name="N1965P0"/>
    </number:currency-style>
    <number:currency-style style:name="N1966P0" style:volatile="true">
      <number:currency-symbol number:language="en" number:country="US">$</number:currency-symbol>
      <number:number number:decimal-places="0" number:min-integer-digits="0" number:grouping="true"/>
    </number:currency-style>
    <number:currency-style style:name="N1966">
      <style:text-properties fo:color="#ff0000"/>
      <number:text>-</number:text>
      <number:currency-symbol number:language="en" number:country="US">$</number:currency-symbol>
      <number:number number:decimal-places="0" number:min-integer-digits="0" number:grouping="true"/>
      <style:map style:condition="value()&gt;=0" style:apply-style-name="N1966P0"/>
    </number:currency-style>
    <number:number-style style:name="N1967">
      <number:number number:decimal-places="1" number:min-integer-digits="1" number:grouping="true"/>
      <number:text>人日</number:text>
    </number:number-style>
    <number:date-style style:name="N1968">
      <number:text>cu</number:text>
      <number:seconds/>
      <number:text>to</number:text>
      <number:month/>
      <number:text>P</number:text>
      <number:am-pm/>
      <number:text>ttern</number:text>
    </number:date-style>
    <number:number-style style:name="N1969">
      <number:text>1</number:text>
      <number:number number:decimal-places="2" number:min-integer-digits="0"/>
    </number:number-style>
    <number:number-style style:name="N1970">
      <number:text>17.11</number:text>
    </number:number-style>
    <number:number-style style:name="N1971">
      <number:text>19.12</number:text>
    </number:number-style>
    <number:number-style style:name="N1972">
      <number:text>19.</number:text>
    </number:number-style>
    <number:number-style style:name="N1973">
      <number:text>21.</number:text>
    </number:number-style>
    <number:number-style style:name="N1974">
      <number:text>4.</number:text>
    </number:number-style>
    <number:number-style style:name="N1975">
      <number:text>.2</number:text>
    </number:number-style>
    <number:number-style style:name="N1976">
      <number:text>2</number:text>
      <number:number number:decimal-places="0" number:min-integer-digits="1"/>
      <number:text>.</number:text>
    </number:number-style>
    <number:number-style style:name="N1977">
      <number:number number:decimal-places="0" number:min-integer-digits="1"/>
      <number:text>. </number:text>
    </number:number-style>
    <number:number-style style:name="N1978">
      <number:text>2</number:text>
      <number:number number:decimal-places="1" number:min-integer-digits="1"/>
    </number:number-style>
    <number:number-style style:name="N1979">
      <number:text>.3</number:text>
    </number:number-style>
    <number:date-style style:name="N1980">
      <number:year number:style="long"/>
      <number:text> -</number:text>
      <number:month number:style="long"/>
      <number:text>-</number:text>
      <number:day number:style="long"/>
    </number:date-style>
    <number:date-style style:name="N198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98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text-style style:name="N1983">
      <number:text>[$]</number:text>
      <number:text-content/>
    </number:text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number:number-style style:name="N8155P0" style:volatile="true" number:language="en" number:country="US">
      <number:number number:decimal-places="0" number:min-integer-digits="1" number:grouping="true"/>
      <number:text> </number:text>
    </number:number-style>
    <number:number-style style:name="N8155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55P2" style:volatile="true" number:language="en" number:country="US">
      <number:text>- </number:text>
    </number:number-style>
    <number:text-style style:name="N8155" number:language="en" number:country="US">
      <number:text-content/>
      <number:text> </number:text>
      <style:map style:condition="value()&gt;0" style:apply-style-name="N8155P0"/>
      <style:map style:condition="value()&lt;0" style:apply-style-name="N8155P1"/>
      <style:map style:condition="value()=0" style:apply-style-name="N8155P2"/>
    </number:text-style>
    <number:number-style style:name="N8158P0" style:volatile="true" number:language="en" number:country="US">
      <number:number number:decimal-places="2" number:min-integer-digits="1" number:grouping="true"/>
      <number:text> </number:text>
    </number:number-style>
    <number:number-style style:name="N8158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58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58" number:language="en" number:country="US">
      <number:text-content/>
      <number:text> </number:text>
      <style:map style:condition="value()&gt;0" style:apply-style-name="N8158P0"/>
      <style:map style:condition="value()&lt;0" style:apply-style-name="N8158P1"/>
      <style:map style:condition="value()=0" style:apply-style-name="N8158P2"/>
    </number:text-style>
    <number:currency-style style:name="N8159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number-style style:name="N8160P0" style:volatile="true" number:language="en" number:country="US">
      <number:number number:decimal-places="2" number:min-integer-digits="1" number:grouping="true"/>
      <number:text> </number:text>
    </number:number-style>
    <number:number-style style:name="N8160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60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60" number:language="en" number:country="US">
      <number:text-content/>
      <number:text> </number:text>
      <style:map style:condition="value()&gt;0" style:apply-style-name="N8160P0"/>
      <style:map style:condition="value()&lt;0" style:apply-style-name="N8160P1"/>
      <style:map style:condition="value()=0" style:apply-style-name="N8160P2"/>
    </number:text-style>
    <number:time-style style:name="N8161" number:language="en" number:country="US">
      <number:minutes number:style="long"/>
      <number:text>:</number:text>
      <number:seconds number:style="long"/>
      <number:text>.</number:text>
    </number:time-style>
    <number:date-style style:name="N8162" number:language="en" number:country="US">
      <number:year number:style="long"/>
      <number:text>/</number:text>
      <number:month number:style="long"/>
      <number:text>/</number:text>
      <number:day number:style="long"/>
    </number:date-style>
    <number:number-style style:name="N8163" number:language="en" number:country="US">
      <number:number number:decimal-places="0" number:min-integer-digits="0"/>
    </number:number-style>
    <number:date-style style:name="N8164" number:language="en" number:country="US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8165P0" style:volatile="true" number:language="en" number:country="US">
      <number:month number:textual="true"/>
      <number:text>-</number:text>
      <number:year/>
    </number:date-style>
    <number:text-style style:name="N8165" number:language="en" number:country="US">
      <number:text-content/>
      <style:map style:condition="value()&lt;=0" style:apply-style-name="N8165P0"/>
    </number:text-style>
    <number:currency-style style:name="N8166" number:language="en" number:country="US">
      <number:number number:decimal-places="2" number:min-integer-digits="1" number:grouping="true"/>
      <number:text> </number:text>
      <number:currency-symbol>$</number:currency-symbol>
    </number:currency-style>
    <number:date-style style:name="N8167" number:language="en" number:country="US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168" number:language="en" number:country="US">
      <number:month number:style="long"/>
      <number:text>/</number:text>
      <number:day number:style="long"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  <number:text> </number:text>
      <number:am-pm/>
    </number:date-style>
    <number:number-style style:name="N16106P0" style:volatile="true" number:language="en" number:country="IN">
      <number:number number:decimal-places="0" number:min-integer-digits="1" number:grouping="true"/>
    </number:number-style>
    <number:number-style style:name="N16106" number:language="en" number:country="IN">
      <number:text>-</number:text>
      <number:number number:decimal-places="0" number:min-integer-digits="1" number:grouping="true"/>
      <style:map style:condition="value()&gt;=0" style:apply-style-name="N16106P0"/>
    </number:number-style>
    <number:number-style style:name="N16107P0" style:volatile="true" number:language="en" number:country="IN">
      <number:number number:decimal-places="0" number:min-integer-digits="1" number:grouping="true"/>
    </number:number-style>
    <number:number-style style:name="N16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16107P0"/>
    </number:number-style>
    <number:number-style style:name="N16108P0" style:volatile="true" number:language="en" number:country="IN">
      <number:number number:decimal-places="2" number:min-integer-digits="1" number:grouping="true"/>
    </number:number-style>
    <number:number-style style:name="N16108" number:language="en" number:country="IN">
      <number:text>-</number:text>
      <number:number number:decimal-places="2" number:min-integer-digits="1" number:grouping="true"/>
      <style:map style:condition="value()&gt;=0" style:apply-style-name="N16108P0"/>
    </number:number-style>
    <number:number-style style:name="N16109P0" style:volatile="true" number:language="en" number:country="IN">
      <number:number number:decimal-places="2" number:min-integer-digits="1" number:grouping="true"/>
    </number:number-style>
    <number:number-style style:name="N16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16109P0"/>
    </number:number-style>
    <number:number-style style:name="N16113P0" style:volatile="true" number:language="en" number:country="IN">
      <number:number number:decimal-places="0" number:min-integer-digits="1" number:grouping="true"/>
      <number:text> </number:text>
    </number:number-style>
    <number:number-style style:name="N16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16113P2" style:volatile="true" number:language="en" number:country="IN">
      <number:text> - </number:text>
    </number:number-style>
    <number:text-style style:name="N16113" number:language="en" number:country="IN">
      <number:text-content/>
      <number:text> </number:text>
      <style:map style:condition="value()&gt;0" style:apply-style-name="N16113P0"/>
      <style:map style:condition="value()&lt;0" style:apply-style-name="N16113P1"/>
      <style:map style:condition="value()=0" style:apply-style-name="N16113P2"/>
    </number:text-style>
    <number:number-style style:name="N16117P0" style:volatile="true" number:language="en" number:country="IN">
      <number:number number:decimal-places="2" number:min-integer-digits="1" number:grouping="true"/>
      <number:text> </number:text>
    </number:number-style>
    <number:number-style style:name="N16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16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16117" number:language="en" number:country="IN">
      <number:text-content/>
      <number:text> </number:text>
      <style:map style:condition="value()&gt;0" style:apply-style-name="N16117P0"/>
      <style:map style:condition="value()&lt;0" style:apply-style-name="N16117P1"/>
      <style:map style:condition="value()=0" style:apply-style-name="N16117P2"/>
    </number:text-style>
    <number:time-style style:name="N16118" number:language="en" number:country="IN">
      <number:minutes number:style="long"/>
      <number:text>:</number:text>
      <number:seconds number:style="long"/>
    </number:time-style>
    <number:time-style style:name="N16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20" number:language="en" number:country="IN">
      <number:minutes number:style="long"/>
      <number:text>:</number:text>
      <number:seconds number:style="long" number:decimal-places="1"/>
    </number:time-style>
    <number:number-style style:name="N16121" number:language="en" number:country="IN">
      <number:scientific-number number:decimal-places="1" number:min-integer-digits="3" number:min-exponent-digits="1"/>
    </number:number-style>
    <number:number-style style:name="N16123P0" style:volatile="true" number:language="en" number:country="IN">
      <number:number number:decimal-places="2" number:min-integer-digits="1" number:grouping="true"/>
      <number:text> </number:text>
    </number:number-style>
    <number:number-style style:name="N16123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16123P2" style:volatile="true" number:language="en" number:country="IN">
      <number:text>-</number:text>
      <number:number number:decimal-places="0" number:min-integer-digits="0"/>
      <number:text> </number:text>
    </number:number-style>
    <number:text-style style:name="N16123" number:language="en" number:country="IN">
      <number:text-content/>
      <number:text> </number:text>
      <style:map style:condition="value()&gt;0" style:apply-style-name="N16123P0"/>
      <style:map style:condition="value()&lt;0" style:apply-style-name="N16123P1"/>
      <style:map style:condition="value()=0" style:apply-style-name="N16123P2"/>
    </number:text-style>
    <number:number-style style:name="N16124" number:language="en" number:country="IN">
      <number:number number:decimal-places="2" number:min-integer-digits="0"/>
    </number:number-style>
    <number:number-style style:name="N16125" number:language="en" number:country="IN">
      <number:number number:decimal-places="4" number:min-integer-digits="0"/>
    </number:number-style>
    <number:date-style style:name="N16126" number:language="en" number:country="IN">
      <number:day number:style="long"/>
      <number:text>/</number:text>
      <number:month number:style="long"/>
    </number:date-style>
    <number:date-style style:name="N16127" number:language="en" number:country="IN">
      <number:month number:style="long"/>
      <number:text>/</number:text>
      <number:day number:style="long"/>
      <number:text>/</number:text>
      <number:year number:style="long"/>
    </number:date-style>
    <number:date-style style:name="N16128" number:language="en" number:country="IN">
      <number:month number:style="long"/>
      <number:text>/</number:text>
      <number:day number:style="long"/>
      <number:text>/</number:text>
      <number:year/>
    </number:date-style>
    <number:number-style style:name="N16129" number:language="en" number:country="IN">
      <number:number number:decimal-places="0" number:min-integer-digits="2"/>
    </number:number-style>
    <number:percentage-style style:name="N16130" number:language="en" number:country="IN">
      <number:number number:decimal-places="1" number:min-integer-digits="1"/>
      <number:text>%</number:text>
    </number:percentage-style>
    <number:time-style style:name="N16131" number:language="en" number:country="IN">
      <number:minutes number:style="long"/>
      <number:text>:</number:text>
      <number:seconds number:style="long"/>
      <number:text>.</number:text>
    </number:time-style>
    <number:number-style style:name="N16132" number:language="en" number:country="IN">
      <number:number number:decimal-places="0" number:min-integer-digits="4"/>
    </number:number-style>
    <number:number-style style:name="N16133" number:language="en" number:country="IN">
      <number:number number:decimal-places="0" number:min-integer-digits="3"/>
    </number:number-style>
    <number:number-style style:name="N16134" number:language="en" number:country="IN">
      <number:number number:decimal-places="0" number:min-integer-digits="5"/>
    </number:number-style>
    <number:number-style style:name="N16135" number:language="en" number:country="IN">
      <number:text>1111111111111111</number:text>
    </number:number-style>
    <number:date-style style:name="N16136" number:language="en" number:country="IN">
      <number:year number:style="long"/>
      <number:text>/</number:text>
      <number:month number:style="long"/>
      <number:text>/</number:text>
      <number:day number:style="long"/>
    </number:date-style>
    <number:currency-style style:name="N16137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date-style style:name="N16138" number:language="en" number:country="IN">
      <number:day number:style="long"/>
      <number:text>/</number:text>
      <number:month number:style="long"/>
      <number:text>/</number:text>
      <number:year/>
      <number:text>Y</number:text>
    </number:date-style>
    <number:number-style style:name="N16139" number:language="en" number:country="IN">
      <number:text>8.2.1</number:text>
    </number:number-style>
    <number:number-style style:name="N16140" number:language="en" number:country="IN">
      <number:text>99999999999999999999</number:text>
    </number:number-style>
    <number:number-style style:name="N16141" number:language="en" number:country="IN">
      <number:text>-9999999999999999999</number:text>
    </number:number-style>
    <number:number-style style:name="N16142" number:language="en" number:country="IN">
      <number:text>11.1.1</number:text>
    </number:number-style>
    <number:number-style style:name="N16143" number:language="en" number:country="IN">
      <number:text>122.1</number:text>
      <number:number number:decimal-places="1" number:min-integer-digits="0"/>
      <number:text> </number:text>
    </number:number-style>
    <number:date-style style:name="N16144" number:language="en" number:country="IN">
      <number:year number:style="long"/>
    </number:date-style>
    <number:date-style style:name="N24108" number:language="ja" number:country="JP">
      <number:year number:style="long"/>
      <number:text>/</number:text>
      <number:month/>
      <number:text>/</number:text>
      <number:day/>
    </number:date-style>
    <number:date-style style:name="N24109" number:language="ja" number:country="JP">
      <number:day/>
      <number:text>-</number:text>
      <number:month number:textual="true"/>
      <number:text>-</number:text>
      <number:year/>
    </number:date-style>
    <number:date-style style:name="N24110" number:language="ja" number:country="JP">
      <number:day/>
      <number:text>-</number:text>
      <number:month number:textual="true"/>
    </number:date-style>
    <number:date-style style:name="N24111" number:language="ja" number:country="JP">
      <number:month number:textual="true"/>
      <number:text>-</number:text>
      <number:year/>
    </number:date-style>
    <number:time-style style:name="N24112" number:language="ja" number:country="JP">
      <number:hours/>
      <number:text>:</number:text>
      <number:minutes number:style="long"/>
      <number:text> </number:text>
      <number:am-pm/>
    </number:time-style>
    <number:time-style style:name="N24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4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24116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24116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24116P0"/>
    </number:number-style>
    <number:number-style style:name="N24117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24117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4117P0"/>
    </number:number-style>
    <number:number-style style:name="N24119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24119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24119P0"/>
    </number:number-style>
    <number:number-style style:name="N24120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24120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4120P0"/>
    </number:number-style>
    <number:date-style style:name="N24121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24122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24123" number:language="ja" number:country="JP">
      <number:month/>
      <number:text>/</number:text>
      <number:day/>
      <number:text>/</number:text>
      <number:year/>
    </number:date-style>
    <number:date-style style:name="N24124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24125" number:language="ja" number:country="JP">
      <number:hours/>
      <number:text>時</number:text>
      <number:minutes number:style="long"/>
      <number:text>分</number:text>
    </number:time-style>
    <number:time-style style:name="N24126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24127" number:language="ja" number:country="JP">
      <number:year number:style="long"/>
      <number:text>年</number:text>
      <number:month/>
      <number:text>月</number:text>
    </number:date-style>
    <number:date-style style:name="N24128" number:language="ja" number:country="JP">
      <number:month/>
      <number:text>月</number:text>
      <number:day/>
      <number:text>日</number:text>
    </number:date-style>
    <number:number-style style:name="N24130P0" style:volatile="true" number:language="ja" number:country="JP">
      <number:text>¥</number:text>
      <number:number number:decimal-places="0" number:min-integer-digits="1" number:grouping="true"/>
    </number:number-style>
    <number:number-style style:name="N24130" number:language="ja" number:country="JP">
      <number:text>-¥</number:text>
      <number:number number:decimal-places="0" number:min-integer-digits="1" number:grouping="true"/>
      <style:map style:condition="value()&gt;=0" style:apply-style-name="N24130P0"/>
    </number:number-style>
    <number:number-style style:name="N24131P0" style:volatile="true" number:language="ja" number:country="JP">
      <number:text>¥</number:text>
      <number:number number:decimal-places="0" number:min-integer-digits="1" number:grouping="true"/>
    </number:number-style>
    <number:number-style style:name="N2413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24131P0"/>
    </number:number-style>
    <number:number-style style:name="N24133P0" style:volatile="true" number:language="ja" number:country="JP">
      <number:text>¥</number:text>
      <number:number number:decimal-places="2" number:min-integer-digits="1" number:grouping="true"/>
    </number:number-style>
    <number:number-style style:name="N24133" number:language="ja" number:country="JP">
      <number:text>-¥</number:text>
      <number:number number:decimal-places="2" number:min-integer-digits="1" number:grouping="true"/>
      <style:map style:condition="value()&gt;=0" style:apply-style-name="N24133P0"/>
    </number:number-style>
    <number:number-style style:name="N24134P0" style:volatile="true" number:language="ja" number:country="JP">
      <number:text>¥</number:text>
      <number:number number:decimal-places="2" number:min-integer-digits="1" number:grouping="true"/>
    </number:number-style>
    <number:number-style style:name="N2413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24134P0"/>
    </number:number-style>
    <number:date-style style:name="N2413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24136" number:language="ja" number:country="JP">
      <number:day number:style="long"/>
      <number:text>-</number:text>
      <number:month number:textual="true"/>
    </number:date-style>
    <number:date-style style:name="N24137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date-style style:name="N2413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2413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24140" number:language="ja" number:country="JP">
      <number:month number:style="long"/>
      <number:text>/</number:text>
      <number:day number:style="long"/>
      <number:text>/</number:text>
      <number:year/>
    </number:date-style>
    <number:date-style style:name="N2414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24142" number:language="ja" number:country="JP">
      <number:year number:style="long"/>
      <number:text>年</number:text>
      <number:month number:style="long"/>
      <number:text>月</number:text>
    </number:date-style>
    <number:date-style style:name="N24143" number:language="ja" number:country="JP">
      <number:month number:style="long"/>
      <number:text>月</number:text>
      <number:day number:style="long"/>
      <number:text>日</number:text>
    </number:date-style>
    <number:number-style style:name="N24144P0" style:volatile="true" number:language="ja" number:country="JP">
      <number:number number:decimal-places="0" number:min-integer-digits="1" number:grouping="true"/>
    </number:number-style>
    <number:number-style style:name="N24144" number:language="ja" number:country="JP">
      <number:text>-</number:text>
      <number:number number:decimal-places="0" number:min-integer-digits="1" number:grouping="true"/>
      <style:map style:condition="value()&gt;=0" style:apply-style-name="N24144P0"/>
    </number:number-style>
    <number:number-style style:name="N24145P0" style:volatile="true" number:language="ja" number:country="JP">
      <number:number number:decimal-places="0" number:min-integer-digits="1" number:grouping="true"/>
    </number:number-style>
    <number:number-style style:name="N24145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24145P0"/>
    </number:number-style>
    <number:number-style style:name="N24146P0" style:volatile="true" number:language="ja" number:country="JP">
      <number:number number:decimal-places="2" number:min-integer-digits="1" number:grouping="true"/>
    </number:number-style>
    <number:number-style style:name="N24146" number:language="ja" number:country="JP">
      <number:text>-</number:text>
      <number:number number:decimal-places="2" number:min-integer-digits="1" number:grouping="true"/>
      <style:map style:condition="value()&gt;=0" style:apply-style-name="N24146P0"/>
    </number:number-style>
    <number:number-style style:name="N24147P0" style:volatile="true" number:language="ja" number:country="JP">
      <number:number number:decimal-places="2" number:min-integer-digits="1" number:grouping="true"/>
    </number:number-style>
    <number:number-style style:name="N24147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24147P0"/>
    </number:number-style>
    <number:number-style style:name="N24151P0" style:volatile="true" number:language="ja" number:country="JP">
      <number:number number:decimal-places="0" number:min-integer-digits="1" number:grouping="true"/>
      <number:text> </number:text>
    </number:number-style>
    <number:number-style style:name="N24151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24151P2" style:volatile="true" number:language="ja" number:country="JP">
      <number:text> - </number:text>
    </number:number-style>
    <number:text-style style:name="N24151" number:language="ja" number:country="JP">
      <number:text-content/>
      <number:text> </number:text>
      <style:map style:condition="value()&gt;0" style:apply-style-name="N24151P0"/>
      <style:map style:condition="value()&lt;0" style:apply-style-name="N24151P1"/>
      <style:map style:condition="value()=0" style:apply-style-name="N24151P2"/>
    </number:text-style>
    <number:number-style style:name="N24155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24155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24155P2" style:volatile="true" number:language="ja" number:country="JP">
      <number:text> ¥- </number:text>
    </number:number-style>
    <number:text-style style:name="N24155" number:language="ja" number:country="JP">
      <number:text-content/>
      <number:text> </number:text>
      <style:map style:condition="value()&gt;0" style:apply-style-name="N24155P0"/>
      <style:map style:condition="value()&lt;0" style:apply-style-name="N24155P1"/>
      <style:map style:condition="value()=0" style:apply-style-name="N24155P2"/>
    </number:text-style>
    <number:number-style style:name="N24159P0" style:volatile="true" number:language="ja" number:country="JP">
      <number:number number:decimal-places="2" number:min-integer-digits="1" number:grouping="true"/>
      <number:text> </number:text>
    </number:number-style>
    <number:number-style style:name="N24159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24159P2" style:volatile="true" number:language="ja" number:country="JP">
      <number:text>-</number:text>
      <number:number number:decimal-places="0" number:min-integer-digits="0"/>
      <number:text> </number:text>
    </number:number-style>
    <number:text-style style:name="N24159" number:language="ja" number:country="JP">
      <number:text-content/>
      <number:text> </number:text>
      <style:map style:condition="value()&gt;0" style:apply-style-name="N24159P0"/>
      <style:map style:condition="value()&lt;0" style:apply-style-name="N24159P1"/>
      <style:map style:condition="value()=0" style:apply-style-name="N24159P2"/>
    </number:text-style>
    <number:number-style style:name="N24163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24163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24163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24163" number:language="ja" number:country="JP">
      <number:text-content/>
      <number:text> </number:text>
      <style:map style:condition="value()&gt;0" style:apply-style-name="N24163P0"/>
      <style:map style:condition="value()&lt;0" style:apply-style-name="N24163P1"/>
      <style:map style:condition="value()=0" style:apply-style-name="N24163P2"/>
    </number:text-style>
    <number:time-style style:name="N24164" number:language="ja" number:country="JP">
      <number:minutes number:style="long"/>
      <number:text>:</number:text>
      <number:seconds number:style="long"/>
    </number:time-style>
    <number:time-style style:name="N24165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4166" number:language="ja" number:country="JP">
      <number:minutes number:style="long"/>
      <number:text>:</number:text>
      <number:seconds number:style="long" number:decimal-places="1"/>
    </number:time-style>
    <number:number-style style:name="N24167" number:language="ja" number:country="JP">
      <number:scientific-number number:decimal-places="1" number:min-integer-digits="3" number:min-exponent-digits="1"/>
    </number:number-style>
    <number:currency-style style:name="N24168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date-style style:name="N24169" number:language="ja" number:country="JP">
      <number:month/>
      <number:text>/</number:text>
      <number:day/>
    </number:date-style>
    <number:date-style style:name="N24170" number:language="ja" number:country="JP">
      <number:year number:style="long"/>
      <number:text>/</number:text>
      <number:month number:style="long"/>
    </number:date-style>
    <number:percentage-style style:name="N24171" number:language="ja" number:country="JP">
      <number:number number:decimal-places="1" number:min-integer-digits="1"/>
      <number:text>%</number:text>
    </number:percentage-style>
    <number:number-style style:name="N24173P0" style:volatile="true" number:language="ja" number:country="JP">
      <number:number number:decimal-places="0" number:min-integer-digits="1" number:grouping="true"/>
      <number:text> </number:text>
    </number:number-style>
    <number:number-style style:name="N24173P1" style:volatile="true" number:language="ja" number:country="JP">
      <number:number number:decimal-places="0" number:min-integer-digits="1" number:grouping="true"/>
      <number:text> </number:text>
    </number:number-style>
    <number:number-style style:name="N24173P2" style:volatile="true" number:language="ja" number:country="JP">
      <number:text>- </number:text>
    </number:number-style>
    <number:text-style style:name="N24173" number:language="ja" number:country="JP">
      <number:text-content/>
      <number:text> </number:text>
      <style:map style:condition="value()&gt;0" style:apply-style-name="N24173P0"/>
      <style:map style:condition="value()&lt;0" style:apply-style-name="N24173P1"/>
      <style:map style:condition="value()=0" style:apply-style-name="N24173P2"/>
    </number:text-style>
    <number:number-style style:name="N24174P0" style:volatile="true" number:language="ja" number:country="JP">
      <number:number number:decimal-places="2" number:min-integer-digits="1" number:grouping="true"/>
      <number:text> </number:text>
    </number:number-style>
    <number:number-style style:name="N24174P1" style:volatile="true" number:language="ja" number:country="JP">
      <number:number number:decimal-places="2" number:min-integer-digits="1" number:grouping="true"/>
      <number:text> </number:text>
    </number:number-style>
    <number:number-style style:name="N24174P2" style:volatile="true" number:language="ja" number:country="JP">
      <number:text>-</number:text>
      <number:number number:decimal-places="0" number:min-integer-digits="0"/>
      <number:text> </number:text>
    </number:number-style>
    <number:text-style style:name="N24174" number:language="ja" number:country="JP">
      <number:text-content/>
      <number:text> </number:text>
      <style:map style:condition="value()&gt;0" style:apply-style-name="N24174P0"/>
      <style:map style:condition="value()&lt;0" style:apply-style-name="N24174P1"/>
      <style:map style:condition="value()=0" style:apply-style-name="N24174P2"/>
    </number:text-style>
    <number:time-style style:name="N24175" number:language="ja" number:country="JP">
      <number:minutes number:style="long"/>
      <number:text>:</number:text>
      <number:seconds number:style="long"/>
      <number:text>.</number:text>
    </number:time-style>
    <number:time-style style:name="N24176" number:language="ja" number:country="JP">
      <number:hours number:style="long"/>
      <number:text>時</number:text>
      <number:minutes number:style="long"/>
      <number:text>分</number:text>
    </number:time-style>
    <number:time-style style:name="N24177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24178P0" style:volatile="true" number:language="ja" number:country="JP">
      <number:year number:style="long"/>
      <number:text>/</number:text>
      <number:month/>
      <number:text>/</number:text>
      <number:day/>
    </number:date-style>
    <number:text-style style:name="N24178" number:language="ja" number:country="JP">
      <number:text-content/>
      <style:map style:condition="value()&lt;=0" style:apply-style-name="N24178P0"/>
    </number:text-style>
    <number:date-style style:name="N24179P0" style:volatile="true" number:language="ja" number:country="JP">
      <number:month/>
      <number:text>/</number:text>
      <number:day/>
    </number:date-style>
    <number:text-style style:name="N24179" number:language="ja" number:country="JP" number:title="ユーザー設定">
      <number:text-content/>
      <style:map style:condition="value()&lt;=0" style:apply-style-name="N24179P0"/>
    </number:text-style>
    <number:number-style style:name="N24180P0" style:volatile="true" number:language="ja" number:country="JP">
      <number:number number:decimal-places="0" number:min-integer-digits="1" number:grouping="true"/>
      <number:text> </number:text>
    </number:number-style>
    <number:number-style style:name="N24180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24180P2" style:volatile="true" number:language="ja" number:country="JP">
      <number:text>- </number:text>
    </number:number-style>
    <number:text-style style:name="N24180" number:language="ja" number:country="JP">
      <number:text-content/>
      <number:text> </number:text>
      <style:map style:condition="value()&gt;0" style:apply-style-name="N24180P0"/>
      <style:map style:condition="value()&lt;0" style:apply-style-name="N24180P1"/>
      <style:map style:condition="value()=0" style:apply-style-name="N24180P2"/>
    </number:text-style>
    <number:date-style style:name="N24181" number:language="ja" number:country="JP">
      <number:year number:style="long"/>
      <number:text>年</number:text>
    </number:date-style>
    <number:number-style style:name="N24182" number:language="ja" number:country="JP" number:transliteration-format="壱" number:transliteration-language="ja" number:transliteration-country="JP" number:transliteration-style="long">
      <number:number number:decimal-places="0" number:min-integer-digits="1"/>
    </number:number-style>
    <number:date-style style:name="N24183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24183" number:language="ja" number:country="JP">
      <number:text-content/>
      <style:map style:condition="value()&lt;=0" style:apply-style-name="N24183P0"/>
    </number:text-style>
    <number:currency-style style:name="N24185P0" style:volatile="true" number:language="ja" number:country="JP">
      <number:currency-symbol>￥</number:currency-symbol>
      <number:number number:decimal-places="0" number:min-integer-digits="1" number:grouping="true"/>
    </number:currency-style>
    <number:currency-style style:name="N24185" number:language="ja" number:country="JP">
      <style:text-properties fo:color="#ff0000"/>
      <number:text>-</number:text>
      <number:currency-symbol>￥</number:currency-symbol>
      <number:number number:decimal-places="0" number:min-integer-digits="1" number:grouping="true"/>
      <style:map style:condition="value()&gt;=0" style:apply-style-name="N24185P0"/>
    </number:currency-style>
    <number:date-style style:name="N24186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24187" number:language="ja" number:country="JP">
      <number:year number:style="long"/>
      <number:text>/</number:text>
      <number:month number:style="long"/>
      <number:text>/</number:text>
      <number:day number:style="long"/>
      <number:text>\</number:text>
    </number:date-style>
    <number:number-style style:name="N24189P0" style:volatile="true" number:language="ja" number:country="JP">
      <number:number number:decimal-places="2" number:min-integer-digits="1" number:grouping="true"/>
      <number:text> </number:text>
    </number:number-style>
    <number:number-style style:name="N24189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24189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24189" number:language="ja" number:country="JP">
      <number:text-content/>
      <number:text> </number:text>
      <style:map style:condition="value()&gt;0" style:apply-style-name="N24189P0"/>
      <style:map style:condition="value()&lt;0" style:apply-style-name="N24189P1"/>
      <style:map style:condition="value()=0" style:apply-style-name="N24189P2"/>
    </number:text-style>
    <number:date-style style:name="N24190P0" style:volatile="true" number:language="ja" number:country="JP">
      <number:year number:style="long"/>
      <number:text>/</number:text>
      <number:month/>
      <number:text>/</number:text>
      <number:day/>
    </number:date-style>
    <number:text-style style:name="N24190" number:language="ja" number:country="JP">
      <number:text-content/>
      <style:map style:condition="value()&gt;=0" style:apply-style-name="N24190P0"/>
    </number:text-style>
    <number:date-style style:name="N24191P0" style:volatile="true" number:language="ja" number:country="JP">
      <number:month/>
      <number:text>/</number:text>
      <number:day/>
    </number:date-style>
    <number:text-style style:name="N24191" number:language="ja" number:country="JP" number:title="ユーザー設定">
      <number:text-content/>
      <style:map style:condition="value()&gt;=0" style:apply-style-name="N24191P0"/>
    </number:text-style>
    <number:date-style style:name="N24192" number:language="ja" number:country="JP">
      <number:year number:style="long"/>
      <number:text>-</number:text>
      <number:month number:style="long"/>
      <number:text>-</number:text>
      <number:day number:style="long"/>
    </number:date-style>
    <number:percentage-style style:name="N24193" number:language="ja" number:country="JP">
      <number:number number:decimal-places="5" number:min-integer-digits="1"/>
      <number:text>%</number:text>
    </number:percentage-style>
    <number:date-style style:name="N32115" number:language="zh" number:country="CN">
      <number:year number:style="long"/>
      <number:text>-</number:text>
      <number:month/>
      <number:text>-</number:text>
      <number:day/>
    </number:date-style>
    <number:date-style style:name="N32116" number:language="zh" number:country="CN">
      <number:day/>
      <number:text>-</number:text>
      <number:month number:textual="true"/>
      <number:text>-</number:text>
      <number:year/>
    </number:date-style>
    <number:date-style style:name="N32117" number:language="zh" number:country="CN">
      <number:day/>
      <number:text>-</number:text>
      <number:month number:textual="true"/>
    </number:date-style>
    <number:date-style style:name="N32118" number:language="zh" number:country="CN">
      <number:month number:textual="true"/>
      <number:text>-</number:text>
      <number:year/>
    </number:date-style>
    <number:time-style style:name="N32119" number:language="zh" number:country="CN">
      <number:hours/>
      <number:text>:</number:text>
      <number:minutes number:style="long"/>
      <number:text> </number:text>
      <number:am-pm/>
    </number:time-style>
    <number:time-style style:name="N32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2121" number:language="zh" number:country="CN">
      <number:hours/>
      <number:text>:</number:text>
      <number:minutes number:style="long"/>
    </number:time-style>
    <number:time-style style:name="N32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32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32125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32125" number:language="zh" number:country="CN">
      <number:text>($</number:text>
      <number:number number:decimal-places="0" number:min-integer-digits="1" number:grouping="true"/>
      <number:text>)</number:text>
      <style:map style:condition="value()&gt;=0" style:apply-style-name="N32125P0"/>
    </number:number-style>
    <number:number-style style:name="N32126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32126" number:language="zh" number:country="CN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32126P0"/>
    </number:number-style>
    <number:number-style style:name="N32128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32128" number:language="zh" number:country="CN">
      <number:text>($</number:text>
      <number:number number:decimal-places="2" number:min-integer-digits="1" number:grouping="true"/>
      <number:text>)</number:text>
      <style:map style:condition="value()&gt;=0" style:apply-style-name="N32128P0"/>
    </number:number-style>
    <number:number-style style:name="N32129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32129" number:language="zh" number:country="CN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32129P0"/>
    </number:number-style>
    <number:date-style style:name="N32130" number:language="zh" number:country="CN">
      <number:month/>
      <number:text>-</number:text>
      <number:day/>
      <number:text>-</number:text>
      <number:year/>
    </number:date-style>
    <number:time-style style:name="N32131" number:language="zh" number:country="CN">
      <number:hours/>
      <number:text>时</number:text>
      <number:minutes number:style="long"/>
      <number:text>分</number:text>
    </number:time-style>
    <number:time-style style:name="N32132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32133" number:language="zh" number:country="CN">
      <number:am-pm/>
      <number:hours/>
      <number:text>时</number:text>
      <number:minutes number:style="long"/>
      <number:text>分</number:text>
    </number:time-style>
    <number:time-style style:name="N32134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32136P0" style:volatile="true" number:language="zh" number:country="CN">
      <number:text>￥</number:text>
      <number:number number:decimal-places="2" number:min-integer-digits="1" number:grouping="true"/>
    </number:number-style>
    <number:number-style style:name="N32136" number:language="zh" number:country="CN">
      <number:text>-￥</number:text>
      <number:number number:decimal-places="2" number:min-integer-digits="1" number:grouping="true"/>
      <style:map style:condition="value()&gt;=0" style:apply-style-name="N32136P0"/>
    </number:number-style>
    <number:number-style style:name="N32137" number:language="zh" number:country="CN" number:transliteration-format="壹" number:transliteration-language="zh" number:transliteration-country="CN" number:transliteration-style="long">
      <number:number number:min-integer-digits="1"/>
      <number:text/>
    </number:number-style>
    <number:number-style style:name="N40106" number:language="en" number:country="BZ">
      <number:number number:decimal-places="1" number:min-integer-digits="0"/>
    </number:number-style>
    <number:number-style style:name="N40107" number:language="en" number:country="BZ">
      <number:number number:decimal-places="2" number:min-integer-digits="0"/>
    </number:number-style>
    <number:currency-style style:name="N4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4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4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8107P0"/>
    </number:currency-style>
    <number:number-style style:name="N56106" number:language="cs" number:country="CZ">
      <number:number number:decimal-places="0" number:min-integer-digits="2"/>
    </number:number-style>
    <number:number-style style:name="N64106" number:language="en" number:country="AU">
      <number:text>999999999999999999</number:text>
    </number:number-style>
    <number:number-style style:name="N64107" number:language="en" number:country="AU">
      <number:text>999999999999999999999999</number:text>
    </number:number-style>
    <number:number-style style:name="N64108" number:language="en" number:country="AU">
      <number:text>913: 13</number:text>
      <number:number number:decimal-places="0" number:min-integer-digits="1"/>
    </number:number-style>
    <number:number-style style:name="N64109" number:language="en" number:country="AU">
      <number:text>122.1</number:text>
      <number:number number:decimal-places="1" number:min-integer-digits="0"/>
    </number:number-style>
    <number:date-style style:name="N72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72107" number:language="en" number:country="GB">
      <number:day number:style="long"/>
      <number:text>-</number:text>
      <number:month number:textual="true"/>
    </number:date-style>
    <number:date-style style:name="N72108" number:language="en" number:country="GB">
      <number:month number:textual="true"/>
      <number:text>-</number:text>
      <number:year/>
    </number:date-style>
    <number:time-style style:name="N72109" number:language="en" number:country="GB">
      <number:hours/>
      <number:text>:</number:text>
      <number:minutes number:style="long"/>
      <number:text> </number:text>
      <number:am-pm/>
    </number:time-style>
    <number:time-style style:name="N72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2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72112P0" style:volatile="true" number:language="en" number:country="GB">
      <number:number number:decimal-places="0" number:min-integer-digits="1" number:grouping="true"/>
    </number:number-style>
    <number:number-style style:name="N72112" number:language="en" number:country="GB">
      <number:text>-</number:text>
      <number:number number:decimal-places="0" number:min-integer-digits="1" number:grouping="true"/>
      <style:map style:condition="value()&gt;=0" style:apply-style-name="N72112P0"/>
    </number:number-style>
    <number:number-style style:name="N72113P0" style:volatile="true" number:language="en" number:country="GB">
      <number:number number:decimal-places="0" number:min-integer-digits="1" number:grouping="true"/>
    </number:number-style>
    <number:number-style style:name="N72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72113P0"/>
    </number:number-style>
    <number:number-style style:name="N72114P0" style:volatile="true" number:language="en" number:country="GB">
      <number:number number:decimal-places="2" number:min-integer-digits="1" number:grouping="true"/>
    </number:number-style>
    <number:number-style style:name="N72114" number:language="en" number:country="GB">
      <number:text>-</number:text>
      <number:number number:decimal-places="2" number:min-integer-digits="1" number:grouping="true"/>
      <style:map style:condition="value()&gt;=0" style:apply-style-name="N72114P0"/>
    </number:number-style>
    <number:number-style style:name="N72115P0" style:volatile="true" number:language="en" number:country="GB">
      <number:number number:decimal-places="2" number:min-integer-digits="1" number:grouping="true"/>
    </number:number-style>
    <number:number-style style:name="N72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72115P0"/>
    </number:number-style>
    <number:number-style style:name="N72119P0" style:volatile="true" number:language="en" number:country="GB">
      <number:number number:decimal-places="0" number:min-integer-digits="1" number:grouping="true"/>
      <number:text> </number:text>
    </number:number-style>
    <number:number-style style:name="N72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72119P2" style:volatile="true" number:language="en" number:country="GB">
      <number:text> - </number:text>
    </number:number-style>
    <number:text-style style:name="N72119" number:language="en" number:country="GB">
      <number:text-content/>
      <number:text> </number:text>
      <style:map style:condition="value()&gt;0" style:apply-style-name="N72119P0"/>
      <style:map style:condition="value()&lt;0" style:apply-style-name="N72119P1"/>
      <style:map style:condition="value()=0" style:apply-style-name="N72119P2"/>
    </number:text-style>
    <number:number-style style:name="N72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72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72123P2" style:volatile="true" number:language="en" number:country="GB">
      <number:text> £- </number:text>
    </number:number-style>
    <number:text-style style:name="N72123" number:language="en" number:country="GB">
      <number:text-content/>
      <number:text> </number:text>
      <style:map style:condition="value()&gt;0" style:apply-style-name="N72123P0"/>
      <style:map style:condition="value()&lt;0" style:apply-style-name="N72123P1"/>
      <style:map style:condition="value()=0" style:apply-style-name="N72123P2"/>
    </number:text-style>
    <number:number-style style:name="N72127P0" style:volatile="true" number:language="en" number:country="GB">
      <number:number number:decimal-places="2" number:min-integer-digits="1" number:grouping="true"/>
      <number:text> </number:text>
    </number:number-style>
    <number:number-style style:name="N72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72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72127" number:language="en" number:country="GB">
      <number:text-content/>
      <number:text> </number:text>
      <style:map style:condition="value()&gt;0" style:apply-style-name="N72127P0"/>
      <style:map style:condition="value()&lt;0" style:apply-style-name="N72127P1"/>
      <style:map style:condition="value()=0" style:apply-style-name="N72127P2"/>
    </number:text-style>
    <number:number-style style:name="N72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72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72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72131" number:language="en" number:country="GB">
      <number:text-content/>
      <number:text> </number:text>
      <style:map style:condition="value()&gt;0" style:apply-style-name="N72131P0"/>
      <style:map style:condition="value()&lt;0" style:apply-style-name="N72131P1"/>
      <style:map style:condition="value()=0" style:apply-style-name="N72131P2"/>
    </number:text-style>
    <number:time-style style:name="N72132" number:language="en" number:country="GB">
      <number:minutes number:style="long"/>
      <number:text>:</number:text>
      <number:seconds number:style="long"/>
    </number:time-style>
    <number:time-style style:name="N72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72134" number:language="en" number:country="GB">
      <number:minutes number:style="long"/>
      <number:text>:</number:text>
      <number:seconds number:style="long" number:decimal-places="1"/>
    </number:time-style>
    <number:number-style style:name="N72135" number:language="en" number:country="GB">
      <number:scientific-number number:decimal-places="1" number:min-integer-digits="3" number:min-exponent-digits="1"/>
    </number:number-style>
    <number:number-style style:name="N72137P0" style:volatile="true" number:language="en" number:country="GB">
      <number:number number:decimal-places="2" number:min-integer-digits="1" number:grouping="true"/>
      <number:text> </number:text>
    </number:number-style>
    <number:number-style style:name="N7213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72137P2" style:volatile="true" number:language="en" number:country="GB">
      <number:text>-</number:text>
      <number:number number:decimal-places="0" number:min-integer-digits="0"/>
      <number:text> </number:text>
    </number:number-style>
    <number:text-style style:name="N72137" number:language="en" number:country="GB">
      <number:text-content/>
      <number:text> </number:text>
      <style:map style:condition="value()&gt;0" style:apply-style-name="N72137P0"/>
      <style:map style:condition="value()&lt;0" style:apply-style-name="N72137P1"/>
      <style:map style:condition="value()=0" style:apply-style-name="N72137P2"/>
    </number:text-style>
    <number:currency-style style:name="N72139P0" style:volatile="true" number:language="en" number:country="GB">
      <number:number number:decimal-places="2" number:min-integer-digits="1" number:grouping="true"/>
      <number:text> </number:text>
      <number:currency-symbol>USD</number:currency-symbol>
    </number:currency-style>
    <number:currency-style style:name="N72139" number:language="en" number:country="GB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2139P0"/>
    </number:currency-style>
    <number:number-style style:name="N80106" number:language="en" number:country="CA">
      <number:text>8.1.1</number:text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ivot_20_Table_20_Category" style:display-name="Pivot Table Category" style:family="table-cell" style:parent-style-name="Excel_20_Built-in_20_Normal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ivot_20_Table_20_Corner" style:display-name="Pivot Table Corner" style:family="table-cell" style:parent-style-name="Excel_20_Built-in_20_Normal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ivot_20_Table_20_Field" style:display-name="Pivot Table Field" style:family="table-cell" style:parent-style-name="Excel_20_Built-in_20_Normal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ivot_20_Table_20_Result" style:display-name="Pivot Table Result" style:family="table-cell" style:parent-style-name="Excel_20_Built-in_20_Normal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ivot_20_Table_20_Title" style:display-name="Pivot Table Title" style:family="table-cell" style:parent-style-name="Excel_20_Built-in_20_Normal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ivot_20_Table_20_Value" style:display-name="Pivot Table Value" style:family="table-cell" style:parent-style-name="Excel_20_Built-in_20_Normal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7">10/07/2020</text:date>, <text:time>18:0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ject_20_Allocation" style:display-name="PageStyle_Project Allocati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07T18:09:17.37</dc:date>
    <meta:generator>OpenOffice/4.1.7$Win32 OpenOffice.org_project/417m1$Build-9800</meta:generator>
    <meta:editing-duration>PT44M47S</meta:editing-duration>
    <meta:editing-cycles>8</meta:editing-cycles>
    <meta:document-statistic meta:table-count="1" meta:cell-count="13889" meta:object-count="0"/>
  </office:meta>
</office:document-meta>
</file>